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9.16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18.06mm"/>
    </style:style>
    <style:style style:name="co7" style:family="table-column">
      <style:table-column-properties fo:break-before="auto" style:column-width="21.31mm"/>
    </style:style>
    <style:style style:name="co8" style:family="table-column">
      <style:table-column-properties fo:break-before="auto" style:column-width="16.62mm"/>
    </style:style>
    <style:style style:name="co9" style:family="table-column">
      <style:table-column-properties fo:break-before="auto" style:column-width="16.79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17.82mm"/>
    </style:style>
    <style:style style:name="co12" style:family="table-column">
      <style:table-column-properties fo:break-before="auto" style:column-width="17.55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7.29mm"/>
    </style:style>
    <style:style style:name="co15" style:family="table-column">
      <style:table-column-properties fo:break-before="auto" style:column-width="15.26mm"/>
    </style:style>
    <style:style style:name="co16" style:family="table-column">
      <style:table-column-properties fo:break-before="auto" style:column-width="18.57mm"/>
    </style:style>
    <style:style style:name="co17" style:family="table-column">
      <style:table-column-properties fo:break-before="auto" style:column-width="79.67mm"/>
    </style:style>
    <style:style style:name="co19" style:family="table-column">
      <style:table-column-properties fo:break-before="auto" style:column-width="24.94mm"/>
    </style:style>
    <style:style style:name="co20" style:family="table-column">
      <style:table-column-properties fo:break-before="auto" style:column-width="17.76mm"/>
    </style:style>
    <style:style style:name="ro5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4.87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20.62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Лист1">
      <style:table-properties table:display="true" style:writing-mode="lr-tb"/>
    </style:style>
    <style:style style:name="ta6" style:family="table" style:master-page-name="PageStyle_5f_Лист2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8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00ff7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6" style:family="table-cell" style:parent-style-name="Default">
      <style:table-cell-properties fo:border-bottom="1.5pt solid #000000" fo:border-left="none" fo:border-right="1.5pt solid #000000" fo:border-top="0.74pt solid #000000"/>
    </style:style>
    <style:style style:name="ce7" style:family="table-cell" style:parent-style-name="Default" style:data-style-name="N113">
      <style:table-cell-properties fo:background-color="#00ff00" fo:wrap-option="wrap" style:rotation-align="none"/>
      <style:text-properties style:font-name="Calibri1" fo:font-size="14pt" style:font-name-asian="Calibri1" style:font-size-asian="14pt" style:font-name-complex="Calibri1" style:font-size-complex="14pt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font-name="Times New Roman" fo:font-size="12pt" style:font-size-asian="12pt" style:font-name-complex="Times New Roman" style:font-size-complex="12pt"/>
    </style:style>
    <style:style style:name="ce70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1.25pt solid #000000" fo:border-left="none" fo:border-right="none" fo:border-top="0.74pt solid #000000"/>
    </style:style>
    <style:style style:name="ce11" style:family="table-cell" style:parent-style-name="Default" style:data-style-name="N113">
      <style:table-cell-properties fo:wrap-option="wrap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#ffffff" style:rotation-align="none"/>
    </style:style>
    <style:style style:name="ce15" style:family="table-cell" style:parent-style-name="Default">
      <style:table-cell-properties fo:background-color="#cfe7f5" style:rotation-align="none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ff420e" style:rotation-align="none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999999" style:rotation-align="none"/>
    </style:style>
    <style:style style:name="ce21" style:family="table-cell" style:parent-style-name="Default">
      <style:table-cell-properties style:rotation-align="none"/>
      <style:text-properties fo:color="#000000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950e" style:rotation-align="none"/>
    </style:style>
    <style:style style:name="ce25" style:family="table-cell" style:parent-style-name="Default">
      <style:table-cell-properties fo:border-bottom="1.76pt solid #000000" fo:border-left="none" fo:border-right="none" fo:border-top="none"/>
    </style:style>
    <style:style style:name="ce26" style:family="table-cell" style:parent-style-name="Default">
      <style:table-cell-properties fo:border-bottom="1.5pt solid #000000" fo:border-left="none" fo:border-right="none" fo:border-top="none"/>
    </style:style>
    <style:style style:name="ce27" style:family="table-cell" style:parent-style-name="Default">
      <style:table-cell-properties fo:border-bottom="1.5pt solid #000000" fo:border-left="none" fo:border-right="none" fo:border-top="none"/>
      <style:text-properties style:text-underline-style="none"/>
    </style:style>
    <style:style style:name="ce29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end" fo:margin-left="0mm"/>
    </style:style>
    <style:style style:name="ce30" style:family="table-cell" style:parent-style-name="Default">
      <style:table-cell-properties fo:background-color="#ff6633" style:rotation-align="none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2.49pt solid #000000"/>
      <style:paragraph-properties fo:text-align="end" fo:margin-left="0mm"/>
    </style:style>
    <style:style style:name="ce35" style:family="table-cell" style:parent-style-name="Default">
      <style:table-cell-properties fo:border-bottom="1.25pt solid #000000" style:text-align-source="fix" style:repeat-content="false" fo:border-left="none" fo:border-right="none" fo:border-top="0.74pt solid #000000"/>
      <style:paragraph-properties fo:text-align="end" fo:margin-left="0mm"/>
    </style:style>
    <style:style style:name="ce36" style:family="table-cell" style:parent-style-name="Default">
      <style:table-cell-properties fo:background-color="#ff3333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Calibri1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</style:style>
    <style:style style:name="ce39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</style:style>
    <style:style style:name="ce40" style:family="table-cell" style:parent-style-name="Default">
      <style:table-cell-properties fo:border-bottom="1.25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41" style:family="table-cell" style:parent-style-name="Default" style:data-style-name="N113">
      <style:table-cell-properties style:text-align-source="fix" style:repeat-content="false" fo:wrap-option="wrap" style:rotation-align="none"/>
      <style:paragraph-properties fo:text-align="center" fo:margin-left="0mm"/>
    </style:style>
    <style:style style:name="ce42" style:family="table-cell" style:parent-style-name="Default" style:data-style-name="N113">
      <style:table-cell-properties style:text-align-source="fix" style:repeat-content="false" fo:wrap-option="wrap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style:text-align-source="value-type" style:repeat-content="false" fo:wrap-option="wrap" style:vertical-align="middle"/>
      <style:paragraph-properties fo:margin-left="0mm"/>
    </style:style>
    <style:style style:name="ce4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fo:border-right="none" style:rotation-align="none" fo:border-top="2.49pt solid #000000" style:vertical-align="middle"/>
      <style:paragraph-properties fo:margin-left="0mm"/>
    </style:style>
    <style:style style:name="ce47" style:family="table-cell" style:parent-style-name="Default">
      <style:table-cell-properties fo:border-bottom="1.5pt solid #000000" style:text-align-source="value-type" style:repeat-content="false" fo:wrap-option="wrap" fo:border-left="none" fo:border-right="1.5pt solid #000000" fo:border-top="0.74pt solid #000000" style:vertical-align="middle"/>
      <style:paragraph-properties fo:margin-left="0mm"/>
    </style:style>
    <style:style style:name="ce48" style:family="table-cell" style:parent-style-name="Default" style:data-style-name="N113">
      <style:table-cell-properties fo:background-color="#00ff00" style:text-align-source="value-type" style:repeat-content="false" fo:wrap-option="wrap" style:rotation-align="none" style:vertical-align="middle"/>
      <style:paragraph-properties fo:margin-left="0mm"/>
      <style:text-properties style:font-name="Calibri1" fo:font-size="14pt" style:font-name-asian="Calibri1" style:font-size-asian="14pt" style:font-name-complex="Calibri1" style:font-size-complex="14pt"/>
    </style:style>
    <style:style style:name="ce49" style:family="table-cell" style:parent-style-name="Default">
      <style:table-cell-properties style:text-align-source="value-type" style:repeat-content="false" fo:wrap-option="wrap" style:rotation-align="none" style:vertical-align="middle"/>
      <style:paragraph-properties fo:margin-left="0mm"/>
      <style:text-properties style:font-name="Times New Roman" fo:font-size="12pt" style:font-size-asian="12pt" style:font-name-complex="Times New Roman" style:font-size-complex="12pt"/>
    </style:style>
    <style:style style:name="ce50" style:family="table-cell" style:parent-style-name="Default">
      <style:table-cell-properties style:text-align-source="value-type" style:repeat-content="false" style:rotation-align="none" style:vertical-align="middle"/>
      <style:paragraph-properties fo:margin-left="0mm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5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2.49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1.25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57" style:family="table-cell" style:parent-style-name="Default" style:data-style-name="N113">
      <style:table-cell-properties style:text-align-source="fix" style:repeat-content="false" fo:wrap-option="wrap" style:rotation-align="none" style:vertical-align="middle"/>
      <style:paragraph-properties fo:text-align="center" fo:margin-left="0mm"/>
    </style:style>
    <style:style style:name="ce58" style:family="table-cell" style:parent-style-name="Default" style:data-style-name="N37">
      <style:table-cell-properties style:rotation-align="none"/>
    </style:style>
    <style:style style:name="ce59" style:family="table-cell" style:parent-style-name="Default">
      <style:table-cell-properties style:rotation-align="none"/>
      <style:text-properties style:text-underline-style="none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4000" style:rotation-align="none"/>
    </style:style>
    <style:style style:name="ce62" style:family="table-cell" style:parent-style-name="Default">
      <style:table-cell-properties fo:background-color="transparent" style:rotation-align="none"/>
    </style:style>
    <style:style style:name="ce123" style:family="table-cell" style:parent-style-name="Default">
      <style:table-cell-properties fo:background-color="#ffff00" style:rotation-align="none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5">
        <office:forms form:automatic-focus="false" form:apply-design-mode="false"/>
        <table:table-column table:style-name="co4" table:default-cell-style-name="ce70"/>
        <table:table-column table:style-name="co2" table:number-columns-repeated="64" table:default-cell-style-name="ce70"/>
        <table:table-column table:style-name="co5" table:default-cell-style-name="ce70"/>
        <table:table-column table:style-name="co2" table:number-columns-repeated="20" table:default-cell-style-name="ce70"/>
        <table:table-column table:style-name="co6" table:default-cell-style-name="ce70"/>
        <table:table-column table:style-name="co2" table:number-columns-repeated="100" table:default-cell-style-name="ce70"/>
        <table:table-column table:style-name="co7" table:default-cell-style-name="ce70"/>
        <table:table-column table:style-name="co2" table:number-columns-repeated="146" table:default-cell-style-name="ce70"/>
        <table:table-column table:style-name="co8" table:default-cell-style-name="ce70"/>
        <table:table-column table:style-name="co2" table:number-columns-repeated="98" table:default-cell-style-name="ce70"/>
        <table:table-column table:style-name="co9" table:default-cell-style-name="ce70"/>
        <table:table-column table:style-name="co2" table:number-columns-repeated="121" table:default-cell-style-name="ce70"/>
        <table:table-column table:style-name="co10" table:default-cell-style-name="ce70"/>
        <table:table-column table:style-name="co2" table:number-columns-repeated="149" table:default-cell-style-name="ce70"/>
        <table:table-column table:style-name="co11" table:default-cell-style-name="ce70"/>
        <table:table-column table:style-name="co6" table:number-columns-repeated="2" table:default-cell-style-name="ce70"/>
        <table:table-column table:style-name="co12" table:number-columns-repeated="2" table:default-cell-style-name="ce70"/>
        <table:table-column table:style-name="co2" table:number-columns-repeated="15" table:default-cell-style-name="ce70"/>
        <table:table-column table:style-name="co12" table:default-cell-style-name="ce70"/>
        <table:table-column table:style-name="co13" table:default-cell-style-name="ce70"/>
        <table:table-column table:style-name="co12" table:default-cell-style-name="ce70"/>
        <table:table-column table:style-name="co13" table:number-columns-repeated="2" table:default-cell-style-name="ce70"/>
        <table:table-column table:style-name="co12" table:number-columns-repeated="2" table:default-cell-style-name="ce70"/>
        <table:table-column table:style-name="co2" table:default-cell-style-name="ce70"/>
        <table:table-column table:style-name="co14" table:default-cell-style-name="ce70"/>
        <table:table-column table:style-name="co2" table:number-columns-repeated="46" table:default-cell-style-name="ce70"/>
        <table:table-column table:style-name="co15" table:default-cell-style-name="ce70"/>
        <table:table-column table:style-name="co16" table:default-cell-style-name="ce70"/>
        <table:table-column table:style-name="co2" table:number-columns-repeated="242" table:default-cell-style-name="ce70"/>
        <table:table-row table:style-name="ro2">
          <table:table-cell table:style-name="ce2" office:value-type="string" calcext:value-type="string">
            <text:p>№</text:p>
          </table:table-cell>
          <table:table-cell table:style-name="ce9" office:value-type="float" office:value="53999" calcext:value-type="float">
            <text:p>53999</text:p>
          </table:table-cell>
          <table:table-cell table:style-name="ce9" office:value-type="float" office:value="53958" calcext:value-type="float">
            <text:p>53958</text:p>
          </table:table-cell>
          <table:table-cell table:style-name="ce9" office:value-type="float" office:value="53959" calcext:value-type="float">
            <text:p>53959</text:p>
          </table:table-cell>
          <table:table-cell table:style-name="ce9" office:value-type="float" office:value="53960" calcext:value-type="float">
            <text:p>53960</text:p>
          </table:table-cell>
          <table:table-cell table:style-name="ce9" office:value-type="float" office:value="53961" calcext:value-type="float">
            <text:p>53961</text:p>
          </table:table-cell>
          <table:table-cell table:style-name="ce9" office:value-type="float" office:value="53962" calcext:value-type="float">
            <text:p>53962</text:p>
          </table:table-cell>
          <table:table-cell table:style-name="ce9" office:value-type="float" office:value="53963" calcext:value-type="float">
            <text:p>53963</text:p>
          </table:table-cell>
          <table:table-cell table:style-name="ce9" office:value-type="float" office:value="53964" calcext:value-type="float">
            <text:p>53964</text:p>
          </table:table-cell>
          <table:table-cell table:style-name="ce9" office:value-type="float" office:value="53965" calcext:value-type="float">
            <text:p>53965</text:p>
          </table:table-cell>
          <table:table-cell table:style-name="ce9" office:value-type="float" office:value="53966" calcext:value-type="float">
            <text:p>53966</text:p>
          </table:table-cell>
          <table:table-cell table:style-name="ce9" office:value-type="float" office:value="53967" calcext:value-type="float">
            <text:p>53967</text:p>
          </table:table-cell>
          <table:table-cell table:style-name="ce9" office:value-type="float" office:value="53968" calcext:value-type="float">
            <text:p>53968</text:p>
          </table:table-cell>
          <table:table-cell table:style-name="ce9" office:value-type="float" office:value="53969" calcext:value-type="float">
            <text:p>53969</text:p>
          </table:table-cell>
          <table:table-cell table:style-name="ce9" office:value-type="float" office:value="53970" calcext:value-type="float">
            <text:p>53970</text:p>
          </table:table-cell>
          <table:table-cell table:style-name="ce9" office:value-type="float" office:value="53971" calcext:value-type="float">
            <text:p>53971</text:p>
          </table:table-cell>
          <table:table-cell table:style-name="ce9" office:value-type="float" office:value="53972" calcext:value-type="float">
            <text:p>53972</text:p>
          </table:table-cell>
          <table:table-cell table:style-name="ce9" office:value-type="float" office:value="53973" calcext:value-type="float">
            <text:p>53973</text:p>
          </table:table-cell>
          <table:table-cell table:style-name="ce9" office:value-type="float" office:value="53974" calcext:value-type="float">
            <text:p>53974</text:p>
          </table:table-cell>
          <table:table-cell table:style-name="ce9" office:value-type="float" office:value="53975" calcext:value-type="float">
            <text:p>53975</text:p>
          </table:table-cell>
          <table:table-cell table:style-name="ce9" office:value-type="float" office:value="53976" calcext:value-type="float">
            <text:p>53976</text:p>
          </table:table-cell>
          <table:table-cell table:style-name="ce9" office:value-type="float" office:value="53977" calcext:value-type="float">
            <text:p>53977</text:p>
          </table:table-cell>
          <table:table-cell table:style-name="ce9" office:value-type="float" office:value="53978" calcext:value-type="float">
            <text:p>53978</text:p>
          </table:table-cell>
          <table:table-cell table:style-name="ce9" office:value-type="float" office:value="53979" calcext:value-type="float">
            <text:p>53979</text:p>
          </table:table-cell>
          <table:table-cell table:style-name="ce9" office:value-type="float" office:value="53980" calcext:value-type="float">
            <text:p>53980</text:p>
          </table:table-cell>
          <table:table-cell table:style-name="ce9" office:value-type="float" office:value="53981" calcext:value-type="float">
            <text:p>53981</text:p>
          </table:table-cell>
          <table:table-cell table:style-name="ce9" office:value-type="float" office:value="53982" calcext:value-type="float">
            <text:p>53982</text:p>
          </table:table-cell>
          <table:table-cell table:style-name="ce9" office:value-type="float" office:value="53983" calcext:value-type="float">
            <text:p>53983</text:p>
          </table:table-cell>
          <table:table-cell table:style-name="ce9" office:value-type="float" office:value="53984" calcext:value-type="float">
            <text:p>53984</text:p>
          </table:table-cell>
          <table:table-cell table:style-name="ce9"/>
          <table:table-cell table:style-name="ce9" office:value-type="float" office:value="53985" calcext:value-type="float">
            <text:p>53985</text:p>
          </table:table-cell>
          <table:table-cell table:style-name="ce9" office:value-type="float" office:value="53986" calcext:value-type="float">
            <text:p>53986</text:p>
          </table:table-cell>
          <table:table-cell table:style-name="ce9" office:value-type="float" office:value="53987" calcext:value-type="float">
            <text:p>53987</text:p>
          </table:table-cell>
          <table:table-cell table:style-name="ce9" office:value-type="float" office:value="53988" calcext:value-type="float">
            <text:p>53988</text:p>
          </table:table-cell>
          <table:table-cell table:style-name="ce9" office:value-type="float" office:value="53989" calcext:value-type="float">
            <text:p>53989</text:p>
          </table:table-cell>
          <table:table-cell table:style-name="ce9" office:value-type="float" office:value="53990" calcext:value-type="float">
            <text:p>53990</text:p>
          </table:table-cell>
          <table:table-cell table:style-name="ce9" office:value-type="float" office:value="53991" calcext:value-type="float">
            <text:p>53991</text:p>
          </table:table-cell>
          <table:table-cell table:style-name="ce9" office:value-type="float" office:value="53992" calcext:value-type="float">
            <text:p>53992</text:p>
          </table:table-cell>
          <table:table-cell table:style-name="ce9" office:value-type="float" office:value="53993" calcext:value-type="float">
            <text:p>53993</text:p>
          </table:table-cell>
          <table:table-cell table:style-name="ce9" office:value-type="float" office:value="53994" calcext:value-type="float">
            <text:p>53994</text:p>
          </table:table-cell>
          <table:table-cell table:style-name="ce9" office:value-type="float" office:value="53995" calcext:value-type="float">
            <text:p>53995</text:p>
          </table:table-cell>
          <table:table-cell table:style-name="ce9" office:value-type="float" office:value="53996" calcext:value-type="float">
            <text:p>53996</text:p>
          </table:table-cell>
          <table:table-cell table:style-name="ce9" office:value-type="float" office:value="53997" calcext:value-type="float">
            <text:p>53997</text:p>
          </table:table-cell>
          <table:table-cell table:style-name="ce9" office:value-type="float" office:value="53998" calcext:value-type="float">
            <text:p>53998</text:p>
          </table:table-cell>
          <table:table-cell table:style-name="ce9" office:value-type="float" office:value="53999" calcext:value-type="float">
            <text:p>53999</text:p>
          </table:table-cell>
          <table:table-cell table:style-name="ce9" office:value-type="float" office:value="54000" calcext:value-type="float">
            <text:p>54000</text:p>
          </table:table-cell>
          <table:table-cell table:style-name="ce9" office:value-type="float" office:value="54001" calcext:value-type="float">
            <text:p>54001</text:p>
          </table:table-cell>
          <table:table-cell table:style-name="ce9" office:value-type="float" office:value="54002" calcext:value-type="float">
            <text:p>54002</text:p>
          </table:table-cell>
          <table:table-cell table:style-name="ce9" office:value-type="float" office:value="54003" calcext:value-type="float">
            <text:p>54003</text:p>
          </table:table-cell>
          <table:table-cell table:style-name="ce9" office:value-type="float" office:value="54004" calcext:value-type="float">
            <text:p>54004</text:p>
          </table:table-cell>
          <table:table-cell table:style-name="ce9" office:value-type="float" office:value="54005" calcext:value-type="float">
            <text:p>54005</text:p>
          </table:table-cell>
          <table:table-cell table:style-name="ce9" office:value-type="float" office:value="54006" calcext:value-type="float">
            <text:p>54006</text:p>
          </table:table-cell>
          <table:table-cell table:style-name="ce9" office:value-type="float" office:value="54007" calcext:value-type="float">
            <text:p>54007</text:p>
          </table:table-cell>
          <table:table-cell table:style-name="ce9" office:value-type="float" office:value="54008" calcext:value-type="float">
            <text:p>54008</text:p>
          </table:table-cell>
          <table:table-cell table:style-name="ce9" office:value-type="float" office:value="54009" calcext:value-type="float">
            <text:p>54009</text:p>
          </table:table-cell>
          <table:table-cell table:style-name="ce9" office:value-type="float" office:value="54010" calcext:value-type="float">
            <text:p>54010</text:p>
          </table:table-cell>
          <table:table-cell table:style-name="ce9" office:value-type="float" office:value="54011" calcext:value-type="float">
            <text:p>54011</text:p>
          </table:table-cell>
          <table:table-cell table:style-name="ce9" office:value-type="float" office:value="54012" calcext:value-type="float">
            <text:p>54012</text:p>
          </table:table-cell>
          <table:table-cell table:style-name="ce9" office:value-type="float" office:value="54013" calcext:value-type="float">
            <text:p>54013</text:p>
          </table:table-cell>
          <table:table-cell table:style-name="ce9" office:value-type="float" office:value="53897" calcext:value-type="float">
            <text:p>53897</text:p>
          </table:table-cell>
          <table:table-cell table:style-name="ce9" office:value-type="float" office:value="54023" calcext:value-type="float">
            <text:p>54023</text:p>
          </table:table-cell>
          <table:table-cell table:style-name="ce9" office:value-type="float" office:value="54015" calcext:value-type="float">
            <text:p>54015</text:p>
          </table:table-cell>
          <table:table-cell table:style-name="ce9" office:value-type="float" office:value="54020" calcext:value-type="float">
            <text:p>54020</text:p>
          </table:table-cell>
          <table:table-cell table:style-name="ce9" office:value-type="float" office:value="54016" calcext:value-type="float">
            <text:p>54016</text:p>
          </table:table-cell>
          <table:table-cell table:style-name="ce9" office:value-type="float" office:value="54017" calcext:value-type="float">
            <text:p>54017</text:p>
          </table:table-cell>
          <table:table-cell table:style-name="ce9" office:value-type="float" office:value="54018" calcext:value-type="float">
            <text:p>54018</text:p>
          </table:table-cell>
          <table:table-cell table:style-name="ce9" office:value-type="float" office:value="54019" calcext:value-type="float">
            <text:p>54019</text:p>
          </table:table-cell>
          <table:table-cell table:style-name="ce9" office:value-type="float" office:value="54020" calcext:value-type="float">
            <text:p>54020</text:p>
          </table:table-cell>
          <table:table-cell table:style-name="ce9" office:value-type="float" office:value="54021" calcext:value-type="float">
            <text:p>54021</text:p>
          </table:table-cell>
          <table:table-cell table:style-name="ce9" office:value-type="float" office:value="54022" calcext:value-type="float">
            <text:p>54022</text:p>
          </table:table-cell>
          <table:table-cell table:style-name="ce9" office:value-type="float" office:value="54023" calcext:value-type="float">
            <text:p>54023</text:p>
          </table:table-cell>
          <table:table-cell table:style-name="ce9" office:value-type="float" office:value="54024" calcext:value-type="float">
            <text:p>54024</text:p>
          </table:table-cell>
          <table:table-cell table:style-name="ce9" office:value-type="float" office:value="54025" calcext:value-type="float">
            <text:p>54025</text:p>
          </table:table-cell>
          <table:table-cell table:style-name="ce9" office:value-type="float" office:value="54026" calcext:value-type="float">
            <text:p>54026</text:p>
          </table:table-cell>
          <table:table-cell table:style-name="ce9" office:value-type="float" office:value="54027" calcext:value-type="float">
            <text:p>54027</text:p>
          </table:table-cell>
          <table:table-cell table:style-name="ce9" office:value-type="float" office:value="54028" calcext:value-type="float">
            <text:p>54028</text:p>
          </table:table-cell>
          <table:table-cell table:style-name="ce9" office:value-type="float" office:value="54029" calcext:value-type="float">
            <text:p>54029</text:p>
          </table:table-cell>
          <table:table-cell table:style-name="ce9" office:value-type="float" office:value="54030" calcext:value-type="float">
            <text:p>54030</text:p>
          </table:table-cell>
          <table:table-cell table:style-name="ce9" office:value-type="float" office:value="54031" calcext:value-type="float">
            <text:p>54031</text:p>
          </table:table-cell>
          <table:table-cell table:style-name="ce9" office:value-type="float" office:value="54032" calcext:value-type="float">
            <text:p>54032</text:p>
          </table:table-cell>
          <table:table-cell table:style-name="ce9" office:value-type="float" office:value="54033" calcext:value-type="float">
            <text:p>54033</text:p>
          </table:table-cell>
          <table:table-cell table:style-name="ce9" office:value-type="float" office:value="54034" calcext:value-type="float">
            <text:p>54034</text:p>
          </table:table-cell>
          <table:table-cell table:style-name="ce9" office:value-type="float" office:value="54035" calcext:value-type="float">
            <text:p>54035</text:p>
          </table:table-cell>
          <table:table-cell table:style-name="ce9" office:value-type="float" office:value="54036" calcext:value-type="float">
            <text:p>54036</text:p>
          </table:table-cell>
          <table:table-cell table:style-name="ce9" office:value-type="float" office:value="54037" calcext:value-type="float">
            <text:p>54037</text:p>
          </table:table-cell>
          <table:table-cell table:style-name="ce9" office:value-type="float" office:value="54038" calcext:value-type="float">
            <text:p>54038</text:p>
          </table:table-cell>
          <table:table-cell table:style-name="ce9" office:value-type="float" office:value="54039" calcext:value-type="float">
            <text:p>54039</text:p>
          </table:table-cell>
          <table:table-cell table:style-name="ce9" office:value-type="float" office:value="54040" calcext:value-type="float">
            <text:p>54040</text:p>
          </table:table-cell>
          <table:table-cell table:style-name="ce9" office:value-type="float" office:value="54041" calcext:value-type="float">
            <text:p>54041</text:p>
          </table:table-cell>
          <table:table-cell table:style-name="ce9" office:value-type="float" office:value="54042" calcext:value-type="float">
            <text:p>54042</text:p>
          </table:table-cell>
          <table:table-cell table:style-name="ce9" office:value-type="float" office:value="54043" calcext:value-type="float">
            <text:p>54043</text:p>
          </table:table-cell>
          <table:table-cell table:style-name="ce9" office:value-type="float" office:value="54014" calcext:value-type="float">
            <text:p>54014</text:p>
          </table:table-cell>
          <table:table-cell table:style-name="ce9" office:value-type="float" office:value="54044" calcext:value-type="float">
            <text:p>54044</text:p>
          </table:table-cell>
          <table:table-cell table:style-name="ce9" office:value-type="float" office:value="54045" calcext:value-type="float">
            <text:p>54045</text:p>
          </table:table-cell>
          <table:table-cell table:style-name="ce9" office:value-type="float" office:value="54046" calcext:value-type="float">
            <text:p>54046</text:p>
          </table:table-cell>
          <table:table-cell table:style-name="ce9" office:value-type="float" office:value="54047" calcext:value-type="float">
            <text:p>54047</text:p>
          </table:table-cell>
          <table:table-cell table:style-name="ce9" office:value-type="float" office:value="54048" calcext:value-type="float">
            <text:p>54048</text:p>
          </table:table-cell>
          <table:table-cell table:style-name="ce9" office:value-type="float" office:value="54049" calcext:value-type="float">
            <text:p>54049</text:p>
          </table:table-cell>
          <table:table-cell table:style-name="ce9" office:value-type="float" office:value="54050" calcext:value-type="float">
            <text:p>54050</text:p>
          </table:table-cell>
          <table:table-cell table:style-name="ce9" office:value-type="float" office:value="54051" calcext:value-type="float">
            <text:p>54051</text:p>
          </table:table-cell>
          <table:table-cell table:style-name="ce9" office:value-type="float" office:value="54052" calcext:value-type="float">
            <text:p>54052</text:p>
          </table:table-cell>
          <table:table-cell table:style-name="ce9" office:value-type="float" office:value="54053" calcext:value-type="float">
            <text:p>54053</text:p>
          </table:table-cell>
          <table:table-cell table:style-name="ce9" office:value-type="float" office:value="54054" calcext:value-type="float">
            <text:p>54054</text:p>
          </table:table-cell>
          <table:table-cell table:style-name="ce9" office:value-type="float" office:value="54055" calcext:value-type="float">
            <text:p>54055</text:p>
          </table:table-cell>
          <table:table-cell table:style-name="ce9" office:value-type="float" office:value="54056" calcext:value-type="float">
            <text:p>54056</text:p>
          </table:table-cell>
          <table:table-cell table:style-name="ce9" office:value-type="float" office:value="54057" calcext:value-type="float">
            <text:p>54057</text:p>
          </table:table-cell>
          <table:table-cell table:style-name="ce9" office:value-type="float" office:value="54058" calcext:value-type="float">
            <text:p>54058</text:p>
          </table:table-cell>
          <table:table-cell table:style-name="ce9" office:value-type="float" office:value="54059" calcext:value-type="float">
            <text:p>54059</text:p>
          </table:table-cell>
          <table:table-cell table:style-name="ce9" office:value-type="float" office:value="54060" calcext:value-type="float">
            <text:p>54060</text:p>
          </table:table-cell>
          <table:table-cell table:style-name="ce9" office:value-type="float" office:value="54061" calcext:value-type="float">
            <text:p>54061</text:p>
          </table:table-cell>
          <table:table-cell table:style-name="ce9" office:value-type="float" office:value="54062" calcext:value-type="float">
            <text:p>54062</text:p>
          </table:table-cell>
          <table:table-cell table:style-name="ce9" office:value-type="float" office:value="54063" calcext:value-type="float">
            <text:p>54063</text:p>
          </table:table-cell>
          <table:table-cell table:style-name="ce9" office:value-type="float" office:value="54064" calcext:value-type="float">
            <text:p>54064</text:p>
          </table:table-cell>
          <table:table-cell table:style-name="ce9" office:value-type="float" office:value="54065" calcext:value-type="float">
            <text:p>54065</text:p>
          </table:table-cell>
          <table:table-cell table:style-name="ce9" office:value-type="float" office:value="54066" calcext:value-type="float">
            <text:p>54066</text:p>
          </table:table-cell>
          <table:table-cell table:style-name="ce9" office:value-type="float" office:value="54067" calcext:value-type="float">
            <text:p>54067</text:p>
          </table:table-cell>
          <table:table-cell table:style-name="ce9" office:value-type="float" office:value="54068" calcext:value-type="float">
            <text:p>54068</text:p>
          </table:table-cell>
          <table:table-cell table:style-name="ce9" office:value-type="float" office:value="54069" calcext:value-type="float">
            <text:p>54069</text:p>
          </table:table-cell>
          <table:table-cell table:style-name="ce9" office:value-type="float" office:value="54070" calcext:value-type="float">
            <text:p>54070</text:p>
          </table:table-cell>
          <table:table-cell table:style-name="ce9" office:value-type="float" office:value="54071" calcext:value-type="float">
            <text:p>54071</text:p>
          </table:table-cell>
          <table:table-cell table:style-name="ce9" office:value-type="float" office:value="54072" calcext:value-type="float">
            <text:p>54072</text:p>
          </table:table-cell>
          <table:table-cell table:style-name="ce9" office:value-type="float" office:value="54073" calcext:value-type="float">
            <text:p>54073</text:p>
          </table:table-cell>
          <table:table-cell table:style-name="ce9" office:value-type="float" office:value="54074" calcext:value-type="float">
            <text:p>54074</text:p>
          </table:table-cell>
          <table:table-cell table:style-name="ce9" office:value-type="float" office:value="54075" calcext:value-type="float">
            <text:p>54075</text:p>
          </table:table-cell>
          <table:table-cell table:style-name="ce9" office:value-type="float" office:value="54076" calcext:value-type="float">
            <text:p>54076</text:p>
          </table:table-cell>
          <table:table-cell table:style-name="ce9" office:value-type="float" office:value="54077" calcext:value-type="float">
            <text:p>54077</text:p>
          </table:table-cell>
          <table:table-cell table:style-name="ce9" office:value-type="float" office:value="54078" calcext:value-type="float">
            <text:p>54078</text:p>
          </table:table-cell>
          <table:table-cell table:style-name="ce9" office:value-type="float" office:value="54079" calcext:value-type="float">
            <text:p>54079</text:p>
          </table:table-cell>
          <table:table-cell table:style-name="ce9" office:value-type="float" office:value="54080" calcext:value-type="float">
            <text:p>54080</text:p>
          </table:table-cell>
          <table:table-cell table:style-name="ce9" office:value-type="float" office:value="54081" calcext:value-type="float">
            <text:p>54081</text:p>
          </table:table-cell>
          <table:table-cell table:style-name="ce9" office:value-type="float" office:value="54082" calcext:value-type="float">
            <text:p>54082</text:p>
          </table:table-cell>
          <table:table-cell table:style-name="ce9" office:value-type="float" office:value="54083" calcext:value-type="float">
            <text:p>54083</text:p>
          </table:table-cell>
          <table:table-cell table:style-name="ce9" office:value-type="float" office:value="54084" calcext:value-type="float">
            <text:p>54084</text:p>
          </table:table-cell>
          <table:table-cell table:style-name="ce9" office:value-type="float" office:value="54085" calcext:value-type="float">
            <text:p>54085</text:p>
          </table:table-cell>
          <table:table-cell table:style-name="ce9" office:value-type="float" office:value="54086" calcext:value-type="float">
            <text:p>54086</text:p>
          </table:table-cell>
          <table:table-cell table:style-name="ce9" office:value-type="float" office:value="54087" calcext:value-type="float">
            <text:p>54087</text:p>
          </table:table-cell>
          <table:table-cell table:style-name="ce9" office:value-type="float" office:value="54088" calcext:value-type="float">
            <text:p>54088</text:p>
          </table:table-cell>
          <table:table-cell table:style-name="ce9" office:value-type="float" office:value="54089" calcext:value-type="float">
            <text:p>54089</text:p>
          </table:table-cell>
          <table:table-cell table:style-name="ce9" office:value-type="float" office:value="54090" calcext:value-type="float">
            <text:p>54090</text:p>
          </table:table-cell>
          <table:table-cell table:style-name="ce9" office:value-type="float" office:value="54091" calcext:value-type="float">
            <text:p>54091</text:p>
          </table:table-cell>
          <table:table-cell table:style-name="ce9" office:value-type="float" office:value="54092" calcext:value-type="float">
            <text:p>54092</text:p>
          </table:table-cell>
          <table:table-cell table:style-name="ce9" office:value-type="float" office:value="54093" calcext:value-type="float">
            <text:p>54093</text:p>
          </table:table-cell>
          <table:table-cell table:style-name="ce9" office:value-type="float" office:value="54094" calcext:value-type="float">
            <text:p>54094</text:p>
          </table:table-cell>
          <table:table-cell table:style-name="ce9" office:value-type="float" office:value="54095" calcext:value-type="float">
            <text:p>54095</text:p>
          </table:table-cell>
          <table:table-cell table:style-name="ce9" office:value-type="float" office:value="54096" calcext:value-type="float">
            <text:p>54096</text:p>
          </table:table-cell>
          <table:table-cell table:style-name="ce9" office:value-type="float" office:value="54097" calcext:value-type="float">
            <text:p>54097</text:p>
          </table:table-cell>
          <table:table-cell table:style-name="ce9" office:value-type="float" office:value="54098" calcext:value-type="float">
            <text:p>54098</text:p>
          </table:table-cell>
          <table:table-cell table:style-name="ce9" office:value-type="float" office:value="54099" calcext:value-type="float">
            <text:p>54099</text:p>
          </table:table-cell>
          <table:table-cell table:style-name="ce9" office:value-type="float" office:value="54100" calcext:value-type="float">
            <text:p>54100</text:p>
          </table:table-cell>
          <table:table-cell table:style-name="ce9" office:value-type="float" office:value="54101" calcext:value-type="float">
            <text:p>54101</text:p>
          </table:table-cell>
          <table:table-cell table:style-name="ce9" office:value-type="float" office:value="54102" calcext:value-type="float">
            <text:p>54102</text:p>
          </table:table-cell>
          <table:table-cell table:style-name="ce9" office:value-type="float" office:value="54103" calcext:value-type="float">
            <text:p>54103</text:p>
          </table:table-cell>
          <table:table-cell table:style-name="ce9" office:value-type="float" office:value="54104" calcext:value-type="float">
            <text:p>54104</text:p>
          </table:table-cell>
          <table:table-cell table:style-name="ce9" office:value-type="float" office:value="54105" calcext:value-type="float">
            <text:p>54105</text:p>
          </table:table-cell>
          <table:table-cell table:style-name="ce9" office:value-type="float" office:value="53742" calcext:value-type="float">
            <text:p>53742</text:p>
          </table:table-cell>
          <table:table-cell table:style-name="ce9" office:value-type="float" office:value="54106" calcext:value-type="float">
            <text:p>54106</text:p>
          </table:table-cell>
          <table:table-cell table:style-name="ce9" office:value-type="float" office:value="54107" calcext:value-type="float">
            <text:p>54107</text:p>
          </table:table-cell>
          <table:table-cell table:style-name="ce9" office:value-type="float" office:value="54108" calcext:value-type="float">
            <text:p>54108</text:p>
          </table:table-cell>
          <table:table-cell table:style-name="ce9" office:value-type="float" office:value="54109" calcext:value-type="float">
            <text:p>54109</text:p>
          </table:table-cell>
          <table:table-cell table:style-name="ce9" office:value-type="float" office:value="54110" calcext:value-type="float">
            <text:p>54110</text:p>
          </table:table-cell>
          <table:table-cell table:style-name="ce9" office:value-type="float" office:value="54111" calcext:value-type="float">
            <text:p>54111</text:p>
          </table:table-cell>
          <table:table-cell table:style-name="ce9" office:value-type="float" office:value="54112" calcext:value-type="float">
            <text:p>54112</text:p>
          </table:table-cell>
          <table:table-cell table:style-name="ce9" office:value-type="float" office:value="54113" calcext:value-type="float">
            <text:p>54113</text:p>
          </table:table-cell>
          <table:table-cell table:style-name="ce9" office:value-type="float" office:value="54114" calcext:value-type="float">
            <text:p>54114</text:p>
          </table:table-cell>
          <table:table-cell table:style-name="ce9" office:value-type="float" office:value="54115" calcext:value-type="float">
            <text:p>54115</text:p>
          </table:table-cell>
          <table:table-cell table:style-name="ce9" office:value-type="float" office:value="54116" calcext:value-type="float">
            <text:p>54116</text:p>
          </table:table-cell>
          <table:table-cell table:style-name="ce9" office:value-type="float" office:value="54117" calcext:value-type="float">
            <text:p>54117</text:p>
          </table:table-cell>
          <table:table-cell table:style-name="ce9" office:value-type="float" office:value="54118" calcext:value-type="float">
            <text:p>54118</text:p>
          </table:table-cell>
          <table:table-cell table:style-name="ce9" office:value-type="float" office:value="54119" calcext:value-type="float">
            <text:p>54119</text:p>
          </table:table-cell>
          <table:table-cell table:style-name="ce9" office:value-type="float" office:value="54120" calcext:value-type="float">
            <text:p>54120</text:p>
          </table:table-cell>
          <table:table-cell table:style-name="ce9" office:value-type="float" office:value="54121" calcext:value-type="float">
            <text:p>54121</text:p>
          </table:table-cell>
          <table:table-cell table:style-name="ce9" office:value-type="float" office:value="54122" calcext:value-type="float">
            <text:p>54122</text:p>
          </table:table-cell>
          <table:table-cell table:style-name="ce9" office:value-type="float" office:value="53706" calcext:value-type="float">
            <text:p>53706</text:p>
          </table:table-cell>
          <table:table-cell table:style-name="ce9" office:value-type="float" office:value="54123" calcext:value-type="float">
            <text:p>54123</text:p>
          </table:table-cell>
          <table:table-cell table:style-name="ce9" office:value-type="float" office:value="54124" calcext:value-type="float">
            <text:p>54124</text:p>
          </table:table-cell>
          <table:table-cell table:style-name="ce9" office:value-type="float" office:value="54125" calcext:value-type="float">
            <text:p>54125</text:p>
          </table:table-cell>
          <table:table-cell table:style-name="ce9" office:value-type="float" office:value="54126" calcext:value-type="float">
            <text:p>54126</text:p>
          </table:table-cell>
          <table:table-cell table:style-name="ce9" office:value-type="float" office:value="54127" calcext:value-type="float">
            <text:p>54127</text:p>
          </table:table-cell>
          <table:table-cell table:style-name="ce9" office:value-type="float" office:value="54128" calcext:value-type="float">
            <text:p>54128</text:p>
          </table:table-cell>
          <table:table-cell table:style-name="ce9" office:value-type="float" office:value="54129" calcext:value-type="float">
            <text:p>54129</text:p>
          </table:table-cell>
          <table:table-cell table:style-name="ce9" office:value-type="float" office:value="54130" calcext:value-type="float">
            <text:p>54130</text:p>
          </table:table-cell>
          <table:table-cell table:style-name="ce9" office:value-type="float" office:value="54131" calcext:value-type="float">
            <text:p>54131</text:p>
          </table:table-cell>
          <table:table-cell table:style-name="ce9" office:value-type="float" office:value="54132" calcext:value-type="float">
            <text:p>54132</text:p>
          </table:table-cell>
          <table:table-cell table:style-name="ce9" office:value-type="float" office:value="54133" calcext:value-type="float">
            <text:p>54133</text:p>
          </table:table-cell>
          <table:table-cell table:style-name="ce9" office:value-type="float" office:value="54134" calcext:value-type="float">
            <text:p>54134</text:p>
          </table:table-cell>
          <table:table-cell table:style-name="ce9" office:value-type="float" office:value="54135" calcext:value-type="float">
            <text:p>54135</text:p>
          </table:table-cell>
          <table:table-cell table:style-name="ce9" office:value-type="float" office:value="54136" calcext:value-type="float">
            <text:p>54136</text:p>
          </table:table-cell>
          <table:table-cell table:style-name="ce9" office:value-type="float" office:value="54137" calcext:value-type="float">
            <text:p>54137</text:p>
          </table:table-cell>
          <table:table-cell table:style-name="ce9" office:value-type="float" office:value="54138" calcext:value-type="float">
            <text:p>54138</text:p>
          </table:table-cell>
          <table:table-cell table:style-name="ce9" office:value-type="float" office:value="54139" calcext:value-type="float">
            <text:p>54139</text:p>
          </table:table-cell>
          <table:table-cell table:style-name="ce9" office:value-type="float" office:value="54140" calcext:value-type="float">
            <text:p>54140</text:p>
          </table:table-cell>
          <table:table-cell table:style-name="ce9" office:value-type="float" office:value="54141" calcext:value-type="float">
            <text:p>54141</text:p>
          </table:table-cell>
          <table:table-cell table:style-name="ce9" office:value-type="float" office:value="54142" calcext:value-type="float">
            <text:p>54142</text:p>
          </table:table-cell>
          <table:table-cell table:style-name="ce9" office:value-type="float" office:value="54143" calcext:value-type="float">
            <text:p>54143</text:p>
          </table:table-cell>
          <table:table-cell table:style-name="ce9" office:value-type="float" office:value="54144" calcext:value-type="float">
            <text:p>54144</text:p>
          </table:table-cell>
          <table:table-cell table:style-name="ce9" office:value-type="float" office:value="54145" calcext:value-type="float">
            <text:p>54145</text:p>
          </table:table-cell>
          <table:table-cell table:style-name="ce9" office:value-type="float" office:value="54146" calcext:value-type="float">
            <text:p>54146</text:p>
          </table:table-cell>
          <table:table-cell table:style-name="ce9" office:value-type="float" office:value="54148" calcext:value-type="float">
            <text:p>54148</text:p>
          </table:table-cell>
          <table:table-cell table:style-name="ce9" office:value-type="float" office:value="54149" calcext:value-type="float">
            <text:p>54149</text:p>
          </table:table-cell>
          <table:table-cell table:style-name="ce9" office:value-type="float" office:value="54150" calcext:value-type="float">
            <text:p>54150</text:p>
          </table:table-cell>
          <table:table-cell table:style-name="ce9" office:value-type="float" office:value="54151" calcext:value-type="float">
            <text:p>54151</text:p>
          </table:table-cell>
          <table:table-cell table:style-name="ce9" office:value-type="float" office:value="54152" calcext:value-type="float">
            <text:p>54152</text:p>
          </table:table-cell>
          <table:table-cell table:style-name="ce9" office:value-type="float" office:value="54153" calcext:value-type="float">
            <text:p>54153</text:p>
          </table:table-cell>
          <table:table-cell table:style-name="ce9" office:value-type="float" office:value="54154" calcext:value-type="float">
            <text:p>54154</text:p>
          </table:table-cell>
          <table:table-cell table:style-name="ce9" office:value-type="float" office:value="54155" calcext:value-type="float">
            <text:p>54155</text:p>
          </table:table-cell>
          <table:table-cell table:style-name="ce9" office:value-type="float" office:value="54156" calcext:value-type="float">
            <text:p>54156</text:p>
          </table:table-cell>
          <table:table-cell table:style-name="ce9" office:value-type="float" office:value="54157" calcext:value-type="float">
            <text:p>54157</text:p>
          </table:table-cell>
          <table:table-cell table:style-name="ce9" office:value-type="float" office:value="54158" calcext:value-type="float">
            <text:p>54158</text:p>
          </table:table-cell>
          <table:table-cell table:style-name="ce9" office:value-type="float" office:value="54159" calcext:value-type="float">
            <text:p>54159</text:p>
          </table:table-cell>
          <table:table-cell table:style-name="ce9" office:value-type="float" office:value="54160" calcext:value-type="float">
            <text:p>54160</text:p>
          </table:table-cell>
          <table:table-cell table:style-name="ce9" office:value-type="float" office:value="54161" calcext:value-type="float">
            <text:p>54161</text:p>
          </table:table-cell>
          <table:table-cell table:style-name="ce9" office:value-type="float" office:value="54162" calcext:value-type="float">
            <text:p>54162</text:p>
          </table:table-cell>
          <table:table-cell table:style-name="ce9" office:value-type="float" office:value="54163" calcext:value-type="float">
            <text:p>54163</text:p>
          </table:table-cell>
          <table:table-cell table:style-name="ce9" office:value-type="float" office:value="54164" calcext:value-type="float">
            <text:p>54164</text:p>
          </table:table-cell>
          <table:table-cell table:style-name="ce9" office:value-type="float" office:value="54165" calcext:value-type="float">
            <text:p>54165</text:p>
          </table:table-cell>
          <table:table-cell table:style-name="ce9" office:value-type="float" office:value="54166" calcext:value-type="float">
            <text:p>54166</text:p>
          </table:table-cell>
          <table:table-cell table:style-name="ce9" office:value-type="float" office:value="54167" calcext:value-type="float">
            <text:p>54167</text:p>
          </table:table-cell>
          <table:table-cell table:style-name="ce25" office:value-type="float" office:value="54147" calcext:value-type="float">
            <text:p>54147</text:p>
          </table:table-cell>
          <table:table-cell table:style-name="ce9" office:value-type="float" office:value="54168" calcext:value-type="float">
            <text:p>54168</text:p>
          </table:table-cell>
          <table:table-cell table:style-name="ce9" office:value-type="float" office:value="54169" calcext:value-type="float">
            <text:p>54169</text:p>
          </table:table-cell>
          <table:table-cell table:style-name="ce9" office:value-type="float" office:value="54170" calcext:value-type="float">
            <text:p>54170</text:p>
          </table:table-cell>
          <table:table-cell table:style-name="ce9" office:value-type="float" office:value="54171" calcext:value-type="float">
            <text:p>54171</text:p>
          </table:table-cell>
          <table:table-cell table:style-name="ce9" office:value-type="float" office:value="54172" calcext:value-type="float">
            <text:p>54172</text:p>
          </table:table-cell>
          <table:table-cell table:style-name="ce9" office:value-type="float" office:value="54173" calcext:value-type="float">
            <text:p>54173</text:p>
          </table:table-cell>
          <table:table-cell table:style-name="ce26" office:value-type="float" office:value="54174" calcext:value-type="float">
            <text:p>54174</text:p>
          </table:table-cell>
          <table:table-cell table:style-name="ce26" office:value-type="float" office:value="54175" calcext:value-type="float">
            <text:p>54175</text:p>
          </table:table-cell>
          <table:table-cell table:style-name="ce26" office:value-type="float" office:value="54176" calcext:value-type="float">
            <text:p>54176</text:p>
          </table:table-cell>
          <table:table-cell table:style-name="ce27" office:value-type="float" office:value="54177" calcext:value-type="float">
            <text:p>54177</text:p>
          </table:table-cell>
          <table:table-cell table:style-name="ce9" office:value-type="float" office:value="54178" calcext:value-type="float">
            <text:p>54178</text:p>
          </table:table-cell>
          <table:table-cell table:style-name="ce9" office:value-type="float" office:value="54179" calcext:value-type="float">
            <text:p>54179</text:p>
          </table:table-cell>
          <table:table-cell table:style-name="ce9" office:value-type="float" office:value="54180" calcext:value-type="float">
            <text:p>54180</text:p>
          </table:table-cell>
          <table:table-cell table:style-name="ce9" office:value-type="float" office:value="54181" calcext:value-type="float">
            <text:p>54181</text:p>
          </table:table-cell>
          <table:table-cell table:style-name="ce9" office:value-type="float" office:value="54182" calcext:value-type="float">
            <text:p>54182</text:p>
          </table:table-cell>
          <table:table-cell table:style-name="ce9" office:value-type="float" office:value="54183" calcext:value-type="float">
            <text:p>54183</text:p>
          </table:table-cell>
          <table:table-cell table:style-name="ce9" office:value-type="float" office:value="54184" calcext:value-type="float">
            <text:p>54184</text:p>
          </table:table-cell>
          <table:table-cell table:style-name="ce9" office:value-type="float" office:value="54185" calcext:value-type="float">
            <text:p>54185</text:p>
          </table:table-cell>
          <table:table-cell table:style-name="ce9" office:value-type="float" office:value="54186" calcext:value-type="float">
            <text:p>54186</text:p>
          </table:table-cell>
          <table:table-cell table:style-name="ce9" office:value-type="float" office:value="54187" calcext:value-type="float">
            <text:p>54187</text:p>
          </table:table-cell>
          <table:table-cell table:style-name="ce9" office:value-type="float" office:value="54188" calcext:value-type="float">
            <text:p>54188</text:p>
          </table:table-cell>
          <table:table-cell table:style-name="ce9" office:value-type="float" office:value="54189" calcext:value-type="float">
            <text:p>54189</text:p>
          </table:table-cell>
          <table:table-cell table:style-name="ce9" office:value-type="float" office:value="54190" calcext:value-type="float">
            <text:p>54190</text:p>
          </table:table-cell>
          <table:table-cell table:style-name="ce9" office:value-type="float" office:value="54191" calcext:value-type="float">
            <text:p>54191</text:p>
          </table:table-cell>
          <table:table-cell table:style-name="ce9" office:value-type="float" office:value="54192" calcext:value-type="float">
            <text:p>54192</text:p>
          </table:table-cell>
          <table:table-cell table:style-name="ce9" office:value-type="float" office:value="54193" calcext:value-type="float">
            <text:p>54193</text:p>
          </table:table-cell>
          <table:table-cell table:style-name="ce9" office:value-type="float" office:value="54194" calcext:value-type="float">
            <text:p>54194</text:p>
          </table:table-cell>
          <table:table-cell table:style-name="ce9" office:value-type="float" office:value="54195" calcext:value-type="float">
            <text:p>54195</text:p>
          </table:table-cell>
          <table:table-cell table:style-name="ce9" office:value-type="float" office:value="54196" calcext:value-type="float">
            <text:p>54196</text:p>
          </table:table-cell>
          <table:table-cell table:style-name="ce9" office:value-type="float" office:value="54197" calcext:value-type="float">
            <text:p>54197</text:p>
          </table:table-cell>
          <table:table-cell table:style-name="ce9" office:value-type="float" office:value="54198" calcext:value-type="float">
            <text:p>54198</text:p>
          </table:table-cell>
          <table:table-cell table:style-name="ce9" office:value-type="float" office:value="54199" calcext:value-type="float">
            <text:p>54199</text:p>
          </table:table-cell>
          <table:table-cell table:style-name="ce9" office:value-type="float" office:value="54200" calcext:value-type="float">
            <text:p>54200</text:p>
          </table:table-cell>
          <table:table-cell table:style-name="ce9" office:value-type="float" office:value="54201" calcext:value-type="float">
            <text:p>54201</text:p>
          </table:table-cell>
          <table:table-cell table:style-name="ce9" office:value-type="float" office:value="54202" calcext:value-type="float">
            <text:p>54202</text:p>
          </table:table-cell>
          <table:table-cell table:style-name="ce9" office:value-type="float" office:value="54203" calcext:value-type="float">
            <text:p>54203</text:p>
          </table:table-cell>
          <table:table-cell table:style-name="ce9" office:value-type="float" office:value="54204" calcext:value-type="float">
            <text:p>54204</text:p>
          </table:table-cell>
          <table:table-cell table:style-name="ce9" office:value-type="float" office:value="54205" calcext:value-type="float">
            <text:p>54205</text:p>
          </table:table-cell>
          <table:table-cell table:style-name="ce9" office:value-type="float" office:value="54206" calcext:value-type="float">
            <text:p>54206</text:p>
          </table:table-cell>
          <table:table-cell table:style-name="ce9" office:value-type="float" office:value="54207" calcext:value-type="float">
            <text:p>54207</text:p>
          </table:table-cell>
          <table:table-cell table:style-name="ce9" office:value-type="float" office:value="54208" calcext:value-type="float">
            <text:p>54208</text:p>
          </table:table-cell>
          <table:table-cell table:style-name="ce9" office:value-type="float" office:value="54209" calcext:value-type="float">
            <text:p>54209</text:p>
          </table:table-cell>
          <table:table-cell table:style-name="ce9" office:value-type="float" office:value="54210" calcext:value-type="float">
            <text:p>54210</text:p>
          </table:table-cell>
          <table:table-cell table:style-name="ce9" office:value-type="float" office:value="54211" calcext:value-type="float">
            <text:p>54211</text:p>
          </table:table-cell>
          <table:table-cell table:style-name="ce9" office:value-type="float" office:value="54212" calcext:value-type="float">
            <text:p>54212</text:p>
          </table:table-cell>
          <table:table-cell table:style-name="ce9" office:value-type="float" office:value="54213" calcext:value-type="float">
            <text:p>54213</text:p>
          </table:table-cell>
          <table:table-cell table:style-name="ce9" office:value-type="float" office:value="54214" calcext:value-type="float">
            <text:p>54214</text:p>
          </table:table-cell>
          <table:table-cell table:style-name="ce9" office:value-type="float" office:value="54215" calcext:value-type="float">
            <text:p>54215</text:p>
          </table:table-cell>
          <table:table-cell table:style-name="ce9" office:value-type="float" office:value="54216" calcext:value-type="float">
            <text:p>54216</text:p>
          </table:table-cell>
          <table:table-cell table:style-name="ce9" office:value-type="float" office:value="54217" calcext:value-type="float">
            <text:p>54217</text:p>
          </table:table-cell>
          <table:table-cell table:style-name="ce9" office:value-type="float" office:value="54218" calcext:value-type="float">
            <text:p>54218</text:p>
          </table:table-cell>
          <table:table-cell table:style-name="ce9" office:value-type="float" office:value="54219" calcext:value-type="float">
            <text:p>54219</text:p>
          </table:table-cell>
          <table:table-cell table:style-name="ce9" office:value-type="float" office:value="54220" calcext:value-type="float">
            <text:p>54220</text:p>
          </table:table-cell>
          <table:table-cell table:style-name="ce9" office:value-type="float" office:value="54221" calcext:value-type="float">
            <text:p>54221</text:p>
          </table:table-cell>
          <table:table-cell table:style-name="ce9" office:value-type="float" office:value="54222" calcext:value-type="float">
            <text:p>54222</text:p>
          </table:table-cell>
          <table:table-cell table:style-name="ce9" office:value-type="float" office:value="54223" calcext:value-type="float">
            <text:p>54223</text:p>
          </table:table-cell>
          <table:table-cell table:style-name="ce9" office:value-type="float" office:value="54224" calcext:value-type="float">
            <text:p>54224</text:p>
          </table:table-cell>
          <table:table-cell table:style-name="ce9" office:value-type="float" office:value="54225" calcext:value-type="float">
            <text:p>54225</text:p>
          </table:table-cell>
          <table:table-cell table:style-name="ce9" office:value-type="float" office:value="54226" calcext:value-type="float">
            <text:p>54226</text:p>
          </table:table-cell>
          <table:table-cell table:style-name="ce9" office:value-type="float" office:value="54227" calcext:value-type="float">
            <text:p>54227</text:p>
          </table:table-cell>
          <table:table-cell table:style-name="ce9" office:value-type="float" office:value="54228" calcext:value-type="float">
            <text:p>54228</text:p>
          </table:table-cell>
          <table:table-cell table:style-name="ce9" office:value-type="float" office:value="54229" calcext:value-type="float">
            <text:p>54229</text:p>
          </table:table-cell>
          <table:table-cell table:style-name="ce9" office:value-type="float" office:value="54230" calcext:value-type="float">
            <text:p>54230</text:p>
          </table:table-cell>
          <table:table-cell table:style-name="ce9" office:value-type="float" office:value="54231" calcext:value-type="float">
            <text:p>54231</text:p>
          </table:table-cell>
          <table:table-cell table:style-name="ce9" office:value-type="float" office:value="54232" calcext:value-type="float">
            <text:p>54232</text:p>
          </table:table-cell>
          <table:table-cell table:style-name="ce9" office:value-type="float" office:value="54233" calcext:value-type="float">
            <text:p>54233</text:p>
          </table:table-cell>
          <table:table-cell table:style-name="ce9" office:value-type="float" office:value="54234" calcext:value-type="float">
            <text:p>54234</text:p>
          </table:table-cell>
          <table:table-cell table:style-name="ce9" office:value-type="float" office:value="54235" calcext:value-type="float">
            <text:p>54235</text:p>
          </table:table-cell>
          <table:table-cell table:style-name="ce9" office:value-type="float" office:value="54236" calcext:value-type="float">
            <text:p>54236</text:p>
          </table:table-cell>
          <table:table-cell table:style-name="ce9" office:value-type="float" office:value="54237" calcext:value-type="float">
            <text:p>54237</text:p>
          </table:table-cell>
          <table:table-cell table:style-name="ce9" office:value-type="float" office:value="54238" calcext:value-type="float">
            <text:p>54238</text:p>
          </table:table-cell>
          <table:table-cell table:style-name="ce9" office:value-type="float" office:value="54239" calcext:value-type="float">
            <text:p>54239</text:p>
          </table:table-cell>
          <table:table-cell table:style-name="ce9" office:value-type="float" office:value="54240" calcext:value-type="float">
            <text:p>54240</text:p>
          </table:table-cell>
          <table:table-cell table:style-name="ce9" office:value-type="float" office:value="54241" calcext:value-type="float">
            <text:p>54241</text:p>
          </table:table-cell>
          <table:table-cell table:style-name="ce9" office:value-type="float" office:value="54242" calcext:value-type="float">
            <text:p>54242</text:p>
          </table:table-cell>
          <table:table-cell table:style-name="ce9" office:value-type="float" office:value="54243" calcext:value-type="float">
            <text:p>54243</text:p>
          </table:table-cell>
          <table:table-cell table:style-name="ce9" office:value-type="float" office:value="54244" calcext:value-type="float">
            <text:p>54244</text:p>
          </table:table-cell>
          <table:table-cell table:style-name="ce9" office:value-type="float" office:value="54245" calcext:value-type="float">
            <text:p>54245</text:p>
          </table:table-cell>
          <table:table-cell table:style-name="ce9" office:value-type="float" office:value="54246" calcext:value-type="float">
            <text:p>54246</text:p>
          </table:table-cell>
          <table:table-cell table:style-name="ce9" office:value-type="float" office:value="54247" calcext:value-type="float">
            <text:p>54247</text:p>
          </table:table-cell>
          <table:table-cell table:style-name="ce9" office:value-type="float" office:value="54248" calcext:value-type="float">
            <text:p>54248</text:p>
          </table:table-cell>
          <table:table-cell table:style-name="ce9" office:value-type="float" office:value="54249" calcext:value-type="float">
            <text:p>54249</text:p>
          </table:table-cell>
          <table:table-cell table:style-name="ce9" office:value-type="float" office:value="54250" calcext:value-type="float">
            <text:p>54250</text:p>
          </table:table-cell>
          <table:table-cell table:style-name="ce9" office:value-type="float" office:value="54251" calcext:value-type="float">
            <text:p>54251</text:p>
          </table:table-cell>
          <table:table-cell table:style-name="ce9" office:value-type="float" office:value="54252" calcext:value-type="float">
            <text:p>54252</text:p>
          </table:table-cell>
          <table:table-cell table:style-name="ce9" office:value-type="float" office:value="54197" calcext:value-type="float">
            <text:p>54197</text:p>
          </table:table-cell>
          <table:table-cell table:style-name="ce9" office:value-type="float" office:value="54253" calcext:value-type="float">
            <text:p>54253</text:p>
          </table:table-cell>
          <table:table-cell table:style-name="ce9" office:value-type="float" office:value="54254" calcext:value-type="float">
            <text:p>54254</text:p>
          </table:table-cell>
          <table:table-cell table:style-name="ce9" office:value-type="float" office:value="54255" calcext:value-type="float">
            <text:p>54255</text:p>
          </table:table-cell>
          <table:table-cell table:style-name="ce9" office:value-type="float" office:value="54256" calcext:value-type="float">
            <text:p>54256</text:p>
          </table:table-cell>
          <table:table-cell table:style-name="ce9" office:value-type="float" office:value="54257" calcext:value-type="float">
            <text:p>54257</text:p>
          </table:table-cell>
          <table:table-cell table:style-name="ce9" office:value-type="float" office:value="54258" calcext:value-type="float">
            <text:p>54258</text:p>
          </table:table-cell>
          <table:table-cell table:style-name="ce9" office:value-type="float" office:value="54259" calcext:value-type="float">
            <text:p>54259</text:p>
          </table:table-cell>
          <table:table-cell table:style-name="ce9" office:value-type="float" office:value="54260" calcext:value-type="float">
            <text:p>54260</text:p>
          </table:table-cell>
          <table:table-cell table:style-name="ce9" office:value-type="float" office:value="54261" calcext:value-type="float">
            <text:p>54261</text:p>
          </table:table-cell>
          <table:table-cell table:style-name="ce9" office:value-type="float" office:value="54262" calcext:value-type="float">
            <text:p>54262</text:p>
          </table:table-cell>
          <table:table-cell table:style-name="ce9" office:value-type="float" office:value="54263" calcext:value-type="float">
            <text:p>54263</text:p>
          </table:table-cell>
          <table:table-cell table:style-name="ce9" office:value-type="float" office:value="54264" calcext:value-type="float">
            <text:p>54264</text:p>
          </table:table-cell>
          <table:table-cell table:style-name="ce9" office:value-type="float" office:value="54265" calcext:value-type="float">
            <text:p>54265</text:p>
          </table:table-cell>
          <table:table-cell table:style-name="ce9" office:value-type="float" office:value="54266" calcext:value-type="float">
            <text:p>54266</text:p>
          </table:table-cell>
          <table:table-cell table:style-name="ce9" office:value-type="float" office:value="54267" calcext:value-type="float">
            <text:p>54267</text:p>
          </table:table-cell>
          <table:table-cell table:style-name="ce9" office:value-type="float" office:value="54268" calcext:value-type="float">
            <text:p>54268</text:p>
          </table:table-cell>
          <table:table-cell table:style-name="ce9" office:value-type="float" office:value="54269" calcext:value-type="float">
            <text:p>54269</text:p>
          </table:table-cell>
          <table:table-cell table:style-name="ce9" office:value-type="float" office:value="54270" calcext:value-type="float">
            <text:p>54270</text:p>
          </table:table-cell>
          <table:table-cell table:style-name="ce9" office:value-type="float" office:value="54271" calcext:value-type="float">
            <text:p>54271</text:p>
          </table:table-cell>
          <table:table-cell table:style-name="ce9" office:value-type="float" office:value="54272" calcext:value-type="float">
            <text:p>54272</text:p>
          </table:table-cell>
          <table:table-cell table:style-name="ce9" office:value-type="float" office:value="54273" calcext:value-type="float">
            <text:p>54273</text:p>
          </table:table-cell>
          <table:table-cell table:style-name="ce9" office:value-type="float" office:value="54274" calcext:value-type="float">
            <text:p>54274</text:p>
          </table:table-cell>
          <table:table-cell table:style-name="ce9" office:value-type="float" office:value="54275" calcext:value-type="float">
            <text:p>54275</text:p>
          </table:table-cell>
          <table:table-cell table:style-name="ce9" office:value-type="float" office:value="54276" calcext:value-type="float">
            <text:p>54276</text:p>
          </table:table-cell>
          <table:table-cell table:style-name="ce9" office:value-type="float" office:value="54277" calcext:value-type="float">
            <text:p>54277</text:p>
          </table:table-cell>
          <table:table-cell table:style-name="ce9" office:value-type="float" office:value="54278" calcext:value-type="float">
            <text:p>54278</text:p>
          </table:table-cell>
          <table:table-cell table:style-name="ce9" office:value-type="float" office:value="54279" calcext:value-type="float">
            <text:p>54279</text:p>
          </table:table-cell>
          <table:table-cell table:style-name="ce9" office:value-type="float" office:value="54280" calcext:value-type="float">
            <text:p>54280</text:p>
          </table:table-cell>
          <table:table-cell table:style-name="ce9" office:value-type="float" office:value="54281" calcext:value-type="float">
            <text:p>54281</text:p>
          </table:table-cell>
          <table:table-cell table:style-name="ce9" office:value-type="float" office:value="54282" calcext:value-type="float">
            <text:p>54282</text:p>
          </table:table-cell>
          <table:table-cell table:style-name="ce9" office:value-type="float" office:value="54283" calcext:value-type="float">
            <text:p>54283</text:p>
          </table:table-cell>
          <table:table-cell table:style-name="ce9" office:value-type="float" office:value="54284" calcext:value-type="float">
            <text:p>54284</text:p>
          </table:table-cell>
          <table:table-cell table:style-name="ce9" office:value-type="float" office:value="54285" calcext:value-type="float">
            <text:p>54285</text:p>
          </table:table-cell>
          <table:table-cell table:style-name="ce9" office:value-type="float" office:value="54286" calcext:value-type="float">
            <text:p>54286</text:p>
          </table:table-cell>
          <table:table-cell table:style-name="ce9" office:value-type="float" office:value="54287" calcext:value-type="float">
            <text:p>54287</text:p>
          </table:table-cell>
          <table:table-cell table:style-name="ce9" office:value-type="float" office:value="54288" calcext:value-type="float">
            <text:p>54288</text:p>
          </table:table-cell>
          <table:table-cell table:style-name="ce9" office:value-type="float" office:value="54289" calcext:value-type="float">
            <text:p>54289</text:p>
          </table:table-cell>
          <table:table-cell table:style-name="ce9" office:value-type="float" office:value="54290" calcext:value-type="float">
            <text:p>54290</text:p>
          </table:table-cell>
          <table:table-cell table:style-name="ce9" office:value-type="float" office:value="54291" calcext:value-type="float">
            <text:p>54291</text:p>
          </table:table-cell>
          <table:table-cell table:style-name="ce9" office:value-type="float" office:value="54292" calcext:value-type="float">
            <text:p>54292</text:p>
          </table:table-cell>
          <table:table-cell table:style-name="ce9" office:value-type="float" office:value="54293" calcext:value-type="float">
            <text:p>54293</text:p>
          </table:table-cell>
          <table:table-cell table:style-name="ce9" office:value-type="float" office:value="54294" calcext:value-type="float">
            <text:p>54294</text:p>
          </table:table-cell>
          <table:table-cell table:style-name="ce9" office:value-type="float" office:value="54295" calcext:value-type="float">
            <text:p>54295</text:p>
          </table:table-cell>
          <table:table-cell table:style-name="ce9" office:value-type="float" office:value="54296" calcext:value-type="float">
            <text:p>54296</text:p>
          </table:table-cell>
          <table:table-cell table:style-name="ce9" office:value-type="float" office:value="54297" calcext:value-type="float">
            <text:p>54297</text:p>
          </table:table-cell>
          <table:table-cell table:style-name="ce9" office:value-type="float" office:value="54298" calcext:value-type="float">
            <text:p>54298</text:p>
          </table:table-cell>
          <table:table-cell table:style-name="ce9" office:value-type="float" office:value="54299" calcext:value-type="float">
            <text:p>54299</text:p>
          </table:table-cell>
          <table:table-cell table:style-name="ce9" office:value-type="float" office:value="54300" calcext:value-type="float">
            <text:p>54300</text:p>
          </table:table-cell>
          <table:table-cell table:style-name="ce9" office:value-type="float" office:value="54301" calcext:value-type="float">
            <text:p>54301</text:p>
          </table:table-cell>
          <table:table-cell table:style-name="ce9" office:value-type="float" office:value="54302" calcext:value-type="float">
            <text:p>54302</text:p>
          </table:table-cell>
          <table:table-cell table:style-name="ce9" office:value-type="float" office:value="52898" calcext:value-type="float">
            <text:p>52898</text:p>
          </table:table-cell>
          <table:table-cell table:style-name="ce9" office:value-type="float" office:value="54303" calcext:value-type="float">
            <text:p>54303</text:p>
          </table:table-cell>
          <table:table-cell table:style-name="ce9" office:value-type="float" office:value="54304" calcext:value-type="float">
            <text:p>54304</text:p>
          </table:table-cell>
          <table:table-cell table:style-name="ce9" office:value-type="float" office:value="54305" calcext:value-type="float">
            <text:p>54305</text:p>
          </table:table-cell>
          <table:table-cell table:style-name="ce9" office:value-type="float" office:value="54306" calcext:value-type="float">
            <text:p>54306</text:p>
          </table:table-cell>
          <table:table-cell table:style-name="ce9" office:value-type="float" office:value="54307" calcext:value-type="float">
            <text:p>54307</text:p>
          </table:table-cell>
          <table:table-cell table:style-name="ce9" office:value-type="float" office:value="54308" calcext:value-type="float">
            <text:p>54308</text:p>
          </table:table-cell>
          <table:table-cell table:style-name="ce9" office:value-type="float" office:value="54309" calcext:value-type="float">
            <text:p>54309</text:p>
          </table:table-cell>
          <table:table-cell table:style-name="ce9" office:value-type="float" office:value="54310" calcext:value-type="float">
            <text:p>54310</text:p>
          </table:table-cell>
          <table:table-cell table:style-name="ce9" office:value-type="float" office:value="54311" calcext:value-type="float">
            <text:p>54311</text:p>
          </table:table-cell>
          <table:table-cell table:style-name="ce9" office:value-type="float" office:value="54312" calcext:value-type="float">
            <text:p>54312</text:p>
          </table:table-cell>
          <table:table-cell table:style-name="ce9" office:value-type="float" office:value="54313" calcext:value-type="float">
            <text:p>54313</text:p>
          </table:table-cell>
          <table:table-cell table:style-name="ce9" office:value-type="float" office:value="54314" calcext:value-type="float">
            <text:p>54314</text:p>
          </table:table-cell>
          <table:table-cell table:style-name="ce9" office:value-type="float" office:value="54315" calcext:value-type="float">
            <text:p>54315</text:p>
          </table:table-cell>
          <table:table-cell table:style-name="ce9" office:value-type="float" office:value="54316" calcext:value-type="float">
            <text:p>54316</text:p>
          </table:table-cell>
          <table:table-cell table:style-name="ce9" office:value-type="float" office:value="54317" calcext:value-type="float">
            <text:p>54317</text:p>
          </table:table-cell>
          <table:table-cell table:style-name="ce9" office:value-type="float" office:value="54318" calcext:value-type="float">
            <text:p>54318</text:p>
          </table:table-cell>
          <table:table-cell table:style-name="ce9" office:value-type="float" office:value="54319" calcext:value-type="float">
            <text:p>54319</text:p>
          </table:table-cell>
          <table:table-cell table:style-name="ce9" office:value-type="float" office:value="54320" calcext:value-type="float">
            <text:p>54320</text:p>
          </table:table-cell>
          <table:table-cell table:style-name="ce9" office:value-type="float" office:value="54321" calcext:value-type="float">
            <text:p>54321</text:p>
          </table:table-cell>
          <table:table-cell table:style-name="ce9" office:value-type="float" office:value="54322" calcext:value-type="float">
            <text:p>54322</text:p>
          </table:table-cell>
          <table:table-cell table:style-name="ce9" office:value-type="float" office:value="54323" calcext:value-type="float">
            <text:p>54323</text:p>
          </table:table-cell>
          <table:table-cell table:style-name="ce9" office:value-type="float" office:value="54324" calcext:value-type="float">
            <text:p>54324</text:p>
          </table:table-cell>
          <table:table-cell table:style-name="ce9" office:value-type="float" office:value="54325" calcext:value-type="float">
            <text:p>54325</text:p>
          </table:table-cell>
          <table:table-cell table:style-name="ce9" office:value-type="float" office:value="54326" calcext:value-type="float">
            <text:p>54326</text:p>
          </table:table-cell>
          <table:table-cell table:style-name="ce9" office:value-type="float" office:value="54327" calcext:value-type="float">
            <text:p>54327</text:p>
          </table:table-cell>
          <table:table-cell table:style-name="ce9" office:value-type="float" office:value="54328" calcext:value-type="float">
            <text:p>54328</text:p>
          </table:table-cell>
          <table:table-cell table:style-name="ce9" office:value-type="float" office:value="54329" calcext:value-type="float">
            <text:p>54329</text:p>
          </table:table-cell>
          <table:table-cell table:style-name="ce9" office:value-type="float" office:value="54330" calcext:value-type="float">
            <text:p>54330</text:p>
          </table:table-cell>
          <table:table-cell table:style-name="ce9" office:value-type="float" office:value="54331" calcext:value-type="float">
            <text:p>54331</text:p>
          </table:table-cell>
          <table:table-cell table:style-name="ce9" office:value-type="float" office:value="54332" calcext:value-type="float">
            <text:p>54332</text:p>
          </table:table-cell>
          <table:table-cell table:style-name="ce9" office:value-type="float" office:value="54333" calcext:value-type="float">
            <text:p>54333</text:p>
          </table:table-cell>
          <table:table-cell table:style-name="ce9" office:value-type="float" office:value="54334" calcext:value-type="float">
            <text:p>54334</text:p>
          </table:table-cell>
          <table:table-cell table:style-name="ce9" office:value-type="float" office:value="54335" calcext:value-type="float">
            <text:p>54335</text:p>
          </table:table-cell>
          <table:table-cell table:style-name="ce9" office:value-type="float" office:value="54336" calcext:value-type="float">
            <text:p>54336</text:p>
          </table:table-cell>
          <table:table-cell table:style-name="ce9" office:value-type="float" office:value="54337" calcext:value-type="float">
            <text:p>54337</text:p>
          </table:table-cell>
          <table:table-cell table:style-name="ce9" office:value-type="float" office:value="54338" calcext:value-type="float">
            <text:p>54338</text:p>
          </table:table-cell>
          <table:table-cell table:style-name="ce9" office:value-type="float" office:value="54339" calcext:value-type="float">
            <text:p>54339</text:p>
          </table:table-cell>
          <table:table-cell table:style-name="ce9" office:value-type="float" office:value="54340" calcext:value-type="float">
            <text:p>54340</text:p>
          </table:table-cell>
          <table:table-cell table:style-name="ce9" office:value-type="float" office:value="54341" calcext:value-type="float">
            <text:p>54341</text:p>
          </table:table-cell>
          <table:table-cell table:style-name="ce9" office:value-type="float" office:value="54342" calcext:value-type="float">
            <text:p>54342</text:p>
          </table:table-cell>
          <table:table-cell table:style-name="ce9" office:value-type="float" office:value="54343" calcext:value-type="float">
            <text:p>54343</text:p>
          </table:table-cell>
          <table:table-cell table:style-name="ce9" office:value-type="float" office:value="54344" calcext:value-type="float">
            <text:p>54344</text:p>
          </table:table-cell>
          <table:table-cell table:style-name="ce9" office:value-type="float" office:value="54345" calcext:value-type="float">
            <text:p>54345</text:p>
          </table:table-cell>
          <table:table-cell table:style-name="ce9" office:value-type="float" office:value="54346" calcext:value-type="float">
            <text:p>54346</text:p>
          </table:table-cell>
          <table:table-cell table:style-name="ce9" office:value-type="float" office:value="54347" calcext:value-type="float">
            <text:p>54347</text:p>
          </table:table-cell>
          <table:table-cell table:style-name="ce9" office:value-type="float" office:value="54348" calcext:value-type="float">
            <text:p>54348</text:p>
          </table:table-cell>
          <table:table-cell table:style-name="ce9" office:value-type="float" office:value="54349" calcext:value-type="float">
            <text:p>54349</text:p>
          </table:table-cell>
          <table:table-cell table:style-name="ce9" office:value-type="float" office:value="54350" calcext:value-type="float">
            <text:p>54350</text:p>
          </table:table-cell>
          <table:table-cell table:style-name="ce9" office:value-type="float" office:value="54351" calcext:value-type="float">
            <text:p>54351</text:p>
          </table:table-cell>
          <table:table-cell table:style-name="ce9" office:value-type="float" office:value="54352" calcext:value-type="float">
            <text:p>54352</text:p>
          </table:table-cell>
          <table:table-cell table:style-name="ce9" office:value-type="float" office:value="54353" calcext:value-type="float">
            <text:p>54353</text:p>
          </table:table-cell>
          <table:table-cell table:style-name="ce9" office:value-type="float" office:value="54354" calcext:value-type="float">
            <text:p>54354</text:p>
          </table:table-cell>
          <table:table-cell table:style-name="ce9" office:value-type="float" office:value="54355" calcext:value-type="float">
            <text:p>54355</text:p>
          </table:table-cell>
          <table:table-cell table:style-name="ce9" office:value-type="float" office:value="54356" calcext:value-type="float">
            <text:p>54356</text:p>
          </table:table-cell>
          <table:table-cell table:style-name="ce9" office:value-type="float" office:value="54357" calcext:value-type="float">
            <text:p>54357</text:p>
          </table:table-cell>
          <table:table-cell table:style-name="ce9" office:value-type="float" office:value="54358" calcext:value-type="float">
            <text:p>54358</text:p>
          </table:table-cell>
          <table:table-cell table:style-name="ce9" office:value-type="float" office:value="54359" calcext:value-type="float">
            <text:p>54359</text:p>
          </table:table-cell>
          <table:table-cell table:style-name="ce9" office:value-type="float" office:value="54360" calcext:value-type="float">
            <text:p>54360</text:p>
          </table:table-cell>
          <table:table-cell table:style-name="ce9" office:value-type="float" office:value="54361" calcext:value-type="float">
            <text:p>54361</text:p>
          </table:table-cell>
          <table:table-cell table:style-name="ce9" office:value-type="float" office:value="54362" calcext:value-type="float">
            <text:p>54362</text:p>
          </table:table-cell>
          <table:table-cell table:style-name="ce9" office:value-type="float" office:value="54363" calcext:value-type="float">
            <text:p>54363</text:p>
          </table:table-cell>
          <table:table-cell table:style-name="ce9" office:value-type="float" office:value="54364" calcext:value-type="float">
            <text:p>54364</text:p>
          </table:table-cell>
          <table:table-cell table:style-name="ce9" office:value-type="float" office:value="54365" calcext:value-type="float">
            <text:p>54365</text:p>
          </table:table-cell>
          <table:table-cell table:style-name="ce9" office:value-type="float" office:value="54366" calcext:value-type="float">
            <text:p>54366</text:p>
          </table:table-cell>
          <table:table-cell table:style-name="ce9" office:value-type="float" office:value="54367" calcext:value-type="float">
            <text:p>54367</text:p>
          </table:table-cell>
          <table:table-cell table:style-name="ce9" office:value-type="float" office:value="54368" calcext:value-type="float">
            <text:p>54368</text:p>
          </table:table-cell>
          <table:table-cell table:style-name="ce9" office:value-type="float" office:value="54369" calcext:value-type="float">
            <text:p>54369</text:p>
          </table:table-cell>
          <table:table-cell table:style-name="ce9" office:value-type="float" office:value="54370" calcext:value-type="float">
            <text:p>54370</text:p>
          </table:table-cell>
          <table:table-cell table:style-name="ce9" office:value-type="float" office:value="54371" calcext:value-type="float">
            <text:p>54371</text:p>
          </table:table-cell>
          <table:table-cell table:style-name="ce9" office:value-type="float" office:value="54372" calcext:value-type="float">
            <text:p>54372</text:p>
          </table:table-cell>
          <table:table-cell table:style-name="ce9" office:value-type="float" office:value="54373" calcext:value-type="float">
            <text:p>54373</text:p>
          </table:table-cell>
          <table:table-cell table:style-name="ce9" office:value-type="float" office:value="54374" calcext:value-type="float">
            <text:p>54374</text:p>
          </table:table-cell>
          <table:table-cell table:style-name="ce9" office:value-type="float" office:value="54375" calcext:value-type="float">
            <text:p>54375</text:p>
          </table:table-cell>
          <table:table-cell table:style-name="ce9" office:value-type="float" office:value="54376" calcext:value-type="float">
            <text:p>54376</text:p>
          </table:table-cell>
          <table:table-cell table:style-name="ce9" office:value-type="float" office:value="54377" calcext:value-type="float">
            <text:p>54377</text:p>
          </table:table-cell>
          <table:table-cell table:style-name="ce9" office:value-type="float" office:value="54378" calcext:value-type="float">
            <text:p>54378</text:p>
          </table:table-cell>
          <table:table-cell table:style-name="ce9" office:value-type="float" office:value="54379" calcext:value-type="float">
            <text:p>54379</text:p>
          </table:table-cell>
          <table:table-cell table:style-name="ce9" office:value-type="float" office:value="54380" calcext:value-type="float">
            <text:p>54380</text:p>
          </table:table-cell>
          <table:table-cell table:style-name="ce9" office:value-type="float" office:value="54381" calcext:value-type="float">
            <text:p>54381</text:p>
          </table:table-cell>
          <table:table-cell table:style-name="ce9" office:value-type="float" office:value="54382" calcext:value-type="float">
            <text:p>54382</text:p>
          </table:table-cell>
          <table:table-cell table:style-name="ce9" office:value-type="float" office:value="54383" calcext:value-type="float">
            <text:p>54383</text:p>
          </table:table-cell>
          <table:table-cell table:style-name="ce9" office:value-type="float" office:value="54384" calcext:value-type="float">
            <text:p>54384</text:p>
          </table:table-cell>
          <table:table-cell table:style-name="ce9" office:value-type="float" office:value="54385" calcext:value-type="float">
            <text:p>54385</text:p>
          </table:table-cell>
          <table:table-cell table:style-name="ce9" office:value-type="float" office:value="54386" calcext:value-type="float">
            <text:p>54386</text:p>
          </table:table-cell>
          <table:table-cell table:style-name="ce9" office:value-type="float" office:value="54387" calcext:value-type="float">
            <text:p>54387</text:p>
          </table:table-cell>
          <table:table-cell table:style-name="ce9" office:value-type="float" office:value="54388" calcext:value-type="float">
            <text:p>54388</text:p>
          </table:table-cell>
          <table:table-cell table:style-name="ce9" office:value-type="float" office:value="54389" calcext:value-type="float">
            <text:p>54389</text:p>
          </table:table-cell>
          <table:table-cell table:style-name="ce9" office:value-type="float" office:value="54390" calcext:value-type="float">
            <text:p>54390</text:p>
          </table:table-cell>
          <table:table-cell table:style-name="ce9" office:value-type="float" office:value="54391" calcext:value-type="float">
            <text:p>54391</text:p>
          </table:table-cell>
          <table:table-cell table:style-name="ce9" office:value-type="float" office:value="54392" calcext:value-type="float">
            <text:p>54392</text:p>
          </table:table-cell>
          <table:table-cell table:style-name="ce9" office:value-type="float" office:value="54393" calcext:value-type="float">
            <text:p>54393</text:p>
          </table:table-cell>
          <table:table-cell table:style-name="ce9" office:value-type="float" office:value="54394" calcext:value-type="float">
            <text:p>54394</text:p>
          </table:table-cell>
          <table:table-cell table:style-name="ce9" office:value-type="float" office:value="54395" calcext:value-type="float">
            <text:p>54395</text:p>
          </table:table-cell>
          <table:table-cell table:style-name="ce9" office:value-type="float" office:value="54396" calcext:value-type="float">
            <text:p>54396</text:p>
          </table:table-cell>
          <table:table-cell table:style-name="ce9" office:value-type="float" office:value="54397" calcext:value-type="float">
            <text:p>54397</text:p>
          </table:table-cell>
          <table:table-cell table:style-name="ce9" office:value-type="float" office:value="54398" calcext:value-type="float">
            <text:p>54398</text:p>
          </table:table-cell>
          <table:table-cell table:style-name="ce9" office:value-type="float" office:value="54399" calcext:value-type="float">
            <text:p>54399</text:p>
          </table:table-cell>
          <table:table-cell table:style-name="ce9" office:value-type="string" calcext:value-type="string">
            <text:p>54400v2</text:p>
          </table:table-cell>
          <table:table-cell table:style-name="ce9" office:value-type="float" office:value="54401" calcext:value-type="float">
            <text:p>54401</text:p>
          </table:table-cell>
          <table:table-cell table:style-name="ce9" office:value-type="float" office:value="54402" calcext:value-type="float">
            <text:p>54402</text:p>
          </table:table-cell>
          <table:table-cell table:style-name="ce9" office:value-type="float" office:value="54403" calcext:value-type="float">
            <text:p>54403</text:p>
          </table:table-cell>
          <table:table-cell table:style-name="ce9" office:value-type="float" office:value="54404" calcext:value-type="float">
            <text:p>54404</text:p>
          </table:table-cell>
          <table:table-cell table:style-name="ce9" office:value-type="float" office:value="54405" calcext:value-type="float">
            <text:p>54405</text:p>
          </table:table-cell>
          <table:table-cell table:style-name="ce9" office:value-type="float" office:value="54406" calcext:value-type="float">
            <text:p>54406</text:p>
          </table:table-cell>
          <table:table-cell table:style-name="ce9" office:value-type="float" office:value="54407" calcext:value-type="float">
            <text:p>54407</text:p>
          </table:table-cell>
          <table:table-cell table:style-name="ce9" office:value-type="float" office:value="54408" calcext:value-type="float">
            <text:p>54408</text:p>
          </table:table-cell>
          <table:table-cell table:style-name="ce9" office:value-type="float" office:value="54409" calcext:value-type="float">
            <text:p>54409</text:p>
          </table:table-cell>
          <table:table-cell table:style-name="ce9" office:value-type="float" office:value="54410" calcext:value-type="float">
            <text:p>54410</text:p>
          </table:table-cell>
          <table:table-cell table:style-name="ce9" office:value-type="float" office:value="54411" calcext:value-type="float">
            <text:p>54411</text:p>
          </table:table-cell>
          <table:table-cell table:style-name="ce9" office:value-type="float" office:value="54412" calcext:value-type="float">
            <text:p>54412</text:p>
          </table:table-cell>
          <table:table-cell table:style-name="ce9" office:value-type="float" office:value="54413" calcext:value-type="float">
            <text:p>54413</text:p>
          </table:table-cell>
          <table:table-cell table:style-name="ce9" office:value-type="float" office:value="54414" calcext:value-type="float">
            <text:p>54414</text:p>
          </table:table-cell>
          <table:table-cell table:style-name="ce9" office:value-type="float" office:value="54415" calcext:value-type="float">
            <text:p>54415</text:p>
          </table:table-cell>
          <table:table-cell table:style-name="ce9" office:value-type="float" office:value="54416" calcext:value-type="float">
            <text:p>54416</text:p>
          </table:table-cell>
          <table:table-cell table:style-name="ce9" office:value-type="float" office:value="54417" calcext:value-type="float">
            <text:p>54417</text:p>
          </table:table-cell>
          <table:table-cell table:style-name="ce9" office:value-type="float" office:value="54418" calcext:value-type="float">
            <text:p>54418</text:p>
          </table:table-cell>
          <table:table-cell table:style-name="ce9" office:value-type="float" office:value="54419" calcext:value-type="float">
            <text:p>54419</text:p>
          </table:table-cell>
          <table:table-cell table:style-name="ce9" office:value-type="float" office:value="54420" calcext:value-type="float">
            <text:p>54420</text:p>
          </table:table-cell>
          <table:table-cell table:style-name="ce9" office:value-type="float" office:value="54421" calcext:value-type="float">
            <text:p>54421</text:p>
          </table:table-cell>
          <table:table-cell table:style-name="ce9" office:value-type="float" office:value="54422" calcext:value-type="float">
            <text:p>54422</text:p>
          </table:table-cell>
          <table:table-cell table:style-name="ce9" office:value-type="float" office:value="54423" calcext:value-type="float">
            <text:p>54423</text:p>
          </table:table-cell>
          <table:table-cell table:style-name="ce9" office:value-type="float" office:value="54424" calcext:value-type="float">
            <text:p>54424</text:p>
          </table:table-cell>
          <table:table-cell table:style-name="ce9" office:value-type="float" office:value="54425" calcext:value-type="float">
            <text:p>54425</text:p>
          </table:table-cell>
          <table:table-cell table:style-name="ce9" office:value-type="float" office:value="54426" calcext:value-type="float">
            <text:p>54426</text:p>
          </table:table-cell>
          <table:table-cell table:style-name="ce9" office:value-type="float" office:value="54427" calcext:value-type="float">
            <text:p>54427</text:p>
          </table:table-cell>
          <table:table-cell table:style-name="ce9" office:value-type="float" office:value="54428" calcext:value-type="float">
            <text:p>54428</text:p>
          </table:table-cell>
          <table:table-cell table:style-name="ce9" office:value-type="float" office:value="54429" calcext:value-type="float">
            <text:p>54429</text:p>
          </table:table-cell>
          <table:table-cell table:style-name="ce9" office:value-type="float" office:value="54430" calcext:value-type="float">
            <text:p>54430</text:p>
          </table:table-cell>
          <table:table-cell table:style-name="ce9" office:value-type="float" office:value="54431" calcext:value-type="float">
            <text:p>54431</text:p>
          </table:table-cell>
          <table:table-cell table:style-name="ce9" office:value-type="float" office:value="54432" calcext:value-type="float">
            <text:p>54432</text:p>
          </table:table-cell>
          <table:table-cell table:style-name="ce9" office:value-type="float" office:value="54433" calcext:value-type="float">
            <text:p>54433</text:p>
          </table:table-cell>
          <table:table-cell table:style-name="ce9" office:value-type="float" office:value="54434" calcext:value-type="float">
            <text:p>54434</text:p>
          </table:table-cell>
          <table:table-cell table:style-name="ce9" office:value-type="float" office:value="54435" calcext:value-type="float">
            <text:p>54435</text:p>
          </table:table-cell>
          <table:table-cell table:style-name="ce9" office:value-type="float" office:value="54436" calcext:value-type="float">
            <text:p>54436</text:p>
          </table:table-cell>
          <table:table-cell table:style-name="ce9" office:value-type="float" office:value="54437" calcext:value-type="float">
            <text:p>54437</text:p>
          </table:table-cell>
          <table:table-cell table:style-name="ce9" office:value-type="float" office:value="54438" calcext:value-type="float">
            <text:p>54438</text:p>
          </table:table-cell>
          <table:table-cell table:style-name="ce9" office:value-type="float" office:value="54439" calcext:value-type="float">
            <text:p>54439</text:p>
          </table:table-cell>
          <table:table-cell table:style-name="ce9" office:value-type="float" office:value="54440" calcext:value-type="float">
            <text:p>54440</text:p>
          </table:table-cell>
          <table:table-cell table:style-name="ce9" office:value-type="float" office:value="54441" calcext:value-type="float">
            <text:p>54441</text:p>
          </table:table-cell>
          <table:table-cell table:style-name="ce9" office:value-type="float" office:value="54442" calcext:value-type="float">
            <text:p>54442</text:p>
          </table:table-cell>
          <table:table-cell table:style-name="ce9" office:value-type="float" office:value="54443" calcext:value-type="float">
            <text:p>54443</text:p>
          </table:table-cell>
          <table:table-cell table:style-name="ce9" office:value-type="float" office:value="54444" calcext:value-type="float">
            <text:p>54444</text:p>
          </table:table-cell>
          <table:table-cell table:style-name="ce9" office:value-type="float" office:value="54445" calcext:value-type="float">
            <text:p>54445</text:p>
          </table:table-cell>
          <table:table-cell table:style-name="ce9" office:value-type="float" office:value="54446" calcext:value-type="float">
            <text:p>54446</text:p>
          </table:table-cell>
          <table:table-cell table:style-name="ce9" office:value-type="float" office:value="54447" calcext:value-type="float">
            <text:p>54447</text:p>
          </table:table-cell>
          <table:table-cell table:style-name="ce9" office:value-type="float" office:value="54448" calcext:value-type="float">
            <text:p>54448</text:p>
          </table:table-cell>
          <table:table-cell table:style-name="ce9" office:value-type="float" office:value="54449" calcext:value-type="float">
            <text:p>54449</text:p>
          </table:table-cell>
          <table:table-cell table:style-name="ce9" office:value-type="float" office:value="54450" calcext:value-type="float">
            <text:p>54450</text:p>
          </table:table-cell>
          <table:table-cell table:style-name="ce9" office:value-type="float" office:value="54451" calcext:value-type="float">
            <text:p>54451</text:p>
          </table:table-cell>
          <table:table-cell table:style-name="ce9" office:value-type="float" office:value="54452" calcext:value-type="float">
            <text:p>54452</text:p>
          </table:table-cell>
          <table:table-cell table:style-name="ce9" office:value-type="float" office:value="54453" calcext:value-type="float">
            <text:p>54453</text:p>
          </table:table-cell>
          <table:table-cell table:style-name="ce9" office:value-type="float" office:value="54454" calcext:value-type="float">
            <text:p>54454</text:p>
          </table:table-cell>
          <table:table-cell table:style-name="ce9" office:value-type="float" office:value="54455" calcext:value-type="float">
            <text:p>54455</text:p>
          </table:table-cell>
          <table:table-cell table:style-name="ce9" office:value-type="float" office:value="54456" calcext:value-type="float">
            <text:p>54456</text:p>
          </table:table-cell>
          <table:table-cell table:style-name="ce9" office:value-type="float" office:value="54457" calcext:value-type="float">
            <text:p>54457</text:p>
          </table:table-cell>
          <table:table-cell table:style-name="ce9" office:value-type="float" office:value="54458" calcext:value-type="float">
            <text:p>54458</text:p>
          </table:table-cell>
          <table:table-cell table:style-name="ce9" office:value-type="float" office:value="54459" calcext:value-type="float">
            <text:p>54459</text:p>
          </table:table-cell>
          <table:table-cell table:style-name="ce9" office:value-type="float" office:value="54460" calcext:value-type="float">
            <text:p>54460</text:p>
          </table:table-cell>
          <table:table-cell table:style-name="ce9" office:value-type="float" office:value="54461" calcext:value-type="float">
            <text:p>54461</text:p>
          </table:table-cell>
          <table:table-cell table:style-name="ce9" office:value-type="float" office:value="54462" calcext:value-type="float">
            <text:p>54462</text:p>
          </table:table-cell>
          <table:table-cell table:style-name="ce9" office:value-type="float" office:value="54463" calcext:value-type="float">
            <text:p>54463</text:p>
          </table:table-cell>
          <table:table-cell table:style-name="ce9" office:value-type="float" office:value="54464" calcext:value-type="float">
            <text:p>54464</text:p>
          </table:table-cell>
          <table:table-cell table:style-name="ce9" office:value-type="float" office:value="54465" calcext:value-type="float">
            <text:p>54465</text:p>
          </table:table-cell>
          <table:table-cell table:style-name="ce9" office:value-type="float" office:value="54466" calcext:value-type="float">
            <text:p>54466</text:p>
          </table:table-cell>
          <table:table-cell table:style-name="ce9" office:value-type="float" office:value="54467" calcext:value-type="float">
            <text:p>54467</text:p>
          </table:table-cell>
          <table:table-cell table:style-name="ce9" office:value-type="float" office:value="54468" calcext:value-type="float">
            <text:p>54468</text:p>
          </table:table-cell>
          <table:table-cell table:style-name="ce9" office:value-type="float" office:value="54469" calcext:value-type="float">
            <text:p>54469</text:p>
          </table:table-cell>
          <table:table-cell table:style-name="ce9" office:value-type="float" office:value="54470" calcext:value-type="float">
            <text:p>54470</text:p>
          </table:table-cell>
          <table:table-cell table:style-name="ce9" office:value-type="float" office:value="54471" calcext:value-type="float">
            <text:p>54471</text:p>
          </table:table-cell>
          <table:table-cell table:style-name="ce9" office:value-type="float" office:value="54472" calcext:value-type="float">
            <text:p>54472</text:p>
          </table:table-cell>
          <table:table-cell table:style-name="ce9" office:value-type="float" office:value="54473" calcext:value-type="float">
            <text:p>54473</text:p>
          </table:table-cell>
          <table:table-cell table:style-name="ce9" office:value-type="float" office:value="54474" calcext:value-type="float">
            <text:p>54474</text:p>
          </table:table-cell>
          <table:table-cell table:style-name="ce9" office:value-type="float" office:value="54475" calcext:value-type="float">
            <text:p>54475</text:p>
          </table:table-cell>
          <table:table-cell table:style-name="ce9" office:value-type="float" office:value="54476" calcext:value-type="float">
            <text:p>54476</text:p>
          </table:table-cell>
          <table:table-cell table:style-name="ce9" office:value-type="float" office:value="54477" calcext:value-type="float">
            <text:p>54477</text:p>
          </table:table-cell>
          <table:table-cell table:style-name="ce9" office:value-type="float" office:value="54478" calcext:value-type="float">
            <text:p>54478</text:p>
          </table:table-cell>
          <table:table-cell table:style-name="ce9" office:value-type="float" office:value="54479" calcext:value-type="float">
            <text:p>54479</text:p>
          </table:table-cell>
          <table:table-cell table:style-name="ce9" office:value-type="float" office:value="54480" calcext:value-type="float">
            <text:p>54480</text:p>
          </table:table-cell>
          <table:table-cell table:style-name="ce9" office:value-type="float" office:value="54481" calcext:value-type="float">
            <text:p>54481</text:p>
          </table:table-cell>
          <table:table-cell table:style-name="ce9" table:formula="of:=54482" office:value-type="float" office:value="54482" calcext:value-type="float">
            <text:p>54482</text:p>
          </table:table-cell>
          <table:table-cell table:style-name="ce9" office:value-type="float" office:value="54483" calcext:value-type="float">
            <text:p>54483</text:p>
          </table:table-cell>
          <table:table-cell table:style-name="ce9" office:value-type="float" office:value="54484" calcext:value-type="float">
            <text:p>54484</text:p>
          </table:table-cell>
          <table:table-cell table:style-name="ce9" office:value-type="float" office:value="54485" calcext:value-type="float">
            <text:p>54485</text:p>
          </table:table-cell>
          <table:table-cell table:style-name="ce9" office:value-type="float" office:value="54486" calcext:value-type="float">
            <text:p>54486</text:p>
          </table:table-cell>
          <table:table-cell table:style-name="ce9" office:value-type="float" office:value="54487" calcext:value-type="float">
            <text:p>54487</text:p>
          </table:table-cell>
          <table:table-cell table:style-name="ce9" office:value-type="float" office:value="54488" calcext:value-type="float">
            <text:p>54488</text:p>
          </table:table-cell>
          <table:table-cell table:style-name="ce9" office:value-type="float" office:value="54489" calcext:value-type="float">
            <text:p>54489</text:p>
          </table:table-cell>
          <table:table-cell table:style-name="ce9" office:value-type="float" office:value="54490" calcext:value-type="float">
            <text:p>54490</text:p>
          </table:table-cell>
          <table:table-cell table:style-name="ce9" office:value-type="float" office:value="54491" calcext:value-type="float">
            <text:p>54491</text:p>
          </table:table-cell>
          <table:table-cell table:style-name="ce9" office:value-type="float" office:value="54492" calcext:value-type="float">
            <text:p>54492</text:p>
          </table:table-cell>
          <table:table-cell table:style-name="ce9" office:value-type="float" office:value="54493" calcext:value-type="float">
            <text:p>54493</text:p>
          </table:table-cell>
          <table:table-cell table:style-name="ce9" office:value-type="float" office:value="54494" calcext:value-type="float">
            <text:p>54494</text:p>
          </table:table-cell>
          <table:table-cell table:style-name="ce9" office:value-type="float" office:value="54495" calcext:value-type="float">
            <text:p>54495</text:p>
          </table:table-cell>
          <table:table-cell table:style-name="ce9" office:value-type="float" office:value="54496" calcext:value-type="float">
            <text:p>54496</text:p>
          </table:table-cell>
          <table:table-cell table:style-name="ce9" office:value-type="float" office:value="54497" calcext:value-type="float">
            <text:p>54497</text:p>
          </table:table-cell>
          <table:table-cell table:style-name="ce9" office:value-type="float" office:value="54498" calcext:value-type="float">
            <text:p>54498</text:p>
          </table:table-cell>
          <table:table-cell table:style-name="ce9" office:value-type="float" office:value="54499" calcext:value-type="float">
            <text:p>54499</text:p>
          </table:table-cell>
          <table:table-cell table:style-name="ce9" office:value-type="float" office:value="54500" calcext:value-type="float">
            <text:p>54500</text:p>
          </table:table-cell>
          <table:table-cell table:style-name="ce9" office:value-type="float" office:value="54501" calcext:value-type="float">
            <text:p>54501</text:p>
          </table:table-cell>
          <table:table-cell table:style-name="ce9" office:value-type="float" office:value="54502" calcext:value-type="float">
            <text:p>54502</text:p>
          </table:table-cell>
          <table:table-cell table:style-name="ce9" office:value-type="float" office:value="54503" calcext:value-type="float">
            <text:p>54503</text:p>
          </table:table-cell>
          <table:table-cell table:style-name="ce9" office:value-type="float" office:value="54504" calcext:value-type="float">
            <text:p>54504</text:p>
          </table:table-cell>
          <table:table-cell table:style-name="ce9" office:value-type="float" office:value="54505" calcext:value-type="float">
            <text:p>54505</text:p>
          </table:table-cell>
          <table:table-cell table:style-name="ce9" office:value-type="float" office:value="54506" calcext:value-type="float">
            <text:p>54506</text:p>
          </table:table-cell>
          <table:table-cell table:style-name="ce9" office:value-type="float" office:value="54507" calcext:value-type="float">
            <text:p>54507</text:p>
          </table:table-cell>
          <table:table-cell table:style-name="ce9" office:value-type="float" office:value="54508" calcext:value-type="float">
            <text:p>54508</text:p>
          </table:table-cell>
          <table:table-cell table:style-name="ce9" office:value-type="float" office:value="54509" calcext:value-type="float">
            <text:p>54509</text:p>
          </table:table-cell>
          <table:table-cell table:style-name="ce9" office:value-type="float" office:value="54510" calcext:value-type="float">
            <text:p>54510</text:p>
          </table:table-cell>
          <table:table-cell table:style-name="ce9" office:value-type="float" office:value="54511" calcext:value-type="float">
            <text:p>54511</text:p>
          </table:table-cell>
          <table:table-cell table:style-name="ce9" office:value-type="float" office:value="54512" calcext:value-type="float">
            <text:p>54512</text:p>
          </table:table-cell>
          <table:table-cell table:style-name="ce9" office:value-type="float" office:value="54513" calcext:value-type="float">
            <text:p>54513</text:p>
          </table:table-cell>
          <table:table-cell table:style-name="ce9" office:value-type="float" office:value="54514" calcext:value-type="float">
            <text:p>54514</text:p>
          </table:table-cell>
          <table:table-cell table:style-name="ce9" office:value-type="float" office:value="54515" calcext:value-type="float">
            <text:p>54515</text:p>
          </table:table-cell>
          <table:table-cell table:style-name="ce9" office:value-type="float" office:value="54516" calcext:value-type="float">
            <text:p>54516</text:p>
          </table:table-cell>
          <table:table-cell table:style-name="ce9" office:value-type="float" office:value="54517" calcext:value-type="float">
            <text:p>54517</text:p>
          </table:table-cell>
          <table:table-cell table:style-name="ce9" office:value-type="float" office:value="54518" calcext:value-type="float">
            <text:p>54518</text:p>
          </table:table-cell>
          <table:table-cell table:style-name="ce9" office:value-type="float" office:value="54519" calcext:value-type="float">
            <text:p>54519</text:p>
          </table:table-cell>
          <table:table-cell table:style-name="ce9" office:value-type="float" office:value="54520" calcext:value-type="float">
            <text:p>54520</text:p>
          </table:table-cell>
          <table:table-cell table:style-name="ce9" office:value-type="float" office:value="54521" calcext:value-type="float">
            <text:p>54521</text:p>
          </table:table-cell>
          <table:table-cell table:style-name="ce9" office:value-type="float" office:value="54522" calcext:value-type="float">
            <text:p>54522</text:p>
          </table:table-cell>
          <table:table-cell table:style-name="ce9" office:value-type="float" office:value="54523" calcext:value-type="float">
            <text:p>54523</text:p>
          </table:table-cell>
          <table:table-cell table:style-name="ce9" office:value-type="float" office:value="54524" calcext:value-type="float">
            <text:p>54524</text:p>
          </table:table-cell>
          <table:table-cell table:style-name="ce9" office:value-type="float" office:value="54525" calcext:value-type="float">
            <text:p>54525</text:p>
          </table:table-cell>
          <table:table-cell table:style-name="ce9" office:value-type="float" office:value="54526" calcext:value-type="float">
            <text:p>54526</text:p>
          </table:table-cell>
          <table:table-cell table:style-name="ce9" office:value-type="float" office:value="54527" calcext:value-type="float">
            <text:p>54527</text:p>
          </table:table-cell>
          <table:table-cell table:style-name="ce9" office:value-type="float" office:value="54528" calcext:value-type="float">
            <text:p>54528</text:p>
          </table:table-cell>
          <table:table-cell table:style-name="ce9" office:value-type="float" office:value="54529" calcext:value-type="float">
            <text:p>54529</text:p>
          </table:table-cell>
          <table:table-cell table:style-name="ce9" office:value-type="float" office:value="54530" calcext:value-type="float">
            <text:p>54530</text:p>
          </table:table-cell>
          <table:table-cell table:style-name="ce9" office:value-type="float" office:value="54531" calcext:value-type="float">
            <text:p>54531</text:p>
          </table:table-cell>
          <table:table-cell table:style-name="ce9" office:value-type="float" office:value="54532" calcext:value-type="float">
            <text:p>54532</text:p>
          </table:table-cell>
          <table:table-cell table:style-name="ce38" office:value-type="float" office:value="54533" calcext:value-type="float">
            <text:p>54533</text:p>
          </table:table-cell>
          <table:table-cell table:style-name="ce38" office:value-type="float" office:value="54534" calcext:value-type="float">
            <text:p>54534</text:p>
          </table:table-cell>
          <table:table-cell table:style-name="ce38" office:value-type="float" office:value="54535" calcext:value-type="float">
            <text:p>54535</text:p>
          </table:table-cell>
          <table:table-cell table:style-name="ce38" office:value-type="float" office:value="54536" calcext:value-type="float">
            <text:p>54536</text:p>
          </table:table-cell>
          <table:table-cell table:style-name="ce38" office:value-type="float" office:value="54537" calcext:value-type="float">
            <text:p>54537</text:p>
          </table:table-cell>
          <table:table-cell table:style-name="ce38" office:value-type="float" office:value="54538" calcext:value-type="float">
            <text:p>54538</text:p>
          </table:table-cell>
          <table:table-cell table:style-name="ce38" office:value-type="float" office:value="54539" calcext:value-type="float">
            <text:p>54539</text:p>
          </table:table-cell>
          <table:table-cell table:style-name="ce38" office:value-type="float" office:value="54540" calcext:value-type="float">
            <text:p>54540</text:p>
          </table:table-cell>
          <table:table-cell table:style-name="ce38" office:value-type="float" office:value="54541" calcext:value-type="float">
            <text:p>54541</text:p>
          </table:table-cell>
          <table:table-cell table:style-name="ce38" office:value-type="float" office:value="54542" calcext:value-type="float">
            <text:p>54542</text:p>
          </table:table-cell>
          <table:table-cell table:style-name="ce9" office:value-type="float" office:value="54543" calcext:value-type="float">
            <text:p>54543</text:p>
          </table:table-cell>
          <table:table-cell table:style-name="ce9" office:value-type="float" office:value="54544" calcext:value-type="float">
            <text:p>54544</text:p>
          </table:table-cell>
          <table:table-cell table:style-name="ce9" office:value-type="float" office:value="54545" calcext:value-type="float">
            <text:p>54545</text:p>
          </table:table-cell>
          <table:table-cell table:style-name="ce9" office:value-type="float" office:value="54546" calcext:value-type="float">
            <text:p>54546</text:p>
          </table:table-cell>
          <table:table-cell table:style-name="ce9" office:value-type="float" office:value="54547" calcext:value-type="float">
            <text:p>54547</text:p>
          </table:table-cell>
          <table:table-cell table:style-name="ce9" office:value-type="float" office:value="54548" calcext:value-type="float">
            <text:p>54548</text:p>
          </table:table-cell>
          <table:table-cell table:style-name="ce9" office:value-type="float" office:value="54549" calcext:value-type="float">
            <text:p>54549</text:p>
          </table:table-cell>
          <table:table-cell table:style-name="ce9" office:value-type="float" office:value="54550" calcext:value-type="float">
            <text:p>54550</text:p>
          </table:table-cell>
          <table:table-cell table:style-name="ce9" office:value-type="float" office:value="54551" calcext:value-type="float">
            <text:p>54551</text:p>
          </table:table-cell>
          <table:table-cell table:style-name="ce9" office:value-type="float" office:value="54552" calcext:value-type="float">
            <text:p>54552</text:p>
          </table:table-cell>
          <table:table-cell table:style-name="ce9" office:value-type="float" office:value="54553" calcext:value-type="float">
            <text:p>54553</text:p>
          </table:table-cell>
          <table:table-cell table:style-name="ce9" office:value-type="float" office:value="54554" calcext:value-type="float">
            <text:p>54554</text:p>
          </table:table-cell>
          <table:table-cell table:style-name="ce9" office:value-type="float" office:value="54555" calcext:value-type="float">
            <text:p>54555</text:p>
          </table:table-cell>
          <table:table-cell table:style-name="ce9" office:value-type="float" office:value="54556" calcext:value-type="float">
            <text:p>54556</text:p>
          </table:table-cell>
          <table:table-cell table:style-name="ce9" office:value-type="float" office:value="54557" calcext:value-type="float">
            <text:p>54557</text:p>
          </table:table-cell>
          <table:table-cell table:style-name="ce9" office:value-type="float" office:value="54558" calcext:value-type="float">
            <text:p>54558</text:p>
          </table:table-cell>
          <table:table-cell table:style-name="ce9" office:value-type="float" office:value="54559" calcext:value-type="float">
            <text:p>54559</text:p>
          </table:table-cell>
          <table:table-cell table:style-name="ce9" office:value-type="float" office:value="54560" calcext:value-type="float">
            <text:p>54560</text:p>
          </table:table-cell>
          <table:table-cell table:style-name="ce9" office:value-type="float" office:value="54561" calcext:value-type="float">
            <text:p>54561</text:p>
          </table:table-cell>
          <table:table-cell table:style-name="ce9" office:value-type="float" office:value="54562" calcext:value-type="float">
            <text:p>54562</text:p>
          </table:table-cell>
          <table:table-cell table:style-name="ce9" office:value-type="float" office:value="54563" calcext:value-type="float">
            <text:p>54563</text:p>
          </table:table-cell>
          <table:table-cell table:style-name="ce9" office:value-type="float" office:value="54564" calcext:value-type="float">
            <text:p>54564</text:p>
          </table:table-cell>
          <table:table-cell table:style-name="ce9" office:value-type="float" office:value="54565" calcext:value-type="float">
            <text:p>54565</text:p>
          </table:table-cell>
          <table:table-cell table:style-name="ce9" office:value-type="float" office:value="54566" calcext:value-type="float">
            <text:p>54566</text:p>
          </table:table-cell>
          <table:table-cell table:style-name="ce9" office:value-type="float" office:value="54567" calcext:value-type="float">
            <text:p>54567</text:p>
          </table:table-cell>
          <table:table-cell table:style-name="ce9" office:value-type="float" office:value="54568" calcext:value-type="float">
            <text:p>54568</text:p>
          </table:table-cell>
          <table:table-cell table:style-name="ce9" office:value-type="float" office:value="54569" calcext:value-type="float">
            <text:p>54569</text:p>
          </table:table-cell>
          <table:table-cell table:style-name="ce9" office:value-type="float" office:value="54570" calcext:value-type="float">
            <text:p>54570</text:p>
          </table:table-cell>
          <table:table-cell table:style-name="ce9" office:value-type="float" office:value="54571" calcext:value-type="float">
            <text:p>54571</text:p>
          </table:table-cell>
          <table:table-cell table:style-name="ce9" office:value-type="float" office:value="54572" calcext:value-type="float">
            <text:p>54572</text:p>
          </table:table-cell>
          <table:table-cell table:style-name="ce9" office:value-type="float" office:value="54573" calcext:value-type="float">
            <text:p>54573</text:p>
          </table:table-cell>
          <table:table-cell table:style-name="ce9" office:value-type="float" office:value="54574" calcext:value-type="float">
            <text:p>54574</text:p>
          </table:table-cell>
          <table:table-cell table:style-name="ce9" office:value-type="float" office:value="54575" calcext:value-type="float">
            <text:p>54575</text:p>
          </table:table-cell>
          <table:table-cell table:style-name="ce9" office:value-type="float" office:value="54576" calcext:value-type="float">
            <text:p>54576</text:p>
          </table:table-cell>
          <table:table-cell table:style-name="ce9" office:value-type="float" office:value="54577" calcext:value-type="float">
            <text:p>54577</text:p>
          </table:table-cell>
          <table:table-cell table:style-name="ce9" office:value-type="float" office:value="54578" calcext:value-type="float">
            <text:p>54578</text:p>
          </table:table-cell>
          <table:table-cell table:style-name="ce9" office:value-type="float" office:value="54579" calcext:value-type="float">
            <text:p>54579</text:p>
          </table:table-cell>
          <table:table-cell table:style-name="ce9" office:value-type="float" office:value="54580" calcext:value-type="float">
            <text:p>54580</text:p>
          </table:table-cell>
          <table:table-cell table:style-name="ce9" office:value-type="float" office:value="54581" calcext:value-type="float">
            <text:p>54581</text:p>
          </table:table-cell>
          <table:table-cell table:style-name="ce9" office:value-type="float" office:value="54582" calcext:value-type="float">
            <text:p>54582</text:p>
          </table:table-cell>
          <table:table-cell table:style-name="ce9" office:value-type="float" office:value="54583" calcext:value-type="float">
            <text:p>54583</text:p>
          </table:table-cell>
          <table:table-cell table:style-name="ce9" office:value-type="float" office:value="54584" calcext:value-type="float">
            <text:p>54584</text:p>
          </table:table-cell>
          <table:table-cell table:style-name="ce9" office:value-type="float" office:value="54585" calcext:value-type="float">
            <text:p>54585</text:p>
          </table:table-cell>
          <table:table-cell table:style-name="ce9" office:value-type="float" office:value="54586" calcext:value-type="float">
            <text:p>54586</text:p>
          </table:table-cell>
          <table:table-cell table:style-name="ce9" office:value-type="float" office:value="54587" calcext:value-type="float">
            <text:p>54587</text:p>
          </table:table-cell>
          <table:table-cell table:style-name="ce9" office:value-type="float" office:value="54588" calcext:value-type="float">
            <text:p>54588</text:p>
          </table:table-cell>
          <table:table-cell table:style-name="ce9" office:value-type="float" office:value="54589" calcext:value-type="float">
            <text:p>54589</text:p>
          </table:table-cell>
          <table:table-cell table:style-name="ce9" office:value-type="float" office:value="54590" calcext:value-type="float">
            <text:p>54590</text:p>
          </table:table-cell>
          <table:table-cell table:style-name="ce9" office:value-type="float" office:value="54591" calcext:value-type="float">
            <text:p>54591</text:p>
          </table:table-cell>
          <table:table-cell table:style-name="ce9" office:value-type="float" office:value="54592" calcext:value-type="float">
            <text:p>54592</text:p>
          </table:table-cell>
          <table:table-cell table:style-name="ce9" office:value-type="float" office:value="54593" calcext:value-type="float">
            <text:p>54593</text:p>
          </table:table-cell>
          <table:table-cell table:style-name="ce9" office:value-type="float" office:value="54594" calcext:value-type="float">
            <text:p>54594</text:p>
          </table:table-cell>
          <table:table-cell table:style-name="ce9" office:value-type="float" office:value="54595" calcext:value-type="float">
            <text:p>54595</text:p>
          </table:table-cell>
          <table:table-cell table:style-name="ce9" office:value-type="float" office:value="54596" calcext:value-type="float">
            <text:p>54596</text:p>
          </table:table-cell>
          <table:table-cell table:style-name="ce9" office:value-type="float" office:value="54597" calcext:value-type="float">
            <text:p>54597</text:p>
          </table:table-cell>
          <table:table-cell table:style-name="ce9" office:value-type="float" office:value="54598" calcext:value-type="float">
            <text:p>54598</text:p>
          </table:table-cell>
          <table:table-cell table:style-name="ce9" office:value-type="float" office:value="54599" calcext:value-type="float">
            <text:p>54599</text:p>
          </table:table-cell>
          <table:table-cell table:style-name="ce9" office:value-type="float" office:value="54600" calcext:value-type="float">
            <text:p>54600</text:p>
          </table:table-cell>
          <table:table-cell table:style-name="ce9" office:value-type="float" office:value="54601" calcext:value-type="float">
            <text:p>54601</text:p>
          </table:table-cell>
          <table:table-cell table:style-name="ce9" office:value-type="float" office:value="54602" calcext:value-type="float">
            <text:p>54602</text:p>
          </table:table-cell>
          <table:table-cell table:style-name="ce9" office:value-type="float" office:value="54603" calcext:value-type="float">
            <text:p>54603</text:p>
          </table:table-cell>
          <table:table-cell table:style-name="ce9" office:value-type="float" office:value="54604" calcext:value-type="float">
            <text:p>54604</text:p>
          </table:table-cell>
          <table:table-cell table:style-name="ce9" office:value-type="float" office:value="54605" calcext:value-type="float">
            <text:p>54605</text:p>
          </table:table-cell>
          <table:table-cell table:style-name="ce9" office:value-type="float" office:value="54606" calcext:value-type="float">
            <text:p>54606</text:p>
          </table:table-cell>
          <table:table-cell table:style-name="ce9" office:value-type="float" office:value="54607" calcext:value-type="float">
            <text:p>54607</text:p>
          </table:table-cell>
          <table:table-cell table:style-name="ce9" office:value-type="float" office:value="54608" calcext:value-type="float">
            <text:p>54608</text:p>
          </table:table-cell>
          <table:table-cell table:style-name="ce9" office:value-type="float" office:value="54609" calcext:value-type="float">
            <text:p>54609</text:p>
          </table:table-cell>
          <table:table-cell table:style-name="ce9" office:value-type="float" office:value="54610" calcext:value-type="float">
            <text:p>54610</text:p>
          </table:table-cell>
          <table:table-cell table:style-name="ce9" office:value-type="float" office:value="54611" calcext:value-type="float">
            <text:p>54611</text:p>
          </table:table-cell>
          <table:table-cell table:style-name="ce9" office:value-type="float" office:value="54612" calcext:value-type="float">
            <text:p>54612</text:p>
          </table:table-cell>
          <table:table-cell table:style-name="ce9" office:value-type="float" office:value="54613" calcext:value-type="float">
            <text:p>54613</text:p>
          </table:table-cell>
          <table:table-cell table:style-name="ce9" office:value-type="float" office:value="54614" calcext:value-type="float">
            <text:p>54614</text:p>
          </table:table-cell>
          <table:table-cell table:style-name="ce9" office:value-type="float" office:value="54615" calcext:value-type="float">
            <text:p>54615</text:p>
          </table:table-cell>
          <table:table-cell table:style-name="ce9" office:value-type="float" office:value="54616" calcext:value-type="float">
            <text:p>54616</text:p>
          </table:table-cell>
          <table:table-cell table:style-name="ce9" office:value-type="float" office:value="54617" calcext:value-type="float">
            <text:p>54617</text:p>
          </table:table-cell>
          <table:table-cell table:style-name="ce9" office:value-type="float" office:value="54618" calcext:value-type="float">
            <text:p>54618</text:p>
          </table:table-cell>
          <table:table-cell table:style-name="ce9" office:value-type="float" office:value="54619" calcext:value-type="float">
            <text:p>54619</text:p>
          </table:table-cell>
          <table:table-cell table:style-name="ce9" office:value-type="float" office:value="54620" calcext:value-type="float">
            <text:p>54620</text:p>
          </table:table-cell>
          <table:table-cell table:style-name="ce9" office:value-type="float" office:value="54621" calcext:value-type="float">
            <text:p>54621</text:p>
          </table:table-cell>
          <table:table-cell table:style-name="ce9" office:value-type="float" office:value="54622" calcext:value-type="float">
            <text:p>54622</text:p>
          </table:table-cell>
          <table:table-cell table:style-name="ce9" office:value-type="float" office:value="54623" calcext:value-type="float">
            <text:p>54623</text:p>
          </table:table-cell>
          <table:table-cell table:style-name="ce9" office:value-type="float" office:value="54624" calcext:value-type="float">
            <text:p>54624</text:p>
          </table:table-cell>
          <table:table-cell table:style-name="ce9" office:value-type="float" office:value="54625" calcext:value-type="float">
            <text:p>54625</text:p>
          </table:table-cell>
          <table:table-cell table:style-name="ce9" office:value-type="float" office:value="54626" calcext:value-type="float">
            <text:p>54626</text:p>
          </table:table-cell>
          <table:table-cell table:style-name="ce9" office:value-type="float" office:value="54627" calcext:value-type="float">
            <text:p>54627</text:p>
          </table:table-cell>
          <table:table-cell table:style-name="ce9" office:value-type="float" office:value="54628" calcext:value-type="float">
            <text:p>54628</text:p>
          </table:table-cell>
          <table:table-cell table:style-name="ce9" office:value-type="float" office:value="54629" calcext:value-type="float">
            <text:p>54629</text:p>
          </table:table-cell>
          <table:table-cell table:style-name="ce9" office:value-type="float" office:value="54630" calcext:value-type="float">
            <text:p>54630</text:p>
          </table:table-cell>
          <table:table-cell table:style-name="ce9" office:value-type="float" office:value="54631" calcext:value-type="float">
            <text:p>54631</text:p>
          </table:table-cell>
          <table:table-cell table:style-name="ce9" office:value-type="float" office:value="54632" calcext:value-type="float">
            <text:p>54632</text:p>
          </table:table-cell>
          <table:table-cell table:style-name="ce9" office:value-type="float" office:value="54633" calcext:value-type="float">
            <text:p>54633</text:p>
          </table:table-cell>
          <table:table-cell table:style-name="ce9" office:value-type="float" office:value="54634" calcext:value-type="float">
            <text:p>54634</text:p>
          </table:table-cell>
          <table:table-cell table:style-name="ce9" office:value-type="float" office:value="54635" calcext:value-type="float">
            <text:p>54635</text:p>
          </table:table-cell>
          <table:table-cell table:style-name="ce9" office:value-type="float" office:value="54636" calcext:value-type="float">
            <text:p>54636</text:p>
          </table:table-cell>
          <table:table-cell table:style-name="ce9" office:value-type="float" office:value="54637" calcext:value-type="float">
            <text:p>54637</text:p>
          </table:table-cell>
          <table:table-cell table:style-name="ce9" office:value-type="float" office:value="54638" calcext:value-type="float">
            <text:p>54638</text:p>
          </table:table-cell>
          <table:table-cell table:style-name="ce9" office:value-type="float" office:value="54639" calcext:value-type="float">
            <text:p>54639</text:p>
          </table:table-cell>
          <table:table-cell table:style-name="ce9" office:value-type="float" office:value="54640" calcext:value-type="float">
            <text:p>54640</text:p>
          </table:table-cell>
          <table:table-cell table:style-name="ce9" office:value-type="float" office:value="54641" calcext:value-type="float">
            <text:p>54641</text:p>
          </table:table-cell>
          <table:table-cell table:style-name="ce9" office:value-type="float" office:value="54642" calcext:value-type="float">
            <text:p>54642</text:p>
          </table:table-cell>
          <table:table-cell table:style-name="ce9" office:value-type="float" office:value="54643" calcext:value-type="float">
            <text:p>54643</text:p>
          </table:table-cell>
          <table:table-cell table:style-name="ce9" office:value-type="float" office:value="54644" calcext:value-type="float">
            <text:p>54644</text:p>
          </table:table-cell>
          <table:table-cell table:style-name="ce9" office:value-type="float" office:value="54645" calcext:value-type="float">
            <text:p>54645</text:p>
          </table:table-cell>
          <table:table-cell table:style-name="ce9" office:value-type="float" office:value="54646" calcext:value-type="float">
            <text:p>54646</text:p>
          </table:table-cell>
          <table:table-cell table:style-name="ce9" office:value-type="float" office:value="54647" calcext:value-type="float">
            <text:p>54647</text:p>
          </table:table-cell>
          <table:table-cell table:style-name="ce9" office:value-type="float" office:value="54648" calcext:value-type="float">
            <text:p>54648</text:p>
          </table:table-cell>
          <table:table-cell table:style-name="ce9" office:value-type="float" office:value="54649" calcext:value-type="float">
            <text:p>54649</text:p>
          </table:table-cell>
          <table:table-cell table:style-name="ce9" office:value-type="float" office:value="54650" calcext:value-type="float">
            <text:p>54650</text:p>
          </table:table-cell>
          <table:table-cell table:style-name="ce9" office:value-type="float" office:value="54651" calcext:value-type="float">
            <text:p>54651</text:p>
          </table:table-cell>
          <table:table-cell table:style-name="ce9" office:value-type="float" office:value="54652" calcext:value-type="float">
            <text:p>54652</text:p>
          </table:table-cell>
          <table:table-cell table:style-name="ce9" office:value-type="float" office:value="54653" calcext:value-type="float">
            <text:p>54653</text:p>
          </table:table-cell>
          <table:table-cell table:style-name="ce9" office:value-type="float" office:value="54654" calcext:value-type="float">
            <text:p>54654</text:p>
          </table:table-cell>
          <table:table-cell table:style-name="ce9" office:value-type="float" office:value="54655" calcext:value-type="float">
            <text:p>54655</text:p>
          </table:table-cell>
          <table:table-cell table:style-name="ce9" office:value-type="float" office:value="54656" calcext:value-type="float">
            <text:p>54656</text:p>
          </table:table-cell>
          <table:table-cell table:style-name="ce9" office:value-type="float" office:value="54657" calcext:value-type="float">
            <text:p>54657</text:p>
          </table:table-cell>
          <table:table-cell table:style-name="ce9" office:value-type="float" office:value="54658" calcext:value-type="float">
            <text:p>54658</text:p>
          </table:table-cell>
          <table:table-cell table:style-name="ce9" office:value-type="float" office:value="54659" calcext:value-type="float">
            <text:p>54659</text:p>
          </table:table-cell>
          <table:table-cell table:style-name="ce9" office:value-type="float" office:value="54660" calcext:value-type="float">
            <text:p>54660</text:p>
          </table:table-cell>
          <table:table-cell table:style-name="ce9" office:value-type="float" office:value="54661" calcext:value-type="float">
            <text:p>54661</text:p>
          </table:table-cell>
          <table:table-cell table:style-name="ce9" office:value-type="float" office:value="54662" calcext:value-type="float">
            <text:p>54662</text:p>
          </table:table-cell>
          <table:table-cell table:style-name="ce9" office:value-type="float" office:value="54663" calcext:value-type="float">
            <text:p>54663</text:p>
          </table:table-cell>
          <table:table-cell table:style-name="ce9" office:value-type="float" office:value="54664" calcext:value-type="float">
            <text:p>54664</text:p>
          </table:table-cell>
          <table:table-cell table:style-name="ce9" office:value-type="float" office:value="54665" calcext:value-type="float">
            <text:p>54665</text:p>
          </table:table-cell>
          <table:table-cell table:style-name="ce9" office:value-type="float" office:value="54666" calcext:value-type="float">
            <text:p>54666</text:p>
          </table:table-cell>
          <table:table-cell table:style-name="ce9" office:value-type="float" office:value="54667" calcext:value-type="float">
            <text:p>54667</text:p>
          </table:table-cell>
          <table:table-cell table:style-name="ce9" office:value-type="float" office:value="54668" calcext:value-type="float">
            <text:p>54668</text:p>
          </table:table-cell>
          <table:table-cell table:style-name="ce9" office:value-type="float" office:value="54669" calcext:value-type="float">
            <text:p>54669</text:p>
          </table:table-cell>
          <table:table-cell table:style-name="ce9" office:value-type="float" office:value="54670" calcext:value-type="float">
            <text:p>54670</text:p>
          </table:table-cell>
          <table:table-cell table:style-name="ce9" office:value-type="float" office:value="54671" calcext:value-type="float">
            <text:p>54671</text:p>
          </table:table-cell>
          <table:table-cell table:style-name="ce9" office:value-type="float" office:value="54672" calcext:value-type="float">
            <text:p>54672</text:p>
          </table:table-cell>
          <table:table-cell table:style-name="ce9" office:value-type="float" office:value="54673" calcext:value-type="float">
            <text:p>54673</text:p>
          </table:table-cell>
          <table:table-cell table:style-name="ce9" office:value-type="float" office:value="54674" calcext:value-type="float">
            <text:p>54674</text:p>
          </table:table-cell>
          <table:table-cell table:style-name="ce9" office:value-type="float" office:value="54675" calcext:value-type="float">
            <text:p>54675</text:p>
          </table:table-cell>
          <table:table-cell table:style-name="ce9" office:value-type="float" office:value="54676" calcext:value-type="float">
            <text:p>54676</text:p>
          </table:table-cell>
          <table:table-cell table:style-name="ce9" office:value-type="float" office:value="54677" calcext:value-type="float">
            <text:p>54677</text:p>
          </table:table-cell>
          <table:table-cell table:style-name="ce9" office:value-type="float" office:value="54678" calcext:value-type="float">
            <text:p>54678</text:p>
          </table:table-cell>
          <table:table-cell table:style-name="ce9" office:value-type="float" office:value="54679" calcext:value-type="float">
            <text:p>54679</text:p>
          </table:table-cell>
          <table:table-cell table:style-name="ce9" office:value-type="float" office:value="54680" calcext:value-type="float">
            <text:p>54680</text:p>
          </table:table-cell>
          <table:table-cell table:style-name="ce9" office:value-type="float" office:value="54681" calcext:value-type="float">
            <text:p>54681</text:p>
          </table:table-cell>
          <table:table-cell table:style-name="ce9" office:value-type="float" office:value="54682" calcext:value-type="float">
            <text:p>54682</text:p>
          </table:table-cell>
          <table:table-cell table:style-name="ce9" office:value-type="float" office:value="54683" calcext:value-type="float">
            <text:p>54683</text:p>
          </table:table-cell>
          <table:table-cell table:style-name="ce9" office:value-type="float" office:value="54684" calcext:value-type="float">
            <text:p>54684</text:p>
          </table:table-cell>
          <table:table-cell table:style-name="ce9" office:value-type="float" office:value="54685" calcext:value-type="float">
            <text:p>54685</text:p>
          </table:table-cell>
          <table:table-cell table:style-name="ce9" office:value-type="float" office:value="54686" calcext:value-type="float">
            <text:p>54686</text:p>
          </table:table-cell>
          <table:table-cell table:style-name="ce9" office:value-type="float" office:value="54687" calcext:value-type="float">
            <text:p>54687</text:p>
          </table:table-cell>
          <table:table-cell table:style-name="ce9" office:value-type="float" office:value="54688" calcext:value-type="float">
            <text:p>54688</text:p>
          </table:table-cell>
          <table:table-cell table:style-name="ce9" office:value-type="float" office:value="54689" calcext:value-type="float">
            <text:p>54689</text:p>
          </table:table-cell>
          <table:table-cell table:style-name="ce9" office:value-type="float" office:value="54690" calcext:value-type="float">
            <text:p>54690</text:p>
          </table:table-cell>
          <table:table-cell table:style-name="ce9" office:value-type="float" office:value="54691" calcext:value-type="float">
            <text:p>54691</text:p>
          </table:table-cell>
          <table:table-cell table:style-name="ce9" office:value-type="float" office:value="54692" calcext:value-type="float">
            <text:p>54692</text:p>
          </table:table-cell>
          <table:table-cell table:style-name="ce9" office:value-type="float" office:value="54693" calcext:value-type="float">
            <text:p>54693</text:p>
          </table:table-cell>
          <table:table-cell table:style-name="ce9" office:value-type="float" office:value="54694" calcext:value-type="float">
            <text:p>54694</text:p>
          </table:table-cell>
          <table:table-cell table:style-name="ce9" office:value-type="float" office:value="54695" calcext:value-type="float">
            <text:p>54695</text:p>
          </table:table-cell>
          <table:table-cell table:style-name="ce9" office:value-type="float" office:value="54696" calcext:value-type="float">
            <text:p>54696</text:p>
          </table:table-cell>
          <table:table-cell table:style-name="ce9" office:value-type="float" office:value="54697" calcext:value-type="float">
            <text:p>54697</text:p>
          </table:table-cell>
          <table:table-cell table:style-name="ce9" office:value-type="float" office:value="54698" calcext:value-type="float">
            <text:p>54698</text:p>
          </table:table-cell>
          <table:table-cell table:style-name="ce9" office:value-type="float" office:value="54699" calcext:value-type="float">
            <text:p>54699</text:p>
          </table:table-cell>
          <table:table-cell table:style-name="ce9" office:value-type="float" office:value="54700" calcext:value-type="float">
            <text:p>54700</text:p>
          </table:table-cell>
          <table:table-cell table:style-name="ce9" office:value-type="float" office:value="54701" calcext:value-type="float">
            <text:p>54701</text:p>
          </table:table-cell>
          <table:table-cell table:style-name="ce9" office:value-type="float" office:value="54702" calcext:value-type="float">
            <text:p>54702</text:p>
          </table:table-cell>
          <table:table-cell table:style-name="ce9" office:value-type="float" office:value="54703" calcext:value-type="float">
            <text:p>54703</text:p>
          </table:table-cell>
          <table:table-cell table:style-name="ce9" office:value-type="float" office:value="54704" calcext:value-type="float">
            <text:p>54704</text:p>
          </table:table-cell>
          <table:table-cell table:style-name="ce9" office:value-type="float" office:value="54705" calcext:value-type="float">
            <text:p>54705</text:p>
          </table:table-cell>
          <table:table-cell table:style-name="ce9" office:value-type="float" office:value="54706" calcext:value-type="float">
            <text:p>54706</text:p>
          </table:table-cell>
          <table:table-cell table:style-name="ce9" office:value-type="float" office:value="54707" calcext:value-type="float">
            <text:p>54707</text:p>
          </table:table-cell>
          <table:table-cell table:style-name="ce9" office:value-type="float" office:value="54708" calcext:value-type="float">
            <text:p>54708</text:p>
          </table:table-cell>
          <table:table-cell table:style-name="ce9" office:value-type="float" office:value="54709" calcext:value-type="float">
            <text:p>54709</text:p>
          </table:table-cell>
          <table:table-cell table:style-name="ce9" office:value-type="float" office:value="54710" calcext:value-type="float">
            <text:p>54710</text:p>
          </table:table-cell>
          <table:table-cell table:style-name="ce9" office:value-type="float" office:value="54711" calcext:value-type="float">
            <text:p>54711</text:p>
          </table:table-cell>
          <table:table-cell table:style-name="ce9" office:value-type="float" office:value="54712" calcext:value-type="float">
            <text:p>54712</text:p>
          </table:table-cell>
          <table:table-cell table:style-name="ce9" office:value-type="float" office:value="54713" calcext:value-type="float">
            <text:p>54713</text:p>
          </table:table-cell>
          <table:table-cell table:style-name="ce9" office:value-type="float" office:value="54714" calcext:value-type="float">
            <text:p>54714</text:p>
          </table:table-cell>
          <table:table-cell table:style-name="ce9" office:value-type="float" office:value="54715" calcext:value-type="float">
            <text:p>54715</text:p>
          </table:table-cell>
          <table:table-cell table:style-name="ce9" office:value-type="float" office:value="54716" calcext:value-type="float">
            <text:p>54716</text:p>
          </table:table-cell>
          <table:table-cell table:style-name="ce9" office:value-type="float" office:value="54717" calcext:value-type="float">
            <text:p>54717</text:p>
          </table:table-cell>
          <table:table-cell table:style-name="ce9" office:value-type="float" office:value="54718" calcext:value-type="float">
            <text:p>54718</text:p>
          </table:table-cell>
          <table:table-cell table:style-name="ce9" office:value-type="float" office:value="54719" calcext:value-type="float">
            <text:p>54719</text:p>
          </table:table-cell>
          <table:table-cell table:style-name="ce9" office:value-type="float" office:value="54720" calcext:value-type="float">
            <text:p>54720</text:p>
          </table:table-cell>
          <table:table-cell table:style-name="ce9" office:value-type="float" office:value="54721" calcext:value-type="float">
            <text:p>54721</text:p>
          </table:table-cell>
          <table:table-cell table:style-name="ce9" office:value-type="float" office:value="54722" calcext:value-type="float">
            <text:p>54722</text:p>
          </table:table-cell>
          <table:table-cell table:style-name="ce9" office:value-type="float" office:value="54723" calcext:value-type="float">
            <text:p>54723</text:p>
          </table:table-cell>
          <table:table-cell table:style-name="ce9" office:value-type="float" office:value="54724" calcext:value-type="float">
            <text:p>54724</text:p>
          </table:table-cell>
          <table:table-cell table:style-name="ce9" office:value-type="float" office:value="54725" calcext:value-type="float">
            <text:p>54725</text:p>
          </table:table-cell>
          <table:table-cell table:style-name="ce9" office:value-type="float" office:value="54726" calcext:value-type="float">
            <text:p>54726</text:p>
          </table:table-cell>
          <table:table-cell table:style-name="ce9" office:value-type="float" office:value="54727" calcext:value-type="float">
            <text:p>54727</text:p>
          </table:table-cell>
          <table:table-cell table:style-name="ce9" office:value-type="float" office:value="54728" calcext:value-type="float">
            <text:p>54728</text:p>
          </table:table-cell>
          <table:table-cell table:style-name="ce9" office:value-type="float" office:value="54729" calcext:value-type="float">
            <text:p>54729</text:p>
          </table:table-cell>
          <table:table-cell table:style-name="ce9" office:value-type="float" office:value="54730" calcext:value-type="float">
            <text:p>54730</text:p>
          </table:table-cell>
          <table:table-cell table:style-name="ce9" office:value-type="float" office:value="54731" calcext:value-type="float">
            <text:p>54731</text:p>
          </table:table-cell>
          <table:table-cell table:style-name="ce9" office:value-type="float" office:value="54732" calcext:value-type="float">
            <text:p>54732</text:p>
          </table:table-cell>
          <table:table-cell table:style-name="ce9" office:value-type="float" office:value="54733" calcext:value-type="float">
            <text:p>54733</text:p>
          </table:table-cell>
          <table:table-cell table:style-name="ce9" office:value-type="float" office:value="54734" calcext:value-type="float">
            <text:p>54734</text:p>
          </table:table-cell>
          <table:table-cell table:style-name="ce9" office:value-type="float" office:value="54735" calcext:value-type="float">
            <text:p>54735</text:p>
          </table:table-cell>
          <table:table-cell table:style-name="ce9" office:value-type="float" office:value="54736" calcext:value-type="float">
            <text:p>54736</text:p>
          </table:table-cell>
          <table:table-cell table:style-name="ce9" office:value-type="float" office:value="54737" calcext:value-type="float">
            <text:p>54737</text:p>
          </table:table-cell>
          <table:table-cell table:style-name="ce9" office:value-type="float" office:value="54738" calcext:value-type="float">
            <text:p>54738</text:p>
          </table:table-cell>
          <table:table-cell table:style-name="ce9" office:value-type="float" office:value="54739" calcext:value-type="float">
            <text:p>54739</text:p>
          </table:table-cell>
          <table:table-cell table:style-name="ce9" office:value-type="float" office:value="54740" calcext:value-type="float">
            <text:p>54740</text:p>
          </table:table-cell>
          <table:table-cell table:style-name="ce9" office:value-type="float" office:value="54741" calcext:value-type="float">
            <text:p>54741</text:p>
          </table:table-cell>
          <table:table-cell table:style-name="ce9" office:value-type="float" office:value="54742" calcext:value-type="float">
            <text:p>54742</text:p>
          </table:table-cell>
          <table:table-cell table:style-name="ce9" office:value-type="float" office:value="54743" calcext:value-type="float">
            <text:p>54743</text:p>
          </table:table-cell>
          <table:table-cell table:style-name="ce9" office:value-type="float" office:value="54744" calcext:value-type="float">
            <text:p>54744</text:p>
          </table:table-cell>
          <table:table-cell table:style-name="ce9" office:value-type="float" office:value="54745" calcext:value-type="float">
            <text:p>54745</text:p>
          </table:table-cell>
          <table:table-cell table:style-name="ce9" office:value-type="float" office:value="54746" calcext:value-type="float">
            <text:p>54746</text:p>
          </table:table-cell>
          <table:table-cell table:style-name="ce9" office:value-type="float" office:value="54747" calcext:value-type="float">
            <text:p>54747</text:p>
          </table:table-cell>
          <table:table-cell table:style-name="ce9" office:value-type="float" office:value="54748" calcext:value-type="float">
            <text:p>54748</text:p>
          </table:table-cell>
          <table:table-cell table:style-name="ce9" office:value-type="float" office:value="54749" calcext:value-type="float">
            <text:p>54749</text:p>
          </table:table-cell>
          <table:table-cell table:style-name="ce9" office:value-type="float" office:value="54750" calcext:value-type="float">
            <text:p>54750</text:p>
          </table:table-cell>
          <table:table-cell table:style-name="ce9" office:value-type="float" office:value="54751" calcext:value-type="float">
            <text:p>54751</text:p>
          </table:table-cell>
          <table:table-cell table:style-name="ce9" office:value-type="float" office:value="54752" calcext:value-type="float">
            <text:p>54752</text:p>
          </table:table-cell>
          <table:table-cell table:style-name="ce9" office:value-type="float" office:value="54753" calcext:value-type="float">
            <text:p>54753</text:p>
          </table:table-cell>
          <table:table-cell table:style-name="ce9" office:value-type="float" office:value="54754" calcext:value-type="float">
            <text:p>54754</text:p>
          </table:table-cell>
          <table:table-cell table:style-name="ce9" office:value-type="float" office:value="54755" calcext:value-type="float">
            <text:p>54755</text:p>
          </table:table-cell>
          <table:table-cell table:style-name="ce9" office:value-type="float" office:value="54756" calcext:value-type="float">
            <text:p>54756</text:p>
          </table:table-cell>
          <table:table-cell table:style-name="ce9" office:value-type="float" office:value="54757" calcext:value-type="float">
            <text:p>54757</text:p>
          </table:table-cell>
          <table:table-cell table:style-name="ce9" office:value-type="float" office:value="54758" calcext:value-type="float">
            <text:p>54758</text:p>
          </table:table-cell>
          <table:table-cell table:style-name="ce9" office:value-type="float" office:value="54759" calcext:value-type="float">
            <text:p>54759</text:p>
          </table:table-cell>
          <table:table-cell table:style-name="ce9" office:value-type="float" office:value="54760" calcext:value-type="float">
            <text:p>54760</text:p>
          </table:table-cell>
          <table:table-cell table:style-name="ce9" office:value-type="float" office:value="54761" calcext:value-type="float">
            <text:p>54761</text:p>
          </table:table-cell>
          <table:table-cell table:style-name="ce9" office:value-type="float" office:value="54762" calcext:value-type="float">
            <text:p>54762</text:p>
          </table:table-cell>
          <table:table-cell table:style-name="ce9" office:value-type="float" office:value="54763" calcext:value-type="float">
            <text:p>54763</text:p>
          </table:table-cell>
          <table:table-cell table:style-name="ce9" office:value-type="float" office:value="54764" calcext:value-type="float">
            <text:p>54764</text:p>
          </table:table-cell>
          <table:table-cell table:style-name="ce9" office:value-type="float" office:value="54765" calcext:value-type="float">
            <text:p>54765</text:p>
          </table:table-cell>
          <table:table-cell table:style-name="ce9" office:value-type="float" office:value="54766" calcext:value-type="float">
            <text:p>54766</text:p>
          </table:table-cell>
          <table:table-cell table:style-name="ce9" office:value-type="float" office:value="54767" calcext:value-type="float">
            <text:p>54767</text:p>
          </table:table-cell>
          <table:table-cell table:style-name="ce9" office:value-type="float" office:value="54768" calcext:value-type="float">
            <text:p>54768</text:p>
          </table:table-cell>
          <table:table-cell table:style-name="ce9" office:value-type="float" office:value="54769" calcext:value-type="float">
            <text:p>54769</text:p>
          </table:table-cell>
          <table:table-cell table:style-name="ce9" office:value-type="float" office:value="54770" calcext:value-type="float">
            <text:p>54770</text:p>
          </table:table-cell>
          <table:table-cell table:style-name="ce9" office:value-type="float" office:value="54771" calcext:value-type="float">
            <text:p>54771</text:p>
          </table:table-cell>
          <table:table-cell table:style-name="ce9" office:value-type="float" office:value="54772" calcext:value-type="float">
            <text:p>54772</text:p>
          </table:table-cell>
          <table:table-cell table:style-name="ce9" office:value-type="float" office:value="54773" calcext:value-type="float">
            <text:p>54773</text:p>
          </table:table-cell>
          <table:table-cell table:style-name="ce9" office:value-type="float" office:value="54774" calcext:value-type="float">
            <text:p>54774</text:p>
          </table:table-cell>
          <table:table-cell table:style-name="ce9" office:value-type="float" office:value="54775" calcext:value-type="float">
            <text:p>54775</text:p>
          </table:table-cell>
          <table:table-cell table:style-name="ce9" office:value-type="float" office:value="54776" calcext:value-type="float">
            <text:p>54776</text:p>
          </table:table-cell>
          <table:table-cell table:style-name="ce9" office:value-type="float" office:value="54777" calcext:value-type="float">
            <text:p>54777</text:p>
          </table:table-cell>
          <table:table-cell table:style-name="ce9" office:value-type="float" office:value="54778" calcext:value-type="float">
            <text:p>54778</text:p>
          </table:table-cell>
          <table:table-cell table:style-name="ce9" office:value-type="float" office:value="54779" calcext:value-type="float">
            <text:p>54779</text:p>
          </table:table-cell>
          <table:table-cell table:style-name="ce9" office:value-type="float" office:value="54780" calcext:value-type="float">
            <text:p>54780</text:p>
          </table:table-cell>
          <table:table-cell table:style-name="ce9" office:value-type="float" office:value="54781" calcext:value-type="float">
            <text:p>54781</text:p>
          </table:table-cell>
          <table:table-cell table:style-name="ce9" office:value-type="float" office:value="54782" calcext:value-type="float">
            <text:p>54782</text:p>
          </table:table-cell>
          <table:table-cell table:style-name="ce9" office:value-type="float" office:value="54783" calcext:value-type="float">
            <text:p>54783</text:p>
          </table:table-cell>
          <table:table-cell table:style-name="ce9" office:value-type="float" office:value="54784" calcext:value-type="float">
            <text:p>54784</text:p>
          </table:table-cell>
          <table:table-cell table:style-name="ce9" office:value-type="float" office:value="54785" calcext:value-type="float">
            <text:p>54785</text:p>
          </table:table-cell>
          <table:table-cell table:style-name="ce9" office:value-type="float" office:value="54786" calcext:value-type="float">
            <text:p>54786</text:p>
          </table:table-cell>
          <table:table-cell table:style-name="ce9" office:value-type="float" office:value="54787" calcext:value-type="float">
            <text:p>54787</text:p>
          </table:table-cell>
          <table:table-cell table:style-name="ce9" office:value-type="float" office:value="54788" calcext:value-type="float">
            <text:p>54788</text:p>
          </table:table-cell>
          <table:table-cell table:style-name="ce9" office:value-type="float" office:value="54789" calcext:value-type="float">
            <text:p>54789</text:p>
          </table:table-cell>
          <table:table-cell table:style-name="ce9" office:value-type="float" office:value="54790" calcext:value-type="float">
            <text:p>54790</text:p>
          </table:table-cell>
          <table:table-cell table:style-name="ce9" office:value-type="float" office:value="54791" calcext:value-type="float">
            <text:p>54791</text:p>
          </table:table-cell>
          <table:table-cell table:style-name="ce9" office:value-type="float" office:value="54792" calcext:value-type="float">
            <text:p>54792</text:p>
          </table:table-cell>
          <table:table-cell table:style-name="ce9" office:value-type="float" office:value="54793" calcext:value-type="float">
            <text:p>54793</text:p>
          </table:table-cell>
          <table:table-cell table:style-name="ce9" office:value-type="float" office:value="54794" calcext:value-type="float">
            <text:p>54794</text:p>
          </table:table-cell>
          <table:table-cell table:style-name="ce9" office:value-type="float" office:value="54795" calcext:value-type="float">
            <text:p>54795</text:p>
          </table:table-cell>
          <table:table-cell table:style-name="ce9" office:value-type="float" office:value="54796" calcext:value-type="float">
            <text:p>54796</text:p>
          </table:table-cell>
          <table:table-cell table:style-name="ce9" office:value-type="float" office:value="54797" calcext:value-type="float">
            <text:p>54797</text:p>
          </table:table-cell>
          <table:table-cell table:style-name="ce9" office:value-type="float" office:value="54798" calcext:value-type="float">
            <text:p>54798</text:p>
          </table:table-cell>
          <table:table-cell table:style-name="ce9" office:value-type="float" office:value="54799" calcext:value-type="float">
            <text:p>54799</text:p>
          </table:table-cell>
          <table:table-cell table:style-name="ce9" office:value-type="float" office:value="54800" calcext:value-type="float">
            <text:p>54800</text:p>
          </table:table-cell>
          <table:table-cell table:style-name="ce9" office:value-type="float" office:value="54801" calcext:value-type="float">
            <text:p>54801</text:p>
          </table:table-cell>
          <table:table-cell table:style-name="ce9" office:value-type="float" office:value="54802" calcext:value-type="float">
            <text:p>54802</text:p>
          </table:table-cell>
          <table:table-cell table:style-name="ce9" office:value-type="float" office:value="54803" calcext:value-type="float">
            <text:p>54803</text:p>
          </table:table-cell>
          <table:table-cell table:style-name="ce9" office:value-type="float" office:value="54804" calcext:value-type="float">
            <text:p>54804</text:p>
          </table:table-cell>
          <table:table-cell table:style-name="ce9" office:value-type="float" office:value="54805" calcext:value-type="float">
            <text:p>54805</text:p>
          </table:table-cell>
          <table:table-cell table:style-name="ce9" office:value-type="float" office:value="54806" calcext:value-type="float">
            <text:p>54806</text:p>
          </table:table-cell>
          <table:table-cell table:style-name="ce9" office:value-type="float" office:value="54807" calcext:value-type="float">
            <text:p>54807</text:p>
          </table:table-cell>
          <table:table-cell table:style-name="ce9" office:value-type="float" office:value="54808" calcext:value-type="float">
            <text:p>54808</text:p>
          </table:table-cell>
          <table:table-cell table:style-name="ce9" office:value-type="float" office:value="54809" calcext:value-type="float">
            <text:p>54809</text:p>
          </table:table-cell>
          <table:table-cell table:style-name="ce9" office:value-type="float" office:value="54810" calcext:value-type="float">
            <text:p>54810</text:p>
          </table:table-cell>
          <table:table-cell table:style-name="ce9" office:value-type="float" office:value="54811" calcext:value-type="float">
            <text:p>54811</text:p>
          </table:table-cell>
          <table:table-cell table:style-name="ce9" office:value-type="float" office:value="54812" calcext:value-type="float">
            <text:p>54812</text:p>
          </table:table-cell>
          <table:table-cell table:style-name="ce9" office:value-type="float" office:value="54813" calcext:value-type="float">
            <text:p>54813</text:p>
          </table:table-cell>
          <table:table-cell table:style-name="ce9" office:value-type="float" office:value="54814" calcext:value-type="float">
            <text:p>54814</text:p>
          </table:table-cell>
          <table:table-cell table:style-name="ce9" office:value-type="float" office:value="54815" calcext:value-type="float">
            <text:p>54815</text:p>
          </table:table-cell>
          <table:table-cell table:style-name="ce9" office:value-type="float" office:value="54816" calcext:value-type="float">
            <text:p>54816</text:p>
          </table:table-cell>
          <table:table-cell table:style-name="ce9" office:value-type="float" office:value="54817" calcext:value-type="float">
            <text:p>54817</text:p>
          </table:table-cell>
          <table:table-cell table:style-name="ce9" office:value-type="float" office:value="54818" calcext:value-type="float">
            <text:p>54818</text:p>
          </table:table-cell>
          <table:table-cell table:style-name="ce9" office:value-type="float" office:value="54819" calcext:value-type="float">
            <text:p>54819</text:p>
          </table:table-cell>
          <table:table-cell table:style-name="ce9" office:value-type="float" office:value="54820" calcext:value-type="float">
            <text:p>54820</text:p>
          </table:table-cell>
          <table:table-cell table:style-name="ce9" office:value-type="float" office:value="54821" calcext:value-type="float">
            <text:p>54821</text:p>
          </table:table-cell>
          <table:table-cell table:style-name="ce9" office:value-type="float" office:value="54822" calcext:value-type="float">
            <text:p>54822</text:p>
          </table:table-cell>
          <table:table-cell table:style-name="ce9" office:value-type="float" office:value="54823" calcext:value-type="float">
            <text:p>54823</text:p>
          </table:table-cell>
          <table:table-cell table:style-name="ce9" office:value-type="float" office:value="54824" calcext:value-type="float">
            <text:p>54824</text:p>
          </table:table-cell>
          <table:table-cell table:style-name="ce9" office:value-type="float" office:value="54825" calcext:value-type="float">
            <text:p>54825</text:p>
          </table:table-cell>
          <table:table-cell table:style-name="ce9" office:value-type="float" office:value="54826" calcext:value-type="float">
            <text:p>54826</text:p>
          </table:table-cell>
          <table:table-cell table:style-name="ce9" office:value-type="float" office:value="54827" calcext:value-type="float">
            <text:p>54827</text:p>
          </table:table-cell>
          <table:table-cell table:style-name="ce9" office:value-type="float" office:value="54828" calcext:value-type="float">
            <text:p>54828</text:p>
          </table:table-cell>
          <table:table-cell table:style-name="ce9" office:value-type="float" office:value="54829" calcext:value-type="float">
            <text:p>54829</text:p>
          </table:table-cell>
          <table:table-cell table:style-name="ce9" office:value-type="float" office:value="54830" calcext:value-type="float">
            <text:p>54830</text:p>
          </table:table-cell>
          <table:table-cell table:style-name="ce9" office:value-type="float" office:value="54831" calcext:value-type="float">
            <text:p>54831</text:p>
          </table:table-cell>
          <table:table-cell table:style-name="ce9" office:value-type="float" office:value="54832" calcext:value-type="float">
            <text:p>54832</text:p>
          </table:table-cell>
          <table:table-cell table:style-name="ce9" office:value-type="float" office:value="54833" calcext:value-type="float">
            <text:p>54833</text:p>
          </table:table-cell>
          <table:table-cell table:style-name="ce9" office:value-type="float" office:value="54834" calcext:value-type="float">
            <text:p>54834</text:p>
          </table:table-cell>
          <table:table-cell table:style-name="ce9" office:value-type="float" office:value="54835" calcext:value-type="float">
            <text:p>54835</text:p>
          </table:table-cell>
          <table:table-cell table:style-name="ce9" office:value-type="float" office:value="54836" calcext:value-type="float">
            <text:p>54836</text:p>
          </table:table-cell>
          <table:table-cell table:style-name="ce9" office:value-type="float" office:value="54837" calcext:value-type="float">
            <text:p>54837</text:p>
          </table:table-cell>
          <table:table-cell table:style-name="ce9" office:value-type="float" office:value="54838" calcext:value-type="float">
            <text:p>54838</text:p>
          </table:table-cell>
          <table:table-cell table:style-name="ce9" office:value-type="float" office:value="54839" calcext:value-type="float">
            <text:p>54839</text:p>
          </table:table-cell>
          <table:table-cell table:style-name="ce9" office:value-type="float" office:value="54840" calcext:value-type="float">
            <text:p>54840</text:p>
          </table:table-cell>
          <table:table-cell table:style-name="ce9" office:value-type="float" office:value="54841" calcext:value-type="float">
            <text:p>54841</text:p>
          </table:table-cell>
          <table:table-cell table:style-name="ce9" office:value-type="float" office:value="54842" calcext:value-type="float">
            <text:p>54842</text:p>
          </table:table-cell>
          <table:table-cell table:style-name="ce9" office:value-type="float" office:value="54843" calcext:value-type="float">
            <text:p>54843</text:p>
          </table:table-cell>
          <table:table-cell table:style-name="ce9" office:value-type="float" office:value="54844" calcext:value-type="float">
            <text:p>54844</text:p>
          </table:table-cell>
          <table:table-cell table:style-name="ce9" office:value-type="float" office:value="54845" calcext:value-type="float">
            <text:p>54845</text:p>
          </table:table-cell>
          <table:table-cell table:style-name="ce9" office:value-type="float" office:value="54846" calcext:value-type="float">
            <text:p>54846</text:p>
          </table:table-cell>
          <table:table-cell table:style-name="ce9" office:value-type="float" office:value="54847" calcext:value-type="float">
            <text:p>54847</text:p>
          </table:table-cell>
          <table:table-cell table:style-name="ce9" office:value-type="float" office:value="54848" calcext:value-type="float">
            <text:p>54848</text:p>
          </table:table-cell>
          <table:table-cell table:style-name="ce9" office:value-type="float" office:value="54849" calcext:value-type="float">
            <text:p>54849</text:p>
          </table:table-cell>
          <table:table-cell table:style-name="ce9" office:value-type="float" office:value="54850" calcext:value-type="float">
            <text:p>54850</text:p>
          </table:table-cell>
          <table:table-cell table:style-name="ce9" office:value-type="float" office:value="54851" calcext:value-type="float">
            <text:p>54851</text:p>
          </table:table-cell>
          <table:table-cell table:style-name="ce9" office:value-type="float" office:value="54852" calcext:value-type="float">
            <text:p>54852</text:p>
          </table:table-cell>
          <table:table-cell table:style-name="ce9" office:value-type="float" office:value="54853" calcext:value-type="float">
            <text:p>54853</text:p>
          </table:table-cell>
          <table:table-cell table:style-name="ce9" office:value-type="float" office:value="54854" calcext:value-type="float">
            <text:p>54854</text:p>
          </table:table-cell>
          <table:table-cell table:style-name="ce9" office:value-type="float" office:value="54855" calcext:value-type="float">
            <text:p>54855</text:p>
          </table:table-cell>
          <table:table-cell table:style-name="ce9" office:value-type="float" office:value="54856" calcext:value-type="float">
            <text:p>54856</text:p>
          </table:table-cell>
          <table:table-cell table:style-name="ce9" office:value-type="float" office:value="54857" calcext:value-type="float">
            <text:p>54857</text:p>
          </table:table-cell>
          <table:table-cell table:style-name="ce9" office:value-type="float" office:value="54858" calcext:value-type="float">
            <text:p>54858</text:p>
          </table:table-cell>
          <table:table-cell table:style-name="ce9" office:value-type="float" office:value="54859" calcext:value-type="float">
            <text:p>54859</text:p>
          </table:table-cell>
          <table:table-cell table:style-name="ce9" office:value-type="float" office:value="54860" calcext:value-type="float">
            <text:p>54860</text:p>
          </table:table-cell>
          <table:table-cell table:style-name="ce9" office:value-type="float" office:value="54861" calcext:value-type="float">
            <text:p>54861</text:p>
          </table:table-cell>
          <table:table-cell table:style-name="ce9" office:value-type="float" office:value="54862" calcext:value-type="float">
            <text:p>54862</text:p>
          </table:table-cell>
          <table:table-cell table:style-name="ce9" office:value-type="float" office:value="54863" calcext:value-type="float">
            <text:p>54863</text:p>
          </table:table-cell>
          <table:table-cell table:style-name="ce9" office:value-type="float" office:value="54864" calcext:value-type="float">
            <text:p>54864</text:p>
          </table:table-cell>
          <table:table-cell table:style-name="ce9" office:value-type="float" office:value="54865" calcext:value-type="float">
            <text:p>54865</text:p>
          </table:table-cell>
          <table:table-cell table:style-name="ce9" office:value-type="float" office:value="54866" calcext:value-type="float">
            <text:p>54866</text:p>
          </table:table-cell>
          <table:table-cell table:style-name="ce9" office:value-type="float" office:value="54867" calcext:value-type="float">
            <text:p>54867</text:p>
          </table:table-cell>
          <table:table-cell table:style-name="ce9" office:value-type="float" office:value="54868" calcext:value-type="float">
            <text:p>54868</text:p>
          </table:table-cell>
          <table:table-cell table:style-name="ce9" office:value-type="float" office:value="54869" calcext:value-type="float">
            <text:p>54869</text:p>
          </table:table-cell>
          <table:table-cell table:style-name="ce9" office:value-type="float" office:value="54870" calcext:value-type="float">
            <text:p>54870</text:p>
          </table:table-cell>
          <table:table-cell table:style-name="ce9" office:value-type="float" office:value="54871" calcext:value-type="float">
            <text:p>54871</text:p>
          </table:table-cell>
          <table:table-cell table:style-name="ce9" office:value-type="float" office:value="54872" calcext:value-type="float">
            <text:p>54872</text:p>
          </table:table-cell>
          <table:table-cell table:style-name="ce9" office:value-type="float" office:value="54873" calcext:value-type="float">
            <text:p>54873</text:p>
          </table:table-cell>
          <table:table-cell table:style-name="ce9" office:value-type="float" office:value="54874" calcext:value-type="float">
            <text:p>54874</text:p>
          </table:table-cell>
          <table:table-cell table:style-name="ce9" office:value-type="float" office:value="54875" calcext:value-type="float">
            <text:p>54875</text:p>
          </table:table-cell>
          <table:table-cell table:style-name="ce9" office:value-type="float" office:value="54876" calcext:value-type="float">
            <text:p>54876</text:p>
          </table:table-cell>
          <table:table-cell table:style-name="ce9" office:value-type="float" office:value="54877" calcext:value-type="float">
            <text:p>54877</text:p>
          </table:table-cell>
          <table:table-cell table:style-name="ce9" office:value-type="float" office:value="54878" calcext:value-type="float">
            <text:p>54878</text:p>
          </table:table-cell>
          <table:table-cell table:style-name="ce9" office:value-type="float" office:value="54879" calcext:value-type="float">
            <text:p>54879</text:p>
          </table:table-cell>
          <table:table-cell table:style-name="ce9" office:value-type="float" office:value="54880" calcext:value-type="float">
            <text:p>54880</text:p>
          </table:table-cell>
          <table:table-cell table:style-name="ce9" office:value-type="float" office:value="54881" calcext:value-type="float">
            <text:p>54881</text:p>
          </table:table-cell>
          <table:table-cell table:style-name="ce9" office:value-type="float" office:value="54882" calcext:value-type="float">
            <text:p>54882</text:p>
          </table:table-cell>
          <table:table-cell table:style-name="ce9" office:value-type="float" office:value="54883" calcext:value-type="float">
            <text:p>54883</text:p>
          </table:table-cell>
          <table:table-cell table:style-name="ce9" office:value-type="float" office:value="54884" calcext:value-type="float">
            <text:p>54884</text:p>
          </table:table-cell>
          <table:table-cell table:style-name="ce9" office:value-type="float" office:value="54885" calcext:value-type="float">
            <text:p>54885</text:p>
          </table:table-cell>
          <table:table-cell table:style-name="ce9" office:value-type="float" office:value="54886" calcext:value-type="float">
            <text:p>54886</text:p>
          </table:table-cell>
          <table:table-cell table:style-name="ce9" office:value-type="float" office:value="54887" calcext:value-type="float">
            <text:p>54887</text:p>
          </table:table-cell>
          <table:table-cell table:style-name="ce9" office:value-type="float" office:value="54888" calcext:value-type="float">
            <text:p>54888</text:p>
          </table:table-cell>
          <table:table-cell table:style-name="ce9" office:value-type="float" office:value="54889" calcext:value-type="float">
            <text:p>54889</text:p>
          </table:table-cell>
          <table:table-cell table:style-name="ce9" office:value-type="float" office:value="54890" calcext:value-type="float">
            <text:p>54890</text:p>
          </table:table-cell>
          <table:table-cell table:style-name="ce9" office:value-type="float" office:value="54891" calcext:value-type="float">
            <text:p>54891</text:p>
          </table:table-cell>
          <table:table-cell table:style-name="ce9" office:value-type="float" office:value="54892" calcext:value-type="float">
            <text:p>54892</text:p>
          </table:table-cell>
          <table:table-cell table:style-name="ce9" office:value-type="float" office:value="54893" calcext:value-type="float">
            <text:p>54893</text:p>
          </table:table-cell>
          <table:table-cell table:style-name="ce9" office:value-type="float" office:value="54894" calcext:value-type="float">
            <text:p>54894</text:p>
          </table:table-cell>
          <table:table-cell table:style-name="ce9" office:value-type="float" office:value="54895" calcext:value-type="float">
            <text:p>54895</text:p>
          </table:table-cell>
          <table:table-cell table:style-name="ce9" office:value-type="float" office:value="54896" calcext:value-type="float">
            <text:p>54896</text:p>
          </table:table-cell>
          <table:table-cell table:style-name="ce9" office:value-type="float" office:value="54897" calcext:value-type="float">
            <text:p>54897</text:p>
          </table:table-cell>
          <table:table-cell table:style-name="ce9" office:value-type="float" office:value="54898" calcext:value-type="float">
            <text:p>54898</text:p>
          </table:table-cell>
          <table:table-cell table:style-name="ce9" office:value-type="float" office:value="54899" calcext:value-type="float">
            <text:p>54899</text:p>
          </table:table-cell>
          <table:table-cell table:style-name="ce9" office:value-type="float" office:value="54900" calcext:value-type="float">
            <text:p>54900</text:p>
          </table:table-cell>
          <table:table-cell table:style-name="ce9" office:value-type="float" office:value="54901" calcext:value-type="float">
            <text:p>54901</text:p>
          </table:table-cell>
          <table:table-cell table:style-name="ce9" office:value-type="float" office:value="54902" calcext:value-type="float">
            <text:p>54902</text:p>
          </table:table-cell>
          <table:table-cell table:style-name="ce9" office:value-type="float" office:value="54903" calcext:value-type="float">
            <text:p>54903</text:p>
          </table:table-cell>
          <table:table-cell table:style-name="ce9" office:value-type="float" office:value="54904" calcext:value-type="float">
            <text:p>54904</text:p>
          </table:table-cell>
          <table:table-cell table:style-name="ce9" office:value-type="float" office:value="54905" calcext:value-type="float">
            <text:p>54905</text:p>
          </table:table-cell>
          <table:table-cell table:style-name="ce9" office:value-type="float" office:value="54906" calcext:value-type="float">
            <text:p>54906</text:p>
          </table:table-cell>
          <table:table-cell table:style-name="ce9" office:value-type="float" office:value="54907" calcext:value-type="float">
            <text:p>54907</text:p>
          </table:table-cell>
          <table:table-cell table:style-name="ce9" office:value-type="float" office:value="54908" calcext:value-type="float">
            <text:p>54908</text:p>
          </table:table-cell>
          <table:table-cell table:style-name="ce9" office:value-type="float" office:value="54909" calcext:value-type="float">
            <text:p>54909</text:p>
          </table:table-cell>
          <table:table-cell table:style-name="ce9" office:value-type="float" office:value="54910" calcext:value-type="float">
            <text:p>54910</text:p>
          </table:table-cell>
          <table:table-cell table:style-name="ce9" office:value-type="float" office:value="54911" calcext:value-type="float">
            <text:p>54911</text:p>
          </table:table-cell>
          <table:table-cell table:style-name="ce9" office:value-type="float" office:value="54912" calcext:value-type="float">
            <text:p>54912</text:p>
          </table:table-cell>
          <table:table-cell table:style-name="ce9" office:value-type="float" office:value="54913" calcext:value-type="float">
            <text:p>54913</text:p>
          </table:table-cell>
          <table:table-cell table:style-name="ce9" office:value-type="float" office:value="54914" calcext:value-type="float">
            <text:p>54914</text:p>
          </table:table-cell>
          <table:table-cell table:style-name="ce9" office:value-type="float" office:value="54915" calcext:value-type="float">
            <text:p>54915</text:p>
          </table:table-cell>
          <table:table-cell table:style-name="ce9" office:value-type="float" office:value="54916" calcext:value-type="float">
            <text:p>54916</text:p>
          </table:table-cell>
          <table:table-cell table:style-name="ce9" office:value-type="float" office:value="54917" calcext:value-type="float">
            <text:p>54917</text:p>
          </table:table-cell>
          <table:table-cell table:style-name="ce9" office:value-type="float" office:value="54918" calcext:value-type="float">
            <text:p>54918</text:p>
          </table:table-cell>
          <table:table-cell table:style-name="ce9" office:value-type="float" office:value="54919" calcext:value-type="float">
            <text:p>54919</text:p>
          </table:table-cell>
          <table:table-cell table:style-name="ce9" office:value-type="float" office:value="54920" calcext:value-type="float">
            <text:p>54920</text:p>
          </table:table-cell>
          <table:table-cell table:style-name="ce9" office:value-type="float" office:value="54921" calcext:value-type="float">
            <text:p>54921</text:p>
          </table:table-cell>
          <table:table-cell table:style-name="ce9" office:value-type="float" office:value="54922" calcext:value-type="float">
            <text:p>54922</text:p>
          </table:table-cell>
          <table:table-cell table:style-name="ce9" office:value-type="float" office:value="54923" calcext:value-type="float">
            <text:p>54923</text:p>
          </table:table-cell>
          <table:table-cell table:style-name="ce9" office:value-type="float" office:value="54924" calcext:value-type="float">
            <text:p>54924</text:p>
          </table:table-cell>
          <table:table-cell table:style-name="ce9" office:value-type="float" office:value="54925" calcext:value-type="float">
            <text:p>54925</text:p>
          </table:table-cell>
          <table:table-cell table:style-name="ce9" office:value-type="float" office:value="54926" calcext:value-type="float">
            <text:p>54926</text:p>
          </table:table-cell>
          <table:table-cell table:style-name="ce9" office:value-type="float" office:value="54927" calcext:value-type="float">
            <text:p>54927</text:p>
          </table:table-cell>
          <table:table-cell table:style-name="ce9" office:value-type="float" office:value="54928" calcext:value-type="float">
            <text:p>54928</text:p>
          </table:table-cell>
          <table:table-cell table:style-name="ce9" office:value-type="float" office:value="54929" calcext:value-type="float">
            <text:p>54929</text:p>
          </table:table-cell>
          <table:table-cell table:style-name="ce9" office:value-type="float" office:value="54930" calcext:value-type="float">
            <text:p>54930</text:p>
          </table:table-cell>
          <table:table-cell table:style-name="ce9" office:value-type="float" office:value="54931" calcext:value-type="float">
            <text:p>54931</text:p>
          </table:table-cell>
          <table:table-cell table:style-name="ce9" office:value-type="float" office:value="54932" calcext:value-type="float">
            <text:p>54932</text:p>
          </table:table-cell>
          <table:table-cell table:style-name="ce9" office:value-type="float" office:value="54933" calcext:value-type="float">
            <text:p>54933</text:p>
          </table:table-cell>
          <table:table-cell table:style-name="ce9" office:value-type="float" office:value="54934" calcext:value-type="float">
            <text:p>54934</text:p>
          </table:table-cell>
          <table:table-cell table:style-name="ce9" office:value-type="float" office:value="54935" calcext:value-type="float">
            <text:p>54935</text:p>
          </table:table-cell>
          <table:table-cell table:style-name="ce9" office:value-type="float" office:value="54936" calcext:value-type="float">
            <text:p>54936</text:p>
          </table:table-cell>
          <table:table-cell table:style-name="ce9" office:value-type="float" office:value="54937" calcext:value-type="float">
            <text:p>54937</text:p>
          </table:table-cell>
          <table:table-cell table:style-name="ce9" office:value-type="float" office:value="54938" calcext:value-type="float">
            <text:p>54938</text:p>
          </table:table-cell>
          <table:table-cell table:style-name="ce9" office:value-type="float" office:value="54939" calcext:value-type="float">
            <text:p>54939</text:p>
          </table:table-cell>
          <table:table-cell table:style-name="ce9" office:value-type="float" office:value="54940" calcext:value-type="float">
            <text:p>54940</text:p>
          </table:table-cell>
          <table:table-cell table:style-name="ce9" office:value-type="float" office:value="54941" calcext:value-type="float">
            <text:p>54941</text:p>
          </table:table-cell>
          <table:table-cell table:style-name="ce9" office:value-type="float" office:value="54942" calcext:value-type="float">
            <text:p>54942</text:p>
          </table:table-cell>
          <table:table-cell table:style-name="ce9" office:value-type="float" office:value="54943" calcext:value-type="float">
            <text:p>54943</text:p>
          </table:table-cell>
          <table:table-cell table:style-name="ce9" office:value-type="float" office:value="54944" calcext:value-type="float">
            <text:p>54944</text:p>
          </table:table-cell>
          <table:table-cell table:style-name="ce9" office:value-type="float" office:value="54945" calcext:value-type="float">
            <text:p>54945</text:p>
          </table:table-cell>
          <table:table-cell table:style-name="ce9" office:value-type="float" office:value="54946" calcext:value-type="float">
            <text:p>54946</text:p>
          </table:table-cell>
          <table:table-cell table:style-name="ce9" office:value-type="float" office:value="54947" calcext:value-type="float">
            <text:p>54947</text:p>
          </table:table-cell>
          <table:table-cell table:style-name="ce9" office:value-type="float" office:value="54948" calcext:value-type="float">
            <text:p>54948</text:p>
          </table:table-cell>
          <table:table-cell table:style-name="ce9" office:value-type="float" office:value="54949" calcext:value-type="float">
            <text:p>54949</text:p>
          </table:table-cell>
          <table:table-cell table:style-name="ce9" office:value-type="float" office:value="54950" calcext:value-type="float">
            <text:p>54950</text:p>
          </table:table-cell>
          <table:table-cell table:style-name="ce9" office:value-type="float" office:value="54951" calcext:value-type="float">
            <text:p>54951</text:p>
          </table:table-cell>
          <table:table-cell table:style-name="ce9" office:value-type="float" office:value="54952" calcext:value-type="float">
            <text:p>54952</text:p>
          </table:table-cell>
          <table:table-cell table:style-name="ce9" office:value-type="float" office:value="54953" calcext:value-type="float">
            <text:p>54953</text:p>
          </table:table-cell>
          <table:table-cell table:style-name="ce9" office:value-type="float" office:value="54954" calcext:value-type="float">
            <text:p>54954</text:p>
          </table:table-cell>
          <table:table-cell table:style-name="ce9" office:value-type="float" office:value="54955" calcext:value-type="float">
            <text:p>54955</text:p>
          </table:table-cell>
          <table:table-cell table:style-name="ce9" office:value-type="float" office:value="54956" calcext:value-type="float">
            <text:p>54956</text:p>
          </table:table-cell>
          <table:table-cell table:style-name="ce9" office:value-type="float" office:value="54957" calcext:value-type="float">
            <text:p>54957</text:p>
          </table:table-cell>
          <table:table-cell table:style-name="ce9" office:value-type="float" office:value="54958" calcext:value-type="float">
            <text:p>54958</text:p>
          </table:table-cell>
          <table:table-cell table:style-name="ce9" office:value-type="float" office:value="54959" calcext:value-type="float">
            <text:p>54959</text:p>
          </table:table-cell>
          <table:table-cell table:style-name="ce9" office:value-type="float" office:value="54960" calcext:value-type="float">
            <text:p>54960</text:p>
          </table:table-cell>
          <table:table-cell table:style-name="ce9" office:value-type="float" office:value="54961" calcext:value-type="float">
            <text:p>54961</text:p>
          </table:table-cell>
          <table:table-cell table:style-name="ce9" office:value-type="float" office:value="54962" calcext:value-type="float">
            <text:p>54962</text:p>
          </table:table-cell>
          <table:table-cell table:style-name="ce9" office:value-type="float" office:value="54963" calcext:value-type="float">
            <text:p>54963</text:p>
          </table:table-cell>
          <table:table-cell table:style-name="ce9" office:value-type="float" office:value="54964" calcext:value-type="float">
            <text:p>54964</text:p>
          </table:table-cell>
          <table:table-cell table:style-name="ce9" office:value-type="float" office:value="54965" calcext:value-type="float">
            <text:p>54965</text:p>
          </table:table-cell>
          <table:table-cell table:style-name="ce9" office:value-type="float" office:value="54966" calcext:value-type="float">
            <text:p>54966</text:p>
          </table:table-cell>
          <table:table-cell table:style-name="ce9" office:value-type="float" office:value="54967" calcext:value-type="float">
            <text:p>54967</text:p>
          </table:table-cell>
          <table:table-cell table:style-name="ce9" office:value-type="float" office:value="54968" calcext:value-type="float">
            <text:p>54968</text:p>
          </table:table-cell>
          <table:table-cell table:style-name="ce9" office:value-type="float" office:value="54969" calcext:value-type="float">
            <text:p>54969</text:p>
          </table:table-cell>
          <table:table-cell table:style-name="ce9" office:value-type="float" office:value="54970" calcext:value-type="float">
            <text:p>54970</text:p>
          </table:table-cell>
          <table:table-cell table:style-name="ce9" office:value-type="float" office:value="54971" calcext:value-type="float">
            <text:p>54971</text:p>
          </table:table-cell>
        </table:table-row>
        <table:table-row table:style-name="ro3">
          <table:table-cell table:style-name="ce3" office:value-type="string" calcext:value-type="string">
            <text:p>Фамилия регулир.</text:p>
          </table:table-cell>
          <table:table-cell office:value-type="string" calcext:value-type="string">
            <text:p>Тарасенко</text:p>
          </table:table-cell>
          <table:table-cell table:number-columns-repeated="6" table:style-name="ce12" office:value-type="string" calcext:value-type="string">
            <text:p>Люфко</text:p>
          </table:table-cell>
          <table:table-cell table:number-columns-repeated="5" office:value-type="string" calcext:value-type="string">
            <text:p>Антонов</text:p>
          </table:table-cell>
          <table:table-cell table:number-columns-repeated="10" table:style-name="ce12" office:value-type="string" calcext:value-type="string">
            <text:p>Люфко</text:p>
          </table:table-cell>
          <table:table-cell table:number-columns-repeated="4" office:value-type="string" calcext:value-type="string">
            <text:p>КДР</text:p>
          </table:table-cell>
          <table:table-cell office:value-type="string" calcext:value-type="string">
            <text:p>KДР</text:p>
          </table:table-cell>
          <table:table-cell office:value-type="string" calcext:value-type="string">
            <text:p>КДР</text:p>
          </table:table-cell>
          <table:table-cell/>
          <table:table-cell table:number-columns-repeated="4" office:value-type="string" calcext:value-type="string">
            <text:p>КДР</text:p>
          </table:table-cell>
          <table:table-cell table:number-columns-repeated="7" office:value-type="string" calcext:value-type="string">
            <text:p>Антонов</text:p>
          </table:table-cell>
          <table:table-cell office:value-type="string" calcext:value-type="string">
            <text:p>Антонов(БРО)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Антонов/БРО</text:p>
          </table:table-cell>
          <table:table-cell table:number-columns-repeated="2" office:value-type="string" calcext:value-type="string">
            <text:p>Антонов</text:p>
          </table:table-cell>
          <table:table-cell table:number-columns-repeated="3" office:value-type="string" calcext:value-type="string">
            <text:p>Булатый</text:p>
          </table:table-cell>
          <table:table-cell office:value-type="string" calcext:value-type="string">
            <text:p>Тарасенко</text:p>
          </table:table-cell>
          <table:table-cell table:style-name="ce15"/>
          <table:table-cell table:number-columns-repeated="6" office:value-type="string" calcext:value-type="string">
            <text:p>Булатый</text:p>
          </table:table-cell>
          <table:table-cell office:value-type="string" calcext:value-type="string">
            <text:p>Тарасенко</text:p>
          </table:table-cell>
          <table:table-cell office:value-type="string" calcext:value-type="string">
            <text:p>Булатый</text:p>
          </table:table-cell>
          <table:table-cell table:style-name="ce15"/>
          <table:table-cell table:number-columns-repeated="4" office:value-type="string" calcext:value-type="string">
            <text:p>Тарасенко</text:p>
          </table:table-cell>
          <table:table-cell table:number-columns-repeated="3" office:value-type="string" calcext:value-type="string">
            <text:p>Булатый</text:p>
          </table:table-cell>
          <table:table-cell table:number-columns-repeated="2"/>
          <table:table-cell office:value-type="string" calcext:value-type="string">
            <text:p>Булатый</text:p>
          </table:table-cell>
          <table:table-cell table:number-columns-repeated="6"/>
          <table:table-cell table:number-columns-repeated="5" office:value-type="string" calcext:value-type="string">
            <text:p>Антонов</text:p>
          </table:table-cell>
          <table:table-cell table:number-columns-repeated="5"/>
          <table:table-cell table:number-columns-repeated="6" office:value-type="string" calcext:value-type="string">
            <text:p>Булатый</text:p>
          </table:table-cell>
          <table:table-cell table:number-columns-repeated="10" table:style-name="ce12" office:value-type="string" calcext:value-type="string">
            <text:p>Люфко</text:p>
          </table:table-cell>
          <table:table-cell table:number-columns-repeated="9" office:value-type="string" calcext:value-type="string">
            <text:p>Антонов</text:p>
          </table:table-cell>
          <table:table-cell office:value-type="string" calcext:value-type="string">
            <text:p>Антонов </text:p>
          </table:table-cell>
          <table:table-cell table:number-columns-repeated="2" office:value-type="string" calcext:value-type="string">
            <text:p>Антонов</text:p>
          </table:table-cell>
          <table:table-cell office:value-type="string" calcext:value-type="string">
            <text:p>Антлнов</text:p>
          </table:table-cell>
          <table:table-cell table:number-columns-repeated="5" office:value-type="string" calcext:value-type="string">
            <text:p>Антонов</text:p>
          </table:table-cell>
          <table:table-cell table:number-columns-repeated="11" table:style-name="ce12" office:value-type="string" calcext:value-type="string">
            <text:p>Люфко</text:p>
          </table:table-cell>
          <table:table-cell table:number-columns-repeated="2"/>
          <table:table-cell office:value-type="string" calcext:value-type="string">
            <text:p>Королев</text:p>
          </table:table-cell>
          <table:table-cell table:number-columns-repeated="7"/>
          <table:table-cell table:number-columns-repeated="10" office:value-type="string" calcext:value-type="string">
            <text:p>Булатый</text:p>
          </table:table-cell>
          <table:table-cell table:number-columns-repeated="3" table:style-name="ce12" office:value-type="string" calcext:value-type="string">
            <text:p>Люфко</text:p>
          </table:table-cell>
          <table:table-cell office:value-type="string" calcext:value-type="string">
            <text:p>Тарасенко</text:p>
          </table:table-cell>
          <table:table-cell table:number-columns-repeated="7" table:style-name="ce12" office:value-type="string" calcext:value-type="string">
            <text:p>Люфко</text:p>
          </table:table-cell>
          <table:table-cell table:number-columns-repeated="10" office:value-type="string" calcext:value-type="string">
            <text:p>Антонов</text:p>
          </table:table-cell>
          <table:table-cell office:value-type="string" calcext:value-type="string">
            <text:p>Люфко</text:p>
          </table:table-cell>
          <table:table-cell table:number-columns-repeated="10"/>
          <table:table-cell table:number-columns-repeated="5" office:value-type="string" calcext:value-type="string">
            <text:p>Булатый</text:p>
          </table:table-cell>
          <table:table-cell table:number-columns-repeated="2" table:style-name="Default" office:value-type="string" calcext:value-type="string">
            <text:p>Антонов</text:p>
          </table:table-cell>
          <table:table-cell table:number-columns-repeated="3" office:value-type="string" calcext:value-type="string">
            <text:p>Антонов</text:p>
          </table:table-cell>
          <table:table-cell table:number-columns-repeated="4" office:value-type="string" calcext:value-type="string">
            <text:p>Люфко</text:p>
          </table:table-cell>
          <table:table-cell table:number-columns-repeated="5" office:value-type="string" calcext:value-type="string">
            <text:p>Антонов</text:p>
          </table:table-cell>
          <table:table-cell table:number-columns-repeated="5" office:value-type="string" calcext:value-type="string">
            <text:p>Пшенко</text:p>
          </table:table-cell>
          <table:table-cell table:number-columns-repeated="10" office:value-type="string" calcext:value-type="string">
            <text:p>Булатый</text:p>
          </table:table-cell>
          <table:table-cell table:number-columns-repeated="5" office:value-type="string" calcext:value-type="string">
            <text:p>Люфко</text:p>
          </table:table-cell>
          <table:table-cell table:number-columns-repeated="2" office:value-type="string" calcext:value-type="string">
            <text:p>Булатый</text:p>
          </table:table-cell>
          <table:table-cell table:number-columns-repeated="6" office:value-type="string" calcext:value-type="string">
            <text:p>Люфко</text:p>
          </table:table-cell>
          <table:table-cell table:number-columns-repeated="10" office:value-type="string" calcext:value-type="string">
            <text:p>КВА</text:p>
          </table:table-cell>
          <table:table-cell table:number-columns-repeated="3" office:value-type="string" calcext:value-type="string">
            <text:p>Булатый</text:p>
          </table:table-cell>
          <table:table-cell table:number-columns-repeated="5" office:value-type="string" calcext:value-type="string">
            <text:p>Люфко</text:p>
          </table:table-cell>
          <table:table-cell table:number-columns-repeated="5" office:value-type="string" calcext:value-type="string">
            <text:p>Пшенко</text:p>
          </table:table-cell>
          <table:table-cell table:number-columns-repeated="10" office:value-type="string" calcext:value-type="string">
            <text:p>Булатый</text:p>
          </table:table-cell>
          <table:table-cell table:number-columns-repeated="5" office:value-type="string" calcext:value-type="string">
            <text:p>Пшенко</text:p>
          </table:table-cell>
          <table:table-cell table:number-columns-repeated="5"/>
          <table:table-cell table:number-columns-repeated="9" office:value-type="string" calcext:value-type="string">
            <text:p>Люфко</text:p>
          </table:table-cell>
          <table:table-cell table:number-columns-repeated="4" office:value-type="string" calcext:value-type="string">
            <text:p>Булатый</text:p>
          </table:table-cell>
          <table:table-cell table:number-columns-repeated="10" office:value-type="string" calcext:value-type="string">
            <text:p>кдр</text:p>
          </table:table-cell>
          <table:table-cell table:number-columns-repeated="8" office:value-type="string" calcext:value-type="string">
            <text:p>Люфко</text:p>
          </table:table-cell>
          <table:table-cell table:number-columns-repeated="5" office:value-type="string" calcext:value-type="string">
            <text:p>Булатый</text:p>
          </table:table-cell>
          <table:table-cell table:number-columns-repeated="5" office:value-type="string" calcext:value-type="string">
            <text:p>Люфко</text:p>
          </table:table-cell>
          <table:table-cell table:number-columns-repeated="5" office:value-type="string" calcext:value-type="string">
            <text:p>Булатый</text:p>
          </table:table-cell>
          <table:table-cell table:number-columns-repeated="10" office:value-type="string" calcext:value-type="string">
            <text:p>Люфко</text:p>
          </table:table-cell>
          <table:table-cell table:number-columns-repeated="10" office:value-type="string" calcext:value-type="string">
            <text:p>Булатый</text:p>
          </table:table-cell>
          <table:table-cell table:number-columns-repeated="16" office:value-type="string" calcext:value-type="string">
            <text:p>Люфко</text:p>
          </table:table-cell>
          <table:table-cell table:number-columns-repeated="10" office:value-type="string" calcext:value-type="string">
            <text:p>Булатый</text:p>
          </table:table-cell>
          <table:table-cell table:number-columns-repeated="5" office:value-type="string" calcext:value-type="string">
            <text:p>Карук</text:p>
          </table:table-cell>
          <table:table-cell table:number-columns-repeated="11" office:value-type="string" calcext:value-type="string">
            <text:p>Булатый</text:p>
          </table:table-cell>
          <table:table-cell table:number-columns-repeated="10" office:value-type="string" calcext:value-type="string">
            <text:p>Люфко</text:p>
          </table:table-cell>
          <table:table-cell table:number-columns-repeated="14" office:value-type="string" calcext:value-type="string">
            <text:p>Карук</text:p>
          </table:table-cell>
          <table:table-cell table:number-columns-repeated="5" office:value-type="string" calcext:value-type="string">
            <text:p>Булатый</text:p>
          </table:table-cell>
          <table:table-cell table:number-columns-repeated="5" office:value-type="string" calcext:value-type="string">
            <text:p>Карук</text:p>
          </table:table-cell>
          <table:table-cell table:number-columns-repeated="10" office:value-type="string" calcext:value-type="string">
            <text:p>Булатый</text:p>
          </table:table-cell>
          <table:table-cell table:number-columns-repeated="10" office:value-type="string" calcext:value-type="string">
            <text:p>Люфко</text:p>
          </table:table-cell>
          <table:table-cell table:number-columns-repeated="4" table:style-name="ce22" office:value-type="string" calcext:value-type="string">
            <text:p>ГВВ</text:p>
          </table:table-cell>
          <table:table-cell table:number-columns-repeated="6" office:value-type="string" calcext:value-type="string">
            <text:p>Карук</text:p>
          </table:table-cell>
          <table:table-cell table:number-columns-repeated="2" office:value-type="string" calcext:value-type="string">
            <text:p>Булатый</text:p>
          </table:table-cell>
          <table:table-cell table:number-columns-repeated="4" office:value-type="string" calcext:value-type="string">
            <text:p>Русакевич</text:p>
          </table:table-cell>
          <table:table-cell table:number-columns-repeated="8" office:value-type="string" calcext:value-type="string">
            <text:p>Карук</text:p>
          </table:table-cell>
          <table:table-cell table:number-columns-repeated="15" office:value-type="string" calcext:value-type="string">
            <text:p>Булатый</text:p>
          </table:table-cell>
          <table:table-cell office:value-type="string" calcext:value-type="string">
            <text:p>Карук</text:p>
          </table:table-cell>
          <table:table-cell office:value-type="string" calcext:value-type="string">
            <text:p>Булатый</text:p>
          </table:table-cell>
          <table:table-cell table:style-name="ce33" office:value-type="string" calcext:value-type="string">
            <text:p>Люфко</text:p>
          </table:table-cell>
          <table:table-cell table:style-name="ce33" office:value-type="string" calcext:value-type="string">
            <text:p>Карук</text:p>
          </table:table-cell>
          <table:table-cell table:number-columns-repeated="7" table:style-name="ce33" office:value-type="string" calcext:value-type="string">
            <text:p>Люфко</text:p>
          </table:table-cell>
          <table:table-cell table:style-name="ce33" office:value-type="string" calcext:value-type="string">
            <text:p>кдр</text:p>
          </table:table-cell>
          <table:table-cell table:number-columns-repeated="4" office:value-type="string" calcext:value-type="string">
            <text:p>кдр</text:p>
          </table:table-cell>
          <table:table-cell office:value-type="string" calcext:value-type="string">
            <text:p>кдз</text:p>
          </table:table-cell>
          <table:table-cell table:number-columns-repeated="4" office:value-type="string" calcext:value-type="string">
            <text:p>кдр</text:p>
          </table:table-cell>
          <table:table-cell table:number-columns-repeated="10" table:style-name="ce33" office:value-type="string" calcext:value-type="string">
            <text:p>Карук</text:p>
          </table:table-cell>
          <table:table-cell table:number-columns-repeated="17" table:style-name="ce33" office:value-type="string" calcext:value-type="string">
            <text:p>Люфко</text:p>
          </table:table-cell>
          <table:table-cell table:number-columns-repeated="18" table:style-name="ce33" office:value-type="string" calcext:value-type="string">
            <text:p>Карук</text:p>
          </table:table-cell>
          <table:table-cell table:number-columns-repeated="2"/>
          <table:table-cell table:number-columns-repeated="2" office:value-type="string" calcext:value-type="string">
            <text:p>Г/К</text:p>
          </table:table-cell>
          <table:table-cell/>
          <table:table-cell table:number-columns-repeated="5" table:style-name="ce33" office:value-type="string" calcext:value-type="string">
            <text:p>Люфко</text:p>
          </table:table-cell>
          <table:table-cell table:number-columns-repeated="5" table:style-name="ce33" office:value-type="string" calcext:value-type="string">
            <text:p>Карук</text:p>
          </table:table-cell>
          <table:table-cell table:number-columns-repeated="5" office:value-type="string" calcext:value-type="string">
            <text:p>К.В.А.</text:p>
          </table:table-cell>
          <table:table-cell table:number-columns-repeated="5" table:style-name="ce33" office:value-type="string" calcext:value-type="string">
            <text:p>Люфко</text:p>
          </table:table-cell>
          <table:table-cell table:number-columns-repeated="8"/>
          <table:table-cell table:number-columns-repeated="7" table:style-name="ce33" office:value-type="string" calcext:value-type="string">
            <text:p>Люфко</text:p>
          </table:table-cell>
          <table:table-cell table:number-columns-repeated="5" office:value-type="string" calcext:value-type="string">
            <text:p>Карук</text:p>
          </table:table-cell>
          <table:table-cell table:number-columns-repeated="10" table:style-name="ce22" office:value-type="string" calcext:value-type="string">
            <text:p>ГВВ</text:p>
          </table:table-cell>
          <table:table-cell table:number-columns-repeated="10" office:value-type="string" calcext:value-type="string">
            <text:p>КДР</text:p>
          </table:table-cell>
          <table:table-cell table:number-columns-repeated="30" table:style-name="ce33" office:value-type="string" calcext:value-type="string">
            <text:p>Карук</text:p>
          </table:table-cell>
          <table:table-cell table:number-columns-repeated="10" office:value-type="string" calcext:value-type="string">
            <text:p>Булатый</text:p>
          </table:table-cell>
          <table:table-cell table:number-columns-repeated="12" table:style-name="ce33" office:value-type="string" calcext:value-type="string">
            <text:p>Карук</text:p>
          </table:table-cell>
          <table:table-cell table:number-columns-repeated="4" table:style-name="ce33" office:value-type="string" calcext:value-type="string">
            <text:p>Люфко</text:p>
          </table:table-cell>
          <table:table-cell table:number-columns-repeated="4"/>
          <table:table-cell table:number-columns-repeated="29" table:style-name="ce33" office:value-type="string" calcext:value-type="string">
            <text:p>Карук</text:p>
          </table:table-cell>
          <table:table-cell table:number-columns-repeated="11" office:value-type="string" calcext:value-type="string">
            <text:p>Степанов</text:p>
          </table:table-cell>
          <table:table-cell table:number-columns-repeated="5" office:value-type="string" calcext:value-type="string">
            <text:p>Русакевич</text:p>
          </table:table-cell>
          <table:table-cell table:number-columns-repeated="5" table:style-name="ce33" office:value-type="string" calcext:value-type="string">
            <text:p>Люфко</text:p>
          </table:table-cell>
          <table:table-cell table:number-columns-repeated="5" office:value-type="string" calcext:value-type="string">
            <text:p>Булатый</text:p>
          </table:table-cell>
          <table:table-cell table:number-columns-repeated="5"/>
          <table:table-cell table:number-columns-repeated="7" office:value-type="string" calcext:value-type="string">
            <text:p>Русакевич</text:p>
          </table:table-cell>
          <table:table-cell office:value-type="string" calcext:value-type="string">
            <text:p>кдр</text:p>
          </table:table-cell>
          <table:table-cell office:value-type="string" calcext:value-type="string">
            <text:p>Русакевич</text:p>
          </table:table-cell>
          <table:table-cell table:number-columns-repeated="2" office:value-type="string" calcext:value-type="string">
            <text:p>кдр</text:p>
          </table:table-cell>
          <table:table-cell table:number-columns-repeated="29" table:style-name="ce33" office:value-type="string" calcext:value-type="string">
            <text:p>Карук</text:p>
          </table:table-cell>
          <table:table-cell table:number-columns-repeated="8" office:value-type="string" calcext:value-type="string">
            <text:p>К.В.А.</text:p>
          </table:table-cell>
          <table:table-cell table:number-columns-repeated="8" table:style-name="ce33" office:value-type="string" calcext:value-type="string">
            <text:p>Карук</text:p>
          </table:table-cell>
          <table:table-cell table:style-name="ce33" office:value-type="string" calcext:value-type="string">
            <text:p>Карук/ЛЕА</text:p>
          </table:table-cell>
          <table:table-cell table:number-columns-repeated="15" table:style-name="ce33" office:value-type="string" calcext:value-type="string">
            <text:p>Карук</text:p>
          </table:table-cell>
          <table:table-cell table:number-columns-repeated="10" table:style-name="ce33" office:value-type="string" calcext:value-type="string">
            <text:p>Люфко</text:p>
          </table:table-cell>
          <table:table-cell table:number-columns-repeated="4" office:value-type="string" calcext:value-type="string">
            <text:p>К.В.А.</text:p>
          </table:table-cell>
          <table:table-cell table:number-columns-repeated="8" table:style-name="ce33" office:value-type="string" calcext:value-type="string">
            <text:p>Карук</text:p>
          </table:table-cell>
          <table:table-cell table:number-columns-repeated="4" office:value-type="string" calcext:value-type="string">
            <text:p>К.В.А.</text:p>
          </table:table-cell>
          <table:table-cell table:number-columns-repeated="41" table:style-name="ce33" office:value-type="string" calcext:value-type="string">
            <text:p>Карук</text:p>
          </table:table-cell>
          <table:table-cell table:number-columns-repeated="7" office:value-type="string" calcext:value-type="string">
            <text:p>Булатый</text:p>
          </table:table-cell>
          <table:table-cell table:style-name="ce22" office:value-type="string" calcext:value-type="string">
            <text:p>гвв</text:p>
          </table:table-cell>
          <table:table-cell table:number-columns-repeated="8" table:style-name="ce33" office:value-type="string" calcext:value-type="string">
            <text:p>Люфко</text:p>
          </table:table-cell>
          <table:table-cell table:number-columns-repeated="8" table:style-name="ce33" office:value-type="string" calcext:value-type="string">
            <text:p>Карук</text:p>
          </table:table-cell>
          <table:table-cell table:number-columns-repeated="8" office:value-type="string" calcext:value-type="string">
            <text:p>К.В.А.</text:p>
          </table:table-cell>
          <table:table-cell table:number-columns-repeated="4" table:style-name="ce33" office:value-type="string" calcext:value-type="string">
            <text:p>Карук</text:p>
          </table:table-cell>
          <table:table-cell table:number-columns-repeated="4"/>
          <table:table-cell table:number-columns-repeated="8" table:style-name="ce33" office:value-type="string" calcext:value-type="string">
            <text:p>Люфко</text:p>
          </table:table-cell>
          <table:table-cell table:number-columns-repeated="10" table:style-name="ce33" office:value-type="string" calcext:value-type="string">
            <text:p>Карук</text:p>
          </table:table-cell>
          <table:table-cell table:number-columns-repeated="8" office:value-type="string" calcext:value-type="string">
            <text:p>К.В.А.</text:p>
          </table:table-cell>
          <table:table-cell table:number-columns-repeated="8" office:value-type="string" calcext:value-type="string">
            <text:p>кдр</text:p>
          </table:table-cell>
          <table:table-cell table:number-columns-repeated="16" table:style-name="ce33" office:value-type="string" calcext:value-type="string">
            <text:p>Карук</text:p>
          </table:table-cell>
          <table:table-cell table:number-columns-repeated="8" office:value-type="string" calcext:value-type="string">
            <text:p>КВА</text:p>
          </table:table-cell>
          <table:table-cell table:number-columns-repeated="8" table:style-name="ce33" office:value-type="string" calcext:value-type="string">
            <text:p>Люфко</text:p>
          </table:table-cell>
          <table:table-cell table:number-columns-repeated="12" table:style-name="ce33" office:value-type="string" calcext:value-type="string">
            <text:p>Карук</text:p>
          </table:table-cell>
          <table:table-cell table:number-columns-repeated="4" table:style-name="ce33" office:value-type="string" calcext:value-type="string">
            <text:p>Люфко</text:p>
          </table:table-cell>
          <table:table-cell table:number-columns-repeated="8" office:value-type="string" calcext:value-type="string">
            <text:p>КВА</text:p>
          </table:table-cell>
          <table:table-cell office:value-type="string" calcext:value-type="string">
            <text:p>СВА</text:p>
          </table:table-cell>
          <table:table-cell table:number-columns-repeated="4"/>
          <table:table-cell table:number-columns-repeated="3" office:value-type="string" calcext:value-type="string">
            <text:p>СВА</text:p>
          </table:table-cell>
          <table:table-cell table:number-columns-repeated="12" table:style-name="ce33" office:value-type="string" calcext:value-type="string">
            <text:p>Карук</text:p>
          </table:table-cell>
          <table:table-cell table:number-columns-repeated="8" table:style-name="ce33" office:value-type="string" calcext:value-type="string">
            <text:p>Люфко</text:p>
          </table:table-cell>
          <table:table-cell table:number-columns-repeated="2"/>
        </table:table-row>
        <table:table-row-group>
          <table:table-row table:style-name="ro2">
            <table:table-cell table:style-name="Default" table:number-columns-repeated="59"/>
            <table:table-cell table:style-name="ce16"/>
            <table:table-cell table:style-name="Default" table:number-columns-repeated="6"/>
            <table:table-cell table:style-name="ce18" office:value-type="date" office:date-value="2017-08-08" calcext:value-type="date">
              <text:p>08.08.17</text:p>
            </table:table-cell>
            <table:table-cell table:style-name="Default" table:number-columns-repeated="66"/>
            <table:table-cell table:style-name="ce18" office:value-type="date" office:date-value="2017-08-23" calcext:value-type="date">
              <text:p>23.08.17</text:p>
            </table:table-cell>
            <table:table-cell table:style-name="Default" table:number-columns-repeated="17"/>
            <table:table-cell table:number-columns-repeated="2" table:style-name="ce18" office:value-type="date" office:date-value="2017-08-15" calcext:value-type="date">
              <text:p>15.08.17</text:p>
            </table:table-cell>
            <table:table-cell table:style-name="ce18" office:value-type="date" office:date-value="2017-09-13" calcext:value-type="date">
              <text:p>13.09.17</text:p>
            </table:table-cell>
            <table:table-cell table:number-columns-repeated="18" table:style-name="ce18" office:value-type="date" office:date-value="2017-08-15" calcext:value-type="date">
              <text:p>15.08.17</text:p>
            </table:table-cell>
            <table:table-cell table:style-name="ce18" office:value-type="date" office:date-value="2017-08-21" calcext:value-type="date">
              <text:p>21.08.17</text:p>
            </table:table-cell>
            <table:table-cell table:style-name="Default" table:number-columns-repeated="10"/>
            <table:table-cell table:number-columns-repeated="5" table:style-name="ce18" office:value-type="date" office:date-value="2017-09-08" calcext:value-type="date">
              <text:p>08.09.17</text:p>
            </table:table-cell>
            <table:table-cell table:number-columns-repeated="5" table:style-name="ce18" office:value-type="date" office:date-value="2017-09-11" calcext:value-type="date">
              <text:p>11.09.17</text:p>
            </table:table-cell>
            <table:table-cell table:number-columns-repeated="4" table:style-name="ce23" office:value-type="string" calcext:value-type="string">
              <text:p>25,09,17</text:p>
            </table:table-cell>
            <table:table-cell table:number-columns-repeated="4" table:style-name="ce18" office:value-type="date" office:date-value="2017-09-21" calcext:value-type="date">
              <text:p>21.09.17</text:p>
            </table:table-cell>
            <table:table-cell table:style-name="Default" office:value-type="string" calcext:value-type="string">
              <text:p>21/09/17</text:p>
            </table:table-cell>
            <table:table-cell table:style-name="ce18" office:value-type="date" office:date-value="2017-10-09" calcext:value-type="date">
              <text:p>09.10.17</text:p>
            </table:table-cell>
            <table:table-cell table:style-name="ce18" office:value-type="date" office:date-value="2017-09-26" calcext:value-type="date">
              <text:p>26.09.17</text:p>
            </table:table-cell>
            <table:table-cell table:style-name="ce18" office:value-type="date" office:date-value="2017-09-27" calcext:value-type="date">
              <text:p>27.09.17</text:p>
            </table:table-cell>
            <table:table-cell table:style-name="ce18" office:value-type="date" office:date-value="2017-09-28" calcext:value-type="date">
              <text:p>28.09.17</text:p>
            </table:table-cell>
            <table:table-cell table:style-name="ce18" office:value-type="date" office:date-value="2017-09-29" calcext:value-type="date">
              <text:p>29.09.17</text:p>
            </table:table-cell>
            <table:table-cell table:number-columns-repeated="10" table:style-name="ce18" office:value-type="date" office:date-value="2017-09-27" calcext:value-type="date">
              <text:p>27.09.17</text:p>
            </table:table-cell>
            <table:table-cell table:number-columns-repeated="5" table:style-name="Default" office:value-type="string" calcext:value-type="string">
              <text:p>25,09,17</text:p>
            </table:table-cell>
            <table:table-cell table:number-columns-repeated="18" table:style-name="Default" office:value-type="string" calcext:value-type="string">
              <text:p>27,09,17</text:p>
            </table:table-cell>
            <table:table-cell table:number-columns-repeated="3" table:style-name="ce18" office:value-type="date" office:date-value="2017-09-27" calcext:value-type="date">
              <text:p>27.09.17</text:p>
            </table:table-cell>
            <table:table-cell table:number-columns-repeated="5" table:style-name="Default" office:value-type="string" calcext:value-type="string">
              <text:p>04,10,17</text:p>
            </table:table-cell>
            <table:table-cell table:number-columns-repeated="5" table:style-name="ce18" office:value-type="date" office:date-value="2017-10-09" calcext:value-type="date">
              <text:p>09.10.17</text:p>
            </table:table-cell>
            <table:table-cell table:number-columns-repeated="8" table:style-name="ce18" office:value-type="date" office:date-value="2017-10-05" calcext:value-type="date">
              <text:p>05.10.17</text:p>
            </table:table-cell>
            <table:table-cell table:style-name="Default" table:number-columns-repeated="2"/>
            <table:table-cell table:number-columns-repeated="5" table:style-name="ce18" office:value-type="date" office:date-value="2017-10-09" calcext:value-type="date">
              <text:p>09.10.17</text:p>
            </table:table-cell>
            <table:table-cell table:style-name="Default" table:number-columns-repeated="5"/>
            <table:table-cell table:number-columns-repeated="8" table:style-name="ce18" office:value-type="date" office:date-value="2017-10-09" calcext:value-type="date">
              <text:p>09.10.17</text:p>
            </table:table-cell>
            <table:table-cell table:style-name="ce18" office:value-type="date" office:date-value="2017-10-12" calcext:value-type="date">
              <text:p>12.10.17</text:p>
            </table:table-cell>
            <table:table-cell table:style-name="Default" table:number-columns-repeated="14"/>
            <table:table-cell table:number-columns-repeated="4" table:style-name="Default" office:value-type="string" calcext:value-type="string">
              <text:p>12,10,17</text:p>
            </table:table-cell>
            <table:table-cell table:number-columns-repeated="4" table:style-name="Default" office:value-type="string" calcext:value-type="string">
              <text:p>15,10,17</text:p>
            </table:table-cell>
            <table:table-cell table:number-columns-repeated="16" table:style-name="ce18" office:value-type="date" office:date-value="2017-10-20" calcext:value-type="date">
              <text:p>20.10.17</text:p>
            </table:table-cell>
            <table:table-cell table:style-name="ce18" office:value-type="date" office:date-value="2018-01-11" calcext:value-type="date">
              <text:p>11.01.18</text:p>
            </table:table-cell>
            <table:table-cell table:number-columns-repeated="3" table:style-name="ce18" office:value-type="date" office:date-value="2017-10-20" calcext:value-type="date">
              <text:p>20.10.17</text:p>
            </table:table-cell>
            <table:table-cell table:number-columns-repeated="5" table:style-name="ce18" office:value-type="date" office:date-value="2017-10-21" calcext:value-type="date">
              <text:p>21.10.17</text:p>
            </table:table-cell>
            <table:table-cell table:number-columns-repeated="15" table:style-name="ce18" office:value-type="date" office:date-value="2017-10-26" calcext:value-type="date">
              <text:p>26.10.17</text:p>
            </table:table-cell>
            <table:table-cell table:number-columns-repeated="10" table:style-name="ce18" office:value-type="date" office:date-value="2017-11-02" calcext:value-type="date">
              <text:p>02.11.17</text:p>
            </table:table-cell>
            <table:table-cell table:style-name="ce18" office:value-type="date" office:date-value="2017-11-10" calcext:value-type="date">
              <text:p>10.11.17</text:p>
            </table:table-cell>
            <table:table-cell table:number-columns-repeated="10" table:style-name="ce18" office:value-type="date" office:date-value="2017-11-02" calcext:value-type="date">
              <text:p>02.11.17</text:p>
            </table:table-cell>
            <table:table-cell table:number-columns-repeated="5" table:style-name="ce18" office:value-type="date" office:date-value="2017-11-20" calcext:value-type="date">
              <text:p>20.11.17</text:p>
            </table:table-cell>
            <table:table-cell table:number-columns-repeated="11" table:style-name="ce18" office:value-type="date" office:date-value="2017-11-17" calcext:value-type="date">
              <text:p>17.11.17</text:p>
            </table:table-cell>
            <table:table-cell table:number-columns-repeated="10" table:style-name="ce18" office:value-type="date" office:date-value="2017-11-20" calcext:value-type="date">
              <text:p>20.11.17</text:p>
            </table:table-cell>
            <table:table-cell table:style-name="ce18" office:value-type="date" office:date-value="2017-12-08" calcext:value-type="date">
              <text:p>08.12.17</text:p>
            </table:table-cell>
            <table:table-cell table:number-columns-repeated="5" table:style-name="ce18" office:value-type="date" office:date-value="2017-11-23" calcext:value-type="date">
              <text:p>23.11.17</text:p>
            </table:table-cell>
            <table:table-cell table:number-columns-repeated="5" table:style-name="ce18" office:value-type="date" office:date-value="2017-11-27" calcext:value-type="date">
              <text:p>27.11.17</text:p>
            </table:table-cell>
            <table:table-cell table:number-columns-repeated="10" table:style-name="ce18" office:value-type="date" office:date-value="2017-11-28" calcext:value-type="date">
              <text:p>28.11.17</text:p>
            </table:table-cell>
            <table:table-cell table:number-columns-repeated="3" table:style-name="ce18" office:value-type="date" office:date-value="2017-11-30" calcext:value-type="date">
              <text:p>30.11.17</text:p>
            </table:table-cell>
            <table:table-cell table:number-columns-repeated="10" table:style-name="ce18" office:value-type="date" office:date-value="2017-11-28" calcext:value-type="date">
              <text:p>28.11.17</text:p>
            </table:table-cell>
            <table:table-cell table:number-columns-repeated="10" table:style-name="ce18" office:value-type="date" office:date-value="2017-12-04" calcext:value-type="date">
              <text:p>04.12.17</text:p>
            </table:table-cell>
            <table:table-cell table:number-columns-repeated="4" table:style-name="ce31" office:value-type="date" office:date-value="2017-12-01" calcext:value-type="date">
              <text:p>01.12.17</text:p>
            </table:table-cell>
            <table:table-cell table:number-columns-repeated="6" table:style-name="ce18" office:value-type="date" office:date-value="2017-12-04" calcext:value-type="date">
              <text:p>04.12.17</text:p>
            </table:table-cell>
            <table:table-cell table:number-columns-repeated="6" table:style-name="ce18" office:value-type="date" office:date-value="2017-12-21" calcext:value-type="date">
              <text:p>21.12.17</text:p>
            </table:table-cell>
            <table:table-cell table:style-name="ce18" office:value-type="date" office:date-value="2017-12-26" calcext:value-type="date">
              <text:p>26.12.17</text:p>
            </table:table-cell>
            <table:table-cell table:style-name="ce18" office:value-type="date" office:date-value="2018-01-03" calcext:value-type="date">
              <text:p>03.01.18</text:p>
            </table:table-cell>
            <table:table-cell table:number-columns-repeated="2" table:style-name="ce18" office:value-type="date" office:date-value="2017-12-26" calcext:value-type="date">
              <text:p>26.12.17</text:p>
            </table:table-cell>
            <table:table-cell table:number-columns-repeated="14" table:style-name="ce18" office:value-type="date" office:date-value="2017-12-27" calcext:value-type="date">
              <text:p>27.12.17</text:p>
            </table:table-cell>
            <table:table-cell table:number-columns-repeated="4" table:style-name="ce18" office:value-type="date" office:date-value="2018-01-05" calcext:value-type="date">
              <text:p>05.01.18</text:p>
            </table:table-cell>
            <table:table-cell table:style-name="ce18" office:value-type="date" office:date-value="2018-01-08" calcext:value-type="date">
              <text:p>08.01.18</text:p>
            </table:table-cell>
            <table:table-cell table:style-name="ce18" office:value-type="date" office:date-value="2018-01-18" calcext:value-type="date">
              <text:p>18.01.18</text:p>
            </table:table-cell>
            <table:table-cell table:style-name="ce18" office:value-type="date" office:date-value="2018-01-05" calcext:value-type="date">
              <text:p>05.01.18</text:p>
            </table:table-cell>
            <table:table-cell table:style-name="ce18" office:value-type="date" office:date-value="2018-01-04" calcext:value-type="date">
              <text:p>04.01.18</text:p>
            </table:table-cell>
            <table:table-cell table:style-name="ce18" office:value-type="date" office:date-value="2018-01-22" calcext:value-type="date">
              <text:p>22.01.18</text:p>
            </table:table-cell>
            <table:table-cell table:number-columns-repeated="2" table:style-name="ce18" office:value-type="date" office:date-value="2018-01-04" calcext:value-type="date">
              <text:p>04.01.18</text:p>
            </table:table-cell>
            <table:table-cell table:number-columns-repeated="3" table:style-name="ce18" office:value-type="date" office:date-value="2018-01-09" calcext:value-type="date">
              <text:p>09.01.18</text:p>
            </table:table-cell>
            <table:table-cell table:number-columns-repeated="2" table:style-name="ce18" office:value-type="date" office:date-value="2018-01-11" calcext:value-type="date">
              <text:p>11.01.18</text:p>
            </table:table-cell>
            <table:table-cell table:style-name="Default" office:value-type="string" calcext:value-type="string">
              <text:p>17,01,18</text:p>
            </table:table-cell>
            <table:table-cell table:style-name="Default" office:value-type="string" calcext:value-type="string">
              <text:p>18,01,18</text:p>
            </table:table-cell>
            <table:table-cell table:number-columns-repeated="3" table:style-name="Default" office:value-type="string" calcext:value-type="string">
              <text:p>19,01,18</text:p>
            </table:table-cell>
            <table:table-cell table:number-columns-repeated="3" table:style-name="Default" office:value-type="string" calcext:value-type="string">
              <text:p>24,01,18</text:p>
            </table:table-cell>
            <table:table-cell table:number-columns-repeated="2" table:style-name="Default" office:value-type="string" calcext:value-type="string">
              <text:p>25,01,18</text:p>
            </table:table-cell>
            <table:table-cell table:number-columns-repeated="5" table:style-name="ce18" office:value-type="date" office:date-value="2018-01-17" calcext:value-type="date">
              <text:p>17.01.18</text:p>
            </table:table-cell>
            <table:table-cell table:number-columns-repeated="5" table:style-name="ce18" office:value-type="date" office:date-value="2018-01-19" calcext:value-type="date">
              <text:p>19.01.18</text:p>
            </table:table-cell>
            <table:table-cell table:number-columns-repeated="10" table:style-name="ce18" office:value-type="date" office:date-value="2018-01-30" calcext:value-type="date">
              <text:p>30.01.18</text:p>
            </table:table-cell>
            <table:table-cell table:number-columns-repeated="7" table:style-name="ce18" office:value-type="date" office:date-value="2018-02-10" calcext:value-type="date">
              <text:p>10.02.18</text:p>
            </table:table-cell>
            <table:table-cell table:number-columns-repeated="3" table:style-name="ce18" office:value-type="date" office:date-value="2018-02-21" calcext:value-type="date">
              <text:p>21.02.18</text:p>
            </table:table-cell>
            <table:table-cell table:number-columns-repeated="4" table:style-name="ce18" office:value-type="date" office:date-value="2018-03-02" calcext:value-type="date">
              <text:p>02.03.18</text:p>
            </table:table-cell>
            <table:table-cell table:number-columns-repeated="6" table:style-name="ce18" office:value-type="date" office:date-value="2018-03-03" calcext:value-type="date">
              <text:p>03.03.18</text:p>
            </table:table-cell>
            <table:table-cell table:number-columns-repeated="5" table:style-name="ce18" office:value-type="date" office:date-value="2018-03-27" calcext:value-type="date">
              <text:p>27.03.18</text:p>
            </table:table-cell>
            <table:table-cell table:style-name="Default" table:number-columns-repeated="2"/>
            <table:table-cell table:number-columns-repeated="2" table:style-name="ce18" office:value-type="date" office:date-value="2018-03-27" calcext:value-type="date">
              <text:p>27.03.18</text:p>
            </table:table-cell>
            <table:table-cell table:style-name="Default"/>
            <table:table-cell table:number-columns-repeated="5" table:style-name="ce18" office:value-type="date" office:date-value="2018-03-23" calcext:value-type="date">
              <text:p>23.03.18</text:p>
            </table:table-cell>
            <table:table-cell table:number-columns-repeated="5" table:style-name="ce18" office:value-type="date" office:date-value="2018-03-26" calcext:value-type="date">
              <text:p>26.03.18</text:p>
            </table:table-cell>
            <table:table-cell table:number-columns-repeated="10" table:style-name="ce18" office:value-type="date" office:date-value="2018-03-27" calcext:value-type="date">
              <text:p>27.03.18</text:p>
            </table:table-cell>
            <table:table-cell table:style-name="Default" table:number-columns-repeated="8"/>
            <table:table-cell table:number-columns-repeated="7" table:style-name="ce18" office:value-type="date" office:date-value="2018-04-03" calcext:value-type="date">
              <text:p>03.04.18</text:p>
            </table:table-cell>
            <table:table-cell table:number-columns-repeated="5" table:style-name="ce18" office:value-type="date" office:date-value="2018-04-04" calcext:value-type="date">
              <text:p>04.04.18</text:p>
            </table:table-cell>
            <table:table-cell table:number-columns-repeated="8" table:style-name="ce31" office:value-type="date" office:date-value="2018-04-12" calcext:value-type="date">
              <text:p>12.04.18</text:p>
            </table:table-cell>
            <table:table-cell table:number-columns-repeated="2" table:style-name="ce31" office:value-type="date" office:date-value="2018-04-19" calcext:value-type="date">
              <text:p>19.04.18</text:p>
            </table:table-cell>
            <table:table-cell table:number-columns-repeated="4" table:style-name="ce18" office:value-type="date" office:date-value="2018-05-14" calcext:value-type="date">
              <text:p>14.05.18</text:p>
            </table:table-cell>
            <table:table-cell table:style-name="ce18" office:value-type="date" office:date-value="2018-05-21" calcext:value-type="date">
              <text:p>21.05.18</text:p>
            </table:table-cell>
            <table:table-cell table:number-columns-repeated="5" table:style-name="ce18" office:value-type="date" office:date-value="2018-05-14" calcext:value-type="date">
              <text:p>14.05.18</text:p>
            </table:table-cell>
            <table:table-cell table:number-columns-repeated="4" table:style-name="ce18" office:value-type="date" office:date-value="2018-05-15" calcext:value-type="date">
              <text:p>15.05.18</text:p>
            </table:table-cell>
            <table:table-cell table:number-columns-repeated="4" table:style-name="ce18" office:value-type="date" office:date-value="2018-05-21" calcext:value-type="date">
              <text:p>21.05.18</text:p>
            </table:table-cell>
            <table:table-cell table:number-columns-repeated="4" table:style-name="ce18" office:value-type="date" office:date-value="2018-05-22" calcext:value-type="date">
              <text:p>22.05.18</text:p>
            </table:table-cell>
            <table:table-cell table:number-columns-repeated="8" table:style-name="ce18" office:value-type="date" office:date-value="2018-05-28" calcext:value-type="date">
              <text:p>28.05.18</text:p>
            </table:table-cell>
            <table:table-cell table:number-columns-repeated="10" table:style-name="ce18" office:value-type="date" office:date-value="2018-06-11" calcext:value-type="date">
              <text:p>11.06.18</text:p>
            </table:table-cell>
            <table:table-cell table:number-columns-repeated="10" table:style-name="ce18" office:value-type="date" office:date-value="2018-06-07" calcext:value-type="date">
              <text:p>07.06.18</text:p>
            </table:table-cell>
            <table:table-cell table:number-columns-repeated="2" table:style-name="ce18" office:value-type="date" office:date-value="2018-07-05" calcext:value-type="date">
              <text:p>05.07.18</text:p>
            </table:table-cell>
            <table:table-cell table:number-columns-repeated="3" table:style-name="ce18" office:value-type="date" office:date-value="2018-06-28" calcext:value-type="date">
              <text:p>28.06.18</text:p>
            </table:table-cell>
            <table:table-cell table:number-columns-repeated="4" table:style-name="ce18" office:value-type="date" office:date-value="2018-06-27" calcext:value-type="date">
              <text:p>27.06.18</text:p>
            </table:table-cell>
            <table:table-cell table:style-name="ce18" office:value-type="date" office:date-value="2018-06-28" calcext:value-type="date">
              <text:p>28.06.18</text:p>
            </table:table-cell>
            <table:table-cell table:number-columns-repeated="6" table:style-name="ce18" office:value-type="date" office:date-value="2018-07-05" calcext:value-type="date">
              <text:p>05.07.18</text:p>
            </table:table-cell>
            <table:table-cell table:style-name="Default" table:number-columns-repeated="4"/>
            <table:table-cell table:number-columns-repeated="4" table:style-name="ce18" office:value-type="date" office:date-value="2018-07-09" calcext:value-type="date">
              <text:p>09.07.18</text:p>
            </table:table-cell>
            <table:table-cell table:number-columns-repeated="6" table:style-name="ce18" office:value-type="date" office:date-value="2018-07-13" calcext:value-type="date">
              <text:p>13.07.18</text:p>
            </table:table-cell>
            <table:table-cell table:number-columns-repeated="4" table:style-name="ce18" office:value-type="date" office:date-value="2018-07-11" calcext:value-type="date">
              <text:p>11.07.18</text:p>
            </table:table-cell>
            <table:table-cell table:number-columns-repeated="10" table:style-name="ce18" office:value-type="date" office:date-value="2018-07-20" calcext:value-type="date">
              <text:p>20.07.18</text:p>
            </table:table-cell>
            <table:table-cell table:number-columns-repeated="5" table:style-name="ce18" office:value-type="date" office:date-value="2018-07-26" calcext:value-type="date">
              <text:p>26.07.18</text:p>
            </table:table-cell>
            <table:table-cell table:style-name="ce18" office:value-type="date" office:date-value="2018-07-25" calcext:value-type="date">
              <text:p>25.07.18</text:p>
            </table:table-cell>
            <table:table-cell table:style-name="ce18" office:value-type="date" office:date-value="2018-08-08" calcext:value-type="date">
              <text:p>08.08.18</text:p>
            </table:table-cell>
            <table:table-cell table:number-columns-repeated="3" table:style-name="ce18" office:value-type="date" office:date-value="2018-07-25" calcext:value-type="date">
              <text:p>25.07.18</text:p>
            </table:table-cell>
            <table:table-cell table:number-columns-repeated="2" table:style-name="ce18" office:value-type="date" office:date-value="2018-07-26" calcext:value-type="date">
              <text:p>26.07.18</text:p>
            </table:table-cell>
            <table:table-cell table:style-name="ce18" office:value-type="date" office:date-value="2018-07-30" calcext:value-type="date">
              <text:p>30.07.18</text:p>
            </table:table-cell>
            <table:table-cell table:style-name="ce18" office:value-type="date" office:date-value="2018-08-03" calcext:value-type="date">
              <text:p>03.08.18</text:p>
            </table:table-cell>
            <table:table-cell table:style-name="ce18" office:value-type="date" office:date-value="2018-07-25" calcext:value-type="date">
              <text:p>25.07.18</text:p>
            </table:table-cell>
            <table:table-cell table:style-name="ce18" office:value-type="date" office:date-value="2018-07-30" calcext:value-type="date">
              <text:p>30.07.18</text:p>
            </table:table-cell>
            <table:table-cell table:number-columns-repeated="5" table:style-name="ce18" office:value-type="date" office:date-value="2018-08-02" calcext:value-type="date">
              <text:p>02.08.18</text:p>
            </table:table-cell>
            <table:table-cell table:number-columns-repeated="10" table:style-name="ce18" office:value-type="date" office:date-value="2018-08-06" calcext:value-type="date">
              <text:p>06.08.18</text:p>
            </table:table-cell>
            <table:table-cell table:style-name="Default" table:number-columns-repeated="5"/>
            <table:table-cell table:number-columns-repeated="7" table:style-name="ce18" office:value-type="date" office:date-value="2018-08-16" calcext:value-type="date">
              <text:p>16.08.18</text:p>
            </table:table-cell>
            <table:table-cell table:style-name="Default" office:value-type="string" calcext:value-type="string">
              <text:p>20,08,18</text:p>
            </table:table-cell>
            <table:table-cell table:style-name="ce18" office:value-type="date" office:date-value="2018-08-16" calcext:value-type="date">
              <text:p>16.08.18</text:p>
            </table:table-cell>
            <table:table-cell table:style-name="ce18" office:value-type="string" calcext:value-type="string">
              <text:p>21,08,18</text:p>
            </table:table-cell>
            <table:table-cell table:style-name="ce18" office:value-type="string" calcext:value-type="string">
              <text:p>23,08,18</text:p>
            </table:table-cell>
            <table:table-cell table:number-columns-repeated="8" table:style-name="ce18" office:value-type="date" office:date-value="2018-08-20" calcext:value-type="date">
              <text:p>20.08.18</text:p>
            </table:table-cell>
            <table:table-cell table:number-columns-repeated="7" table:style-name="ce18" office:value-type="date" office:date-value="2018-08-24" calcext:value-type="date">
              <text:p>24.08.18</text:p>
            </table:table-cell>
            <table:table-cell table:style-name="ce18" office:value-type="date" office:date-value="2018-08-28" calcext:value-type="date">
              <text:p>28.08.18</text:p>
            </table:table-cell>
            <table:table-cell table:style-name="ce18" office:value-type="date" office:date-value="2018-08-24" calcext:value-type="date">
              <text:p>24.08.18</text:p>
            </table:table-cell>
            <table:table-cell table:style-name="ce18" office:value-type="date" office:date-value="2018-08-28" calcext:value-type="date">
              <text:p>28.08.18</text:p>
            </table:table-cell>
            <table:table-cell table:style-name="ce18" office:value-type="date" office:date-value="2018-09-03" calcext:value-type="date">
              <text:p>03.09.18</text:p>
            </table:table-cell>
            <table:table-cell table:number-columns-repeated="2" table:style-name="ce18" office:value-type="date" office:date-value="2018-08-28" calcext:value-type="date">
              <text:p>28.08.18</text:p>
            </table:table-cell>
            <table:table-cell table:number-columns-repeated="8" table:style-name="ce18" office:value-type="date" office:date-value="2018-08-31" calcext:value-type="date">
              <text:p>31.08.18</text:p>
            </table:table-cell>
            <table:table-cell table:number-columns-repeated="8" table:style-name="ce18" office:value-type="date" office:date-value="2018-09-04" calcext:value-type="date">
              <text:p>04.09.18</text:p>
            </table:table-cell>
            <table:table-cell table:number-columns-repeated="4" table:style-name="ce18" office:value-type="date" office:date-value="2018-09-10" calcext:value-type="date">
              <text:p>10.09.18</text:p>
            </table:table-cell>
            <table:table-cell table:style-name="ce18" office:value-type="date" office:date-value="2018-09-13" calcext:value-type="date">
              <text:p>13.09.18</text:p>
            </table:table-cell>
            <table:table-cell table:number-columns-repeated="11" table:style-name="ce18" office:value-type="date" office:date-value="2018-09-19" calcext:value-type="date">
              <text:p>19.09.18</text:p>
            </table:table-cell>
            <table:table-cell table:number-columns-repeated="8" table:style-name="ce18" office:value-type="date" office:date-value="2018-09-18" calcext:value-type="date">
              <text:p>18.09.18</text:p>
            </table:table-cell>
            <table:table-cell table:number-columns-repeated="10" table:style-name="ce18" office:value-type="date" office:date-value="2018-10-02" calcext:value-type="date">
              <text:p>02.10.18</text:p>
            </table:table-cell>
            <table:table-cell table:number-columns-repeated="4" table:style-name="ce18" office:value-type="date" office:date-value="2018-10-10" calcext:value-type="date">
              <text:p>10.10.18</text:p>
            </table:table-cell>
            <table:table-cell table:number-columns-repeated="8" table:style-name="ce18" office:value-type="date" office:date-value="2018-10-09" calcext:value-type="date">
              <text:p>09.10.18</text:p>
            </table:table-cell>
            <table:table-cell table:number-columns-repeated="4" table:style-name="ce18" office:value-type="date" office:date-value="2018-10-10" calcext:value-type="date">
              <text:p>10.10.18</text:p>
            </table:table-cell>
            <table:table-cell table:number-columns-repeated="4" table:style-name="ce18" office:value-type="date" office:date-value="2018-10-09" calcext:value-type="date">
              <text:p>09.10.18</text:p>
            </table:table-cell>
            <table:table-cell table:number-columns-repeated="5" table:style-name="ce18" office:value-type="date" office:date-value="2018-10-17" calcext:value-type="date">
              <text:p>17.10.18</text:p>
            </table:table-cell>
            <table:table-cell table:number-columns-repeated="6" table:style-name="ce18" office:value-type="date" office:date-value="2018-10-24" calcext:value-type="date">
              <text:p>24.10.18</text:p>
            </table:table-cell>
            <table:table-cell table:number-columns-repeated="5" table:style-name="ce18" office:value-type="date" office:date-value="2018-10-26" calcext:value-type="date">
              <text:p>26.10.18</text:p>
            </table:table-cell>
            <table:table-cell table:number-columns-repeated="9" table:style-name="ce18" office:value-type="date" office:date-value="2018-10-29" calcext:value-type="date">
              <text:p>29.10.18</text:p>
            </table:table-cell>
            <table:table-cell table:number-columns-repeated="4" table:style-name="ce18" office:value-type="date" office:date-value="2018-11-06" calcext:value-type="date">
              <text:p>06.11.18</text:p>
            </table:table-cell>
            <table:table-cell table:number-columns-repeated="15" table:style-name="ce18" office:value-type="date" office:date-value="2018-11-08" calcext:value-type="date">
              <text:p>08.11.18</text:p>
            </table:table-cell>
            <table:table-cell table:style-name="ce44" office:value-type="date" office:date-value="2018-11-14" calcext:value-type="date">
              <text:p>14.11.18</text:p>
            </table:table-cell>
            <table:table-cell table:number-columns-repeated="8" table:style-name="ce18" office:value-type="date" office:date-value="2018-11-20" calcext:value-type="date">
              <text:p>20.11.18</text:p>
            </table:table-cell>
            <table:table-cell table:number-columns-repeated="8" table:style-name="ce18" office:value-type="date" office:date-value="2018-11-21" calcext:value-type="date">
              <text:p>21.11.18</text:p>
            </table:table-cell>
            <table:table-cell table:number-columns-repeated="2" table:style-name="ce18" office:value-type="date" office:date-value="2018-11-26" calcext:value-type="date">
              <text:p>26.11.18</text:p>
            </table:table-cell>
            <table:table-cell table:style-name="ce18" office:value-type="date" office:date-value="2018-04-23" calcext:value-type="date">
              <text:p>23.04.18</text:p>
            </table:table-cell>
            <table:table-cell table:number-columns-repeated="5" table:style-name="ce18" office:value-type="date" office:date-value="2018-11-26" calcext:value-type="date">
              <text:p>26.11.18</text:p>
            </table:table-cell>
            <table:table-cell table:number-columns-repeated="8" table:style-name="ce18" office:value-type="date" office:date-value="2018-11-23" calcext:value-type="date">
              <text:p>23.11.18</text:p>
            </table:table-cell>
            <table:table-cell table:number-columns-repeated="8" table:style-name="ce18" office:value-type="date" office:date-value="2018-11-26" calcext:value-type="date">
              <text:p>26.11.18</text:p>
            </table:table-cell>
            <table:table-cell table:style-name="ce18" office:value-type="date" office:date-value="2018-11-30" calcext:value-type="date">
              <text:p>30.11.18</text:p>
            </table:table-cell>
            <table:table-cell table:number-columns-repeated="4" table:style-name="ce18" office:value-type="date" office:date-value="2018-11-29" calcext:value-type="date">
              <text:p>29.11.18</text:p>
            </table:table-cell>
            <table:table-cell table:number-columns-repeated="3" table:style-name="ce18" office:value-type="date" office:date-value="2018-11-30" calcext:value-type="date">
              <text:p>30.11.18</text:p>
            </table:table-cell>
            <table:table-cell table:number-columns-repeated="2" table:style-name="ce18" office:value-type="date" office:date-value="2018-12-05" calcext:value-type="date">
              <text:p>05.12.18</text:p>
            </table:table-cell>
            <table:table-cell table:number-columns-repeated="8" table:style-name="ce18" office:value-type="date" office:date-value="2018-12-07" calcext:value-type="date">
              <text:p>07.12.18</text:p>
            </table:table-cell>
            <table:table-cell table:style-name="ce18" office:value-type="date" office:date-value="2018-12-10" calcext:value-type="date">
              <text:p>10.12.18</text:p>
            </table:table-cell>
            <table:table-cell table:number-columns-repeated="7" table:style-name="Default" office:value-type="string" calcext:value-type="string">
              <text:p>10,12,18</text:p>
            </table:table-cell>
            <table:table-cell table:number-columns-repeated="4" table:style-name="ce18" office:value-type="date" office:date-value="2018-12-07" calcext:value-type="date">
              <text:p>07.12.18</text:p>
            </table:table-cell>
            <table:table-cell table:number-columns-repeated="8" table:style-name="ce18" office:value-type="date" office:date-value="2018-12-13" calcext:value-type="date">
              <text:p>13.12.18</text:p>
            </table:table-cell>
            <table:table-cell table:number-columns-repeated="3" table:style-name="ce18" office:value-type="date" office:date-value="2018-12-14" calcext:value-type="date">
              <text:p>14.12.18</text:p>
            </table:table-cell>
            <table:table-cell table:style-name="ce18" office:value-type="date" office:date-value="2018-12-20" calcext:value-type="date">
              <text:p>20.12.18</text:p>
            </table:table-cell>
            <table:table-cell table:style-name="Default" table:number-columns-repeated="8"/>
            <table:table-cell table:number-columns-repeated="8" table:style-name="ce18" office:value-type="date" office:date-value="2018-12-26" calcext:value-type="date">
              <text:p>26.12.18</text:p>
            </table:table-cell>
            <table:table-cell table:number-columns-repeated="8" table:style-name="ce18" office:value-type="date" office:date-value="2018-12-20" calcext:value-type="date">
              <text:p>20.12.18</text:p>
            </table:table-cell>
            <table:table-cell table:number-columns-repeated="4" table:style-name="ce18" office:value-type="date" office:date-value="2018-12-21" calcext:value-type="date">
              <text:p>21.12.18</text:p>
            </table:table-cell>
            <table:table-cell table:number-columns-repeated="4" table:style-name="ce18" office:value-type="date" office:date-value="2019-01-21" calcext:value-type="date">
              <text:p>21.01.19</text:p>
            </table:table-cell>
            <table:table-cell table:number-columns-repeated="8" table:style-name="ce18" office:value-type="date" office:date-value="2019-01-25" calcext:value-type="date">
              <text:p>25.01.19</text:p>
            </table:table-cell>
            <table:table-cell table:style-name="ce18" office:value-type="date" office:date-value="2019-01-28" calcext:value-type="date">
              <text:p>28.01.19</text:p>
            </table:table-cell>
            <table:table-cell table:style-name="Default" table:number-columns-repeated="4"/>
            <table:table-cell table:number-columns-repeated="3" table:style-name="ce18" office:value-type="date" office:date-value="2019-01-28" calcext:value-type="date">
              <text:p>28.01.19</text:p>
            </table:table-cell>
            <table:table-cell table:number-columns-repeated="12" table:style-name="ce18" office:value-type="date" office:date-value="2019-01-29" calcext:value-type="date">
              <text:p>29.01.19</text:p>
            </table:table-cell>
            <table:table-cell table:number-columns-repeated="8" table:style-name="ce18" office:value-type="date" office:date-value="2019-02-07" calcext:value-type="date">
              <text:p>07.02.19</text:p>
            </table:table-cell>
            <table:table-cell table:style-name="Default" table:number-columns-repeated="2"/>
          </table:table-row>
        </table:table-row-group>
        <table:table-row table:style-name="ro2">
          <table:table-cell table:style-name="ce4" office:value-type="string" calcext:value-type="string">
            <text:p>Н 137Cs, мкЗв\ч <text:s text:c="2"/>НАСТРАИВАТЬ 32 мкЗв/ч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.95" calcext:value-type="float">
            <text:p>34,95</text:p>
          </table:table-cell>
          <table:table-cell table:number-columns-repeated="2" office:value-type="float" office:value="35.2" calcext:value-type="float">
            <text:p>35,2</text:p>
          </table:table-cell>
          <table:table-cell office:value-type="float" office:value="34.8" calcext:value-type="float">
            <text:p>34,8</text:p>
          </table:table-cell>
          <table:table-cell office:value-type="float" office:value="34.9" calcext:value-type="float">
            <text:p>34,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office:value-type="float" office:value="34.87" calcext:value-type="float">
            <text:p>34,87</text:p>
          </table:table-cell>
          <table:table-cell table:number-columns-repeated="3" office:value-type="float" office:value="34.7" calcext:value-type="float">
            <text:p>34,7</text:p>
          </table:table-cell>
          <table:table-cell office:value-type="float" office:value="34.9" calcext:value-type="float">
            <text:p>34,9</text:p>
          </table:table-cell>
          <table:table-cell office:value-type="float" office:value="34.6" calcext:value-type="float">
            <text:p>34,6</text:p>
          </table:table-cell>
          <table:table-cell office:value-type="float" office:value="34.9" calcext:value-type="float">
            <text:p>34,9</text:p>
          </table:table-cell>
          <table:table-cell office:value-type="float" office:value="34.8" calcext:value-type="float">
            <text:p>34,8</text:p>
          </table:table-cell>
          <table:table-cell office:value-type="float" office:value="34.9" calcext:value-type="float">
            <text:p>34,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number-columns-repeated="20" office:value-type="float" office:value="35" calcext:value-type="float">
            <text:p>35</text:p>
          </table:table-cell>
          <table:table-cell office:value-type="float" office:value="33.2" calcext:value-type="float">
            <text:p>33,2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3.2" calcext:value-type="float">
            <text:p>33,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4.9" calcext:value-type="float">
            <text:p>34,9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number-columns-repeated="5" office:value-type="float" office:value="35" calcext:value-type="float">
            <text:p>35</text:p>
          </table:table-cell>
          <table:table-cell table:number-columns-repeated="5"/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.7" calcext:value-type="float">
            <text:p>34,7</text:p>
          </table:table-cell>
          <table:table-cell office:value-type="float" office:value="34.5" calcext:value-type="float">
            <text:p>34,5</text:p>
          </table:table-cell>
          <table:table-cell office:value-type="float" office:value="35" calcext:value-type="float">
            <text:p>35</text:p>
          </table:table-cell>
          <table:table-cell office:value-type="float" office:value="34.5" calcext:value-type="float">
            <text:p>34,5</text:p>
          </table:table-cell>
          <table:table-cell office:value-type="float" office:value="34.7" calcext:value-type="float">
            <text:p>34,7</text:p>
          </table:table-cell>
          <table:table-cell office:value-type="float" office:value="34.9" calcext:value-type="float">
            <text:p>34,9</text:p>
          </table:table-cell>
          <table:table-cell office:value-type="float" office:value="34.7" calcext:value-type="float">
            <text:p>34,7</text:p>
          </table:table-cell>
          <table:table-cell office:value-type="float" office:value="34.6" calcext:value-type="float">
            <text:p>34,6</text:p>
          </table:table-cell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,9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35" calcext:value-type="float">
            <text:p>35</text:p>
          </table:table-cell>
          <table:table-cell office:value-type="float" office:value="34.85" calcext:value-type="float">
            <text:p>34,85</text:p>
          </table:table-cell>
          <table:table-cell office:value-type="float" office:value="34.6" calcext:value-type="float">
            <text:p>34,6</text:p>
          </table:table-cell>
          <table:table-cell office:value-type="float" office:value="34.91" calcext:value-type="float">
            <text:p>34,91</text:p>
          </table:table-cell>
          <table:table-cell office:value-type="float" office:value="35.06" calcext:value-type="float">
            <text:p>35,06</text:p>
          </table:table-cell>
          <table:table-cell office:value-type="float" office:value="35.02" calcext:value-type="float">
            <text:p>35,02</text:p>
          </table:table-cell>
          <table:table-cell office:value-type="float" office:value="34.6" calcext:value-type="float">
            <text:p>34,6</text:p>
          </table:table-cell>
          <table:table-cell office:value-type="float" office:value="34.7" calcext:value-type="float">
            <text:p>34,7</text:p>
          </table:table-cell>
          <table:table-cell office:value-type="float" office:value="34.9" calcext:value-type="float">
            <text:p>34,9</text:p>
          </table:table-cell>
          <table:table-cell office:value-type="float" office:value="35.02" calcext:value-type="float">
            <text:p>35,02</text:p>
          </table:table-cell>
          <table:table-cell office:value-type="float" office:value="34.7" calcext:value-type="float">
            <text:p>34,7</text:p>
          </table:table-cell>
          <table:table-cell office:value-type="float" office:value="34.97" calcext:value-type="float">
            <text:p>34,9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6"/>
          <table:table-cell table:number-columns-repeated="7" office:value-type="float" office:value="35" calcext:value-type="float">
            <text:p>3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style-name="ce20"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4.9" calcext:value-type="float">
            <text:p>34,9</text:p>
          </table:table-cell>
          <table:table-cell office:value-type="float" office:value="34.8" calcext:value-type="float">
            <text:p>34,8</text:p>
          </table:table-cell>
          <table:table-cell office:value-type="float" office:value="35.2" calcext:value-type="float">
            <text:p>35,2</text:p>
          </table:table-cell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,9</text:p>
          </table:table-cell>
          <table:table-cell office:value-type="float" office:value="34.8" calcext:value-type="float">
            <text:p>34,8</text:p>
          </table:table-cell>
          <table:table-cell office:value-type="float" office:value="34.9" calcext:value-type="float">
            <text:p>34,9</text:p>
          </table:table-cell>
          <table:table-cell office:value-type="float" office:value="34.6" calcext:value-type="float">
            <text:p>34,6</text:p>
          </table:table-cell>
          <table:table-cell office:value-type="float" office:value="34.9" calcext:value-type="float">
            <text:p>34,9</text:p>
          </table:table-cell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,9</text:p>
          </table:table-cell>
          <table:table-cell table:number-columns-repeated="10" office:value-type="float" office:value="35" calcext:value-type="float">
            <text:p>35</text:p>
          </table:table-cell>
          <table:table-cell office:value-type="float" office:value="35.2" calcext:value-type="float">
            <text:p>35,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5.1" calcext:value-type="float">
            <text:p>35,1</text:p>
          </table:table-cell>
          <table:table-cell office:value-type="float" office:value="34.8" calcext:value-type="float">
            <text:p>34,8</text:p>
          </table:table-cell>
          <table:table-cell office:value-type="float" office:value="35" calcext:value-type="float">
            <text:p>35</text:p>
          </table:table-cell>
          <table:table-cell office:value-type="float" office:value="35.05" calcext:value-type="float">
            <text:p>35,0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5.2" calcext:value-type="float">
            <text:p>35,2</text:p>
          </table:table-cell>
          <table:table-cell office:value-type="float" office:value="34.8" calcext:value-type="float">
            <text:p>34,8</text:p>
          </table:table-cell>
          <table:table-cell table:number-columns-repeated="9" office:value-type="float" office:value="35" calcext:value-type="float">
            <text:p>35</text:p>
          </table:table-cell>
          <table:table-cell office:value-type="float" office:value="35.2" calcext:value-type="float">
            <text:p>35,2</text:p>
          </table:table-cell>
          <table:table-cell office:value-type="float" office:value="35.1" calcext:value-type="float">
            <text:p>35,1</text:p>
          </table:table-cell>
          <table:table-cell table:number-columns-repeated="13" office:value-type="float" office:value="35" calcext:value-type="float">
            <text:p>35</text:p>
          </table:table-cell>
          <table:table-cell office:value-type="float" office:value="35.1" calcext:value-type="float">
            <text:p>35,1</text:p>
          </table:table-cell>
          <table:table-cell office:value-type="float" office:value="34.7" calcext:value-type="float">
            <text:p>34,7</text:p>
          </table:table-cell>
          <table:table-cell office:value-type="float" office:value="35" calcext:value-type="float">
            <text:p>35</text:p>
          </table:table-cell>
          <table:table-cell office:value-type="float" office:value="34.7" calcext:value-type="float">
            <text:p>34,7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3.4" calcext:value-type="float">
            <text:p>33,4</text:p>
          </table:table-cell>
          <table:table-cell table:number-columns-repeated="8" office:value-type="float" office:value="48" calcext:value-type="float">
            <text:p>48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5"/>
          <table:table-cell office:value-type="float" office:value="34.6" calcext:value-type="float">
            <text:p>34,6</text:p>
          </table:table-cell>
          <table:table-cell office:value-type="float" office:value="34.8" calcext:value-type="float">
            <text:p>34,8</text:p>
          </table:table-cell>
          <table:table-cell office:value-type="float" office:value="34.65" calcext:value-type="float">
            <text:p>34,65</text:p>
          </table:table-cell>
          <table:table-cell office:value-type="float" office:value="34.9" calcext:value-type="float">
            <text:p>34,9</text:p>
          </table:table-cell>
          <table:table-cell office:value-type="float" office:value="35.1" calcext:value-type="float">
            <text:p>35,1</text:p>
          </table:table-cell>
          <table:table-cell office:value-type="float" office:value="34.7" calcext:value-type="float">
            <text:p>34,7</text:p>
          </table:table-cell>
          <table:table-cell office:value-type="float" office:value="34.95" calcext:value-type="float">
            <text:p>34,95</text:p>
          </table:table-cell>
          <table:table-cell office:value-type="float" office:value="34.65" calcext:value-type="float">
            <text:p>34,65</text:p>
          </table:table-cell>
          <table:table-cell table:number-columns-repeated="15" office:value-type="float" office:value="35" calcext:value-type="float">
            <text:p>35</text:p>
          </table:table-cell>
          <table:table-cell office:value-type="float" office:value="34.9" calcext:value-type="float">
            <text:p>34,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.9" calcext:value-type="float">
            <text:p>34,9</text:p>
          </table:table-cell>
          <table:table-cell office:value-type="float" office:value="35" calcext:value-type="float">
            <text:p>35</text:p>
          </table:table-cell>
          <table:table-cell office:value-type="float" office:value="34.8" calcext:value-type="float">
            <text:p>34,8</text:p>
          </table:table-cell>
          <table:table-cell office:value-type="float" office:value="34.9" calcext:value-type="float">
            <text:p>34,9</text:p>
          </table:table-cell>
          <table:table-cell office:value-type="float" office:value="34.85" calcext:value-type="float">
            <text:p>34,8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34.7" calcext:value-type="float">
            <text:p>34,7</text:p>
          </table:table-cell>
          <table:table-cell table:number-columns-repeated="2" office:value-type="float" office:value="34.8" calcext:value-type="float">
            <text:p>34,8</text:p>
          </table:table-cell>
          <table:table-cell office:value-type="float" office:value="34.5" calcext:value-type="float">
            <text:p>34,5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34.7" calcext:value-type="float">
            <text:p>34,7</text:p>
          </table:table-cell>
          <table:table-cell office:value-type="float" office:value="33.4" calcext:value-type="float">
            <text:p>33,4</text:p>
          </table:table-cell>
          <table:table-cell office:value-type="float" office:value="34.7" calcext:value-type="float">
            <text:p>34,7</text:p>
          </table:table-cell>
          <table:table-cell office:value-type="float" office:value="35" calcext:value-type="float">
            <text:p>35</text:p>
          </table:table-cell>
          <table:table-cell office:value-type="float" office:value="34.6" calcext:value-type="float">
            <text:p>34,6</text:p>
          </table:table-cell>
          <table:table-cell office:value-type="float" office:value="34.7" calcext:value-type="float">
            <text:p>34,7</text:p>
          </table:table-cell>
          <table:table-cell office:value-type="float" office:value="34.6" calcext:value-type="float">
            <text:p>34,6</text:p>
          </table:table-cell>
          <table:table-cell office:value-type="float" office:value="34.7" calcext:value-type="float">
            <text:p>34,7</text:p>
          </table:table-cell>
          <table:table-cell office:value-type="float" office:value="34.4" calcext:value-type="float">
            <text:p>34,4</text:p>
          </table:table-cell>
          <table:table-cell office:value-type="float" office:value="34.9" calcext:value-type="float">
            <text:p>34,9</text:p>
          </table:table-cell>
          <table:table-cell table:number-columns-repeated="10"/>
          <table:table-cell office:value-type="float" office:value="34.7" calcext:value-type="float">
            <text:p>34,7</text:p>
          </table:table-cell>
          <table:table-cell table:number-columns-repeated="3" office:value-type="float" office:value="34.3" calcext:value-type="float">
            <text:p>34,3</text:p>
          </table:table-cell>
          <table:table-cell office:value-type="float" office:value="34.4" calcext:value-type="float">
            <text:p>34,4</text:p>
          </table:table-cell>
          <table:table-cell office:value-type="float" office:value="44.3" calcext:value-type="float">
            <text:p>44,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.2" calcext:value-type="float">
            <text:p>44,2</text:p>
          </table:table-cell>
          <table:table-cell office:value-type="float" office:value="44.6" calcext:value-type="float">
            <text:p>44,6</text:p>
          </table:table-cell>
          <table:table-cell office:value-type="float" office:value="44.9" calcext:value-type="float">
            <text:p>44,9</text:p>
          </table:table-cell>
          <table:table-cell office:value-type="float" office:value="45.1" calcext:value-type="float">
            <text:p>45,1</text:p>
          </table:table-cell>
          <table:table-cell office:value-type="float" office:value="44.9" calcext:value-type="float">
            <text:p>44,9</text:p>
          </table:table-cell>
          <table:table-cell office:value-type="float" office:value="44.2" calcext:value-type="float">
            <text:p>44,2</text:p>
          </table:table-cell>
          <table:table-cell table:number-columns-repeated="2" office:value-type="float" office:value="44.6" calcext:value-type="float">
            <text:p>44,6</text:p>
          </table:table-cell>
          <table:table-cell office:value-type="float" office:value="44.5" calcext:value-type="float">
            <text:p>44,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5.5" calcext:value-type="float">
            <text:p>45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45" calcext:value-type="float">
            <text:p>45</text:p>
          </table:table-cell>
          <table:table-cell office:value-type="float" office:value="33.8" calcext:value-type="float">
            <text:p>33,8</text:p>
          </table:table-cell>
          <table:table-cell table:number-columns-repeated="2" office:value-type="float" office:value="33.9" calcext:value-type="float">
            <text:p>33,9</text:p>
          </table:table-cell>
          <table:table-cell office:value-type="float" office:value="33.8" calcext:value-type="float">
            <text:p>33,8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3.9" calcext:value-type="float">
            <text:p>33,9</text:p>
          </table:table-cell>
          <table:table-cell office:value-type="float" office:value="34.1" calcext:value-type="float">
            <text:p>34,1</text:p>
          </table:table-cell>
          <table:table-cell office:value-type="float" office:value="34.7" calcext:value-type="float">
            <text:p>34,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3.6" calcext:value-type="float">
            <text:p>33,6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.5" calcext:value-type="float">
            <text:p>44,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6" calcext:value-type="float">
            <text:p>46</text:p>
          </table:table-cell>
          <table:table-cell office:value-type="float" office:value="44.5" calcext:value-type="float">
            <text:p>44,5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,5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33.9" calcext:value-type="float">
            <text:p>33,9</text:p>
          </table:table-cell>
          <table:table-cell office:value-type="float" office:value="33.8" calcext:value-type="float">
            <text:p>33,8</text:p>
          </table:table-cell>
          <table:table-cell office:value-type="float" office:value="33.7" calcext:value-type="float">
            <text:p>33,7</text:p>
          </table:table-cell>
          <table:table-cell office:value-type="float" office:value="33.8" calcext:value-type="float">
            <text:p>33,8</text:p>
          </table:table-cell>
          <table:table-cell office:value-type="float" office:value="33.6" calcext:value-type="float">
            <text:p>33,6</text:p>
          </table:table-cell>
          <table:table-cell table:number-columns-repeated="2" office:value-type="float" office:value="33.7" calcext:value-type="float">
            <text:p>33,7</text:p>
          </table:table-cell>
          <table:table-cell table:number-columns-repeated="2" office:value-type="float" office:value="33.8" calcext:value-type="float">
            <text:p>33,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table:style-name="ce3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.5" calcext:value-type="float">
            <text:p>33,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3.8" calcext:value-type="float">
            <text:p>33,8</text:p>
          </table:table-cell>
          <table:table-cell office:value-type="float" office:value="32.2" calcext:value-type="float">
            <text:p>32,2</text:p>
          </table:table-cell>
          <table:table-cell table:number-columns-repeated="2" office:value-type="float" office:value="33.8" calcext:value-type="float">
            <text:p>33,8</text:p>
          </table:table-cell>
          <table:table-cell office:value-type="float" office:value="32.8" calcext:value-type="float">
            <text:p>32,8</text:p>
          </table:table-cell>
          <table:table-cell table:number-columns-repeated="2" office:value-type="float" office:value="33.2" calcext:value-type="float">
            <text:p>33,2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3" office:value-type="float" office:value="33" calcext:value-type="float">
            <text:p>33</text:p>
          </table:table-cell>
          <table:table-cell table:style-name="Default" office:value-type="float" office:value="33.8" calcext:value-type="float">
            <text:p>33,8</text:p>
          </table:table-cell>
          <table:table-cell office:value-type="float" office:value="33" calcext:value-type="float">
            <text:p>33</text:p>
          </table:table-cell>
          <table:table-cell office:value-type="float" office:value="33.2" calcext:value-type="float">
            <text:p>33,2</text:p>
          </table:table-cell>
          <table:table-cell office:value-type="float" office:value="33.7" calcext:value-type="float">
            <text:p>33,7</text:p>
          </table:table-cell>
          <table:table-cell office:value-type="float" office:value="33.2" calcext:value-type="float">
            <text:p>33,2</text:p>
          </table:table-cell>
          <table:table-cell office:value-type="float" office:value="33.5" calcext:value-type="float">
            <text:p>33,5</text:p>
          </table:table-cell>
          <table:table-cell office:value-type="float" office:value="33.4" calcext:value-type="float">
            <text:p>33,4</text:p>
          </table:table-cell>
          <table:table-cell office:value-type="float" office:value="33.5" calcext:value-type="float">
            <text:p>33,5</text:p>
          </table:table-cell>
          <table:table-cell table:number-columns-repeated="3" office:value-type="float" office:value="33.6" calcext:value-type="float">
            <text:p>33,6</text:p>
          </table:table-cell>
          <table:table-cell office:value-type="float" office:value="33.3" calcext:value-type="float">
            <text:p>33,3</text:p>
          </table:table-cell>
          <table:table-cell office:value-type="float" office:value="33.6" calcext:value-type="float">
            <text:p>33,6</text:p>
          </table:table-cell>
          <table:table-cell office:value-type="float" office:value="33" calcext:value-type="float">
            <text:p>33</text:p>
          </table:table-cell>
          <table:table-cell office:value-type="float" office:value="33.7" calcext:value-type="float">
            <text:p>33,7</text:p>
          </table:table-cell>
          <table:table-cell office:value-type="float" office:value="34.4" calcext:value-type="float">
            <text:p>34,4</text:p>
          </table:table-cell>
          <table:table-cell office:value-type="float" office:value="34.5" calcext:value-type="float">
            <text:p>34,5</text:p>
          </table:table-cell>
          <table:table-cell office:value-type="float" office:value="33.7" calcext:value-type="float">
            <text:p>33,7</text:p>
          </table:table-cell>
          <table:table-cell office:value-type="float" office:value="34.4" calcext:value-type="float">
            <text:p>34,4</text:p>
          </table:table-cell>
          <table:table-cell office:value-type="float" office:value="32.9" calcext:value-type="float">
            <text:p>32,9</text:p>
          </table:table-cell>
          <table:table-cell office:value-type="float" office:value="33.6" calcext:value-type="float">
            <text:p>33,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.6" calcext:value-type="float">
            <text:p>33,6</text:p>
          </table:table-cell>
          <table:table-cell office:value-type="float" office:value="33.1" calcext:value-type="float">
            <text:p>33,1</text:p>
          </table:table-cell>
          <table:table-cell office:value-type="float" office:value="33" calcext:value-type="float">
            <text:p>33</text:p>
          </table:table-cell>
          <table:table-cell office:value-type="float" office:value="33.8" calcext:value-type="float">
            <text:p>33,8</text:p>
          </table:table-cell>
          <table:table-cell office:value-type="float" office:value="33.6" calcext:value-type="float">
            <text:p>33,6</text:p>
          </table:table-cell>
          <table:table-cell office:value-type="float" office:value="33.5" calcext:value-type="float">
            <text:p>33,5</text:p>
          </table:table-cell>
          <table:table-cell office:value-type="float" office:value="33.3" calcext:value-type="float">
            <text:p>33,3</text:p>
          </table:table-cell>
          <table:table-cell office:value-type="float" office:value="33.5" calcext:value-type="float">
            <text:p>33,5</text:p>
          </table:table-cell>
          <table:table-cell office:value-type="float" office:value="33.3" calcext:value-type="float">
            <text:p>33,3</text:p>
          </table:table-cell>
          <table:table-cell office:value-type="float" office:value="33.2" calcext:value-type="float">
            <text:p>33,2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33.1" calcext:value-type="float">
            <text:p>33,1</text:p>
          </table:table-cell>
          <table:table-cell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table:number-columns-repeated="2" office:value-type="float" office:value="33.4" calcext:value-type="float">
            <text:p>33,4</text:p>
          </table:table-cell>
          <table:table-cell office:value-type="float" office:value="33.25" calcext:value-type="float">
            <text:p>33,25</text:p>
          </table:table-cell>
          <table:table-cell office:value-type="float" office:value="33.4" calcext:value-type="float">
            <text:p>33,4</text:p>
          </table:table-cell>
          <table:table-cell office:value-type="float" office:value="33.3" calcext:value-type="float">
            <text:p>33,3</text:p>
          </table:table-cell>
          <table:table-cell office:value-type="float" office:value="33" calcext:value-type="float">
            <text:p>33</text:p>
          </table:table-cell>
          <table:table-cell office:value-type="float" office:value="33.3" calcext:value-type="float">
            <text:p>33,3</text:p>
          </table:table-cell>
          <table:table-cell office:value-type="float" office:value="33.2" calcext:value-type="float">
            <text:p>33,2</text:p>
          </table:table-cell>
          <table:table-cell office:value-type="float" office:value="33.1" calcext:value-type="float">
            <text:p>33,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3.8" calcext:value-type="float">
            <text:p>33,8</text:p>
          </table:table-cell>
          <table:table-cell office:value-type="float" office:value="33" calcext:value-type="float">
            <text:p>33</text:p>
          </table:table-cell>
          <table:table-cell office:value-type="float" office:value="33.2" calcext:value-type="float">
            <text:p>33,2</text:p>
          </table:table-cell>
          <table:table-cell office:value-type="float" office:value="33.1" calcext:value-type="float">
            <text:p>33,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office:value-type="float" office:value="33.4" calcext:value-type="float">
            <text:p>33,4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/>
          <table:table-cell office:value-type="float" office:value="33.15" calcext:value-type="float">
            <text:p>33,15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3.5" calcext:value-type="float">
            <text:p>33,5</text:p>
          </table:table-cell>
          <table:table-cell office:value-type="float" office:value="33" calcext:value-type="float">
            <text:p>33</text:p>
          </table:table-cell>
          <table:table-cell office:value-type="float" office:value="33.2" calcext:value-type="float">
            <text:p>33,2</text:p>
          </table:table-cell>
          <table:table-cell office:value-type="float" office:value="33.4" calcext:value-type="float">
            <text:p>33,4</text:p>
          </table:table-cell>
          <table:table-cell office:value-type="float" office:value="33.6" calcext:value-type="float">
            <text:p>33,6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office:value-type="float" office:value="33.05" calcext:value-type="float">
            <text:p>33,05</text:p>
          </table:table-cell>
          <table:table-cell office:value-type="float" office:value="32.2" calcext:value-type="float">
            <text:p>32,2</text:p>
          </table:table-cell>
          <table:table-cell table:number-columns-repeated="8"/>
          <table:table-cell office:value-type="float" office:value="32.35" calcext:value-type="float">
            <text:p>32,35</text:p>
          </table:table-cell>
          <table:table-cell table:number-columns-repeated="3" office:value-type="float" office:value="32.4" calcext:value-type="float">
            <text:p>32,4</text:p>
          </table:table-cell>
          <table:table-cell office:value-type="float" office:value="32.2" calcext:value-type="float">
            <text:p>32,2</text:p>
          </table:table-cell>
          <table:table-cell office:value-type="float" office:value="32.1" calcext:value-type="float">
            <text:p>32,1</text:p>
          </table:table-cell>
          <table:table-cell office:value-type="float" office:value="32.2" calcext:value-type="float">
            <text:p>32,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10" table:style-name="ce22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,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office:value-type="float" office:value="33.2" calcext:value-type="float">
            <text:p>33,2</text:p>
          </table:table-cell>
          <table:table-cell office:value-type="float" office:value="33" calcext:value-type="float">
            <text:p>33</text:p>
          </table:table-cell>
          <table:table-cell office:value-type="float" office:value="33.2" calcext:value-type="float">
            <text:p>33,2</text:p>
          </table:table-cell>
          <table:table-cell office:value-type="float" office:value="33.3" calcext:value-type="float">
            <text:p>33,3</text:p>
          </table:table-cell>
          <table:table-cell office:value-type="float" office:value="33.2" calcext:value-type="float">
            <text:p>33,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3.2" calcext:value-type="float">
            <text:p>33,2</text:p>
          </table:table-cell>
          <table:table-cell table:style-name="Default" office:value-type="float" office:value="33.1" calcext:value-type="float">
            <text:p>33,1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office:value-type="float" office:value="33.3" calcext:value-type="float">
            <text:p>33,3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.2" calcext:value-type="float">
            <text:p>33,2</text:p>
          </table:table-cell>
          <table:table-cell office:value-type="float" office:value="33" calcext:value-type="float">
            <text:p>33</text:p>
          </table:table-cell>
          <table:table-cell office:value-type="float" office:value="32.9" calcext:value-type="float">
            <text:p>32,9</text:p>
          </table:table-cell>
          <table:table-cell office:value-type="float" office:value="33" calcext:value-type="float">
            <text:p>33</text:p>
          </table:table-cell>
          <table:table-cell office:value-type="float" office:value="32.9" calcext:value-type="float">
            <text:p>32,9</text:p>
          </table:table-cell>
          <table:table-cell office:value-type="float" office:value="33.2" calcext:value-type="float">
            <text:p>33,2</text:p>
          </table:table-cell>
          <table:table-cell table:style-name="Default" office:value-type="float" office:value="33.1" calcext:value-type="float">
            <text:p>33,1</text:p>
          </table:table-cell>
          <table:table-cell table:number-columns-repeated="9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.5" calcext:value-type="float">
            <text:p>32,5</text:p>
          </table:table-cell>
          <table:table-cell office:value-type="float" office:value="32.7" calcext:value-type="float">
            <text:p>32,7</text:p>
          </table:table-cell>
          <table:table-cell office:value-type="float" office:value="32.6" calcext:value-type="float">
            <text:p>32,6</text:p>
          </table:table-cell>
          <table:table-cell office:value-type="float" office:value="32.4" calcext:value-type="float">
            <text:p>32,4</text:p>
          </table:table-cell>
          <table:table-cell office:value-type="float" office:value="32.3" calcext:value-type="float">
            <text:p>32,3</text:p>
          </table:table-cell>
          <table:table-cell table:number-columns-repeated="2" office:value-type="float" office:value="32.6" calcext:value-type="float">
            <text:p>32,6</text:p>
          </table:table-cell>
          <table:table-cell office:value-type="float" office:value="32.4" calcext:value-type="float">
            <text:p>32,4</text:p>
          </table:table-cell>
          <table:table-cell table:number-columns-repeated="3" office:value-type="float" office:value="32.6" calcext:value-type="float">
            <text:p>32,6</text:p>
          </table:table-cell>
          <table:table-cell office:value-type="float" office:value="32.3" calcext:value-type="float">
            <text:p>32,3</text:p>
          </table:table-cell>
          <table:table-cell table:number-columns-repeated="3" office:value-type="float" office:value="32.2" calcext:value-type="float">
            <text:p>32,2</text:p>
          </table:table-cell>
          <table:table-cell office:value-type="float" office:value="32.1" calcext:value-type="float">
            <text:p>32,1</text:p>
          </table:table-cell>
          <table:table-cell table:number-columns-repeated="4"/>
          <table:table-cell office:value-type="float" office:value="32.5" calcext:value-type="float">
            <text:p>32,5</text:p>
          </table:table-cell>
          <table:table-cell office:value-type="float" office:value="32.3" calcext:value-type="float">
            <text:p>32,3</text:p>
          </table:table-cell>
          <table:table-cell office:value-type="float" office:value="32.6" calcext:value-type="float">
            <text:p>32,6</text:p>
          </table:table-cell>
          <table:table-cell office:value-type="float" office:value="32.5" calcext:value-type="float">
            <text:p>32,5</text:p>
          </table:table-cell>
          <table:table-cell office:value-type="float" office:value="32.4" calcext:value-type="float">
            <text:p>32,4</text:p>
          </table:table-cell>
          <table:table-cell office:value-type="float" office:value="32.7" calcext:value-type="float">
            <text:p>32,7</text:p>
          </table:table-cell>
          <table:table-cell office:value-type="float" office:value="32.5" calcext:value-type="float">
            <text:p>32,5</text:p>
          </table:table-cell>
          <table:table-cell office:value-type="float" office:value="32.4" calcext:value-type="float">
            <text:p>32,4</text:p>
          </table:table-cell>
          <table:table-cell office:value-type="float" office:value="32.2" calcext:value-type="float">
            <text:p>32,2</text:p>
          </table:table-cell>
          <table:table-cell office:value-type="float" office:value="32.6" calcext:value-type="float">
            <text:p>32,6</text:p>
          </table:table-cell>
          <table:table-cell office:value-type="float" office:value="32.3" calcext:value-type="float">
            <text:p>32,3</text:p>
          </table:table-cell>
          <table:table-cell office:value-type="float" office:value="32.6" calcext:value-type="float">
            <text:p>32,6</text:p>
          </table:table-cell>
          <table:table-cell office:value-type="float" office:value="32.4" calcext:value-type="float">
            <text:p>32,4</text:p>
          </table:table-cell>
          <table:table-cell table:number-columns-repeated="2" office:value-type="float" office:value="32.6" calcext:value-type="float">
            <text:p>32,6</text:p>
          </table:table-cell>
          <table:table-cell table:number-columns-repeated="2" office:value-type="float" office:value="32.4" calcext:value-type="float">
            <text:p>32,4</text:p>
          </table:table-cell>
          <table:table-cell office:value-type="float" office:value="32.6" calcext:value-type="float">
            <text:p>32,6</text:p>
          </table:table-cell>
          <table:table-cell office:value-type="float" office:value="32.5" calcext:value-type="float">
            <text:p>32,5</text:p>
          </table:table-cell>
          <table:table-cell office:value-type="float" office:value="32.2" calcext:value-type="float">
            <text:p>32,2</text:p>
          </table:table-cell>
          <table:table-cell office:value-type="float" office:value="32.6" calcext:value-type="float">
            <text:p>32,6</text:p>
          </table:table-cell>
          <table:table-cell office:value-type="float" office:value="32.4" calcext:value-type="float">
            <text:p>32,4</text:p>
          </table:table-cell>
          <table:table-cell office:value-type="float" office:value="33" calcext:value-type="float">
            <text:p>33</text:p>
          </table:table-cell>
          <table:table-cell office:value-type="float" office:value="32.9" calcext:value-type="float">
            <text:p>32,9</text:p>
          </table:table-cell>
          <table:table-cell office:value-type="float" office:value="32.2" calcext:value-type="float">
            <text:p>32,2</text:p>
          </table:table-cell>
          <table:table-cell office:value-type="float" office:value="32.3" calcext:value-type="float">
            <text:p>32,3</text:p>
          </table:table-cell>
          <table:table-cell office:value-type="float" office:value="32.8" calcext:value-type="float">
            <text:p>32,8</text:p>
          </table:table-cell>
          <table:table-cell office:value-type="float" office:value="32.4" calcext:value-type="float">
            <text:p>32,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/>
          <table:table-cell table:number-columns-repeated="5" office:value-type="float" office:value="32.2" calcext:value-type="float">
            <text:p>32,2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/>
          <table:table-cell table:number-columns-repeated="5" office:value-type="float" office:value="45" calcext:value-type="float">
            <text:p>45</text:p>
          </table:table-cell>
          <table:table-cell office:value-type="float" office:value="32.6" calcext:value-type="float">
            <text:p>32,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33" calcext:value-type="float">
            <text:p>33</text:p>
          </table:table-cell>
          <table:table-cell office:value-type="float" office:value="33.1" calcext:value-type="float">
            <text:p>33,1</text:p>
          </table:table-cell>
          <table:table-cell table:number-columns-repeated="2" office:value-type="float" office:value="33.2" calcext:value-type="float">
            <text:p>33,2</text:p>
          </table:table-cell>
          <table:table-cell office:value-type="float" office:value="33.3" calcext:value-type="float">
            <text:p>33,3</text:p>
          </table:table-cell>
          <table:table-cell office:value-type="float" office:value="32.8" calcext:value-type="float">
            <text:p>32,8</text:p>
          </table:table-cell>
          <table:table-cell office:value-type="float" office:value="33.3" calcext:value-type="float">
            <text:p>33,3</text:p>
          </table:table-cell>
          <table:table-cell office:value-type="float" office:value="33.1" calcext:value-type="float">
            <text:p>33,1</text:p>
          </table:table-cell>
          <table:table-cell office:value-type="float" office:value="33" calcext:value-type="float">
            <text:p>33</text:p>
          </table:table-cell>
          <table:table-cell office:value-type="float" office:value="32.8" calcext:value-type="float">
            <text:p>32,8</text:p>
          </table:table-cell>
          <table:table-cell office:value-type="float" office:value="33" calcext:value-type="float">
            <text:p>33</text:p>
          </table:table-cell>
          <table:table-cell office:value-type="float" office:value="32.2" calcext:value-type="float">
            <text:p>32,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.2" calcext:value-type="float">
            <text:p>33,2</text:p>
          </table:table-cell>
          <table:table-cell office:value-type="float" office:value="32.6" calcext:value-type="float">
            <text:p>32,6</text:p>
          </table:table-cell>
          <table:table-cell office:value-type="float" office:value="32.7" calcext:value-type="float">
            <text:p>32,7</text:p>
          </table:table-cell>
          <table:table-cell office:value-type="float" office:value="33.2" calcext:value-type="float">
            <text:p>33,2</text:p>
          </table:table-cell>
          <table:table-cell office:value-type="float" office:value="33" calcext:value-type="float">
            <text:p>33</text:p>
          </table:table-cell>
          <table:table-cell office:value-type="float" office:value="32.8" calcext:value-type="float">
            <text:p>32,8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32.6" calcext:value-type="float">
            <text:p>32,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.3" calcext:value-type="float">
            <text:p>32,3</text:p>
          </table:table-cell>
          <table:table-cell office:value-type="float" office:value="32.4" calcext:value-type="float">
            <text:p>32,4</text:p>
          </table:table-cell>
          <table:table-cell office:value-type="float" office:value="32.6" calcext:value-type="float">
            <text:p>32,6</text:p>
          </table:table-cell>
          <table:table-cell office:value-type="float" office:value="32.4" calcext:value-type="float">
            <text:p>32,4</text:p>
          </table:table-cell>
          <table:table-cell office:value-type="float" office:value="32.6" calcext:value-type="float">
            <text:p>32,6</text:p>
          </table:table-cell>
          <table:table-cell office:value-type="float" office:value="32.8" calcext:value-type="float">
            <text:p>32,8</text:p>
          </table:table-cell>
          <table:table-cell office:value-type="float" office:value="32.6" calcext:value-type="float">
            <text:p>32,6</text:p>
          </table:table-cell>
          <table:table-cell office:value-type="float" office:value="32.2" calcext:value-type="float">
            <text:p>32,2</text:p>
          </table:table-cell>
          <table:table-cell office:value-type="float" office:value="33" calcext:value-type="float">
            <text:p>33</text:p>
          </table:table-cell>
          <table:table-cell office:value-type="float" office:value="32.08" calcext:value-type="float">
            <text:p>32,08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.4" calcext:value-type="float">
            <text:p>32,4</text:p>
          </table:table-cell>
          <table:table-cell office:value-type="float" office:value="32.7" calcext:value-type="float">
            <text:p>32,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2.2" calcext:value-type="float">
            <text:p>32,2</text:p>
          </table:table-cell>
          <table:table-cell office:value-type="float" office:value="32.16" calcext:value-type="float">
            <text:p>32,16</text:p>
          </table:table-cell>
          <table:table-cell table:number-columns-repeated="4" office:value-type="float" office:value="32.1" calcext:value-type="float">
            <text:p>32,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2.6" calcext:value-type="float">
            <text:p>32,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.4" calcext:value-type="float">
            <text:p>32,4</text:p>
          </table:table-cell>
          <table:table-cell office:value-type="float" office:value="32.8" calcext:value-type="float">
            <text:p>32,8</text:p>
          </table:table-cell>
          <table:table-cell office:value-type="float" office:value="32.6" calcext:value-type="float">
            <text:p>32,6</text:p>
          </table:table-cell>
          <table:table-cell office:value-type="float" office:value="33" calcext:value-type="float">
            <text:p>33</text:p>
          </table:table-cell>
          <table:table-cell office:value-type="float" office:value="32.5" calcext:value-type="float">
            <text:p>32,5</text:p>
          </table:table-cell>
          <table:table-cell office:value-type="float" office:value="32.8" calcext:value-type="float">
            <text:p>32,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.6" calcext:value-type="float">
            <text:p>32,6</text:p>
          </table:table-cell>
          <table:table-cell office:value-type="float" office:value="32.8" calcext:value-type="float">
            <text:p>32,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  <table:table-cell office:value-type="float" office:value="32.5" calcext:value-type="float">
            <text:p>32,5</text:p>
          </table:table-cell>
          <table:table-cell office:value-type="float" office:value="32.8" calcext:value-type="float">
            <text:p>32,8</text:p>
          </table:table-cell>
          <table:table-cell office:value-type="float" office:value="32.2" calcext:value-type="float">
            <text:p>32,2</text:p>
          </table:table-cell>
          <table:table-cell office:value-type="float" office:value="32" calcext:value-type="float">
            <text:p>32</text:p>
          </table:table-cell>
          <table:table-cell table:number-columns-repeated="14" office:value-type="float" office:value="33" calcext:value-type="float">
            <text:p>33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 office:value-type="float" office:value="32.2" calcext:value-type="float">
            <text:p>32,2</text:p>
          </table:table-cell>
          <table:table-cell office:value-type="float" office:value="32.25" calcext:value-type="float">
            <text:p>32,25</text:p>
          </table:table-cell>
          <table:table-cell office:value-type="float" office:value="32.17" calcext:value-type="float">
            <text:p>32,17</text:p>
          </table:table-cell>
          <table:table-cell office:value-type="float" office:value="32.26" calcext:value-type="float">
            <text:p>32,26</text:p>
          </table:table-cell>
          <table:table-cell office:value-type="float" office:value="32.25" calcext:value-type="float">
            <text:p>32,25</text:p>
          </table:table-cell>
          <table:table-cell office:value-type="float" office:value="32.2" calcext:value-type="float">
            <text:p>32,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.3" calcext:value-type="float">
            <text:p>32,3</text:p>
          </table:table-cell>
          <table:table-cell table:style-name="Default" office:value-type="float" office:value="32.6" calcext:value-type="float">
            <text:p>32,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32.3" calcext:value-type="float">
            <text:p>32,3</text:p>
          </table:table-cell>
          <table:table-cell table:number-columns-repeated="11" table:style-name="Default" office:value-type="float" office:value="33" calcext:value-type="float">
            <text:p>33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/>
          <table:table-cell office:value-type="float" office:value="32.2" calcext:value-type="float">
            <text:p>32,2</text:p>
          </table:table-cell>
          <table:table-cell office:value-type="float" office:value="32.24" calcext:value-type="float">
            <text:p>32,24</text:p>
          </table:table-cell>
          <table:table-cell office:value-type="float" office:value="32.23" calcext:value-type="float">
            <text:p>32,23</text:p>
          </table:table-cell>
          <table:table-cell office:value-type="float" office:value="32.2" calcext:value-type="float">
            <text:p>32,2</text:p>
          </table:table-cell>
          <table:table-cell office:value-type="float" office:value="32.25" calcext:value-type="float">
            <text:p>32,25</text:p>
          </table:table-cell>
          <table:table-cell office:value-type="float" office:value="32.24" calcext:value-type="float">
            <text:p>32,24</text:p>
          </table:table-cell>
          <table:table-cell office:value-type="float" office:value="32.25" calcext:value-type="float">
            <text:p>32,25</text:p>
          </table:table-cell>
          <table:table-cell office:value-type="float" office:value="32.22" calcext:value-type="float">
            <text:p>32,22</text:p>
          </table:table-cell>
          <table:table-cell office:value-type="float" office:value="33" calcext:value-type="float">
            <text:p>33</text:p>
          </table:table-cell>
          <table:table-cell office:value-type="float" office:value="32.6" calcext:value-type="float">
            <text:p>32,6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.5" calcext:value-type="float">
            <text:p>32,5</text:p>
          </table:table-cell>
          <table:table-cell office:value-type="float" office:value="32.4" calcext:value-type="float">
            <text:p>32,4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 office:value-type="float" office:value="33" calcext:value-type="float">
            <text:p>33</text:p>
          </table:table-cell>
          <table:table-cell table:number-columns-repeated="8"/>
          <table:table-cell table:number-columns-repeated="2" office:value-type="float" office:value="32.25" calcext:value-type="float">
            <text:p>32,25</text:p>
          </table:table-cell>
          <table:table-cell office:value-type="float" office:value="32.28" calcext:value-type="float">
            <text:p>32,28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" calcext:value-type="float">
            <text:p>32,3</text:p>
          </table:table-cell>
          <table:table-cell table:number-columns-repeated="2" office:value-type="float" office:value="32.27" calcext:value-type="float">
            <text:p>32,2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6" calcext:value-type="float">
            <text:p>32,6</text:p>
          </table:table-cell>
          <table:table-cell table:number-columns-repeated="11" office:value-type="float" office:value="33" calcext:value-type="float">
            <text:p>33</text:p>
          </table:table-cell>
          <table:table-cell office:value-type="float" office:value="32.25" calcext:value-type="float">
            <text:p>32,25</text:p>
          </table:table-cell>
          <table:table-cell table:style-name="Default" office:value-type="float" office:value="32.25" calcext:value-type="float">
            <text:p>32,25</text:p>
          </table:table-cell>
          <table:table-cell table:style-name="Default" office:value-type="float" office:value="32.22" calcext:value-type="float">
            <text:p>32,22</text:p>
          </table:table-cell>
          <table:table-cell table:style-name="Default" office:value-type="float" office:value="32.24" calcext:value-type="float">
            <text:p>32,24</text:p>
          </table:table-cell>
          <table:table-cell table:style-name="Default" office:value-type="float" office:value="32.5" calcext:value-type="float">
            <text:p>32,5</text:p>
          </table:table-cell>
          <table:table-cell office:value-type="float" office:value="32.5" calcext:value-type="float">
            <text:p>32,5</text:p>
          </table:table-cell>
          <table:table-cell office:value-type="float" office:value="32.3" calcext:value-type="float">
            <text:p>32,3</text:p>
          </table:table-cell>
          <table:table-cell table:number-columns-repeated="5"/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5"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7"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style-name="Default" office:value-type="float" office:value="32.25" calcext:value-type="float">
            <text:p>32,25</text:p>
          </table:table-cell>
          <table:table-cell table:number-columns-repeated="3" table:style-name="Default" office:value-type="float" office:value="32.2" calcext:value-type="float">
            <text:p>32,2</text:p>
          </table:table-cell>
          <table:table-cell table:style-name="Default" office:value-type="float" office:value="32.3" calcext:value-type="float">
            <text:p>32,3</text:p>
          </table:table-cell>
          <table:table-cell table:number-columns-repeated="3" table:style-name="Default" office:value-type="float" office:value="32.2" calcext:value-type="float">
            <text:p>32,2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H 137Cs, II диап, источник 32 мкЗв/ч</text:p>
          </table:table-cell>
          <table:table-cell table:number-columns-repeated="146"/>
          <table:table-cell table:style-name="ce19"/>
          <table:table-cell/>
          <table:table-cell table:style-name="ce20"/>
          <table:table-cell table:style-name="Default"/>
          <table:table-cell table:number-columns-repeated="3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2"/>
          <table:table-cell table:style-name="Default"/>
          <table:table-cell table:number-columns-repeated="224"/>
          <table:table-cell table:style-name="ce33" table:number-columns-repeated="2"/>
          <table:table-cell table:number-columns-repeated="30"/>
          <table:table-cell table:style-name="Default" table:number-columns-repeated="2"/>
          <table:table-cell table:number-columns-repeated="3"/>
          <table:table-cell table:style-name="Default"/>
          <table:table-cell table:number-columns-repeated="68"/>
          <table:table-cell table:style-name="Default"/>
          <table:table-cell table:number-columns-repeated="41"/>
          <table:table-cell table:style-name="ce22" table:number-columns-repeated="10"/>
          <table:table-cell table:number-columns-repeated="23"/>
          <table:table-cell table:style-name="Default"/>
          <table:table-cell table:number-columns-repeated="15"/>
          <table:table-cell table:style-name="Default"/>
          <table:table-cell table:number-columns-repeated="146"/>
          <table:table-cell office:value-type="float" office:value="29" calcext:value-type="float">
            <text:p>29</text:p>
          </table:table-cell>
          <table:table-cell table:number-columns-repeated="89"/>
          <table:table-cell table:style-name="ce33"/>
          <table:table-cell table:number-columns-repeated="8"/>
          <table:table-cell table:style-name="Default" table:number-columns-repeated="8"/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7.9" calcext:value-type="float">
            <text:p>27,9</text:p>
          </table:table-cell>
          <table:table-cell office:value-type="float" office:value="27" calcext:value-type="float">
            <text:p>27</text:p>
          </table:table-cell>
          <table:table-cell office:value-type="float" office:value="27.7" calcext:value-type="float">
            <text:p>27,7</text:p>
          </table:table-cell>
          <table:table-cell office:value-type="float" office:value="27.8" calcext:value-type="float">
            <text:p>27,8</text:p>
          </table:table-cell>
          <table:table-cell office:value-type="float" office:value="29.6" calcext:value-type="float">
            <text:p>29,6</text:p>
          </table:table-cell>
          <table:table-cell office:value-type="float" office:value="26.6" calcext:value-type="float">
            <text:p>26,6</text:p>
          </table:table-cell>
          <table:table-cell office:value-type="float" office:value="28" calcext:value-type="float">
            <text:p>28</text:p>
          </table:table-cell>
          <table:table-cell office:value-type="float" office:value="29.4" calcext:value-type="float">
            <text:p>29,4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Default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.5" calcext:value-type="float">
            <text:p>28,5</text:p>
          </table:table-cell>
          <table:table-cell office:value-type="float" office:value="28" calcext:value-type="float">
            <text:p>28</text:p>
          </table:table-cell>
          <table:table-cell office:value-type="float" office:value="28.8" calcext:value-type="float">
            <text:p>28,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.7" calcext:value-type="float">
            <text:p>25,7</text:p>
          </table:table-cell>
          <table:table-cell office:value-type="float" office:value="28.4" calcext:value-type="float">
            <text:p>28,4</text:p>
          </table:table-cell>
          <table:table-cell office:value-type="float" office:value="27.1" calcext:value-type="float">
            <text:p>27,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 office:value-type="float" office:value="30" calcext:value-type="float">
            <text:p>30</text:p>
          </table:table-cell>
          <table:table-cell table:style-name="Default" table:number-columns-repeated="4"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6" table:style-name="Default"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9.9" calcext:value-type="float">
            <text:p>29,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.7" calcext:value-type="float">
            <text:p>31,7</text:p>
          </table:table-cell>
          <table:table-cell table:style-name="Default" office:value-type="float" office:value="29.8" calcext:value-type="float">
            <text:p>29,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R18, кОм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,3+24</text:p>
          </table:table-cell>
          <table:table-cell table:number-columns-repeated="2"/>
          <table:table-cell office:value-type="string" calcext:value-type="string">
            <text:p>3+13</text:p>
          </table:table-cell>
          <table:table-cell office:value-type="string" calcext:value-type="string">
            <text:p>4,7+15</text:p>
          </table:table-cell>
          <table:table-cell office:value-type="string" calcext:value-type="string">
            <text:p>4,7+30</text:p>
          </table:table-cell>
          <table:table-cell office:value-type="string" calcext:value-type="string">
            <text:p>3+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,7+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,6+24</text:p>
          </table:table-cell>
          <table:table-cell office:value-type="string" calcext:value-type="string">
            <text:p>3,6+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2,7+36</text:p>
          </table:table-cell>
          <table:table-cell office:value-type="string" calcext:value-type="string">
            <text:p>3,6+30</text:p>
          </table:table-cell>
          <table:table-cell office:value-type="string" calcext:value-type="string">
            <text:p>2,7+27</text:p>
          </table:table-cell>
          <table:table-cell table:number-columns-repeated="2" office:value-type="string" calcext:value-type="string">
            <text:p>3,6+33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4,7+30</text:p>
          </table:table-cell>
          <table:table-cell/>
          <table:table-cell office:value-type="string" calcext:value-type="string">
            <text:p>3,6+27</text:p>
          </table:table-cell>
          <table:table-cell office:value-type="string" calcext:value-type="string">
            <text:p>3+33</text:p>
          </table:table-cell>
          <table:table-cell/>
          <table:table-cell office:value-type="string" calcext:value-type="string">
            <text:p>6,8+33</text:p>
          </table:table-cell>
          <table:table-cell office:value-type="string" calcext:value-type="string">
            <text:p>7,9+39</text:p>
          </table:table-cell>
          <table:table-cell office:value-type="string" calcext:value-type="string">
            <text:p>3,6+22</text:p>
          </table:table-cell>
          <table:table-cell office:value-type="string" calcext:value-type="string">
            <text:p>4,7+36</text:p>
          </table:table-cell>
          <table:table-cell office:value-type="string" calcext:value-type="string">
            <text:p>3,,6+27</text:p>
          </table:table-cell>
          <table:table-cell office:value-type="string" calcext:value-type="string">
            <text:p>3,6+20</text:p>
          </table:table-cell>
          <table:table-cell office:value-type="string" calcext:value-type="string">
            <text:p>4,7+39</text:p>
          </table:table-cell>
          <table:table-cell office:value-type="string" calcext:value-type="string">
            <text:p>3,6+36</text:p>
          </table:table-cell>
          <table:table-cell office:value-type="string" calcext:value-type="string">
            <text:p>4,7+36</text:p>
          </table:table-cell>
          <table:table-cell office:value-type="string" calcext:value-type="string">
            <text:p>3,6+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19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,3+39</text:p>
          </table:table-cell>
          <table:table-cell office:value-type="string" calcext:value-type="string">
            <text:p>3,6+33</text:p>
          </table:table-cell>
          <table:table-cell office:value-type="string" calcext:value-type="string">
            <text:p>3,6+36</text:p>
          </table:table-cell>
          <table:table-cell office:value-type="string" calcext:value-type="string">
            <text:p>3,6+43</text:p>
          </table:table-cell>
          <table:table-cell office:value-type="string" calcext:value-type="string">
            <text:p>3,6+39</text:p>
          </table:table-cell>
          <table:table-cell office:value-type="string" calcext:value-type="string">
            <text:p>4,3+30</text:p>
          </table:table-cell>
          <table:table-cell office:value-type="string" calcext:value-type="string">
            <text:p>3,6+24</text:p>
          </table:table-cell>
          <table:table-cell office:value-type="string" calcext:value-type="string">
            <text:p>3,6+33</text:p>
          </table:table-cell>
          <table:table-cell office:value-type="string" calcext:value-type="string">
            <text:p>2,7+27</text:p>
          </table:table-cell>
          <table:table-cell office:value-type="string" calcext:value-type="string">
            <text:p>3,6+33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4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,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.1" calcext:value-type="float">
            <text:p>9,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подстр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дстр.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подстр.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/>
          <table:table-cell table:style-name="ce22" table:number-columns-repeated="8"/>
          <table:table-cell table:number-columns-repeated="2" table:style-name="ce2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,5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,8</text:p>
          </table:table-cell>
          <table:table-cell office:value-type="float" office:value="12" calcext:value-type="float">
            <text:p>12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6.8" calcext:value-type="float">
            <text:p>6,8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13" calcext:value-type="float">
            <text:p>13</text:p>
          </table:table-cell>
          <table:table-cell office:value-type="float" office:value="8.2" calcext:value-type="float">
            <text:p>8,2</text:p>
          </table:table-cell>
          <table:table-cell table:number-columns-repeated="4"/>
          <table:table-cell table:number-columns-repeated="3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table:style-name="ce3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number-columns-repeated="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R19, кОм <text:s/>ЗАПИСЫВАТЬ СОПРОТИВЛЕНИЕ</text:p>
          </table:table-cell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0.91" calcext:value-type="float">
            <text:p>0,91</text:p>
          </table:table-cell>
          <table:table-cell office:value-type="float" office:value="1.8" calcext:value-type="float">
            <text:p>1,8</text:p>
          </table:table-cell>
          <table:table-cell office:value-type="float" office:value="3.6" calcext:value-type="float">
            <text:p>3,6</text:p>
          </table:table-cell>
          <table:table-cell office:value-type="float" office:value="6.8" calcext:value-type="float">
            <text:p>6,8</text:p>
          </table:table-cell>
          <table:table-cell office:value-type="float" office:value="5.6" calcext:value-type="float">
            <text:p>5,6</text:p>
          </table:table-cell>
          <table:table-cell office:value-type="float" office:value="1.3" calcext:value-type="float">
            <text:p>1,3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string" calcext:value-type="string">
            <text:p>3.6</text:p>
          </table:table-cell>
          <table:table-cell table:number-columns-repeated="7"/>
          <table:table-cell office:value-type="float" office:value="4.7" calcext:value-type="float">
            <text:p>4,7</text:p>
          </table:table-cell>
          <table:table-cell/>
          <table:table-cell office:value-type="float" office:value="9.1" calcext:value-type="float">
            <text:p>9,1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5.6" calcext:value-type="float">
            <text:p>5,6</text:p>
          </table:table-cell>
          <table:table-cell office:value-type="float" office:value="6.2" calcext:value-type="float">
            <text:p>6,2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,82</text:p>
          </table:table-cell>
          <table:table-cell office:value-type="float" office:value="6.2" calcext:value-type="float">
            <text:p>6,2</text:p>
          </table:table-cell>
          <table:table-cell office:value-type="float" office:value="3.6" calcext:value-type="float">
            <text:p>3,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6.8" calcext:value-type="float">
            <text:p>6,8</text:p>
          </table:table-cell>
          <table:table-cell office:value-type="float" office:value="3.9" calcext:value-type="float">
            <text:p>3,9</text:p>
          </table:table-cell>
          <table:table-cell office:value-type="float" office:value="8.2" calcext:value-type="float">
            <text:p>8,2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number-columns-repeated="16"/>
          <table:table-cell office:value-type="string" calcext:value-type="string">
            <text:p>10→9,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office:value-type="float" office:value="4.3" calcext:value-type="float">
            <text:p>4,3</text:p>
          </table:table-cell>
          <table:table-cell office:value-type="float" office:value="1.8" calcext:value-type="float">
            <text:p>1,8</text:p>
          </table:table-cell>
          <table:table-cell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2" calcext:value-type="float">
            <text:p>2,2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6.8" calcext:value-type="float">
            <text:p>6,8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13"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2.2" calcext:value-type="float">
            <text:p>2,2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,4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9.1" calcext:value-type="float">
            <text:p>9,1</text:p>
          </table:table-cell>
          <table:table-cell table:style-name="Default" office:value-type="float" office:value="6.2" calcext:value-type="float">
            <text:p>6,2</text:p>
          </table:table-cell>
          <table:table-cell office:value-type="float" office:value="13" calcext:value-type="float">
            <text:p>13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4.7" calcext:value-type="float">
            <text:p>4,7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3.9" calcext:value-type="float">
            <text:p>3,9</text:p>
          </table:table-cell>
          <table:table-cell office:value-type="float" office:value="4.7" calcext:value-type="float">
            <text:p>4,7</text:p>
          </table:table-cell>
          <table:table-cell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10"/>
          <table:table-cell office:value-type="float" office:value="5.1" calcext:value-type="float">
            <text:p>5,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office:value-type="float" office:value="5.1" calcext:value-type="float">
            <text:p>5,1</text:p>
          </table:table-cell>
          <table:table-cell table:style-name="Default"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table:number-columns-repeated="2" table:style-name="Default" office:value-type="float" office:value="3.6" calcext:value-type="float">
            <text:p>3,6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0.51" calcext:value-type="float">
            <text:p>0,51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5.1" calcext:value-type="float">
            <text:p>5,1</text:p>
          </table:table-cell>
          <table:table-cell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6.2" calcext:value-type="float">
            <text:p>6,2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3.3" calcext:value-type="float">
            <text:p>3,3</text:p>
          </table:table-cell>
          <table:table-cell office:value-type="float" office:value="5.6" calcext:value-type="float">
            <text:p>5,6</text:p>
          </table:table-cell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3.6" calcext:value-type="float">
            <text:p>3,6</text:p>
          </table:table-cell>
          <table:table-cell table:style-name="Default" office:value-type="float" office:value="2.4" calcext:value-type="float">
            <text:p>2,4</text:p>
          </table:table-cell>
          <table:table-cell office:value-type="float" office:value="5.6" calcext:value-type="float">
            <text:p>5,6</text:p>
          </table:table-cell>
          <table:table-cell table:style-name="ce24" office:value-type="float" office:value="4.3" calcext:value-type="float">
            <text:p>4,3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6.2" calcext:value-type="float">
            <text:p>6,2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,1</text:p>
          </table:table-cell>
          <table:table-cell office:value-type="float" office:value="3.6" calcext:value-type="float">
            <text:p>3,6</text:p>
          </table:table-cell>
          <table:table-cell office:value-type="float" office:value="24" calcext:value-type="float">
            <text:p>24</text:p>
          </table:table-cell>
          <table:table-cell office:value-type="float" office:value="0.002" calcext:value-type="float">
            <text:p>0,00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0.82" calcext:value-type="float">
            <text:p>0,82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8.2" calcext:value-type="float">
            <text:p>8,2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2.4" calcext:value-type="float">
            <text:p>2,4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4.7" calcext:value-type="float">
            <text:p>4,7</text:p>
          </table:table-cell>
          <table:table-cell table:style-name="Default"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1.1" calcext:value-type="float">
            <text:p>1,1</text:p>
          </table:table-cell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4.3" calcext:value-type="float">
            <text:p>4,3</text:p>
          </table:table-cell>
          <table:table-cell office:value-type="float" office:value="0.47" calcext:value-type="float">
            <text:p>0,47</text:p>
          </table:table-cell>
          <table:table-cell office:value-type="float" office:value="4.7" calcext:value-type="float">
            <text:p>4,7</text:p>
          </table:table-cell>
          <table:table-cell table:number-columns-repeated="5"/>
          <table:table-cell office:value-type="float" office:value="1.5" calcext:value-type="float">
            <text:p>1,5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office:value-type="float" office:value="4.7" calcext:value-type="float">
            <text:p>4,7</text:p>
          </table:table-cell>
          <table:table-cell table:style-name="Default"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6.2" calcext:value-type="float">
            <text:p>6,2</text:p>
          </table:table-cell>
          <table:table-cell office:value-type="float" office:value="6.8" calcext:value-type="float">
            <text:p>6,8</text:p>
          </table:table-cell>
          <table:table-cell office:value-type="float" office:value="4.7" calcext:value-type="float">
            <text:p>4,7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6.2" calcext:value-type="float">
            <text:p>6,2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56" calcext:value-type="float">
            <text:p>0,56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  <table:table-cell office:value-type="float" office:value="2.4" calcext:value-type="float">
            <text:p>2,4</text:p>
          </table:table-cell>
          <table:table-cell office:value-type="float" office:value="3.6" calcext:value-type="float">
            <text:p>3,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4.7" calcext:value-type="float">
            <text:p>4,7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,7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1.5" calcext:value-type="float">
            <text:p>1,5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5.1" calcext:value-type="float">
            <text:p>5,1</text:p>
          </table:table-cell>
          <table:table-cell table:number-columns-repeated="4"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  <table:table-cell office:value-type="float" office:value="2.2" calcext:value-type="float">
            <text:p>2,2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float" office:value="2.2" calcext:value-type="float">
            <text:p>2,2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table:number-columns-repeated="6" office:value-type="float" office:value="3.6" calcext:value-type="float">
            <text:p>3,6</text:p>
          </table:table-cell>
          <table:table-cell office:value-type="float" office:value="2.2" calcext:value-type="float">
            <text:p>2,2</text:p>
          </table:table-cell>
          <table:table-cell table:number-columns-repeated="7" office:value-type="float" office:value="3.6" calcext:value-type="float">
            <text:p>3,6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2" calcext:value-type="float">
            <text:p>0,62</text:p>
          </table:table-cell>
          <table:table-cell office:value-type="float" office:value="0.24" calcext:value-type="float">
            <text:p>0,24</text:p>
          </table:table-cell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7.5</text:p>
          </table:table-cell>
          <table:table-cell table:number-columns-repeated="2" table:style-name="ce33" office:value-type="string" calcext:value-type="string">
            <text:p>1.5</text:p>
          </table:table-cell>
          <table:table-cell office:value-type="float" office:value="5.6" calcext:value-type="float">
            <text:p>5,6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6.2" calcext:value-type="float">
            <text:p>6,2</text:p>
          </table:table-cell>
          <table:table-cell table:number-columns-repeated="2" office:value-type="float" office:value="5.1" calcext:value-type="float">
            <text:p>5,1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5.6" calcext:value-type="float">
            <text:p>5,6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4.3" calcext:value-type="float">
            <text:p>4,3</text:p>
          </table:table-cell>
          <table:table-cell/>
          <table:table-cell table:number-columns-repeated="2" office:value-type="float" office:value="3.6" calcext:value-type="float">
            <text:p>3,6</text:p>
          </table:table-cell>
          <table:table-cell table:style-name="Default" office:value-type="float" office:value="3.6" calcext:value-type="float">
            <text:p>3,6</text:p>
          </table:table-cell>
          <table:table-cell office:value-type="float" office:value="2.4" calcext:value-type="float">
            <text:p>2,4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table:number-columns-repeated="4"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.2" calcext:value-type="float">
            <text:p>2,2</text:p>
          </table:table-cell>
          <table:table-cell office:value-type="float" office:value="1.8" calcext:value-type="float">
            <text:p>1,8</text:p>
          </table:table-cell>
          <table:table-cell office:value-type="float" office:value="0.51" calcext:value-type="float">
            <text:p>0,51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office:value-type="float" office:value="5.6" calcext:value-type="float">
            <text:p>5,6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2.2" calcext:value-type="float">
            <text:p>2,2</text:p>
          </table:table-cell>
          <table:table-cell office:value-type="float" office:value="2.4" calcext:value-type="float">
            <text:p>2,4</text:p>
          </table:table-cell>
          <table:table-cell office:value-type="float" office:value="0.75" calcext:value-type="float">
            <text:p>0,75</text:p>
          </table:table-cell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6" calcext:value-type="float">
            <text:p>3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2" office:value-type="float" office:value="3.6" calcext:value-type="float">
            <text:p>3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table:number-columns-repeated="2" office:value-type="float" office:value="3.6" calcext:value-type="float">
            <text:p>3,6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number-columns-repeated="5" table:style-name="ce37" office:value-type="string" calcext:value-type="string">
            <text:p>~</text:p>
          </table:table-cell>
          <table:table-cell table:number-columns-repeated="8"/>
          <table:table-cell table:number-columns-repeated="5" table:style-name="ce37" office:value-type="string" calcext:value-type="string">
            <text:p>~</text:p>
          </table:table-cell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table:style-name="ce22" table:number-columns-repeated="8"/>
          <table:table-cell table:style-name="ce22" office:value-type="string" calcext:value-type="string">
            <text:p>5.0</text:p>
          </table:table-cell>
          <table:table-cell table:style-name="ce22" office:value-type="string" calcext:value-type="string">
            <text:p>8.8</text:p>
          </table:table-cell>
          <table:table-cell office:value-type="string" calcext:value-type="string">
            <text:p>5.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8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.3</text:p>
          </table:table-cell>
          <table:table-cell office:value-type="float" office:value="4.02" calcext:value-type="float">
            <text:p>4,02</text:p>
          </table:table-cell>
          <table:table-cell office:value-type="float" office:value="4.66" calcext:value-type="float">
            <text:p>4,66</text:p>
          </table:table-cell>
          <table:table-cell office:value-type="float" office:value="4.19" calcext:value-type="float">
            <text:p>4,19</text:p>
          </table:table-cell>
          <table:table-cell office:value-type="float" office:value="6.8" calcext:value-type="float">
            <text:p>6,8</text:p>
          </table:table-cell>
          <table:table-cell office:value-type="float" office:value="5.23" calcext:value-type="float">
            <text:p>5,23</text:p>
          </table:table-cell>
          <table:table-cell office:value-type="float" office:value="3.3" calcext:value-type="float">
            <text:p>3,3</text:p>
          </table:table-cell>
          <table:table-cell office:value-type="float" office:value="6.34" calcext:value-type="float">
            <text:p>6,34</text:p>
          </table:table-cell>
          <table:table-cell office:value-type="float" office:value="4.22" calcext:value-type="float">
            <text:p>4,22</text:p>
          </table:table-cell>
          <table:table-cell office:value-type="float" office:value="5.02" calcext:value-type="float">
            <text:p>5,02</text:p>
          </table:table-cell>
          <table:table-cell office:value-type="float" office:value="6.44" calcext:value-type="float">
            <text:p>6,44</text:p>
          </table:table-cell>
          <table:table-cell office:value-type="float" office:value="4.18" calcext:value-type="float">
            <text:p>4,18</text:p>
          </table:table-cell>
          <table:table-cell office:value-type="float" office:value="2.8" calcext:value-type="float">
            <text:p>2,8</text:p>
          </table:table-cell>
          <table:table-cell office:value-type="float" office:value="2.6" calcext:value-type="float">
            <text:p>2,6</text:p>
          </table:table-cell>
          <table:table-cell office:value-type="float" office:value="7.37" calcext:value-type="float">
            <text:p>7,37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4.72" calcext:value-type="float">
            <text:p>4,72</text:p>
          </table:table-cell>
          <table:table-cell office:value-type="float" office:value="5.5" calcext:value-type="float">
            <text:p>5,5</text:p>
          </table:table-cell>
          <table:table-cell office:value-type="float" office:value="7.45" calcext:value-type="float">
            <text:p>7,45</text:p>
          </table:table-cell>
          <table:table-cell office:value-type="float" office:value="0.3" calcext:value-type="float">
            <text:p>0,3</text:p>
          </table:table-cell>
          <table:table-cell office:value-type="float" office:value="5.7" calcext:value-type="float">
            <text:p>5,7</text:p>
          </table:table-cell>
          <table:table-cell office:value-type="float" office:value="5.2" calcext:value-type="float">
            <text:p>5,2</text:p>
          </table:table-cell>
          <table:table-cell office:value-type="float" office:value="3.9" calcext:value-type="float">
            <text:p>3,9</text:p>
          </table:table-cell>
          <table:table-cell office:value-type="float" office:value="4.8" calcext:value-type="float">
            <text:p>4,8</text:p>
          </table:table-cell>
          <table:table-cell office:value-type="float" office:value="9.35" calcext:value-type="float">
            <text:p>9,35</text:p>
          </table:table-cell>
          <table:table-cell office:value-type="float" office:value="5.7" calcext:value-type="float">
            <text:p>5,7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,8</text:p>
          </table:table-cell>
          <table:table-cell office:value-type="float" office:value="2.35" calcext:value-type="float">
            <text:p>2,35</text:p>
          </table:table-cell>
          <table:table-cell office:value-type="float" office:value="8.8" calcext:value-type="float">
            <text:p>8,8</text:p>
          </table:table-cell>
          <table:table-cell office:value-type="float" office:value="8.52" calcext:value-type="float">
            <text:p>8,52</text:p>
          </table:table-cell>
          <table:table-cell office:value-type="float" office:value="5.4" calcext:value-type="float">
            <text:p>5,4</text:p>
          </table:table-cell>
          <table:table-cell office:value-type="float" office:value="4.63" calcext:value-type="float">
            <text:p>4,63</text:p>
          </table:table-cell>
          <table:table-cell office:value-type="float" office:value="5.69" calcext:value-type="float">
            <text:p>5,69</text:p>
          </table:table-cell>
          <table:table-cell office:value-type="float" office:value="5.68" calcext:value-type="float">
            <text:p>5,68</text:p>
          </table:table-cell>
          <table:table-cell office:value-type="float" office:value="5.04" calcext:value-type="float">
            <text:p>5,04</text:p>
          </table:table-cell>
          <table:table-cell office:value-type="float" office:value="5.57" calcext:value-type="float">
            <text:p>5,57</text:p>
          </table:table-cell>
          <table:table-cell office:value-type="float" office:value="7.15" calcext:value-type="float">
            <text:p>7,15</text:p>
          </table:table-cell>
          <table:table-cell office:value-type="float" office:value="6" calcext:value-type="float">
            <text:p>6</text:p>
          </table:table-cell>
          <table:table-cell office:value-type="float" office:value="5.74" calcext:value-type="float">
            <text:p>5,74</text:p>
          </table:table-cell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7.12" calcext:value-type="float">
            <text:p>7,12</text:p>
          </table:table-cell>
          <table:table-cell office:value-type="float" office:value="5.6" calcext:value-type="float">
            <text:p>5,6</text:p>
          </table:table-cell>
          <table:table-cell office:value-type="float" office:value="5.8" calcext:value-type="float">
            <text:p>5,8</text:p>
          </table:table-cell>
          <table:table-cell office:value-type="float" office:value="5.2" calcext:value-type="float">
            <text:p>5,2</text:p>
          </table:table-cell>
          <table:table-cell office:value-type="float" office:value="6.8" calcext:value-type="float">
            <text:p>6,8</text:p>
          </table:table-cell>
          <table:table-cell office:value-type="float" office:value="1.77" calcext:value-type="float">
            <text:p>1,77</text:p>
          </table:table-cell>
          <table:table-cell office:value-type="float" office:value="6" calcext:value-type="float">
            <text:p>6</text:p>
          </table:table-cell>
          <table:table-cell office:value-type="float" office:value="4.78" calcext:value-type="float">
            <text:p>4,78</text:p>
          </table:table-cell>
          <table:table-cell office:value-type="float" office:value="3.52" calcext:value-type="float">
            <text:p>3,52</text:p>
          </table:table-cell>
          <table:table-cell office:value-type="float" office:value="3.73" calcext:value-type="float">
            <text:p>3,73</text:p>
          </table:table-cell>
          <table:table-cell office:value-type="float" office:value="5.34" calcext:value-type="float">
            <text:p>5,34</text:p>
          </table:table-cell>
          <table:table-cell office:value-type="float" office:value="3.26" calcext:value-type="float">
            <text:p>3,26</text:p>
          </table:table-cell>
          <table:table-cell table:number-columns-repeated="4"/>
          <table:table-cell office:value-type="float" office:value="8.3" calcext:value-type="float">
            <text:p>8,3</text:p>
          </table:table-cell>
          <table:table-cell office:value-type="float" office:value="3.82" calcext:value-type="float">
            <text:p>3,82</text:p>
          </table:table-cell>
          <table:table-cell office:value-type="float" office:value="8.34" calcext:value-type="float">
            <text:p>8,34</text:p>
          </table:table-cell>
          <table:table-cell office:value-type="float" office:value="6.82" calcext:value-type="float">
            <text:p>6,82</text:p>
          </table:table-cell>
          <table:table-cell office:value-type="float" office:value="8.3" calcext:value-type="float">
            <text:p>8,3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4.3" calcext:value-type="float">
            <text:p>4,3</text:p>
          </table:table-cell>
          <table:table-cell office:value-type="float" office:value="4.6" calcext:value-type="float">
            <text:p>4,6</text:p>
          </table:table-cell>
          <table:table-cell office:value-type="float" office:value="5.8" calcext:value-type="float">
            <text:p>5,8</text:p>
          </table:table-cell>
          <table:table-cell office:value-type="float" office:value="6.08" calcext:value-type="float">
            <text:p>6,08</text:p>
          </table:table-cell>
          <table:table-cell office:value-type="float" office:value="6.22" calcext:value-type="float">
            <text:p>6,22</text:p>
          </table:table-cell>
          <table:table-cell office:value-type="float" office:value="7.8" calcext:value-type="float">
            <text:p>7,8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,81</text:p>
          </table:table-cell>
          <table:table-cell office:value-type="float" office:value="6.18" calcext:value-type="float">
            <text:p>6,18</text:p>
          </table:table-cell>
          <table:table-cell office:value-type="float" office:value="6.9" calcext:value-type="float">
            <text:p>6,9</text:p>
          </table:table-cell>
          <table:table-cell office:value-type="float" office:value="3.3" calcext:value-type="float">
            <text:p>3,3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7.6" calcext:value-type="float">
            <text:p>7,6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,56</text:p>
          </table:table-cell>
          <table:table-cell office:value-type="float" office:value="4.19" calcext:value-type="float">
            <text:p>4,19</text:p>
          </table:table-cell>
          <table:table-cell office:value-type="float" office:value="4.9" calcext:value-type="float">
            <text:p>4,9</text:p>
          </table:table-cell>
          <table:table-cell office:value-type="float" office:value="4.4" calcext:value-type="float">
            <text:p>4,4</text:p>
          </table:table-cell>
          <table:table-cell office:value-type="float" office:value="3.15" calcext:value-type="float">
            <text:p>3,15</text:p>
          </table:table-cell>
          <table:table-cell office:value-type="float" office:value="2.5" calcext:value-type="float">
            <text:p>2,5</text:p>
          </table:table-cell>
          <table:table-cell office:value-type="float" office:value="6.28" calcext:value-type="float">
            <text:p>6,28</text:p>
          </table:table-cell>
          <table:table-cell office:value-type="float" office:value="4.5" calcext:value-type="float">
            <text:p>4,5</text:p>
          </table:table-cell>
          <table:table-cell office:value-type="float" office:value="9.3" calcext:value-type="float">
            <text:p>9,3</text:p>
          </table:table-cell>
          <table:table-cell office:value-type="float" office:value="2.6" calcext:value-type="float">
            <text:p>2,6</text:p>
          </table:table-cell>
          <table:table-cell office:value-type="float" office:value="6.37" calcext:value-type="float">
            <text:p>6,37</text:p>
          </table:table-cell>
          <table:table-cell office:value-type="float" office:value="7.9" calcext:value-type="float">
            <text:p>7,9</text:p>
          </table:table-cell>
          <table:table-cell office:value-type="float" office:value="2.35" calcext:value-type="float">
            <text:p>2,35</text:p>
          </table:table-cell>
          <table:table-cell office:value-type="float" office:value="6.3" calcext:value-type="float">
            <text:p>6,3</text:p>
          </table:table-cell>
          <table:table-cell office:value-type="float" office:value="9.1" calcext:value-type="float">
            <text:p>9,1</text:p>
          </table:table-cell>
          <table:table-cell office:value-type="float" office:value="4.78" calcext:value-type="float">
            <text:p>4,78</text:p>
          </table:table-cell>
          <table:table-cell office:value-type="float" office:value="3.75" calcext:value-type="float">
            <text:p>3,75</text:p>
          </table:table-cell>
          <table:table-cell office:value-type="float" office:value="4.39" calcext:value-type="float">
            <text:p>4,39</text:p>
          </table:table-cell>
          <table:table-cell office:value-type="float" office:value="2.39" calcext:value-type="float">
            <text:p>2,39</text:p>
          </table:table-cell>
          <table:table-cell/>
          <table:table-cell office:value-type="float" office:value="5.08" calcext:value-type="float">
            <text:p>5,08</text:p>
          </table:table-cell>
          <table:table-cell office:value-type="float" office:value="6.31" calcext:value-type="float">
            <text:p>6,31</text:p>
          </table:table-cell>
          <table:table-cell office:value-type="float" office:value="4.22" calcext:value-type="float">
            <text:p>4,22</text:p>
          </table:table-cell>
          <table:table-cell office:value-type="float" office:value="8.13" calcext:value-type="float">
            <text:p>8,13</text:p>
          </table:table-cell>
          <table:table-cell office:value-type="float" office:value="6.05" calcext:value-type="float">
            <text:p>6,05</text:p>
          </table:table-cell>
          <table:table-cell office:value-type="float" office:value="3.5" calcext:value-type="float">
            <text:p>3,5</text:p>
          </table:table-cell>
          <table:table-cell office:value-type="float" office:value="4.8" calcext:value-type="float">
            <text:p>4,8</text:p>
          </table:table-cell>
          <table:table-cell office:value-type="float" office:value="4.3" calcext:value-type="float">
            <text:p>4,3</text:p>
          </table:table-cell>
          <table:table-cell office:value-type="float" office:value="2.5" calcext:value-type="float">
            <text:p>2,5</text:p>
          </table:table-cell>
          <table:table-cell office:value-type="float" office:value="4.4" calcext:value-type="float">
            <text:p>4,4</text:p>
          </table:table-cell>
          <table:table-cell table:number-columns-repeated="5"/>
          <table:table-cell office:value-type="float" office:value="2.2" calcext:value-type="float">
            <text:p>2,2</text:p>
          </table:table-cell>
          <table:table-cell office:value-type="float" office:value="3.23" calcext:value-type="float">
            <text:p>3,23</text:p>
          </table:table-cell>
          <table:table-cell office:value-type="float" office:value="5.52" calcext:value-type="float">
            <text:p>5,52</text:p>
          </table:table-cell>
          <table:table-cell office:value-type="float" office:value="5.81" calcext:value-type="float">
            <text:p>5,81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1.8" calcext:value-type="float">
            <text:p>1,8</text:p>
          </table:table-cell>
          <table:table-cell office:value-type="float" office:value="2.07" calcext:value-type="float">
            <text:p>2,07</text:p>
          </table:table-cell>
          <table:table-cell office:value-type="float" office:value="5.2" calcext:value-type="float">
            <text:p>5,2</text:p>
          </table:table-cell>
          <table:table-cell office:value-type="float" office:value="4.9" calcext:value-type="float">
            <text:p>4,9</text:p>
          </table:table-cell>
          <table:table-cell office:value-type="float" office:value="9.43" calcext:value-type="float">
            <text:p>9,43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6.6" calcext:value-type="float">
            <text:p>6,6</text:p>
          </table:table-cell>
          <table:table-cell office:value-type="float" office:value="4.5" calcext:value-type="float">
            <text:p>4,5</text:p>
          </table:table-cell>
          <table:table-cell office:value-type="float" office:value="2.9" calcext:value-type="float">
            <text:p>2,9</text:p>
          </table:table-cell>
          <table:table-cell office:value-type="float" office:value="5.7" calcext:value-type="float">
            <text:p>5,7</text:p>
          </table:table-cell>
          <table:table-cell office:value-type="float" office:value="3.9" calcext:value-type="float">
            <text:p>3,9</text:p>
          </table:table-cell>
          <table:table-cell office:value-type="float" office:value="6.7" calcext:value-type="float">
            <text:p>6,7</text:p>
          </table:table-cell>
          <table:table-cell office:value-type="float" office:value="6.1" calcext:value-type="float">
            <text:p>6,1</text:p>
          </table:table-cell>
          <table:table-cell office:value-type="float" office:value="5.8" calcext:value-type="float">
            <text:p>5,8</text:p>
          </table:table-cell>
          <table:table-cell office:value-type="float" office:value="7.8" calcext:value-type="float">
            <text:p>7,8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6.6" calcext:value-type="float">
            <text:p>6,6</text:p>
          </table:table-cell>
          <table:table-cell office:value-type="float" office:value="6.3" calcext:value-type="float">
            <text:p>6,3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4.16" calcext:value-type="float">
            <text:p>4,16</text:p>
          </table:table-cell>
          <table:table-cell office:value-type="float" office:value="6.7" calcext:value-type="float">
            <text:p>6,7</text:p>
          </table:table-cell>
          <table:table-cell office:value-type="float" office:value="5.52" calcext:value-type="float">
            <text:p>5,52</text:p>
          </table:table-cell>
          <table:table-cell office:value-type="float" office:value="9.35" calcext:value-type="float">
            <text:p>9,35</text:p>
          </table:table-cell>
          <table:table-cell office:value-type="float" office:value="4.27" calcext:value-type="float">
            <text:p>4,27</text:p>
          </table:table-cell>
          <table:table-cell office:value-type="float" office:value="6.7" calcext:value-type="float">
            <text:p>6,7</text:p>
          </table:table-cell>
          <table:table-cell office:value-type="float" office:value="5.8" calcext:value-type="float">
            <text:p>5,8</text:p>
          </table:table-cell>
          <table:table-cell office:value-type="float" office:value="3.91" calcext:value-type="float">
            <text:p>3,91</text:p>
          </table:table-cell>
          <table:table-cell office:value-type="float" office:value="5.1" calcext:value-type="float">
            <text:p>5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1.74" calcext:value-type="float">
            <text:p>1,74</text:p>
          </table:table-cell>
          <table:table-cell office:value-type="float" office:value="3.7" calcext:value-type="float">
            <text:p>3,7</text:p>
          </table:table-cell>
          <table:table-cell office:value-type="float" office:value="4.6" calcext:value-type="float">
            <text:p>4,6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 office:value-type="float" office:value="3.6" calcext:value-type="float">
            <text:p>3,6</text:p>
          </table:table-cell>
          <table:table-cell office:value-type="float" office:value="2.41" calcext:value-type="float">
            <text:p>2,41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office:value-type="float" office:value="4.7" calcext:value-type="float">
            <text:p>4,7</text:p>
          </table:table-cell>
          <table:table-cell office:value-type="float" office:value="7" calcext:value-type="float">
            <text:p>7</text:p>
          </table:table-cell>
          <table:table-cell office:value-type="float" office:value="7.46" calcext:value-type="float">
            <text:p>7,46</text:p>
          </table:table-cell>
          <table:table-cell office:value-type="float" office:value="7.22" calcext:value-type="float">
            <text:p>7,22</text:p>
          </table:table-cell>
          <table:table-cell office:value-type="float" office:value="5.7" calcext:value-type="float">
            <text:p>5,7</text:p>
          </table:table-cell>
          <table:table-cell office:value-type="float" office:value="8.3" calcext:value-type="float">
            <text:p>8,3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,7</text:p>
          </table:table-cell>
          <table:table-cell office:value-type="float" office:value="5.5" calcext:value-type="float">
            <text:p>5,5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6,7</text:p>
          </table:table-cell>
          <table:table-cell office:value-type="float" office:value="4.7" calcext:value-type="float">
            <text:p>4,7</text:p>
          </table:table-cell>
          <table:table-cell office:value-type="float" office:value="4.76" calcext:value-type="float">
            <text:p>4,76</text:p>
          </table:table-cell>
          <table:table-cell office:value-type="float" office:value="7.66" calcext:value-type="float">
            <text:p>7,66</text:p>
          </table:table-cell>
          <table:table-cell office:value-type="float" office:value="1.56" calcext:value-type="float">
            <text:p>1,56</text:p>
          </table:table-cell>
          <table:table-cell office:value-type="float" office:value="7.37" calcext:value-type="float">
            <text:p>7,37</text:p>
          </table:table-cell>
          <table:table-cell office:value-type="float" office:value="4.2" calcext:value-type="float">
            <text:p>4,2</text:p>
          </table:table-cell>
          <table:table-cell office:value-type="float" office:value="7.04" calcext:value-type="float">
            <text:p>7,04</text:p>
          </table:table-cell>
          <table:table-cell office:value-type="float" office:value="4.9" calcext:value-type="float">
            <text:p>4,9</text:p>
          </table:table-cell>
          <table:table-cell office:value-type="float" office:value="8.69" calcext:value-type="float">
            <text:p>8,69</text:p>
          </table:table-cell>
          <table:table-cell table:number-columns-repeated="2"/>
          <table:table-cell table:number-columns-repeated="2" office:value-type="float" office:value="5.45" calcext:value-type="float">
            <text:p>5,45</text:p>
          </table:table-cell>
          <table:table-cell office:value-type="float" office:value="5.7" calcext:value-type="float">
            <text:p>5,7</text:p>
          </table:table-cell>
          <table:table-cell office:value-type="float" office:value="4.6" calcext:value-type="float">
            <text:p>4,6</text:p>
          </table:table-cell>
          <table:table-cell office:value-type="float" office:value="5.5" calcext:value-type="float">
            <text:p>5,5</text:p>
          </table:table-cell>
          <table:table-cell office:value-type="float" office:value="5.4" calcext:value-type="float">
            <text:p>5,4</text:p>
          </table:table-cell>
          <table:table-cell office:value-type="float" office:value="4.4" calcext:value-type="float">
            <text:p>4,4</text:p>
          </table:table-cell>
          <table:table-cell office:value-type="float" office:value="7.6" calcext:value-type="float">
            <text:p>7,6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,4</text:p>
          </table:table-cell>
          <table:table-cell office:value-type="float" office:value="7.41" calcext:value-type="float">
            <text:p>7,4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.4" calcext:value-type="float">
            <text:p>3,4</text:p>
          </table:table-cell>
          <table:table-cell office:value-type="float" office:value="6.1" calcext:value-type="float">
            <text:p>6,1</text:p>
          </table:table-cell>
          <table:table-cell office:value-type="float" office:value="4.8" calcext:value-type="float">
            <text:p>4,8</text:p>
          </table:table-cell>
          <table:table-cell office:value-type="float" office:value="5.1" calcext:value-type="float">
            <text:p>5,1</text:p>
          </table:table-cell>
          <table:table-cell office:value-type="float" office:value="9.7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,7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3.5" calcext:value-type="float">
            <text:p>3,5</text:p>
          </table:table-cell>
          <table:table-cell office:value-type="float" office:value="4.8" calcext:value-type="float">
            <text:p>4,8</text:p>
          </table:table-cell>
          <table:table-cell office:value-type="float" office:value="6.66" calcext:value-type="float">
            <text:p>6,66</text:p>
          </table:table-cell>
          <table:table-cell office:value-type="float" office:value="6.5" calcext:value-type="float">
            <text:p>6,5</text:p>
          </table:table-cell>
          <table:table-cell office:value-type="float" office:value="4.85" calcext:value-type="float">
            <text:p>4,85</text:p>
          </table:table-cell>
          <table:table-cell office:value-type="float" office:value="4.6" calcext:value-type="float">
            <text:p>4,6</text:p>
          </table:table-cell>
          <table:table-cell office:value-type="float" office:value="4.4" calcext:value-type="float">
            <text:p>4,4</text:p>
          </table:table-cell>
          <table:table-cell office:value-type="float" office:value="3.8" calcext:value-type="float">
            <text:p>3,8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,1</text:p>
          </table:table-cell>
          <table:table-cell office:value-type="float" office:value="4.8" calcext:value-type="float">
            <text:p>4,8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7.7" calcext:value-type="float">
            <text:p>7,7</text:p>
          </table:table-cell>
          <table:table-cell office:value-type="float" office:value="5.2" calcext:value-type="float">
            <text:p>5,2</text:p>
          </table:table-cell>
          <table:table-cell office:value-type="float" office:value="6.3" calcext:value-type="float">
            <text:p>6,3</text:p>
          </table:table-cell>
          <table:table-cell office:value-type="float" office:value="3.1" calcext:value-type="float">
            <text:p>3,1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4.9" calcext:value-type="float">
            <text:p>4,9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5.6" calcext:value-type="float">
            <text:p>5,6</text:p>
          </table:table-cell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,1</text:p>
          </table:table-cell>
          <table:table-cell office:value-type="float" office:value="4.1" calcext:value-type="float">
            <text:p>4,1</text:p>
          </table:table-cell>
          <table:table-cell office:value-type="float" office:value="3.3" calcext:value-type="float">
            <text:p>3,3</text:p>
          </table:table-cell>
          <table:table-cell table:number-columns-repeated="7"/>
          <table:table-cell table:style-name="ce33" office:value-type="string" calcext:value-type="string">
            <text:p>9.3</text:p>
          </table:table-cell>
          <table:table-cell office:value-type="float" office:value="4.9" calcext:value-type="float">
            <text:p>4,9</text:p>
          </table:table-cell>
          <table:table-cell office:value-type="float" office:value="6.1" calcext:value-type="float">
            <text:p>6,1</text:p>
          </table:table-cell>
          <table:table-cell office:value-type="float" office:value="4.33" calcext:value-type="float">
            <text:p>4,33</text:p>
          </table:table-cell>
          <table:table-cell office:value-type="float" office:value="5.49" calcext:value-type="float">
            <text:p>5,49</text:p>
          </table:table-cell>
          <table:table-cell office:value-type="float" office:value="5.21" calcext:value-type="float">
            <text:p>5,21</text:p>
          </table:table-cell>
          <table:table-cell office:value-type="float" office:value="5.36" calcext:value-type="float">
            <text:p>5,36</text:p>
          </table:table-cell>
          <table:table-cell office:value-type="float" office:value="5.1" calcext:value-type="float">
            <text:p>5,1</text:p>
          </table:table-cell>
          <table:table-cell office:value-type="float" office:value="6.64" calcext:value-type="float">
            <text:p>6,64</text:p>
          </table:table-cell>
          <table:table-cell office:value-type="float" office:value="1.74" calcext:value-type="float">
            <text:p>1,74</text:p>
          </table:table-cell>
          <table:table-cell office:value-type="float" office:value="5.7" calcext:value-type="float">
            <text:p>5,7</text:p>
          </table:table-cell>
          <table:table-cell office:value-type="float" office:value="3.9" calcext:value-type="float">
            <text:p>3,9</text:p>
          </table:table-cell>
          <table:table-cell office:value-type="float" office:value="6.1" calcext:value-type="float">
            <text:p>6,1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table:number-columns-repeated="4"/>
          <table:table-cell office:value-type="float" office:value="4.9" calcext:value-type="float">
            <text:p>4,9</text:p>
          </table:table-cell>
          <table:table-cell office:value-type="float" office:value="8.2" calcext:value-type="float">
            <text:p>8,2</text:p>
          </table:table-cell>
          <table:table-cell office:value-type="float" office:value="7.83" calcext:value-type="float">
            <text:p>7,83</text:p>
          </table:table-cell>
          <table:table-cell office:value-type="float" office:value="3.22" calcext:value-type="float">
            <text:p>3,22</text:p>
          </table:table-cell>
          <table:table-cell office:value-type="float" office:value="7.83" calcext:value-type="float">
            <text:p>7,83</text:p>
          </table:table-cell>
          <table:table-cell office:value-type="float" office:value="6.47" calcext:value-type="float">
            <text:p>6,47</text:p>
          </table:table-cell>
          <table:table-cell office:value-type="float" office:value="4.26" calcext:value-type="float">
            <text:p>4,26</text:p>
          </table:table-cell>
          <table:table-cell office:value-type="float" office:value="6.48" calcext:value-type="float">
            <text:p>6,48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office:value-type="float" office:value="4.4" calcext:value-type="float">
            <text:p>4,4</text:p>
          </table:table-cell>
          <table:table-cell office:value-type="float" office:value="8.1" calcext:value-type="float">
            <text:p>8,1</text:p>
          </table:table-cell>
          <table:table-cell office:value-type="float" office:value="5.6" calcext:value-type="float">
            <text:p>5,6</text:p>
          </table:table-cell>
          <table:table-cell office:value-type="float" office:value="4.28" calcext:value-type="float">
            <text:p>4,28</text:p>
          </table:table-cell>
          <table:table-cell office:value-type="float" office:value="6.5" calcext:value-type="float">
            <text:p>6,5</text:p>
          </table:table-cell>
          <table:table-cell office:value-type="float" office:value="4.9" calcext:value-type="float">
            <text:p>4,9</text:p>
          </table:table-cell>
          <table:table-cell office:value-type="float" office:value="1.68" calcext:value-type="float">
            <text:p>1,68</text:p>
          </table:table-cell>
          <table:table-cell office:value-type="float" office:value="2.24" calcext:value-type="float">
            <text:p>2,24</text:p>
          </table:table-cell>
          <table:table-cell office:value-type="float" office:value="0.78" calcext:value-type="float">
            <text:p>0,78</text:p>
          </table:table-cell>
          <table:table-cell office:value-type="float" office:value="4.44" calcext:value-type="float">
            <text:p>4,44</text:p>
          </table:table-cell>
          <table:table-cell/>
          <table:table-cell office:value-type="float" office:value="4.6" calcext:value-type="float">
            <text:p>4,6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1.8" calcext:value-type="float">
            <text:p>1,8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,28</text:p>
          </table:table-cell>
          <table:table-cell office:value-type="float" office:value="3.05" calcext:value-type="float">
            <text:p>3,0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5.37" calcext:value-type="float">
            <text:p>5,37</text:p>
          </table:table-cell>
          <table:table-cell office:value-type="float" office:value="5.44" calcext:value-type="float">
            <text:p>5,44</text:p>
          </table:table-cell>
          <table:table-cell office:value-type="float" office:value="6.6" calcext:value-type="float">
            <text:p>6,6</text:p>
          </table:table-cell>
          <table:table-cell office:value-type="float" office:value="7" calcext:value-type="float">
            <text:p>7</text:p>
          </table:table-cell>
          <table:table-cell office:value-type="float" office:value="7.44" calcext:value-type="float">
            <text:p>7,44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.35" calcext:value-type="float">
            <text:p>5,35</text:p>
          </table:table-cell>
          <table:table-cell office:value-type="float" office:value="7.76" calcext:value-type="float">
            <text:p>7,76</text:p>
          </table:table-cell>
          <table:table-cell office:value-type="float" office:value="4.25" calcext:value-type="float">
            <text:p>4,25</text:p>
          </table:table-cell>
          <table:table-cell office:value-type="float" office:value="7.49" calcext:value-type="float">
            <text:p>7,49</text:p>
          </table:table-cell>
          <table:table-cell office:value-type="float" office:value="6.2" calcext:value-type="float">
            <text:p>6,2</text:p>
          </table:table-cell>
          <table:table-cell office:value-type="float" office:value="4.99" calcext:value-type="float">
            <text:p>4,99</text:p>
          </table:table-cell>
          <table:table-cell office:value-type="float" office:value="5.64" calcext:value-type="float">
            <text:p>5,64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2.7" calcext:value-type="float">
            <text:p>2,7</text:p>
          </table:table-cell>
          <table:table-cell office:value-type="float" office:value="5.6" calcext:value-type="float">
            <text:p>5,6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Default" office:value-type="float" office:value="8.8" calcext:value-type="float">
            <text:p>8,8</text:p>
          </table:table-cell>
          <table:table-cell office:value-type="float" office:value="9.1" calcext:value-type="float">
            <text:p>9,1</text:p>
          </table:table-cell>
          <table:table-cell office:value-type="float" office:value="8.83" calcext:value-type="float">
            <text:p>8,83</text:p>
          </table:table-cell>
          <table:table-cell office:value-type="float" office:value="8.6" calcext:value-type="float">
            <text:p>8,6</text:p>
          </table:table-cell>
          <table:table-cell office:value-type="float" office:value="5.5" calcext:value-type="float">
            <text:p>5,5</text:p>
          </table:table-cell>
          <table:table-cell office:value-type="float" office:value="4.91" calcext:value-type="float">
            <text:p>4,91</text:p>
          </table:table-cell>
          <table:table-cell office:value-type="float" office:value="6.35" calcext:value-type="float">
            <text:p>6,35</text:p>
          </table:table-cell>
          <table:table-cell office:value-type="float" office:value="4.72" calcext:value-type="float">
            <text:p>4,72</text:p>
          </table:table-cell>
          <table:table-cell table:number-columns-repeated="8"/>
          <table:table-cell table:style-name="Default" office:value-type="float" office:value="5.86" calcext:value-type="float">
            <text:p>5,86</text:p>
          </table:table-cell>
          <table:table-cell table:style-name="Default" table:number-columns-repeated="4"/>
          <table:table-cell table:style-name="Default" office:value-type="float" office:value="3.23" calcext:value-type="float">
            <text:p>3,23</text:p>
          </table:table-cell>
          <table:table-cell table:style-name="Default" office:value-type="float" office:value="4.28" calcext:value-type="float">
            <text:p>4,28</text:p>
          </table:table-cell>
          <table:table-cell table:style-name="Default" office:value-type="float" office:value="6.06" calcext:value-type="float">
            <text:p>6,06</text:p>
          </table:table-cell>
          <table:table-cell table:style-name="Default" office:value-type="float" office:value="6.5" calcext:value-type="float">
            <text:p>6,5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5.37" calcext:value-type="float">
            <text:p>5,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.88" calcext:value-type="float">
            <text:p>7,88</text:p>
          </table:table-cell>
          <table:table-cell table:style-name="Default" office:value-type="float" office:value="4.42" calcext:value-type="float">
            <text:p>4,42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6.99" calcext:value-type="float">
            <text:p>6,99</text:p>
          </table:table-cell>
          <table:table-cell table:style-name="Default" office:value-type="float" office:value="2.68" calcext:value-type="float">
            <text:p>2,68</text:p>
          </table:table-cell>
          <table:table-cell table:style-name="Default" office:value-type="float" office:value="4.9" calcext:value-type="float">
            <text:p>4,9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48" calcext:value-type="float">
            <text:p>3,4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.36" calcext:value-type="float">
            <text:p>6,36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Н, 107Cd, мкЗв\ч <text:s text:c="2"/>(Cd <text:s/>№1079)</text:p>
          </table:table-cell>
          <table:table-cell office:value-type="float" office:value="9" calcext:value-type="float">
            <text:p>9</text:p>
          </table:table-cell>
          <table:table-cell office:value-type="float" office:value="8.34" calcext:value-type="float">
            <text:p>8,34</text:p>
          </table:table-cell>
          <table:table-cell office:value-type="float" office:value="8.37" calcext:value-type="float">
            <text:p>8,37</text:p>
          </table:table-cell>
          <table:table-cell office:value-type="float" office:value="8.38" calcext:value-type="float">
            <text:p>8,38</text:p>
          </table:table-cell>
          <table:table-cell office:value-type="float" office:value="8.36" calcext:value-type="float">
            <text:p>8,36</text:p>
          </table:table-cell>
          <table:table-cell office:value-type="float" office:value="8.4" calcext:value-type="float">
            <text:p>8,4</text:p>
          </table:table-cell>
          <table:table-cell office:value-type="float" office:value="8.32" calcext:value-type="float">
            <text:p>8,32</text:p>
          </table:table-cell>
          <table:table-cell office:value-type="float" office:value="8.3" calcext:value-type="float">
            <text:p>8,3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office:value-type="float" office:value="8.2" calcext:value-type="float">
            <text:p>8,2</text:p>
          </table:table-cell>
          <table:table-cell office:value-type="float" office:value="8.5" calcext:value-type="float">
            <text:p>8,5</text:p>
          </table:table-cell>
          <table:table-cell office:value-type="float" office:value="8.3" calcext:value-type="float">
            <text:p>8,3</text:p>
          </table:table-cell>
          <table:table-cell office:value-type="float" office:value="8.35" calcext:value-type="float">
            <text:p>8,35</text:p>
          </table:table-cell>
          <table:table-cell office:value-type="float" office:value="8.3" calcext:value-type="float">
            <text:p>8,3</text:p>
          </table:table-cell>
          <table:table-cell office:value-type="float" office:value="8.35" calcext:value-type="float">
            <text:p>8,35</text:p>
          </table:table-cell>
          <table:table-cell office:value-type="float" office:value="8.4" calcext:value-type="float">
            <text:p>8,4</text:p>
          </table:table-cell>
          <table:table-cell office:value-type="float" office:value="8.38" calcext:value-type="float">
            <text:p>8,38</text:p>
          </table:table-cell>
          <table:table-cell office:value-type="float" office:value="8.5" calcext:value-type="float">
            <text:p>8,5</text:p>
          </table:table-cell>
          <table:table-cell office:value-type="float" office:value="8.45" calcext:value-type="float">
            <text:p>8,45</text:p>
          </table:table-cell>
          <table:table-cell office:value-type="float" office:value="8.4" calcext:value-type="float">
            <text:p>8,4</text:p>
          </table:table-cell>
          <table:table-cell office:value-type="float" office:value="8.43" calcext:value-type="float">
            <text:p>8,43</text:p>
          </table:table-cell>
          <table:table-cell office:value-type="float" office:value="8.4" calcext:value-type="float">
            <text:p>8,4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8.4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8.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table:number-columns-repeated="2" office:value-type="float" office:value="8.5" calcext:value-type="float">
            <text:p>8,5</text:p>
          </table:table-cell>
          <table:table-cell table:style-name="Default" office:value-type="float" office:value="8.1" calcext:value-type="float">
            <text:p>8,1</text:p>
          </table:table-cell>
          <table:table-cell office:value-type="float" office:value="8.3" calcext:value-type="float">
            <text:p>8,3</text:p>
          </table:table-cell>
          <table:table-cell table:number-columns-repeated="3" office:value-type="float" office:value="8.5" calcext:value-type="float">
            <text:p>8,5</text:p>
          </table:table-cell>
          <table:table-cell office:value-type="float" office:value="8.3" calcext:value-type="float">
            <text:p>8,3</text:p>
          </table:table-cell>
          <table:table-cell office:value-type="float" office:value="8.4" calcext:value-type="float">
            <text:p>8,4</text:p>
          </table:table-cell>
          <table:table-cell office:value-type="float" office:value="8.3" calcext:value-type="float">
            <text:p>8,3</text:p>
          </table:table-cell>
          <table:table-cell office:value-type="float" office:value="8.1" calcext:value-type="float">
            <text:p>8,1</text:p>
          </table:table-cell>
          <table:table-cell office:value-type="float" office:value="5.54" calcext:value-type="float">
            <text:p>5,54</text:p>
          </table:table-cell>
          <table:table-cell office:value-type="float" office:value="8.1" calcext:value-type="float">
            <text:p>8,1</text:p>
          </table:table-cell>
          <table:table-cell office:value-type="float" office:value="8.5" calcext:value-type="float">
            <text:p>8,5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office:value-type="float" office:value="8.3" calcext:value-type="float">
            <text:p>8,3</text:p>
          </table:table-cell>
          <table:table-cell office:value-type="float" office:value="8.2" calcext:value-type="float">
            <text:p>8,2</text:p>
          </table:table-cell>
          <table:table-cell office:value-type="float" office:value="8.1" calcext:value-type="float">
            <text:p>8,1</text:p>
          </table:table-cell>
          <table:table-cell office:value-type="float" office:value="7.8" calcext:value-type="float">
            <text:p>7,8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,1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7.45" calcext:value-type="float">
            <text:p>7,45</text:p>
          </table:table-cell>
          <table:table-cell office:value-type="float" office:value="8.1" calcext:value-type="float">
            <text:p>8,1</text:p>
          </table:table-cell>
          <table:table-cell table:number-columns-repeated="6"/>
          <table:table-cell table:number-columns-repeated="2" office:value-type="float" office:value="8.2" calcext:value-type="float">
            <text:p>8,2</text:p>
          </table:table-cell>
          <table:table-cell office:value-type="float" office:value="8.3" calcext:value-type="float">
            <text:p>8,3</text:p>
          </table:table-cell>
          <table:table-cell office:value-type="float" office:value="8.2" calcext:value-type="float">
            <text:p>8,2</text:p>
          </table:table-cell>
          <table:table-cell office:value-type="float" office:value="8.3" calcext:value-type="float">
            <text:p>8,3</text:p>
          </table:table-cell>
          <table:table-cell table:number-columns-repeated="5"/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office:value-type="float" office:value="8.1" calcext:value-type="float">
            <text:p>8,1</text:p>
          </table:table-cell>
          <table:table-cell office:value-type="float" office:value="7.91" calcext:value-type="float">
            <text:p>7,91</text:p>
          </table:table-cell>
          <table:table-cell office:value-type="float" office:value="7.85" calcext:value-type="float">
            <text:p>7,85</text:p>
          </table:table-cell>
          <table:table-cell office:value-type="float" office:value="7.8" calcext:value-type="float">
            <text:p>7,8</text:p>
          </table:table-cell>
          <table:table-cell office:value-type="float" office:value="7.85" calcext:value-type="float">
            <text:p>7,85</text:p>
          </table:table-cell>
          <table:table-cell office:value-type="float" office:value="7.42" calcext:value-type="float">
            <text:p>7,42</text:p>
          </table:table-cell>
          <table:table-cell table:number-columns-repeated="3" office:value-type="float" office:value="7.9" calcext:value-type="float">
            <text:p>7,9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float" office:value="7.8" calcext:value-type="float">
            <text:p>7,8</text:p>
          </table:table-cell>
          <table:table-cell/>
          <table:table-cell table:number-columns-repeated="2" office:value-type="float" office:value="7.9" calcext:value-type="float">
            <text:p>7,9</text:p>
          </table:table-cell>
          <table:table-cell office:value-type="float" office:value="7.6" calcext:value-type="float">
            <text:p>7,6</text:p>
          </table:table-cell>
          <table:table-cell office:value-type="float" office:value="7.9" calcext:value-type="float">
            <text:p>7,9</text:p>
          </table:table-cell>
          <table:table-cell office:value-type="float" office:value="7.8" calcext:value-type="float">
            <text:p>7,8</text:p>
          </table:table-cell>
          <table:table-cell/>
          <table:table-cell table:number-columns-repeated="11" office:value-type="float" office:value="7.9" calcext:value-type="float">
            <text:p>7,9</text:p>
          </table:table-cell>
          <table:table-cell table:number-columns-repeated="2" office:value-type="float" office:value="7.86" calcext:value-type="float">
            <text:p>7,86</text:p>
          </table:table-cell>
          <table:table-cell table:number-columns-repeated="2" office:value-type="float" office:value="7.85" calcext:value-type="float">
            <text:p>7,85</text:p>
          </table:table-cell>
          <table:table-cell office:value-type="float" office:value="7.65" calcext:value-type="float">
            <text:p>7,65</text:p>
          </table:table-cell>
          <table:table-cell office:value-type="float" office:value="7.9" calcext:value-type="float">
            <text:p>7,9</text:p>
          </table:table-cell>
          <table:table-cell office:value-type="float" office:value="7.8" calcext:value-type="float">
            <text:p>7,8</text:p>
          </table:table-cell>
          <table:table-cell office:value-type="float" office:value="7.9" calcext:value-type="float">
            <text:p>7,9</text:p>
          </table:table-cell>
          <table:table-cell office:value-type="float" office:value="7.6" calcext:value-type="float">
            <text:p>7,6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7.05" calcext:value-type="float">
            <text:p>7,05</text:p>
          </table:table-cell>
          <table:table-cell table:number-columns-repeated="6"/>
          <table:table-cell table:number-columns-repeated="2" office:value-type="float" office:value="7.8" calcext:value-type="float">
            <text:p>7,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office:value-type="float" office:value="7.6" calcext:value-type="float">
            <text:p>7,6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7.9" calcext:value-type="float">
            <text:p>7,9</text:p>
          </table:table-cell>
          <table:table-cell table:style-name="ce21" office:value-type="float" office:value="7.15" calcext:value-type="float">
            <text:p>7,15</text:p>
          </table:table-cell>
          <table:table-cell office:value-type="float" office:value="7.15" calcext:value-type="float">
            <text:p>7,15</text:p>
          </table:table-cell>
          <table:table-cell office:value-type="float" office:value="6.9" calcext:value-type="float">
            <text:p>6,9</text:p>
          </table:table-cell>
          <table:table-cell office:value-type="float" office:value="7.4" calcext:value-type="float">
            <text:p>7,4</text:p>
          </table:table-cell>
          <table:table-cell office:value-type="float" office:value="7.14" calcext:value-type="float">
            <text:p>7,14</text:p>
          </table:table-cell>
          <table:table-cell table:number-columns-repeated="2" office:value-type="float" office:value="7.15" calcext:value-type="float">
            <text:p>7,15</text:p>
          </table:table-cell>
          <table:table-cell office:value-type="float" office:value="7.1" calcext:value-type="float">
            <text:p>7,1</text:p>
          </table:table-cell>
          <table:table-cell office:value-type="float" office:value="7.16" calcext:value-type="float">
            <text:p>7,16</text:p>
          </table:table-cell>
          <table:table-cell office:value-type="float" office:value="7.11" calcext:value-type="float">
            <text:p>7,11</text:p>
          </table:table-cell>
          <table:table-cell office:value-type="float" office:value="7.15" calcext:value-type="float">
            <text:p>7,15</text:p>
          </table:table-cell>
          <table:table-cell table:number-columns-repeated="3"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10"/>
          <table:table-cell table:number-columns-repeated="2" office:value-type="float" office:value="7.1" calcext:value-type="float">
            <text:p>7,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7,3-&gt;6,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.7" calcext:value-type="float">
            <text:p>6,7</text:p>
          </table:table-cell>
          <table:table-cell office:value-type="float" office:value="6.5" calcext:value-type="float">
            <text:p>6,5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7" calcext:value-type="float">
            <text:p>6,7</text:p>
          </table:table-cell>
          <table:table-cell office:value-type="float" office:value="6.9" calcext:value-type="float">
            <text:p>6,9</text:p>
          </table:table-cell>
          <table:table-cell office:value-type="float" office:value="6.6" calcext:value-type="float">
            <text:p>6,6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  <table:table-cell office:value-type="float" office:value="6.5" calcext:value-type="float">
            <text:p>6,5</text:p>
          </table:table-cell>
          <table:table-cell office:value-type="float" office:value="6.7" calcext:value-type="float">
            <text:p>6,7</text:p>
          </table:table-cell>
          <table:table-cell office:value-type="float" office:value="6.9" calcext:value-type="float">
            <text:p>6,9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6" calcext:value-type="float">
            <text:p>6,6</text:p>
          </table:table-cell>
          <table:table-cell office:value-type="float" office:value="6.7" calcext:value-type="float">
            <text:p>6,7</text:p>
          </table:table-cell>
          <table:table-cell office:value-type="float" office:value="6.72" calcext:value-type="float">
            <text:p>6,72</text:p>
          </table:table-cell>
          <table:table-cell office:value-type="float" office:value="6.65" calcext:value-type="float">
            <text:p>6,65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6.7" calcext:value-type="float">
            <text:p>6,7</text:p>
          </table:table-cell>
          <table:table-cell office:value-type="float" office:value="6.75" calcext:value-type="float">
            <text:p>6,75</text:p>
          </table:table-cell>
          <table:table-cell table:number-columns-repeated="14" office:value-type="float" office:value="6.7" calcext:value-type="float">
            <text:p>6,7</text:p>
          </table:table-cell>
          <table:table-cell table:number-columns-repeated="2" office:value-type="float" office:value="6.8" calcext:value-type="float">
            <text:p>6,8</text:p>
          </table:table-cell>
          <table:table-cell table:number-columns-repeated="2" office:value-type="float" office:value="6.72" calcext:value-type="float">
            <text:p>6,72</text:p>
          </table:table-cell>
          <table:table-cell office:value-type="float" office:value="6.74" calcext:value-type="float">
            <text:p>6,74</text:p>
          </table:table-cell>
          <table:table-cell office:value-type="float" office:value="6.64" calcext:value-type="float">
            <text:p>6,64</text:p>
          </table:table-cell>
          <table:table-cell office:value-type="float" office:value="6.72" calcext:value-type="float">
            <text:p>6,72</text:p>
          </table:table-cell>
          <table:table-cell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office:value-type="float" office:value="6.3" calcext:value-type="float">
            <text:p>6,3</text:p>
          </table:table-cell>
          <table:table-cell office:value-type="float" office:value="6.5" calcext:value-type="float">
            <text:p>6,5</text:p>
          </table:table-cell>
          <table:table-cell table:style-name="ce29" office:value-type="float" office:value="5.6" calcext:value-type="float">
            <text:p>5,6</text:p>
          </table:table-cell>
          <table:table-cell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6.8" calcext:value-type="float">
            <text:p>6,8</text:p>
          </table:table-cell>
          <table:table-cell table:number-columns-repeated="7" office:value-type="float" office:value="6.7" calcext:value-type="float">
            <text:p>6,7</text:p>
          </table:table-cell>
          <table:table-cell office:value-type="float" office:value="6.5" calcext:value-type="float">
            <text:p>6,5</text:p>
          </table:table-cell>
          <table:table-cell office:value-type="float" office:value="6.6" calcext:value-type="float">
            <text:p>6,6</text:p>
          </table:table-cell>
          <table:table-cell office:value-type="float" office:value="6.8" calcext:value-type="float">
            <text:p>6,8</text:p>
          </table:table-cell>
          <table:table-cell table:number-columns-repeated="5"/>
          <table:table-cell office:value-type="float" office:value="6.6" calcext:value-type="float">
            <text:p>6,6</text:p>
          </table:table-cell>
          <table:table-cell office:value-type="float" office:value="6.72" calcext:value-type="float">
            <text:p>6,72</text:p>
          </table:table-cell>
          <table:table-cell office:value-type="float" office:value="6.65" calcext:value-type="float">
            <text:p>6,65</text:p>
          </table:table-cell>
          <table:table-cell office:value-type="float" office:value="6.73" calcext:value-type="float">
            <text:p>6,73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float" office:value="6.67" calcext:value-type="float">
            <text:p>6,67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6" calcext:value-type="float">
            <text:p>6,6</text:p>
          </table:table-cell>
          <table:table-cell office:value-type="float" office:value="6.9" calcext:value-type="float">
            <text:p>6,9</text:p>
          </table:table-cell>
          <table:table-cell table:number-columns-repeated="2" office:value-type="float" office:value="6.6" calcext:value-type="float">
            <text:p>6,6</text:p>
          </table:table-cell>
          <table:table-cell table:number-columns-repeated="2" office:value-type="float" office:value="6.4" calcext:value-type="float">
            <text:p>6,4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6" calcext:value-type="float">
            <text:p>6,6</text:p>
          </table:table-cell>
          <table:table-cell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6.6" calcext:value-type="float">
            <text:p>6,6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6.65" calcext:value-type="float">
            <text:p>6,65</text:p>
          </table:table-cell>
          <table:table-cell table:number-columns-repeated="2" office:value-type="float" office:value="6.6" calcext:value-type="float">
            <text:p>6,6</text:p>
          </table:table-cell>
          <table:table-cell office:value-type="float" office:value="6.55" calcext:value-type="float">
            <text:p>6,55</text:p>
          </table:table-cell>
          <table:table-cell table:number-columns-repeated="3" office:value-type="float" office:value="6.5" calcext:value-type="float">
            <text:p>6,5</text:p>
          </table:table-cell>
          <table:table-cell office:value-type="float" office:value="6.7" calcext:value-type="float">
            <text:p>6,7</text:p>
          </table:table-cell>
          <table:table-cell table:style-name="Default" office:value-type="float" office:value="6.7" calcext:value-type="float">
            <text:p>6,7</text:p>
          </table:table-cell>
          <table:table-cell office:value-type="float" office:value="6.6" calcext:value-type="float">
            <text:p>6,6</text:p>
          </table:table-cell>
          <table:table-cell office:value-type="float" office:value="6.5" calcext:value-type="float">
            <text:p>6,5</text:p>
          </table:table-cell>
          <table:table-cell table:number-columns-repeated="5" office:value-type="float" office:value="6.6" calcext:value-type="float">
            <text:p>6,6</text:p>
          </table:table-cell>
          <table:table-cell table:number-columns-repeated="5" office:value-type="float" office:value="6.7" calcext:value-type="float">
            <text:p>6,7</text:p>
          </table:table-cell>
          <table:table-cell office:value-type="float" office:value="6.6" calcext:value-type="float">
            <text:p>6,6</text:p>
          </table:table-cell>
          <table:table-cell office:value-type="float" office:value="6.64" calcext:value-type="float">
            <text:p>6,64</text:p>
          </table:table-cell>
          <table:table-cell office:value-type="float" office:value="5.71" calcext:value-type="float">
            <text:p>5,71</text:p>
          </table:table-cell>
          <table:table-cell office:value-type="float" office:value="6.6" calcext:value-type="float">
            <text:p>6,6</text:p>
          </table:table-cell>
          <table:table-cell table:number-columns-repeated="4" office:value-type="float" office:value="6.5" calcext:value-type="float">
            <text:p>6,5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6.5" calcext:value-type="float">
            <text:p>6,5</text:p>
          </table:table-cell>
          <table:table-cell table:number-columns-repeated="2" office:value-type="float" office:value="6.4" calcext:value-type="float">
            <text:p>6,4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6.3" calcext:value-type="float">
            <text:p>6,3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6.55" calcext:value-type="float">
            <text:p>6,55</text:p>
          </table:table-cell>
          <table:table-cell office:value-type="float" office:value="6.5" calcext:value-type="float">
            <text:p>6,5</text:p>
          </table:table-cell>
          <table:table-cell office:value-type="float" office:value="6.56" calcext:value-type="float">
            <text:p>6,56</text:p>
          </table:table-cell>
          <table:table-cell office:value-type="float" office:value="6.17" calcext:value-type="float">
            <text:p>6,17</text:p>
          </table:table-cell>
          <table:table-cell office:value-type="float" office:value="6.08" calcext:value-type="float">
            <text:p>6,08</text:p>
          </table:table-cell>
          <table:table-cell office:value-type="float" office:value="6.14" calcext:value-type="float">
            <text:p>6,14</text:p>
          </table:table-cell>
          <table:table-cell office:value-type="float" office:value="5.9" calcext:value-type="float">
            <text:p>5,9</text:p>
          </table:table-cell>
          <table:table-cell office:value-type="float" office:value="6.15" calcext:value-type="float">
            <text:p>6,15</text:p>
          </table:table-cell>
          <table:table-cell table:number-columns-repeated="5" office:value-type="float" office:value="6.1" calcext:value-type="float">
            <text:p>6,1</text:p>
          </table:table-cell>
          <table:table-cell office:value-type="float" office:value="6.15" calcext:value-type="float">
            <text:p>6,15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,1</text:p>
          </table:table-cell>
          <table:table-cell office:value-type="float" office:value="6.3" calcext:value-type="float">
            <text:p>6,3</text:p>
          </table:table-cell>
          <table:table-cell office:value-type="float" office:value="6.1" calcext:value-type="float">
            <text:p>6,1</text:p>
          </table:table-cell>
          <table:table-cell office:value-type="float" office:value="6.15" calcext:value-type="float">
            <text:p>6,15</text:p>
          </table:table-cell>
          <table:table-cell office:value-type="float" office:value="6.2" calcext:value-type="float">
            <text:p>6,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4" calcext:value-type="float">
            <text:p>6,4</text:p>
          </table:table-cell>
          <table:table-cell office:value-type="float" office:value="6.8" calcext:value-type="float">
            <text:p>6,8</text:p>
          </table:table-cell>
          <table:table-cell office:value-type="float" office:value="6.5" calcext:value-type="float">
            <text:p>6,5</text:p>
          </table:table-cell>
          <table:table-cell table:number-columns-repeated="3" office:value-type="float" office:value="5.8" calcext:value-type="float">
            <text:p>5,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,9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,9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5.9" calcext:value-type="float">
            <text:p>5,9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,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6.3" calcext:value-type="float">
            <text:p>6,3</text:p>
          </table:table-cell>
          <table:table-cell office:value-type="float" office:value="6.1" calcext:value-type="float">
            <text:p>6,1</text:p>
          </table:table-cell>
          <table:table-cell office:value-type="float" office:value="6.4" calcext:value-type="float">
            <text:p>6,4</text:p>
          </table:table-cell>
          <table:table-cell office:value-type="float" office:value="6.35" calcext:value-type="float">
            <text:p>6,35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table:number-columns-repeated="3"/>
          <table:table-cell office:value-type="float" office:value="6.7" calcext:value-type="float">
            <text:p>6,7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,4</text:p>
          </table:table-cell>
          <table:table-cell office:value-type="float" office:value="5.8" calcext:value-type="float">
            <text:p>5,8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table:number-columns-repeated="3" office:value-type="float" office:value="5.8" calcext:value-type="float">
            <text:p>5,8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2" office:value-type="float" office:value="5.85" calcext:value-type="float">
            <text:p>5,85</text:p>
          </table:table-cell>
          <table:table-cell office:value-type="float" office:value="5.96" calcext:value-type="float">
            <text:p>5,96</text:p>
          </table:table-cell>
          <table:table-cell office:value-type="float" office:value="5.94" calcext:value-type="float">
            <text:p>5,94</text:p>
          </table:table-cell>
          <table:table-cell office:value-type="float" office:value="5.95" calcext:value-type="float">
            <text:p>5,95</text:p>
          </table:table-cell>
          <table:table-cell office:value-type="float" office:value="5.93" calcext:value-type="float">
            <text:p>5,93</text:p>
          </table:table-cell>
          <table:table-cell office:value-type="float" office:value="5.95" calcext:value-type="float">
            <text:p>5,95</text:p>
          </table:table-cell>
          <table:table-cell office:value-type="float" office:value="5.9" calcext:value-type="float">
            <text:p>5,9</text:p>
          </table:table-cell>
          <table:table-cell office:value-type="float" office:value="5.84" calcext:value-type="float">
            <text:p>5,84</text:p>
          </table:table-cell>
          <table:table-cell office:value-type="float" office:value="6.4" calcext:value-type="float">
            <text:p>6,4</text:p>
          </table:table-cell>
          <table:table-cell table:style-name="ce33" office:value-type="string" calcext:value-type="string">
            <text:p>6.2</text:p>
          </table:table-cell>
          <table:table-cell table:style-name="ce33" office:value-type="string" calcext:value-type="string">
            <text:p>6.1</text:p>
          </table:table-cell>
          <table:table-cell table:style-name="ce33" office:value-type="string" calcext:value-type="string">
            <text:p>6.2</text:p>
          </table:table-cell>
          <table:table-cell office:value-type="float" office:value="6.61" calcext:value-type="float">
            <text:p>6,61</text:p>
          </table:table-cell>
          <table:table-cell office:value-type="float" office:value="6.58" calcext:value-type="float">
            <text:p>6,58</text:p>
          </table:table-cell>
          <table:table-cell office:value-type="float" office:value="6.26" calcext:value-type="float">
            <text:p>6,26</text:p>
          </table:table-cell>
          <table:table-cell office:value-type="float" office:value="6.46" calcext:value-type="float">
            <text:p>6,46</text:p>
          </table:table-cell>
          <table:table-cell office:value-type="float" office:value="6.62" calcext:value-type="float">
            <text:p>6,62</text:p>
          </table:table-cell>
          <table:table-cell office:value-type="float" office:value="6.67" calcext:value-type="float">
            <text:p>6,67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6(5,4)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6(5,5)</text:p>
          </table:table-cell>
          <table:table-cell office:value-type="float" office:value="6" calcext:value-type="float">
            <text:p>6</text:p>
          </table:table-cell>
          <table:table-cell office:value-type="float" office:value="5.93" calcext:value-type="float">
            <text:p>5,93</text:p>
          </table:table-cell>
          <table:table-cell office:value-type="float" office:value="5.89" calcext:value-type="float">
            <text:p>5,89</text:p>
          </table:table-cell>
          <table:table-cell office:value-type="float" office:value="5.83" calcext:value-type="float">
            <text:p>5,83</text:p>
          </table:table-cell>
          <table:table-cell office:value-type="float" office:value="5.96" calcext:value-type="float">
            <text:p>5,96</text:p>
          </table:table-cell>
          <table:table-cell office:value-type="float" office:value="5.71" calcext:value-type="float">
            <text:p>5,71</text:p>
          </table:table-cell>
          <table:table-cell office:value-type="float" office:value="5.74" calcext:value-type="float">
            <text:p>5,74</text:p>
          </table:table-cell>
          <table:table-cell office:value-type="float" office:value="5.8" calcext:value-type="float">
            <text:p>5,8</text:p>
          </table:table-cell>
          <table:table-cell office:value-type="float" office:value="5.84" calcext:value-type="float">
            <text:p>5,8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5.9" calcext:value-type="float">
            <text:p>5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office:value-type="float" office:value="5.6" calcext:value-type="float">
            <text:p>5,6</text:p>
          </table:table-cell>
          <table:table-cell office:value-type="float" office:value="5.7" calcext:value-type="float">
            <text:p>5,7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5.58" calcext:value-type="float">
            <text:p>5,58</text:p>
          </table:table-cell>
          <table:table-cell office:value-type="float" office:value="5.7" calcext:value-type="float">
            <text:p>5,7</text:p>
          </table:table-cell>
          <table:table-cell office:value-type="float" office:value="5.86" calcext:value-type="float">
            <text:p>5,86</text:p>
          </table:table-cell>
          <table:table-cell office:value-type="float" office:value="5.77" calcext:value-type="float">
            <text:p>5,77</text:p>
          </table:table-cell>
          <table:table-cell office:value-type="float" office:value="5.8" calcext:value-type="float">
            <text:p>5,8</text:p>
          </table:table-cell>
          <table:table-cell office:value-type="float" office:value="5.85" calcext:value-type="float">
            <text:p>5,85</text:p>
          </table:table-cell>
          <table:table-cell office:value-type="float" office:value="5.79" calcext:value-type="float">
            <text:p>5,79</text:p>
          </table:table-cell>
          <table:table-cell office:value-type="float" office:value="5.7" calcext:value-type="float">
            <text:p>5,7</text:p>
          </table:table-cell>
          <table:table-cell office:value-type="float" office:value="5.87" calcext:value-type="float">
            <text:p>5,87</text:p>
          </table:table-cell>
          <table:table-cell office:value-type="float" office:value="5.76" calcext:value-type="float">
            <text:p>5,76</text:p>
          </table:table-cell>
          <table:table-cell office:value-type="float" office:value="5.72" calcext:value-type="float">
            <text:p>5,7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5.7" calcext:value-type="float">
            <text:p>5,7</text:p>
          </table:table-cell>
          <table:table-cell office:value-type="float" office:value="5.6" calcext:value-type="float">
            <text:p>5,6</text:p>
          </table:table-cell>
          <table:table-cell office:value-type="float" office:value="5.5" calcext:value-type="float">
            <text:p>5,5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5.6" calcext:value-type="float">
            <text:p>5,6</text:p>
          </table:table-cell>
          <table:table-cell table:number-columns-repeated="2" office:value-type="float" office:value="5.7" calcext:value-type="float">
            <text:p>5,7</text:p>
          </table:table-cell>
          <table:table-cell office:value-type="float" office:value="5.77" calcext:value-type="float">
            <text:p>5,77</text:p>
          </table:table-cell>
          <table:table-cell office:value-type="float" office:value="5.63" calcext:value-type="float">
            <text:p>5,63</text:p>
          </table:table-cell>
          <table:table-cell table:style-name="Default" office:value-type="float" office:value="5.64" calcext:value-type="float">
            <text:p>5,64</text:p>
          </table:table-cell>
          <table:table-cell office:value-type="float" office:value="5.78" calcext:value-type="float">
            <text:p>5,78</text:p>
          </table:table-cell>
          <table:table-cell office:value-type="float" office:value="5.62" calcext:value-type="float">
            <text:p>5,62</text:p>
          </table:table-cell>
          <table:table-cell office:value-type="float" office:value="5.57" calcext:value-type="float">
            <text:p>5,57</text:p>
          </table:table-cell>
          <table:table-cell office:value-type="float" office:value="5.53" calcext:value-type="float">
            <text:p>5,53</text:p>
          </table:table-cell>
          <table:table-cell office:value-type="float" office:value="5.65" calcext:value-type="float">
            <text:p>5,65</text:p>
          </table:table-cell>
          <table:table-cell office:value-type="float" office:value="5.55" calcext:value-type="float">
            <text:p>5,55</text:p>
          </table:table-cell>
          <table:table-cell office:value-type="float" office:value="5.64" calcext:value-type="float">
            <text:p>5,64</text:p>
          </table:table-cell>
          <table:table-cell office:value-type="float" office:value="5.62" calcext:value-type="float">
            <text:p>5,62</text:p>
          </table:table-cell>
          <table:table-cell office:value-type="float" office:value="5.63" calcext:value-type="float">
            <text:p>5,63</text:p>
          </table:table-cell>
          <table:table-cell office:value-type="float" office:value="5.6" calcext:value-type="float">
            <text:p>5,6</text:p>
          </table:table-cell>
          <table:table-cell office:value-type="float" office:value="5.63" calcext:value-type="float">
            <text:p>5,63</text:p>
          </table:table-cell>
          <table:table-cell office:value-type="float" office:value="5.64" calcext:value-type="float">
            <text:p>5,64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5.66" calcext:value-type="float">
            <text:p>5,66</text:p>
          </table:table-cell>
          <table:table-cell office:value-type="float" office:value="5.5" calcext:value-type="float">
            <text:p>5,5</text:p>
          </table:table-cell>
          <table:table-cell office:value-type="float" office:value="5.64" calcext:value-type="float">
            <text:p>5,64</text:p>
          </table:table-cell>
          <table:table-cell office:value-type="float" office:value="5.63" calcext:value-type="float">
            <text:p>5,63</text:p>
          </table:table-cell>
          <table:table-cell office:value-type="float" office:value="5.6" calcext:value-type="float">
            <text:p>5,6</text:p>
          </table:table-cell>
          <table:table-cell office:value-type="float" office:value="5.64" calcext:value-type="float">
            <text:p>5,64</text:p>
          </table:table-cell>
          <table:table-cell office:value-type="float" office:value="5.63" calcext:value-type="float">
            <text:p>5,63</text:p>
          </table:table-cell>
          <table:table-cell office:value-type="float" office:value="5.62" calcext:value-type="float">
            <text:p>5,62</text:p>
          </table:table-cell>
          <table:table-cell office:value-type="float" office:value="5.58" calcext:value-type="float">
            <text:p>5,58</text:p>
          </table:table-cell>
          <table:table-cell office:value-type="float" office:value="5.52" calcext:value-type="float">
            <text:p>5,52</text:p>
          </table:table-cell>
          <table:table-cell office:value-type="float" office:value="5.66" calcext:value-type="float">
            <text:p>5,66</text:p>
          </table:table-cell>
          <table:table-cell office:value-type="float" office:value="5.58" calcext:value-type="float">
            <text:p>5,58</text:p>
          </table:table-cell>
          <table:table-cell office:value-type="float" office:value="5.53" calcext:value-type="float">
            <text:p>5,53</text:p>
          </table:table-cell>
          <table:table-cell office:value-type="float" office:value="5.7" calcext:value-type="float">
            <text:p>5,7</text:p>
          </table:table-cell>
          <table:table-cell office:value-type="float" office:value="5.5" calcext:value-type="float">
            <text:p>5,5</text:p>
          </table:table-cell>
          <table:table-cell office:value-type="float" office:value="5.71" calcext:value-type="float">
            <text:p>5,71</text:p>
          </table:table-cell>
          <table:table-cell office:value-type="float" office:value="5.65" calcext:value-type="float">
            <text:p>5,65</text:p>
          </table:table-cell>
          <table:table-cell office:value-type="float" office:value="5.5" calcext:value-type="float">
            <text:p>5,5</text:p>
          </table:table-cell>
          <table:table-cell office:value-type="float" office:value="5.68" calcext:value-type="float">
            <text:p>5,68</text:p>
          </table:table-cell>
          <table:table-cell office:value-type="float" office:value="5.52" calcext:value-type="float">
            <text:p>5,52</text:p>
          </table:table-cell>
          <table:table-cell office:value-type="float" office:value="5.64" calcext:value-type="float">
            <text:p>5,64</text:p>
          </table:table-cell>
          <table:table-cell office:value-type="float" office:value="5.59" calcext:value-type="float">
            <text:p>5,59</text:p>
          </table:table-cell>
          <table:table-cell office:value-type="float" office:value="5.63" calcext:value-type="float">
            <text:p>5,63</text:p>
          </table:table-cell>
          <table:table-cell table:number-columns-repeated="2"/>
          <table:table-cell office:value-type="float" office:value="5.24" calcext:value-type="float">
            <text:p>5,24</text:p>
          </table:table-cell>
          <table:table-cell table:style-name="Default"/>
          <table:table-cell office:value-type="float" office:value="5.3" calcext:value-type="float">
            <text:p>5,3</text:p>
          </table:table-cell>
          <table:table-cell table:number-columns-repeated="5"/>
          <table:table-cell table:number-columns-repeated="4" office:value-type="float" office:value="5.5" calcext:value-type="float">
            <text:p>5,5</text:p>
          </table:table-cell>
          <table:table-cell office:value-type="float" office:value="5.45" calcext:value-type="float">
            <text:p>5,45</text:p>
          </table:table-cell>
          <table:table-cell office:value-type="float" office:value="5.5" calcext:value-type="float">
            <text:p>5,5</text:p>
          </table:table-cell>
          <table:table-cell office:value-type="float" office:value="5.52" calcext:value-type="float">
            <text:p>5,52</text:p>
          </table:table-cell>
          <table:table-cell office:value-type="float" office:value="5.45" calcext:value-type="float">
            <text:p>5,45</text:p>
          </table:table-cell>
          <table:table-cell office:value-type="float" office:value="5.64" calcext:value-type="float">
            <text:p>5,64</text:p>
          </table:table-cell>
          <table:table-cell office:value-type="float" office:value="5.53" calcext:value-type="float">
            <text:p>5,53</text:p>
          </table:table-cell>
          <table:table-cell table:number-columns-repeated="5"/>
          <table:table-cell table:number-columns-repeated="3" office:value-type="float" office:value="5.35" calcext:value-type="float">
            <text:p>5,35</text:p>
          </table:table-cell>
          <table:table-cell office:value-type="float" office:value="5.3" calcext:value-type="float">
            <text:p>5,3</text:p>
          </table:table-cell>
          <table:table-cell office:value-type="float" office:value="5.06" calcext:value-type="float">
            <text:p>5,06</text:p>
          </table:table-cell>
          <table:table-cell table:number-columns-repeated="8"/>
          <table:table-cell table:number-columns-repeated="2" office:value-type="float" office:value="5.1" calcext:value-type="float">
            <text:p>5,1</text:p>
          </table:table-cell>
          <table:table-cell office:value-type="float" office:value="5.15" calcext:value-type="float">
            <text:p>5,15</text:p>
          </table:table-cell>
          <table:table-cell office:value-type="float" office:value="5.1" calcext:value-type="float">
            <text:p>5,1</text:p>
          </table:table-cell>
          <table:table-cell office:value-type="float" office:value="5.06" calcext:value-type="float">
            <text:p>5,06</text:p>
          </table:table-cell>
          <table:table-cell office:value-type="float" office:value="5.1" calcext:value-type="float">
            <text:p>5,1</text:p>
          </table:table-cell>
          <table:table-cell office:value-type="float" office:value="5.06" calcext:value-type="float">
            <text:p>5,06</text:p>
          </table:table-cell>
          <table:table-cell table:number-columns-repeated="5"/>
          <table:table-cell table:style-name="ce22" table:number-columns-repeated="8"/>
          <table:table-cell table:number-columns-repeated="2" table:style-name="ce22" office:value-type="string" calcext:value-type="string">
            <text:p>4.9</text:p>
          </table:table-cell>
          <table:table-cell office:value-type="string" calcext:value-type="string">
            <text:p>4.9</text:p>
          </table:table-cell>
          <table:table-cell table:number-columns-repeated="2" office:value-type="float" office:value="4.8" calcext:value-type="float">
            <text:p>4,8</text:p>
          </table:table-cell>
          <table:table-cell office:value-type="float" office:value="4.9" calcext:value-type="float">
            <text:p>4,9</text:p>
          </table:table-cell>
          <table:table-cell/>
          <table:table-cell table:number-columns-repeated="4" office:value-type="float" office:value="4.8" calcext:value-type="float">
            <text:p>4,8</text:p>
          </table:table-cell>
          <table:table-cell office:value-type="float" office:value="4.9" calcext:value-type="float">
            <text:p>4,9</text:p>
          </table:table-cell>
          <table:table-cell office:value-type="float" office:value="4.85" calcext:value-type="float">
            <text:p>4,85</text:p>
          </table:table-cell>
          <table:table-cell office:value-type="float" office:value="4.78" calcext:value-type="float">
            <text:p>4,78</text:p>
          </table:table-cell>
          <table:table-cell office:value-type="float" office:value="4.83" calcext:value-type="float">
            <text:p>4,83</text:p>
          </table:table-cell>
          <table:table-cell office:value-type="float" office:value="4.8" calcext:value-type="float">
            <text:p>4,8</text:p>
          </table:table-cell>
          <table:table-cell office:value-type="float" office:value="4.75" calcext:value-type="float">
            <text:p>4,75</text:p>
          </table:table-cell>
          <table:table-cell office:value-type="float" office:value="4.8" calcext:value-type="float">
            <text:p>4,8</text:p>
          </table:table-cell>
          <table:table-cell office:value-type="float" office:value="4.76" calcext:value-type="float">
            <text:p>4,76</text:p>
          </table:table-cell>
          <table:table-cell office:value-type="float" office:value="4.77" calcext:value-type="float">
            <text:p>4,7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.81" calcext:value-type="float">
            <text:p>4,81</text:p>
          </table:table-cell>
          <table:table-cell office:value-type="float" office:value="4.8" calcext:value-type="float">
            <text:p>4,8</text:p>
          </table:table-cell>
          <table:table-cell office:value-type="float" office:value="4.82" calcext:value-type="float">
            <text:p>4,82</text:p>
          </table:table-cell>
          <table:table-cell office:value-type="float" office:value="4.8" calcext:value-type="float">
            <text:p>4,8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float" office:value="4.8" calcext:value-type="float">
            <text:p>4,8</text:p>
          </table:table-cell>
          <table:table-cell office:value-type="float" office:value="4.78" calcext:value-type="float">
            <text:p>4,78</text:p>
          </table:table-cell>
          <table:table-cell table:style-name="Default" office:value-type="float" office:value="4.62" calcext:value-type="float">
            <text:p>4,62</text:p>
          </table:table-cell>
          <table:table-cell office:value-type="float" office:value="4.6" calcext:value-type="float">
            <text:p>4,6</text:p>
          </table:table-cell>
          <table:table-cell office:value-type="float" office:value="4.64" calcext:value-type="float">
            <text:p>4,64</text:p>
          </table:table-cell>
          <table:table-cell office:value-type="float" office:value="4.6" calcext:value-type="float">
            <text:p>4,6</text:p>
          </table:table-cell>
          <table:table-cell office:value-type="float" office:value="4.62" calcext:value-type="float">
            <text:p>4,62</text:p>
          </table:table-cell>
          <table:table-cell table:number-columns-repeated="2" office:value-type="float" office:value="4.6" calcext:value-type="float">
            <text:p>4,6</text:p>
          </table:table-cell>
          <table:table-cell table:number-columns-repeated="2" office:value-type="float" office:value="4.62" calcext:value-type="float">
            <text:p>4,62</text:p>
          </table:table-cell>
          <table:table-cell office:value-type="float" office:value="4.6" calcext:value-type="float">
            <text:p>4,6</text:p>
          </table:table-cell>
          <table:table-cell table:number-columns-repeated="9"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4.37" calcext:value-type="float">
            <text:p>4,37</text:p>
          </table:table-cell>
          <table:table-cell office:value-type="float" office:value="4.5" calcext:value-type="float">
            <text:p>4,5</text:p>
          </table:table-cell>
          <table:table-cell office:value-type="float" office:value="4.45" calcext:value-type="float">
            <text:p>4,45</text:p>
          </table:table-cell>
          <table:table-cell office:value-type="float" office:value="4.43" calcext:value-type="float">
            <text:p>4,43</text:p>
          </table:table-cell>
          <table:table-cell table:number-columns-repeated="3" office:value-type="float" office:value="4.6" calcext:value-type="float">
            <text:p>4,6</text:p>
          </table:table-cell>
          <table:table-cell office:value-type="float" office:value="4.62" calcext:value-type="float">
            <text:p>4,62</text:p>
          </table:table-cell>
          <table:table-cell office:value-type="float" office:value="4.49" calcext:value-type="float">
            <text:p>4,49</text:p>
          </table:table-cell>
          <table:table-cell office:value-type="float" office:value="4.36" calcext:value-type="float">
            <text:p>4,36</text:p>
          </table:table-cell>
          <table:table-cell office:value-type="float" office:value="4.4" calcext:value-type="float">
            <text:p>4,4</text:p>
          </table:table-cell>
          <table:table-cell table:number-columns-repeated="8"/>
          <table:table-cell office:value-type="float" office:value="4.3" calcext:value-type="float">
            <text:p>4,3</text:p>
          </table:table-cell>
          <table:table-cell office:value-type="float" office:value="4.28" calcext:value-type="float">
            <text:p>4,28</text:p>
          </table:table-cell>
          <table:table-cell office:value-type="float" office:value="4.3" calcext:value-type="float">
            <text:p>4,3</text:p>
          </table:table-cell>
          <table:table-cell office:value-type="float" office:value="4.43" calcext:value-type="float">
            <text:p>4,43</text:p>
          </table:table-cell>
          <table:table-cell office:value-type="float" office:value="4.29" calcext:value-type="float">
            <text:p>4,29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4.28" calcext:value-type="float">
            <text:p>4,28</text:p>
          </table:table-cell>
          <table:table-cell office:value-type="float" office:value="4.3" calcext:value-type="float">
            <text:p>4,3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4.29" calcext:value-type="float">
            <text:p>4,29</text:p>
          </table:table-cell>
          <table:table-cell office:value-type="float" office:value="4.32" calcext:value-type="float">
            <text:p>4,32</text:p>
          </table:table-cell>
          <table:table-cell office:value-type="float" office:value="4.31" calcext:value-type="float">
            <text:p>4,31</text:p>
          </table:table-cell>
          <table:table-cell office:value-type="float" office:value="4.3" calcext:value-type="float">
            <text:p>4,3</text:p>
          </table:table-cell>
          <table:table-cell office:value-type="float" office:value="4.33" calcext:value-type="float">
            <text:p>4,33</text:p>
          </table:table-cell>
          <table:table-cell office:value-type="float" office:value="4.31" calcext:value-type="float">
            <text:p>4,31</text:p>
          </table:table-cell>
          <table:table-cell table:number-columns-repeated="4" office:value-type="float" office:value="4.3" calcext:value-type="float">
            <text:p>4,3</text:p>
          </table:table-cell>
          <table:table-cell office:value-type="float" office:value="4.32" calcext:value-type="float">
            <text:p>4,32</text:p>
          </table:table-cell>
          <table:table-cell office:value-type="float" office:value="4.31" calcext:value-type="float">
            <text:p>4,31</text:p>
          </table:table-cell>
          <table:table-cell office:value-type="float" office:value="4.32" calcext:value-type="float">
            <text:p>4,32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4.32" calcext:value-type="float">
            <text:p>4,32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4.8" calcext:value-type="float">
            <text:p>4,8</text:p>
          </table:table-cell>
          <table:table-cell table:number-columns-repeated="9" office:value-type="float" office:value="4.3" calcext:value-type="float">
            <text:p>4,3</text:p>
          </table:table-cell>
          <table:table-cell table:number-columns-repeated="4" office:value-type="float" office:value="4.8" calcext:value-type="float">
            <text:p>4,8</text:p>
          </table:table-cell>
          <table:table-cell/>
          <table:table-cell table:number-columns-repeated="5" office:value-type="float" office:value="4.3" calcext:value-type="float">
            <text:p>4,3</text:p>
          </table:table-cell>
          <table:table-cell table:number-columns-repeated="5" office:value-type="float" office:value="4.8" calcext:value-type="float">
            <text:p>4,8</text:p>
          </table:table-cell>
          <table:table-cell table:number-columns-repeated="5"/>
          <table:table-cell table:number-columns-repeated="5"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table:number-columns-repeated="8" office:value-type="float" office:value="4.3" calcext:value-type="float">
            <text:p>4,3</text:p>
          </table:table-cell>
          <table:table-cell table:number-columns-repeated="34" office:value-type="float" office:value="4.1" calcext:value-type="float">
            <text:p>4,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/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4.05" calcext:value-type="float">
            <text:p>4,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01" calcext:value-type="float">
            <text:p>4,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13" office:value-type="float" office:value="4" calcext:value-type="float">
            <text:p>4</text:p>
          </table:table-cell>
          <table:table-cell table:number-columns-repeated="2" office:value-type="float" office:value="3.9" calcext:value-type="float">
            <text:p>3,9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.9" calcext:value-type="float">
            <text:p>3,9</text:p>
          </table:table-cell>
          <table:table-cell table:style-name="Default" office:value-type="float" office:value="3.9" calcext:value-type="float">
            <text:p>3,9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.9" calcext:value-type="float">
            <text:p>3,9</text:p>
          </table:table-cell>
          <table:table-cell table:number-columns-repeated="5" office:value-type="float" office:value="3.8" calcext:value-type="float">
            <text:p>3,8</text:p>
          </table:table-cell>
          <table:table-cell table:number-columns-repeated="4" office:value-type="float" office:value="3.9" calcext:value-type="float">
            <text:p>3,9</text:p>
          </table:table-cell>
          <table:table-cell table:number-columns-repeated="4" office:value-type="float" office:value="3.7" calcext:value-type="float">
            <text:p>3,7</text:p>
          </table:table-cell>
          <table:table-cell table:number-columns-repeated="2" office:value-type="float" office:value="3.6" calcext:value-type="float">
            <text:p>3,6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3.63" calcext:value-type="float">
            <text:p>3,63</text:p>
          </table:table-cell>
          <table:table-cell table:number-columns-repeated="3" office:value-type="float" office:value="3.7" calcext:value-type="float">
            <text:p>3,7</text:p>
          </table:table-cell>
          <table:table-cell table:number-columns-repeated="7" office:value-type="float" office:value="3.6" calcext:value-type="float">
            <text:p>3,6</text:p>
          </table:table-cell>
          <table:table-cell table:style-name="ce33" office:value-type="string" calcext:value-type="string">
            <text:p>3.6</text:p>
          </table:table-cell>
          <table:table-cell table:number-columns-repeated="4" office:value-type="float" office:value="3.5" calcext:value-type="float">
            <text:p>3,5</text:p>
          </table:table-cell>
          <table:table-cell table:number-columns-repeated="3" office:value-type="float" office:value="3.46" calcext:value-type="float">
            <text:p>3,46</text:p>
          </table:table-cell>
          <table:table-cell office:value-type="float" office:value="3.35" calcext:value-type="float">
            <text:p>3,35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table:number-columns-repeated="5" office:value-type="float" office:value="3.5" calcext:value-type="float">
            <text:p>3,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number-columns-repeated="4" office:value-type="float" office:value="3.4" calcext:value-type="float">
            <text:p>3,4</text:p>
          </table:table-cell>
          <table:table-cell table:number-columns-repeated="4"/>
          <table:table-cell table:number-columns-repeated="2" office:value-type="float" office:value="3.36" calcext:value-type="float">
            <text:p>3,36</text:p>
          </table:table-cell>
          <table:table-cell table:number-columns-repeated="2" office:value-type="float" office:value="3.34" calcext:value-type="float">
            <text:p>3,34</text:p>
          </table:table-cell>
          <table:table-cell office:value-type="float" office:value="3.33" calcext:value-type="float">
            <text:p>3,33</text:p>
          </table:table-cell>
          <table:table-cell office:value-type="float" office:value="3.34" calcext:value-type="float">
            <text:p>3,34</text:p>
          </table:table-cell>
          <table:table-cell office:value-type="float" office:value="3.33" calcext:value-type="float">
            <text:p>3,33</text:p>
          </table:table-cell>
          <table:table-cell/>
          <table:table-cell table:number-columns-repeated="10" office:value-type="float" office:value="3.3" calcext:value-type="float">
            <text:p>3,3</text:p>
          </table:table-cell>
          <table:table-cell table:number-columns-repeated="8" office:value-type="float" office:value="3.2" calcext:value-type="float">
            <text:p>3,2</text:p>
          </table:table-cell>
          <table:table-cell office:value-type="string" calcext:value-type="string">
            <text:p>3.2</text:p>
          </table:table-cell>
          <table:table-cell table:number-columns-repeated="23" office:value-type="float" office:value="3.2" calcext:value-type="float">
            <text:p>3,2</text:p>
          </table:table-cell>
          <table:table-cell table:number-columns-repeated="8"/>
          <table:table-cell table:number-columns-repeated="2" table:style-name="ce22" office:value-type="string" calcext:value-type="string">
            <text:p>3,2 \83</text:p>
          </table:table-cell>
          <table:table-cell table:number-columns-repeated="2" table:style-name="ce22" office:value-type="string" calcext:value-type="string">
            <text:p>3,2 \8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.3" calcext:value-type="float">
            <text:p>82,3</text:p>
          </table:table-cell>
          <table:table-cell office:value-type="float" office:value="83" calcext:value-type="float">
            <text:p>83</text:p>
          </table:table-cell>
          <table:table-cell table:number-columns-repeated="8" office:value-type="string" calcext:value-type="string">
            <text:p>83-84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81.6" calcext:value-type="float">
            <text:p>81,6</text:p>
          </table:table-cell>
          <table:table-cell office:value-type="float" office:value="81.7" calcext:value-type="float">
            <text:p>81,7</text:p>
          </table:table-cell>
          <table:table-cell office:value-type="float" office:value="81.4" calcext:value-type="float">
            <text:p>81,4</text:p>
          </table:table-cell>
          <table:table-cell office:value-type="float" office:value="81.07" calcext:value-type="float">
            <text:p>81,07</text:p>
          </table:table-cell>
          <table:table-cell table:number-columns-repeated="8"/>
          <table:table-cell table:style-name="Default" table:number-columns-repeated="7"/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3" table:style-name="Default" office:value-type="float" office:value="82" calcext:value-type="float">
            <text:p>82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2" table:style-name="Default" office:value-type="float" office:value="82" calcext:value-type="float">
            <text:p>82</text:p>
          </table:table-cell>
          <table:table-cell table:style-name="Default" office:value-type="float" office:value="82.07" calcext:value-type="float">
            <text:p>82,07</text:p>
          </table:table-cell>
          <table:table-cell table:style-name="Default" office:value-type="float" office:value="82.1" calcext:value-type="float">
            <text:p>82,1</text:p>
          </table:table-cell>
          <table:table-cell table:style-name="Default" office:value-type="float" office:value="82.15" calcext:value-type="float">
            <text:p>82,15</text:p>
          </table:table-cell>
          <table:table-cell table:style-name="Default" office:value-type="float" office:value="82.1" calcext:value-type="float">
            <text:p>82,1</text:p>
          </table:table-cell>
          <table:table-cell table:number-columns-repeated="3" table:style-name="Default" office:value-type="float" office:value="85.2" calcext:value-type="float">
            <text:p>85,2</text:p>
          </table:table-cell>
          <table:table-cell table:style-name="Default" office:value-type="float" office:value="85.3" calcext:value-type="float">
            <text:p>85,3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R16, кОм</text:p>
          </table:table-cell>
          <table:table-cell office:value-type="float" office:value="33" calcext:value-type="float">
            <text:p>33</text:p>
          </table:table-cell>
          <table:table-cell table:number-columns-repeated="27" office:value-type="float" office:value="82" calcext:value-type="float">
            <text:p>82</text:p>
          </table:table-cell>
          <table:table-cell/>
          <table:table-cell table:number-columns-repeated="4" office:value-type="float" office:value="82" calcext:value-type="float">
            <text:p>82</text:p>
          </table:table-cell>
          <table:table-cell office:value-type="string" calcext:value-type="string">
            <text:p>2*16</text:p>
          </table:table-cell>
          <table:table-cell table:number-columns-repeated="2"/>
          <table:table-cell office:value-type="string" calcext:value-type="string">
            <text:p>9,1+82</text:p>
          </table:table-cell>
          <table:table-cell/>
          <table:table-cell office:value-type="string" calcext:value-type="string">
            <text:p>7,5+82</text:p>
          </table:table-cell>
          <table:table-cell office:value-type="string" calcext:value-type="string">
            <text:p>10+82</text:p>
          </table:table-cell>
          <table:table-cell table:style-name="Default" office:value-type="float" office:value="82" calcext:value-type="float">
            <text:p>82</text:p>
          </table:table-cell>
          <table:table-cell office:value-type="string" calcext:value-type="string">
            <text:p>8,2+8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7,5+82</text:p>
          </table:table-cell>
          <table:table-cell table:number-columns-repeated="21" office:value-type="float" office:value="82" calcext:value-type="float">
            <text:p>82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1,0+91</text:p>
          </table:table-cell>
          <table:table-cell office:value-type="string" calcext:value-type="string">
            <text:p>8,66+82</text:p>
          </table:table-cell>
          <table:table-cell office:value-type="string" calcext:value-type="string">
            <text:p>1,9+91</text:p>
          </table:table-cell>
          <table:table-cell table:number-columns-repeated="2" office:value-type="string" calcext:value-type="string">
            <text:p>8,2+82</text:p>
          </table:table-cell>
          <table:table-cell table:number-columns-repeated="5"/>
          <table:table-cell table:number-columns-repeated="17"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6,2+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,5+82</text:p>
          </table:table-cell>
          <table:table-cell office:value-type="string" calcext:value-type="string">
            <text:p>8+82</text:p>
          </table:table-cell>
          <table:table-cell/>
          <table:table-cell office:value-type="string" calcext:value-type="string">
            <text:p>6,8+82</text:p>
          </table:table-cell>
          <table:table-cell office:value-type="string" calcext:value-type="string">
            <text:p>5,6+82</text:p>
          </table:table-cell>
          <table:table-cell/>
          <table:table-cell office:value-type="string" calcext:value-type="string">
            <text:p>6,8+82</text:p>
          </table:table-cell>
          <table:table-cell office:value-type="string" calcext:value-type="string">
            <text:p>8,2+82</text:p>
          </table:table-cell>
          <table:table-cell office:value-type="string" calcext:value-type="string">
            <text:p>8,6+82</text:p>
          </table:table-cell>
          <table:table-cell office:value-type="string" calcext:value-type="string">
            <text:p>6,5+82</text:p>
          </table:table-cell>
          <table:table-cell office:value-type="string" calcext:value-type="string">
            <text:p>7,5+82</text:p>
          </table:table-cell>
          <table:table-cell office:value-type="string" calcext:value-type="string">
            <text:p>8,6+82</text:p>
          </table:table-cell>
          <table:table-cell office:value-type="string" calcext:value-type="string">
            <text:p>8+82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5" office:value-type="float" office:value="82" calcext:value-type="float">
            <text:p>82</text:p>
          </table:table-cell>
          <table:table-cell table:number-columns-repeated="10"/>
          <table:table-cell table:number-columns-repeated="3"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Default" office:value-type="float" office:value="82" calcext:value-type="float">
            <text:p>82</text:p>
          </table:table-cell>
          <table:table-cell table:number-columns-repeated="32" office:value-type="float" office:value="82" calcext:value-type="float">
            <text:p>82</text:p>
          </table:table-cell>
          <table:table-cell table:number-columns-repeated="2" table:style-name="Default" office:value-type="float" office:value="82" calcext:value-type="float">
            <text:p>82</text:p>
          </table:table-cell>
          <table:table-cell table:number-columns-repeated="37" office:value-type="float" office:value="82" calcext:value-type="float">
            <text:p>82</text:p>
          </table:table-cell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5"/>
          <table:table-cell table:number-columns-repeated="12" office:value-type="float" office:value="82" calcext:value-type="float">
            <text:p>82</text:p>
          </table:table-cell>
          <table:table-cell/>
          <table:table-cell table:number-columns-repeated="43" office:value-type="float" office:value="82" calcext:value-type="float">
            <text:p>82</text:p>
          </table:table-cell>
          <table:table-cell table:number-columns-repeated="10"/>
          <table:table-cell table:number-columns-repeated="15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15" office:value-type="float" office:value="82" calcext:value-type="float">
            <text:p>82</text:p>
          </table:table-cell>
          <table:table-cell office:value-type="float" office:value="8.2" calcext:value-type="float">
            <text:p>8,2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8.2" calcext:value-type="float">
            <text:p>8,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16" office:value-type="float" office:value="82" calcext:value-type="float">
            <text:p>82</text:p>
          </table:table-cell>
          <table:table-cell office:value-type="float" office:value="6.8" calcext:value-type="float">
            <text:p>6,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/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table:style-name="ce33"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2"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.1" calcext:value-type="float">
            <text:p>9,1</text:p>
          </table:table-cell>
          <table:table-cell table:style-name="Default" office:value-type="float" office:value="91" calcext:value-type="float">
            <text:p>91</text:p>
          </table:table-cell>
          <table:table-cell office:value-type="string" calcext:value-type="string">
            <text:p>8,2+200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ce33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,3</text:p>
          </table:table-cell>
          <table:table-cell office:value-type="float" office:value="6.2" calcext:value-type="float">
            <text:p>6,2</text:p>
          </table:table-cell>
          <table:table-cell table:style-name="Default"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82" calcext:value-type="float">
            <text:p>82</text:p>
          </table:table-cell>
          <table:table-cell office:value-type="float" office:value="2.2" calcext:value-type="float">
            <text:p>2,2</text:p>
          </table:table-cell>
          <table:table-cell office:value-type="float" office:value="6.2" calcext:value-type="float">
            <text:p>6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9,1//120</text:p>
          </table:table-cell>
          <table:table-cell office:value-type="string" calcext:value-type="string">
            <text:p>9,1//110</text:p>
          </table:table-cell>
          <table:table-cell office:value-type="string" calcext:value-type="string">
            <text:p>7,5//150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/160</text:p>
          </table:table-cell>
          <table:table-cell office:value-type="string" calcext:value-type="string">
            <text:p>10//130</text:p>
          </table:table-cell>
          <table:table-cell office:value-type="string" calcext:value-type="string">
            <text:p>9,1//390</text:p>
          </table:table-cell>
          <table:table-cell office:value-type="string" calcext:value-type="string">
            <text:p>9,1//100</text:p>
          </table:table-cell>
          <table:table-cell office:value-type="string" calcext:value-type="string">
            <text:p>9,1//200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9,1//820</text:p>
          </table:table-cell>
          <table:table-cell office:value-type="string" calcext:value-type="string">
            <text:p>9,1//430</text:p>
          </table:table-cell>
          <table:table-cell office:value-type="string" calcext:value-type="string">
            <text:p>9,1//150</text:p>
          </table:table-cell>
          <table:table-cell office:value-type="string" calcext:value-type="string">
            <text:p>9,1//390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8.2" calcext:value-type="float">
            <text:p>8,2</text:p>
          </table:table-cell>
          <table:table-cell table:number-columns-repeated="2"/>
          <table:table-cell office:value-type="string" calcext:value-type="string">
            <text:p>подстр.</text:p>
          </table:table-cell>
          <table:table-cell/>
          <table:table-cell office:value-type="string" calcext:value-type="string">
            <text:p>подстр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//160</text:p>
          </table:table-cell>
          <table:table-cell office:value-type="string" calcext:value-type="string">
            <text:p>8,2//16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,2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5"/>
          <table:table-cell table:style-name="ce22" table:number-columns-repeated="8"/>
          <table:table-cell table:number-columns-repeated="2" table:style-name="ce22" office:value-type="float" office:value="82" calcext:value-type="float">
            <text:p>82</text:p>
          </table:table-cell>
          <table:table-cell table:number-columns-repeated="4" office:value-type="float" office:value="82" calcext:value-type="float">
            <text:p>82</text:p>
          </table:table-cell>
          <table:table-cell/>
          <table:table-cell table:number-columns-repeated="7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7"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8.3" calcext:value-type="float">
            <text:p>8,3</text:p>
          </table:table-cell>
          <table:table-cell office:value-type="float" office:value="9.15" calcext:value-type="float">
            <text:p>9,15</text:p>
          </table:table-cell>
          <table:table-cell office:value-type="float" office:value="9.2" calcext:value-type="float">
            <text:p>9,2</text:p>
          </table:table-cell>
          <table:table-cell office:value-type="float" office:value="8.89" calcext:value-type="float">
            <text:p>8,89</text:p>
          </table:table-cell>
          <table:table-cell office:value-type="float" office:value="8.81" calcext:value-type="float">
            <text:p>8,81</text:p>
          </table:table-cell>
          <table:table-cell office:value-type="float" office:value="8.61" calcext:value-type="float">
            <text:p>8,61</text:p>
          </table:table-cell>
          <table:table-cell office:value-type="float" office:value="8.89" calcext:value-type="float">
            <text:p>8,89</text:p>
          </table:table-cell>
          <table:table-cell office:value-type="float" office:value="6.8" calcext:value-type="float">
            <text:p>6,8</text:p>
          </table:table-cell>
          <table:table-cell office:value-type="float" office:value="8.7" calcext:value-type="float">
            <text:p>8,7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8.9" calcext:value-type="float">
            <text:p>8,9</text:p>
          </table:table-cell>
          <table:table-cell office:value-type="float" office:value="9.2" calcext:value-type="float">
            <text:p>9,2</text:p>
          </table:table-cell>
          <table:table-cell office:value-type="float" office:value="3.6" calcext:value-type="float">
            <text:p>3,6</text:p>
          </table:table-cell>
          <table:table-cell office:value-type="float" office:value="4.08" calcext:value-type="float">
            <text:p>4,08</text:p>
          </table:table-cell>
          <table:table-cell office:value-type="float" office:value="9.6" calcext:value-type="float">
            <text:p>9,6</text:p>
          </table:table-cell>
          <table:table-cell office:value-type="float" office:value="8.9" calcext:value-type="float">
            <text:p>8,9</text:p>
          </table:table-cell>
          <table:table-cell office:value-type="float" office:value="3.45" calcext:value-type="float">
            <text:p>3,45</text:p>
          </table:table-cell>
          <table:table-cell table:number-columns-repeated="8"/>
          <table:table-cell office:value-type="float" office:value="8.9" calcext:value-type="float">
            <text:p>8,9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,3</text:p>
          </table:table-cell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7.05" calcext:value-type="float">
            <text:p>7,05</text:p>
          </table:table-cell>
          <table:table-cell office:value-type="float" office:value="9.3" calcext:value-type="float">
            <text:p>9,3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8.67" calcext:value-type="float">
            <text:p>8,67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8.7" calcext:value-type="float">
            <text:p>8,7</text:p>
          </table:table-cell>
          <table:table-cell office:value-type="float" office:value="2.1" calcext:value-type="float">
            <text:p>2,1</text:p>
          </table:table-cell>
          <table:table-cell office:value-type="float" office:value="2.87" calcext:value-type="float">
            <text:p>2,87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7.5" calcext:value-type="float">
            <text:p>7,5</text:p>
          </table:table-cell>
          <table:table-cell office:value-type="float" office:value="2.75" calcext:value-type="float">
            <text:p>2,75</text:p>
          </table:table-cell>
          <table:table-cell office:value-type="float" office:value="8.8" calcext:value-type="float">
            <text:p>8,8</text:p>
          </table:table-cell>
          <table:table-cell office:value-type="float" office:value="1.38" calcext:value-type="float">
            <text:p>1,38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office:value-type="float" office:value="8.3" calcext:value-type="float">
            <text:p>8,3</text:p>
          </table:table-cell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7.9" calcext:value-type="float">
            <text:p>7,9</text:p>
          </table:table-cell>
          <table:table-cell office:value-type="float" office:value="9.25" calcext:value-type="float">
            <text:p>9,25</text:p>
          </table:table-cell>
          <table:table-cell office:value-type="float" office:value="2.44" calcext:value-type="float">
            <text:p>2,44</text:p>
          </table:table-cell>
          <table:table-cell office:value-type="float" office:value="8.11" calcext:value-type="float">
            <text:p>8,11</text:p>
          </table:table-cell>
          <table:table-cell office:value-type="float" office:value="8.3" calcext:value-type="float">
            <text:p>8,3</text:p>
          </table:table-cell>
          <table:table-cell office:value-type="float" office:value="0.5" calcext:value-type="float">
            <text:p>0,5</text:p>
          </table:table-cell>
          <table:table-cell office:value-type="float" office:value="8.3" calcext:value-type="float">
            <text:p>8,3</text:p>
          </table:table-cell>
          <table:table-cell office:value-type="float" office:value="6.98" calcext:value-type="float">
            <text:p>6,98</text:p>
          </table:table-cell>
          <table:table-cell office:value-type="float" office:value="1.8" calcext:value-type="float">
            <text:p>1,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.8" calcext:value-type="float">
            <text:p>82,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/>
          <table:table-cell table:number-columns-repeated="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8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31"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/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5"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9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9" office:value-type="float" office:value="82" calcext:value-type="float">
            <text:p>82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7"/>
          <table:table-cell table:style-name="ce33" office:value-type="float" office:value="82" calcext:value-type="float">
            <text:p>82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number-columns-repeated="4" office:value-type="float" office:value="82" calcext:value-type="float">
            <text:p>82</text:p>
          </table:table-cell>
          <table:table-cell table:number-columns-repeated="4"/>
          <table:table-cell table:number-columns-repeated="7" office:value-type="float" office:value="82" calcext:value-type="float">
            <text:p>82</text:p>
          </table:table-cell>
          <table:table-cell/>
          <table:table-cell table:number-columns-repeated="10" office:value-type="float" office:value="82" calcext:value-type="float">
            <text:p>82</text:p>
          </table:table-cell>
          <table:table-cell table:number-columns-repeated="7"/>
          <table:table-cell table:number-columns-repeated="1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4" table:style-name="Default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16"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15" office:value-type="float" office:value="82" calcext:value-type="float">
            <text:p>82</text:p>
          </table:table-cell>
          <table:table-cell table:style-name="Default" table:number-columns-repeated="8"/>
          <table:table-cell table:number-columns-repeated="5" table:style-name="Default" office:value-type="float" office:value="82" calcext:value-type="float">
            <text:p>82</text:p>
          </table:table-cell>
          <table:table-cell table:style-name="Default" office:value-type="float" office:value="91" calcext:value-type="float">
            <text:p>91</text:p>
          </table:table-cell>
          <table:table-cell table:number-columns-repeated="14" table:style-name="Default" office:value-type="float" office:value="82" calcext:value-type="float">
            <text:p>82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R17, кОм ЗАПИСЫВАТЬ СОПРОТИВЛЕНИЕ</text:p>
          </table:table-cell>
          <table:table-cell office:value-type="float" office:value="4.7" calcext:value-type="float">
            <text:p>4,7</text:p>
          </table:table-cell>
          <table:table-cell office:value-type="float" office:value="7.3" calcext:value-type="float">
            <text:p>7,3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office:value-type="float" office:value="7.71" calcext:value-type="float">
            <text:p>7,71</text:p>
          </table:table-cell>
          <table:table-cell office:value-type="float" office:value="6.2" calcext:value-type="float">
            <text:p>6,2</text:p>
          </table:table-cell>
          <table:table-cell office:value-type="float" office:value="7.2" calcext:value-type="float">
            <text:p>7,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6.98" calcext:value-type="float">
            <text:p>6,98</text:p>
          </table:table-cell>
          <table:table-cell office:value-type="float" office:value="6.52" calcext:value-type="float">
            <text:p>6,52</text:p>
          </table:table-cell>
          <table:table-cell office:value-type="float" office:value="7.5" calcext:value-type="float">
            <text:p>7,5</text:p>
          </table:table-cell>
          <table:table-cell office:value-type="float" office:value="6.33" calcext:value-type="float">
            <text:p>6,33</text:p>
          </table:table-cell>
          <table:table-cell office:value-type="float" office:value="6.93" calcext:value-type="float">
            <text:p>6,93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7.95" calcext:value-type="float">
            <text:p>7,95</text:p>
          </table:table-cell>
          <table:table-cell office:value-type="float" office:value="7.63" calcext:value-type="float">
            <text:p>7,63</text:p>
          </table:table-cell>
          <table:table-cell office:value-type="float" office:value="8.2" calcext:value-type="float">
            <text:p>8,2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6.8</text:p>
          </table:table-cell>
          <table:table-cell table:number-columns-repeated="2" office:value-type="string" calcext:value-type="string">
            <text:p>8.2</text:p>
          </table:table-cell>
          <table:table-cell office:value-type="string" calcext:value-type="string">
            <text:p>6.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number-columns-repeated="2" office:value-type="float" office:value="6.8" calcext:value-type="float">
            <text:p>6,8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9.1" calcext:value-type="float">
            <text:p>9,1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6,9&gt;&gt;6,2</text:p>
          </table:table-cell>
          <table:table-cell office:value-type="float" office:value="9.1" calcext:value-type="float">
            <text:p>9,1</text:p>
          </table:table-cell>
          <table:table-cell table:number-columns-repeated="12"/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1→7,5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7,5//100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6,8//120</text:p>
          </table:table-cell>
          <table:table-cell office:value-type="string" calcext:value-type="string">
            <text:p>8,2//120</text:p>
          </table:table-cell>
          <table:table-cell office:value-type="string" calcext:value-type="string">
            <text:p>8,2//200&gt;&gt;6,8</text:p>
          </table:table-cell>
          <table:table-cell office:value-type="string" calcext:value-type="string">
            <text:p>7,5//470</text:p>
          </table:table-cell>
          <table:table-cell office:value-type="string" calcext:value-type="string">
            <text:p>9,1//180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5,6+6,8</text:p>
          </table:table-cell>
          <table:table-cell/>
          <table:table-cell office:value-type="string" calcext:value-type="string">
            <text:p>6,2+6,8</text:p>
          </table:table-cell>
          <table:table-cell table:number-columns-repeated="13"/>
          <table:table-cell office:value-type="string" calcext:value-type="string">
            <text:p>8,2//200</text:p>
          </table:table-cell>
          <table:table-cell office:value-type="string" calcext:value-type="string">
            <text:p>8,2//120</text:p>
          </table:table-cell>
          <table:table-cell office:value-type="string" calcext:value-type="string">
            <text:p>10//16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9,1//100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9,1//200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7,5//130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number-columns-repeated="7"/>
          <table:table-cell office:value-type="float" office:value="8.2" calcext:value-type="float">
            <text:p>8,2</text:p>
          </table:table-cell>
          <table:table-cell table:style-name="Default" office:value-type="float" office:value="9.1" calcext:value-type="float">
            <text:p>9,1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9.1" calcext:value-type="float">
            <text:p>9,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8.2" calcext:value-type="float">
            <text:p>8,2</text:p>
          </table:table-cell>
          <table:table-cell table:style-name="ce22" office:value-type="string" calcext:value-type="string">
            <text:p>7,5//390</text:p>
          </table:table-cell>
          <table:table-cell table:style-name="ce22" office:value-type="string" calcext:value-type="string">
            <text:p>6,2//91</text:p>
          </table:table-cell>
          <table:table-cell table:number-columns-repeated="2" office:value-type="float" office:value="6.8" calcext:value-type="float">
            <text:p>6,8</text:p>
          </table:table-cell>
          <table:table-cell table:style-name="ce22" office:value-type="string" calcext:value-type="string">
            <text:p>7,5//300</text:p>
          </table:table-cell>
          <table:table-cell table:style-name="ce22" office:value-type="string" calcext:value-type="string">
            <text:p>8,2//160</text:p>
          </table:table-cell>
          <table:table-cell table:style-name="ce22" office:value-type="string" calcext:value-type="string">
            <text:p>7,5//300</text:p>
          </table:table-cell>
          <table:table-cell office:value-type="float" office:value="6.2" calcext:value-type="float">
            <text:p>6,2</text:p>
          </table:table-cell>
          <table:table-cell table:style-name="ce22" office:value-type="string" calcext:value-type="string">
            <text:p>8,2//210</text:p>
          </table:table-cell>
          <table:table-cell table:style-name="ce22" office:value-type="string" calcext:value-type="string">
            <text:p>7,5//120</text:p>
          </table:table-cell>
          <table:table-cell table:style-name="ce22" office:value-type="string" calcext:value-type="string">
            <text:p>6,8//18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3,9+3,9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3,6+3,6</text:p>
          </table:table-cell>
          <table:table-cell office:value-type="string" calcext:value-type="string">
            <text:p>2*13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3,6+3,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2*16</text:p>
          </table:table-cell>
          <table:table-cell office:value-type="float" office:value="5.6" calcext:value-type="float">
            <text:p>5,6</text:p>
          </table:table-cell>
          <table:table-cell table:number-columns-repeated="10"/>
          <table:table-cell office:value-type="float" office:value="7.5" calcext:value-type="float">
            <text:p>7,5</text:p>
          </table:table-cell>
          <table:table-cell office:value-type="float" office:value="6.2" calcext:value-type="float">
            <text:p>6,2</text:p>
          </table:table-cell>
          <table:table-cell office:value-type="float" office:value="6.8" calcext:value-type="float">
            <text:p>6,8</text:p>
          </table:table-cell>
          <table:table-cell table:style-name="Default" office:value-type="string" calcext:value-type="string">
            <text:p>8,2-&gt;7,5</text:p>
          </table:table-cell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2*13</text:p>
          </table:table-cell>
          <table:table-cell table:style-name="Default" office:value-type="string" calcext:value-type="string">
            <text:p>2*12</text:p>
          </table:table-cell>
          <table:table-cell table:number-columns-repeated="2" office:value-type="string" calcext:value-type="string">
            <text:p>2*16</text:p>
          </table:table-cell>
          <table:table-cell office:value-type="string" calcext:value-type="string">
            <text:p>3,6+5,1</text:p>
          </table:table-cell>
          <table:table-cell office:value-type="float" office:value="6.2" calcext:value-type="float">
            <text:p>6,2</text:p>
          </table:table-cell>
          <table:table-cell office:value-type="float" office:value="9.1" calcext:value-type="float">
            <text:p>9,1</text:p>
          </table:table-cell>
          <table:table-cell table:style-name="ce22" office:value-type="string" calcext:value-type="string">
            <text:p>6,8//120</text:p>
          </table:table-cell>
          <table:table-cell table:style-name="ce22" office:value-type="string" calcext:value-type="string">
            <text:p>6,8//240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,7</text:p>
          </table:table-cell>
          <table:table-cell office:value-type="float" office:value="5.6" calcext:value-type="float">
            <text:p>5,6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9.1" calcext:value-type="float">
            <text:p>9,1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8.2" calcext:value-type="float">
            <text:p>8,2</text:p>
          </table:table-cell>
          <table:table-cell table:number-columns-repeated="4" office:value-type="float" office:value="6.8" calcext:value-type="float">
            <text:p>6,8</text:p>
          </table:table-cell>
          <table:table-cell table:style-name="ce22" office:value-type="string" calcext:value-type="string">
            <text:p>6,2//180</text:p>
          </table:table-cell>
          <table:table-cell office:value-type="string" calcext:value-type="string">
            <text:p>6,8//130</text:p>
          </table:table-cell>
          <table:table-cell office:value-type="string" calcext:value-type="string">
            <text:p>7,5//180</text:p>
          </table:table-cell>
          <table:table-cell office:value-type="float" office:value="6.8" calcext:value-type="float">
            <text:p>6,8</text:p>
          </table:table-cell>
          <table:table-cell office:value-type="float" office:value="9.1" calcext:value-type="float">
            <text:p>9,1</text:p>
          </table:table-cell>
          <table:table-cell office:value-type="float" office:value="6.8" calcext:value-type="float">
            <text:p>6,8</text:p>
          </table:table-cell>
          <table:table-cell office:value-type="float" office:value="8.2" calcext:value-type="float">
            <text:p>8,2</text:p>
          </table:table-cell>
          <table:table-cell table:style-name="ce22" office:value-type="string" calcext:value-type="string">
            <text:p>6,2//220</text:p>
          </table:table-cell>
          <table:table-cell table:style-name="ce22" office:value-type="string" calcext:value-type="string">
            <text:p>7,5//120</text:p>
          </table:table-cell>
          <table:table-cell office:value-type="float" office:value="6.2" calcext:value-type="float">
            <text:p>6,2</text:p>
          </table:table-cell>
          <table:table-cell table:style-name="ce22" office:value-type="string" calcext:value-type="string">
            <text:p>8,2//390</text:p>
          </table:table-cell>
          <table:table-cell table:number-columns-repeated="4"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office:value-type="float" office:value="4.3" calcext:value-type="float">
            <text:p>4,3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office:value-type="float" office:value="9.1" calcext:value-type="float">
            <text:p>9,1</text:p>
          </table:table-cell>
          <table:table-cell table:style-name="ce22" office:value-type="string" calcext:value-type="string">
            <text:p>7,5//160</text:p>
          </table:table-cell>
          <table:table-cell table:style-name="ce22" office:value-type="string" calcext:value-type="string">
            <text:p>6,8//110</text:p>
          </table:table-cell>
          <table:table-cell table:style-name="ce22" office:value-type="string" calcext:value-type="string">
            <text:p>6,2//75</text:p>
          </table:table-cell>
          <table:table-cell table:style-name="ce22" office:value-type="string" calcext:value-type="string">
            <text:p>7,5//150</text:p>
          </table:table-cell>
          <table:table-cell office:value-type="string" calcext:value-type="string">
            <text:p>6,2//130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table:style-name="ce29" office:value-type="float" office:value="7.5" calcext:value-type="float">
            <text:p>7,5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office:value-type="float" office:value="7.5" calcext:value-type="float">
            <text:p>7,5</text:p>
          </table:table-cell>
          <table:table-cell table:number-columns-repeated="5"/>
          <table:table-cell table:style-name="ce22" office:value-type="string" calcext:value-type="string">
            <text:p>10//160</text:p>
          </table:table-cell>
          <table:table-cell office:value-type="float" office:value="8.2" calcext:value-type="float">
            <text:p>8,2</text:p>
          </table:table-cell>
          <table:table-cell table:style-name="ce22" office:value-type="string" calcext:value-type="string">
            <text:p>9,1//100</text:p>
          </table:table-cell>
          <table:table-cell office:value-type="string" calcext:value-type="string">
            <text:p>9,1//100</text:p>
          </table:table-cell>
          <table:table-cell office:value-type="string" calcext:value-type="string">
            <text:p>8,2//100</text:p>
          </table:table-cell>
          <table:table-cell office:value-type="string" calcext:value-type="string">
            <text:p>7,5//200</text:p>
          </table:table-cell>
          <table:table-cell office:value-type="string" calcext:value-type="string">
            <text:p>7,5//91</text:p>
          </table:table-cell>
          <table:table-cell office:value-type="string" calcext:value-type="string">
            <text:p>9,1//110</text:p>
          </table:table-cell>
          <table:table-cell office:value-type="string" calcext:value-type="string">
            <text:p>7,5//110</text:p>
          </table:table-cell>
          <table:table-cell office:value-type="string" calcext:value-type="string">
            <text:p>10+200</text:p>
          </table:table-cell>
          <table:table-cell office:value-type="string" calcext:value-type="string">
            <text:p>9,1+20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table:number-columns-repeated="4"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7.5" calcext:value-type="float">
            <text:p>7,5</text:p>
          </table:table-cell>
          <table:table-cell table:style-name="ce22" office:value-type="string" calcext:value-type="string">
            <text:p>7,5//130</text:p>
          </table:table-cell>
          <table:table-cell office:value-type="string" calcext:value-type="string">
            <text:p>9,1//390</text:p>
          </table:table-cell>
          <table:table-cell office:value-type="float" office:value="6.8" calcext:value-type="float">
            <text:p>6,8</text:p>
          </table:table-cell>
          <table:table-cell table:style-name="ce22" office:value-type="string" calcext:value-type="string">
            <text:p>7,5//150</text:p>
          </table:table-cell>
          <table:table-cell office:value-type="float" office:value="6.8" calcext:value-type="float">
            <text:p>6,8</text:p>
          </table:table-cell>
          <table:table-cell table:style-name="ce22" office:value-type="string" calcext:value-type="string">
            <text:p>9,1//300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table:style-name="Default" office:value-type="float" office:value="7.5" calcext:value-type="float">
            <text:p>7,5</text:p>
          </table:table-cell>
          <table:table-cell table:number-columns-repeated="2" office:value-type="float" office:value="7.5" calcext:value-type="float">
            <text:p>7,5</text:p>
          </table:table-cell>
          <table:table-cell table:number-columns-repeated="3" office:value-type="float" office:value="6.8" calcext:value-type="float">
            <text:p>6,8</text:p>
          </table:table-cell>
          <table:table-cell table:style-name="ce22" office:value-type="string" calcext:value-type="string">
            <text:p>7,5//150</text:p>
          </table:table-cell>
          <table:table-cell table:style-name="ce22" office:value-type="string" calcext:value-type="string">
            <text:p>7,5//220</text:p>
          </table:table-cell>
          <table:table-cell table:style-name="ce22" office:value-type="string" calcext:value-type="string">
            <text:p>6,8//330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7,5—6,8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7,5+200</text:p>
          </table:table-cell>
          <table:table-cell office:value-type="float" office:value="6.8" calcext:value-type="float">
            <text:p>6,8</text:p>
          </table:table-cell>
          <table:table-cell table:style-name="ce22" office:value-type="string" calcext:value-type="string">
            <text:p>8,2//510</text:p>
          </table:table-cell>
          <table:table-cell office:value-type="float" office:value="6.2" calcext:value-type="float">
            <text:p>6,2</text:p>
          </table:table-cell>
          <table:table-cell table:style-name="ce22" office:value-type="string" calcext:value-type="string">
            <text:p>7,5//30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8,2//130</text:p>
          </table:table-cell>
          <table:table-cell table:number-columns-repeated="2" office:value-type="string" calcext:value-type="string">
            <text:p>9,1//100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7,5//130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string" calcext:value-type="string">
            <text:p>8,2+200</text:p>
          </table:table-cell>
          <table:table-cell table:number-columns-repeated="4" office:value-type="float" office:value="7.5" calcext:value-type="float">
            <text:p>7,5</text:p>
          </table:table-cell>
          <table:table-cell office:value-type="string" calcext:value-type="string">
            <text:p>9,1+200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string" calcext:value-type="string">
            <text:p>6,8//120</text:p>
          </table:table-cell>
          <table:table-cell office:value-type="string" calcext:value-type="string">
            <text:p>10//200</text:p>
          </table:table-cell>
          <table:table-cell office:value-type="string" calcext:value-type="string">
            <text:p>7,5//360</text:p>
          </table:table-cell>
          <table:table-cell office:value-type="string" calcext:value-type="string">
            <text:p>7,5//270</text:p>
          </table:table-cell>
          <table:table-cell office:value-type="string" calcext:value-type="string">
            <text:p>7,5//10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8,2//160</text:p>
          </table:table-cell>
          <table:table-cell office:value-type="string" calcext:value-type="string">
            <text:p>6,8//220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9,1//160</text:p>
          </table:table-cell>
          <table:table-cell office:value-type="string" calcext:value-type="string">
            <text:p>7,5//430</text:p>
          </table:table-cell>
          <table:table-cell office:value-type="string" calcext:value-type="string">
            <text:p>6,8//100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string" calcext:value-type="string">
            <text:p>8,2//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+200</text:p>
          </table:table-cell>
          <table:table-cell office:value-type="float" office:value="9.1" calcext:value-type="float">
            <text:p>9,1</text:p>
          </table:table-cell>
          <table:table-cell table:number-columns-repeated="3"/>
          <table:table-cell office:value-type="float" office:value="9.1" calcext:value-type="float">
            <text:p>9,1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office:value-type="float" office:value="82" calcext:value-type="float">
            <text:p>82</text:p>
          </table:table-cell>
          <table:table-cell office:value-type="float" office:value="9.1" calcext:value-type="float">
            <text:p>9,1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0+11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3.3" calcext:value-type="float">
            <text:p>3,3</text:p>
          </table:table-cell>
          <table:table-cell office:value-type="float" office:value="6.8" calcext:value-type="float">
            <text:p>6,8</text:p>
          </table:table-cell>
          <table:table-cell office:value-type="float" office:value="1.8" calcext:value-type="float">
            <text:p>1,8</text:p>
          </table:table-cell>
          <table:table-cell office:value-type="float" office:value="2.8" calcext:value-type="float">
            <text:p>2,8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9.1" calcext:value-type="float">
            <text:p>9,1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4.7" calcext:value-type="float">
            <text:p>4,7</text:p>
          </table:table-cell>
          <table:table-cell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,2+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+300</text:p>
          </table:table-cell>
          <table:table-cell office:value-type="float" office:value="3.3" calcext:value-type="float">
            <text:p>3,3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,1</text:p>
          </table:table-cell>
          <table:table-cell office:value-type="float" office:value="8.2" calcext:value-type="float">
            <text:p>8,2</text:p>
          </table:table-cell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3.2" calcext:value-type="float">
            <text:p>33,2</text:p>
          </table:table-cell>
          <table:table-cell office:value-type="float" office:value="8.2" calcext:value-type="float">
            <text:p>8,2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2.8" calcext:value-type="float">
            <text:p>2,8</text:p>
          </table:table-cell>
          <table:table-cell table:style-name="ce22" office:value-type="string" calcext:value-type="string">
            <text:p>2,7//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.2</text:p>
          </table:table-cell>
          <table:table-cell table:style-name="ce33" office:value-type="string" calcext:value-type="string">
            <text:p>7.5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,2</text:p>
          </table:table-cell>
          <table:table-cell office:value-type="float" office:value="5.1" calcext:value-type="float">
            <text:p>5,1</text:p>
          </table:table-cell>
          <table:table-cell office:value-type="float" office:value="9.1" calcext:value-type="float">
            <text:p>9,1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9,1(8,2)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9,1(8,2)</text:p>
          </table:table-cell>
          <table:table-cell office:value-type="float" office:value="6.8" calcext:value-type="float">
            <text:p>6,8</text:p>
          </table:table-cell>
          <table:table-cell office:value-type="float" office:value="9.1" calcext:value-type="float">
            <text:p>9,1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8.2" calcext:value-type="float">
            <text:p>8,2</text:p>
          </table:table-cell>
          <table:table-cell office:value-type="float" office:value="9.1" calcext:value-type="float">
            <text:p>9,1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4.3" calcext:value-type="float">
            <text:p>4,3</text:p>
          </table:table-cell>
          <table:table-cell office:value-type="float" office:value="82" calcext:value-type="float">
            <text:p>82</text:p>
          </table:table-cell>
          <table:table-cell office:value-type="float" office:value="7.5" calcext:value-type="float">
            <text:p>7,5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string" calcext:value-type="string">
            <text:p>9,1+20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,9</text:p>
          </table:table-cell>
          <table:table-cell office:value-type="float" office:value="2.4" calcext:value-type="float">
            <text:p>2,4</text:p>
          </table:table-cell>
          <table:table-cell table:style-name="ce22" office:value-type="string" calcext:value-type="string">
            <text:p>9,1//270</text:p>
          </table:table-cell>
          <table:table-cell office:value-type="float" office:value="4.7" calcext:value-type="float">
            <text:p>4,7</text:p>
          </table:table-cell>
          <table:table-cell table:style-name="ce22" office:value-type="string" calcext:value-type="string">
            <text:p>9,1//200</text:p>
          </table:table-cell>
          <table:table-cell office:value-type="float" office:value="9.1" calcext:value-type="float">
            <text:p>9,1</text:p>
          </table:table-cell>
          <table:table-cell table:style-name="ce22" office:value-type="string" calcext:value-type="string">
            <text:p>9,1//200</text:p>
          </table:table-cell>
          <table:table-cell table:style-name="ce22" office:value-type="string" calcext:value-type="string">
            <text:p>10//330</text:p>
          </table:table-cell>
          <table:table-cell table:style-name="ce22" office:value-type="string" calcext:value-type="string">
            <text:p>8,2//210</text:p>
          </table:table-cell>
          <table:table-cell table:style-name="Default" office:value-type="float" office:value="7.5" calcext:value-type="float">
            <text:p>7,5</text:p>
          </table:table-cell>
          <table:table-cell office:value-type="float" office:value="8.2" calcext:value-type="float">
            <text:p>8,2</text:p>
          </table:table-cell>
          <table:table-cell office:value-type="float" office:value="7.5" calcext:value-type="float">
            <text:p>7,5</text:p>
          </table:table-cell>
          <table:table-cell office:value-type="float" office:value="2.2" calcext:value-type="float">
            <text:p>2,2</text:p>
          </table:table-cell>
          <table:table-cell office:value-type="float" office:value="3.3" calcext:value-type="float">
            <text:p>3,3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82" calcext:value-type="float">
            <text:p>0,82</text:p>
          </table:table-cell>
          <table:table-cell office:value-type="float" office:value="7.5" calcext:value-type="float">
            <text:p>7,5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0" office:value-type="float" office:value="82" calcext:value-type="float">
            <text:p>82</text:p>
          </table:table-cell>
          <table:table-cell table:number-columns-repeated="10"/>
          <table:table-cell table:number-columns-repeated="10" office:value-type="float" office:value="82" calcext:value-type="float">
            <text:p>82</text:p>
          </table:table-cell>
          <table:table-cell table:number-columns-repeated="5"/>
          <table:table-cell table:number-columns-repeated="5" table:style-name="ce37" office:value-type="string" calcext:value-type="string">
            <text:p>~</text:p>
          </table:table-cell>
          <table:table-cell table:number-columns-repeated="8"/>
          <table:table-cell table:number-columns-repeated="5" table:style-name="ce37" office:value-type="string" calcext:value-type="string">
            <text:p>~</text:p>
          </table:table-cell>
          <table:table-cell office:value-type="string" calcext:value-type="string">
            <text:p>10//160</text:p>
          </table:table-cell>
          <table:table-cell table:style-name="ce37" office:value-type="string" calcext:value-type="string">
            <text:p>~</text:p>
          </table:table-cell>
          <table:table-cell table:number-columns-repeated="5"/>
          <table:table-cell table:style-name="ce22" table:number-columns-repeated="8"/>
          <table:table-cell table:style-name="ce22" office:value-type="string" calcext:value-type="string">
            <text:p>8.0</text:p>
          </table:table-cell>
          <table:table-cell table:style-name="ce22" office:value-type="string" calcext:value-type="string">
            <text:p>7.9</text:p>
          </table:table-cell>
          <table:table-cell office:value-type="string" calcext:value-type="string">
            <text:p>8.9</text:p>
          </table:table-cell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,1</text:p>
          </table:table-cell>
          <table:table-cell office:value-type="float" office:value="7.6" calcext:value-type="float">
            <text:p>7,6</text:p>
          </table:table-cell>
          <table:table-cell office:value-type="float" office:value="8.3" calcext:value-type="float">
            <text:p>8,3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.19" calcext:value-type="float">
            <text:p>2,19</text:p>
          </table:table-cell>
          <table:table-cell office:value-type="float" office:value="9.15" calcext:value-type="float">
            <text:p>9,15</text:p>
          </table:table-cell>
          <table:table-cell office:value-type="float" office:value="8.8" calcext:value-type="float">
            <text:p>8,8</text:p>
          </table:table-cell>
          <table:table-cell office:value-type="float" office:value="8.5" calcext:value-type="float">
            <text:p>8,5</text:p>
          </table:table-cell>
          <table:table-cell office:value-type="float" office:value="5.1" calcext:value-type="float">
            <text:p>5,1</text:p>
          </table:table-cell>
          <table:table-cell office:value-type="float" office:value="2.23" calcext:value-type="float">
            <text:p>2,23</text:p>
          </table:table-cell>
          <table:table-cell office:value-type="float" office:value="8.13" calcext:value-type="float">
            <text:p>8,13</text:p>
          </table:table-cell>
          <table:table-cell office:value-type="float" office:value="9.01" calcext:value-type="float">
            <text:p>9,01</text:p>
          </table:table-cell>
          <table:table-cell office:value-type="float" office:value="2.11" calcext:value-type="float">
            <text:p>2,11</text:p>
          </table:table-cell>
          <table:table-cell office:value-type="float" office:value="7.38" calcext:value-type="float">
            <text:p>7,38</text:p>
          </table:table-cell>
          <table:table-cell office:value-type="float" office:value="9.2" calcext:value-type="float">
            <text:p>9,2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  <table:table-cell office:value-type="float" office:value="8.4" calcext:value-type="float">
            <text:p>8,4</text:p>
          </table:table-cell>
          <table:table-cell office:value-type="float" office:value="3.7" calcext:value-type="float">
            <text:p>3,7</text:p>
          </table:table-cell>
          <table:table-cell office:value-type="float" office:value="2.7" calcext:value-type="float">
            <text:p>2,7</text:p>
          </table:table-cell>
          <table:table-cell table:style-name="Default" office:value-type="float" office:value="7.62" calcext:value-type="float">
            <text:p>7,62</text:p>
          </table:table-cell>
          <table:table-cell office:value-type="float" office:value="8.6" calcext:value-type="float">
            <text:p>8,6</text:p>
          </table:table-cell>
          <table:table-cell office:value-type="float" office:value="8.2" calcext:value-type="float">
            <text:p>8,2</text:p>
          </table:table-cell>
          <table:table-cell office:value-type="float" office:value="7.87" calcext:value-type="float">
            <text:p>7,87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,6</text:p>
          </table:table-cell>
          <table:table-cell office:value-type="float" office:value="9.24" calcext:value-type="float">
            <text:p>9,24</text:p>
          </table:table-cell>
          <table:table-cell office:value-type="float" office:value="9.4" calcext:value-type="float">
            <text:p>9,4</text:p>
          </table:table-cell>
          <table:table-cell office:value-type="float" office:value="1.57" calcext:value-type="float">
            <text:p>1,57</text:p>
          </table:table-cell>
          <table:table-cell office:value-type="float" office:value="8.8" calcext:value-type="float">
            <text:p>8,8</text:p>
          </table:table-cell>
          <table:table-cell table:number-columns-repeated="9" office:value-type="float" office:value="82" calcext:value-type="float">
            <text:p>8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.35" calcext:value-type="float">
            <text:p>9,35</text:p>
          </table:table-cell>
          <table:table-cell office:value-type="float" office:value="3.76" calcext:value-type="float">
            <text:p>3,76</text:p>
          </table:table-cell>
          <table:table-cell office:value-type="float" office:value="4.95" calcext:value-type="float">
            <text:p>4,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21" calcext:value-type="float">
            <text:p>2,21</text:p>
          </table:table-cell>
          <table:table-cell office:value-type="float" office:value="2.26" calcext:value-type="float">
            <text:p>2,26</text:p>
          </table:table-cell>
          <table:table-cell office:value-type="float" office:value="9.37" calcext:value-type="float">
            <text:p>9,37</text:p>
          </table:table-cell>
          <table:table-cell office:value-type="float" office:value="3.42" calcext:value-type="float">
            <text:p>3,42</text:p>
          </table:table-cell>
          <table:table-cell office:value-type="float" office:value="8.92" calcext:value-type="float">
            <text:p>8,92</text:p>
          </table:table-cell>
          <table:table-cell office:value-type="float" office:value="8.8" calcext:value-type="float">
            <text:p>8,8</text:p>
          </table:table-cell>
          <table:table-cell office:value-type="float" office:value="3.4" calcext:value-type="float">
            <text:p>3,4</text:p>
          </table:table-cell>
          <table:table-cell office:value-type="float" office:value="6.9" calcext:value-type="float">
            <text:p>6,9</text:p>
          </table:table-cell>
          <table:table-cell office:value-type="float" office:value="7.7" calcext:value-type="float">
            <text:p>7,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.77" calcext:value-type="float">
            <text:p>8,77</text:p>
          </table:table-cell>
          <table:table-cell office:value-type="float" office:value="9.06" calcext:value-type="float">
            <text:p>9,06</text:p>
          </table:table-cell>
          <table:table-cell office:value-type="float" office:value="8.4" calcext:value-type="float">
            <text:p>8,4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2.43" calcext:value-type="float">
            <text:p>2,43</text:p>
          </table:table-cell>
          <table:table-cell office:value-type="float" office:value="9.5" calcext:value-type="float">
            <text:p>9,5</text:p>
          </table:table-cell>
          <table:table-cell office:value-type="float" office:value="8.75" calcext:value-type="float">
            <text:p>8,75</text:p>
          </table:table-cell>
          <table:table-cell office:value-type="float" office:value="8.4" calcext:value-type="float">
            <text:p>8,4</text:p>
          </table:table-cell>
          <table:table-cell office:value-type="float" office:value="9.3" calcext:value-type="float">
            <text:p>9,3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7.1" calcext:value-type="float">
            <text:p>7,1</text:p>
          </table:table-cell>
          <table:table-cell office:value-type="float" office:value="1.53" calcext:value-type="float">
            <text:p>1,53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office:value-type="float" office:value="8.4" calcext:value-type="float">
            <text:p>8,4</text:p>
          </table:table-cell>
          <table:table-cell office:value-type="float" office:value="7.7" calcext:value-type="float">
            <text:p>7,7</text:p>
          </table:table-cell>
          <table:table-cell office:value-type="float" office:value="8.6" calcext:value-type="float">
            <text:p>8,6</text:p>
          </table:table-cell>
          <table:table-cell office:value-type="float" office:value="8.2" calcext:value-type="float">
            <text:p>8,2</text:p>
          </table:table-cell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,4</text:p>
          </table:table-cell>
          <table:table-cell office:value-type="float" office:value="7.5" calcext:value-type="float">
            <text:p>7,5</text:p>
          </table:table-cell>
          <table:table-cell office:value-type="float" office:value="8.14" calcext:value-type="float">
            <text:p>8,14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float" office:value="8.8" calcext:value-type="float">
            <text:p>8,8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3" calcext:value-type="float">
            <text:p>8,3</text:p>
          </table:table-cell>
          <table:table-cell office:value-type="float" office:value="8.2" calcext:value-type="float">
            <text:p>8,2</text:p>
          </table:table-cell>
          <table:table-cell office:value-type="float" office:value="8.8" calcext:value-type="float">
            <text:p>8,8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office:value-type="float" office:value="8.2" calcext:value-type="float">
            <text:p>8,2</text:p>
          </table:table-cell>
          <table:table-cell office:value-type="float" office:value="7.7" calcext:value-type="float">
            <text:p>7,7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,9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table:number-columns-repeated="4"/>
          <table:table-cell office:value-type="float" office:value="2.23" calcext:value-type="float">
            <text:p>2,23</text:p>
          </table:table-cell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office:value-type="float" office:value="9.3" calcext:value-type="float">
            <text:p>9,3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2.36" calcext:value-type="float">
            <text:p>2,36</text:p>
          </table:table-cell>
          <table:table-cell office:value-type="float" office:value="3.45" calcext:value-type="float">
            <text:p>3,4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float" office:value="2.32" calcext:value-type="float">
            <text:p>2,32</text:p>
          </table:table-cell>
          <table:table-cell office:value-type="float" office:value="2.12" calcext:value-type="float">
            <text:p>2,12</text:p>
          </table:table-cell>
          <table:table-cell office:value-type="float" office:value="9.3" calcext:value-type="float">
            <text:p>9,3</text:p>
          </table:table-cell>
          <table:table-cell office:value-type="float" office:value="9.4" calcext:value-type="float">
            <text:p>9,4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office:value-type="float" office:value="8.9" calcext:value-type="float">
            <text:p>8,9</text:p>
          </table:table-cell>
          <table:table-cell office:value-type="float" office:value="7.33" calcext:value-type="float">
            <text:p>7,33</text:p>
          </table:table-cell>
          <table:table-cell office:value-type="float" office:value="7.5" calcext:value-type="float">
            <text:p>7,5</text:p>
          </table:table-cell>
          <table:table-cell office:value-type="float" office:value="8.53" calcext:value-type="float">
            <text:p>8,53</text:p>
          </table:table-cell>
          <table:table-cell office:value-type="float" office:value="7.55" calcext:value-type="float">
            <text:p>7,55</text:p>
          </table:table-cell>
          <table:table-cell table:number-columns-repeated="3"/>
          <table:table-cell office:value-type="float" office:value="2.86" calcext:value-type="float">
            <text:p>2,86</text:p>
          </table:table-cell>
          <table:table-cell office:value-type="float" office:value="2.2" calcext:value-type="float">
            <text:p>2,2</text:p>
          </table:table-cell>
          <table:table-cell office:value-type="float" office:value="1.57" calcext:value-type="float">
            <text:p>1,57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,25</text:p>
          </table:table-cell>
          <table:table-cell office:value-type="float" office:value="1.72" calcext:value-type="float">
            <text:p>1,72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,3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8.7" calcext:value-type="float">
            <text:p>8,7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,7</text:p>
          </table:table-cell>
          <table:table-cell office:value-type="float" office:value="8.1" calcext:value-type="float">
            <text:p>8,1</text:p>
          </table:table-cell>
          <table:table-cell office:value-type="float" office:value="9.4" calcext:value-type="float">
            <text:p>9,4</text:p>
          </table:table-cell>
          <table:table-cell office:value-type="float" office:value="9.5" calcext:value-type="float">
            <text:p>9,5</text:p>
          </table:table-cell>
          <table:table-cell office:value-type="float" office:value="7.1" calcext:value-type="float">
            <text:p>7,1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8.9" calcext:value-type="float">
            <text:p>8,9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,3</text:p>
          </table:table-cell>
          <table:table-cell office:value-type="float" office:value="6.5" calcext:value-type="float">
            <text:p>6,5</text:p>
          </table:table-cell>
          <table:table-cell office:value-type="float" office:value="9.3" calcext:value-type="float">
            <text:p>9,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,8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style-name="ce33" office:value-type="string" calcext:value-type="string">
            <text:p>8.3</text:p>
          </table:table-cell>
          <table:table-cell office:value-type="float" office:value="8.41" calcext:value-type="float">
            <text:p>8,41</text:p>
          </table:table-cell>
          <table:table-cell office:value-type="float" office:value="8.07" calcext:value-type="float">
            <text:p>8,07</text:p>
          </table:table-cell>
          <table:table-cell office:value-type="float" office:value="8.23" calcext:value-type="float">
            <text:p>8,23</text:p>
          </table:table-cell>
          <table:table-cell office:value-type="float" office:value="8.77" calcext:value-type="float">
            <text:p>8,77</text:p>
          </table:table-cell>
          <table:table-cell office:value-type="float" office:value="9.07" calcext:value-type="float">
            <text:p>9,07</text:p>
          </table:table-cell>
          <table:table-cell office:value-type="float" office:value="8.86" calcext:value-type="float">
            <text:p>8,86</text:p>
          </table:table-cell>
          <table:table-cell office:value-type="float" office:value="8.46" calcext:value-type="float">
            <text:p>8,46</text:p>
          </table:table-cell>
          <table:table-cell office:value-type="float" office:value="9.1" calcext:value-type="float">
            <text:p>9,1</text:p>
          </table:table-cell>
          <table:table-cell office:value-type="float" office:value="8.8" calcext:value-type="float">
            <text:p>8,8</text:p>
          </table:table-cell>
          <table:table-cell office:value-type="float" office:value="9.2" calcext:value-type="float">
            <text:p>9,2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2.54" calcext:value-type="float">
            <text:p>2,54</text:p>
          </table:table-cell>
          <table:table-cell office:value-type="float" office:value="8.1" calcext:value-type="float">
            <text:p>8,1</text:p>
          </table:table-cell>
          <table:table-cell office:value-type="float" office:value="9.5" calcext:value-type="float">
            <text:p>9,5</text:p>
          </table:table-cell>
          <table:table-cell office:value-type="float" office:value="8.7" calcext:value-type="float">
            <text:p>8,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8.26" calcext:value-type="float">
            <text:p>8,26</text:p>
          </table:table-cell>
          <table:table-cell office:value-type="float" office:value="7.8" calcext:value-type="float">
            <text:p>7,8</text:p>
          </table:table-cell>
          <table:table-cell table:number-columns-repeated="4"/>
          <table:table-cell office:value-type="float" office:value="9.1" calcext:value-type="float">
            <text:p>9,1</text:p>
          </table:table-cell>
          <table:table-cell office:value-type="float" office:value="8.37" calcext:value-type="float">
            <text:p>8,37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8.45" calcext:value-type="float">
            <text:p>8,45</text:p>
          </table:table-cell>
          <table:table-cell office:value-type="float" office:value="8.56" calcext:value-type="float">
            <text:p>8,56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8.6" calcext:value-type="float">
            <text:p>8,6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9.6" calcext:value-type="float">
            <text:p>9,6</text:p>
          </table:table-cell>
          <table:table-cell office:value-type="float" office:value="8.65" calcext:value-type="float">
            <text:p>8,65</text:p>
          </table:table-cell>
          <table:table-cell office:value-type="float" office:value="8.2" calcext:value-type="float">
            <text:p>8,2</text:p>
          </table:table-cell>
          <table:table-cell table:number-columns-repeated="7"/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8.4" calcext:value-type="float">
            <text:p>8,4</text:p>
          </table:table-cell>
          <table:table-cell table:number-columns-repeated="2" office:value-type="float" office:value="8.7" calcext:value-type="float">
            <text:p>8,7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,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1.86" calcext:value-type="float">
            <text:p>1,86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7.8" calcext:value-type="float">
            <text:p>7,8</text:p>
          </table:table-cell>
          <table:table-cell office:value-type="float" office:value="9.3" calcext:value-type="float">
            <text:p>9,3</text:p>
          </table:table-cell>
          <table:table-cell office:value-type="float" office:value="7.2" calcext:value-type="float">
            <text:p>7,2</text:p>
          </table:table-cell>
          <table:table-cell office:value-type="float" office:value="7.3" calcext:value-type="float">
            <text:p>7,3</text:p>
          </table:table-cell>
          <table:table-cell office:value-type="float" office:value="2.38" calcext:value-type="float">
            <text:p>2,38</text:p>
          </table:table-cell>
          <table:table-cell table:style-name="Default" office:value-type="float" office:value="9.2" calcext:value-type="float">
            <text:p>9,2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table:number-columns-repeated="8"/>
          <table:table-cell table:number-columns-repeated="2" office:value-type="float" office:value="9.2" calcext:value-type="float">
            <text:p>9,2</text:p>
          </table:table-cell>
          <table:table-cell office:value-type="float" office:value="8.5" calcext:value-type="float">
            <text:p>8,5</text:p>
          </table:table-cell>
          <table:table-cell office:value-type="float" office:value="9.2" calcext:value-type="float">
            <text:p>9,2</text:p>
          </table:table-cell>
          <table:table-cell office:value-type="float" office:value="8.61" calcext:value-type="float">
            <text:p>8,61</text:p>
          </table:table-cell>
          <table:table-cell office:value-type="float" office:value="9.47" calcext:value-type="float">
            <text:p>9,47</text:p>
          </table:table-cell>
          <table:table-cell office:value-type="float" office:value="8.86" calcext:value-type="float">
            <text:p>8,86</text:p>
          </table:table-cell>
          <table:table-cell office:value-type="float" office:value="9.2" calcext:value-type="float">
            <text:p>9,2</text:p>
          </table:table-cell>
          <table:table-cell table:number-columns-repeated="8"/>
          <table:table-cell table:style-name="Default" office:value-type="float" office:value="8.08" calcext:value-type="float">
            <text:p>8,08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,7</text:p>
          </table:table-cell>
          <table:table-cell office:value-type="float" office:value="8.87" calcext:value-type="float">
            <text:p>8,87</text:p>
          </table:table-cell>
          <table:table-cell office:value-type="float" office:value="7.78" calcext:value-type="float">
            <text:p>7,78</text:p>
          </table:table-cell>
          <table:table-cell office:value-type="float" office:value="8.37" calcext:value-type="float">
            <text:p>8,37</text:p>
          </table:table-cell>
          <table:table-cell table:number-columns-repeated="2" office:value-type="float" office:value="9.11" calcext:value-type="float">
            <text:p>9,11</text:p>
          </table:table-cell>
          <table:table-cell table:number-columns-repeated="8"/>
          <table:table-cell table:style-name="Default" table:number-columns-repeated="8"/>
          <table:table-cell table:style-name="Default" office:value-type="float" office:value="9.15" calcext:value-type="float">
            <text:p>9,15</text:p>
          </table:table-cell>
          <table:table-cell table:style-name="Default" office:value-type="float" office:value="8.6" calcext:value-type="float">
            <text:p>8,6</text:p>
          </table:table-cell>
          <table:table-cell table:style-name="Default" office:value-type="float" office:value="7.3" calcext:value-type="float">
            <text:p>7,3</text:p>
          </table:table-cell>
          <table:table-cell table:style-name="Default" office:value-type="float" office:value="8.9" calcext:value-type="float">
            <text:p>8,9</text:p>
          </table:table-cell>
          <table:table-cell table:style-name="Default" office:value-type="float" office:value="8.34" calcext:value-type="float">
            <text:p>8,34</text:p>
          </table:table-cell>
          <table:table-cell table:style-name="Default" office:value-type="float" office:value="1.71" calcext:value-type="float">
            <text:p>1,71</text:p>
          </table:table-cell>
          <table:table-cell table:style-name="Default" office:value-type="float" office:value="8.76" calcext:value-type="float">
            <text:p>8,76</text:p>
          </table:table-cell>
          <table:table-cell table:style-name="Default" office:value-type="float" office:value="9.13" calcext:value-type="float">
            <text:p>9,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.78" calcext:value-type="float">
            <text:p>7,78</text:p>
          </table:table-cell>
          <table:table-cell table:style-name="Default"/>
          <table:table-cell table:style-name="Default" office:value-type="float" office:value="9.35" calcext:value-type="float">
            <text:p>9,35</text:p>
          </table:table-cell>
          <table:table-cell table:style-name="Default" office:value-type="float" office:value="9.2" calcext:value-type="float">
            <text:p>9,2</text:p>
          </table:table-cell>
          <table:table-cell table:style-name="Default" office:value-type="float" office:value="8.33" calcext:value-type="float">
            <text:p>8,3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.6" calcext:value-type="float">
            <text:p>8,6</text:p>
          </table:table-cell>
          <table:table-cell table:style-name="Default" office:value-type="float" office:value="8.75" calcext:value-type="float">
            <text:p>8,75</text:p>
          </table:table-cell>
          <table:table-cell table:style-name="Default" office:value-type="float" office:value="8.34" calcext:value-type="float">
            <text:p>8,34</text:p>
          </table:table-cell>
          <table:table-cell table:style-name="Default" office:value-type="float" office:value="8.9" calcext:value-type="float">
            <text:p>8,9</text:p>
          </table:table-cell>
          <table:table-cell table:style-name="Default" office:value-type="float" office:value="8.7" calcext:value-type="float">
            <text:p>8,7</text:p>
          </table:table-cell>
          <table:table-cell table:style-name="Default" table:number-columns-repeated="2"/>
        </table:table-row>
        <table:table-row table:style-name="ro3">
          <table:table-cell table:style-name="ce5" table:number-columns-repeated="82"/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52"/>
          <table:table-cell table:style-name="ce34"/>
          <table:table-cell table:style-name="ce5" table:number-columns-repeated="146"/>
          <table:table-cell table:style-name="ce39" table:number-columns-repeated="10"/>
          <table:table-cell table:style-name="ce5" table:number-columns-repeated="204"/>
          <table:table-cell table:style-name="ce5" office:value-type="float" office:value="470" calcext:value-type="float">
            <text:p>470</text:p>
          </table:table-cell>
          <table:table-cell table:style-name="ce5"/>
          <table:table-cell table:number-columns-repeated="4" table:style-name="ce5" office:value-type="float" office:value="470" calcext:value-type="float">
            <text:p>470</text:p>
          </table:table-cell>
          <table:table-cell table:style-name="ce5" table:number-columns-repeated="66"/>
          <table:table-cell table:style-name="ce34"/>
          <table:table-cell table:style-name="ce5" table:number-columns-repeated="33"/>
          <table:table-cell table:style-name="ce5" office:value-type="float" office:value="430" calcext:value-type="float">
            <text:p>430</text:p>
          </table:table-cell>
          <table:table-cell table:style-name="ce5"/>
          <table:table-cell table:number-columns-repeated="2" table:style-name="ce5" office:value-type="float" office:value="430" calcext:value-type="float">
            <text:p>430</text:p>
          </table:table-cell>
          <table:table-cell table:style-name="ce5" table:number-columns-repeated="115"/>
        </table:table-row>
        <table:table-row table:style-name="ro3">
          <table:table-cell table:style-name="ce3" office:value-type="string" calcext:value-type="string">
            <text:p><text:span text:style-name="T1">U</text:span><text:span text:style-name="T2">выс. I диап, В /дин</text:span>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8.1" calcext:value-type="float">
            <text:p>88,1</text:p>
          </table:table-cell>
          <table:table-cell office:value-type="float" office:value="85.6" calcext:value-type="float">
            <text:p>85,6</text:p>
          </table:table-cell>
          <table:table-cell office:value-type="float" office:value="85.9" calcext:value-type="float">
            <text:p>85,9</text:p>
          </table:table-cell>
          <table:table-cell office:value-type="float" office:value="87" calcext:value-type="float">
            <text:p>87</text:p>
          </table:table-cell>
          <table:table-cell office:value-type="float" office:value="82.7" calcext:value-type="float">
            <text:p>82,7</text:p>
          </table:table-cell>
          <table:table-cell table:number-columns-repeated="5"/>
          <table:table-cell office:value-type="float" office:value="79.9" calcext:value-type="float">
            <text:p>79,9</text:p>
          </table:table-cell>
          <table:table-cell office:value-type="float" office:value="79" calcext:value-type="float">
            <text:p>79</text:p>
          </table:table-cell>
          <table:table-cell office:value-type="float" office:value="84.9" calcext:value-type="float">
            <text:p>84,9</text:p>
          </table:table-cell>
          <table:table-cell office:value-type="float" office:value="79.1" calcext:value-type="float">
            <text:p>79,1</text:p>
          </table:table-cell>
          <table:table-cell office:value-type="float" office:value="77.2" calcext:value-type="float">
            <text:p>77,2</text:p>
          </table:table-cell>
          <table:table-cell office:value-type="float" office:value="84.7" calcext:value-type="float">
            <text:p>84,7</text:p>
          </table:table-cell>
          <table:table-cell office:value-type="float" office:value="82.7" calcext:value-type="float">
            <text:p>82,7</text:p>
          </table:table-cell>
          <table:table-cell office:value-type="float" office:value="85.9" calcext:value-type="float">
            <text:p>85,9</text:p>
          </table:table-cell>
          <table:table-cell office:value-type="float" office:value="79.6" calcext:value-type="float">
            <text:p>79,6</text:p>
          </table:table-cell>
          <table:table-cell office:value-type="float" office:value="87.9" calcext:value-type="float">
            <text:p>87,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82.5</text:p>
          </table:table-cell>
          <table:table-cell/>
          <table:table-cell office:value-type="string" calcext:value-type="string">
            <text:p>91.5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1.5</text:p>
          </table:table-cell>
          <table:table-cell office:value-type="float" office:value="87.8" calcext:value-type="float">
            <text:p>87,8</text:p>
          </table:table-cell>
          <table:table-cell table:number-columns-repeated="2"/>
          <table:table-cell office:value-type="float" office:value="83.8" calcext:value-type="float">
            <text:p>83,8</text:p>
          </table:table-cell>
          <table:table-cell office:value-type="float" office:value="85.7" calcext:value-type="float">
            <text:p>85,7</text:p>
          </table:table-cell>
          <table:table-cell office:value-type="float" office:value="85.6" calcext:value-type="float">
            <text:p>85,6</text:p>
          </table:table-cell>
          <table:table-cell office:value-type="float" office:value="81.5" calcext:value-type="float">
            <text:p>81,5</text:p>
          </table:table-cell>
          <table:table-cell office:value-type="float" office:value="77" calcext:value-type="float">
            <text:p>77</text:p>
          </table:table-cell>
          <table:table-cell office:value-type="float" office:value="84.7" calcext:value-type="float">
            <text:p>84,7</text:p>
          </table:table-cell>
          <table:table-cell office:value-type="float" office:value="84.1" calcext:value-type="float">
            <text:p>84,1</text:p>
          </table:table-cell>
          <table:table-cell office:value-type="float" office:value="88.1" calcext:value-type="float">
            <text:p>88,1</text:p>
          </table:table-cell>
          <table:table-cell office:value-type="float" office:value="82.9" calcext:value-type="float">
            <text:p>82,9</text:p>
          </table:table-cell>
          <table:table-cell office:value-type="float" office:value="83" calcext:value-type="float">
            <text:p>83</text:p>
          </table:table-cell>
          <table:table-cell office:value-type="float" office:value="78.7" calcext:value-type="float">
            <text:p>78,7</text:p>
          </table:table-cell>
          <table:table-cell office:value-type="float" office:value="74.7" calcext:value-type="float">
            <text:p>74,7</text:p>
          </table:table-cell>
          <table:table-cell office:value-type="float" office:value="85.9" calcext:value-type="float">
            <text:p>85,9</text:p>
          </table:table-cell>
          <table:table-cell office:value-type="float" office:value="86.4" calcext:value-type="float">
            <text:p>86,4</text:p>
          </table:table-cell>
          <table:table-cell office:value-type="float" office:value="79.9" calcext:value-type="float">
            <text:p>79,9</text:p>
          </table:table-cell>
          <table:table-cell office:value-type="float" office:value="91.1" calcext:value-type="float">
            <text:p>91,1</text:p>
          </table:table-cell>
          <table:table-cell office:value-type="float" office:value="84.1" calcext:value-type="float">
            <text:p>84,1</text:p>
          </table:table-cell>
          <table:table-cell office:value-type="float" office:value="82.3" calcext:value-type="float">
            <text:p>82,3</text:p>
          </table:table-cell>
          <table:table-cell office:value-type="float" office:value="94" calcext:value-type="float">
            <text:p>94</text:p>
          </table:table-cell>
          <table:table-cell office:value-type="float" office:value="81.7" calcext:value-type="float">
            <text:p>81,7</text:p>
          </table:table-cell>
          <table:table-cell office:value-type="float" office:value="84.4" calcext:value-type="float">
            <text:p>84,4</text:p>
          </table:table-cell>
          <table:table-cell office:value-type="float" office:value="83.2" calcext:value-type="float">
            <text:p>83,2</text:p>
          </table:table-cell>
          <table:table-cell office:value-type="float" office:value="80.3" calcext:value-type="float">
            <text:p>80,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4.2" calcext:value-type="float">
            <text:p>84,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17" office:value-type="float" office:value="96.5" calcext:value-type="float">
            <text:p>96,5</text:p>
          </table:table-cell>
          <table:table-cell office:value-type="float" office:value="83.5" calcext:value-type="float">
            <text:p>83,5</text:p>
          </table:table-cell>
          <table:table-cell/>
          <table:table-cell office:value-type="float" office:value="81.2" calcext:value-type="float">
            <text:p>81,2</text:p>
          </table:table-cell>
          <table:table-cell office:value-type="float" office:value="76" calcext:value-type="float">
            <text:p>76</text:p>
          </table:table-cell>
          <table:table-cell table:number-columns-repeated="16"/>
          <table:table-cell office:value-type="float" office:value="87" calcext:value-type="float">
            <text:p>87</text:p>
          </table:table-cell>
          <table:table-cell office:value-type="float" office:value="88.5" calcext:value-type="float">
            <text:p>88,5</text:p>
          </table:table-cell>
          <table:table-cell office:value-type="float" office:value="79.1" calcext:value-type="float">
            <text:p>79,1</text:p>
          </table:table-cell>
          <table:table-cell office:value-type="float" office:value="89.1" calcext:value-type="float">
            <text:p>89,1</text:p>
          </table:table-cell>
          <table:table-cell office:value-type="float" office:value="74" calcext:value-type="float">
            <text:p>74</text:p>
          </table:table-cell>
          <table:table-cell office:value-type="float" office:value="73.8" calcext:value-type="float">
            <text:p>73,8</text:p>
          </table:table-cell>
          <table:table-cell office:value-type="float" office:value="79" calcext:value-type="float">
            <text:p>79</text:p>
          </table:table-cell>
          <table:table-cell office:value-type="float" office:value="78.8" calcext:value-type="float">
            <text:p>78,8</text:p>
          </table:table-cell>
          <table:table-cell office:value-type="float" office:value="87.4" calcext:value-type="float">
            <text:p>87,4</text:p>
          </table:table-cell>
          <table:table-cell office:value-type="float" office:value="75.6" calcext:value-type="float">
            <text:p>75,6</text:p>
          </table:table-cell>
          <table:table-cell office:value-type="float" office:value="72.8" calcext:value-type="float">
            <text:p>72,8</text:p>
          </table:table-cell>
          <table:table-cell office:value-type="float" office:value="80.2" calcext:value-type="float">
            <text:p>80,2</text:p>
          </table:table-cell>
          <table:table-cell office:value-type="float" office:value="79.4" calcext:value-type="float">
            <text:p>79,4</text:p>
          </table:table-cell>
          <table:table-cell office:value-type="float" office:value="78.9" calcext:value-type="float">
            <text:p>78,9</text:p>
          </table:table-cell>
          <table:table-cell office:value-type="float" office:value="77" calcext:value-type="float">
            <text:p>77</text:p>
          </table:table-cell>
          <table:table-cell office:value-type="float" office:value="76.9" calcext:value-type="float">
            <text:p>76,9</text:p>
          </table:table-cell>
          <table:table-cell table:number-columns-repeated="3"/>
          <table:table-cell office:value-type="float" office:value="74.5" calcext:value-type="float">
            <text:p>74,5</text:p>
          </table:table-cell>
          <table:table-cell/>
          <table:table-cell office:value-type="float" office:value="79.1" calcext:value-type="float">
            <text:p>79,1</text:p>
          </table:table-cell>
          <table:table-cell table:number-columns-repeated="3"/>
          <table:table-cell office:value-type="float" office:value="75.9" calcext:value-type="float">
            <text:p>75,9</text:p>
          </table:table-cell>
          <table:table-cell/>
          <table:table-cell office:value-type="float" office:value="74.9" calcext:value-type="float">
            <text:p>74,9</text:p>
          </table:table-cell>
          <table:table-cell office:value-type="float" office:value="79.6" calcext:value-type="float">
            <text:p>79,6</text:p>
          </table:table-cell>
          <table:table-cell office:value-type="float" office:value="89.8" calcext:value-type="float">
            <text:p>89,8</text:p>
          </table:table-cell>
          <table:table-cell office:value-type="float" office:value="73.7" calcext:value-type="float">
            <text:p>73,7</text:p>
          </table:table-cell>
          <table:table-cell office:value-type="float" office:value="76.7" calcext:value-type="float">
            <text:p>76,7</text:p>
          </table:table-cell>
          <table:table-cell office:value-type="float" office:value="81.5" calcext:value-type="float">
            <text:p>81,5</text:p>
          </table:table-cell>
          <table:table-cell office:value-type="float" office:value="83" calcext:value-type="float">
            <text:p>83</text:p>
          </table:table-cell>
          <table:table-cell office:value-type="float" office:value="72.3" calcext:value-type="float">
            <text:p>72,3</text:p>
          </table:table-cell>
          <table:table-cell office:value-type="float" office:value="77.9" calcext:value-type="float">
            <text:p>77,9</text:p>
          </table:table-cell>
          <table:table-cell office:value-type="float" office:value="82.8" calcext:value-type="float">
            <text:p>82,8</text:p>
          </table:table-cell>
          <table:table-cell office:value-type="float" office:value="73.2" calcext:value-type="float">
            <text:p>73,2</text:p>
          </table:table-cell>
          <table:table-cell office:value-type="float" office:value="80" calcext:value-type="float">
            <text:p>80</text:p>
          </table:table-cell>
          <table:table-cell office:value-type="float" office:value="74.4" calcext:value-type="float">
            <text:p>74,4</text:p>
          </table:table-cell>
          <table:table-cell office:value-type="float" office:value="83" calcext:value-type="float">
            <text:p>83</text:p>
          </table:table-cell>
          <table:table-cell office:value-type="float" office:value="79.2" calcext:value-type="float">
            <text:p>79,2</text:p>
          </table:table-cell>
          <table:table-cell office:value-type="float" office:value="80.9" calcext:value-type="float">
            <text:p>80,9</text:p>
          </table:table-cell>
          <table:table-cell office:value-type="float" office:value="76.6" calcext:value-type="float">
            <text:p>76,6</text:p>
          </table:table-cell>
          <table:table-cell office:value-type="float" office:value="79.9" calcext:value-type="float">
            <text:p>79,9</text:p>
          </table:table-cell>
          <table:table-cell table:number-columns-repeated="2"/>
          <table:table-cell office:value-type="float" office:value="78.4" calcext:value-type="float">
            <text:p>78,4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,5</text:p>
          </table:table-cell>
          <table:table-cell office:value-type="float" office:value="83.5" calcext:value-type="float">
            <text:p>83,5</text:p>
          </table:table-cell>
          <table:table-cell office:value-type="float" office:value="79" calcext:value-type="float">
            <text:p>79</text:p>
          </table:table-cell>
          <table:table-cell office:value-type="float" office:value="78.5" calcext:value-type="float">
            <text:p>78,5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,5</text:p>
          </table:table-cell>
          <table:table-cell office:value-type="float" office:value="79.7" calcext:value-type="float">
            <text:p>79,7</text:p>
          </table:table-cell>
          <table:table-cell office:value-type="float" office:value="81.5" calcext:value-type="float">
            <text:p>81,5</text:p>
          </table:table-cell>
          <table:table-cell office:value-type="float" office:value="85" calcext:value-type="float">
            <text:p>85</text:p>
          </table:table-cell>
          <table:table-cell office:value-type="float" office:value="78.8" calcext:value-type="float">
            <text:p>78,8</text:p>
          </table:table-cell>
          <table:table-cell office:value-type="float" office:value="79.6" calcext:value-type="float">
            <text:p>79,6</text:p>
          </table:table-cell>
          <table:table-cell office:value-type="float" office:value="77.2" calcext:value-type="float">
            <text:p>77,2</text:p>
          </table:table-cell>
          <table:table-cell office:value-type="float" office:value="78" calcext:value-type="float">
            <text:p>78</text:p>
          </table:table-cell>
          <table:table-cell office:value-type="float" office:value="86.7" calcext:value-type="float">
            <text:p>86,7</text:p>
          </table:table-cell>
          <table:table-cell office:value-type="float" office:value="81.5" calcext:value-type="float">
            <text:p>81,5</text:p>
          </table:table-cell>
          <table:table-cell office:value-type="float" office:value="83.5" calcext:value-type="float">
            <text:p>83,5</text:p>
          </table:table-cell>
          <table:table-cell office:value-type="float" office:value="74.3" calcext:value-type="float">
            <text:p>74,3</text:p>
          </table:table-cell>
          <table:table-cell office:value-type="float" office:value="84.4" calcext:value-type="float">
            <text:p>84,4</text:p>
          </table:table-cell>
          <table:table-cell office:value-type="float" office:value="77.7" calcext:value-type="float">
            <text:p>77,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.2" calcext:value-type="float">
            <text:p>80,2</text:p>
          </table:table-cell>
          <table:table-cell office:value-type="float" office:value="72.8" calcext:value-type="float">
            <text:p>72,8</text:p>
          </table:table-cell>
          <table:table-cell office:value-type="float" office:value="78" calcext:value-type="float">
            <text:p>78</text:p>
          </table:table-cell>
          <table:table-cell office:value-type="float" office:value="83.2" calcext:value-type="float">
            <text:p>83,2</text:p>
          </table:table-cell>
          <table:table-cell office:value-type="float" office:value="83.1" calcext:value-type="float">
            <text:p>83,1</text:p>
          </table:table-cell>
          <table:table-cell office:value-type="float" office:value="85" calcext:value-type="float">
            <text:p>85</text:p>
          </table:table-cell>
          <table:table-cell office:value-type="float" office:value="85.5" calcext:value-type="float">
            <text:p>85,5</text:p>
          </table:table-cell>
          <table:table-cell office:value-type="float" office:value="75.7" calcext:value-type="float">
            <text:p>75,7</text:p>
          </table:table-cell>
          <table:table-cell office:value-type="float" office:value="90.2" calcext:value-type="float">
            <text:p>90,2</text:p>
          </table:table-cell>
          <table:table-cell office:value-type="float" office:value="73.5" calcext:value-type="float">
            <text:p>73,5</text:p>
          </table:table-cell>
          <table:table-cell table:number-columns-repeated="10"/>
          <table:table-cell office:value-type="float" office:value="73.8" calcext:value-type="float">
            <text:p>73,8</text:p>
          </table:table-cell>
          <table:table-cell office:value-type="float" office:value="76.6" calcext:value-type="float">
            <text:p>76,6</text:p>
          </table:table-cell>
          <table:table-cell table:style-name="Default" office:value-type="float" office:value="74.5" calcext:value-type="float">
            <text:p>74,5</text:p>
          </table:table-cell>
          <table:table-cell table:style-name="Default" office:value-type="float" office:value="80.5" calcext:value-type="float">
            <text:p>80,5</text:p>
          </table:table-cell>
          <table:table-cell office:value-type="float" office:value="76.8" calcext:value-type="float">
            <text:p>76,8</text:p>
          </table:table-cell>
          <table:table-cell office:value-type="float" office:value="78.1" calcext:value-type="float">
            <text:p>78,1</text:p>
          </table:table-cell>
          <table:table-cell office:value-type="float" office:value="73.2" calcext:value-type="float">
            <text:p>73,2</text:p>
          </table:table-cell>
          <table:table-cell office:value-type="float" office:value="76.6" calcext:value-type="float">
            <text:p>76,6</text:p>
          </table:table-cell>
          <table:table-cell office:value-type="float" office:value="77.5" calcext:value-type="float">
            <text:p>77,5</text:p>
          </table:table-cell>
          <table:table-cell office:value-type="float" office:value="75.9" calcext:value-type="float">
            <text:p>75,9</text:p>
          </table:table-cell>
          <table:table-cell office:value-type="float" office:value="77.6" calcext:value-type="float">
            <text:p>77,6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7.5" calcext:value-type="float">
            <text:p>77,5</text:p>
          </table:table-cell>
          <table:table-cell office:value-type="float" office:value="80.6" calcext:value-type="float">
            <text:p>80,6</text:p>
          </table:table-cell>
          <table:table-cell office:value-type="float" office:value="78.8" calcext:value-type="float">
            <text:p>78,8</text:p>
          </table:table-cell>
          <table:table-cell office:value-type="float" office:value="78.2" calcext:value-type="float">
            <text:p>78,2</text:p>
          </table:table-cell>
          <table:table-cell office:value-type="float" office:value="79.7" calcext:value-type="float">
            <text:p>79,7</text:p>
          </table:table-cell>
          <table:table-cell office:value-type="float" office:value="72.5" calcext:value-type="float">
            <text:p>72,5</text:p>
          </table:table-cell>
          <table:table-cell office:value-type="float" office:value="88.8" calcext:value-type="float">
            <text:p>88,8</text:p>
          </table:table-cell>
          <table:table-cell office:value-type="float" office:value="76.9" calcext:value-type="float">
            <text:p>76,9</text:p>
          </table:table-cell>
          <table:table-cell office:value-type="float" office:value="91.5" calcext:value-type="float">
            <text:p>91,5</text:p>
          </table:table-cell>
          <table:table-cell office:value-type="float" office:value="78.6" calcext:value-type="float">
            <text:p>78,6</text:p>
          </table:table-cell>
          <table:table-cell office:value-type="float" office:value="74.4" calcext:value-type="float">
            <text:p>74,4</text:p>
          </table:table-cell>
          <table:table-cell office:value-type="float" office:value="80.7" calcext:value-type="float">
            <text:p>80,7</text:p>
          </table:table-cell>
          <table:table-cell office:value-type="float" office:value="80.9" calcext:value-type="float">
            <text:p>80,9</text:p>
          </table:table-cell>
          <table:table-cell office:value-type="float" office:value="78.3" calcext:value-type="float">
            <text:p>78,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.7" calcext:value-type="float">
            <text:p>83,7</text:p>
          </table:table-cell>
          <table:table-cell office:value-type="float" office:value="79.5" calcext:value-type="float">
            <text:p>79,5</text:p>
          </table:table-cell>
          <table:table-cell office:value-type="float" office:value="75.2" calcext:value-type="float">
            <text:p>75,2</text:p>
          </table:table-cell>
          <table:table-cell office:value-type="float" office:value="77.4" calcext:value-type="float">
            <text:p>77,4</text:p>
          </table:table-cell>
          <table:table-cell office:value-type="float" office:value="78.8" calcext:value-type="float">
            <text:p>78,8</text:p>
          </table:table-cell>
          <table:table-cell office:value-type="float" office:value="80.3" calcext:value-type="float">
            <text:p>80,3</text:p>
          </table:table-cell>
          <table:table-cell office:value-type="float" office:value="79.6" calcext:value-type="float">
            <text:p>79,6</text:p>
          </table:table-cell>
          <table:table-cell office:value-type="float" office:value="81.2" calcext:value-type="float">
            <text:p>81,2</text:p>
          </table:table-cell>
          <table:table-cell office:value-type="float" office:value="80.8" calcext:value-type="float">
            <text:p>80,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0.7" calcext:value-type="float">
            <text:p>90,7</text:p>
          </table:table-cell>
          <table:table-cell office:value-type="float" office:value="77.8" calcext:value-type="float">
            <text:p>77,8</text:p>
          </table:table-cell>
          <table:table-cell office:value-type="float" office:value="79.5" calcext:value-type="float">
            <text:p>79,5</text:p>
          </table:table-cell>
          <table:table-cell office:value-type="float" office:value="79" calcext:value-type="float">
            <text:p>79</text:p>
          </table:table-cell>
          <table:table-cell office:value-type="float" office:value="89.5" calcext:value-type="float">
            <text:p>89,5</text:p>
          </table:table-cell>
          <table:table-cell office:value-type="float" office:value="78.3" calcext:value-type="float">
            <text:p>78,3</text:p>
          </table:table-cell>
          <table:table-cell office:value-type="float" office:value="94.2" calcext:value-type="float">
            <text:p>94,2</text:p>
          </table:table-cell>
          <table:table-cell office:value-type="float" office:value="93.7" calcext:value-type="float">
            <text:p>93,7</text:p>
          </table:table-cell>
          <table:table-cell office:value-type="float" office:value="79" calcext:value-type="float">
            <text:p>79</text:p>
          </table:table-cell>
          <table:table-cell office:value-type="float" office:value="73.2" calcext:value-type="float">
            <text:p>73,2</text:p>
          </table:table-cell>
          <table:table-cell office:value-type="float" office:value="77.6" calcext:value-type="float">
            <text:p>77,6</text:p>
          </table:table-cell>
          <table:table-cell office:value-type="float" office:value="79.1" calcext:value-type="float">
            <text:p>79,1</text:p>
          </table:table-cell>
          <table:table-cell office:value-type="float" office:value="79.2" calcext:value-type="float">
            <text:p>79,2</text:p>
          </table:table-cell>
          <table:table-cell office:value-type="float" office:value="78.1" calcext:value-type="float">
            <text:p>78,1</text:p>
          </table:table-cell>
          <table:table-cell office:value-type="float" office:value="73.1" calcext:value-type="float">
            <text:p>73,1</text:p>
          </table:table-cell>
          <table:table-cell office:value-type="float" office:value="91.3" calcext:value-type="float">
            <text:p>91,3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,2</text:p>
          </table:table-cell>
          <table:table-cell office:value-type="float" office:value="88.7" calcext:value-type="float">
            <text:p>88,7</text:p>
          </table:table-cell>
          <table:table-cell office:value-type="float" office:value="76.2" calcext:value-type="float">
            <text:p>76,2</text:p>
          </table:table-cell>
          <table:table-cell office:value-type="float" office:value="77.9" calcext:value-type="float">
            <text:p>77,9</text:p>
          </table:table-cell>
          <table:table-cell office:value-type="float" office:value="79.6" calcext:value-type="float">
            <text:p>79,6</text:p>
          </table:table-cell>
          <table:table-cell office:value-type="float" office:value="79.3" calcext:value-type="float">
            <text:p>79,3</text:p>
          </table:table-cell>
          <table:table-cell office:value-type="float" office:value="78.7" calcext:value-type="float">
            <text:p>78,7</text:p>
          </table:table-cell>
          <table:table-cell office:value-type="float" office:value="75" calcext:value-type="float">
            <text:p>75</text:p>
          </table:table-cell>
          <table:table-cell office:value-type="float" office:value="79.9" calcext:value-type="float">
            <text:p>79,9</text:p>
          </table:table-cell>
          <table:table-cell office:value-type="float" office:value="77" calcext:value-type="float">
            <text:p>77</text:p>
          </table:table-cell>
          <table:table-cell office:value-type="float" office:value="75.3" calcext:value-type="float">
            <text:p>75,3</text:p>
          </table:table-cell>
          <table:table-cell office:value-type="float" office:value="75.9" calcext:value-type="float">
            <text:p>75,9</text:p>
          </table:table-cell>
          <table:table-cell table:style-name="Default" office:value-type="float" office:value="77.5" calcext:value-type="float">
            <text:p>77,5</text:p>
          </table:table-cell>
          <table:table-cell office:value-type="float" office:value="76.3" calcext:value-type="float">
            <text:p>76,3</text:p>
          </table:table-cell>
          <table:table-cell office:value-type="float" office:value="82.8" calcext:value-type="float">
            <text:p>82,8</text:p>
          </table:table-cell>
          <table:table-cell office:value-type="float" office:value="82" calcext:value-type="float">
            <text:p>82</text:p>
          </table:table-cell>
          <table:table-cell office:value-type="float" office:value="77.2" calcext:value-type="float">
            <text:p>77,2</text:p>
          </table:table-cell>
          <table:table-cell office:value-type="float" office:value="88.2" calcext:value-type="float">
            <text:p>88,2</text:p>
          </table:table-cell>
          <table:table-cell office:value-type="float" office:value="77.5" calcext:value-type="float">
            <text:p>77,5</text:p>
          </table:table-cell>
          <table:table-cell office:value-type="float" office:value="79.5" calcext:value-type="float">
            <text:p>79,5</text:p>
          </table:table-cell>
          <table:table-cell office:value-type="float" office:value="75.9" calcext:value-type="float">
            <text:p>75,9</text:p>
          </table:table-cell>
          <table:table-cell office:value-type="float" office:value="79.5" calcext:value-type="float">
            <text:p>79,5</text:p>
          </table:table-cell>
          <table:table-cell office:value-type="float" office:value="84.8" calcext:value-type="float">
            <text:p>84,8</text:p>
          </table:table-cell>
          <table:table-cell office:value-type="float" office:value="85.2" calcext:value-type="float">
            <text:p>85,2</text:p>
          </table:table-cell>
          <table:table-cell office:value-type="float" office:value="84.5" calcext:value-type="float">
            <text:p>84,5</text:p>
          </table:table-cell>
          <table:table-cell office:value-type="float" office:value="82.5" calcext:value-type="float">
            <text:p>82,5</text:p>
          </table:table-cell>
          <table:table-cell office:value-type="float" office:value="80.6" calcext:value-type="float">
            <text:p>80,6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2.5" calcext:value-type="float">
            <text:p>92,5</text:p>
          </table:table-cell>
          <table:table-cell office:value-type="float" office:value="80.6" calcext:value-type="float">
            <text:p>80,6</text:p>
          </table:table-cell>
          <table:table-cell office:value-type="float" office:value="92.8" calcext:value-type="float">
            <text:p>92,8</text:p>
          </table:table-cell>
          <table:table-cell office:value-type="float" office:value="77.9" calcext:value-type="float">
            <text:p>77,9</text:p>
          </table:table-cell>
          <table:table-cell office:value-type="float" office:value="85.9" calcext:value-type="float">
            <text:p>85,9</text:p>
          </table:table-cell>
          <table:table-cell office:value-type="float" office:value="94" calcext:value-type="float">
            <text:p>94</text:p>
          </table:table-cell>
          <table:table-cell office:value-type="float" office:value="74.6" calcext:value-type="float">
            <text:p>74,6</text:p>
          </table:table-cell>
          <table:table-cell office:value-type="float" office:value="97.8" calcext:value-type="float">
            <text:p>97,8</text:p>
          </table:table-cell>
          <table:table-cell table:style-name="Default" office:value-type="float" office:value="87.2" calcext:value-type="float">
            <text:p>87,2</text:p>
          </table:table-cell>
          <table:table-cell office:value-type="float" office:value="87.7" calcext:value-type="float">
            <text:p>87,7</text:p>
          </table:table-cell>
          <table:table-cell office:value-type="float" office:value="79.4" calcext:value-type="float">
            <text:p>79,4</text:p>
          </table:table-cell>
          <table:table-cell office:value-type="float" office:value="85.5" calcext:value-type="float">
            <text:p>85,5</text:p>
          </table:table-cell>
          <table:table-cell office:value-type="float" office:value="84.4" calcext:value-type="float">
            <text:p>84,4</text:p>
          </table:table-cell>
          <table:table-cell office:value-type="float" office:value="79.7" calcext:value-type="float">
            <text:p>79,7</text:p>
          </table:table-cell>
          <table:table-cell office:value-type="float" office:value="72.1" calcext:value-type="float">
            <text:p>72,1</text:p>
          </table:table-cell>
          <table:table-cell office:value-type="float" office:value="80.04" calcext:value-type="float">
            <text:p>80,04</text:p>
          </table:table-cell>
          <table:table-cell office:value-type="float" office:value="81.8" calcext:value-type="float">
            <text:p>81,8</text:p>
          </table:table-cell>
          <table:table-cell office:value-type="float" office:value="78.1" calcext:value-type="float">
            <text:p>78,1</text:p>
          </table:table-cell>
          <table:table-cell office:value-type="float" office:value="78.6" calcext:value-type="float">
            <text:p>78,6</text:p>
          </table:table-cell>
          <table:table-cell office:value-type="float" office:value="76.1" calcext:value-type="float">
            <text:p>76,1</text:p>
          </table:table-cell>
          <table:table-cell office:value-type="float" office:value="87.3" calcext:value-type="float">
            <text:p>87,3</text:p>
          </table:table-cell>
          <table:table-cell office:value-type="float" office:value="82.4" calcext:value-type="float">
            <text:p>82,4</text:p>
          </table:table-cell>
          <table:table-cell office:value-type="float" office:value="81.2" calcext:value-type="float">
            <text:p>81,2</text:p>
          </table:table-cell>
          <table:table-cell office:value-type="float" office:value="77.4" calcext:value-type="float">
            <text:p>77,4</text:p>
          </table:table-cell>
          <table:table-cell office:value-type="float" office:value="80.8" calcext:value-type="float">
            <text:p>80,8</text:p>
          </table:table-cell>
          <table:table-cell office:value-type="float" office:value="93.6" calcext:value-type="float">
            <text:p>93,6</text:p>
          </table:table-cell>
          <table:table-cell office:value-type="float" office:value="101" calcext:value-type="float">
            <text:p>101</text:p>
          </table:table-cell>
          <table:table-cell office:value-type="float" office:value="82.8" calcext:value-type="float">
            <text:p>82,8</text:p>
          </table:table-cell>
          <table:table-cell office:value-type="float" office:value="78.5" calcext:value-type="float">
            <text:p>78,5</text:p>
          </table:table-cell>
          <table:table-cell office:value-type="float" office:value="77.3" calcext:value-type="float">
            <text:p>77,3</text:p>
          </table:table-cell>
          <table:table-cell office:value-type="float" office:value="77.4" calcext:value-type="float">
            <text:p>77,4</text:p>
          </table:table-cell>
          <table:table-cell office:value-type="float" office:value="81.5" calcext:value-type="float">
            <text:p>81,5</text:p>
          </table:table-cell>
          <table:table-cell office:value-type="float" office:value="78" calcext:value-type="float">
            <text:p>78</text:p>
          </table:table-cell>
          <table:table-cell office:value-type="float" office:value="80.6" calcext:value-type="float">
            <text:p>80,6</text:p>
          </table:table-cell>
          <table:table-cell office:value-type="float" office:value="79.4" calcext:value-type="float">
            <text:p>79,4</text:p>
          </table:table-cell>
          <table:table-cell office:value-type="float" office:value="78.7" calcext:value-type="float">
            <text:p>78,7</text:p>
          </table:table-cell>
          <table:table-cell office:value-type="float" office:value="77.5" calcext:value-type="float">
            <text:p>77,5</text:p>
          </table:table-cell>
          <table:table-cell office:value-type="float" office:value="79.4" calcext:value-type="float">
            <text:p>79,4</text:p>
          </table:table-cell>
          <table:table-cell office:value-type="float" office:value="79.8" calcext:value-type="float">
            <text:p>79,8</text:p>
          </table:table-cell>
          <table:table-cell office:value-type="float" office:value="77.5" calcext:value-type="float">
            <text:p>77,5</text:p>
          </table:table-cell>
          <table:table-cell office:value-type="float" office:value="82.9" calcext:value-type="float">
            <text:p>82,9</text:p>
          </table:table-cell>
          <table:table-cell office:value-type="float" office:value="77.7" calcext:value-type="float">
            <text:p>77,7</text:p>
          </table:table-cell>
          <table:table-cell office:value-type="float" office:value="77.5" calcext:value-type="float">
            <text:p>77,5</text:p>
          </table:table-cell>
          <table:table-cell office:value-type="float" office:value="79.4" calcext:value-type="float">
            <text:p>79,4</text:p>
          </table:table-cell>
          <table:table-cell office:value-type="float" office:value="76.5" calcext:value-type="float">
            <text:p>76,5</text:p>
          </table:table-cell>
          <table:table-cell table:number-columns-repeated="2" office:value-type="float" office:value="78.6" calcext:value-type="float">
            <text:p>78,6</text:p>
          </table:table-cell>
          <table:table-cell office:value-type="float" office:value="78.9" calcext:value-type="float">
            <text:p>78,9</text:p>
          </table:table-cell>
          <table:table-cell office:value-type="float" office:value="82.4" calcext:value-type="float">
            <text:p>82,4</text:p>
          </table:table-cell>
          <table:table-cell office:value-type="float" office:value="82.7" calcext:value-type="float">
            <text:p>82,7</text:p>
          </table:table-cell>
          <table:table-cell office:value-type="float" office:value="88.5" calcext:value-type="float">
            <text:p>88,5</text:p>
          </table:table-cell>
          <table:table-cell office:value-type="float" office:value="86.1" calcext:value-type="float">
            <text:p>86,1</text:p>
          </table:table-cell>
          <table:table-cell office:value-type="float" office:value="85" calcext:value-type="float">
            <text:p>85</text:p>
          </table:table-cell>
          <table:table-cell office:value-type="float" office:value="87.3" calcext:value-type="float">
            <text:p>87,3</text:p>
          </table:table-cell>
          <table:table-cell table:style-name="Default" office:value-type="float" office:value="92.8" calcext:value-type="float">
            <text:p>92,8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84.5" calcext:value-type="float">
            <text:p>84,5</text:p>
          </table:table-cell>
          <table:table-cell office:value-type="float" office:value="80.7" calcext:value-type="float">
            <text:p>80,7</text:p>
          </table:table-cell>
          <table:table-cell office:value-type="float" office:value="90.7" calcext:value-type="float">
            <text:p>90,7</text:p>
          </table:table-cell>
          <table:table-cell office:value-type="float" office:value="100" calcext:value-type="float">
            <text:p>100</text:p>
          </table:table-cell>
          <table:table-cell office:value-type="float" office:value="85.8" calcext:value-type="float">
            <text:p>85,8</text:p>
          </table:table-cell>
          <table:table-cell office:value-type="float" office:value="80.5" calcext:value-type="float">
            <text:p>80,5</text:p>
          </table:table-cell>
          <table:table-cell office:value-type="float" office:value="88.2" calcext:value-type="float">
            <text:p>88,2</text:p>
          </table:table-cell>
          <table:table-cell office:value-type="float" office:value="88.3" calcext:value-type="float">
            <text:p>88,3</text:p>
          </table:table-cell>
          <table:table-cell office:value-type="float" office:value="83" calcext:value-type="float">
            <text:p>83</text:p>
          </table:table-cell>
          <table:table-cell office:value-type="float" office:value="80.4" calcext:value-type="float">
            <text:p>80,4</text:p>
          </table:table-cell>
          <table:table-cell office:value-type="float" office:value="84.3" calcext:value-type="float">
            <text:p>84,3</text:p>
          </table:table-cell>
          <table:table-cell office:value-type="float" office:value="79" calcext:value-type="float">
            <text:p>79</text:p>
          </table:table-cell>
          <table:table-cell office:value-type="float" office:value="82.7" calcext:value-type="float">
            <text:p>82,7</text:p>
          </table:table-cell>
          <table:table-cell office:value-type="float" office:value="84.6" calcext:value-type="float">
            <text:p>84,6</text:p>
          </table:table-cell>
          <table:table-cell office:value-type="float" office:value="80" calcext:value-type="float">
            <text:p>80</text:p>
          </table:table-cell>
          <table:table-cell office:value-type="float" office:value="82.6" calcext:value-type="float">
            <text:p>82,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.3" calcext:value-type="float">
            <text:p>83,3</text:p>
          </table:table-cell>
          <table:table-cell office:value-type="float" office:value="83.6" calcext:value-type="float">
            <text:p>83,6</text:p>
          </table:table-cell>
          <table:table-cell office:value-type="float" office:value="80.2" calcext:value-type="float">
            <text:p>80,2</text:p>
          </table:table-cell>
          <table:table-cell office:value-type="float" office:value="80.8" calcext:value-type="float">
            <text:p>80,8</text:p>
          </table:table-cell>
          <table:table-cell office:value-type="float" office:value="78.2" calcext:value-type="float">
            <text:p>78,2</text:p>
          </table:table-cell>
          <table:table-cell office:value-type="float" office:value="86.6" calcext:value-type="float">
            <text:p>86,6</text:p>
          </table:table-cell>
          <table:table-cell office:value-type="float" office:value="83.1" calcext:value-type="float">
            <text:p>83,1</text:p>
          </table:table-cell>
          <table:table-cell office:value-type="float" office:value="79.2" calcext:value-type="float">
            <text:p>79,2</text:p>
          </table:table-cell>
          <table:table-cell office:value-type="float" office:value="80.2" calcext:value-type="float">
            <text:p>80,2</text:p>
          </table:table-cell>
          <table:table-cell office:value-type="float" office:value="81.1" calcext:value-type="float">
            <text:p>81,1</text:p>
          </table:table-cell>
          <table:table-cell office:value-type="float" office:value="85.2" calcext:value-type="float">
            <text:p>85,2</text:p>
          </table:table-cell>
          <table:table-cell office:value-type="float" office:value="78.8" calcext:value-type="float">
            <text:p>78,8</text:p>
          </table:table-cell>
          <table:table-cell office:value-type="float" office:value="83.2" calcext:value-type="float">
            <text:p>83,2</text:p>
          </table:table-cell>
          <table:table-cell office:value-type="float" office:value="80.8" calcext:value-type="float">
            <text:p>80,8</text:p>
          </table:table-cell>
          <table:table-cell office:value-type="float" office:value="82.3" calcext:value-type="float">
            <text:p>82,3</text:p>
          </table:table-cell>
          <table:table-cell office:value-type="float" office:value="97.8" calcext:value-type="float">
            <text:p>97,8</text:p>
          </table:table-cell>
          <table:table-cell office:value-type="float" office:value="79.8" calcext:value-type="float">
            <text:p>79,8</text:p>
          </table:table-cell>
          <table:table-cell office:value-type="float" office:value="95.5" calcext:value-type="float">
            <text:p>95,5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,2</text:p>
          </table:table-cell>
          <table:table-cell office:value-type="float" office:value="83.5" calcext:value-type="float">
            <text:p>83,5</text:p>
          </table:table-cell>
          <table:table-cell office:value-type="float" office:value="78.5" calcext:value-type="float">
            <text:p>78,5</text:p>
          </table:table-cell>
          <table:table-cell office:value-type="float" office:value="83.7" calcext:value-type="float">
            <text:p>83,7</text:p>
          </table:table-cell>
          <table:table-cell office:value-type="float" office:value="82.3" calcext:value-type="float">
            <text:p>82,3</text:p>
          </table:table-cell>
          <table:table-cell office:value-type="float" office:value="83" calcext:value-type="float">
            <text:p>83</text:p>
          </table:table-cell>
          <table:table-cell table:style-name="ce30" office:value-type="float" office:value="98.8" calcext:value-type="float">
            <text:p>98,8</text:p>
          </table:table-cell>
          <table:table-cell table:style-name="ce30" office:value-type="float" office:value="99.5" calcext:value-type="float">
            <text:p>99,5</text:p>
          </table:table-cell>
          <table:table-cell office:value-type="float" office:value="82.7" calcext:value-type="float">
            <text:p>82,7</text:p>
          </table:table-cell>
          <table:table-cell office:value-type="float" office:value="83.8" calcext:value-type="float">
            <text:p>83,8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79.9" calcext:value-type="float">
            <text:p>79,9</text:p>
          </table:table-cell>
          <table:table-cell office:value-type="float" office:value="100.6" calcext:value-type="float">
            <text:p>100,6</text:p>
          </table:table-cell>
          <table:table-cell office:value-type="float" office:value="97.5" calcext:value-type="float">
            <text:p>97,5</text:p>
          </table:table-cell>
          <table:table-cell office:value-type="float" office:value="101" calcext:value-type="float">
            <text:p>101</text:p>
          </table:table-cell>
          <table:table-cell office:value-type="float" office:value="97.5" calcext:value-type="float">
            <text:p>97,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.6" calcext:value-type="float">
            <text:p>99,6</text:p>
          </table:table-cell>
          <table:table-cell office:value-type="float" office:value="85.2" calcext:value-type="float">
            <text:p>85,2</text:p>
          </table:table-cell>
          <table:table-cell office:value-type="float" office:value="78.4" calcext:value-type="float">
            <text:p>78,4</text:p>
          </table:table-cell>
          <table:table-cell office:value-type="float" office:value="85.3" calcext:value-type="float">
            <text:p>85,3</text:p>
          </table:table-cell>
          <table:table-cell office:value-type="float" office:value="79.8" calcext:value-type="float">
            <text:p>79,8</text:p>
          </table:table-cell>
          <table:table-cell office:value-type="float" office:value="84.5" calcext:value-type="float">
            <text:p>84,5</text:p>
          </table:table-cell>
          <table:table-cell office:value-type="float" office:value="89.1" calcext:value-type="float">
            <text:p>89,1</text:p>
          </table:table-cell>
          <table:table-cell office:value-type="float" office:value="82.1" calcext:value-type="float">
            <text:p>82,1</text:p>
          </table:table-cell>
          <table:table-cell office:value-type="float" office:value="81.2" calcext:value-type="float">
            <text:p>81,2</text:p>
          </table:table-cell>
          <table:table-cell office:value-type="float" office:value="82.6" calcext:value-type="float">
            <text:p>82,6</text:p>
          </table:table-cell>
          <table:table-cell table:style-name="Default" office:value-type="float" office:value="81.5" calcext:value-type="float">
            <text:p>81,5</text:p>
          </table:table-cell>
          <table:table-cell office:value-type="float" office:value="85.9" calcext:value-type="float">
            <text:p>85,9</text:p>
          </table:table-cell>
          <table:table-cell office:value-type="float" office:value="81.9" calcext:value-type="float">
            <text:p>81,9</text:p>
          </table:table-cell>
          <table:table-cell office:value-type="float" office:value="88.5" calcext:value-type="float">
            <text:p>88,5</text:p>
          </table:table-cell>
          <table:table-cell office:value-type="float" office:value="86.3" calcext:value-type="float">
            <text:p>86,3</text:p>
          </table:table-cell>
          <table:table-cell office:value-type="float" office:value="83.5" calcext:value-type="float">
            <text:p>83,5</text:p>
          </table:table-cell>
          <table:table-cell office:value-type="float" office:value="84.9" calcext:value-type="float">
            <text:p>84,9</text:p>
          </table:table-cell>
          <table:table-cell office:value-type="float" office:value="79.3" calcext:value-type="float">
            <text:p>79,3</text:p>
          </table:table-cell>
          <table:table-cell office:value-type="float" office:value="78.7" calcext:value-type="float">
            <text:p>78,7</text:p>
          </table:table-cell>
          <table:table-cell office:value-type="float" office:value="93.9" calcext:value-type="float">
            <text:p>93,9</text:p>
          </table:table-cell>
          <table:table-cell office:value-type="float" office:value="99.2" calcext:value-type="float">
            <text:p>99,2</text:p>
          </table:table-cell>
          <table:table-cell office:value-type="float" office:value="93.6" calcext:value-type="float">
            <text:p>93,6</text:p>
          </table:table-cell>
          <table:table-cell office:value-type="float" office:value="82.6" calcext:value-type="float">
            <text:p>82,6</text:p>
          </table:table-cell>
          <table:table-cell office:value-type="float" office:value="84.4" calcext:value-type="float">
            <text:p>84,4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,4</text:p>
          </table:table-cell>
          <table:table-cell office:value-type="float" office:value="79.5" calcext:value-type="float">
            <text:p>79,5</text:p>
          </table:table-cell>
          <table:table-cell office:value-type="float" office:value="94.2" calcext:value-type="float">
            <text:p>94,2</text:p>
          </table:table-cell>
          <table:table-cell office:value-type="float" office:value="96.5" calcext:value-type="float">
            <text:p>96,5</text:p>
          </table:table-cell>
          <table:table-cell office:value-type="float" office:value="93.4" calcext:value-type="float">
            <text:p>93,4</text:p>
          </table:table-cell>
          <table:table-cell office:value-type="float" office:value="82.5" calcext:value-type="float">
            <text:p>82,5</text:p>
          </table:table-cell>
          <table:table-cell office:value-type="float" office:value="98.7" calcext:value-type="float">
            <text:p>98,7</text:p>
          </table:table-cell>
          <table:table-cell office:value-type="float" office:value="85.3" calcext:value-type="float">
            <text:p>85,3</text:p>
          </table:table-cell>
          <table:table-cell office:value-type="float" office:value="95" calcext:value-type="float">
            <text:p>95</text:p>
          </table:table-cell>
          <table:table-cell office:value-type="float" office:value="83.5" calcext:value-type="float">
            <text:p>83,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9.3" calcext:value-type="float">
            <text:p>99,3</text:p>
          </table:table-cell>
          <table:table-cell office:value-type="float" office:value="96.7" calcext:value-type="float">
            <text:p>96,7</text:p>
          </table:table-cell>
          <table:table-cell office:value-type="float" office:value="96" calcext:value-type="float">
            <text:p>96</text:p>
          </table:table-cell>
          <table:table-cell office:value-type="float" office:value="86.8" calcext:value-type="float">
            <text:p>86,8</text:p>
          </table:table-cell>
          <table:table-cell office:value-type="float" office:value="84.7" calcext:value-type="float">
            <text:p>84,7</text:p>
          </table:table-cell>
          <table:table-cell office:value-type="float" office:value="97.2" calcext:value-type="float">
            <text:p>97,2</text:p>
          </table:table-cell>
          <table:table-cell office:value-type="float" office:value="95" calcext:value-type="float">
            <text:p>95</text:p>
          </table:table-cell>
          <table:table-cell office:value-type="float" office:value="93.1" calcext:value-type="float">
            <text:p>93,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9.7" calcext:value-type="float">
            <text:p>99,7</text:p>
          </table:table-cell>
          <table:table-cell table:style-name="Default" office:value-type="float" office:value="83.4" calcext:value-type="float">
            <text:p>83,4</text:p>
          </table:table-cell>
          <table:table-cell table:style-name="ce32" office:value-type="float" office:value="89.6" calcext:value-type="float">
            <text:p>89,6</text:p>
          </table:table-cell>
          <table:table-cell table:style-name="ce32" office:value-type="float" office:value="95.5" calcext:value-type="float">
            <text:p>95,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6.6" calcext:value-type="float">
            <text:p>96,6</text:p>
          </table:table-cell>
          <table:table-cell office:value-type="float" office:value="81.4" calcext:value-type="float">
            <text:p>81,4</text:p>
          </table:table-cell>
          <table:table-cell office:value-type="float" office:value="94.25" calcext:value-type="float">
            <text:p>94,25</text:p>
          </table:table-cell>
          <table:table-cell office:value-type="float" office:value="98.5" calcext:value-type="float">
            <text:p>98,5</text:p>
          </table:table-cell>
          <table:table-cell office:value-type="float" office:value="80.6" calcext:value-type="float">
            <text:p>80,6</text:p>
          </table:table-cell>
          <table:table-cell office:value-type="float" office:value="87.6" calcext:value-type="float">
            <text:p>87,6</text:p>
          </table:table-cell>
          <table:table-cell office:value-type="float" office:value="84.6" calcext:value-type="float">
            <text:p>84,6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,5</text:p>
          </table:table-cell>
          <table:table-cell office:value-type="float" office:value="79.6" calcext:value-type="float">
            <text:p>79,6</text:p>
          </table:table-cell>
          <table:table-cell office:value-type="float" office:value="87" calcext:value-type="float">
            <text:p>87</text:p>
          </table:table-cell>
          <table:table-cell office:value-type="float" office:value="76.8" calcext:value-type="float">
            <text:p>76,8</text:p>
          </table:table-cell>
          <table:table-cell office:value-type="float" office:value="80.4" calcext:value-type="float">
            <text:p>80,4</text:p>
          </table:table-cell>
          <table:table-cell office:value-type="float" office:value="88.8" calcext:value-type="float">
            <text:p>88,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7.2" calcext:value-type="float">
            <text:p>97,2</text:p>
          </table:table-cell>
          <table:table-cell office:value-type="float" office:value="79.7" calcext:value-type="float">
            <text:p>79,7</text:p>
          </table:table-cell>
          <table:table-cell office:value-type="float" office:value="80.1" calcext:value-type="float">
            <text:p>80,1</text:p>
          </table:table-cell>
          <table:table-cell office:value-type="float" office:value="87.4" calcext:value-type="float">
            <text:p>87,4</text:p>
          </table:table-cell>
          <table:table-cell office:value-type="float" office:value="89.4" calcext:value-type="float">
            <text:p>89,4</text:p>
          </table:table-cell>
          <table:table-cell/>
          <table:table-cell office:value-type="float" office:value="80.2" calcext:value-type="float">
            <text:p>80,2</text:p>
          </table:table-cell>
          <table:table-cell office:value-type="float" office:value="87.7" calcext:value-type="float">
            <text:p>87,7</text:p>
          </table:table-cell>
          <table:table-cell office:value-type="float" office:value="99.2" calcext:value-type="float">
            <text:p>99,2</text:p>
          </table:table-cell>
          <table:table-cell office:value-type="float" office:value="84.4" calcext:value-type="float">
            <text:p>84,4</text:p>
          </table:table-cell>
          <table:table-cell office:value-type="float" office:value="83.7" calcext:value-type="float">
            <text:p>83,7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87.6" calcext:value-type="float">
            <text:p>87,6</text:p>
          </table:table-cell>
          <table:table-cell table:style-name="Default" office:value-type="float" office:value="89.1" calcext:value-type="float">
            <text:p>89,1</text:p>
          </table:table-cell>
          <table:table-cell table:style-name="Default" office:value-type="float" office:value="88.6" calcext:value-type="float">
            <text:p>88,6</text:p>
          </table:table-cell>
          <table:table-cell table:style-name="Default" office:value-type="float" office:value="82.7" calcext:value-type="float">
            <text:p>82,7</text:p>
          </table:table-cell>
          <table:table-cell table:style-name="Default" office:value-type="float" office:value="73.2" calcext:value-type="float">
            <text:p>73,2</text:p>
          </table:table-cell>
          <table:table-cell table:style-name="Default" office:value-type="float" office:value="70.5" calcext:value-type="float">
            <text:p>70,5</text:p>
          </table:table-cell>
          <table:table-cell table:style-name="Default" office:value-type="float" office:value="92.8" calcext:value-type="float">
            <text:p>92,8</text:p>
          </table:table-cell>
          <table:table-cell office:value-type="float" office:value="101" calcext:value-type="float">
            <text:p>101</text:p>
          </table:table-cell>
          <table:table-cell office:value-type="float" office:value="98.3" calcext:value-type="float">
            <text:p>98,3</text:p>
          </table:table-cell>
          <table:table-cell office:value-type="float" office:value="81.3" calcext:value-type="float">
            <text:p>81,3</text:p>
          </table:table-cell>
          <table:table-cell office:value-type="float" office:value="101.8" calcext:value-type="float">
            <text:p>101,8</text:p>
          </table:table-cell>
          <table:table-cell office:value-type="float" office:value="83.5" calcext:value-type="float">
            <text:p>83,5</text:p>
          </table:table-cell>
          <table:table-cell office:value-type="float" office:value="84.5" calcext:value-type="float">
            <text:p>84,5</text:p>
          </table:table-cell>
          <table:table-cell office:value-type="float" office:value="82.4" calcext:value-type="float">
            <text:p>82,4</text:p>
          </table:table-cell>
          <table:table-cell office:value-type="float" office:value="87.6" calcext:value-type="float">
            <text:p>87,6</text:p>
          </table:table-cell>
          <table:table-cell office:value-type="float" office:value="83.6" calcext:value-type="float">
            <text:p>83,6</text:p>
          </table:table-cell>
          <table:table-cell office:value-type="float" office:value="72.6" calcext:value-type="float">
            <text:p>72,6</text:p>
          </table:table-cell>
          <table:table-cell office:value-type="float" office:value="90" calcext:value-type="float">
            <text:p>90</text:p>
          </table:table-cell>
          <table:table-cell office:value-type="float" office:value="69.2" calcext:value-type="float">
            <text:p>69,2</text:p>
          </table:table-cell>
          <table:table-cell office:value-type="float" office:value="101" calcext:value-type="float">
            <text:p>101</text:p>
          </table:table-cell>
          <table:table-cell office:value-type="float" office:value="98.3" calcext:value-type="float">
            <text:p>98,3</text:p>
          </table:table-cell>
          <table:table-cell office:value-type="float" office:value="87.1" calcext:value-type="float">
            <text:p>87,1</text:p>
          </table:table-cell>
          <table:table-cell office:value-type="float" office:value="84.5" calcext:value-type="float">
            <text:p>84,5</text:p>
          </table:table-cell>
          <table:table-cell office:value-type="float" office:value="85.6" calcext:value-type="float">
            <text:p>85,6</text:p>
          </table:table-cell>
          <table:table-cell office:value-type="float" office:value="90.3" calcext:value-type="float">
            <text:p>90,3</text:p>
          </table:table-cell>
          <table:table-cell office:value-type="float" office:value="91.1" calcext:value-type="float">
            <text:p>91,1</text:p>
          </table:table-cell>
          <table:table-cell office:value-type="float" office:value="97" calcext:value-type="float">
            <text:p>97</text:p>
          </table:table-cell>
          <table:table-cell office:value-type="float" office:value="74.4" calcext:value-type="float">
            <text:p>74,4</text:p>
          </table:table-cell>
          <table:table-cell office:value-type="float" office:value="96.6" calcext:value-type="float">
            <text:p>96,6</text:p>
          </table:table-cell>
          <table:table-cell office:value-type="float" office:value="98.6" calcext:value-type="float">
            <text:p>98,6</text:p>
          </table:table-cell>
          <table:table-cell office:value-type="float" office:value="79.8" calcext:value-type="float">
            <text:p>79,8</text:p>
          </table:table-cell>
          <table:table-cell office:value-type="float" office:value="96.8" calcext:value-type="float">
            <text:p>96,8</text:p>
          </table:table-cell>
          <table:table-cell office:value-type="float" office:value="70.5" calcext:value-type="float">
            <text:p>70,5</text:p>
          </table:table-cell>
          <table:table-cell office:value-type="float" office:value="103.2" calcext:value-type="float">
            <text:p>103,2</text:p>
          </table:table-cell>
          <table:table-cell office:value-type="float" office:value="100.6" calcext:value-type="float">
            <text:p>100,6</text:p>
          </table:table-cell>
          <table:table-cell office:value-type="float" office:value="103" calcext:value-type="float">
            <text:p>103</text:p>
          </table:table-cell>
          <table:table-cell office:value-type="float" office:value="79.6" calcext:value-type="float">
            <text:p>79,6</text:p>
          </table:table-cell>
          <table:table-cell office:value-type="float" office:value="86.1" calcext:value-type="float">
            <text:p>86,1</text:p>
          </table:table-cell>
          <table:table-cell office:value-type="float" office:value="77.2" calcext:value-type="float">
            <text:p>77,2</text:p>
          </table:table-cell>
          <table:table-cell office:value-type="float" office:value="80.9" calcext:value-type="float">
            <text:p>80,9</text:p>
          </table:table-cell>
          <table:table-cell office:value-type="float" office:value="85.8" calcext:value-type="float">
            <text:p>85,8</text:p>
          </table:table-cell>
          <table:table-cell office:value-type="float" office:value="86.8" calcext:value-type="float">
            <text:p>86,8</text:p>
          </table:table-cell>
          <table:table-cell office:value-type="float" office:value="80.2" calcext:value-type="float">
            <text:p>80,2</text:p>
          </table:table-cell>
          <table:table-cell office:value-type="float" office:value="96" calcext:value-type="float">
            <text:p>96</text:p>
          </table:table-cell>
          <table:table-cell office:value-type="float" office:value="86.3" calcext:value-type="float">
            <text:p>86,3</text:p>
          </table:table-cell>
          <table:table-cell office:value-type="float" office:value="85.2" calcext:value-type="float">
            <text:p>85,2</text:p>
          </table:table-cell>
          <table:table-cell office:value-type="float" office:value="79" calcext:value-type="float">
            <text:p>79</text:p>
          </table:table-cell>
          <table:table-cell office:value-type="float" office:value="82.5" calcext:value-type="float">
            <text:p>82,5</text:p>
          </table:table-cell>
          <table:table-cell office:value-type="float" office:value="83" calcext:value-type="float">
            <text:p>83</text:p>
          </table:table-cell>
          <table:table-cell office:value-type="float" office:value="78.9" calcext:value-type="float">
            <text:p>78,9</text:p>
          </table:table-cell>
          <table:table-cell office:value-type="float" office:value="90.2" calcext:value-type="float">
            <text:p>90,2</text:p>
          </table:table-cell>
          <table:table-cell office:value-type="float" office:value="78.5" calcext:value-type="float">
            <text:p>78,5</text:p>
          </table:table-cell>
          <table:table-cell office:value-type="float" office:value="80.5" calcext:value-type="float">
            <text:p>80,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4.5" calcext:value-type="float">
            <text:p>84,5</text:p>
          </table:table-cell>
          <table:table-cell office:value-type="float" office:value="54" calcext:value-type="float">
            <text:p>54</text:p>
          </table:table-cell>
          <table:table-cell office:value-type="float" office:value="82.8" calcext:value-type="float">
            <text:p>82,8</text:p>
          </table:table-cell>
          <table:table-cell office:value-type="float" office:value="81.1" calcext:value-type="float">
            <text:p>81,1</text:p>
          </table:table-cell>
          <table:table-cell office:value-type="float" office:value="82.8" calcext:value-type="float">
            <text:p>82,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7.6" calcext:value-type="float">
            <text:p>77,6</text:p>
          </table:table-cell>
          <table:table-cell office:value-type="float" office:value="78.6" calcext:value-type="float">
            <text:p>78,6</text:p>
          </table:table-cell>
          <table:table-cell office:value-type="float" office:value="89.3" calcext:value-type="float">
            <text:p>89,3</text:p>
          </table:table-cell>
          <table:table-cell office:value-type="float" office:value="78.9" calcext:value-type="float">
            <text:p>78,9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0.3" calcext:value-type="float">
            <text:p>80,3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,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1.6" calcext:value-type="float">
            <text:p>8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.9" calcext:value-type="float">
            <text:p>80,9</text:p>
          </table:table-cell>
          <table:table-cell office:value-type="float" office:value="83.9" calcext:value-type="float">
            <text:p>83,9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,3</text:p>
          </table:table-cell>
          <table:table-cell office:value-type="float" office:value="82.6" calcext:value-type="float">
            <text:p>82,6</text:p>
          </table:table-cell>
          <table:table-cell office:value-type="float" office:value="78.2" calcext:value-type="float">
            <text:p>78,2</text:p>
          </table:table-cell>
          <table:table-cell office:value-type="float" office:value="86.3" calcext:value-type="float">
            <text:p>86,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1.3" calcext:value-type="float">
            <text:p>81,3</text:p>
          </table:table-cell>
          <table:table-cell/>
          <table:table-cell office:value-type="float" office:value="83.2" calcext:value-type="float">
            <text:p>83,2</text:p>
          </table:table-cell>
          <table:table-cell office:value-type="float" office:value="79" calcext:value-type="float">
            <text:p>79</text:p>
          </table:table-cell>
          <table:table-cell office:value-type="float" office:value="79.8" calcext:value-type="float">
            <text:p>79,8</text:p>
          </table:table-cell>
          <table:table-cell office:value-type="float" office:value="77.6" calcext:value-type="float">
            <text:p>77,6</text:p>
          </table:table-cell>
          <table:table-cell office:value-type="float" office:value="78.4" calcext:value-type="float">
            <text:p>78,4</text:p>
          </table:table-cell>
          <table:table-cell table:number-columns-repeated="8"/>
          <table:table-cell office:value-type="float" office:value="75.9" calcext:value-type="float">
            <text:p>75,9</text:p>
          </table:table-cell>
          <table:table-cell office:value-type="float" office:value="76.5" calcext:value-type="float">
            <text:p>76,5</text:p>
          </table:table-cell>
          <table:table-cell office:value-type="float" office:value="87.6" calcext:value-type="float">
            <text:p>87,6</text:p>
          </table:table-cell>
          <table:table-cell office:value-type="float" office:value="85" calcext:value-type="float">
            <text:p>85</text:p>
          </table:table-cell>
          <table:table-cell office:value-type="float" office:value="101.4" calcext:value-type="float">
            <text:p>101,4</text:p>
          </table:table-cell>
          <table:table-cell office:value-type="float" office:value="79.5" calcext:value-type="float">
            <text:p>79,5</text:p>
          </table:table-cell>
          <table:table-cell office:value-type="float" office:value="75" calcext:value-type="float">
            <text:p>75</text:p>
          </table:table-cell>
          <table:table-cell office:value-type="float" office:value="77.3" calcext:value-type="float">
            <text:p>77,3</text:p>
          </table:table-cell>
          <table:table-cell office:value-type="float" office:value="101.3" calcext:value-type="float">
            <text:p>101,3</text:p>
          </table:table-cell>
          <table:table-cell office:value-type="float" office:value="94" calcext:value-type="float">
            <text:p>94</text:p>
          </table:table-cell>
          <table:table-cell office:value-type="float" office:value="82.5" calcext:value-type="float">
            <text:p>82,5</text:p>
          </table:table-cell>
          <table:table-cell office:value-type="float" office:value="103.8" calcext:value-type="float">
            <text:p>103,8</text:p>
          </table:table-cell>
          <table:table-cell table:style-name="ce22" table:number-columns-repeated="7"/>
          <table:table-cell table:style-name="Default"/>
          <table:table-cell table:style-name="ce22" office:value-type="float" office:value="82.4" calcext:value-type="float">
            <text:p>82,4</text:p>
          </table:table-cell>
          <table:table-cell table:style-name="ce22" office:value-type="float" office:value="82.7" calcext:value-type="float">
            <text:p>82,7</text:p>
          </table:table-cell>
          <table:table-cell office:value-type="float" office:value="79.1" calcext:value-type="float">
            <text:p>79,1</text:p>
          </table:table-cell>
          <table:table-cell office:value-type="float" office:value="80.2" calcext:value-type="float">
            <text:p>80,2</text:p>
          </table:table-cell>
          <table:table-cell office:value-type="float" office:value="78" calcext:value-type="float">
            <text:p>78</text:p>
          </table:table-cell>
          <table:table-cell office:value-type="float" office:value="91.8" calcext:value-type="float">
            <text:p>91,8</text:p>
          </table:table-cell>
          <table:table-cell/>
          <table:table-cell office:value-type="float" office:value="84.15" calcext:value-type="float">
            <text:p>84,15</text:p>
          </table:table-cell>
          <table:table-cell office:value-type="float" office:value="87" calcext:value-type="float">
            <text:p>87</text:p>
          </table:table-cell>
          <table:table-cell office:value-type="float" office:value="81.25" calcext:value-type="float">
            <text:p>81,25</text:p>
          </table:table-cell>
          <table:table-cell office:value-type="float" office:value="84.2" calcext:value-type="float">
            <text:p>84,2</text:p>
          </table:table-cell>
          <table:table-cell office:value-type="float" office:value="79.9" calcext:value-type="float">
            <text:p>79,9</text:p>
          </table:table-cell>
          <table:table-cell office:value-type="float" office:value="80.4" calcext:value-type="float">
            <text:p>80,4</text:p>
          </table:table-cell>
          <table:table-cell office:value-type="float" office:value="82.3" calcext:value-type="float">
            <text:p>82,3</text:p>
          </table:table-cell>
          <table:table-cell office:value-type="float" office:value="85.8" calcext:value-type="float">
            <text:p>85,8</text:p>
          </table:table-cell>
          <table:table-cell office:value-type="float" office:value="78.5" calcext:value-type="float">
            <text:p>78,5</text:p>
          </table:table-cell>
          <table:table-cell office:value-type="float" office:value="83" calcext:value-type="float">
            <text:p>83</text:p>
          </table:table-cell>
          <table:table-cell office:value-type="float" office:value="83.6" calcext:value-type="float">
            <text:p>83,6</text:p>
          </table:table-cell>
          <table:table-cell office:value-type="float" office:value="85" calcext:value-type="float">
            <text:p>85</text:p>
          </table:table-cell>
          <table:table-cell office:value-type="float" office:value="90.7" calcext:value-type="float">
            <text:p>90,7</text:p>
          </table:table-cell>
          <table:table-cell office:value-type="float" office:value="74.4" calcext:value-type="float">
            <text:p>74,4</text:p>
          </table:table-cell>
          <table:table-cell office:value-type="float" office:value="83.2" calcext:value-type="float">
            <text:p>83,2</text:p>
          </table:table-cell>
          <table:table-cell office:value-type="float" office:value="103" calcext:value-type="float">
            <text:p>103</text:p>
          </table:table-cell>
          <table:table-cell office:value-type="float" office:value="83.3" calcext:value-type="float">
            <text:p>83,3</text:p>
          </table:table-cell>
          <table:table-cell office:value-type="float" office:value="91.7" calcext:value-type="float">
            <text:p>91,7</text:p>
          </table:table-cell>
          <table:table-cell office:value-type="float" office:value="85.2" calcext:value-type="float">
            <text:p>85,2</text:p>
          </table:table-cell>
          <table:table-cell office:value-type="float" office:value="80.5" calcext:value-type="float">
            <text:p>80,5</text:p>
          </table:table-cell>
          <table:table-cell office:value-type="float" office:value="78.4" calcext:value-type="float">
            <text:p>78,4</text:p>
          </table:table-cell>
          <table:table-cell office:value-type="float" office:value="84.3" calcext:value-type="float">
            <text:p>84,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.6" calcext:value-type="float">
            <text:p>82,6</text:p>
          </table:table-cell>
          <table:table-cell office:value-type="float" office:value="81.5" calcext:value-type="float">
            <text:p>81,5</text:p>
          </table:table-cell>
          <table:table-cell office:value-type="float" office:value="80" calcext:value-type="float">
            <text:p>80</text:p>
          </table:table-cell>
          <table:table-cell office:value-type="float" office:value="77.6" calcext:value-type="float">
            <text:p>77,6</text:p>
          </table:table-cell>
          <table:table-cell office:value-type="float" office:value="79" calcext:value-type="float">
            <text:p>79</text:p>
          </table:table-cell>
          <table:table-cell office:value-type="float" office:value="91.3" calcext:value-type="float">
            <text:p>91,3</text:p>
          </table:table-cell>
          <table:table-cell office:value-type="float" office:value="72.6" calcext:value-type="float">
            <text:p>72,6</text:p>
          </table:table-cell>
          <table:table-cell office:value-type="float" office:value="74" calcext:value-type="float">
            <text:p>74</text:p>
          </table:table-cell>
          <table:table-cell office:value-type="float" office:value="79.8" calcext:value-type="float">
            <text:p>79,8</text:p>
          </table:table-cell>
          <table:table-cell office:value-type="float" office:value="77.7" calcext:value-type="float">
            <text:p>77,7</text:p>
          </table:table-cell>
          <table:table-cell office:value-type="float" office:value="82.3" calcext:value-type="float">
            <text:p>82,3</text:p>
          </table:table-cell>
          <table:table-cell office:value-type="float" office:value="78.9" calcext:value-type="float">
            <text:p>78,9</text:p>
          </table:table-cell>
          <table:table-cell office:value-type="float" office:value="79" calcext:value-type="float">
            <text:p>79</text:p>
          </table:table-cell>
          <table:table-cell office:value-type="float" office:value="78.7" calcext:value-type="float">
            <text:p>78,7</text:p>
          </table:table-cell>
          <table:table-cell office:value-type="float" office:value="80.1" calcext:value-type="float">
            <text:p>80,1</text:p>
          </table:table-cell>
          <table:table-cell office:value-type="float" office:value="79.6" calcext:value-type="float">
            <text:p>79,6</text:p>
          </table:table-cell>
          <table:table-cell office:value-type="float" office:value="79.3" calcext:value-type="float">
            <text:p>79,3</text:p>
          </table:table-cell>
          <table:table-cell office:value-type="float" office:value="73" calcext:value-type="float">
            <text:p>73</text:p>
          </table:table-cell>
          <table:table-cell office:value-type="float" office:value="78.9" calcext:value-type="float">
            <text:p>78,9</text:p>
          </table:table-cell>
          <table:table-cell office:value-type="float" office:value="74" calcext:value-type="float">
            <text:p>74</text:p>
          </table:table-cell>
          <table:table-cell office:value-type="float" office:value="83.9" calcext:value-type="float">
            <text:p>83,9</text:p>
          </table:table-cell>
          <table:table-cell office:value-type="float" office:value="80.6" calcext:value-type="float">
            <text:p>80,6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,3</text:p>
          </table:table-cell>
          <table:table-cell office:value-type="float" office:value="79.8" calcext:value-type="float">
            <text:p>79,8</text:p>
          </table:table-cell>
          <table:table-cell office:value-type="float" office:value="80" calcext:value-type="float">
            <text:p>80</text:p>
          </table:table-cell>
          <table:table-cell office:value-type="float" office:value="74.3" calcext:value-type="float">
            <text:p>74,3</text:p>
          </table:table-cell>
          <table:table-cell office:value-type="float" office:value="84.5" calcext:value-type="float">
            <text:p>84,5</text:p>
          </table:table-cell>
          <table:table-cell office:value-type="float" office:value="91.2" calcext:value-type="float">
            <text:p>91,2</text:p>
          </table:table-cell>
          <table:table-cell office:value-type="float" office:value="75" calcext:value-type="float">
            <text:p>75</text:p>
          </table:table-cell>
          <table:table-cell office:value-type="float" office:value="84.5" calcext:value-type="float">
            <text:p>84,5</text:p>
          </table:table-cell>
          <table:table-cell office:value-type="float" office:value="83.2" calcext:value-type="float">
            <text:p>83,2</text:p>
          </table:table-cell>
          <table:table-cell office:value-type="float" office:value="83.1" calcext:value-type="float">
            <text:p>83,1</text:p>
          </table:table-cell>
          <table:table-cell office:value-type="float" office:value="86.8" calcext:value-type="float">
            <text:p>86,8</text:p>
          </table:table-cell>
          <table:table-cell office:value-type="float" office:value="73.2" calcext:value-type="float">
            <text:p>73,2</text:p>
          </table:table-cell>
          <table:table-cell office:value-type="float" office:value="78.8" calcext:value-type="float">
            <text:p>78,8</text:p>
          </table:table-cell>
          <table:table-cell office:value-type="float" office:value="78.4" calcext:value-type="float">
            <text:p>78,4</text:p>
          </table:table-cell>
          <table:table-cell table:number-columns-repeated="4"/>
          <table:table-cell office:value-type="float" office:value="81.7" calcext:value-type="float">
            <text:p>81,7</text:p>
          </table:table-cell>
          <table:table-cell office:value-type="float" office:value="80" calcext:value-type="float">
            <text:p>80</text:p>
          </table:table-cell>
          <table:table-cell office:value-type="float" office:value="90.8" calcext:value-type="float">
            <text:p>90,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,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,5</text:p>
          </table:table-cell>
          <table:table-cell office:value-type="float" office:value="81.6" calcext:value-type="float">
            <text:p>81,6</text:p>
          </table:table-cell>
          <table:table-cell office:value-type="float" office:value="86.8" calcext:value-type="float">
            <text:p>86,8</text:p>
          </table:table-cell>
          <table:table-cell office:value-type="float" office:value="83.8" calcext:value-type="float">
            <text:p>83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7" calcext:value-type="float">
            <text:p>77</text:p>
          </table:table-cell>
          <table:table-cell office:value-type="float" office:value="76.4" calcext:value-type="float">
            <text:p>76,4</text:p>
          </table:table-cell>
          <table:table-cell office:value-type="float" office:value="94" calcext:value-type="float">
            <text:p>94</text:p>
          </table:table-cell>
          <table:table-cell office:value-type="float" office:value="80.4" calcext:value-type="float">
            <text:p>80,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,5</text:p>
          </table:table-cell>
          <table:table-cell office:value-type="float" office:value="82.5" calcext:value-type="float">
            <text:p>82,5</text:p>
          </table:table-cell>
          <table:table-cell office:value-type="float" office:value="92.3" calcext:value-type="float">
            <text:p>92,3</text:p>
          </table:table-cell>
          <table:table-cell office:value-type="float" office:value="75.8" calcext:value-type="float">
            <text:p>75,8</text:p>
          </table:table-cell>
          <table:table-cell office:value-type="float" office:value="80.6" calcext:value-type="float">
            <text:p>80,6</text:p>
          </table:table-cell>
          <table:table-cell office:value-type="float" office:value="77.75" calcext:value-type="float">
            <text:p>77,75</text:p>
          </table:table-cell>
          <table:table-cell office:value-type="float" office:value="78.7" calcext:value-type="float">
            <text:p>78,7</text:p>
          </table:table-cell>
          <table:table-cell office:value-type="float" office:value="94.4" calcext:value-type="float">
            <text:p>94,4</text:p>
          </table:table-cell>
          <table:table-cell office:value-type="float" office:value="79.6" calcext:value-type="float">
            <text:p>79,6</text:p>
          </table:table-cell>
          <table:table-cell office:value-type="float" office:value="75.6" calcext:value-type="float">
            <text:p>75,6</text:p>
          </table:table-cell>
          <table:table-cell office:value-type="float" office:value="84.5" calcext:value-type="float">
            <text:p>84,5</text:p>
          </table:table-cell>
          <table:table-cell office:value-type="float" office:value="84.2" calcext:value-type="float">
            <text:p>84,2</text:p>
          </table:table-cell>
          <table:table-cell office:value-type="float" office:value="85" calcext:value-type="float">
            <text:p>85</text:p>
          </table:table-cell>
          <table:table-cell office:value-type="float" office:value="82.5" calcext:value-type="float">
            <text:p>82,5</text:p>
          </table:table-cell>
          <table:table-cell office:value-type="float" office:value="90.1" calcext:value-type="float">
            <text:p>90,1</text:p>
          </table:table-cell>
          <table:table-cell office:value-type="float" office:value="77.8" calcext:value-type="float">
            <text:p>77,8</text:p>
          </table:table-cell>
          <table:table-cell office:value-type="float" office:value="77.4" calcext:value-type="float">
            <text:p>77,4</text:p>
          </table:table-cell>
          <table:table-cell office:value-type="float" office:value="80.4" calcext:value-type="float">
            <text:p>80,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7.8" calcext:value-type="float">
            <text:p>77,8</text:p>
          </table:table-cell>
          <table:table-cell office:value-type="float" office:value="79.1" calcext:value-type="float">
            <text:p>79,1</text:p>
          </table:table-cell>
          <table:table-cell office:value-type="float" office:value="76.7" calcext:value-type="float">
            <text:p>76,7</text:p>
          </table:table-cell>
          <table:table-cell office:value-type="float" office:value="97" calcext:value-type="float">
            <text:p>97</text:p>
          </table:table-cell>
          <table:table-cell office:value-type="float" office:value="83.9" calcext:value-type="float">
            <text:p>83,9</text:p>
          </table:table-cell>
          <table:table-cell office:value-type="float" office:value="88" calcext:value-type="float">
            <text:p>88</text:p>
          </table:table-cell>
          <table:table-cell office:value-type="float" office:value="77.8" calcext:value-type="float">
            <text:p>77,8</text:p>
          </table:table-cell>
          <table:table-cell office:value-type="float" office:value="80" calcext:value-type="float">
            <text:p>80</text:p>
          </table:table-cell>
          <table:table-cell office:value-type="float" office:value="83.4" calcext:value-type="float">
            <text:p>83,4</text:p>
          </table:table-cell>
          <table:table-cell office:value-type="float" office:value="77.5" calcext:value-type="float">
            <text:p>77,5</text:p>
          </table:table-cell>
          <table:table-cell table:number-columns-repeated="5"/>
          <table:table-cell office:value-type="float" office:value="78.5" calcext:value-type="float">
            <text:p>78,5</text:p>
          </table:table-cell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,3</text:p>
          </table:table-cell>
          <table:table-cell office:value-type="float" office:value="75.2" calcext:value-type="float">
            <text:p>75,2</text:p>
          </table:table-cell>
          <table:table-cell office:value-type="float" office:value="84.17" calcext:value-type="float">
            <text:p>84,17</text:p>
          </table:table-cell>
          <table:table-cell office:value-type="float" office:value="91.8" calcext:value-type="float">
            <text:p>91,8</text:p>
          </table:table-cell>
          <table:table-cell office:value-type="float" office:value="80.07" calcext:value-type="float">
            <text:p>80,07</text:p>
          </table:table-cell>
          <table:table-cell office:value-type="float" office:value="72.4" calcext:value-type="float">
            <text:p>72,4</text:p>
          </table:table-cell>
          <table:table-cell office:value-type="float" office:value="81.92" calcext:value-type="float">
            <text:p>81,92</text:p>
          </table:table-cell>
          <table:table-cell office:value-type="float" office:value="91.4" calcext:value-type="float">
            <text:p>91,4</text:p>
          </table:table-cell>
          <table:table-cell office:value-type="float" office:value="80.4" calcext:value-type="float">
            <text:p>80,4</text:p>
          </table:table-cell>
          <table:table-cell office:value-type="float" office:value="74.8" calcext:value-type="float">
            <text:p>74,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.8" calcext:value-type="float">
            <text:p>77,8</text:p>
          </table:table-cell>
          <table:table-cell office:value-type="float" office:value="73" calcext:value-type="float">
            <text:p>73</text:p>
          </table:table-cell>
          <table:table-cell office:value-type="float" office:value="79.2" calcext:value-type="float">
            <text:p>79,2</text:p>
          </table:table-cell>
          <table:table-cell office:value-type="float" office:value="84.8" calcext:value-type="float">
            <text:p>84,8</text:p>
          </table:table-cell>
          <table:table-cell office:value-type="float" office:value="84.3" calcext:value-type="float">
            <text:p>84,3</text:p>
          </table:table-cell>
          <table:table-cell office:value-type="float" office:value="92.8" calcext:value-type="float">
            <text:p>92,8</text:p>
          </table:table-cell>
          <table:table-cell office:value-type="float" office:value="76.6" calcext:value-type="float">
            <text:p>76,6</text:p>
          </table:table-cell>
          <table:table-cell office:value-type="float" office:value="87.6" calcext:value-type="float">
            <text:p>87,6</text:p>
          </table:table-cell>
          <table:table-cell office:value-type="float" office:value="85.5" calcext:value-type="float">
            <text:p>85,5</text:p>
          </table:table-cell>
          <table:table-cell office:value-type="float" office:value="83.4" calcext:value-type="float">
            <text:p>83,4</text:p>
          </table:table-cell>
          <table:table-cell office:value-type="float" office:value="84.5" calcext:value-type="float">
            <text:p>84,5</text:p>
          </table:table-cell>
          <table:table-cell office:value-type="float" office:value="80.8" calcext:value-type="float">
            <text:p>80,8</text:p>
          </table:table-cell>
          <table:table-cell office:value-type="float" office:value="77.2" calcext:value-type="float">
            <text:p>77,2</text:p>
          </table:table-cell>
          <table:table-cell office:value-type="float" office:value="82" calcext:value-type="float">
            <text:p>82</text:p>
          </table:table-cell>
          <table:table-cell office:value-type="float" office:value="87.2" calcext:value-type="float">
            <text:p>87,2</text:p>
          </table:table-cell>
          <table:table-cell office:value-type="float" office:value="84.5" calcext:value-type="float">
            <text:p>84,5</text:p>
          </table:table-cell>
          <table:table-cell office:value-type="float" office:value="87.2" calcext:value-type="float">
            <text:p>87,2</text:p>
          </table:table-cell>
          <table:table-cell office:value-type="float" office:value="82.4" calcext:value-type="float">
            <text:p>82,4</text:p>
          </table:table-cell>
          <table:table-cell office:value-type="float" office:value="86.5" calcext:value-type="float">
            <text:p>86,5</text:p>
          </table:table-cell>
          <table:table-cell office:value-type="float" office:value="82.4" calcext:value-type="float">
            <text:p>82,4</text:p>
          </table:table-cell>
          <table:table-cell office:value-type="float" office:value="80.4" calcext:value-type="float">
            <text:p>80,4</text:p>
          </table:table-cell>
          <table:table-cell office:value-type="float" office:value="76.6" calcext:value-type="float">
            <text:p>76,6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81.5" calcext:value-type="float">
            <text:p>81,5</text:p>
          </table:table-cell>
          <table:table-cell office:value-type="float" office:value="78.6" calcext:value-type="float">
            <text:p>78,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.3" calcext:value-type="float">
            <text:p>78,3</text:p>
          </table:table-cell>
          <table:table-cell office:value-type="float" office:value="81.2" calcext:value-type="float">
            <text:p>81,2</text:p>
          </table:table-cell>
          <table:table-cell office:value-type="float" office:value="78.2" calcext:value-type="float">
            <text:p>78,2</text:p>
          </table:table-cell>
          <table:table-cell office:value-type="float" office:value="84.8" calcext:value-type="float">
            <text:p>84,8</text:p>
          </table:table-cell>
          <table:table-cell office:value-type="float" office:value="79.6" calcext:value-type="float">
            <text:p>79,6</text:p>
          </table:table-cell>
          <table:table-cell office:value-type="float" office:value="84.4" calcext:value-type="float">
            <text:p>84,4</text:p>
          </table:table-cell>
          <table:table-cell office:value-type="float" office:value="75.5" calcext:value-type="float">
            <text:p>75,5</text:p>
          </table:table-cell>
          <table:table-cell office:value-type="float" office:value="81.6" calcext:value-type="float">
            <text:p>81,6</text:p>
          </table:table-cell>
          <table:table-cell office:value-type="float" office:value="86.7" calcext:value-type="float">
            <text:p>86,7</text:p>
          </table:table-cell>
          <table:table-cell office:value-type="float" office:value="89.7" calcext:value-type="float">
            <text:p>89,7</text:p>
          </table:table-cell>
          <table:table-cell office:value-type="float" office:value="75.4" calcext:value-type="float">
            <text:p>75,4</text:p>
          </table:table-cell>
          <table:table-cell office:value-type="float" office:value="81.2" calcext:value-type="float">
            <text:p>81,2</text:p>
          </table:table-cell>
          <table:table-cell office:value-type="float" office:value="81.5" calcext:value-type="float">
            <text:p>81,5</text:p>
          </table:table-cell>
          <table:table-cell office:value-type="float" office:value="81.4" calcext:value-type="float">
            <text:p>81,4</text:p>
          </table:table-cell>
          <table:table-cell office:value-type="float" office:value="82.1" calcext:value-type="float">
            <text:p>82,1</text:p>
          </table:table-cell>
          <table:table-cell office:value-type="float" office:value="84.2" calcext:value-type="float">
            <text:p>84,2</text:p>
          </table:table-cell>
          <table:table-cell office:value-type="float" office:value="81.8" calcext:value-type="float">
            <text:p>81,8</text:p>
          </table:table-cell>
          <table:table-cell office:value-type="float" office:value="77" calcext:value-type="float">
            <text:p>77</text:p>
          </table:table-cell>
          <table:table-cell office:value-type="float" office:value="80.8" calcext:value-type="float">
            <text:p>80,8</text:p>
          </table:table-cell>
          <table:table-cell office:value-type="float" office:value="76.6" calcext:value-type="float">
            <text:p>76,6</text:p>
          </table:table-cell>
          <table:table-cell office:value-type="float" office:value="83.2" calcext:value-type="float">
            <text:p>83,2</text:p>
          </table:table-cell>
          <table:table-cell office:value-type="float" office:value="83.6" calcext:value-type="float">
            <text:p>83,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,8</text:p>
          </table:table-cell>
          <table:table-cell office:value-type="float" office:value="81.5" calcext:value-type="float">
            <text:p>81,5</text:p>
          </table:table-cell>
          <table:table-cell office:value-type="float" office:value="83.6" calcext:value-type="float">
            <text:p>83,6</text:p>
          </table:table-cell>
          <table:table-cell office:value-type="float" office:value="80.1" calcext:value-type="float">
            <text:p>80,1</text:p>
          </table:table-cell>
          <table:table-cell office:value-type="float" office:value="83.4" calcext:value-type="float">
            <text:p>83,4</text:p>
          </table:table-cell>
          <table:table-cell office:value-type="float" office:value="84" calcext:value-type="float">
            <text:p>84</text:p>
          </table:table-cell>
          <table:table-cell office:value-type="float" office:value="78.7" calcext:value-type="float">
            <text:p>78,7</text:p>
          </table:table-cell>
          <table:table-cell office:value-type="float" office:value="73.3" calcext:value-type="float">
            <text:p>73,3</text:p>
          </table:table-cell>
          <table:table-cell office:value-type="float" office:value="76.2" calcext:value-type="float">
            <text:p>76,2</text:p>
          </table:table-cell>
          <table:table-cell office:value-type="float" office:value="77.8" calcext:value-type="float">
            <text:p>77,8</text:p>
          </table:table-cell>
          <table:table-cell office:value-type="float" office:value="74" calcext:value-type="float">
            <text:p>74</text:p>
          </table:table-cell>
          <table:table-cell office:value-type="float" office:value="80.5" calcext:value-type="float">
            <text:p>80,5</text:p>
          </table:table-cell>
          <table:table-cell office:value-type="float" office:value="87.3" calcext:value-type="float">
            <text:p>87,3</text:p>
          </table:table-cell>
          <table:table-cell office:value-type="float" office:value="87.1" calcext:value-type="float">
            <text:p>87,1</text:p>
          </table:table-cell>
          <table:table-cell table:number-columns-repeated="2"/>
          <table:table-cell office:value-type="float" office:value="85.3" calcext:value-type="float">
            <text:p>85,3</text:p>
          </table:table-cell>
          <table:table-cell office:value-type="float" office:value="84" calcext:value-type="float">
            <text:p>84</text:p>
          </table:table-cell>
          <table:table-cell office:value-type="float" office:value="80.2" calcext:value-type="float">
            <text:p>80,2</text:p>
          </table:table-cell>
          <table:table-cell office:value-type="float" office:value="81.6" calcext:value-type="float">
            <text:p>81,6</text:p>
          </table:table-cell>
          <table:table-cell office:value-type="float" office:value="75.4" calcext:value-type="float">
            <text:p>75,4</text:p>
          </table:table-cell>
          <table:table-cell office:value-type="float" office:value="78.6" calcext:value-type="float">
            <text:p>78,6</text:p>
          </table:table-cell>
          <table:table-cell office:value-type="float" office:value="74.5" calcext:value-type="float">
            <text:p>74,5</text:p>
          </table:table-cell>
          <table:table-cell office:value-type="float" office:value="81.8" calcext:value-type="float">
            <text:p>81,8</text:p>
          </table:table-cell>
          <table:table-cell office:value-type="float" office:value="81.5" calcext:value-type="float">
            <text:p>81,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75.2" calcext:value-type="float">
            <text:p>75,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6.5" calcext:value-type="float">
            <text:p>86,5</text:p>
          </table:table-cell>
          <table:table-cell office:value-type="float" office:value="90.06" calcext:value-type="float">
            <text:p>90,06</text:p>
          </table:table-cell>
          <table:table-cell office:value-type="float" office:value="72" calcext:value-type="float">
            <text:p>72</text:p>
          </table:table-cell>
          <table:table-cell office:value-type="float" office:value="78.5" calcext:value-type="float">
            <text:p>78,5</text:p>
          </table:table-cell>
          <table:table-cell office:value-type="float" office:value="83.3" calcext:value-type="float">
            <text:p>83,3</text:p>
          </table:table-cell>
          <table:table-cell office:value-type="float" office:value="78.4" calcext:value-type="float">
            <text:p>78,4</text:p>
          </table:table-cell>
          <table:table-cell office:value-type="float" office:value="84.2" calcext:value-type="float">
            <text:p>84,2</text:p>
          </table:table-cell>
          <table:table-cell office:value-type="float" office:value="83.4" calcext:value-type="float">
            <text:p>83,4</text:p>
          </table:table-cell>
          <table:table-cell office:value-type="float" office:value="75.3" calcext:value-type="float">
            <text:p>75,3</text:p>
          </table:table-cell>
          <table:table-cell office:value-type="float" office:value="77" calcext:value-type="float">
            <text:p>77</text:p>
          </table:table-cell>
          <table:table-cell office:value-type="float" office:value="75.5" calcext:value-type="float">
            <text:p>75,5</text:p>
          </table:table-cell>
          <table:table-cell office:value-type="float" office:value="75.8" calcext:value-type="float">
            <text:p>75,8</text:p>
          </table:table-cell>
          <table:table-cell office:value-type="float" office:value="74.5" calcext:value-type="float">
            <text:p>74,5</text:p>
          </table:table-cell>
          <table:table-cell office:value-type="float" office:value="87.6" calcext:value-type="float">
            <text:p>87,6</text:p>
          </table:table-cell>
          <table:table-cell office:value-type="float" office:value="78.8" calcext:value-type="float">
            <text:p>78,8</text:p>
          </table:table-cell>
          <table:table-cell office:value-type="float" office:value="86.6" calcext:value-type="float">
            <text:p>86,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3.63" calcext:value-type="float">
            <text:p>73,63</text:p>
          </table:table-cell>
          <table:table-cell office:value-type="float" office:value="78.1" calcext:value-type="float">
            <text:p>78,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7.6" calcext:value-type="float">
            <text:p>77,6</text:p>
          </table:table-cell>
          <table:table-cell office:value-type="float" office:value="79.4" calcext:value-type="float">
            <text:p>79,4</text:p>
          </table:table-cell>
          <table:table-cell office:value-type="float" office:value="75.2" calcext:value-type="float">
            <text:p>75,2</text:p>
          </table:table-cell>
          <table:table-cell office:value-type="float" office:value="74.3" calcext:value-type="float">
            <text:p>74,3</text:p>
          </table:table-cell>
          <table:table-cell office:value-type="float" office:value="78.8" calcext:value-type="float">
            <text:p>78,8</text:p>
          </table:table-cell>
          <table:table-cell office:value-type="float" office:value="76.4" calcext:value-type="float">
            <text:p>76,4</text:p>
          </table:table-cell>
          <table:table-cell office:value-type="float" office:value="76.6" calcext:value-type="float">
            <text:p>76,6</text:p>
          </table:table-cell>
          <table:table-cell office:value-type="float" office:value="88" calcext:value-type="float">
            <text:p>88</text:p>
          </table:table-cell>
          <table:table-cell office:value-type="float" office:value="84.3" calcext:value-type="float">
            <text:p>84,3</text:p>
          </table:table-cell>
          <table:table-cell office:value-type="float" office:value="88" calcext:value-type="float">
            <text:p>88</text:p>
          </table:table-cell>
          <table:table-cell office:value-type="float" office:value="90.5" calcext:value-type="float">
            <text:p>90,5</text:p>
          </table:table-cell>
          <table:table-cell office:value-type="float" office:value="82.5" calcext:value-type="float">
            <text:p>82,5</text:p>
          </table:table-cell>
          <table:table-cell office:value-type="float" office:value="76" calcext:value-type="float">
            <text:p>76</text:p>
          </table:table-cell>
          <table:table-cell office:value-type="float" office:value="72.6" calcext:value-type="float">
            <text:p>72,6</text:p>
          </table:table-cell>
          <table:table-cell office:value-type="float" office:value="83" calcext:value-type="float">
            <text:p>83</text:p>
          </table:table-cell>
          <table:table-cell office:value-type="float" office:value="76.4" calcext:value-type="float">
            <text:p>76,4</text:p>
          </table:table-cell>
          <table:table-cell office:value-type="float" office:value="86.6" calcext:value-type="float">
            <text:p>86,6</text:p>
          </table:table-cell>
          <table:table-cell office:value-type="float" office:value="85.4" calcext:value-type="float">
            <text:p>85,4</text:p>
          </table:table-cell>
          <table:table-cell office:value-type="float" office:value="72.8" calcext:value-type="float">
            <text:p>72,8</text:p>
          </table:table-cell>
          <table:table-cell office:value-type="float" office:value="79.4" calcext:value-type="float">
            <text:p>79,4</text:p>
          </table:table-cell>
          <table:table-cell office:value-type="float" office:value="86.8" calcext:value-type="float">
            <text:p>86,8</text:p>
          </table:table-cell>
          <table:table-cell office:value-type="float" office:value="80.5" calcext:value-type="float">
            <text:p>80,5</text:p>
          </table:table-cell>
          <table:table-cell office:value-type="float" office:value="81.1" calcext:value-type="float">
            <text:p>81,1</text:p>
          </table:table-cell>
          <table:table-cell office:value-type="float" office:value="76" calcext:value-type="float">
            <text:p>76</text:p>
          </table:table-cell>
          <table:table-cell office:value-type="float" office:value="74.4" calcext:value-type="float">
            <text:p>74,4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80" calcext:value-type="float">
            <text:p>80</text:p>
          </table:table-cell>
          <table:table-cell office:value-type="float" office:value="78.2" calcext:value-type="float">
            <text:p>78,2</text:p>
          </table:table-cell>
          <table:table-cell office:value-type="float" office:value="74.5" calcext:value-type="float">
            <text:p>74,5</text:p>
          </table:table-cell>
          <table:table-cell office:value-type="float" office:value="76.8" calcext:value-type="float">
            <text:p>76,8</text:p>
          </table:table-cell>
          <table:table-cell office:value-type="float" office:value="76" calcext:value-type="float">
            <text:p>76</text:p>
          </table:table-cell>
          <table:table-cell office:value-type="float" office:value="76.5" calcext:value-type="float">
            <text:p>76,5</text:p>
          </table:table-cell>
          <table:table-cell office:value-type="float" office:value="77.2" calcext:value-type="float">
            <text:p>77,2</text:p>
          </table:table-cell>
          <table:table-cell office:value-type="float" office:value="76.9" calcext:value-type="float">
            <text:p>76,9</text:p>
          </table:table-cell>
          <table:table-cell office:value-type="float" office:value="75.1" calcext:value-type="float">
            <text:p>75,1</text:p>
          </table:table-cell>
          <table:table-cell office:value-type="float" office:value="78.1" calcext:value-type="float">
            <text:p>78,1</text:p>
          </table:table-cell>
          <table:table-cell office:value-type="float" office:value="79.8" calcext:value-type="float">
            <text:p>79,8</text:p>
          </table:table-cell>
          <table:table-cell office:value-type="float" office:value="80.3" calcext:value-type="float">
            <text:p>80,3</text:p>
          </table:table-cell>
          <table:table-cell office:value-type="float" office:value="78" calcext:value-type="float">
            <text:p>78</text:p>
          </table:table-cell>
          <table:table-cell office:value-type="float" office:value="79.8" calcext:value-type="float">
            <text:p>79,8</text:p>
          </table:table-cell>
          <table:table-cell office:value-type="float" office:value="78.2" calcext:value-type="float">
            <text:p>78,2</text:p>
          </table:table-cell>
          <table:table-cell office:value-type="float" office:value="79.1" calcext:value-type="float">
            <text:p>79,1</text:p>
          </table:table-cell>
          <table:table-cell office:value-type="float" office:value="82.2" calcext:value-type="float">
            <text:p>82,2</text:p>
          </table:table-cell>
          <table:table-cell office:value-type="float" office:value="77.6" calcext:value-type="float">
            <text:p>77,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1.6" calcext:value-type="float">
            <text:p>91,6</text:p>
          </table:table-cell>
          <table:table-cell office:value-type="float" office:value="83.3" calcext:value-type="float">
            <text:p>83,3</text:p>
          </table:table-cell>
          <table:table-cell office:value-type="float" office:value="87.3" calcext:value-type="float">
            <text:p>87,3</text:p>
          </table:table-cell>
          <table:table-cell office:value-type="float" office:value="92.2" calcext:value-type="float">
            <text:p>92,2</text:p>
          </table:table-cell>
          <table:table-cell office:value-type="float" office:value="81.1" calcext:value-type="float">
            <text:p>81,1</text:p>
          </table:table-cell>
          <table:table-cell office:value-type="float" office:value="83.3" calcext:value-type="float">
            <text:p>83,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6.7" calcext:value-type="float">
            <text:p>86,7</text:p>
          </table:table-cell>
          <table:table-cell table:number-columns-repeated="4"/>
          <table:table-cell office:value-type="float" office:value="89.1" calcext:value-type="float">
            <text:p>89,1</text:p>
          </table:table-cell>
          <table:table-cell office:value-type="float" office:value="84.6" calcext:value-type="float">
            <text:p>84,6</text:p>
          </table:table-cell>
          <table:table-cell office:value-type="float" office:value="85.6" calcext:value-type="float">
            <text:p>85,6</text:p>
          </table:table-cell>
          <table:table-cell office:value-type="float" office:value="92.2" calcext:value-type="float">
            <text:p>92,2</text:p>
          </table:table-cell>
          <table:table-cell office:value-type="float" office:value="82.8" calcext:value-type="float">
            <text:p>82,8</text:p>
          </table:table-cell>
          <table:table-cell office:value-type="float" office:value="93.6" calcext:value-type="float">
            <text:p>93,6</text:p>
          </table:table-cell>
          <table:table-cell office:value-type="float" office:value="86.5" calcext:value-type="float">
            <text:p>86,5</text:p>
          </table:table-cell>
          <table:table-cell office:value-type="float" office:value="88.4" calcext:value-type="float">
            <text:p>88,4</text:p>
          </table:table-cell>
          <table:table-cell office:value-type="float" office:value="79.1" calcext:value-type="float">
            <text:p>79,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,5</text:p>
          </table:table-cell>
          <table:table-cell office:value-type="float" office:value="86" calcext:value-type="float">
            <text:p>86</text:p>
          </table:table-cell>
          <table:table-cell office:value-type="float" office:value="76.5" calcext:value-type="float">
            <text:p>76,5</text:p>
          </table:table-cell>
          <table:table-cell office:value-type="float" office:value="88" calcext:value-type="float">
            <text:p>88</text:p>
          </table:table-cell>
          <table:table-cell office:value-type="float" office:value="78.3" calcext:value-type="float">
            <text:p>78,3</text:p>
          </table:table-cell>
          <table:table-cell office:value-type="float" office:value="83" calcext:value-type="float">
            <text:p>83</text:p>
          </table:table-cell>
          <table:table-cell office:value-type="float" office:value="89.2" calcext:value-type="float">
            <text:p>89,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.5" calcext:value-type="float">
            <text:p>85,5</text:p>
          </table:table-cell>
          <table:table-cell office:value-type="float" office:value="81.5" calcext:value-type="float">
            <text:p>81,5</text:p>
          </table:table-cell>
          <table:table-cell office:value-type="float" office:value="79.6" calcext:value-type="float">
            <text:p>79,6</text:p>
          </table:table-cell>
          <table:table-cell office:value-type="float" office:value="81.8" calcext:value-type="float">
            <text:p>81,8</text:p>
          </table:table-cell>
          <table:table-cell office:value-type="float" office:value="86.1" calcext:value-type="float">
            <text:p>86,1</text:p>
          </table:table-cell>
          <table:table-cell office:value-type="float" office:value="75.6" calcext:value-type="float">
            <text:p>75,6</text:p>
          </table:table-cell>
          <table:table-cell office:value-type="float" office:value="89.4" calcext:value-type="float">
            <text:p>89,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7.9" calcext:value-type="float">
            <text:p>87,9</text:p>
          </table:table-cell>
          <table:table-cell office:value-type="float" office:value="78.4" calcext:value-type="float">
            <text:p>78,4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75.4" calcext:value-type="float">
            <text:p>75,4</text:p>
          </table:table-cell>
          <table:table-cell office:value-type="float" office:value="91.1" calcext:value-type="float">
            <text:p>91,1</text:p>
          </table:table-cell>
          <table:table-cell office:value-type="float" office:value="74.2" calcext:value-type="float">
            <text:p>74,2</text:p>
          </table:table-cell>
          <table:table-cell office:value-type="float" office:value="78" calcext:value-type="float">
            <text:p>78</text:p>
          </table:table-cell>
          <table:table-cell office:value-type="float" office:value="78.2" calcext:value-type="float">
            <text:p>78,2</text:p>
          </table:table-cell>
          <table:table-cell office:value-type="float" office:value="76.2" calcext:value-type="float">
            <text:p>76,2</text:p>
          </table:table-cell>
          <table:table-cell office:value-type="float" office:value="78.5" calcext:value-type="float">
            <text:p>78,5</text:p>
          </table:table-cell>
          <table:table-cell office:value-type="float" office:value="85.4" calcext:value-type="float">
            <text:p>85,4</text:p>
          </table:table-cell>
          <table:table-cell office:value-type="float" office:value="75" calcext:value-type="float">
            <text:p>75</text:p>
          </table:table-cell>
          <table:table-cell office:value-type="float" office:value="79.7" calcext:value-type="float">
            <text:p>79,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5.3" calcext:value-type="float">
            <text:p>85,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9.4" calcext:value-type="float">
            <text:p>79,4</text:p>
          </table:table-cell>
          <table:table-cell office:value-type="float" office:value="77.7" calcext:value-type="float">
            <text:p>77,7</text:p>
          </table:table-cell>
          <table:table-cell office:value-type="float" office:value="78" calcext:value-type="float">
            <text:p>78</text:p>
          </table:table-cell>
          <table:table-cell office:value-type="float" office:value="76.4" calcext:value-type="float">
            <text:p>76,4</text:p>
          </table:table-cell>
          <table:table-cell office:value-type="float" office:value="81.4" calcext:value-type="float">
            <text:p>81,4</text:p>
          </table:table-cell>
          <table:table-cell office:value-type="float" office:value="80.5" calcext:value-type="float">
            <text:p>80,5</text:p>
          </table:table-cell>
          <table:table-cell office:value-type="float" office:value="77.1" calcext:value-type="float">
            <text:p>77,1</text:p>
          </table:table-cell>
          <table:table-cell office:value-type="float" office:value="83.8" calcext:value-type="float">
            <text:p>83,8</text:p>
          </table:table-cell>
          <table:table-cell office:value-type="float" office:value="81.2" calcext:value-type="float">
            <text:p>81,2</text:p>
          </table:table-cell>
          <table:table-cell office:value-type="float" office:value="83.7" calcext:value-type="float">
            <text:p>83,7</text:p>
          </table:table-cell>
          <table:table-cell office:value-type="float" office:value="82.6" calcext:value-type="float">
            <text:p>82,6</text:p>
          </table:table-cell>
          <table:table-cell office:value-type="float" office:value="84.9" calcext:value-type="float">
            <text:p>84,9</text:p>
          </table:table-cell>
          <table:table-cell office:value-type="float" office:value="86.7" calcext:value-type="float">
            <text:p>86,7</text:p>
          </table:table-cell>
          <table:table-cell office:value-type="float" office:value="84.9" calcext:value-type="float">
            <text:p>84,9</text:p>
          </table:table-cell>
          <table:table-cell office:value-type="float" office:value="83.3" calcext:value-type="float">
            <text:p>83,3</text:p>
          </table:table-cell>
          <table:table-cell office:value-type="float" office:value="96.8" calcext:value-type="float">
            <text:p>96,8</text:p>
          </table:table-cell>
          <table:table-cell office:value-type="float" office:value="82" calcext:value-type="float">
            <text:p>82</text:p>
          </table:table-cell>
          <table:table-cell office:value-type="float" office:value="79.6" calcext:value-type="float">
            <text:p>79,6</text:p>
          </table:table-cell>
          <table:table-cell office:value-type="float" office:value="86.4" calcext:value-type="float">
            <text:p>86,4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,5</text:p>
          </table:table-cell>
          <table:table-cell office:value-type="float" office:value="75.2" calcext:value-type="float">
            <text:p>75,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.4" calcext:value-type="float">
            <text:p>78,4</text:p>
          </table:table-cell>
          <table:table-cell office:value-type="float" office:value="82.4" calcext:value-type="float">
            <text:p>82,4</text:p>
          </table:table-cell>
          <table:table-cell office:value-type="float" office:value="84" calcext:value-type="float">
            <text:p>84</text:p>
          </table:table-cell>
          <table:table-cell office:value-type="float" office:value="80.4" calcext:value-type="float">
            <text:p>80,4</text:p>
          </table:table-cell>
          <table:table-cell office:value-type="float" office:value="86.5" calcext:value-type="float">
            <text:p>86,5</text:p>
          </table:table-cell>
          <table:table-cell office:value-type="float" office:value="83.5" calcext:value-type="float">
            <text:p>83,5</text:p>
          </table:table-cell>
          <table:table-cell office:value-type="float" office:value="80" calcext:value-type="float">
            <text:p>80</text:p>
          </table:table-cell>
          <table:table-cell office:value-type="float" office:value="80.1" calcext:value-type="float">
            <text:p>80,1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,5</text:p>
          </table:table-cell>
          <table:table-cell office:value-type="float" office:value="81" calcext:value-type="float">
            <text:p>81</text:p>
          </table:table-cell>
          <table:table-cell office:value-type="float" office:value="81.2" calcext:value-type="float">
            <text:p>81,2</text:p>
          </table:table-cell>
          <table:table-cell office:value-type="float" office:value="81" calcext:value-type="float">
            <text:p>81</text:p>
          </table:table-cell>
          <table:table-cell office:value-type="float" office:value="81.8" calcext:value-type="float">
            <text:p>81,8</text:p>
          </table:table-cell>
          <table:table-cell office:value-type="float" office:value="89.4" calcext:value-type="float">
            <text:p>89,4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9.4" calcext:value-type="float">
            <text:p>89,4</text:p>
          </table:table-cell>
          <table:table-cell table:style-name="Default" office:value-type="float" office:value="87.7" calcext:value-type="float">
            <text:p>87,7</text:p>
          </table:table-cell>
          <table:table-cell table:style-name="Default" office:value-type="float" office:value="76.5" calcext:value-type="float">
            <text:p>76,5</text:p>
          </table:table-cell>
          <table:table-cell table:style-name="Default" office:value-type="float" office:value="74.5" calcext:value-type="float">
            <text:p>74,5</text:p>
          </table:table-cell>
          <table:table-cell table:style-name="Default" office:value-type="float" office:value="88.5" calcext:value-type="float">
            <text:p>88,5</text:p>
          </table:table-cell>
          <table:table-cell table:style-name="Default" office:value-type="float" office:value="77.4" calcext:value-type="float">
            <text:p>77,4</text:p>
          </table:table-cell>
          <table:table-cell table:style-name="Default" office:value-type="float" office:value="83.4" calcext:value-type="float">
            <text:p>83,4</text:p>
          </table:table-cell>
          <table:table-cell table:style-name="Default" office:value-type="float" office:value="88.6" calcext:value-type="float">
            <text:p>88,6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1.2" calcext:value-type="float">
            <text:p>81,2</text:p>
          </table:table-cell>
          <table:table-cell table:style-name="Default" office:value-type="float" office:value="77.6" calcext:value-type="float">
            <text:p>77,6</text:p>
          </table:table-cell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81.5" calcext:value-type="float">
            <text:p>81,5</text:p>
          </table:table-cell>
          <table:table-cell table:style-name="Default" office:value-type="float" office:value="81.4" calcext:value-type="float">
            <text:p>81,4</text:p>
          </table:table-cell>
          <table:table-cell table:style-name="Default" office:value-type="float" office:value="84.1" calcext:value-type="float">
            <text:p>84,1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7.1" calcext:value-type="float">
            <text:p>87,1</text:p>
          </table:table-cell>
          <table:table-cell table:style-name="Default" office:value-type="float" office:value="86.2" calcext:value-type="float">
            <text:p>86,2</text:p>
          </table:table-cell>
          <table:table-cell table:style-name="Default" office:value-type="float" office:value="79.6" calcext:value-type="float">
            <text:p>79,6</text:p>
          </table:table-cell>
          <table:table-cell table:style-name="Default" office:value-type="float" office:value="77.6" calcext:value-type="float">
            <text:p>77,6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.1" calcext:value-type="float">
            <text:p>85,1</text:p>
          </table:table-cell>
          <table:table-cell table:style-name="Default" office:value-type="float" office:value="84.3" calcext:value-type="float">
            <text:p>84,3</text:p>
          </table:table-cell>
          <table:table-cell table:style-name="Default" office:value-type="float" office:value="76.8" calcext:value-type="float">
            <text:p>76,8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.2" calcext:value-type="float">
            <text:p>81,2</text:p>
          </table:table-cell>
          <table:table-cell table:style-name="Default" table:number-columns-repeated="2"/>
        </table:table-row>
        <table:table-row table:style-name="ro3">
          <table:table-cell table:style-name="ce3" office:value-type="string" calcext:value-type="string">
            <text:p>U<text:span text:style-name="T2">выс. III диап,</text:span><text:span text:style-name="T3">В /дин</text:span></text:p>
          </table:table-cell>
          <table:table-cell table:style-name="Default"/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8.5" calcext:value-type="float">
            <text:p>28,5</text:p>
          </table:table-cell>
          <table:table-cell table:number-columns-repeated="2" table:style-name="Default" office:value-type="float" office:value="27.7" calcext:value-type="float">
            <text:p>27,7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5"/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25" calcext:value-type="float">
            <text:p>26,25</text:p>
          </table:table-cell>
          <table:table-cell table:style-name="Default" office:value-type="float" office:value="27.65" calcext:value-type="float">
            <text:p>27,65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6.45" calcext:value-type="float">
            <text:p>26,45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25.4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string" calcext:value-type="string">
            <text:p>26.8</text:p>
          </table:table-cell>
          <table:table-cell table:style-name="Default" office:value-type="string" calcext:value-type="string">
            <text:p>26.0</text:p>
          </table:table-cell>
          <table:table-cell table:style-name="Default"/>
          <table:table-cell table:style-name="Default" office:value-type="string" calcext:value-type="string">
            <text:p>28.9</text:p>
          </table:table-cell>
          <table:table-cell table:style-name="Default" office:value-type="string" calcext:value-type="string">
            <text:p>27.4</text:p>
          </table:table-cell>
          <table:table-cell table:style-name="Default" office:value-type="string" calcext:value-type="string">
            <text:p>26.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table:number-columns-repeated="2"/>
          <table:table-cell table:style-name="Default" office:value-type="float" office:value="54.3" calcext:value-type="float">
            <text:p>54,3</text:p>
          </table:table-cell>
          <table:table-cell table:style-name="Default" office:value-type="float" office:value="55.8" calcext:value-type="float">
            <text:p>55,8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53.3" calcext:value-type="float">
            <text:p>53,3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98" calcext:value-type="float">
            <text:p>26,98</text:p>
          </table:table-cell>
          <table:table-cell table:style-name="Default" office:value-type="float" office:value="28.9" calcext:value-type="float">
            <text:p>28,9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.5" calcext:value-type="float">
            <text:p>27,5</text:p>
          </table:table-cell>
          <table:table-cell table:number-columns-repeated="2" table:style-name="Default" office:value-type="float" office:value="27.2" calcext:value-type="float">
            <text:p>27,2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/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table:number-columns-repeated="16"/>
          <table:table-cell table:number-columns-repeated="2" table:style-name="Default" office:value-type="float" office:value="27.9" calcext:value-type="float">
            <text:p>27,9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4.95" calcext:value-type="float">
            <text:p>24,95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number-columns-repeated="3"/>
          <table:table-cell table:style-name="Default" office:value-type="float" office:value="25.5" calcext:value-type="float">
            <text:p>25,5</text:p>
          </table:table-cell>
          <table:table-cell table:style-name="Default"/>
          <table:table-cell table:style-name="Default" office:value-type="float" office:value="26.4" calcext:value-type="float">
            <text:p>26,4</text:p>
          </table:table-cell>
          <table:table-cell table:style-name="Default" table:number-columns-repeated="3"/>
          <table:table-cell table:style-name="Default" office:value-type="float" office:value="25.7" calcext:value-type="float">
            <text:p>25,7</text:p>
          </table:table-cell>
          <table:table-cell table:style-name="Default"/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5.25" calcext:value-type="float">
            <text:p>25,25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table:number-columns-repeated="2"/>
          <table:table-cell table:style-name="Default" office:value-type="float" office:value="26.2" calcext:value-type="float">
            <text:p>26,2</text:p>
          </table:table-cell>
          <table:table-cell table:style-name="Default" table:number-columns-repeated="6"/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8.15" calcext:value-type="float">
            <text:p>28,15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5.76" calcext:value-type="float">
            <text:p>25,76</text:p>
          </table:table-cell>
          <table:table-cell table:style-name="Default" office:value-type="float" office:value="26.4" calcext:value-type="float">
            <text:p>26,4</text:p>
          </table:table-cell>
          <table:table-cell table:style-name="ce13" office:value-type="float" office:value="26.6" calcext:value-type="float">
            <text:p>26,6</text:p>
          </table:table-cell>
          <table:table-cell table:style-name="Default" office:value-type="float" office:value="25.1" calcext:value-type="float">
            <text:p>25,1</text:p>
          </table:table-cell>
          <table:table-cell table:style-name="Default" office:value-type="float" office:value="26.2" calcext:value-type="float">
            <text:p>26,2</text:p>
          </table:table-cell>
          <table:table-cell table:number-columns-repeated="2" table:style-name="Default" office:value-type="float" office:value="27.1" calcext:value-type="float">
            <text:p>27,1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8.4" calcext:value-type="float">
            <text:p>28,4</text:p>
          </table:table-cell>
          <table:table-cell table:style-name="Default" office:value-type="float" office:value="25.1" calcext:value-type="float">
            <text:p>25,1</text:p>
          </table:table-cell>
          <table:table-cell table:style-name="Default" table:number-columns-repeated="10"/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6.05" calcext:value-type="float">
            <text:p>26,05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string" calcext:value-type="string">
            <text:p>25,8-&gt;24,7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30.2" calcext:value-type="float">
            <text:p>30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5.1" calcext:value-type="float">
            <text:p>25,1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8.75" calcext:value-type="float">
            <text:p>28,75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5.4" calcext:value-type="float">
            <text:p>25,4</text:p>
          </table:table-cell>
          <table:table-cell table:number-columns-repeated="2" table:style-name="Default" office:value-type="float" office:value="26.6" calcext:value-type="float">
            <text:p>26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8.6" calcext:value-type="float">
            <text:p>28,6</text:p>
          </table:table-cell>
          <table:table-cell table:number-columns-repeated="2" table:style-name="Default" office:value-type="float" office:value="26.4" calcext:value-type="float">
            <text:p>26,4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5.7" calcext:value-type="float">
            <text:p>25,7</text:p>
          </table:table-cell>
          <table:table-cell table:number-columns-repeated="2" table:style-name="Default" office:value-type="float" office:value="26.2" calcext:value-type="float">
            <text:p>26,2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.9" calcext:value-type="float">
            <text:p>28,9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8.9" calcext:value-type="float">
            <text:p>28,9</text:p>
          </table:table-cell>
          <table:table-cell table:number-columns-repeated="3" table:style-name="Default" office:value-type="float" office:value="26.2" calcext:value-type="float">
            <text:p>26,2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9.1" calcext:value-type="float">
            <text:p>29,1</text:p>
          </table:table-cell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5.3" calcext:value-type="float">
            <text:p>25,3</text:p>
          </table:table-cell>
          <table:table-cell table:number-columns-repeated="2" table:style-name="Default" office:value-type="float" office:value="26.1" calcext:value-type="float">
            <text:p>26,1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5" calcext:value-type="float">
            <text:p>26,5</text:p>
          </table:table-cell>
          <table:table-cell table:number-columns-repeated="2" table:style-name="Default" office:value-type="float" office:value="26.4" calcext:value-type="float">
            <text:p>26,4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5.9" calcext:value-type="float">
            <text:p>25,9</text:p>
          </table:table-cell>
          <table:table-cell table:number-columns-repeated="2" table:style-name="Default" office:value-type="float" office:value="25.5" calcext:value-type="float">
            <text:p>25,5</text:p>
          </table:table-cell>
          <table:table-cell office:value-type="float" office:value="26.05" calcext:value-type="float">
            <text:p>26,05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7.55" calcext:value-type="float">
            <text:p>27,55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table:number-columns-repeated="5"/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9.75" calcext:value-type="float">
            <text:p>29,75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7.7" calcext:value-type="float">
            <text:p>27,7</text:p>
          </table:table-cell>
          <table:table-cell table:number-columns-repeated="2" table:style-name="Default" office:value-type="float" office:value="26.7" calcext:value-type="float">
            <text:p>26,7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.3" calcext:value-type="float">
            <text:p>31,3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3" calcext:value-type="float">
            <text:p>26,3</text:p>
          </table:table-cell>
          <table:table-cell table:number-columns-repeated="2" office:value-type="float" office:value="25.8" calcext:value-type="float">
            <text:p>25,8</text:p>
          </table:table-cell>
          <table:table-cell office:value-type="float" office:value="26.8" calcext:value-type="float">
            <text:p>26,8</text:p>
          </table:table-cell>
          <table:table-cell office:value-type="float" office:value="26.1" calcext:value-type="float">
            <text:p>26,1</text:p>
          </table:table-cell>
          <table:table-cell office:value-type="float" office:value="26.6" calcext:value-type="float">
            <text:p>26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5" calcext:value-type="float">
            <text:p>26,5</text:p>
          </table:table-cell>
          <table:table-cell table:number-columns-repeated="2" table:style-name="Default" office:value-type="float" office:value="26.1" calcext:value-type="float">
            <text:p>26,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6.2" calcext:value-type="float">
            <text:p>26,2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8.2" calcext:value-type="float">
            <text:p>28,2</text:p>
          </table:table-cell>
          <table:table-cell table:number-columns-repeated="2" table:style-name="Default" office:value-type="float" office:value="27.5" calcext:value-type="float">
            <text:p>27,5</text:p>
          </table:table-cell>
          <table:table-cell table:style-name="Default" office:value-type="float" office:value="28.1" calcext:value-type="float">
            <text:p>28,1</text:p>
          </table:table-cell>
          <table:table-cell office:value-type="float" office:value="28.9" calcext:value-type="float">
            <text:p>28,9</text:p>
          </table:table-cell>
          <table:table-cell office:value-type="float" office:value="26.8" calcext:value-type="float">
            <text:p>26,8</text:p>
          </table:table-cell>
          <table:table-cell office:value-type="float" office:value="27.6" calcext:value-type="float">
            <text:p>27,6</text:p>
          </table:table-cell>
          <table:table-cell office:value-type="float" office:value="28.9" calcext:value-type="float">
            <text:p>28,9</text:p>
          </table:table-cell>
          <table:table-cell office:value-type="float" office:value="27.4" calcext:value-type="float">
            <text:p>27,4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.3" calcext:value-type="float">
            <text:p>28,3</text:p>
          </table:table-cell>
          <table:table-cell table:number-columns-repeated="2" table:style-name="Default" office:value-type="float" office:value="29.9" calcext:value-type="float">
            <text:p>29,9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9.4" calcext:value-type="float">
            <text:p>29,4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.3" calcext:value-type="float">
            <text:p>27,3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 table:style-name="Default" office:value-type="float" office:value="29.9" calcext:value-type="float">
            <text:p>29,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31.2" calcext:value-type="float">
            <text:p>31,2</text:p>
          </table:table-cell>
          <table:table-cell table:style-name="Default" office:value-type="float" office:value="30.3" calcext:value-type="float">
            <text:p>30,3</text:p>
          </table:table-cell>
          <table:table-cell table:style-name="Default" office:value-type="float" office:value="31.1" calcext:value-type="float">
            <text:p>31,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.1" calcext:value-type="float">
            <text:p>31,1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31.1" calcext:value-type="float">
            <text:p>31,1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15" calcext:value-type="float">
            <text:p>27,15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5" calcext:value-type="float">
            <text:p>27,5</text:p>
          </table:table-cell>
          <table:table-cell table:number-columns-repeated="2" table:style-name="Default" office:value-type="float" office:value="29.3" calcext:value-type="float">
            <text:p>29,3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.9" calcext:value-type="float">
            <text:p>28,9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9.2" calcext:value-type="float">
            <text:p>29,2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/>
          <table:table-cell table:style-name="Default" office:value-type="float" office:value="30.55" calcext:value-type="float">
            <text:p>30,55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9.8" calcext:value-type="float">
            <text:p>29,8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9.9" calcext:value-type="float">
            <text:p>29,9</text:p>
          </table:table-cell>
          <table:table-cell table:style-name="Default" office:value-type="float" office:value="28.9" calcext:value-type="float">
            <text:p>28,9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string" calcext:value-type="string">
            <text:p>29.6</text:p>
          </table:table-cell>
          <table:table-cell table:style-name="ce32" office:value-type="string" calcext:value-type="string">
            <text:p>27.3</text:p>
          </table:table-cell>
          <table:table-cell table:style-name="ce32" office:value-type="string" calcext:value-type="string">
            <text:p>28.2</text:p>
          </table:table-cell>
          <table:table-cell table:style-name="ce32" office:value-type="string" calcext:value-type="string">
            <text:p>29.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9.45" calcext:value-type="float">
            <text:p>29,45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9.05" calcext:value-type="float">
            <text:p>29,05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6.65" calcext:value-type="float">
            <text:p>26,6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65" calcext:value-type="float">
            <text:p>26,65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26.3" calcext:value-type="float">
            <text:p>26,3</text:p>
          </table:table-cell>
          <table:table-cell office:value-type="float" office:value="26.5" calcext:value-type="float">
            <text:p>26,5</text:p>
          </table:table-cell>
          <table:table-cell office:value-type="float" office:value="27.8" calcext:value-type="float">
            <text:p>27,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.4" calcext:value-type="float">
            <text:p>26,4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.9" calcext:value-type="float">
            <text:p>29,9</text:p>
          </table:table-cell>
          <table:table-cell office:value-type="float" office:value="27.8" calcext:value-type="float">
            <text:p>27,8</text:p>
          </table:table-cell>
          <table:table-cell office:value-type="float" office:value="28.2" calcext:value-type="float">
            <text:p>28,2</text:p>
          </table:table-cell>
          <table:table-cell office:value-type="float" office:value="28.3" calcext:value-type="float">
            <text:p>28,3</text:p>
          </table:table-cell>
          <table:table-cell office:value-type="float" office:value="27.1" calcext:value-type="float">
            <text:p>27,1</text:p>
          </table:table-cell>
          <table:table-cell office:value-type="float" office:value="25.2" calcext:value-type="float">
            <text:p>25,2</text:p>
          </table:table-cell>
          <table:table-cell office:value-type="float" office:value="24.8" calcext:value-type="float">
            <text:p>24,8</text:p>
          </table:table-cell>
          <table:table-cell office:value-type="float" office:value="28.8" calcext:value-type="float">
            <text:p>28,8</text:p>
          </table:table-cell>
          <table:table-cell table:style-name="Default" office:value-type="float" office:value="30.9" calcext:value-type="float">
            <text:p>30,9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4.4" calcext:value-type="float">
            <text:p>24,4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22" calcext:value-type="float">
            <text:p>27,22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8.5" calcext:value-type="float">
            <text:p>28,5</text:p>
          </table:table-cell>
          <table:table-cell table:style-name="ce36" office:value-type="float" office:value="28.8" calcext:value-type="float">
            <text:p>28,8</text:p>
          </table:table-cell>
          <table:table-cell table:style-name="Default" office:value-type="float" office:value="29.3" calcext:value-type="float">
            <text:p>29,3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9.2" calcext:value-type="float">
            <text:p>29,2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9.8" calcext:value-type="float">
            <text:p>29,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30.6" calcext:value-type="float">
            <text:p>30,6</text:p>
          </table:table-cell>
          <table:table-cell table:style-name="Default" office:value-type="float" office:value="30.2" calcext:value-type="float">
            <text:p>30,2</text:p>
          </table:table-cell>
          <table:table-cell table:style-name="Default" office:value-type="float" office:value="30.5" calcext:value-type="float">
            <text:p>30,5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6.45" calcext:value-type="float">
            <text:p>26,45</text:p>
          </table:table-cell>
          <table:table-cell table:number-columns-repeated="2" table:style-name="Default" office:value-type="float" office:value="27.5" calcext:value-type="float">
            <text:p>27,5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27.45" calcext:value-type="float">
            <text:p>27,45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65" calcext:value-type="float">
            <text:p>26,65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.35" calcext:value-type="float">
            <text:p>26,35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/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/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table:number-columns-repeated="2"/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/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1" calcext:value-type="float">
            <text:p>27,1</text:p>
          </table:table-cell>
          <table:table-cell table:number-columns-repeated="2" table:style-name="Default" office:value-type="float" office:value="26.1" calcext:value-type="float">
            <text:p>26,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table:number-columns-repeated="3"/>
          <table:table-cell table:style-name="Default" office:value-type="float" office:value="26.6" calcext:value-type="float">
            <text:p>26,6</text:p>
          </table:table-cell>
          <table:table-cell table:style-name="Default"/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number-columns-repeated="8"/>
          <table:table-cell table:style-name="Default" office:value-type="float" office:value="25.1" calcext:value-type="float">
            <text:p>25,1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30.7" calcext:value-type="float">
            <text:p>30,7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6.25" calcext:value-type="float">
            <text:p>26,25</text:p>
          </table:table-cell>
          <table:table-cell table:style-name="Default" office:value-type="float" office:value="29.8" calcext:value-type="float">
            <text:p>29,8</text:p>
          </table:table-cell>
          <table:table-cell table:style-name="Default" office:value-type="float" office:value="29.1" calcext:value-type="float">
            <text:p>29,1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30.7" calcext:value-type="float">
            <text:p>30,7</text:p>
          </table:table-cell>
          <table:table-cell table:style-name="ce23" table:number-columns-repeated="8"/>
          <table:table-cell table:style-name="ce23" office:value-type="string" calcext:value-type="string">
            <text:p>26.9</text:p>
          </table:table-cell>
          <table:table-cell table:style-name="ce23" office:value-type="string" calcext:value-type="string">
            <text:p>27.0</text:p>
          </table:table-cell>
          <table:table-cell table:style-name="Default" office:value-type="string" calcext:value-type="string">
            <text:p>26.4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/>
          <table:table-cell table:style-name="Default" office:value-type="float" office:value="27.33" calcext:value-type="float">
            <text:p>27,33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7.18" calcext:value-type="float">
            <text:p>27,18</text:p>
          </table:table-cell>
          <table:table-cell table:style-name="Default" office:value-type="float" office:value="26.41" calcext:value-type="float">
            <text:p>26,41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.2" calcext:value-type="float">
            <text:p>27,2</text:p>
          </table:table-cell>
          <table:table-cell table:number-columns-repeated="2" table:style-name="Default" office:value-type="float" office:value="27.3" calcext:value-type="float">
            <text:p>27,3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30.4" calcext:value-type="float">
            <text:p>30,4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3" calcext:value-type="float">
            <text:p>26,3</text:p>
          </table:table-cell>
          <table:table-cell table:number-columns-repeated="2" table:style-name="Default" office:value-type="float" office:value="27.4" calcext:value-type="float">
            <text:p>27,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4.8" calcext:value-type="float">
            <text:p>24,8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.1" calcext:value-type="float">
            <text:p>27,1</text:p>
          </table:table-cell>
          <table:table-cell table:number-columns-repeated="3" table:style-name="Default" office:value-type="float" office:value="26.3" calcext:value-type="float">
            <text:p>26,3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.36" calcext:value-type="float">
            <text:p>26,36</text:p>
          </table:table-cell>
          <table:table-cell table:style-name="Default" office:value-type="float" office:value="24.8" calcext:value-type="float">
            <text:p>24,8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1" calcext:value-type="float">
            <text:p>26,1</text:p>
          </table:table-cell>
          <table:table-cell table:number-columns-repeated="2" table:style-name="Default" office:value-type="float" office:value="26.6" calcext:value-type="float">
            <text:p>26,6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5.1" calcext:value-type="float">
            <text:p>25,1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table:number-columns-repeated="4"/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8.7" calcext:value-type="float">
            <text:p>28,7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3" calcext:value-type="float">
            <text:p>27,3</text:p>
          </table:table-cell>
          <table:table-cell table:number-columns-repeated="2" table:style-name="Default" office:value-type="float" office:value="26.9" calcext:value-type="float">
            <text:p>26,9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9.6" calcext:value-type="float">
            <text:p>29,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96" calcext:value-type="float">
            <text:p>26,96</text:p>
          </table:table-cell>
          <table:table-cell table:style-name="Default" office:value-type="string" calcext:value-type="string">
            <text:p>25&gt;27,2&gt;26,8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9.4" calcext:value-type="float">
            <text:p>29,4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5.82" calcext:value-type="float">
            <text:p>25,82</text:p>
          </table:table-cell>
          <table:table-cell table:style-name="Default" office:value-type="float" office:value="27.67" calcext:value-type="float">
            <text:p>27,67</text:p>
          </table:table-cell>
          <table:table-cell table:style-name="Default" office:value-type="float" office:value="27.74" calcext:value-type="float">
            <text:p>27,74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76" calcext:value-type="float">
            <text:p>26,76</text:p>
          </table:table-cell>
          <table:table-cell table:style-name="Default" office:value-type="float" office:value="28.7" calcext:value-type="float">
            <text:p>28,7</text:p>
          </table:table-cell>
          <table:table-cell table:number-columns-repeated="2" table:style-name="Default" office:value-type="float" office:value="26.1" calcext:value-type="float">
            <text:p>26,1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30.3" calcext:value-type="float">
            <text:p>30,3</text:p>
          </table:table-cell>
          <table:table-cell table:style-name="Default" office:value-type="float" office:value="27.25" calcext:value-type="float">
            <text:p>27,25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table:number-columns-repeated="5"/>
          <table:table-cell table:style-name="Default" office:value-type="float" office:value="26.25" calcext:value-type="float">
            <text:p>26,25</text:p>
          </table:table-cell>
          <table:table-cell table:style-name="Default" office:value-type="float" office:value="25.41" calcext:value-type="float">
            <text:p>25,41</text:p>
          </table:table-cell>
          <table:table-cell table:style-name="Default" office:value-type="float" office:value="26.73" calcext:value-type="float">
            <text:p>26,73</text:p>
          </table:table-cell>
          <table:table-cell table:style-name="Default" office:value-type="float" office:value="25.37" calcext:value-type="float">
            <text:p>25,37</text:p>
          </table:table-cell>
          <table:table-cell table:style-name="Default" office:value-type="float" office:value="27.75" calcext:value-type="float">
            <text:p>27,75</text:p>
          </table:table-cell>
          <table:table-cell table:style-name="Default" office:value-type="float" office:value="29.4" calcext:value-type="float">
            <text:p>29,4</text:p>
          </table:table-cell>
          <table:table-cell table:style-name="Default" office:value-type="float" office:value="26.69" calcext:value-type="float">
            <text:p>26,69</text:p>
          </table:table-cell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27.35" calcext:value-type="float">
            <text:p>27,35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4.8" calcext:value-type="float">
            <text:p>24,8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7.4" calcext:value-type="float">
            <text:p>37,4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4" calcext:value-type="float">
            <text:p>26,4</text:p>
          </table:table-cell>
          <table:table-cell table:number-columns-repeated="2" table:style-name="Default" office:value-type="float" office:value="26.8" calcext:value-type="float">
            <text:p>26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6.9" calcext:value-type="float">
            <text:p>26,9</text:p>
          </table:table-cell>
          <table:table-cell table:number-columns-repeated="2" table:style-name="Default" office:value-type="float" office:value="27.1" calcext:value-type="float">
            <text:p>27,1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.2" calcext:value-type="float">
            <text:p>29,2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.1" calcext:value-type="float">
            <text:p>25,1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45" calcext:value-type="float">
            <text:p>27,45</text:p>
          </table:table-cell>
          <table:table-cell table:style-name="Default" table:number-columns-repeated="2"/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5.6" calcext:value-type="float">
            <text:p>25,6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8.9" calcext:value-type="float">
            <text:p>28,9</text:p>
          </table:table-cell>
          <table:table-cell table:style-name="Default" office:value-type="float" office:value="24.8" calcext:value-type="float">
            <text:p>24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3" table:style-name="Default" office:value-type="float" office:value="25.5" calcext:value-type="float">
            <text:p>25,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6.5" calcext:value-type="float">
            <text:p>26,5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25.2" calcext:value-type="float">
            <text:p>25,2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7.1" calcext:value-type="float">
            <text:p>27,1</text:p>
          </table:table-cell>
          <table:table-cell table:style-name="ce32" office:value-type="string" calcext:value-type="string">
            <text:p>26.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5.65" calcext:value-type="float">
            <text:p>25,65</text:p>
          </table:table-cell>
          <table:table-cell table:number-columns-repeated="2" table:style-name="Default" office:value-type="float" office:value="25.8" calcext:value-type="float">
            <text:p>25,8</text:p>
          </table:table-cell>
          <table:table-cell table:style-name="Default" office:value-type="float" office:value="25.3" calcext:value-type="float">
            <text:p>25,3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table:number-columns-repeated="4"/>
          <table:table-cell table:style-name="Default" office:value-type="float" office:value="27.8" calcext:value-type="float">
            <text:p>27,8</text:p>
          </table:table-cell>
          <table:table-cell table:number-columns-repeated="2" table:style-name="Default" office:value-type="float" office:value="27.2" calcext:value-type="float">
            <text:p>27,2</text:p>
          </table:table-cell>
          <table:table-cell table:style-name="Default" office:value-type="float" office:value="29.4" calcext:value-type="float">
            <text:p>29,4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8.95" calcext:value-type="float">
            <text:p>28,95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8.4" calcext:value-type="float">
            <text:p>28,4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6" calcext:value-type="float">
            <text:p>27,6</text:p>
          </table:table-cell>
          <table:table-cell table:number-columns-repeated="2" table:style-name="Default" office:value-type="float" office:value="26.6" calcext:value-type="float">
            <text:p>26,6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8.7" calcext:value-type="float">
            <text:p>28,7</text:p>
          </table:table-cell>
          <table:table-cell table:style-name="Default" office:value-type="float" office:value="25.8" calcext:value-type="float">
            <text:p>25,8</text:p>
          </table:table-cell>
          <table:table-cell table:style-name="Default" office:value-type="float" office:value="30.5" calcext:value-type="float">
            <text:p>30,5</text:p>
          </table:table-cell>
          <table:table-cell table:style-name="Default" office:value-type="float" office:value="28.8" calcext:value-type="float">
            <text:p>28,8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9.7" calcext:value-type="float">
            <text:p>29,7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8.7" calcext:value-type="float">
            <text:p>28,7</text:p>
          </table:table-cell>
          <table:table-cell table:style-name="Default" office:value-type="float" office:value="25.5" calcext:value-type="float">
            <text:p>25,5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3" calcext:value-type="float">
            <text:p>26,3</text:p>
          </table:table-cell>
          <table:table-cell table:style-name="Default" office:value-type="float" office:value="27.7" calcext:value-type="float">
            <text:p>27,7</text:p>
          </table:table-cell>
          <table:table-cell table:style-name="Default" office:value-type="float" office:value="25.6" calcext:value-type="float">
            <text:p>25,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16" calcext:value-type="float">
            <text:p>26,16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08" calcext:value-type="float">
            <text:p>26,08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7.6" calcext:value-type="float">
            <text:p>27,6</text:p>
          </table:table-cell>
          <table:table-cell table:style-name="Default" office:value-type="float" office:value="27.45" calcext:value-type="float">
            <text:p>27,45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30.3" calcext:value-type="float">
            <text:p>30,3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8.1" calcext:value-type="float">
            <text:p>28,1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6.8" calcext:value-type="float">
            <text:p>26,8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2" calcext:value-type="float">
            <text:p>26,2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6.4" calcext:value-type="float">
            <text:p>26,4</text:p>
          </table:table-cell>
          <table:table-cell table:style-name="Default" office:value-type="float" office:value="30.6" calcext:value-type="float">
            <text:p>30,6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/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8.6" calcext:value-type="float">
            <text:p>28,6</text:p>
          </table:table-cell>
          <table:table-cell table:style-name="Default" office:value-type="float" office:value="27.5" calcext:value-type="float">
            <text:p>27,5</text:p>
          </table:table-cell>
          <table:table-cell table:style-name="Default" office:value-type="float" office:value="27.49" calcext:value-type="float">
            <text:p>27,49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7.9" calcext:value-type="float">
            <text:p>27,9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5.4" calcext:value-type="float">
            <text:p>25,4</text:p>
          </table:table-cell>
          <table:table-cell table:style-name="Default" office:value-type="float" office:value="28.06" calcext:value-type="float">
            <text:p>28,06</text:p>
          </table:table-cell>
          <table:table-cell table:style-name="Default" office:value-type="float" office:value="25.98" calcext:value-type="float">
            <text:p>25,9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.9" calcext:value-type="float">
            <text:p>26,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.7" calcext:value-type="float">
            <text:p>25,7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office:value-type="float" office:value="27.3" calcext:value-type="float">
            <text:p>27,3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.8" calcext:value-type="float">
            <text:p>27,8</text:p>
          </table:table-cell>
          <table:table-cell table:style-name="Default" office:value-type="float" office:value="26.45" calcext:value-type="float">
            <text:p>26,45</text:p>
          </table:table-cell>
          <table:table-cell table:style-name="Default" office:value-type="float" office:value="26.1" calcext:value-type="float">
            <text:p>26,1</text:p>
          </table:table-cell>
          <table:table-cell table:style-name="Default" office:value-type="float" office:value="27.15" calcext:value-type="float">
            <text:p>27,15</text:p>
          </table:table-cell>
          <table:table-cell table:style-name="Default" office:value-type="float" office:value="27.4" calcext:value-type="float">
            <text:p>27,4</text:p>
          </table:table-cell>
          <table:table-cell table:style-name="Default" office:value-type="float" office:value="27.1" calcext:value-type="float">
            <text:p>27,1</text:p>
          </table:table-cell>
          <table:table-cell table:style-name="Default" office:value-type="float" office:value="25.9" calcext:value-type="float">
            <text:p>25,9</text:p>
          </table:table-cell>
          <table:table-cell table:style-name="Default" office:value-type="float" office:value="26.4" calcext:value-type="float">
            <text:p>26,4</text:p>
          </table:table-cell>
          <table:table-cell table:style-name="Default" office:value-type="float" office:value="26.7" calcext:value-type="float">
            <text:p>26,7</text:p>
          </table:table-cell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Расчет</text:p>
          </table:table-cell>
          <table:table-cell table:style-name="ce10" table:formula="of:=[.B12]/((([.B12]-80)*0.0165)+3.01)" office:value-type="float" office:value="0" calcext:value-type="float">
            <text:p>0</text:p>
          </table:table-cell>
          <table:table-cell table:style-name="ce10" table:formula="of:=[.C12]/((([.C12]-80)*0.0165)+3.01)" office:value-type="float" office:value="25.2202452927967" calcext:value-type="float">
            <text:p>25,2202452927967</text:p>
          </table:table-cell>
          <table:table-cell table:style-name="ce10" table:formula="of:=[.D12]/((([.D12]-80)*0.0165)+3.01)" office:value-type="float" office:value="28.0247483021329" calcext:value-type="float">
            <text:p>28,0247483021329</text:p>
          </table:table-cell>
          <table:table-cell table:style-name="ce10" table:formula="of:=[.E12]/((([.E12]-80)*0.0165)+3.01)" office:value-type="float" office:value="27.5915420319752" calcext:value-type="float">
            <text:p>27,5915420319752</text:p>
          </table:table-cell>
          <table:table-cell table:style-name="ce10" table:formula="of:=[.F12]/((([.F12]-80)*0.0165)+3.01)" office:value-type="float" office:value="27.644134069223" calcext:value-type="float">
            <text:p>27,644134069223</text:p>
          </table:table-cell>
          <table:table-cell table:style-name="ce10" table:formula="of:=[.G12]/((([.G12]-80)*0.0165)+3.01)" office:value-type="float" office:value="27.83554631259" calcext:value-type="float">
            <text:p>27,83554631259</text:p>
          </table:table-cell>
          <table:table-cell table:style-name="ce10" table:formula="of:=[.H12]/((([.H12]-80)*0.0165)+3.01)" office:value-type="float" office:value="27.0743644726719" calcext:value-type="float">
            <text:p>27,0743644726719</text:p>
          </table:table-cell>
          <table:table-cell table:style-name="ce10" table:formula="of:=[.I12]/((([.I12]-80)*0.0165)+3.01)" office:value-type="float" office:value="0" calcext:value-type="float">
            <text:p>0</text:p>
          </table:table-cell>
          <table:table-cell table:style-name="ce10" table:formula="of:=[.J12]/((([.J12]-80)*0.0165)+3.01)" office:value-type="float" office:value="0" calcext:value-type="float">
            <text:p>0</text:p>
          </table:table-cell>
          <table:table-cell table:style-name="ce10" table:formula="of:=[.K12]/((([.K12]-80)*0.0165)+3.01)" office:value-type="float" office:value="0" calcext:value-type="float">
            <text:p>0</text:p>
          </table:table-cell>
          <table:table-cell table:style-name="ce10" table:formula="of:=[.L12]/((([.L12]-80)*0.0165)+3.01)" office:value-type="float" office:value="0" calcext:value-type="float">
            <text:p>0</text:p>
          </table:table-cell>
          <table:table-cell table:style-name="ce10" table:formula="of:=[.M12]/((([.M12]-80)*0.0165)+3.01)" office:value-type="float" office:value="0" calcext:value-type="float">
            <text:p>0</text:p>
          </table:table-cell>
          <table:table-cell table:style-name="ce10" table:formula="of:=[.N12]/((([.N12]-80)*0.0165)+3.01)" office:value-type="float" office:value="26.5594096431599" calcext:value-type="float">
            <text:p>26,5594096431599</text:p>
          </table:table-cell>
          <table:table-cell table:style-name="ce10" table:formula="of:=[.O12]/((([.O12]-80)*0.0165)+3.01)" office:value-type="float" office:value="26.390512777685" calcext:value-type="float">
            <text:p>26,390512777685</text:p>
          </table:table-cell>
          <table:table-cell table:style-name="ce10" table:formula="of:=[.P12]/((([.P12]-80)*0.0165)+3.01)" office:value-type="float" office:value="27.4681721856447" calcext:value-type="float">
            <text:p>27,4681721856447</text:p>
          </table:table-cell>
          <table:table-cell table:style-name="ce10" table:formula="of:=[.Q12]/((([.Q12]-80)*0.0165)+3.01)" office:value-type="float" office:value="26.4093618015792" calcext:value-type="float">
            <text:p>26,4093618015792</text:p>
          </table:table-cell>
          <table:table-cell table:style-name="ce10" table:formula="of:=[.R12]/((([.R12]-80)*0.0165)+3.01)" office:value-type="float" office:value="26.0476415412646" calcext:value-type="float">
            <text:p>26,0476415412646</text:p>
          </table:table-cell>
          <table:table-cell table:style-name="ce10" table:formula="of:=[.S12]/((([.S12]-80)*0.0165)+3.01)" office:value-type="float" office:value="27.4327541254393" calcext:value-type="float">
            <text:p>27,4327541254393</text:p>
          </table:table-cell>
          <table:table-cell table:style-name="ce10" table:formula="of:=[.T12]/((([.T12]-80)*0.0165)+3.01)" office:value-type="float" office:value="27.0743644726719" calcext:value-type="float">
            <text:p>27,0743644726719</text:p>
          </table:table-cell>
          <table:table-cell table:style-name="ce10" table:formula="of:=[.U12]/((([.U12]-80)*0.0165)+3.01)" office:value-type="float" office:value="27.644134069223" calcext:value-type="float">
            <text:p>27,644134069223</text:p>
          </table:table-cell>
          <table:table-cell table:style-name="ce10" table:formula="of:=[.V12]/((([.V12]-80)*0.0165)+3.01)" office:value-type="float" office:value="26.5032962642339" calcext:value-type="float">
            <text:p>26,5032962642339</text:p>
          </table:table-cell>
          <table:table-cell table:style-name="ce10" table:formula="of:=[.W12]/((([.W12]-80)*0.0165)+3.01)" office:value-type="float" office:value="27.9905106118745" calcext:value-type="float">
            <text:p>27,9905106118745</text:p>
          </table:table-cell>
          <table:table-cell table:style-name="ce10" table:formula="of:=[.X12]/((([.X12]-80)*0.0165)+3.01)" office:value-type="float" office:value="26.0091200810674" calcext:value-type="float">
            <text:p>26,0091200810674</text:p>
          </table:table-cell>
          <table:table-cell table:style-name="ce10" table:formula="of:=[.Y12]/((([.Y12]-80)*0.0165)+3.01)" office:value-type="float" office:value="27.1286157868933" calcext:value-type="float">
            <text:p>27,1286157868933</text:p>
          </table:table-cell>
          <table:table-cell table:style-name="ce10" table:formula="of:=[.Z12]/((([.Z12]-80)*0.0165)+3.01)" office:value-type="float" office:value="26.0091200810674" calcext:value-type="float">
            <text:p>26,0091200810674</text:p>
          </table:table-cell>
          <table:table-cell table:style-name="ce10" table:formula="of:=[.AA12]/((([.AA12]-80)*0.0165)+3.01)" office:value-type="float" office:value="26.9470916858363" calcext:value-type="float">
            <text:p>26,9470916858363</text:p>
          </table:table-cell>
          <table:table-cell table:style-name="ce10" table:formula="of:=[.AB12]/((([.AB12]-80)*0.0165)+3.01)" office:value-type="string" office:string-value="#ЗНАЧЕН!" calcext:value-type="string">
            <text:p>#ЗНАЧЕН!</text:p>
          </table:table-cell>
          <table:table-cell table:style-name="ce10" table:formula="of:=[.AC12]/((([.AC12]-80)*0.0165)+3.01)" office:value-type="string" office:string-value="#ЗНАЧЕН!" calcext:value-type="string">
            <text:p>#ЗНАЧЕН!</text:p>
          </table:table-cell>
          <table:table-cell table:style-name="ce10" table:formula="of:=[.AD12]/((([.AD12]-80)*0.0165)+3.01)" office:value-type="float" office:value="0" calcext:value-type="float">
            <text:p>0</text:p>
          </table:table-cell>
          <table:table-cell table:style-name="ce10" table:formula="of:=[.AE12]/((([.AE12]-80)*0.0165)+3.01)" office:value-type="string" office:string-value="#ЗНАЧЕН!" calcext:value-type="string">
            <text:p>#ЗНАЧЕН!</text:p>
          </table:table-cell>
          <table:table-cell table:style-name="ce10" table:formula="of:=[.AF12]/((([.AF12]-80)*0.0165)+3.01)" office:value-type="string" office:string-value="#ЗНАЧЕН!" calcext:value-type="string">
            <text:p>#ЗНАЧЕН!</text:p>
          </table:table-cell>
          <table:table-cell table:style-name="ce10" table:formula="of:=[.AG12]/((([.AG12]-80)*0.0165)+3.01)" office:value-type="string" office:string-value="#ЗНАЧЕН!" calcext:value-type="string">
            <text:p>#ЗНАЧЕН!</text:p>
          </table:table-cell>
          <table:table-cell table:style-name="ce10" table:formula="of:=[.AH12]/((([.AH12]-80)*0.0165)+3.01)" office:value-type="string" office:string-value="#ЗНАЧЕН!" calcext:value-type="string">
            <text:p>#ЗНАЧЕН!</text:p>
          </table:table-cell>
          <table:table-cell table:style-name="ce10" table:formula="of:=[.AI12]/((([.AI12]-80)*0.0165)+3.01)" office:value-type="float" office:value="27.9733647688534" calcext:value-type="float">
            <text:p>27,9733647688534</text:p>
          </table:table-cell>
          <table:table-cell table:style-name="ce10" table:formula="of:=[.AJ12]/((([.AJ12]-80)*0.0165)+3.01)" office:value-type="float" office:value="0" calcext:value-type="float">
            <text:p>0</text:p>
          </table:table-cell>
          <table:table-cell table:style-name="ce10" table:formula="of:=[.AK12]/((([.AK12]-80)*0.0165)+3.01)" office:value-type="float" office:value="0" calcext:value-type="float">
            <text:p>0</text:p>
          </table:table-cell>
          <table:table-cell table:style-name="ce10" table:formula="of:=[.AL12]/((([.AL12]-80)*0.0165)+3.01)" office:value-type="float" office:value="27.2724314121131" calcext:value-type="float">
            <text:p>27,2724314121131</text:p>
          </table:table-cell>
          <table:table-cell table:style-name="ce10" table:formula="of:=[.AM12]/((([.AM12]-80)*0.0165)+3.01)" office:value-type="float" office:value="27.6090913483997" calcext:value-type="float">
            <text:p>27,6090913483997</text:p>
          </table:table-cell>
          <table:table-cell table:style-name="ce10" table:formula="of:=[.AN12]/((([.AN12]-80)*0.0165)+3.01)" office:value-type="float" office:value="27.5915420319752" calcext:value-type="float">
            <text:p>27,5915420319752</text:p>
          </table:table-cell>
          <table:table-cell table:style-name="ce10" table:formula="of:=[.AO12]/((([.AO12]-80)*0.0165)+3.01)" office:value-type="float" office:value="26.8555894225224" calcext:value-type="float">
            <text:p>26,8555894225224</text:p>
          </table:table-cell>
          <table:table-cell table:style-name="ce10" table:formula="of:=[.AP12]/((([.AP12]-80)*0.0165)+3.01)" office:value-type="float" office:value="26.0091200810674" calcext:value-type="float">
            <text:p>26,0091200810674</text:p>
          </table:table-cell>
          <table:table-cell table:style-name="ce10" table:formula="of:=[.AQ12]/((([.AQ12]-80)*0.0165)+3.01)" office:value-type="float" office:value="27.4327541254393" calcext:value-type="float">
            <text:p>27,4327541254393</text:p>
          </table:table-cell>
          <table:table-cell table:style-name="ce10" table:formula="of:=[.AR12]/((([.AR12]-80)*0.0165)+3.01)" office:value-type="float" office:value="27.3260442220525" calcext:value-type="float">
            <text:p>27,3260442220525</text:p>
          </table:table-cell>
          <table:table-cell table:style-name="ce10" table:formula="of:=[.AS12]/((([.AS12]-80)*0.0165)+3.01)" office:value-type="float" office:value="28.0247483021329" calcext:value-type="float">
            <text:p>28,0247483021329</text:p>
          </table:table-cell>
          <table:table-cell table:style-name="ce10" table:formula="of:=[.AT12]/((([.AT12]-80)*0.0165)+3.01)" office:value-type="float" office:value="27.1105515313047" calcext:value-type="float">
            <text:p>27,1105515313047</text:p>
          </table:table-cell>
          <table:table-cell table:style-name="ce10" table:formula="of:=[.AU12]/((([.AU12]-80)*0.0165)+3.01)" office:value-type="float" office:value="27.1286157868933" calcext:value-type="float">
            <text:p>27,1286157868933</text:p>
          </table:table-cell>
          <table:table-cell table:style-name="ce10" table:formula="of:=[.AV12]/((([.AV12]-80)*0.0165)+3.01)" office:value-type="float" office:value="26.3338408258185" calcext:value-type="float">
            <text:p>26,3338408258185</text:p>
          </table:table-cell>
          <table:table-cell table:style-name="ce10" table:formula="of:=[.AW12]/((([.AW12]-80)*0.0165)+3.01)" office:value-type="float" office:value="25.5598706608955" calcext:value-type="float">
            <text:p>25,5598706608955</text:p>
          </table:table-cell>
          <table:table-cell table:style-name="ce10" table:formula="of:=[.AX12]/((([.AX12]-80)*0.0165)+3.01)" office:value-type="float" office:value="27.644134069223" calcext:value-type="float">
            <text:p>27,644134069223</text:p>
          </table:table-cell>
          <table:table-cell table:style-name="ce10" table:formula="of:=[.AY12]/((([.AY12]-80)*0.0165)+3.01)" office:value-type="float" office:value="27.7314160996277" calcext:value-type="float">
            <text:p>27,7314160996277</text:p>
          </table:table-cell>
          <table:table-cell table:style-name="ce10" table:formula="of:=[.AZ12]/((([.AZ12]-80)*0.0165)+3.01)" office:value-type="float" office:value="26.5594096431599" calcext:value-type="float">
            <text:p>26,5594096431599</text:p>
          </table:table-cell>
          <table:table-cell table:style-name="ce10" table:formula="of:=[.BA12]/((([.BA12]-80)*0.0165)+3.01)" office:value-type="float" office:value="28.5298216494684" calcext:value-type="float">
            <text:p>28,5298216494684</text:p>
          </table:table-cell>
          <table:table-cell table:style-name="ce10" table:formula="of:=[.BB12]/((([.BB12]-80)*0.0165)+3.01)" office:value-type="float" office:value="27.3260442220525" calcext:value-type="float">
            <text:p>27,3260442220525</text:p>
          </table:table-cell>
          <table:table-cell table:style-name="ce10" table:formula="of:=[.BC12]/((([.BC12]-80)*0.0165)+3.01)" office:value-type="float" office:value="27.0017552781378" calcext:value-type="float">
            <text:p>27,0017552781378</text:p>
          </table:table-cell>
          <table:table-cell table:style-name="ce10" table:formula="of:=[.BD12]/((([.BD12]-80)*0.0165)+3.01)" office:value-type="float" office:value="29.0033940141932" calcext:value-type="float">
            <text:p>29,0033940141932</text:p>
          </table:table-cell>
          <table:table-cell table:style-name="ce10" table:formula="of:=[.BE12]/((([.BE12]-80)*0.0165)+3.01)" office:value-type="float" office:value="26.8922499629697" calcext:value-type="float">
            <text:p>26,8922499629697</text:p>
          </table:table-cell>
          <table:table-cell table:style-name="ce10" table:formula="of:=[.BF12]/((([.BF12]-80)*0.0165)+3.01)" office:value-type="float" office:value="27.3794848504509" calcext:value-type="float">
            <text:p>27,3794848504509</text:p>
          </table:table-cell>
          <table:table-cell table:style-name="ce10" table:formula="of:=[.BG12]/((([.BG12]-80)*0.0165)+3.01)" office:value-type="float" office:value="27.1646859083192" calcext:value-type="float">
            <text:p>27,1646859083192</text:p>
          </table:table-cell>
          <table:table-cell table:style-name="ce10" table:formula="of:=[.BH12]/((([.BH12]-80)*0.0165)+3.01)" office:value-type="float" office:value="26.6339408613742" calcext:value-type="float">
            <text:p>26,6339408613742</text:p>
          </table:table-cell>
          <table:table-cell table:style-name="ce10" table:formula="of:=[.BI12]/((([.BI12]-80)*0.0165)+3.01)" office:value-type="float" office:value="26.9470916858363" calcext:value-type="float">
            <text:p>26,9470916858363</text:p>
          </table:table-cell>
          <table:table-cell table:style-name="ce10" table:formula="of:=[.BJ12]/((([.BJ12]-80)*0.0165)+3.01)" office:value-type="float" office:value="27.3081924577373" calcext:value-type="float">
            <text:p>27,3081924577373</text:p>
          </table:table-cell>
          <table:table-cell table:style-name="ce10" table:formula="of:=[.BK12]/((([.BK12]-80)*0.0165)+3.01)" office:value-type="float" office:value="27.3438768551294" calcext:value-type="float">
            <text:p>27,3438768551294</text:p>
          </table:table-cell>
          <table:table-cell table:style-name="ce10" table:formula="of:=[.BL12]/((([.BL12]-80)*0.0165)+3.01)" office:value-type="float" office:value="26.578073089701" calcext:value-type="float">
            <text:p>26,578073089701</text:p>
          </table:table-cell>
          <table:table-cell table:style-name="ce10" table:formula="of:=[.BM12]/((([.BM12]-80)*0.0165)+3.01)" office:value-type="float" office:value="27.4858528698464" calcext:value-type="float">
            <text:p>27,4858528698464</text:p>
          </table:table-cell>
          <table:table-cell table:style-name="ce10" table:formula="of:=[.BN12]/((([.BN12]-80)*0.0165)+3.01)" office:value-type="float" office:value="29.4005636377485" calcext:value-type="float">
            <text:p>29,4005636377485</text:p>
          </table:table-cell>
          <table:table-cell table:style-name="ce10" table:formula="of:=[.BO12]/((([.BO12]-80)*0.0165)+3.01)" office:value-type="float" office:value="27.2186455871567" calcext:value-type="float">
            <text:p>27,2186455871567</text:p>
          </table:table-cell>
          <table:table-cell table:style-name="ce10" table:formula="of:=[.BP12]/((([.BP12]-80)*0.0165)+3.01)" office:value-type="float" office:value="0" calcext:value-type="float">
            <text:p>0</text:p>
          </table:table-cell>
          <table:table-cell table:style-name="ce10" table:formula="of:=[.BQ12]/((([.BQ12]-80)*0.0165)+3.01)" office:value-type="float" office:value="26.8004488745132" calcext:value-type="float">
            <text:p>26,8004488745132</text:p>
          </table:table-cell>
          <table:table-cell table:style-name="ce10" table:formula="of:=[.BR12]/((([.BR12]-80)*0.0165)+3.01)" office:value-type="float" office:value="25.8152173913043" calcext:value-type="float">
            <text:p>25,8152173913043</text:p>
          </table:table-cell>
          <table:table-cell table:style-name="ce10" table:formula="of:=[.BS12]/((([.BS12]-80)*0.0165)+3.01)" office:value-type="float" office:value="0" calcext:value-type="float">
            <text:p>0</text:p>
          </table:table-cell>
          <table:table-cell table:style-name="ce10" table:formula="of:=[.BT12]/((([.BT12]-80)*0.0165)+3.01)" office:value-type="float" office:value="0" calcext:value-type="float">
            <text:p>0</text:p>
          </table:table-cell>
          <table:table-cell table:style-name="ce10" table:formula="of:=[.BU12]/((([.BU12]-80)*0.0165)+3.01)" office:value-type="float" office:value="0" calcext:value-type="float">
            <text:p>0</text:p>
          </table:table-cell>
          <table:table-cell table:style-name="ce10" table:formula="of:=[.BV12]/((([.BV12]-80)*0.0165)+3.01)" office:value-type="float" office:value="0" calcext:value-type="float">
            <text:p>0</text:p>
          </table:table-cell>
          <table:table-cell table:style-name="ce10" table:formula="of:=[.BW12]/((([.BW12]-80)*0.0165)+3.01)" office:value-type="float" office:value="0" calcext:value-type="float">
            <text:p>0</text:p>
          </table:table-cell>
          <table:table-cell table:style-name="ce10" table:formula="of:=[.BX12]/((([.BX12]-80)*0.0165)+3.01)" office:value-type="float" office:value="0" calcext:value-type="float">
            <text:p>0</text:p>
          </table:table-cell>
          <table:table-cell table:style-name="ce10" table:formula="of:=[.BY12]/((([.BY12]-80)*0.0165)+3.01)" office:value-type="float" office:value="0" calcext:value-type="float">
            <text:p>0</text:p>
          </table:table-cell>
          <table:table-cell table:style-name="ce10" table:formula="of:=[.BZ12]/((([.BZ12]-80)*0.0165)+3.01)" office:value-type="float" office:value="0" calcext:value-type="float">
            <text:p>0</text:p>
          </table:table-cell>
          <table:table-cell table:style-name="ce10" table:formula="of:=[.CA12]/((([.CA12]-80)*0.0165)+3.01)" office:value-type="float" office:value="0" calcext:value-type="float">
            <text:p>0</text:p>
          </table:table-cell>
          <table:table-cell table:style-name="ce10" table:formula="of:=[.CB12]/((([.CB12]-80)*0.0165)+3.01)" office:value-type="float" office:value="0" calcext:value-type="float">
            <text:p>0</text:p>
          </table:table-cell>
          <table:table-cell table:style-name="ce10" table:formula="of:=[.CC12]/((([.CC12]-80)*0.0165)+3.01)" office:value-type="float" office:value="0" calcext:value-type="float">
            <text:p>0</text:p>
          </table:table-cell>
          <table:table-cell table:style-name="ce10" table:formula="of:=[.CD12]/((([.CD12]-80)*0.0165)+3.01)" office:value-type="float" office:value="0" calcext:value-type="float">
            <text:p>0</text:p>
          </table:table-cell>
          <table:table-cell table:style-name="ce10" table:formula="of:=[.CE12]/((([.CE12]-80)*0.0165)+3.01)" office:value-type="float" office:value="0" calcext:value-type="float">
            <text:p>0</text:p>
          </table:table-cell>
          <table:table-cell table:style-name="ce10" table:formula="of:=[.CF12]/((([.CF12]-80)*0.0165)+3.01)" office:value-type="float" office:value="0" calcext:value-type="float">
            <text:p>0</text:p>
          </table:table-cell>
          <table:table-cell table:style-name="ce10" table:formula="of:=[.CG12]/((([.CG12]-80)*0.0165)+3.01)" office:value-type="float" office:value="0" calcext:value-type="float">
            <text:p>0</text:p>
          </table:table-cell>
          <table:table-cell table:style-name="ce10" table:formula="of:=[.CH12]/((([.CH12]-80)*0.0165)+3.01)" office:value-type="float" office:value="0" calcext:value-type="float">
            <text:p>0</text:p>
          </table:table-cell>
          <table:table-cell table:style-name="ce10" table:formula="of:=[.CI12]/((([.CI12]-80)*0.0165)+3.01)" office:value-type="float" office:value="27.83554631259" calcext:value-type="float">
            <text:p>27,83554631259</text:p>
          </table:table-cell>
          <table:table-cell table:style-name="ce10" table:formula="of:=[.CJ12]/((([.CJ12]-80)*0.0165)+3.01)" office:value-type="float" office:value="28.0930084913896" calcext:value-type="float">
            <text:p>28,0930084913896</text:p>
          </table:table-cell>
          <table:table-cell table:style-name="ce10" table:formula="of:=[.CK12]/((([.CK12]-80)*0.0165)+3.01)" office:value-type="float" office:value="26.4093618015792" calcext:value-type="float">
            <text:p>26,4093618015792</text:p>
          </table:table-cell>
          <table:table-cell table:style-name="ce10" table:formula="of:=[.CL12]/((([.CL12]-80)*0.0165)+3.01)" office:value-type="float" office:value="28.1948641678401" calcext:value-type="float">
            <text:p>28,1948641678401</text:p>
          </table:table-cell>
          <table:table-cell table:style-name="ce10" table:formula="of:=[.CM12]/((([.CM12]-80)*0.0165)+3.01)" office:value-type="float" office:value="25.4208175884576" calcext:value-type="float">
            <text:p>25,4208175884576</text:p>
          </table:table-cell>
          <table:table-cell table:style-name="ce10" table:formula="of:=[.CN12]/((([.CN12]-80)*0.0165)+3.01)" office:value-type="float" office:value="25.3808852357533" calcext:value-type="float">
            <text:p>25,3808852357533</text:p>
          </table:table-cell>
          <table:table-cell table:style-name="ce10" table:formula="of:=[.CO12]/((([.CO12]-80)*0.0165)+3.01)" office:value-type="float" office:value="26.390512777685" calcext:value-type="float">
            <text:p>26,390512777685</text:p>
          </table:table-cell>
          <table:table-cell table:style-name="ce10" table:formula="of:=[.CP12]/((([.CP12]-80)*0.0165)+3.01)" office:value-type="float" office:value="26.3527523242592" calcext:value-type="float">
            <text:p>26,3527523242592</text:p>
          </table:table-cell>
          <table:table-cell table:style-name="ce10" table:formula="of:=[.CQ12]/((([.CQ12]-80)*0.0165)+3.01)" office:value-type="float" office:value="27.9046007471026" calcext:value-type="float">
            <text:p>27,9046007471026</text:p>
          </table:table-cell>
          <table:table-cell table:style-name="ce10" table:formula="of:=[.CR12]/((([.CR12]-80)*0.0165)+3.01)" office:value-type="float" office:value="25.7370463675359" calcext:value-type="float">
            <text:p>25,7370463675359</text:p>
          </table:table-cell>
          <table:table-cell table:style-name="ce10" table:formula="of:=[.CS12]/((([.CS12]-80)*0.0165)+3.01)" office:value-type="float" office:value="25.1798561151079" calcext:value-type="float">
            <text:p>25,1798561151079</text:p>
          </table:table-cell>
          <table:table-cell table:style-name="ce10" table:formula="of:=[.CT12]/((([.CT12]-80)*0.0165)+3.01)" office:value-type="float" office:value="26.6153386652507" calcext:value-type="float">
            <text:p>26,6153386652507</text:p>
          </table:table-cell>
          <table:table-cell table:style-name="ce10" table:formula="of:=[.CU12]/((([.CU12]-80)*0.0165)+3.01)" office:value-type="float" office:value="26.4657844738509" calcext:value-type="float">
            <text:p>26,4657844738509</text:p>
          </table:table-cell>
          <table:table-cell table:style-name="ce10" table:formula="of:=[.CV12]/((([.CV12]-80)*0.0165)+3.01)" office:value-type="float" office:value="26.3716429633839" calcext:value-type="float">
            <text:p>26,3716429633839</text:p>
          </table:table-cell>
          <table:table-cell table:style-name="ce10" table:formula="of:=[.CW12]/((([.CW12]-80)*0.0165)+3.01)" office:value-type="float" office:value="26.0091200810674" calcext:value-type="float">
            <text:p>26,0091200810674</text:p>
          </table:table-cell>
          <table:table-cell table:style-name="ce10" table:formula="of:=[.CX12]/((([.CX12]-80)*0.0165)+3.01)" office:value-type="float" office:value="25.9898271287831" calcext:value-type="float">
            <text:p>25,9898271287831</text:p>
          </table:table-cell>
          <table:table-cell table:style-name="ce10" table:formula="of:=[.CY12]/((([.CY12]-80)*0.0165)+3.01)" office:value-type="float" office:value="0" calcext:value-type="float">
            <text:p>0</text:p>
          </table:table-cell>
          <table:table-cell table:style-name="ce10" table:formula="of:=[.CZ12]/((([.CZ12]-80)*0.0165)+3.01)" office:value-type="float" office:value="0" calcext:value-type="float">
            <text:p>0</text:p>
          </table:table-cell>
          <table:table-cell table:style-name="ce10" table:formula="of:=[.DA12]/((([.DA12]-80)*0.0165)+3.01)" office:value-type="float" office:value="0" calcext:value-type="float">
            <text:p>0</text:p>
          </table:table-cell>
          <table:table-cell table:style-name="ce10" table:formula="of:=[.DB12]/((([.DB12]-80)*0.0165)+3.01)" office:value-type="float" office:value="25.5202534897662" calcext:value-type="float">
            <text:p>25,5202534897662</text:p>
          </table:table-cell>
          <table:table-cell table:style-name="ce10" table:formula="of:=[.DC12]/((([.DC12]-80)*0.0165)+3.01)" office:value-type="float" office:value="0" calcext:value-type="float">
            <text:p>0</text:p>
          </table:table-cell>
          <table:table-cell table:style-name="ce10" table:formula="of:=[.DD12]/((([.DD12]-80)*0.0165)+3.01)" office:value-type="float" office:value="26.4093618015792" calcext:value-type="float">
            <text:p>26,4093618015792</text:p>
          </table:table-cell>
          <table:table-cell table:style-name="ce10" table:formula="of:=[.DE12]/((([.DE12]-80)*0.0165)+3.01)" office:value-type="float" office:value="0" calcext:value-type="float">
            <text:p>0</text:p>
          </table:table-cell>
          <table:table-cell table:style-name="ce10" table:formula="of:=[.DF12]/((([.DF12]-80)*0.0165)+3.01)" office:value-type="float" office:value="0" calcext:value-type="float">
            <text:p>0</text:p>
          </table:table-cell>
          <table:table-cell table:style-name="ce10" table:formula="of:=[.DG12]/((([.DG12]-80)*0.0165)+3.01)" office:value-type="float" office:value="0" calcext:value-type="float">
            <text:p>0</text:p>
          </table:table-cell>
          <table:table-cell table:style-name="ce10" table:formula="of:=[.DH12]/((([.DH12]-80)*0.0165)+3.01)" office:value-type="float" office:value="25.7957075127024" calcext:value-type="float">
            <text:p>25,7957075127024</text:p>
          </table:table-cell>
          <table:table-cell table:style-name="ce10"/>
          <table:table-cell table:style-name="ce10" table:formula="of:=[.DJ12]/((([.DJ12]-80)*0.0165)+3.01)" office:value-type="float" office:value="25.5993984654032" calcext:value-type="float">
            <text:p>25,5993984654032</text:p>
          </table:table-cell>
          <table:table-cell table:style-name="ce10" table:formula="of:=[.DK12]/((([.DK12]-80)*0.0165)+3.01)" office:value-type="float" office:value="26.5032962642339" calcext:value-type="float">
            <text:p>26,5032962642339</text:p>
          </table:table-cell>
          <table:table-cell table:style-name="ce10" table:formula="of:=[.DL12]/((([.DL12]-80)*0.0165)+3.01)" office:value-type="float" office:value="28.3128921398619" calcext:value-type="float">
            <text:p>28,3128921398619</text:p>
          </table:table-cell>
          <table:table-cell table:style-name="ce10" table:formula="of:=[.DM12]/((([.DM12]-80)*0.0165)+3.01)" office:value-type="float" office:value="25.360885050154" calcext:value-type="float">
            <text:p>25,360885050154</text:p>
          </table:table-cell>
          <table:table-cell table:style-name="ce10" table:formula="of:=[.DN12]/((([.DN12]-80)*0.0165)+3.01)" office:value-type="float" office:value="25.951176599956" calcext:value-type="float">
            <text:p>25,951176599956</text:p>
          </table:table-cell>
          <table:table-cell table:style-name="ce10" table:formula="of:=[.DO12]/((([.DO12]-80)*0.0165)+3.01)" office:value-type="float" office:value="26.8555894225224" calcext:value-type="float">
            <text:p>26,8555894225224</text:p>
          </table:table-cell>
          <table:table-cell table:style-name="ce10" table:formula="of:=[.DP12]/((([.DP12]-80)*0.0165)+3.01)" office:value-type="float" office:value="27.1286157868933" calcext:value-type="float">
            <text:p>27,1286157868933</text:p>
          </table:table-cell>
          <table:table-cell table:style-name="ce10" table:formula="of:=[.DQ12]/((([.DQ12]-80)*0.0165)+3.01)" office:value-type="float" office:value="25.0784786416691" calcext:value-type="float">
            <text:p>25,0784786416691</text:p>
          </table:table-cell>
          <table:table-cell table:style-name="ce10" table:formula="of:=[.DR12]/((([.DR12]-80)*0.0165)+3.01)" office:value-type="float" office:value="26.1817937385518" calcext:value-type="float">
            <text:p>26,1817937385518</text:p>
          </table:table-cell>
          <table:table-cell table:style-name="ce10" table:formula="of:=[.DS12]/((([.DS12]-80)*0.0165)+3.01)" office:value-type="float" office:value="27.0924677704339" calcext:value-type="float">
            <text:p>27,0924677704339</text:p>
          </table:table-cell>
          <table:table-cell table:style-name="ce10" table:formula="of:=[.DT12]/((([.DT12]-80)*0.0165)+3.01)" office:value-type="float" office:value="25.2605424805025" calcext:value-type="float">
            <text:p>25,2605424805025</text:p>
          </table:table-cell>
          <table:table-cell table:style-name="ce10" table:formula="of:=[.DU12]/((([.DU12]-80)*0.0165)+3.01)" office:value-type="float" office:value="26.578073089701" calcext:value-type="float">
            <text:p>26,578073089701</text:p>
          </table:table-cell>
          <table:table-cell table:style-name="ce10" table:formula="of:=[.DV12]/((([.DV12]-80)*0.0165)+3.01)" office:value-type="float" office:value="25.5004112969564" calcext:value-type="float">
            <text:p>25,5004112969564</text:p>
          </table:table-cell>
          <table:table-cell table:style-name="ce10" table:formula="of:=[.DW12]/((([.DW12]-80)*0.0165)+3.01)" office:value-type="float" office:value="27.1286157868933" calcext:value-type="float">
            <text:p>27,1286157868933</text:p>
          </table:table-cell>
          <table:table-cell table:style-name="ce10" table:formula="of:=[.DX12]/((([.DX12]-80)*0.0165)+3.01)" office:value-type="float" office:value="26.4281900694074" calcext:value-type="float">
            <text:p>26,4281900694074</text:p>
          </table:table-cell>
          <table:table-cell table:style-name="ce10" table:formula="of:=[.DY12]/((([.DY12]-80)*0.0165)+3.01)" office:value-type="float" office:value="26.7451278575797" calcext:value-type="float">
            <text:p>26,7451278575797</text:p>
          </table:table-cell>
          <table:table-cell table:style-name="ce10" table:formula="of:=[.DZ12]/((([.DZ12]-80)*0.0165)+3.01)" office:value-type="float" office:value="25.931818951217" calcext:value-type="float">
            <text:p>25,931818951217</text:p>
          </table:table-cell>
          <table:table-cell table:style-name="ce10" table:formula="of:=[.EA12]/((([.EA12]-80)*0.0165)+3.01)" office:value-type="float" office:value="26.5594096431599" calcext:value-type="float">
            <text:p>26,5594096431599</text:p>
          </table:table-cell>
          <table:table-cell table:style-name="ce10" table:formula="of:=[.EB12]/((([.EB12]-80)*0.0165)+3.01)" office:value-type="float" office:value="0" calcext:value-type="float">
            <text:p>0</text:p>
          </table:table-cell>
          <table:table-cell table:style-name="ce10" table:formula="of:=[.EC12]/((([.EC12]-80)*0.0165)+3.01)" office:value-type="float" office:value="0" calcext:value-type="float">
            <text:p>0</text:p>
          </table:table-cell>
          <table:table-cell table:style-name="ce10" table:formula="of:=[.ED12]/((([.ED12]-80)*0.0165)+3.01)" office:value-type="float" office:value="26.2769808285293" calcext:value-type="float">
            <text:p>26,2769808285293</text:p>
          </table:table-cell>
          <table:table-cell table:style-name="ce10" table:formula="of:=[.EE12]/((([.EE12]-80)*0.0165)+3.01)" office:value-type="float" office:value="0" calcext:value-type="float">
            <text:p>0</text:p>
          </table:table-cell>
          <table:table-cell table:style-name="ce10" table:formula="of:=[.EF12]/((([.EF12]-80)*0.0165)+3.01)" office:value-type="float" office:value="0" calcext:value-type="float">
            <text:p>0</text:p>
          </table:table-cell>
          <table:table-cell table:style-name="ce10" table:formula="of:=[.EG12]/((([.EG12]-80)*0.0165)+3.01)" office:value-type="float" office:value="0" calcext:value-type="float">
            <text:p>0</text:p>
          </table:table-cell>
          <table:table-cell table:style-name="ce10" table:formula="of:=[.EH12]/((([.EH12]-80)*0.0165)+3.01)" office:value-type="float" office:value="0" calcext:value-type="float">
            <text:p>0</text:p>
          </table:table-cell>
          <table:table-cell table:style-name="ce10" table:formula="of:=[.EI12]/((([.EI12]-80)*0.0165)+3.01)" office:value-type="float" office:value="0" calcext:value-type="float">
            <text:p>0</text:p>
          </table:table-cell>
          <table:table-cell table:style-name="ce10" table:formula="of:=[.EJ12]/((([.EJ12]-80)*0.0165)+3.01)" office:value-type="float" office:value="0" calcext:value-type="float">
            <text:p>0</text:p>
          </table:table-cell>
          <table:table-cell table:style-name="ce10" table:formula="of:=[.EK12]/((([.EK12]-80)*0.0165)+3.01)" office:value-type="float" office:value="27.6616275329688" calcext:value-type="float">
            <text:p>27,6616275329688</text:p>
          </table:table-cell>
          <table:table-cell table:style-name="ce10" table:formula="of:=[.EL12]/((([.EL12]-80)*0.0165)+3.01)" office:value-type="float" office:value="26.578073089701" calcext:value-type="float">
            <text:p>26,578073089701</text:p>
          </table:table-cell>
          <table:table-cell table:style-name="ce10" table:formula="of:=[.EM12]/((([.EM12]-80)*0.0165)+3.01)" office:value-type="float" office:value="26.4845506787707" calcext:value-type="float">
            <text:p>26,4845506787707</text:p>
          </table:table-cell>
          <table:table-cell table:style-name="ce10" table:formula="of:=[.EN12]/((([.EN12]-80)*0.0165)+3.01)" office:value-type="float" office:value="27.2186455871567" calcext:value-type="float">
            <text:p>27,2186455871567</text:p>
          </table:table-cell>
          <table:table-cell table:style-name="ce10" table:formula="of:=[.EO12]/((([.EO12]-80)*0.0165)+3.01)" office:value-type="float" office:value="26.390512777685" calcext:value-type="float">
            <text:p>26,390512777685</text:p>
          </table:table-cell>
          <table:table-cell table:style-name="ce10" table:formula="of:=[.EP12]/((([.EP12]-80)*0.0165)+3.01)" office:value-type="float" office:value="26.2959551126371" calcext:value-type="float">
            <text:p>26,2959551126371</text:p>
          </table:table-cell>
          <table:table-cell table:style-name="ce10" table:formula="of:=[.EQ12]/((([.EQ12]-80)*0.0165)+3.01)" office:value-type="float" office:value="26.7635883033207" calcext:value-type="float">
            <text:p>26,7635883033207</text:p>
          </table:table-cell>
          <table:table-cell table:style-name="ce10" table:formula="of:=[.ER12]/((([.ER12]-80)*0.0165)+3.01)" office:value-type="float" office:value="27.0380991396968" calcext:value-type="float">
            <text:p>27,0380991396968</text:p>
          </table:table-cell>
          <table:table-cell table:style-name="ce10" table:formula="of:=[.ES12]/((([.ES12]-80)*0.0165)+3.01)" office:value-type="float" office:value="26.5220212642053" calcext:value-type="float">
            <text:p>26,5220212642053</text:p>
          </table:table-cell>
          <table:table-cell table:style-name="ce10" table:formula="of:=[.ET12]/((([.ET12]-80)*0.0165)+3.01)" office:value-type="float" office:value="26.8555894225224" calcext:value-type="float">
            <text:p>26,8555894225224</text:p>
          </table:table-cell>
          <table:table-cell table:style-name="ce10" table:formula="of:=[.EU12]/((([.EU12]-80)*0.0165)+3.01)" office:value-type="float" office:value="27.4858528698464" calcext:value-type="float">
            <text:p>27,4858528698464</text:p>
          </table:table-cell>
          <table:table-cell table:style-name="ce10" table:formula="of:=[.EV12]/((([.EV12]-80)*0.0165)+3.01)" office:value-type="float" office:value="26.3527523242592" calcext:value-type="float">
            <text:p>26,3527523242592</text:p>
          </table:table-cell>
          <table:table-cell table:style-name="ce10" table:formula="of:=[.EW12]/((([.EW12]-80)*0.0165)+3.01)" office:value-type="float" office:value="26.5032962642339" calcext:value-type="float">
            <text:p>26,5032962642339</text:p>
          </table:table-cell>
          <table:table-cell table:style-name="ce10" table:formula="of:=[.EX12]/((([.EX12]-80)*0.0165)+3.01)" office:value-type="float" office:value="26.0476415412646" calcext:value-type="float">
            <text:p>26,0476415412646</text:p>
          </table:table-cell>
          <table:table-cell table:style-name="ce10" table:formula="of:=[.EY12]/((([.EY12]-80)*0.0165)+3.01)" office:value-type="float" office:value="26.2008733624454" calcext:value-type="float">
            <text:p>26,2008733624454</text:p>
          </table:table-cell>
          <table:table-cell table:style-name="ce10" table:formula="of:=[.EZ12]/((([.EZ12]-80)*0.0165)+3.01)" office:value-type="float" office:value="27.7835637948439" calcext:value-type="float">
            <text:p>27,7835637948439</text:p>
          </table:table-cell>
          <table:table-cell table:style-name="ce10" table:formula="of:=[.FA12]/((([.FA12]-80)*0.0165)+3.01)" office:value-type="float" office:value="26.8555894225224" calcext:value-type="float">
            <text:p>26,8555894225224</text:p>
          </table:table-cell>
          <table:table-cell table:style-name="ce10" table:formula="of:=[.FB12]/((([.FB12]-80)*0.0165)+3.01)" office:value-type="float" office:value="27.2186455871567" calcext:value-type="float">
            <text:p>27,2186455871567</text:p>
          </table:table-cell>
          <table:table-cell table:style-name="ce10" table:formula="of:=[.FC12]/((([.FC12]-80)*0.0165)+3.01)" office:value-type="float" office:value="25.4805466486051" calcext:value-type="float">
            <text:p>25,4805466486051</text:p>
          </table:table-cell>
          <table:table-cell table:style-name="ce10" table:formula="of:=[.FD12]/((([.FD12]-80)*0.0165)+3.01)" office:value-type="float" office:value="27.3794848504509" calcext:value-type="float">
            <text:p>27,3794848504509</text:p>
          </table:table-cell>
          <table:table-cell table:style-name="ce10" table:formula="of:=[.FE12]/((([.FE12]-80)*0.0165)+3.01)" office:value-type="float" office:value="26.143570935886" calcext:value-type="float">
            <text:p>26,143570935886</text:p>
          </table:table-cell>
          <table:table-cell table:style-name="ce10" table:formula="of:=[.FF12]/((([.FF12]-80)*0.0165)+3.01)" office:value-type="float" office:value="25.6191289496157" calcext:value-type="float">
            <text:p>25,6191289496157</text:p>
          </table:table-cell>
          <table:table-cell table:style-name="ce10" table:formula="of:=[.FG12]/((([.FG12]-80)*0.0165)+3.01)" office:value-type="float" office:value="26.390512777685" calcext:value-type="float">
            <text:p>26,390512777685</text:p>
          </table:table-cell>
          <table:table-cell table:style-name="ce10" table:formula="of:=[.FH12]/((([.FH12]-80)*0.0165)+3.01)" office:value-type="float" office:value="26.6153386652507" calcext:value-type="float">
            <text:p>26,6153386652507</text:p>
          </table:table-cell>
          <table:table-cell table:style-name="ce10" table:formula="of:=[.FI12]/((([.FI12]-80)*0.0165)+3.01)" office:value-type="float" office:value="25.1798561151079" calcext:value-type="float">
            <text:p>25,1798561151079</text:p>
          </table:table-cell>
          <table:table-cell table:style-name="ce10" table:formula="of:=[.FJ12]/((([.FJ12]-80)*0.0165)+3.01)" office:value-type="float" office:value="26.2008733624454" calcext:value-type="float">
            <text:p>26,2008733624454</text:p>
          </table:table-cell>
          <table:table-cell table:style-name="ce10" table:formula="of:=[.FK12]/((([.FK12]-80)*0.0165)+3.01)" office:value-type="float" office:value="27.1646859083192" calcext:value-type="float">
            <text:p>27,1646859083192</text:p>
          </table:table-cell>
          <table:table-cell table:style-name="ce10" table:formula="of:=[.FL12]/((([.FL12]-80)*0.0165)+3.01)" office:value-type="float" office:value="27.1466605687405" calcext:value-type="float">
            <text:p>27,1466605687405</text:p>
          </table:table-cell>
          <table:table-cell table:style-name="ce10" table:formula="of:=[.FM12]/((([.FM12]-80)*0.0165)+3.01)" office:value-type="float" office:value="27.4858528698464" calcext:value-type="float">
            <text:p>27,4858528698464</text:p>
          </table:table-cell>
          <table:table-cell table:style-name="ce10" table:formula="of:=[.FN12]/((([.FN12]-80)*0.0165)+3.01)" office:value-type="float" office:value="27.5739740385391" calcext:value-type="float">
            <text:p>27,5739740385391</text:p>
          </table:table-cell>
          <table:table-cell table:style-name="ce10" table:formula="of:=[.FO12]/((([.FO12]-80)*0.0165)+3.01)" office:value-type="float" office:value="25.7566220377333" calcext:value-type="float">
            <text:p>25,7566220377333</text:p>
          </table:table-cell>
          <table:table-cell table:style-name="ce10" table:formula="of:=[.FP12]/((([.FP12]-80)*0.0165)+3.01)" office:value-type="float" office:value="28.3799515464242" calcext:value-type="float">
            <text:p>28,3799515464242</text:p>
          </table:table-cell>
          <table:table-cell table:style-name="ce10" table:formula="of:=[.FQ12]/((([.FQ12]-80)*0.0165)+3.01)" office:value-type="float" office:value="25.3208164671432" calcext:value-type="float">
            <text:p>25,3208164671432</text:p>
          </table:table-cell>
          <table:table-cell table:style-name="ce10" table:formula="of:=[.FR12]/((([.FR12]-80)*0.0165)+3.01)" office:value-type="float" office:value="0" calcext:value-type="float">
            <text:p>0</text:p>
          </table:table-cell>
          <table:table-cell table:style-name="ce10" table:formula="of:=[.FS12]/((([.FS12]-80)*0.0165)+3.01)" office:value-type="float" office:value="0" calcext:value-type="float">
            <text:p>0</text:p>
          </table:table-cell>
          <table:table-cell table:style-name="ce10" table:formula="of:=[.FT12]/((([.FT12]-80)*0.0165)+3.01)" office:value-type="float" office:value="0" calcext:value-type="float">
            <text:p>0</text:p>
          </table:table-cell>
          <table:table-cell table:style-name="ce10" table:formula="of:=[.FU12]/((([.FU12]-80)*0.0165)+3.01)" office:value-type="float" office:value="0" calcext:value-type="float">
            <text:p>0</text:p>
          </table:table-cell>
          <table:table-cell table:style-name="ce10" table:formula="of:=[.FV12]/((([.FV12]-80)*0.0165)+3.01)" office:value-type="float" office:value="0" calcext:value-type="float">
            <text:p>0</text:p>
          </table:table-cell>
          <table:table-cell table:style-name="ce10" table:formula="of:=[.FW12]/((([.FW12]-80)*0.0165)+3.01)" office:value-type="float" office:value="0" calcext:value-type="float">
            <text:p>0</text:p>
          </table:table-cell>
          <table:table-cell table:style-name="ce10" table:formula="of:=[.FX12]/((([.FX12]-80)*0.0165)+3.01)" office:value-type="float" office:value="0" calcext:value-type="float">
            <text:p>0</text:p>
          </table:table-cell>
          <table:table-cell table:style-name="ce10" table:formula="of:=[.FY12]/((([.FY12]-80)*0.0165)+3.01)" office:value-type="float" office:value="0" calcext:value-type="float">
            <text:p>0</text:p>
          </table:table-cell>
          <table:table-cell table:style-name="ce10" table:formula="of:=[.FZ12]/((([.FZ12]-80)*0.0165)+3.01)" office:value-type="float" office:value="0" calcext:value-type="float">
            <text:p>0</text:p>
          </table:table-cell>
          <table:table-cell table:style-name="ce10" table:formula="of:=[.GA12]/((([.GA12]-80)*0.0165)+3.01)" office:value-type="float" office:value="0" calcext:value-type="float">
            <text:p>0</text:p>
          </table:table-cell>
          <table:table-cell table:style-name="ce10" table:formula="of:=[.GB12]/((([.GB12]-80)*0.0165)+3.01)" office:value-type="float" office:value="25.3808852357533" calcext:value-type="float">
            <text:p>25,3808852357533</text:p>
          </table:table-cell>
          <table:table-cell table:style-name="ce10" table:formula="of:=[.GC12]/((([.GC12]-80)*0.0165)+3.01)" office:value-type="float" office:value="25.931818951217" calcext:value-type="float">
            <text:p>25,931818951217</text:p>
          </table:table-cell>
          <table:table-cell table:style-name="ce10" table:formula="of:=[.GD12]/((([.GD12]-80)*0.0165)+3.01)" office:value-type="float" office:value="25.5202534897662" calcext:value-type="float">
            <text:p>25,5202534897662</text:p>
          </table:table-cell>
          <table:table-cell table:style-name="ce10" table:formula="of:=[.GE12]/((([.GE12]-80)*0.0165)+3.01)" office:value-type="float" office:value="26.6710842375549" calcext:value-type="float">
            <text:p>26,6710842375549</text:p>
          </table:table-cell>
          <table:table-cell table:style-name="ce10" table:formula="of:=[.GF12]/((([.GF12]-80)*0.0165)+3.01)" office:value-type="float" office:value="25.9705126470986" calcext:value-type="float">
            <text:p>25,9705126470986</text:p>
          </table:table-cell>
          <table:table-cell table:style-name="ce10" table:formula="of:=[.GG12]/((([.GG12]-80)*0.0165)+3.01)" office:value-type="float" office:value="26.2199318483205" calcext:value-type="float">
            <text:p>26,2199318483205</text:p>
          </table:table-cell>
          <table:table-cell table:style-name="ce10" table:formula="of:=[.GH12]/((([.GH12]-80)*0.0165)+3.01)" office:value-type="float" office:value="25.2605424805025" calcext:value-type="float">
            <text:p>25,2605424805025</text:p>
          </table:table-cell>
          <table:table-cell table:style-name="ce10" table:formula="of:=[.GI12]/((([.GI12]-80)*0.0165)+3.01)" office:value-type="float" office:value="25.931818951217" calcext:value-type="float">
            <text:p>25,931818951217</text:p>
          </table:table-cell>
          <table:table-cell table:style-name="ce10" table:formula="of:=[.GJ12]/((([.GJ12]-80)*0.0165)+3.01)" office:value-type="float" office:value="26.1052631578947" calcext:value-type="float">
            <text:p>26,1052631578947</text:p>
          </table:table-cell>
          <table:table-cell table:style-name="ce10" table:formula="of:=[.GK12]/((([.GK12]-80)*0.0165)+3.01)" office:value-type="float" office:value="25.7957075127024" calcext:value-type="float">
            <text:p>25,7957075127024</text:p>
          </table:table-cell>
          <table:table-cell table:style-name="ce10" table:formula="of:=[.GL12]/((([.GL12]-80)*0.0165)+3.01)" office:value-type="float" office:value="26.1244276865069" calcext:value-type="float">
            <text:p>26,1244276865069</text:p>
          </table:table-cell>
          <table:table-cell table:style-name="ce10" table:formula="of:=[.GM12]/((([.GM12]-80)*0.0165)+3.01)" office:value-type="float" office:value="29.4788026135846" calcext:value-type="float">
            <text:p>29,4788026135846</text:p>
          </table:table-cell>
          <table:table-cell table:style-name="ce10" table:formula="of:=[.GN12]/((([.GN12]-80)*0.0165)+3.01)" office:value-type="float" office:value="26.7635883033207" calcext:value-type="float">
            <text:p>26,7635883033207</text:p>
          </table:table-cell>
          <table:table-cell table:style-name="ce10" table:formula="of:=[.GO12]/((([.GO12]-80)*0.0165)+3.01)" office:value-type="float" office:value="26.1052631578947" calcext:value-type="float">
            <text:p>26,1052631578947</text:p>
          </table:table-cell>
          <table:table-cell table:style-name="ce10" table:formula="of:=[.GP12]/((([.GP12]-80)*0.0165)+3.01)" office:value-type="float" office:value="26.6896254842876" calcext:value-type="float">
            <text:p>26,6896254842876</text:p>
          </table:table-cell>
          <table:table-cell table:style-name="ce10" table:formula="of:=[.GQ12]/((([.GQ12]-80)*0.0165)+3.01)" office:value-type="float" office:value="26.3527523242592" calcext:value-type="float">
            <text:p>26,3527523242592</text:p>
          </table:table-cell>
          <table:table-cell table:style-name="ce10" table:formula="of:=[.GR12]/((([.GR12]-80)*0.0165)+3.01)" office:value-type="float" office:value="26.2389692312854" calcext:value-type="float">
            <text:p>26,2389692312854</text:p>
          </table:table-cell>
          <table:table-cell table:style-name="ce10" table:formula="of:=[.GS12]/((([.GS12]-80)*0.0165)+3.01)" office:value-type="float" office:value="26.5220212642053" calcext:value-type="float">
            <text:p>26,5220212642053</text:p>
          </table:table-cell>
          <table:table-cell table:style-name="ce10" table:formula="of:=[.GT12]/((([.GT12]-80)*0.0165)+3.01)" office:value-type="float" office:value="25.119099177133" calcext:value-type="float">
            <text:p>25,119099177133</text:p>
          </table:table-cell>
          <table:table-cell table:style-name="ce10" table:formula="of:=[.GU12]/((([.GU12]-80)*0.0165)+3.01)" office:value-type="float" office:value="28.1440162271805" calcext:value-type="float">
            <text:p>28,1440162271805</text:p>
          </table:table-cell>
          <table:table-cell table:style-name="ce10" table:formula="of:=[.GV12]/((([.GV12]-80)*0.0165)+3.01)" office:value-type="float" office:value="25.9898271287831" calcext:value-type="float">
            <text:p>25,9898271287831</text:p>
          </table:table-cell>
          <table:table-cell table:style-name="ce10" table:formula="of:=[.GW12]/((([.GW12]-80)*0.0165)+3.01)" office:value-type="float" office:value="28.5959840612548" calcext:value-type="float">
            <text:p>28,5959840612548</text:p>
          </table:table-cell>
          <table:table-cell table:style-name="ce10" table:formula="of:=[.GX12]/((([.GX12]-80)*0.0165)+3.01)" office:value-type="float" office:value="26.3149084334929" calcext:value-type="float">
            <text:p>26,3149084334929</text:p>
          </table:table-cell>
          <table:table-cell table:style-name="ce10" table:formula="of:=[.GY12]/((([.GY12]-80)*0.0165)+3.01)" office:value-type="float" office:value="25.5004112969564" calcext:value-type="float">
            <text:p>25,5004112969564</text:p>
          </table:table-cell>
          <table:table-cell table:style-name="ce10" table:formula="of:=[.GZ12]/((([.GZ12]-80)*0.0165)+3.01)" office:value-type="float" office:value="26.7081464811107" calcext:value-type="float">
            <text:p>26,7081464811107</text:p>
          </table:table-cell>
          <table:table-cell table:style-name="ce10" table:formula="of:=[.HA12]/((([.HA12]-80)*0.0165)+3.01)" office:value-type="float" office:value="26.7451278575797" calcext:value-type="float">
            <text:p>26,7451278575797</text:p>
          </table:table-cell>
          <table:table-cell table:style-name="ce10" table:formula="of:=[.HB12]/((([.HB12]-80)*0.0165)+3.01)" office:value-type="float" office:value="26.2579855463707" calcext:value-type="float">
            <text:p>26,2579855463707</text:p>
          </table:table-cell>
          <table:table-cell table:style-name="ce10" table:formula="of:=[.HC12]/((([.HC12]-80)*0.0165)+3.01)" office:value-type="float" office:value="28.6783042394015" calcext:value-type="float">
            <text:p>28,6783042394015</text:p>
          </table:table-cell>
          <table:table-cell table:style-name="ce10" table:formula="of:=[.HD12]/((([.HD12]-80)*0.0165)+3.01)" office:value-type="float" office:value="26.578073089701" calcext:value-type="float">
            <text:p>26,578073089701</text:p>
          </table:table-cell>
          <table:table-cell table:style-name="ce10" table:formula="of:=[.HE12]/((([.HE12]-80)*0.0165)+3.01)" office:value-type="float" office:value="26.578073089701" calcext:value-type="float">
            <text:p>26,578073089701</text:p>
          </table:table-cell>
          <table:table-cell table:style-name="ce10" table:formula="of:=[.HF12]/((([.HF12]-80)*0.0165)+3.01)" office:value-type="float" office:value="27.2545220689992" calcext:value-type="float">
            <text:p>27,2545220689992</text:p>
          </table:table-cell>
          <table:table-cell table:style-name="ce10" table:formula="of:=[.HG12]/((([.HG12]-80)*0.0165)+3.01)" office:value-type="float" office:value="26.4845506787707" calcext:value-type="float">
            <text:p>26,4845506787707</text:p>
          </table:table-cell>
          <table:table-cell table:style-name="ce10" table:formula="of:=[.HH12]/((([.HH12]-80)*0.0165)+3.01)" office:value-type="float" office:value="25.6585232700969" calcext:value-type="float">
            <text:p>25,6585232700969</text:p>
          </table:table-cell>
          <table:table-cell table:style-name="ce10" table:formula="of:=[.HI12]/((([.HI12]-80)*0.0165)+3.01)" office:value-type="float" office:value="26.0860773145496" calcext:value-type="float">
            <text:p>26,0860773145496</text:p>
          </table:table-cell>
          <table:table-cell table:style-name="ce10" table:formula="of:=[.HJ12]/((([.HJ12]-80)*0.0165)+3.01)" office:value-type="float" office:value="26.3527523242592" calcext:value-type="float">
            <text:p>26,3527523242592</text:p>
          </table:table-cell>
          <table:table-cell table:style-name="ce10" table:formula="of:=[.HK12]/((([.HK12]-80)*0.0165)+3.01)" office:value-type="float" office:value="26.6339408613742" calcext:value-type="float">
            <text:p>26,6339408613742</text:p>
          </table:table-cell>
          <table:table-cell table:style-name="ce10" table:formula="of:=[.HL12]/((([.HL12]-80)*0.0165)+3.01)" office:value-type="float" office:value="26.5032962642339" calcext:value-type="float">
            <text:p>26,5032962642339</text:p>
          </table:table-cell>
          <table:table-cell table:style-name="ce10" table:formula="of:=[.HM12]/((([.HM12]-80)*0.0165)+3.01)" office:value-type="float" office:value="26.8004488745132" calcext:value-type="float">
            <text:p>26,8004488745132</text:p>
          </table:table-cell>
          <table:table-cell table:style-name="ce10" table:formula="of:=[.HN12]/((([.HN12]-80)*0.0165)+3.01)" office:value-type="float" office:value="26.7266472611802" calcext:value-type="float">
            <text:p>26,7266472611802</text:p>
          </table:table-cell>
          <table:table-cell table:style-name="ce10" table:formula="of:=[.HO12]/((([.HO12]-80)*0.0165)+3.01)" office:value-type="float" office:value="28.8416808807567" calcext:value-type="float">
            <text:p>28,8416808807567</text:p>
          </table:table-cell>
          <table:table-cell table:style-name="ce10" table:formula="of:=[.HP12]/((([.HP12]-80)*0.0165)+3.01)" office:value-type="float" office:value="26.7635883033207" calcext:value-type="float">
            <text:p>26,7635883033207</text:p>
          </table:table-cell>
          <table:table-cell table:style-name="ce10" table:formula="of:=[.HQ12]/((([.HQ12]-80)*0.0165)+3.01)" office:value-type="float" office:value="28.4633851657749" calcext:value-type="float">
            <text:p>28,4633851657749</text:p>
          </table:table-cell>
          <table:table-cell table:style-name="ce10" table:formula="of:=[.HR12]/((([.HR12]-80)*0.0165)+3.01)" office:value-type="float" office:value="26.1626929414534" calcext:value-type="float">
            <text:p>26,1626929414534</text:p>
          </table:table-cell>
          <table:table-cell table:style-name="ce10" table:formula="of:=[.HS12]/((([.HS12]-80)*0.0165)+3.01)" office:value-type="float" office:value="26.4845506787707" calcext:value-type="float">
            <text:p>26,4845506787707</text:p>
          </table:table-cell>
          <table:table-cell table:style-name="ce10" table:formula="of:=[.HT12]/((([.HT12]-80)*0.0165)+3.01)" office:value-type="float" office:value="26.390512777685" calcext:value-type="float">
            <text:p>26,390512777685</text:p>
          </table:table-cell>
          <table:table-cell table:style-name="ce10" table:formula="of:=[.HU12]/((([.HU12]-80)*0.0165)+3.01)" office:value-type="float" office:value="28.2624141469961" calcext:value-type="float">
            <text:p>28,2624141469961</text:p>
          </table:table-cell>
          <table:table-cell table:style-name="ce10" table:formula="of:=[.HV12]/((([.HV12]-80)*0.0165)+3.01)" office:value-type="float" office:value="26.2579855463707" calcext:value-type="float">
            <text:p>26,2579855463707</text:p>
          </table:table-cell>
          <table:table-cell table:style-name="ce10" table:formula="of:=[.HW12]/((([.HW12]-80)*0.0165)+3.01)" office:value-type="float" office:value="29.0355392534599" calcext:value-type="float">
            <text:p>29,0355392534599</text:p>
          </table:table-cell>
          <table:table-cell table:style-name="ce10" table:formula="of:=[.HX12]/((([.HX12]-80)*0.0165)+3.01)" office:value-type="float" office:value="28.955053228473" calcext:value-type="float">
            <text:p>28,955053228473</text:p>
          </table:table-cell>
          <table:table-cell table:style-name="ce10" table:formula="of:=[.HY12]/((([.HY12]-80)*0.0165)+3.01)" office:value-type="float" office:value="26.390512777685" calcext:value-type="float">
            <text:p>26,390512777685</text:p>
          </table:table-cell>
          <table:table-cell table:style-name="ce10" table:formula="of:=[.HZ12]/((([.HZ12]-80)*0.0165)+3.01)" office:value-type="float" office:value="25.2605424805025" calcext:value-type="float">
            <text:p>25,2605424805025</text:p>
          </table:table-cell>
          <table:table-cell table:style-name="ce10" table:formula="of:=[.IA12]/((([.IA12]-80)*0.0165)+3.01)" office:value-type="float" office:value="26.1244276865069" calcext:value-type="float">
            <text:p>26,1244276865069</text:p>
          </table:table-cell>
          <table:table-cell table:style-name="ce10" table:formula="of:=[.IB12]/((([.IB12]-80)*0.0165)+3.01)" office:value-type="float" office:value="26.4093618015792" calcext:value-type="float">
            <text:p>26,4093618015792</text:p>
          </table:table-cell>
          <table:table-cell table:style-name="ce10" table:formula="of:=[.IC12]/((([.IC12]-80)*0.0165)+3.01)" office:value-type="float" office:value="26.4281900694074" calcext:value-type="float">
            <text:p>26,4281900694074</text:p>
          </table:table-cell>
          <table:table-cell table:style-name="ce10" table:formula="of:=[.ID12]/((([.ID12]-80)*0.0165)+3.01)" office:value-type="float" office:value="26.2199318483205" calcext:value-type="float">
            <text:p>26,2199318483205</text:p>
          </table:table-cell>
          <table:table-cell table:style-name="ce10" table:formula="of:=[.IE12]/((([.IE12]-80)*0.0165)+3.01)" office:value-type="float" office:value="25.2404053657442" calcext:value-type="float">
            <text:p>25,2404053657442</text:p>
          </table:table-cell>
          <table:table-cell table:style-name="ce10" table:formula="of:=[.IF12]/((([.IF12]-80)*0.0165)+3.01)" office:value-type="float" office:value="28.5629370082435" calcext:value-type="float">
            <text:p>28,5629370082435</text:p>
          </table:table-cell>
          <table:table-cell table:style-name="ce10" table:formula="of:=[.IG12]/((([.IG12]-80)*0.0165)+3.01)" office:value-type="float" office:value="26.578073089701" calcext:value-type="float">
            <text:p>26,578073089701</text:p>
          </table:table-cell>
          <table:table-cell table:style-name="ce10" table:formula="of:=[.IH12]/((([.IH12]-80)*0.0165)+3.01)" office:value-type="float" office:value="26.2389692312854" calcext:value-type="float">
            <text:p>26,2389692312854</text:p>
          </table:table-cell>
          <table:table-cell table:style-name="ce10" table:formula="of:=[.II12]/((([.II12]-80)*0.0165)+3.01)" office:value-type="float" office:value="28.1270314407572" calcext:value-type="float">
            <text:p>28,1270314407572</text:p>
          </table:table-cell>
          <table:table-cell table:style-name="ce10" table:formula="of:=[.IJ12]/((([.IJ12]-80)*0.0165)+3.01)" office:value-type="float" office:value="25.8541716146982" calcext:value-type="float">
            <text:p>25,8541716146982</text:p>
          </table:table-cell>
          <table:table-cell table:style-name="ce10" table:formula="of:=[.IK12]/((([.IK12]-80)*0.0165)+3.01)" office:value-type="float" office:value="26.1817937385518" calcext:value-type="float">
            <text:p>26,1817937385518</text:p>
          </table:table-cell>
          <table:table-cell table:style-name="ce10" table:formula="of:=[.IL12]/((([.IL12]-80)*0.0165)+3.01)" office:value-type="float" office:value="26.5032962642339" calcext:value-type="float">
            <text:p>26,5032962642339</text:p>
          </table:table-cell>
          <table:table-cell table:style-name="ce10" table:formula="of:=[.IM12]/((([.IM12]-80)*0.0165)+3.01)" office:value-type="float" office:value="26.4469976154346" calcext:value-type="float">
            <text:p>26,4469976154346</text:p>
          </table:table-cell>
          <table:table-cell table:style-name="ce10" table:formula="of:=[.IN12]/((([.IN12]-80)*0.0165)+3.01)" office:value-type="float" office:value="26.3338408258185" calcext:value-type="float">
            <text:p>26,3338408258185</text:p>
          </table:table-cell>
          <table:table-cell table:style-name="ce10" table:formula="of:=[.IO12]/((([.IO12]-80)*0.0165)+3.01)" office:value-type="float" office:value="25.6191289496157" calcext:value-type="float">
            <text:p>25,6191289496157</text:p>
          </table:table-cell>
          <table:table-cell table:style-name="ce10" table:formula="of:=[.IP12]/((([.IP12]-80)*0.0165)+3.01)" office:value-type="float" office:value="26.5594096431599" calcext:value-type="float">
            <text:p>26,5594096431599</text:p>
          </table:table-cell>
          <table:table-cell table:style-name="ce10" table:formula="of:=[.IQ12]/((([.IQ12]-80)*0.0165)+3.01)" office:value-type="float" office:value="26.0091200810674" calcext:value-type="float">
            <text:p>26,0091200810674</text:p>
          </table:table-cell>
          <table:table-cell table:style-name="ce10" table:formula="of:=[.IR12]/((([.IR12]-80)*0.0165)+3.01)" office:value-type="float" office:value="25.6781871813671" calcext:value-type="float">
            <text:p>25,6781871813671</text:p>
          </table:table-cell>
          <table:table-cell table:style-name="ce10" table:formula="of:=[.IS12]/((([.IS12]-80)*0.0165)+3.01)" office:value-type="float" office:value="25.7957075127024" calcext:value-type="float">
            <text:p>25,7957075127024</text:p>
          </table:table-cell>
          <table:table-cell table:style-name="ce10" table:formula="of:=[.IT12]/((([.IT12]-80)*0.0165)+3.01)" office:value-type="float" office:value="26.1052631578947" calcext:value-type="float">
            <text:p>26,1052631578947</text:p>
          </table:table-cell>
          <table:table-cell table:style-name="ce10" table:formula="of:=[.IU12]/((([.IU12]-80)*0.0165)+3.01)" office:value-type="float" office:value="25.8736160328252" calcext:value-type="float">
            <text:p>25,8736160328252</text:p>
          </table:table-cell>
          <table:table-cell table:style-name="ce10" table:formula="of:=[.IV12]/((([.IV12]-80)*0.0165)+3.01)" office:value-type="float" office:value="27.0924677704339" calcext:value-type="float">
            <text:p>27,0924677704339</text:p>
          </table:table-cell>
          <table:table-cell table:style-name="ce10" table:formula="of:=[.IW12]/((([.IW12]-80)*0.0165)+3.01)" office:value-type="float" office:value="26.9470916858363" calcext:value-type="float">
            <text:p>26,9470916858363</text:p>
          </table:table-cell>
          <table:table-cell table:style-name="ce10" table:formula="of:=[.IX12]/((([.IX12]-80)*0.0165)+3.01)" office:value-type="float" office:value="26.0476415412646" calcext:value-type="float">
            <text:p>26,0476415412646</text:p>
          </table:table-cell>
          <table:table-cell table:style-name="ce10" table:formula="of:=[.IY12]/((([.IY12]-80)*0.0165)+3.01)" office:value-type="float" office:value="28.0418402060217" calcext:value-type="float">
            <text:p>28,0418402060217</text:p>
          </table:table-cell>
          <table:table-cell table:style-name="ce10" table:formula="of:=[.IZ12]/((([.IZ12]-80)*0.0165)+3.01)" office:value-type="float" office:value="26.1052631578947" calcext:value-type="float">
            <text:p>26,1052631578947</text:p>
          </table:table-cell>
          <table:table-cell table:style-name="ce10" table:formula="of:=[.JA12]/((([.JA12]-80)*0.0165)+3.01)" office:value-type="float" office:value="26.4845506787707" calcext:value-type="float">
            <text:p>26,4845506787707</text:p>
          </table:table-cell>
          <table:table-cell table:style-name="ce10" table:formula="of:=[.JB12]/((([.JB12]-80)*0.0165)+3.01)" office:value-type="float" office:value="25.7957075127024" calcext:value-type="float">
            <text:p>25,7957075127024</text:p>
          </table:table-cell>
          <table:table-cell table:style-name="ce10" table:formula="of:=[.JC12]/((([.JC12]-80)*0.0165)+3.01)" office:value-type="float" office:value="26.4845506787707" calcext:value-type="float">
            <text:p>26,4845506787707</text:p>
          </table:table-cell>
          <table:table-cell table:style-name="ce10" table:formula="of:=[.JD12]/((([.JD12]-80)*0.0165)+3.01)" office:value-type="float" office:value="27.4504726142691" calcext:value-type="float">
            <text:p>27,4504726142691</text:p>
          </table:table-cell>
          <table:table-cell table:style-name="ce10" table:formula="of:=[.JE12]/((([.JE12]-80)*0.0165)+3.01)" office:value-type="float" office:value="27.5211576975257" calcext:value-type="float">
            <text:p>27,5211576975257</text:p>
          </table:table-cell>
          <table:table-cell table:style-name="ce10" table:formula="of:=[.JF12]/((([.JF12]-80)*0.0165)+3.01)" office:value-type="float" office:value="27.3972602739726" calcext:value-type="float">
            <text:p>27,3972602739726</text:p>
          </table:table-cell>
          <table:table-cell table:style-name="ce10" table:formula="of:=[.JG12]/((([.JG12]-80)*0.0165)+3.01)" office:value-type="float" office:value="27.0380991396968" calcext:value-type="float">
            <text:p>27,0380991396968</text:p>
          </table:table-cell>
          <table:table-cell table:style-name="ce10" table:formula="of:=[.JH12]/((([.JH12]-80)*0.0165)+3.01)" office:value-type="float" office:value="26.6896254842876" calcext:value-type="float">
            <text:p>26,6896254842876</text:p>
          </table:table-cell>
          <table:table-cell table:style-name="ce10" table:formula="of:=[.JI12]/((([.JI12]-80)*0.0165)+3.01)" office:value-type="float" office:value="0" calcext:value-type="float">
            <text:p>0</text:p>
          </table:table-cell>
          <table:table-cell table:style-name="ce10" table:formula="of:=[.JJ12]/((([.JJ12]-80)*0.0165)+3.01)" office:value-type="float" office:value="0" calcext:value-type="float">
            <text:p>0</text:p>
          </table:table-cell>
          <table:table-cell table:style-name="ce10" table:formula="of:=[.JK12]/((([.JK12]-80)*0.0165)+3.01)" office:value-type="float" office:value="0" calcext:value-type="float">
            <text:p>0</text:p>
          </table:table-cell>
          <table:table-cell table:style-name="ce10" table:formula="of:=[.JL12]/((([.JL12]-80)*0.0165)+3.01)" office:value-type="float" office:value="0" calcext:value-type="float">
            <text:p>0</text:p>
          </table:table-cell>
          <table:table-cell table:style-name="ce10" table:formula="of:=[.JM12]/((([.JM12]-80)*0.0165)+3.01)" office:value-type="float" office:value="0" calcext:value-type="float">
            <text:p>0</text:p>
          </table:table-cell>
          <table:table-cell table:style-name="ce10" table:formula="of:=[.JN12]/((([.JN12]-80)*0.0165)+3.01)" office:value-type="float" office:value="26.2008733624454" calcext:value-type="float">
            <text:p>26,2008733624454</text:p>
          </table:table-cell>
          <table:table-cell table:style-name="ce10" table:formula="of:=[.JO12]/((([.JO12]-80)*0.0165)+3.01)" office:value-type="float" office:value="27.83554631259" calcext:value-type="float">
            <text:p>27,83554631259</text:p>
          </table:table-cell>
          <table:table-cell table:style-name="ce10" table:formula="of:=[.JP12]/((([.JP12]-80)*0.0165)+3.01)" office:value-type="float" office:value="28.7602020987175" calcext:value-type="float">
            <text:p>28,7602020987175</text:p>
          </table:table-cell>
          <table:table-cell table:style-name="ce10" table:formula="of:=[.JQ12]/((([.JQ12]-80)*0.0165)+3.01)" office:value-type="float" office:value="26.6896254842876" calcext:value-type="float">
            <text:p>26,6896254842876</text:p>
          </table:table-cell>
          <table:table-cell table:style-name="ce10" table:formula="of:=[.JR12]/((([.JR12]-80)*0.0165)+3.01)" office:value-type="float" office:value="28.8091394511362" calcext:value-type="float">
            <text:p>28,8091394511362</text:p>
          </table:table-cell>
          <table:table-cell table:style-name="ce10" table:formula="of:=[.JS12]/((([.JS12]-80)*0.0165)+3.01)" office:value-type="float" office:value="26.1817937385518" calcext:value-type="float">
            <text:p>26,1817937385518</text:p>
          </table:table-cell>
          <table:table-cell table:style-name="ce10" table:formula="of:=[.JT12]/((([.JT12]-80)*0.0165)+3.01)" office:value-type="float" office:value="27.644134069223" calcext:value-type="float">
            <text:p>27,644134069223</text:p>
          </table:table-cell>
          <table:table-cell table:style-name="ce10" table:formula="of:=[.JU12]/((([.JU12]-80)*0.0165)+3.01)" office:value-type="float" office:value="29.0033940141932" calcext:value-type="float">
            <text:p>29,0033940141932</text:p>
          </table:table-cell>
          <table:table-cell table:style-name="ce10" table:formula="of:=[.JV12]/((([.JV12]-80)*0.0165)+3.01)" office:value-type="float" office:value="25.5400732650895" calcext:value-type="float">
            <text:p>25,5400732650895</text:p>
          </table:table-cell>
          <table:table-cell table:style-name="ce10" table:formula="of:=[.JW12]/((([.JW12]-80)*0.0165)+3.01)" office:value-type="float" office:value="29.6031722008657" calcext:value-type="float">
            <text:p>29,6031722008657</text:p>
          </table:table-cell>
          <table:table-cell table:style-name="ce10" table:formula="of:=[.JX12]/((([.JX12]-80)*0.0165)+3.01)" office:value-type="float" office:value="27.8701099463053" calcext:value-type="float">
            <text:p>27,8701099463053</text:p>
          </table:table-cell>
          <table:table-cell table:style-name="ce10" table:formula="of:=[.JY12]/((([.JY12]-80)*0.0165)+3.01)" office:value-type="float" office:value="27.9562008893706" calcext:value-type="float">
            <text:p>27,9562008893706</text:p>
          </table:table-cell>
          <table:table-cell table:style-name="ce10" table:formula="of:=[.JZ12]/((([.JZ12]-80)*0.0165)+3.01)" office:value-type="float" office:value="26.4657844738509" calcext:value-type="float">
            <text:p>26,4657844738509</text:p>
          </table:table-cell>
          <table:table-cell table:style-name="ce10" table:formula="of:=[.KA12]/((([.KA12]-80)*0.0165)+3.01)" office:value-type="float" office:value="27.5739740385391" calcext:value-type="float">
            <text:p>27,5739740385391</text:p>
          </table:table-cell>
          <table:table-cell table:style-name="ce10" table:formula="of:=[.KB12]/((([.KB12]-80)*0.0165)+3.01)" office:value-type="float" office:value="27.3794848504509" calcext:value-type="float">
            <text:p>27,3794848504509</text:p>
          </table:table-cell>
          <table:table-cell table:style-name="ce10" table:formula="of:=[.KC12]/((([.KC12]-80)*0.0165)+3.01)" office:value-type="float" office:value="26.5220212642053" calcext:value-type="float">
            <text:p>26,5220212642053</text:p>
          </table:table-cell>
          <table:table-cell table:style-name="ce10" table:formula="of:=[.KD12]/((([.KD12]-80)*0.0165)+3.01)" office:value-type="float" office:value="25.0377650061639" calcext:value-type="float">
            <text:p>25,0377650061639</text:p>
          </table:table-cell>
          <table:table-cell table:style-name="ce10" table:formula="of:=[.KE12]/((([.KE12]-80)*0.0165)+3.01)" office:value-type="float" office:value="26.5855327403294" calcext:value-type="float">
            <text:p>26,5855327403294</text:p>
          </table:table-cell>
          <table:table-cell table:style-name="ce10" table:formula="of:=[.KF12]/((([.KF12]-80)*0.0165)+3.01)" office:value-type="float" office:value="26.9105503832615" calcext:value-type="float">
            <text:p>26,9105503832615</text:p>
          </table:table-cell>
          <table:table-cell table:style-name="ce10" table:formula="of:=[.KG12]/((([.KG12]-80)*0.0165)+3.01)" office:value-type="float" office:value="26.2199318483205" calcext:value-type="float">
            <text:p>26,2199318483205</text:p>
          </table:table-cell>
          <table:table-cell table:style-name="ce10" table:formula="of:=[.KH12]/((([.KH12]-80)*0.0165)+3.01)" office:value-type="float" office:value="26.3149084334929" calcext:value-type="float">
            <text:p>26,3149084334929</text:p>
          </table:table-cell>
          <table:table-cell table:style-name="ce10" table:formula="of:=[.KI12]/((([.KI12]-80)*0.0165)+3.01)" office:value-type="float" office:value="25.8347054130667" calcext:value-type="float">
            <text:p>25,8347054130667</text:p>
          </table:table-cell>
          <table:table-cell table:style-name="ce10" table:formula="of:=[.KJ12]/((([.KJ12]-80)*0.0165)+3.01)" office:value-type="float" office:value="27.8873644364229" calcext:value-type="float">
            <text:p>27,8873644364229</text:p>
          </table:table-cell>
          <table:table-cell table:style-name="ce10" table:formula="of:=[.KK12]/((([.KK12]-80)*0.0165)+3.01)" office:value-type="float" office:value="27.0199370409234" calcext:value-type="float">
            <text:p>27,0199370409234</text:p>
          </table:table-cell>
          <table:table-cell table:style-name="ce10" table:formula="of:=[.KL12]/((([.KL12]-80)*0.0165)+3.01)" office:value-type="float" office:value="26.8004488745132" calcext:value-type="float">
            <text:p>26,8004488745132</text:p>
          </table:table-cell>
          <table:table-cell table:style-name="ce10" table:formula="of:=[.KM12]/((([.KM12]-80)*0.0165)+3.01)" office:value-type="float" office:value="26.0860773145496" calcext:value-type="float">
            <text:p>26,0860773145496</text:p>
          </table:table-cell>
          <table:table-cell table:style-name="ce10" table:formula="of:=[.KN12]/((([.KN12]-80)*0.0165)+3.01)" office:value-type="float" office:value="26.7266472611802" calcext:value-type="float">
            <text:p>26,7266472611802</text:p>
          </table:table-cell>
          <table:table-cell table:style-name="ce10" table:formula="of:=[.KO12]/((([.KO12]-80)*0.0165)+3.01)" office:value-type="float" office:value="28.9389067524116" calcext:value-type="float">
            <text:p>28,9389067524116</text:p>
          </table:table-cell>
          <table:table-cell table:style-name="ce10" table:formula="of:=[.KP12]/((([.KP12]-80)*0.0165)+3.01)" office:value-type="float" office:value="30.090868464174" calcext:value-type="float">
            <text:p>30,090868464174</text:p>
          </table:table-cell>
          <table:table-cell table:style-name="ce10" table:formula="of:=[.KQ12]/((([.KQ12]-80)*0.0165)+3.01)" office:value-type="float" office:value="27.0924677704339" calcext:value-type="float">
            <text:p>27,0924677704339</text:p>
          </table:table-cell>
          <table:table-cell table:style-name="ce10" table:formula="of:=[.KR12]/((([.KR12]-80)*0.0165)+3.01)" office:value-type="float" office:value="26.2959551126371" calcext:value-type="float">
            <text:p>26,2959551126371</text:p>
          </table:table-cell>
          <table:table-cell table:style-name="ce10" table:formula="of:=[.KS12]/((([.KS12]-80)*0.0165)+3.01)" office:value-type="float" office:value="26.0668701208923" calcext:value-type="float">
            <text:p>26,0668701208923</text:p>
          </table:table-cell>
          <table:table-cell table:style-name="ce10" table:formula="of:=[.KT12]/((([.KT12]-80)*0.0165)+3.01)" office:value-type="float" office:value="26.0860773145496" calcext:value-type="float">
            <text:p>26,0860773145496</text:p>
          </table:table-cell>
          <table:table-cell table:style-name="ce10" table:formula="of:=[.KU12]/((([.KU12]-80)*0.0165)+3.01)" office:value-type="float" office:value="26.8555894225224" calcext:value-type="float">
            <text:p>26,8555894225224</text:p>
          </table:table-cell>
          <table:table-cell table:style-name="ce10" table:formula="of:=[.KV12]/((([.KV12]-80)*0.0165)+3.01)" office:value-type="float" office:value="26.2008733624454" calcext:value-type="float">
            <text:p>26,2008733624454</text:p>
          </table:table-cell>
          <table:table-cell table:style-name="ce10" table:formula="of:=[.KW12]/((([.KW12]-80)*0.0165)+3.01)" office:value-type="float" office:value="26.6896254842876" calcext:value-type="float">
            <text:p>26,6896254842876</text:p>
          </table:table-cell>
          <table:table-cell table:style-name="ce10" table:formula="of:=[.KX12]/((([.KX12]-80)*0.0165)+3.01)" office:value-type="float" office:value="26.4657844738509" calcext:value-type="float">
            <text:p>26,4657844738509</text:p>
          </table:table-cell>
          <table:table-cell table:style-name="ce10" table:formula="of:=[.KY12]/((([.KY12]-80)*0.0165)+3.01)" office:value-type="float" office:value="26.3338408258185" calcext:value-type="float">
            <text:p>26,3338408258185</text:p>
          </table:table-cell>
          <table:table-cell table:style-name="ce10" table:formula="of:=[.KZ12]/((([.KZ12]-80)*0.0165)+3.01)" office:value-type="float" office:value="26.1052631578947" calcext:value-type="float">
            <text:p>26,1052631578947</text:p>
          </table:table-cell>
          <table:table-cell table:style-name="ce10" table:formula="of:=[.LA12]/((([.LA12]-80)*0.0165)+3.01)" office:value-type="float" office:value="26.4657844738509" calcext:value-type="float">
            <text:p>26,4657844738509</text:p>
          </table:table-cell>
          <table:table-cell table:style-name="ce10" table:formula="of:=[.LB12]/((([.LB12]-80)*0.0165)+3.01)" office:value-type="float" office:value="26.5407257125752" calcext:value-type="float">
            <text:p>26,5407257125752</text:p>
          </table:table-cell>
          <table:table-cell table:style-name="ce10" table:formula="of:=[.LC12]/((([.LC12]-80)*0.0165)+3.01)" office:value-type="float" office:value="26.1052631578947" calcext:value-type="float">
            <text:p>26,1052631578947</text:p>
          </table:table-cell>
          <table:table-cell table:style-name="ce10" table:formula="of:=[.LD12]/((([.LD12]-80)*0.0165)+3.01)" office:value-type="float" office:value="27.1105515313047" calcext:value-type="float">
            <text:p>27,1105515313047</text:p>
          </table:table-cell>
          <table:table-cell table:style-name="ce10" table:formula="of:=[.LE12]/((([.LE12]-80)*0.0165)+3.01)" office:value-type="float" office:value="26.143570935886" calcext:value-type="float">
            <text:p>26,143570935886</text:p>
          </table:table-cell>
          <table:table-cell table:style-name="ce10" table:formula="of:=[.LF12]/((([.LF12]-80)*0.0165)+3.01)" office:value-type="float" office:value="26.1052631578947" calcext:value-type="float">
            <text:p>26,1052631578947</text:p>
          </table:table-cell>
          <table:table-cell table:style-name="ce10" table:formula="of:=[.LG12]/((([.LG12]-80)*0.0165)+3.01)" office:value-type="float" office:value="26.4657844738509" calcext:value-type="float">
            <text:p>26,4657844738509</text:p>
          </table:table-cell>
          <table:table-cell table:style-name="ce10" table:formula="of:=[.LH12]/((([.LH12]-80)*0.0165)+3.01)" office:value-type="float" office:value="25.9124396646625" calcext:value-type="float">
            <text:p>25,9124396646625</text:p>
          </table:table-cell>
          <table:table-cell table:style-name="ce10" table:formula="of:=[.LI12]/((([.LI12]-80)*0.0165)+3.01)" office:value-type="float" office:value="26.3149084334929" calcext:value-type="float">
            <text:p>26,3149084334929</text:p>
          </table:table-cell>
          <table:table-cell table:style-name="ce10" table:formula="of:=[.LJ12]/((([.LJ12]-80)*0.0165)+3.01)" office:value-type="float" office:value="26.3149084334929" calcext:value-type="float">
            <text:p>26,3149084334929</text:p>
          </table:table-cell>
          <table:table-cell table:style-name="ce10" table:formula="of:=[.LK12]/((([.LK12]-80)*0.0165)+3.01)" office:value-type="float" office:value="26.3716429633839" calcext:value-type="float">
            <text:p>26,3716429633839</text:p>
          </table:table-cell>
          <table:table-cell table:style-name="ce10" table:formula="of:=[.LL12]/((([.LL12]-80)*0.0165)+3.01)" office:value-type="float" office:value="27.0199370409234" calcext:value-type="float">
            <text:p>27,0199370409234</text:p>
          </table:table-cell>
          <table:table-cell table:style-name="ce10" table:formula="of:=[.LM12]/((([.LM12]-80)*0.0165)+3.01)" office:value-type="float" office:value="27.0743644726719" calcext:value-type="float">
            <text:p>27,0743644726719</text:p>
          </table:table-cell>
          <table:table-cell table:style-name="ce10" table:formula="of:=[.LN12]/((([.LN12]-80)*0.0165)+3.01)" office:value-type="float" office:value="28.0930084913896" calcext:value-type="float">
            <text:p>28,0930084913896</text:p>
          </table:table-cell>
          <table:table-cell table:style-name="ce10" table:formula="of:=[.LO12]/((([.LO12]-80)*0.0165)+3.01)" office:value-type="float" office:value="27.6791024383971" calcext:value-type="float">
            <text:p>27,6791024383971</text:p>
          </table:table-cell>
          <table:table-cell table:style-name="ce10" table:formula="of:=[.LP12]/((([.LP12]-80)*0.0165)+3.01)" office:value-type="float" office:value="27.4858528698464" calcext:value-type="float">
            <text:p>27,4858528698464</text:p>
          </table:table-cell>
          <table:table-cell table:style-name="ce10" table:formula="of:=[.LQ12]/((([.LQ12]-80)*0.0165)+3.01)" office:value-type="float" office:value="27.8873644364229" calcext:value-type="float">
            <text:p>27,8873644364229</text:p>
          </table:table-cell>
          <table:table-cell table:style-name="ce10" table:formula="of:=[.LR12]/((([.LR12]-80)*0.0165)+3.01)" office:value-type="float" office:value="28.8091394511362" calcext:value-type="float">
            <text:p>28,8091394511362</text:p>
          </table:table-cell>
          <table:table-cell table:style-name="ce10" table:formula="of:=[.LS12]/((([.LS12]-80)*0.0165)+3.01)" office:value-type="float" office:value="26.9470916858363" calcext:value-type="float">
            <text:p>26,9470916858363</text:p>
          </table:table-cell>
          <table:table-cell table:style-name="ce10" office:value-type="float" office:value="27.7" calcext:value-type="float">
            <text:p>27,7</text:p>
          </table:table-cell>
          <table:table-cell table:style-name="ce10" table:formula="of:=[.LU12]/((([.LU12]-80)*0.0165)+3.01)" office:value-type="float" office:value="28.8416808807567" calcext:value-type="float">
            <text:p>28,8416808807567</text:p>
          </table:table-cell>
          <table:table-cell table:style-name="ce10" table:formula="of:=[.LV12]/((([.LV12]-80)*0.0165)+3.01)" office:value-type="float" office:value="27.3972602739726" calcext:value-type="float">
            <text:p>27,3972602739726</text:p>
          </table:table-cell>
          <table:table-cell table:style-name="ce10" table:formula="of:=[.LW12]/((([.LW12]-80)*0.0165)+3.01)" office:value-type="float" office:value="26.7081464811107" calcext:value-type="float">
            <text:p>26,7081464811107</text:p>
          </table:table-cell>
          <table:table-cell table:style-name="ce10" table:formula="of:=[.LX12]/((([.LX12]-80)*0.0165)+3.01)" office:value-type="float" office:value="28.4633851657749" calcext:value-type="float">
            <text:p>28,4633851657749</text:p>
          </table:table-cell>
          <table:table-cell table:style-name="ce10" table:formula="of:=[.LY12]/((([.LY12]-80)*0.0165)+3.01)" office:value-type="float" office:value="29.940119760479" calcext:value-type="float">
            <text:p>29,940119760479</text:p>
          </table:table-cell>
          <table:table-cell table:style-name="ce10" table:formula="of:=[.LZ12]/((([.LZ12]-80)*0.0165)+3.01)" office:value-type="float" office:value="27.6266220175806" calcext:value-type="float">
            <text:p>27,6266220175806</text:p>
          </table:table-cell>
          <table:table-cell table:style-name="ce10" table:formula="of:=[.MA12]/((([.MA12]-80)*0.0165)+3.01)" office:value-type="float" office:value="26.6710842375549" calcext:value-type="float">
            <text:p>26,6710842375549</text:p>
          </table:table-cell>
          <table:table-cell table:style-name="ce10" table:formula="of:=[.MB12]/((([.MB12]-80)*0.0165)+3.01)" office:value-type="float" office:value="28.0418402060217" calcext:value-type="float">
            <text:p>28,0418402060217</text:p>
          </table:table-cell>
          <table:table-cell table:style-name="ce10" table:formula="of:=[.MC12]/((([.MC12]-80)*0.0165)+3.01)" office:value-type="float" office:value="28.0589141867523" calcext:value-type="float">
            <text:p>28,0589141867523</text:p>
          </table:table-cell>
          <table:table-cell table:style-name="ce10" table:formula="of:=[.MD12]/((([.MD12]-80)*0.0165)+3.01)" office:value-type="float" office:value="27.1286157868933" calcext:value-type="float">
            <text:p>27,1286157868933</text:p>
          </table:table-cell>
          <table:table-cell table:style-name="ce10" table:formula="of:=[.ME12]/((([.ME12]-80)*0.0165)+3.01)" office:value-type="float" office:value="26.6525227076841" calcext:value-type="float">
            <text:p>26,6525227076841</text:p>
          </table:table-cell>
          <table:table-cell table:style-name="ce10" table:formula="of:=[.MF12]/((([.MF12]-80)*0.0165)+3.01)" office:value-type="float" office:value="27.3616903877051" calcext:value-type="float">
            <text:p>27,3616903877051</text:p>
          </table:table-cell>
          <table:table-cell table:style-name="ce10" table:formula="of:=[.MG12]/((([.MG12]-80)*0.0165)+3.01)" office:value-type="float" office:value="26.390512777685" calcext:value-type="float">
            <text:p>26,390512777685</text:p>
          </table:table-cell>
          <table:table-cell table:style-name="ce10" table:formula="of:=[.MH12]/((([.MH12]-80)*0.0165)+3.01)" office:value-type="float" office:value="27.0743644726719" calcext:value-type="float">
            <text:p>27,0743644726719</text:p>
          </table:table-cell>
          <table:table-cell table:style-name="ce10" table:formula="of:=[.MI12]/((([.MI12]-80)*0.0165)+3.01)" office:value-type="float" office:value="27.4150166888104" calcext:value-type="float">
            <text:p>27,4150166888104</text:p>
          </table:table-cell>
          <table:table-cell table:style-name="ce10" table:formula="of:=[.MJ12]/((([.MJ12]-80)*0.0165)+3.01)" office:value-type="float" office:value="26.578073089701" calcext:value-type="float">
            <text:p>26,578073089701</text:p>
          </table:table-cell>
          <table:table-cell table:style-name="ce10" table:formula="of:=[.MK12]/((([.MK12]-80)*0.0165)+3.01)" office:value-type="float" office:value="27.0562416063415" calcext:value-type="float">
            <text:p>27,0562416063415</text:p>
          </table:table-cell>
          <table:table-cell table:style-name="ce10" table:formula="of:=[.ML12]/((([.ML12]-80)*0.0165)+3.01)" office:value-type="float" office:value="26.578073089701" calcext:value-type="float">
            <text:p>26,578073089701</text:p>
          </table:table-cell>
          <table:table-cell table:style-name="ce10" table:formula="of:=[.MM12]/((([.MM12]-80)*0.0165)+3.01)" office:value-type="float" office:value="26.578073089701" calcext:value-type="float">
            <text:p>26,578073089701</text:p>
          </table:table-cell>
          <table:table-cell table:style-name="ce10" table:formula="of:=[.MN12]/((([.MN12]-80)*0.0165)+3.01)" office:value-type="float" office:value="27.1826918370344" calcext:value-type="float">
            <text:p>27,1826918370344</text:p>
          </table:table-cell>
          <table:table-cell table:style-name="ce10" table:formula="of:=[.MO12]/((([.MO12]-80)*0.0165)+3.01)" office:value-type="float" office:value="27.2365934710367" calcext:value-type="float">
            <text:p>27,2365934710367</text:p>
          </table:table-cell>
          <table:table-cell table:style-name="ce10" table:formula="of:=[.MP12]/((([.MP12]-80)*0.0165)+3.01)" office:value-type="float" office:value="26.6153386652507" calcext:value-type="float">
            <text:p>26,6153386652507</text:p>
          </table:table-cell>
          <table:table-cell table:style-name="ce10" table:formula="of:=[.MQ12]/((([.MQ12]-80)*0.0165)+3.01)" office:value-type="float" office:value="26.7266472611802" calcext:value-type="float">
            <text:p>26,7266472611802</text:p>
          </table:table-cell>
          <table:table-cell table:style-name="ce10" table:formula="of:=[.MR12]/((([.MR12]-80)*0.0165)+3.01)" office:value-type="float" office:value="26.2389692312854" calcext:value-type="float">
            <text:p>26,2389692312854</text:p>
          </table:table-cell>
          <table:table-cell table:style-name="ce10" table:formula="of:=[.MS12]/((([.MS12]-80)*0.0165)+3.01)" office:value-type="float" office:value="27.7661996216615" calcext:value-type="float">
            <text:p>27,7661996216615</text:p>
          </table:table-cell>
          <table:table-cell table:style-name="ce10" table:formula="of:=[.MT12]/((([.MT12]-80)*0.0165)+3.01)" office:value-type="float" office:value="27.1466605687405" calcext:value-type="float">
            <text:p>27,1466605687405</text:p>
          </table:table-cell>
          <table:table-cell table:style-name="ce10" table:formula="of:=[.MU12]/((([.MU12]-80)*0.0165)+3.01)" office:value-type="float" office:value="26.4281900694074" calcext:value-type="float">
            <text:p>26,4281900694074</text:p>
          </table:table-cell>
          <table:table-cell table:style-name="ce10" table:formula="of:=[.MV12]/((([.MV12]-80)*0.0165)+3.01)" office:value-type="float" office:value="26.6153386652507" calcext:value-type="float">
            <text:p>26,6153386652507</text:p>
          </table:table-cell>
          <table:table-cell table:style-name="ce10" table:formula="of:=[.MW12]/((([.MW12]-80)*0.0165)+3.01)" office:value-type="float" office:value="26.7820286313426" calcext:value-type="float">
            <text:p>26,7820286313426</text:p>
          </table:table-cell>
          <table:table-cell table:style-name="ce10" table:formula="of:=[.MX12]/((([.MX12]-80)*0.0165)+3.01)" office:value-type="float" office:value="27.5211576975257" calcext:value-type="float">
            <text:p>27,5211576975257</text:p>
          </table:table-cell>
          <table:table-cell table:style-name="ce10" table:formula="of:=[.MY12]/((([.MY12]-80)*0.0165)+3.01)" office:value-type="float" office:value="26.3527523242592" calcext:value-type="float">
            <text:p>26,3527523242592</text:p>
          </table:table-cell>
          <table:table-cell table:style-name="ce10" table:formula="of:=[.MZ12]/((([.MZ12]-80)*0.0165)+3.01)" office:value-type="float" office:value="27.1646859083192" calcext:value-type="float">
            <text:p>27,1646859083192</text:p>
          </table:table-cell>
          <table:table-cell table:style-name="ce10" table:formula="of:=[.NA12]/((([.NA12]-80)*0.0165)+3.01)" office:value-type="float" office:value="26.7266472611802" calcext:value-type="float">
            <text:p>26,7266472611802</text:p>
          </table:table-cell>
          <table:table-cell table:style-name="ce10" table:formula="of:=[.NB12]/((([.NB12]-80)*0.0165)+3.01)" office:value-type="float" office:value="27.0017552781378" calcext:value-type="float">
            <text:p>27,0017552781378</text:p>
          </table:table-cell>
          <table:table-cell table:style-name="ce10" table:formula="of:=[.NC12]/((([.NC12]-80)*0.0165)+3.01)" office:value-type="float" office:value="29.6031722008657" calcext:value-type="float">
            <text:p>29,6031722008657</text:p>
          </table:table-cell>
          <table:table-cell table:style-name="ce10" table:formula="of:=[.ND12]/((([.ND12]-80)*0.0165)+3.01)" office:value-type="float" office:value="26.5407257125752" calcext:value-type="float">
            <text:p>26,5407257125752</text:p>
          </table:table-cell>
          <table:table-cell table:style-name="ce10" table:formula="of:=[.NE12]/((([.NE12]-80)*0.0165)+3.01)" office:value-type="float" office:value="29.2428997933093" calcext:value-type="float">
            <text:p>29,2428997933093</text:p>
          </table:table-cell>
          <table:table-cell table:style-name="ce10" table:formula="of:=[.NF12]/((([.NF12]-80)*0.0165)+3.01)" office:value-type="float" office:value="26.578073089701" calcext:value-type="float">
            <text:p>26,578073089701</text:p>
          </table:table-cell>
          <table:table-cell table:style-name="ce10" table:formula="of:=[.NG12]/((([.NG12]-80)*0.0165)+3.01)" office:value-type="float" office:value="26.0476415412646" calcext:value-type="float">
            <text:p>26,0476415412646</text:p>
          </table:table-cell>
          <table:table-cell table:style-name="ce10" table:formula="of:=[.NH12]/((([.NH12]-80)*0.0165)+3.01)" office:value-type="float" office:value="27.2186455871567" calcext:value-type="float">
            <text:p>27,2186455871567</text:p>
          </table:table-cell>
          <table:table-cell table:style-name="ce10" table:formula="of:=[.NI12]/((([.NI12]-80)*0.0165)+3.01)" office:value-type="float" office:value="26.2959551126371" calcext:value-type="float">
            <text:p>26,2959551126371</text:p>
          </table:table-cell>
          <table:table-cell table:style-name="ce10" table:formula="of:=[.NJ12]/((([.NJ12]-80)*0.0165)+3.01)" office:value-type="float" office:value="27.2545220689992" calcext:value-type="float">
            <text:p>27,2545220689992</text:p>
          </table:table-cell>
          <table:table-cell table:style-name="ce10" office:value-type="float" office:value="27.0017552781378" calcext:value-type="float">
            <text:p>27,0017552781378</text:p>
          </table:table-cell>
          <table:table-cell table:style-name="ce10" table:formula="of:=[.NL12]/((([.NL12]-80)*0.0165)+3.01)" office:value-type="float" office:value="27.1286157868933" calcext:value-type="float">
            <text:p>27,1286157868933</text:p>
          </table:table-cell>
          <table:table-cell table:style-name="ce10" table:formula="of:=[.NM12]/((([.NM12]-80)*0.0165)+3.01)" office:value-type="float" office:value="29.7572435395458" calcext:value-type="float">
            <text:p>29,7572435395458</text:p>
          </table:table-cell>
          <table:table-cell table:style-name="ce10" table:formula="of:=[.NN12]/((([.NN12]-80)*0.0165)+3.01)" office:value-type="float" office:value="29.8641854881069" calcext:value-type="float">
            <text:p>29,8641854881069</text:p>
          </table:table-cell>
          <table:table-cell table:style-name="ce10" table:formula="of:=[.NO12]/((([.NO12]-80)*0.0165)+3.01)" office:value-type="float" office:value="27.0743644726719" calcext:value-type="float">
            <text:p>27,0743644726719</text:p>
          </table:table-cell>
          <table:table-cell table:style-name="ce10" table:formula="of:=[.NP12]/((([.NP12]-80)*0.0165)+3.01)" office:value-type="float" office:value="27.2724314121131" calcext:value-type="float">
            <text:p>27,2724314121131</text:p>
          </table:table-cell>
          <table:table-cell table:style-name="ce10" table:formula="of:=[.NQ12]/((([.NQ12]-80)*0.0165)+3.01)" office:value-type="float" office:value="29.940119760479" calcext:value-type="float">
            <text:p>29,940119760479</text:p>
          </table:table-cell>
          <table:table-cell table:style-name="ce10" table:formula="of:=[.NR12]/((([.NR12]-80)*0.0165)+3.01)" office:value-type="float" office:value="26.5594096431599" calcext:value-type="float">
            <text:p>26,5594096431599</text:p>
          </table:table-cell>
          <table:table-cell table:style-name="ce10" table:formula="of:=[.NS12]/((([.NS12]-80)*0.0165)+3.01)" office:value-type="float" office:value="30.0307471864832" calcext:value-type="float">
            <text:p>30,0307471864832</text:p>
          </table:table-cell>
          <table:table-cell table:style-name="ce10" table:formula="of:=[.NT12]/((([.NT12]-80)*0.0165)+3.01)" office:value-type="float" office:value="29.5566502463054" calcext:value-type="float">
            <text:p>29,5566502463054</text:p>
          </table:table-cell>
          <table:table-cell table:style-name="ce10" table:formula="of:=[.NU12]/((([.NU12]-80)*0.0165)+3.01)" office:value-type="float" office:value="30.090868464174" calcext:value-type="float">
            <text:p>30,090868464174</text:p>
          </table:table-cell>
          <table:table-cell table:style-name="ce10" table:formula="of:=[.NV12]/((([.NV12]-80)*0.0165)+3.01)" office:value-type="float" office:value="29.5566502463054" calcext:value-type="float">
            <text:p>29,5566502463054</text:p>
          </table:table-cell>
          <table:table-cell table:style-name="ce10" table:formula="of:=[.NW12]/((([.NW12]-80)*0.0165)+3.01)" office:value-type="float" office:value="29.940119760479" calcext:value-type="float">
            <text:p>29,940119760479</text:p>
          </table:table-cell>
          <table:table-cell table:style-name="ce10" table:formula="of:=[.NX12]/((([.NX12]-80)*0.0165)+3.01)" office:value-type="float" office:value="26.578073089701" calcext:value-type="float">
            <text:p>26,578073089701</text:p>
          </table:table-cell>
          <table:table-cell table:style-name="ce10" table:formula="of:=[.NY12]/((([.NY12]-80)*0.0165)+3.01)" office:value-type="float" office:value="29.8794024119518" calcext:value-type="float">
            <text:p>29,8794024119518</text:p>
          </table:table-cell>
          <table:table-cell table:style-name="ce10" table:formula="of:=[.NZ12]/((([.NZ12]-80)*0.0165)+3.01)" office:value-type="float" office:value="27.5211576975257" calcext:value-type="float">
            <text:p>27,5211576975257</text:p>
          </table:table-cell>
          <table:table-cell table:style-name="ce10" table:formula="of:=[.OA12]/((([.OA12]-80)*0.0165)+3.01)" office:value-type="float" office:value="26.2769808285293" calcext:value-type="float">
            <text:p>26,2769808285293</text:p>
          </table:table-cell>
          <table:table-cell table:style-name="ce10" table:formula="of:=[.OB12]/((([.OB12]-80)*0.0165)+3.01)" office:value-type="float" office:value="27.5387819012413" calcext:value-type="float">
            <text:p>27,5387819012413</text:p>
          </table:table-cell>
          <table:table-cell table:style-name="ce10" table:formula="of:=[.OC12]/((([.OC12]-80)*0.0165)+3.01)" office:value-type="float" office:value="26.5407257125752" calcext:value-type="float">
            <text:p>26,5407257125752</text:p>
          </table:table-cell>
          <table:table-cell table:style-name="ce10" table:formula="of:=[.OD12]/((([.OD12]-80)*0.0165)+3.01)" office:value-type="float" office:value="27.3972602739726" calcext:value-type="float">
            <text:p>27,3972602739726</text:p>
          </table:table-cell>
          <table:table-cell table:style-name="ce10" table:formula="of:=[.OE12]/((([.OE12]-80)*0.0165)+3.01)" office:value-type="float" office:value="28.1948641678401" calcext:value-type="float">
            <text:p>28,1948641678401</text:p>
          </table:table-cell>
          <table:table-cell table:style-name="ce10" table:formula="of:=[.OF12]/((([.OF12]-80)*0.0165)+3.01)" office:value-type="float" office:value="26.9653326326507" calcext:value-type="float">
            <text:p>26,9653326326507</text:p>
          </table:table-cell>
          <table:table-cell table:style-name="ce10" table:formula="of:=[.OG12]/((([.OG12]-80)*0.0165)+3.01)" office:value-type="float" office:value="26.8004488745132" calcext:value-type="float">
            <text:p>26,8004488745132</text:p>
          </table:table-cell>
          <table:table-cell table:style-name="ce10" table:formula="of:=[.OH12]/((([.OH12]-80)*0.0165)+3.01)" office:value-type="float" office:value="27.0562416063415" calcext:value-type="float">
            <text:p>27,0562416063415</text:p>
          </table:table-cell>
          <table:table-cell table:style-name="ce10" table:formula="of:=[.OI12]/((([.OI12]-80)*0.0165)+3.01)" office:value-type="float" office:value="26.8555894225224" calcext:value-type="float">
            <text:p>26,8555894225224</text:p>
          </table:table-cell>
          <table:table-cell table:style-name="ce10" table:formula="of:=[.OJ12]/((([.OJ12]-80)*0.0165)+3.01)" office:value-type="float" office:value="27.644134069223" calcext:value-type="float">
            <text:p>27,644134069223</text:p>
          </table:table-cell>
          <table:table-cell table:style-name="ce10" table:formula="of:=[.OK12]/((([.OK12]-80)*0.0165)+3.01)" office:value-type="float" office:value="26.9288309467835" calcext:value-type="float">
            <text:p>26,9288309467835</text:p>
          </table:table-cell>
          <table:table-cell table:style-name="ce10" table:formula="of:=[.OL12]/((([.OL12]-80)*0.0165)+3.01)" office:value-type="float" office:value="28.0930084913896" calcext:value-type="float">
            <text:p>28,0930084913896</text:p>
          </table:table-cell>
          <table:table-cell table:style-name="ce10" table:formula="of:=[.OM12]/((([.OM12]-80)*0.0165)+3.01)" office:value-type="float" office:value="27.713996692304" calcext:value-type="float">
            <text:p>27,713996692304</text:p>
          </table:table-cell>
          <table:table-cell table:style-name="ce10" table:formula="of:=[.ON12]/((([.ON12]-80)*0.0165)+3.01)" office:value-type="float" office:value="27.2186455871567" calcext:value-type="float">
            <text:p>27,2186455871567</text:p>
          </table:table-cell>
          <table:table-cell table:style-name="ce10" table:formula="of:=[.OO12]/((([.OO12]-80)*0.0165)+3.01)" office:value-type="float" office:value="27.4681721856447" calcext:value-type="float">
            <text:p>27,4681721856447</text:p>
          </table:table-cell>
          <table:table-cell table:style-name="ce10" table:formula="of:=[.OP12]/((([.OP12]-80)*0.0165)+3.01)" office:value-type="float" office:value="26.4469976154346" calcext:value-type="float">
            <text:p>26,4469976154346</text:p>
          </table:table-cell>
          <table:table-cell table:style-name="ce10" table:formula="of:=[.OQ12]/((([.OQ12]-80)*0.0165)+3.01)" office:value-type="float" office:value="26.3338408258185" calcext:value-type="float">
            <text:p>26,3338408258185</text:p>
          </table:table-cell>
          <table:table-cell table:style-name="ce10" table:formula="of:=[.OR12]/((([.OR12]-80)*0.0165)+3.01)" office:value-type="float" office:value="28.9872968342414" calcext:value-type="float">
            <text:p>28,9872968342414</text:p>
          </table:table-cell>
          <table:table-cell table:style-name="ce10" table:formula="of:=[.OS12]/((([.OS12]-80)*0.0165)+3.01)" office:value-type="float" office:value="29.8184441505351" calcext:value-type="float">
            <text:p>29,8184441505351</text:p>
          </table:table-cell>
          <table:table-cell table:style-name="ce10" table:formula="of:=[.OT12]/((([.OT12]-80)*0.0165)+3.01)" office:value-type="float" office:value="28.9389067524116" calcext:value-type="float">
            <text:p>28,9389067524116</text:p>
          </table:table-cell>
          <table:table-cell table:style-name="ce10" table:formula="of:=[.OU12]/((([.OU12]-80)*0.0165)+3.01)" office:value-type="float" office:value="27.0562416063415" calcext:value-type="float">
            <text:p>27,0562416063415</text:p>
          </table:table-cell>
          <table:table-cell table:style-name="ce10" table:formula="of:=[.OV12]/((([.OV12]-80)*0.0165)+3.01)" office:value-type="float" office:value="27.3794848504509" calcext:value-type="float">
            <text:p>27,3794848504509</text:p>
          </table:table-cell>
          <table:table-cell table:style-name="ce10" table:formula="of:=[.OW12]/((([.OW12]-80)*0.0165)+3.01)" office:value-type="float" office:value="29.3219303604154" calcext:value-type="float">
            <text:p>29,3219303604154</text:p>
          </table:table-cell>
          <table:table-cell table:style-name="ce10" table:formula="of:=[.OX12]/((([.OX12]-80)*0.0165)+3.01)" office:value-type="float" office:value="29.3848686215936" calcext:value-type="float">
            <text:p>29,3848686215936</text:p>
          </table:table-cell>
          <table:table-cell table:style-name="ce10" table:formula="of:=[.OY12]/((([.OY12]-80)*0.0165)+3.01)" office:value-type="float" office:value="26.4845506787707" calcext:value-type="float">
            <text:p>26,4845506787707</text:p>
          </table:table-cell>
          <table:table-cell table:style-name="ce10" table:formula="of:=[.OZ12]/((([.OZ12]-80)*0.0165)+3.01)" office:value-type="float" office:value="29.0355392534599" calcext:value-type="float">
            <text:p>29,0355392534599</text:p>
          </table:table-cell>
          <table:table-cell table:style-name="ce10" office:value-type="float" office:value="29.5" calcext:value-type="float">
            <text:p>29,5</text:p>
          </table:table-cell>
          <table:table-cell table:style-name="ce10" table:formula="of:=[.PB12]/((([.PB12]-80)*0.0165)+3.01)" office:value-type="float" office:value="28.9065643279379" calcext:value-type="float">
            <text:p>28,9065643279379</text:p>
          </table:table-cell>
          <table:table-cell table:style-name="ce10" table:formula="of:=[.PC12]/((([.PC12]-80)*0.0165)+3.01)" office:value-type="float" office:value="27.0380991396968" calcext:value-type="float">
            <text:p>27,0380991396968</text:p>
          </table:table-cell>
          <table:table-cell table:style-name="ce10" table:formula="of:=[.PD12]/((([.PD12]-80)*0.0165)+3.01)" office:value-type="float" office:value="29.7419053502283" calcext:value-type="float">
            <text:p>29,7419053502283</text:p>
          </table:table-cell>
          <table:table-cell table:style-name="ce10" table:formula="of:=[.PE12]/((([.PE12]-80)*0.0165)+3.01)" office:value-type="float" office:value="27.5387819012413" calcext:value-type="float">
            <text:p>27,5387819012413</text:p>
          </table:table-cell>
          <table:table-cell table:style-name="ce10" table:formula="of:=[.PF12]/((([.PF12]-80)*0.0165)+3.01)" office:value-type="float" office:value="29.1634689178818" calcext:value-type="float">
            <text:p>29,1634689178818</text:p>
          </table:table-cell>
          <table:table-cell table:style-name="ce10" table:formula="of:=[.PG12]/((([.PG12]-80)*0.0165)+3.01)" office:value-type="float" office:value="27.2186455871567" calcext:value-type="float">
            <text:p>27,2186455871567</text:p>
          </table:table-cell>
          <table:table-cell table:style-name="ce10" table:formula="of:=[.PH12]/((([.PH12]-80)*0.0165)+3.01)" office:value-type="float" office:value="26.7635883033207" calcext:value-type="float">
            <text:p>26,7635883033207</text:p>
          </table:table-cell>
          <table:table-cell table:style-name="ce10" table:formula="of:=[.PI12]/((([.PI12]-80)*0.0165)+3.01)" office:value-type="float" office:value="0" calcext:value-type="float">
            <text:p>0</text:p>
          </table:table-cell>
          <table:table-cell table:style-name="ce10" table:formula="of:=[.PJ12]/((([.PJ12]-80)*0.0165)+3.01)" office:value-type="float" office:value="29.8337063798465" calcext:value-type="float">
            <text:p>29,8337063798465</text:p>
          </table:table-cell>
          <table:table-cell table:style-name="ce10" table:formula="of:=[.PK12]/((([.PK12]-80)*0.0165)+3.01)" office:value-type="float" office:value="29.4319063779276" calcext:value-type="float">
            <text:p>29,4319063779276</text:p>
          </table:table-cell>
          <table:table-cell table:style-name="ce10" table:formula="of:=[.PL12]/((([.PL12]-80)*0.0165)+3.01)" office:value-type="float" office:value="29.3219303604154" calcext:value-type="float">
            <text:p>29,3219303604154</text:p>
          </table:table-cell>
          <table:table-cell table:style-name="ce10" table:formula="of:=[.PM12]/((([.PM12]-80)*0.0165)+3.01)" office:value-type="float" office:value="27.8009096150151" calcext:value-type="float">
            <text:p>27,8009096150151</text:p>
          </table:table-cell>
          <table:table-cell table:style-name="ce10" table:formula="of:=[.PN12]/((([.PN12]-80)*0.0165)+3.01)" office:value-type="float" office:value="27.4327541254393" calcext:value-type="float">
            <text:p>27,4327541254393</text:p>
          </table:table-cell>
          <table:table-cell table:style-name="ce10" table:formula="of:=[.PO12]/((([.PO12]-80)*0.0165)+3.01)" office:value-type="float" office:value="29.5099884631732" calcext:value-type="float">
            <text:p>29,5099884631732</text:p>
          </table:table-cell>
          <table:table-cell table:style-name="ce10" table:formula="of:=[.PP12]/((([.PP12]-80)*0.0165)+3.01)" office:value-type="float" office:value="29.1634689178818" calcext:value-type="float">
            <text:p>29,1634689178818</text:p>
          </table:table-cell>
          <table:table-cell table:style-name="ce10" table:formula="of:=[.PQ12]/((([.PQ12]-80)*0.0165)+3.01)" office:value-type="float" office:value="28.8579266308138" calcext:value-type="float">
            <text:p>28,8579266308138</text:p>
          </table:table-cell>
          <table:table-cell table:style-name="ce10" table:formula="of:=[.PR12]/((([.PR12]-80)*0.0165)+3.01)" office:value-type="float" office:value="26.2008733624454" calcext:value-type="float">
            <text:p>26,2008733624454</text:p>
          </table:table-cell>
          <table:table-cell table:style-name="ce10" table:formula="of:=[.PS12]/((([.PS12]-80)*0.0165)+3.01)" office:value-type="float" office:value="27.83554631259" calcext:value-type="float">
            <text:p>27,83554631259</text:p>
          </table:table-cell>
          <table:table-cell table:style-name="ce10" table:formula="of:=[.PT12]/((([.PT12]-80)*0.0165)+3.01)" office:value-type="float" office:value="29.8946042787964" calcext:value-type="float">
            <text:p>29,8946042787964</text:p>
          </table:table-cell>
          <table:table-cell table:style-name="ce10" table:formula="of:=[.PU12]/((([.PU12]-80)*0.0165)+3.01)" office:value-type="float" office:value="27.2006783862235" calcext:value-type="float">
            <text:p>27,2006783862235</text:p>
          </table:table-cell>
          <table:table-cell table:style-name="ce10" table:formula="of:=[.PV12]/((([.PV12]-80)*0.0165)+3.01)" office:value-type="float" office:value="28.2792576694862" calcext:value-type="float">
            <text:p>28,2792576694862</text:p>
          </table:table-cell>
          <table:table-cell table:style-name="ce35" table:formula="of:=[.PW12]/((([.PW12]-80)*0.0165)+3.01)" office:value-type="float" office:value="29.2428997933093" calcext:value-type="float">
            <text:p>29,2428997933093</text:p>
          </table:table-cell>
          <table:table-cell table:style-name="ce10" table:formula="of:=[.PX12]/((([.PX12]-80)*0.0165)+3.01)" office:value-type="float" office:value="28.0076384468491" calcext:value-type="float">
            <text:p>28,0076384468491</text:p>
          </table:table-cell>
          <table:table-cell table:style-name="ce10" table:formula="of:=[.PY12]/((([.PY12]-80)*0.0165)+3.01)" office:value-type="float" office:value="29.6341094647717" calcext:value-type="float">
            <text:p>29,6341094647717</text:p>
          </table:table-cell>
          <table:table-cell table:style-name="ce10" table:formula="of:=[.PZ12]/((([.PZ12]-80)*0.0165)+3.01)" office:value-type="float" office:value="29.4162428819392" calcext:value-type="float">
            <text:p>29,4162428819392</text:p>
          </table:table-cell>
          <table:table-cell table:style-name="ce10" table:formula="of:=[.QA12]/((([.QA12]-80)*0.0165)+3.01)" office:value-type="float" office:value="26.8372292374139" calcext:value-type="float">
            <text:p>26,8372292374139</text:p>
          </table:table-cell>
          <table:table-cell table:style-name="ce10" table:formula="of:=[.QB12]/((([.QB12]-80)*0.0165)+3.01)" office:value-type="float" office:value="29.043565348022" calcext:value-type="float">
            <text:p>29,043565348022</text:p>
          </table:table-cell>
          <table:table-cell table:style-name="ce10" table:formula="of:=[.QC12]/((([.QC12]-80)*0.0165)+3.01)" office:value-type="float" office:value="29.7111831686901" calcext:value-type="float">
            <text:p>29,7111831686901</text:p>
          </table:table-cell>
          <table:table-cell table:style-name="ce10" table:formula="of:=[.QD12]/((([.QD12]-80)*0.0165)+3.01)" office:value-type="float" office:value="26.6896254842876" calcext:value-type="float">
            <text:p>26,6896254842876</text:p>
          </table:table-cell>
          <table:table-cell table:style-name="ce10" table:formula="of:=[.QE12]/((([.QE12]-80)*0.0165)+3.01)" office:value-type="float" office:value="27.9390189449512" calcext:value-type="float">
            <text:p>27,9390189449512</text:p>
          </table:table-cell>
          <table:table-cell table:style-name="ce10" table:formula="of:=[.QF12]/((([.QF12]-80)*0.0165)+3.01)" office:value-type="float" office:value="27.4150166888104" calcext:value-type="float">
            <text:p>27,4150166888104</text:p>
          </table:table-cell>
          <table:table-cell table:style-name="ce10" table:formula="of:=[.QG12]/((([.QG12]-80)*0.0165)+3.01)" office:value-type="float" office:value="26.7635883033207" calcext:value-type="float">
            <text:p>26,7635883033207</text:p>
          </table:table-cell>
          <table:table-cell table:style-name="ce10" table:formula="of:=[.QH12]/((([.QH12]-80)*0.0165)+3.01)" office:value-type="float" office:value="26.8555894225224" calcext:value-type="float">
            <text:p>26,8555894225224</text:p>
          </table:table-cell>
          <table:table-cell table:style-name="ce10" table:formula="of:=[.QI12]/((([.QI12]-80)*0.0165)+3.01)" office:value-type="float" office:value="26.5032962642339" calcext:value-type="float">
            <text:p>26,5032962642339</text:p>
          </table:table-cell>
          <table:table-cell table:style-name="ce10" table:formula="of:=[.QJ12]/((([.QJ12]-80)*0.0165)+3.01)" office:value-type="float" office:value="27.83554631259" calcext:value-type="float">
            <text:p>27,83554631259</text:p>
          </table:table-cell>
          <table:table-cell table:style-name="ce10" table:formula="of:=[.QK12]/((([.QK12]-80)*0.0165)+3.01)" office:value-type="float" office:value="25.9705126470986" calcext:value-type="float">
            <text:p>25,9705126470986</text:p>
          </table:table-cell>
          <table:table-cell table:style-name="ce10" table:formula="of:=[.QL12]/((([.QL12]-80)*0.0165)+3.01)" office:value-type="float" office:value="26.6525227076841" calcext:value-type="float">
            <text:p>26,6525227076841</text:p>
          </table:table-cell>
          <table:table-cell table:style-name="ce10" table:formula="of:=[.QM12]/((([.QM12]-80)*0.0165)+3.01)" office:value-type="float" office:value="28.1440162271805" calcext:value-type="float">
            <text:p>28,1440162271805</text:p>
          </table:table-cell>
          <table:table-cell table:style-name="ce10" table:formula="of:=[.QN12]/((([.QN12]-80)*0.0165)+3.01)" office:value-type="float" office:value="26.9470916858363" calcext:value-type="float">
            <text:p>26,9470916858363</text:p>
          </table:table-cell>
          <table:table-cell table:style-name="ce10" table:formula="of:=[.QO12]/((([.QO12]-80)*0.0165)+3.01)" office:value-type="float" office:value="27.3081924577373" calcext:value-type="float">
            <text:p>27,3081924577373</text:p>
          </table:table-cell>
          <table:table-cell table:style-name="ce10" table:formula="of:=[.QP12]/((([.QP12]-80)*0.0165)+3.01)" office:value-type="float" office:value="29.5099884631732" calcext:value-type="float">
            <text:p>29,5099884631732</text:p>
          </table:table-cell>
          <table:table-cell table:style-name="ce10" table:formula="of:=[.QQ12]/((([.QQ12]-80)*0.0165)+3.01)" office:value-type="float" office:value="26.5220212642053" calcext:value-type="float">
            <text:p>26,5220212642053</text:p>
          </table:table-cell>
          <table:table-cell table:style-name="ce10" table:formula="of:=[.QR12]/((([.QR12]-80)*0.0165)+3.01)" office:value-type="float" office:value="26.5967160858666" calcext:value-type="float">
            <text:p>26,5967160858666</text:p>
          </table:table-cell>
          <table:table-cell table:style-name="ce10" table:formula="of:=[.QS12]/((([.QS12]-80)*0.0165)+3.01)" office:value-type="float" office:value="27.9046007471026" calcext:value-type="float">
            <text:p>27,9046007471026</text:p>
          </table:table-cell>
          <table:table-cell table:style-name="ce10" table:formula="of:=[.QT12]/((([.QT12]-80)*0.0165)+3.01)" office:value-type="float" office:value="28.2455530630944" calcext:value-type="float">
            <text:p>28,2455530630944</text:p>
          </table:table-cell>
          <table:table-cell table:style-name="ce10" table:formula="of:=[.QU12]/((([.QU12]-80)*0.0165)+3.01)" office:value-type="float" office:value="0" calcext:value-type="float">
            <text:p>0</text:p>
          </table:table-cell>
          <table:table-cell table:style-name="ce10" table:formula="of:=[.QV12]/((([.QV12]-80)*0.0165)+3.01)" office:value-type="float" office:value="26.6153386652507" calcext:value-type="float">
            <text:p>26,6153386652507</text:p>
          </table:table-cell>
          <table:table-cell table:style-name="ce10" table:formula="of:=[.QW12]/((([.QW12]-80)*0.0165)+3.01)" office:value-type="float" office:value="27.9562008893706" calcext:value-type="float">
            <text:p>27,9562008893706</text:p>
          </table:table-cell>
          <table:table-cell table:style-name="ce10" table:formula="of:=[.QX12]/((([.QX12]-80)*0.0165)+3.01)" office:value-type="float" office:value="29.8184441505351" calcext:value-type="float">
            <text:p>29,8184441505351</text:p>
          </table:table-cell>
          <table:table-cell table:style-name="ce10" table:formula="of:=[.QY12]/((([.QY12]-80)*0.0165)+3.01)" office:value-type="float" office:value="27.3794848504509" calcext:value-type="float">
            <text:p>27,3794848504509</text:p>
          </table:table-cell>
          <table:table-cell table:style-name="ce10" table:formula="of:=[.QZ12]/((([.QZ12]-80)*0.0165)+3.01)" office:value-type="float" office:value="27.2545220689992" calcext:value-type="float">
            <text:p>27,2545220689992</text:p>
          </table:table-cell>
          <table:table-cell table:style-name="ce10" table:formula="of:=[.RA12]/((([.RA12]-80)*0.0165)+3.01)" office:value-type="float" office:value="30.3879628263756" calcext:value-type="float">
            <text:p>30,3879628263756</text:p>
          </table:table-cell>
          <table:table-cell table:style-name="ce10" table:formula="of:=[.RB12]/((([.RB12]-80)*0.0165)+3.01)" office:value-type="float" office:value="27.9390189449512" calcext:value-type="float">
            <text:p>27,9390189449512</text:p>
          </table:table-cell>
          <table:table-cell table:style-name="ce10" table:formula="of:=[.RC12]/((([.RC12]-80)*0.0165)+3.01)" office:value-type="float" office:value="28.1948641678401" calcext:value-type="float">
            <text:p>28,1948641678401</text:p>
          </table:table-cell>
          <table:table-cell table:style-name="ce10" table:formula="of:=[.RD12]/((([.RD12]-80)*0.0165)+3.01)" office:value-type="float" office:value="28.1100288714744" calcext:value-type="float">
            <text:p>28,1100288714744</text:p>
          </table:table-cell>
          <table:table-cell table:style-name="ce10" table:formula="of:=[.RE12]/((([.RE12]-80)*0.0165)+3.01)" office:value-type="float" office:value="27.0743644726719" calcext:value-type="float">
            <text:p>27,0743644726719</text:p>
          </table:table-cell>
          <table:table-cell table:style-name="ce10" table:formula="of:=[.RF12]/((([.RF12]-80)*0.0165)+3.01)" office:value-type="float" office:value="25.2605424805025" calcext:value-type="float">
            <text:p>25,2605424805025</text:p>
          </table:table-cell>
          <table:table-cell table:style-name="ce10" table:formula="of:=[.RG12]/((([.RG12]-80)*0.0165)+3.01)" office:value-type="float" office:value="24.7086655568212" calcext:value-type="float">
            <text:p>24,7086655568212</text:p>
          </table:table-cell>
          <table:table-cell table:style-name="ce10" table:formula="of:=[.RH12]/((([.RH12]-80)*0.0165)+3.01)" office:value-type="float" office:value="28.8091394511362" calcext:value-type="float">
            <text:p>28,8091394511362</text:p>
          </table:table-cell>
          <table:table-cell table:style-name="ce10" table:formula="of:=[.RI12]/((([.RI12]-80)*0.0165)+3.01)" office:value-type="float" office:value="30.090868464174" calcext:value-type="float">
            <text:p>30,090868464174</text:p>
          </table:table-cell>
          <table:table-cell table:style-name="ce10" table:formula="of:=[.RJ12]/((([.RJ12]-80)*0.0165)+3.01)" office:value-type="float" office:value="29.6803997644892" calcext:value-type="float">
            <text:p>29,6803997644892</text:p>
          </table:table-cell>
          <table:table-cell table:style-name="ce10" table:formula="of:=[.RK12]/((([.RK12]-80)*0.0165)+3.01)" office:value-type="float" office:value="26.8188490656287" calcext:value-type="float">
            <text:p>26,8188490656287</text:p>
          </table:table-cell>
          <table:table-cell table:style-name="ce10" table:formula="of:=[.RL12]/((([.RL12]-80)*0.0165)+3.01)" office:value-type="float" office:value="30.2104044870463" calcext:value-type="float">
            <text:p>30,2104044870463</text:p>
          </table:table-cell>
          <table:table-cell table:style-name="ce10" table:formula="of:=[.RM12]/((([.RM12]-80)*0.0165)+3.01)" office:value-type="float" office:value="27.2186455871567" calcext:value-type="float">
            <text:p>27,2186455871567</text:p>
          </table:table-cell>
          <table:table-cell table:style-name="ce10" table:formula="of:=[.RN12]/((([.RN12]-80)*0.0165)+3.01)" office:value-type="float" office:value="27.3972602739726" calcext:value-type="float">
            <text:p>27,3972602739726</text:p>
          </table:table-cell>
          <table:table-cell table:style-name="ce10" table:formula="of:=[.RO12]/((([.RO12]-80)*0.0165)+3.01)" office:value-type="float" office:value="27.0199370409234" calcext:value-type="float">
            <text:p>27,0199370409234</text:p>
          </table:table-cell>
          <table:table-cell table:style-name="ce10" table:formula="of:=[.RP12]/((([.RP12]-80)*0.0165)+3.01)" office:value-type="float" office:value="27.9390189449512" calcext:value-type="float">
            <text:p>27,9390189449512</text:p>
          </table:table-cell>
          <table:table-cell table:style-name="ce10" table:formula="of:=[.RQ12]/((([.RQ12]-80)*0.0165)+3.01)" office:value-type="float" office:value="27.2365934710367" calcext:value-type="float">
            <text:p>27,2365934710367</text:p>
          </table:table-cell>
          <table:table-cell table:style-name="ce10" table:formula="of:=[.RR12]/((([.RR12]-80)*0.0165)+3.01)" office:value-type="float" office:value="25.1393746320856" calcext:value-type="float">
            <text:p>25,1393746320856</text:p>
          </table:table-cell>
          <table:table-cell table:style-name="ce10" table:formula="of:=[.RS12]/((([.RS12]-80)*0.0165)+3.01)" office:value-type="float" office:value="28.3464566929134" calcext:value-type="float">
            <text:p>28,3464566929134</text:p>
          </table:table-cell>
          <table:table-cell table:style-name="ce10" table:formula="of:=[.RT12]/((([.RT12]-80)*0.0165)+3.01)" office:value-type="float" office:value="24.4367540080514" calcext:value-type="float">
            <text:p>24,4367540080514</text:p>
          </table:table-cell>
          <table:table-cell table:style-name="ce10" table:formula="of:=[.RU12]/((([.RU12]-80)*0.0165)+3.01)" office:value-type="float" office:value="30.090868464174" calcext:value-type="float">
            <text:p>30,090868464174</text:p>
          </table:table-cell>
          <table:table-cell table:style-name="ce10" table:formula="of:=[.RV12]/((([.RV12]-80)*0.0165)+3.01)" office:value-type="float" office:value="29.6803997644892" calcext:value-type="float">
            <text:p>29,6803997644892</text:p>
          </table:table-cell>
          <table:table-cell table:style-name="ce10" table:formula="of:=[.RW12]/((([.RW12]-80)*0.0165)+3.01)" office:value-type="float" office:value="27.8528372479734" calcext:value-type="float">
            <text:p>27,8528372479734</text:p>
          </table:table-cell>
          <table:table-cell table:style-name="ce10" table:formula="of:=[.RX12]/((([.RX12]-80)*0.0165)+3.01)" office:value-type="float" office:value="27.3972602739726" calcext:value-type="float">
            <text:p>27,3972602739726</text:p>
          </table:table-cell>
          <table:table-cell table:style-name="ce10" table:formula="of:=[.RY12]/((([.RY12]-80)*0.0165)+3.01)" office:value-type="float" office:value="27.5915420319752" calcext:value-type="float">
            <text:p>27,5915420319752</text:p>
          </table:table-cell>
          <table:table-cell table:style-name="ce10" table:formula="of:=[.RZ12]/((([.RZ12]-80)*0.0165)+3.01)" office:value-type="float" office:value="28.396672903662" calcext:value-type="float">
            <text:p>28,396672903662</text:p>
          </table:table-cell>
          <table:table-cell table:style-name="ce10" table:formula="of:=[.SA12]/((([.SA12]-80)*0.0165)+3.01)" office:value-type="float" office:value="28.5298216494684" calcext:value-type="float">
            <text:p>28,5298216494684</text:p>
          </table:table-cell>
          <table:table-cell table:style-name="ce10" table:formula="of:=[.SB12]/((([.SB12]-80)*0.0165)+3.01)" office:value-type="float" office:value="29.4788026135846" calcext:value-type="float">
            <text:p>29,4788026135846</text:p>
          </table:table-cell>
          <table:table-cell table:style-name="ce10" table:formula="of:=[.SC12]/((([.SC12]-80)*0.0165)+3.01)" office:value-type="float" office:value="25.5004112969564" calcext:value-type="float">
            <text:p>25,5004112969564</text:p>
          </table:table-cell>
          <table:table-cell table:style-name="ce10" table:formula="of:=[.SD12]/((([.SD12]-80)*0.0165)+3.01)" office:value-type="float" office:value="29.4162428819392" calcext:value-type="float">
            <text:p>29,4162428819392</text:p>
          </table:table-cell>
          <table:table-cell table:style-name="ce10" table:formula="of:=[.SE12]/((([.SE12]-80)*0.0165)+3.01)" office:value-type="float" office:value="29.7265519008713" calcext:value-type="float">
            <text:p>29,7265519008713</text:p>
          </table:table-cell>
          <table:table-cell table:style-name="ce10" table:formula="of:=[.SF12]/((([.SF12]-80)*0.0165)+3.01)" office:value-type="float" office:value="26.5407257125752" calcext:value-type="float">
            <text:p>26,5407257125752</text:p>
          </table:table-cell>
          <table:table-cell table:style-name="ce10" table:formula="of:=[.SG12]/((([.SG12]-80)*0.0165)+3.01)" office:value-type="float" office:value="29.4475541494281" calcext:value-type="float">
            <text:p>29,4475541494281</text:p>
          </table:table-cell>
          <table:table-cell table:style-name="ce10" table:formula="of:=[.SH12]/((([.SH12]-80)*0.0165)+3.01)" office:value-type="float" office:value="24.7086655568212" calcext:value-type="float">
            <text:p>24,7086655568212</text:p>
          </table:table-cell>
          <table:table-cell table:style-name="ce10" table:formula="of:=[.SI12]/((([.SI12]-80)*0.0165)+3.01)" office:value-type="float" office:value="30.4173543975477" calcext:value-type="float">
            <text:p>30,4173543975477</text:p>
          </table:table-cell>
          <table:table-cell table:style-name="ce10" table:formula="of:=[.SJ12]/((([.SJ12]-80)*0.0165)+3.01)" office:value-type="float" office:value="30.0307471864832" calcext:value-type="float">
            <text:p>30,0307471864832</text:p>
          </table:table-cell>
          <table:table-cell table:style-name="ce10" table:formula="of:=[.SK12]/((([.SK12]-80)*0.0165)+3.01)" office:value-type="float" office:value="30.3879628263756" calcext:value-type="float">
            <text:p>30,3879628263756</text:p>
          </table:table-cell>
          <table:table-cell table:style-name="ce10" table:formula="of:=[.SL12]/((([.SL12]-80)*0.0165)+3.01)" office:value-type="float" office:value="26.5032962642339" calcext:value-type="float">
            <text:p>26,5032962642339</text:p>
          </table:table-cell>
          <table:table-cell table:style-name="ce10" table:formula="of:=[.SM12]/((([.SM12]-80)*0.0165)+3.01)" office:value-type="float" office:value="27.6791024383971" calcext:value-type="float">
            <text:p>27,6791024383971</text:p>
          </table:table-cell>
          <table:table-cell table:style-name="ce10" table:formula="of:=[.SN12]/((([.SN12]-80)*0.0165)+3.01)" office:value-type="float" office:value="26.0476415412646" calcext:value-type="float">
            <text:p>26,0476415412646</text:p>
          </table:table-cell>
          <table:table-cell table:style-name="ce10" table:formula="of:=[.SO12]/((([.SO12]-80)*0.0165)+3.01)" office:value-type="float" office:value="26.7451278575797" calcext:value-type="float">
            <text:p>26,7451278575797</text:p>
          </table:table-cell>
          <table:table-cell table:style-name="ce10" table:formula="of:=[.SP12]/((([.SP12]-80)*0.0165)+3.01)" office:value-type="float" office:value="27.6266220175806" calcext:value-type="float">
            <text:p>27,6266220175806</text:p>
          </table:table-cell>
          <table:table-cell table:style-name="ce10" table:formula="of:=[.SQ12]/((([.SQ12]-80)*0.0165)+3.01)" office:value-type="float" office:value="27.8009096150151" calcext:value-type="float">
            <text:p>27,8009096150151</text:p>
          </table:table-cell>
          <table:table-cell table:style-name="ce10" table:formula="of:=[.SR12]/((([.SR12]-80)*0.0165)+3.01)" office:value-type="float" office:value="26.6153386652507" calcext:value-type="float">
            <text:p>26,6153386652507</text:p>
          </table:table-cell>
          <table:table-cell table:style-name="ce10" table:formula="of:=[.SS12]/((([.SS12]-80)*0.0165)+3.01)" office:value-type="float" office:value="29.3219303604154" calcext:value-type="float">
            <text:p>29,3219303604154</text:p>
          </table:table-cell>
          <table:table-cell table:style-name="ce10" table:formula="of:=[.ST12]/((([.ST12]-80)*0.0165)+3.01)" office:value-type="float" office:value="27.713996692304" calcext:value-type="float">
            <text:p>27,713996692304</text:p>
          </table:table-cell>
          <table:table-cell table:style-name="ce10" table:formula="of:=[.SU12]/((([.SU12]-80)*0.0165)+3.01)" office:value-type="float" office:value="27.5211576975257" calcext:value-type="float">
            <text:p>27,5211576975257</text:p>
          </table:table-cell>
          <table:table-cell table:style-name="ce10" table:formula="of:=[.SV12]/((([.SV12]-80)*0.0165)+3.01)" office:value-type="float" office:value="26.390512777685" calcext:value-type="float">
            <text:p>26,390512777685</text:p>
          </table:table-cell>
          <table:table-cell table:style-name="ce10" table:formula="of:=[.SW12]/((([.SW12]-80)*0.0165)+3.01)" office:value-type="float" office:value="27.0380991396968" calcext:value-type="float">
            <text:p>27,0380991396968</text:p>
          </table:table-cell>
          <table:table-cell table:style-name="ce10" table:formula="of:=[.SX12]/((([.SX12]-80)*0.0165)+3.01)" office:value-type="float" office:value="27.1286157868933" calcext:value-type="float">
            <text:p>27,1286157868933</text:p>
          </table:table-cell>
          <table:table-cell table:style-name="ce10" table:formula="of:=[.SY12]/((([.SY12]-80)*0.0165)+3.01)" office:value-type="float" office:value="26.3716429633839" calcext:value-type="float">
            <text:p>26,3716429633839</text:p>
          </table:table-cell>
          <table:table-cell table:style-name="ce10" table:formula="of:=[.SZ12]/((([.SZ12]-80)*0.0165)+3.01)" office:value-type="float" office:value="28.3799515464242" calcext:value-type="float">
            <text:p>28,3799515464242</text:p>
          </table:table-cell>
          <table:table-cell table:style-name="ce10" table:formula="of:=[.TA12]/((([.TA12]-80)*0.0165)+3.01)" office:value-type="float" office:value="26.2959551126371" calcext:value-type="float">
            <text:p>26,2959551126371</text:p>
          </table:table-cell>
          <table:table-cell table:style-name="ce10" table:formula="of:=[.TB12]/((([.TB12]-80)*0.0165)+3.01)" office:value-type="float" office:value="26.6710842375549" calcext:value-type="float">
            <text:p>26,6710842375549</text:p>
          </table:table-cell>
          <table:table-cell table:style-name="ce10" table:formula="of:=[.TC12]/((([.TC12]-80)*0.0165)+3.01)" office:value-type="float" office:value="25.6191289496157" calcext:value-type="float">
            <text:p>25,6191289496157</text:p>
          </table:table-cell>
          <table:table-cell table:style-name="ce10" table:formula="of:=[.TD12]/((([.TD12]-80)*0.0165)+3.01)" office:value-type="float" office:value="27.83554631259" calcext:value-type="float">
            <text:p>27,83554631259</text:p>
          </table:table-cell>
          <table:table-cell table:style-name="ce10" table:formula="of:=[.TE12]/((([.TE12]-80)*0.0165)+3.01)" office:value-type="float" office:value="27.3972602739726" calcext:value-type="float">
            <text:p>27,3972602739726</text:p>
          </table:table-cell>
          <table:table-cell table:style-name="ce10" table:formula="of:=[.TF12]/((([.TF12]-80)*0.0165)+3.01)" office:value-type="float" office:value="20.9221232080589" calcext:value-type="float">
            <text:p>20,9221232080589</text:p>
          </table:table-cell>
          <table:table-cell table:style-name="ce10" table:formula="of:=[.TG12]/((([.TG12]-80)*0.0165)+3.01)" office:value-type="float" office:value="27.0924677704339" calcext:value-type="float">
            <text:p>27,0924677704339</text:p>
          </table:table-cell>
          <table:table-cell table:style-name="ce10" table:formula="of:=[.TH12]/((([.TH12]-80)*0.0165)+3.01)" office:value-type="float" office:value="26.7820286313426" calcext:value-type="float">
            <text:p>26,7820286313426</text:p>
          </table:table-cell>
          <table:table-cell table:style-name="ce10" table:formula="of:=[.TI12]/((([.TI12]-80)*0.0165)+3.01)" office:value-type="float" office:value="27.0924677704339" calcext:value-type="float">
            <text:p>27,0924677704339</text:p>
          </table:table-cell>
          <table:table-cell table:style-name="ce10" table:formula="of:=[.TJ12]/((([.TJ12]-80)*0.0165)+3.01)" office:value-type="float" office:value="26.390512777685" calcext:value-type="float">
            <text:p>26,390512777685</text:p>
          </table:table-cell>
          <table:table-cell table:style-name="ce10" table:formula="of:=[.TK12]/((([.TK12]-80)*0.0165)+3.01)" office:value-type="float" office:value="26.578073089701" calcext:value-type="float">
            <text:p>26,578073089701</text:p>
          </table:table-cell>
          <table:table-cell table:style-name="ce10" table:formula="of:=[.TL12]/((([.TL12]-80)*0.0165)+3.01)" office:value-type="float" office:value="26.1244276865069" calcext:value-type="float">
            <text:p>26,1244276865069</text:p>
          </table:table-cell>
          <table:table-cell table:style-name="ce10" table:formula="of:=[.TM12]/((([.TM12]-80)*0.0165)+3.01)" office:value-type="float" office:value="26.3149084334929" calcext:value-type="float">
            <text:p>26,3149084334929</text:p>
          </table:table-cell>
          <table:table-cell table:style-name="ce10" table:formula="of:=[.TN12]/((([.TN12]-80)*0.0165)+3.01)" office:value-type="float" office:value="28.2286743903017" calcext:value-type="float">
            <text:p>28,2286743903017</text:p>
          </table:table-cell>
          <table:table-cell table:style-name="ce10" table:formula="of:=[.TO12]/((([.TO12]-80)*0.0165)+3.01)" office:value-type="float" office:value="26.3716429633839" calcext:value-type="float">
            <text:p>26,3716429633839</text:p>
          </table:table-cell>
          <table:table-cell table:style-name="ce10" table:formula="of:=[.TP12]/((([.TP12]-80)*0.0165)+3.01)" office:value-type="float" office:value="27.4858528698464" calcext:value-type="float">
            <text:p>27,4858528698464</text:p>
          </table:table-cell>
          <table:table-cell table:style-name="ce10" table:formula="of:=[.TQ12]/((([.TQ12]-80)*0.0165)+3.01)" office:value-type="float" office:value="26.6339408613742" calcext:value-type="float">
            <text:p>26,6339408613742</text:p>
          </table:table-cell>
          <table:table-cell table:style-name="ce10" table:formula="of:=[.TR12]/((([.TR12]-80)*0.0165)+3.01)" office:value-type="float" office:value="26.578073089701" calcext:value-type="float">
            <text:p>26,578073089701</text:p>
          </table:table-cell>
          <table:table-cell table:style-name="ce10" table:formula="of:=[.TS12]/((([.TS12]-80)*0.0165)+3.01)" office:value-type="float" office:value="26.2959551126371" calcext:value-type="float">
            <text:p>26,2959551126371</text:p>
          </table:table-cell>
          <table:table-cell table:style-name="ce10" table:formula="of:=[.TT12]/((([.TT12]-80)*0.0165)+3.01)" office:value-type="float" office:value="26.390512777685" calcext:value-type="float">
            <text:p>26,390512777685</text:p>
          </table:table-cell>
          <table:table-cell table:style-name="ce10" table:formula="of:=[.TU12]/((([.TU12]-80)*0.0165)+3.01)" office:value-type="float" office:value="0" calcext:value-type="float">
            <text:p>0</text:p>
          </table:table-cell>
          <table:table-cell table:style-name="ce10" table:formula="of:=[.TV12]/((([.TV12]-80)*0.0165)+3.01)" office:value-type="float" office:value="0" calcext:value-type="float">
            <text:p>0</text:p>
          </table:table-cell>
          <table:table-cell table:style-name="ce10" table:formula="of:=[.TW12]/((([.TW12]-80)*0.0165)+3.01)" office:value-type="float" office:value="26.390512777685" calcext:value-type="float">
            <text:p>26,390512777685</text:p>
          </table:table-cell>
          <table:table-cell table:style-name="ce10" table:formula="of:=[.TX12]/((([.TX12]-80)*0.0165)+3.01)" office:value-type="float" office:value="26.8739296535371" calcext:value-type="float">
            <text:p>26,8739296535371</text:p>
          </table:table-cell>
          <table:table-cell table:style-name="ce10" table:formula="of:=[.TY12]/((([.TY12]-80)*0.0165)+3.01)" office:value-type="float" office:value="0" calcext:value-type="float">
            <text:p>0</text:p>
          </table:table-cell>
          <table:table-cell table:style-name="ce10" table:formula="of:=[.TZ12]/((([.TZ12]-80)*0.0165)+3.01)" office:value-type="float" office:value="26.390512777685" calcext:value-type="float">
            <text:p>26,390512777685</text:p>
          </table:table-cell>
          <table:table-cell table:style-name="ce10" table:formula="of:=[.UA12]/((([.UA12]-80)*0.0165)+3.01)" office:value-type="float" office:value="26.7451278575797" calcext:value-type="float">
            <text:p>26,7451278575797</text:p>
          </table:table-cell>
          <table:table-cell table:style-name="ce10" table:formula="of:=[.UB12]/((([.UB12]-80)*0.0165)+3.01)" office:value-type="float" office:value="27.2903215313806" calcext:value-type="float">
            <text:p>27,2903215313806</text:p>
          </table:table-cell>
          <table:table-cell table:style-name="ce10" table:formula="of:=[.UC12]/((([.UC12]-80)*0.0165)+3.01)" office:value-type="float" office:value="26.578073089701" calcext:value-type="float">
            <text:p>26,578073089701</text:p>
          </table:table-cell>
          <table:table-cell table:style-name="ce10" table:formula="of:=[.UD12]/((([.UD12]-80)*0.0165)+3.01)" office:value-type="float" office:value="26.4469976154346" calcext:value-type="float">
            <text:p>26,4469976154346</text:p>
          </table:table-cell>
          <table:table-cell table:style-name="ce10" table:formula="of:=[.UE12]/((([.UE12]-80)*0.0165)+3.01)" office:value-type="float" office:value="27.0562416063415" calcext:value-type="float">
            <text:p>27,0562416063415</text:p>
          </table:table-cell>
          <table:table-cell table:style-name="ce10" table:formula="of:=[.UF12]/((([.UF12]-80)*0.0165)+3.01)" office:value-type="float" office:value="26.2389692312854" calcext:value-type="float">
            <text:p>26,2389692312854</text:p>
          </table:table-cell>
          <table:table-cell table:style-name="ce10" table:formula="of:=[.UG12]/((([.UG12]-80)*0.0165)+3.01)" office:value-type="float" office:value="27.713996692304" calcext:value-type="float">
            <text:p>27,713996692304</text:p>
          </table:table-cell>
          <table:table-cell table:style-name="ce10" table:formula="of:=[.UH12]/((([.UH12]-80)*0.0165)+3.01)" office:value-type="float" office:value="27.3081924577373" calcext:value-type="float">
            <text:p>27,3081924577373</text:p>
          </table:table-cell>
          <table:table-cell table:style-name="ce10" table:formula="of:=[.UI12]/((([.UI12]-80)*0.0165)+3.01)" office:value-type="float" office:value="26.578073089701" calcext:value-type="float">
            <text:p>26,578073089701</text:p>
          </table:table-cell>
          <table:table-cell table:style-name="ce10" table:formula="of:=[.UJ12]/((([.UJ12]-80)*0.0165)+3.01)" office:value-type="float" office:value="0" calcext:value-type="float">
            <text:p>0</text:p>
          </table:table-cell>
          <table:table-cell table:style-name="ce10" table:formula="of:=[.UK12]/((([.UK12]-80)*0.0165)+3.01)" office:value-type="float" office:value="0" calcext:value-type="float">
            <text:p>0</text:p>
          </table:table-cell>
          <table:table-cell table:style-name="ce10" table:formula="of:=[.UL12]/((([.UL12]-80)*0.0165)+3.01)" office:value-type="float" office:value="0" calcext:value-type="float">
            <text:p>0</text:p>
          </table:table-cell>
          <table:table-cell table:style-name="ce10" table:formula="of:=[.UM12]/((([.UM12]-80)*0.0165)+3.01)" office:value-type="float" office:value="26.8188490656287" calcext:value-type="float">
            <text:p>26,8188490656287</text:p>
          </table:table-cell>
          <table:table-cell table:style-name="ce10" table:formula="of:=[.UN12]/((([.UN12]-80)*0.0165)+3.01)" office:value-type="float" office:value="0" calcext:value-type="float">
            <text:p>0</text:p>
          </table:table-cell>
          <table:table-cell table:style-name="ce10" table:formula="of:=[.UO12]/((([.UO12]-80)*0.0165)+3.01)" office:value-type="float" office:value="27.1646859083192" calcext:value-type="float">
            <text:p>27,1646859083192</text:p>
          </table:table-cell>
          <table:table-cell table:style-name="ce10" table:formula="of:=[.UP12]/((([.UP12]-80)*0.0165)+3.01)" office:value-type="float" office:value="26.390512777685" calcext:value-type="float">
            <text:p>26,390512777685</text:p>
          </table:table-cell>
          <table:table-cell table:style-name="ce10" table:formula="of:=[.UQ12]/((([.UQ12]-80)*0.0165)+3.01)" office:value-type="float" office:value="26.5407257125752" calcext:value-type="float">
            <text:p>26,5407257125752</text:p>
          </table:table-cell>
          <table:table-cell table:style-name="ce10" table:formula="of:=[.UR12]/((([.UR12]-80)*0.0165)+3.01)" office:value-type="float" office:value="26.1244276865069" calcext:value-type="float">
            <text:p>26,1244276865069</text:p>
          </table:table-cell>
          <table:table-cell table:style-name="ce10" table:formula="of:=[.US12]/((([.US12]-80)*0.0165)+3.01)" office:value-type="float" office:value="26.2769808285293" calcext:value-type="float">
            <text:p>26,2769808285293</text:p>
          </table:table-cell>
          <table:table-cell table:style-name="ce10" table:formula="of:=[.UT12]/((([.UT12]-80)*0.0165)+3.01)" office:value-type="float" office:value="0" calcext:value-type="float">
            <text:p>0</text:p>
          </table:table-cell>
          <table:table-cell table:style-name="ce10" table:formula="of:=[.UU12]/((([.UU12]-80)*0.0165)+3.01)" office:value-type="float" office:value="0" calcext:value-type="float">
            <text:p>0</text:p>
          </table:table-cell>
          <table:table-cell table:style-name="ce10" table:formula="of:=[.UV12]/((([.UV12]-80)*0.0165)+3.01)" office:value-type="float" office:value="0" calcext:value-type="float">
            <text:p>0</text:p>
          </table:table-cell>
          <table:table-cell table:style-name="ce10" table:formula="of:=[.UW12]/((([.UW12]-80)*0.0165)+3.01)" office:value-type="float" office:value="0" calcext:value-type="float">
            <text:p>0</text:p>
          </table:table-cell>
          <table:table-cell table:style-name="ce10" table:formula="of:=[.UX12]/((([.UX12]-80)*0.0165)+3.01)" office:value-type="float" office:value="0" calcext:value-type="float">
            <text:p>0</text:p>
          </table:table-cell>
          <table:table-cell table:style-name="ce10" table:formula="of:=[.UY12]/((([.UY12]-80)*0.0165)+3.01)" office:value-type="float" office:value="0" calcext:value-type="float">
            <text:p>0</text:p>
          </table:table-cell>
          <table:table-cell table:style-name="ce10" table:formula="of:=[.UZ12]/((([.UZ12]-80)*0.0165)+3.01)" office:value-type="float" office:value="0" calcext:value-type="float">
            <text:p>0</text:p>
          </table:table-cell>
          <table:table-cell table:style-name="ce10" table:formula="of:=[.VA12]/((([.VA12]-80)*0.0165)+3.01)" office:value-type="float" office:value="0" calcext:value-type="float">
            <text:p>0</text:p>
          </table:table-cell>
          <table:table-cell table:style-name="ce10" table:formula="of:=[.VB12]/((([.VB12]-80)*0.0165)+3.01)" office:value-type="float" office:value="25.7957075127024" calcext:value-type="float">
            <text:p>25,7957075127024</text:p>
          </table:table-cell>
          <table:table-cell table:style-name="ce10" table:formula="of:=[.VC12]/((([.VC12]-80)*0.0165)+3.01)" office:value-type="float" office:value="25.9124396646625" calcext:value-type="float">
            <text:p>25,9124396646625</text:p>
          </table:table-cell>
          <table:table-cell table:style-name="ce10" table:formula="of:=[.VD12]/((([.VD12]-80)*0.0165)+3.01)" office:value-type="float" office:value="27.9390189449512" calcext:value-type="float">
            <text:p>27,9390189449512</text:p>
          </table:table-cell>
          <table:table-cell table:style-name="ce10" table:formula="of:=[.VE12]/((([.VE12]-80)*0.0165)+3.01)" office:value-type="float" office:value="27.4858528698464" calcext:value-type="float">
            <text:p>27,4858528698464</text:p>
          </table:table-cell>
          <table:table-cell table:style-name="ce10" table:formula="of:=[.VF12]/((([.VF12]-80)*0.0165)+3.01)" office:value-type="float" office:value="30.1507537688442" calcext:value-type="float">
            <text:p>30,1507537688442</text:p>
          </table:table-cell>
          <table:table-cell table:style-name="ce10" table:formula="of:=[.VG12]/((([.VG12]-80)*0.0165)+3.01)" office:value-type="float" office:value="26.4845506787707" calcext:value-type="float">
            <text:p>26,4845506787707</text:p>
          </table:table-cell>
          <table:table-cell table:style-name="ce10" table:formula="of:=[.VH12]/((([.VH12]-80)*0.0165)+3.01)" office:value-type="float" office:value="25.6191289496157" calcext:value-type="float">
            <text:p>25,6191289496157</text:p>
          </table:table-cell>
          <table:table-cell table:style-name="ce10" table:formula="of:=[.VI12]/((([.VI12]-80)*0.0165)+3.01)" office:value-type="float" office:value="26.0668701208923" calcext:value-type="float">
            <text:p>26,0668701208923</text:p>
          </table:table-cell>
          <table:table-cell table:style-name="ce10" table:formula="of:=[.VJ12]/((([.VJ12]-80)*0.0165)+3.01)" office:value-type="float" office:value="30.1358044891342" calcext:value-type="float">
            <text:p>30,1358044891342</text:p>
          </table:table-cell>
          <table:table-cell table:style-name="ce10" table:formula="of:=[.VK12]/((([.VK12]-80)*0.0165)+3.01)" office:value-type="float" office:value="29.0033940141932" calcext:value-type="float">
            <text:p>29,0033940141932</text:p>
          </table:table-cell>
          <table:table-cell table:style-name="ce10" table:formula="of:=[.VL12]/((([.VL12]-80)*0.0165)+3.01)" office:value-type="float" office:value="27.0380991396968" calcext:value-type="float">
            <text:p>27,0380991396968</text:p>
          </table:table-cell>
          <table:table-cell table:style-name="ce10" table:formula="of:=[.VM12]/((([.VM12]-80)*0.0165)+3.01)" office:value-type="float" office:value="30.5051870573368" calcext:value-type="float">
            <text:p>30,5051870573368</text:p>
          </table:table-cell>
          <table:table-cell table:style-name="ce40" table:formula="of:=[.VN12]/((([.VN12]-80)*0.0165)+3.01)" office:value-type="float" office:value="0" calcext:value-type="float">
            <text:p>0</text:p>
          </table:table-cell>
          <table:table-cell table:style-name="ce40" table:formula="of:=[.VO12]/((([.VO12]-80)*0.0165)+3.01)" office:value-type="float" office:value="0" calcext:value-type="float">
            <text:p>0</text:p>
          </table:table-cell>
          <table:table-cell table:style-name="ce40" table:formula="of:=[.VP12]/((([.VP12]-80)*0.0165)+3.01)" office:value-type="float" office:value="0" calcext:value-type="float">
            <text:p>0</text:p>
          </table:table-cell>
          <table:table-cell table:style-name="ce40" table:formula="of:=[.VQ12]/((([.VQ12]-80)*0.0165)+3.01)" office:value-type="float" office:value="0" calcext:value-type="float">
            <text:p>0</text:p>
          </table:table-cell>
          <table:table-cell table:style-name="ce40" table:formula="of:=[.VR12]/((([.VR12]-80)*0.0165)+3.01)" office:value-type="float" office:value="0" calcext:value-type="float">
            <text:p>0</text:p>
          </table:table-cell>
          <table:table-cell table:style-name="ce40" table:formula="of:=[.VS12]/((([.VS12]-80)*0.0165)+3.01)" office:value-type="float" office:value="0" calcext:value-type="float">
            <text:p>0</text:p>
          </table:table-cell>
          <table:table-cell table:style-name="ce40" table:formula="of:=[.VT12]/((([.VT12]-80)*0.0165)+3.01)" office:value-type="float" office:value="0" calcext:value-type="float">
            <text:p>0</text:p>
          </table:table-cell>
          <table:table-cell table:style-name="ce40" table:formula="of:=[.VU12]/((([.VU12]-80)*0.0165)+3.01)" office:value-type="float" office:value="0" calcext:value-type="float">
            <text:p>0</text:p>
          </table:table-cell>
          <table:table-cell table:style-name="ce40" table:formula="of:=[.VV12]/((([.VV12]-80)*0.0165)+3.01)" office:value-type="float" office:value="27.0199370409234" calcext:value-type="float">
            <text:p>27,0199370409234</text:p>
          </table:table-cell>
          <table:table-cell table:style-name="ce40" table:formula="of:=[.VW12]/((([.VW12]-80)*0.0165)+3.01)" office:value-type="float" office:value="27.0743644726719" calcext:value-type="float">
            <text:p>27,0743644726719</text:p>
          </table:table-cell>
          <table:table-cell table:style-name="ce40" table:formula="of:=[.VX12]/((([.VX12]-80)*0.0165)+3.01)" office:value-type="float" office:value="26.4093618015792" calcext:value-type="float">
            <text:p>26,4093618015792</text:p>
          </table:table-cell>
          <table:table-cell table:style-name="ce40" table:formula="of:=[.VY12]/((([.VY12]-80)*0.0165)+3.01)" office:value-type="float" office:value="26.6153386652507" calcext:value-type="float">
            <text:p>26,6153386652507</text:p>
          </table:table-cell>
          <table:table-cell table:style-name="ce40" table:formula="of:=[.VZ12]/((([.VZ12]-80)*0.0165)+3.01)" office:value-type="float" office:value="26.2008733624454" calcext:value-type="float">
            <text:p>26,2008733624454</text:p>
          </table:table-cell>
          <table:table-cell table:style-name="ce40" table:formula="of:=[.WA12]/((([.WA12]-80)*0.0165)+3.01)" office:value-type="float" office:value="28.6454270290511" calcext:value-type="float">
            <text:p>28,6454270290511</text:p>
          </table:table-cell>
          <table:table-cell table:style-name="ce40" table:formula="of:=[.WB12]/((([.WB12]-80)*0.0165)+3.01)" office:value-type="float" office:value="0" calcext:value-type="float">
            <text:p>0</text:p>
          </table:table-cell>
          <table:table-cell table:style-name="ce40" table:formula="of:=[.WC12]/((([.WC12]-80)*0.0165)+3.01)" office:value-type="float" office:value="27.3349629280732" calcext:value-type="float">
            <text:p>27,3349629280732</text:p>
          </table:table-cell>
          <table:table-cell table:style-name="ce40" table:formula="of:=[.WD12]/((([.WD12]-80)*0.0165)+3.01)" office:value-type="float" office:value="27.83554631259" calcext:value-type="float">
            <text:p>27,83554631259</text:p>
          </table:table-cell>
          <table:table-cell table:style-name="ce40" table:formula="of:=[.WE12]/((([.WE12]-80)*0.0165)+3.01)" office:value-type="float" office:value="26.8096514745308" calcext:value-type="float">
            <text:p>26,8096514745308</text:p>
          </table:table-cell>
          <table:table-cell table:style-name="ce40" table:formula="of:=[.WF12]/((([.WF12]-80)*0.0165)+3.01)" office:value-type="float" office:value="27.3438768551294" calcext:value-type="float">
            <text:p>27,3438768551294</text:p>
          </table:table-cell>
          <table:table-cell table:style-name="ce40" table:formula="of:=[.WG12]/((([.WG12]-80)*0.0165)+3.01)" office:value-type="float" office:value="26.5594096431599" calcext:value-type="float">
            <text:p>26,5594096431599</text:p>
          </table:table-cell>
          <table:table-cell table:style-name="ce40" table:formula="of:=[.WH12]/((([.WH12]-80)*0.0165)+3.01)" office:value-type="float" office:value="26.6525227076841" calcext:value-type="float">
            <text:p>26,6525227076841</text:p>
          </table:table-cell>
          <table:table-cell table:style-name="ce40" table:formula="of:=[.WI12]/((([.WI12]-80)*0.0165)+3.01)" office:value-type="float" office:value="27.0017552781378" calcext:value-type="float">
            <text:p>27,0017552781378</text:p>
          </table:table-cell>
          <table:table-cell table:style-name="ce40" table:formula="of:=[.WJ12]/((([.WJ12]-80)*0.0165)+3.01)" office:value-type="float" office:value="27.6266220175806" calcext:value-type="float">
            <text:p>27,6266220175806</text:p>
          </table:table-cell>
          <table:table-cell table:style-name="ce40" table:formula="of:=[.WK12]/((([.WK12]-80)*0.0165)+3.01)" office:value-type="float" office:value="26.2959551126371" calcext:value-type="float">
            <text:p>26,2959551126371</text:p>
          </table:table-cell>
          <table:table-cell table:style-name="ce40" table:formula="of:=[.WL12]/((([.WL12]-80)*0.0165)+3.01)" office:value-type="float" office:value="27.1286157868933" calcext:value-type="float">
            <text:p>27,1286157868933</text:p>
          </table:table-cell>
          <table:table-cell table:style-name="ce40" table:formula="of:=[.WM12]/((([.WM12]-80)*0.0165)+3.01)" office:value-type="float" office:value="27.2365934710367" calcext:value-type="float">
            <text:p>27,2365934710367</text:p>
          </table:table-cell>
          <table:table-cell table:style-name="ce40" table:formula="of:=[.WN12]/((([.WN12]-80)*0.0165)+3.01)" office:value-type="float" office:value="27.4858528698464" calcext:value-type="float">
            <text:p>27,4858528698464</text:p>
          </table:table-cell>
          <table:table-cell table:style-name="ce40" table:formula="of:=[.WO12]/((([.WO12]-80)*0.0165)+3.01)" office:value-type="float" office:value="28.4633851657749" calcext:value-type="float">
            <text:p>28,4633851657749</text:p>
          </table:table-cell>
          <table:table-cell table:style-name="ce40" table:formula="of:=[.WP12]/((([.WP12]-80)*0.0165)+3.01)" office:value-type="float" office:value="25.5004112969564" calcext:value-type="float">
            <text:p>25,5004112969564</text:p>
          </table:table-cell>
          <table:table-cell table:style-name="ce40" table:formula="of:=[.WQ12]/((([.WQ12]-80)*0.0165)+3.01)" office:value-type="float" office:value="27.1646859083192" calcext:value-type="float">
            <text:p>27,1646859083192</text:p>
          </table:table-cell>
          <table:table-cell table:style-name="ce40" table:formula="of:=[.WR12]/((([.WR12]-80)*0.0165)+3.01)" office:value-type="float" office:value="30.3879628263756" calcext:value-type="float">
            <text:p>30,3879628263756</text:p>
          </table:table-cell>
          <table:table-cell table:style-name="ce40" table:formula="of:=[.WS12]/((([.WS12]-80)*0.0165)+3.01)" office:value-type="float" office:value="27.1826918370344" calcext:value-type="float">
            <text:p>27,1826918370344</text:p>
          </table:table-cell>
          <table:table-cell table:style-name="ce40" table:formula="of:=[.WT12]/((([.WT12]-80)*0.0165)+3.01)" office:value-type="float" office:value="28.6289630196219" calcext:value-type="float">
            <text:p>28,6289630196219</text:p>
          </table:table-cell>
          <table:table-cell table:style-name="ce40" table:formula="of:=[.WU12]/((([.WU12]-80)*0.0165)+3.01)" office:value-type="float" office:value="27.5211576975257" calcext:value-type="float">
            <text:p>27,5211576975257</text:p>
          </table:table-cell>
          <table:table-cell table:style-name="ce40" table:formula="of:=[.WV12]/((([.WV12]-80)*0.0165)+3.01)" office:value-type="float" office:value="26.6710842375549" calcext:value-type="float">
            <text:p>26,6710842375549</text:p>
          </table:table-cell>
          <table:table-cell table:style-name="ce40" table:formula="of:=[.WW12]/((([.WW12]-80)*0.0165)+3.01)" office:value-type="float" office:value="26.2769808285293" calcext:value-type="float">
            <text:p>26,2769808285293</text:p>
          </table:table-cell>
          <table:table-cell table:style-name="ce40" table:formula="of:=[.WX12]/((([.WX12]-80)*0.0165)+3.01)" office:value-type="float" office:value="27.3616903877051" calcext:value-type="float">
            <text:p>27,3616903877051</text:p>
          </table:table-cell>
          <table:table-cell table:style-name="ce40" table:formula="of:=[.WY12]/((([.WY12]-80)*0.0165)+3.01)" office:value-type="float" office:value="27.3081924577373" calcext:value-type="float">
            <text:p>27,3081924577373</text:p>
          </table:table-cell>
          <table:table-cell table:style-name="ce40" table:formula="of:=[.WZ12]/((([.WZ12]-80)*0.0165)+3.01)" office:value-type="float" office:value="28.0076384468491" calcext:value-type="float">
            <text:p>28,0076384468491</text:p>
          </table:table-cell>
          <table:table-cell table:style-name="ce40" table:formula="of:=[.XA12]/((([.XA12]-80)*0.0165)+3.01)" office:value-type="float" office:value="27.0562416063415" calcext:value-type="float">
            <text:p>27,0562416063415</text:p>
          </table:table-cell>
          <table:table-cell table:style-name="ce40" table:formula="of:=[.XB12]/((([.XB12]-80)*0.0165)+3.01)" office:value-type="float" office:value="26.8555894225224" calcext:value-type="float">
            <text:p>26,8555894225224</text:p>
          </table:table-cell>
          <table:table-cell table:style-name="ce40" table:formula="of:=[.XC12]/((([.XC12]-80)*0.0165)+3.01)" office:value-type="float" office:value="26.578073089701" calcext:value-type="float">
            <text:p>26,578073089701</text:p>
          </table:table-cell>
          <table:table-cell table:style-name="ce40" table:formula="of:=[.XD12]/((([.XD12]-80)*0.0165)+3.01)" office:value-type="float" office:value="26.1244276865069" calcext:value-type="float">
            <text:p>26,1244276865069</text:p>
          </table:table-cell>
          <table:table-cell table:style-name="ce40" table:formula="of:=[.XE12]/((([.XE12]-80)*0.0165)+3.01)" office:value-type="float" office:value="26.390512777685" calcext:value-type="float">
            <text:p>26,390512777685</text:p>
          </table:table-cell>
          <table:table-cell table:style-name="ce40" table:formula="of:=[.XF12]/((([.XF12]-80)*0.0165)+3.01)" office:value-type="float" office:value="28.5629370082435" calcext:value-type="float">
            <text:p>28,5629370082435</text:p>
          </table:table-cell>
          <table:table-cell table:style-name="ce40" table:formula="of:=[.XG12]/((([.XG12]-80)*0.0165)+3.01)" office:value-type="float" office:value="25.1393746320856" calcext:value-type="float">
            <text:p>25,1393746320856</text:p>
          </table:table-cell>
          <table:table-cell table:style-name="ce40" table:formula="of:=[.XH12]/((([.XH12]-80)*0.0165)+3.01)" office:value-type="float" office:value="25.4208175884576" calcext:value-type="float">
            <text:p>25,4208175884576</text:p>
          </table:table-cell>
          <table:table-cell table:style-name="ce40" table:formula="of:=[.XI12]/((([.XI12]-80)*0.0165)+3.01)" office:value-type="float" office:value="26.5407257125752" calcext:value-type="float">
            <text:p>26,5407257125752</text:p>
          </table:table-cell>
          <table:table-cell table:style-name="ce40" table:formula="of:=[.XJ12]/((([.XJ12]-80)*0.0165)+3.01)" office:value-type="float" office:value="26.143570935886" calcext:value-type="float">
            <text:p>26,143570935886</text:p>
          </table:table-cell>
          <table:table-cell table:style-name="ce40" table:formula="of:=[.XK12]/((([.XK12]-80)*0.0165)+3.01)" office:value-type="float" office:value="27.0017552781378" calcext:value-type="float">
            <text:p>27,0017552781378</text:p>
          </table:table-cell>
          <table:table-cell table:style-name="ce40" table:formula="of:=[.XL12]/((([.XL12]-80)*0.0165)+3.01)" office:value-type="float" office:value="26.3716429633839" calcext:value-type="float">
            <text:p>26,3716429633839</text:p>
          </table:table-cell>
          <table:table-cell table:style-name="ce40" table:formula="of:=[.XM12]/((([.XM12]-80)*0.0165)+3.01)" office:value-type="float" office:value="26.390512777685" calcext:value-type="float">
            <text:p>26,390512777685</text:p>
          </table:table-cell>
          <table:table-cell table:style-name="ce40" table:formula="of:=[.XN12]/((([.XN12]-80)*0.0165)+3.01)" office:value-type="float" office:value="26.3338408258185" calcext:value-type="float">
            <text:p>26,3338408258185</text:p>
          </table:table-cell>
          <table:table-cell table:style-name="ce40" table:formula="of:=[.XO12]/((([.XO12]-80)*0.0165)+3.01)" office:value-type="float" office:value="26.5967160858666" calcext:value-type="float">
            <text:p>26,5967160858666</text:p>
          </table:table-cell>
          <table:table-cell table:style-name="ce40" table:formula="of:=[.XP12]/((([.XP12]-80)*0.0165)+3.01)" office:value-type="float" office:value="26.5032962642339" calcext:value-type="float">
            <text:p>26,5032962642339</text:p>
          </table:table-cell>
          <table:table-cell table:style-name="ce40" table:formula="of:=[.XQ12]/((([.XQ12]-80)*0.0165)+3.01)" office:value-type="float" office:value="26.4469976154346" calcext:value-type="float">
            <text:p>26,4469976154346</text:p>
          </table:table-cell>
          <table:table-cell table:style-name="ce40" table:formula="of:=[.XR12]/((([.XR12]-80)*0.0165)+3.01)" office:value-type="float" office:value="25.2202452927967" calcext:value-type="float">
            <text:p>25,2202452927967</text:p>
          </table:table-cell>
          <table:table-cell table:style-name="ce40" table:formula="of:=[.XS12]/((([.XS12]-80)*0.0165)+3.01)" office:value-type="float" office:value="26.3716429633839" calcext:value-type="float">
            <text:p>26,3716429633839</text:p>
          </table:table-cell>
          <table:table-cell table:style-name="ce40" table:formula="of:=[.XT12]/((([.XT12]-80)*0.0165)+3.01)" office:value-type="float" office:value="25.4208175884576" calcext:value-type="float">
            <text:p>25,4208175884576</text:p>
          </table:table-cell>
          <table:table-cell table:style-name="ce40" table:formula="of:=[.XU12]/((([.XU12]-80)*0.0165)+3.01)" office:value-type="float" office:value="27.2903215313806" calcext:value-type="float">
            <text:p>27,2903215313806</text:p>
          </table:table-cell>
          <table:table-cell table:style-name="ce40" table:formula="of:=[.XV12]/((([.XV12]-80)*0.0165)+3.01)" office:value-type="float" office:value="26.6896254842876" calcext:value-type="float">
            <text:p>26,6896254842876</text:p>
          </table:table-cell>
          <table:table-cell table:style-name="ce40" table:formula="of:=[.XW12]/((([.XW12]-80)*0.0165)+3.01)" office:value-type="float" office:value="26.2008733624454" calcext:value-type="float">
            <text:p>26,2008733624454</text:p>
          </table:table-cell>
          <table:table-cell table:style-name="ce40" table:formula="of:=[.XX12]/((([.XX12]-80)*0.0165)+3.01)" office:value-type="float" office:value="26.4469976154346" calcext:value-type="float">
            <text:p>26,4469976154346</text:p>
          </table:table-cell>
          <table:table-cell table:style-name="ce40" table:formula="of:=[.XY12]/((([.XY12]-80)*0.0165)+3.01)" office:value-type="float" office:value="26.5407257125752" calcext:value-type="float">
            <text:p>26,5407257125752</text:p>
          </table:table-cell>
          <table:table-cell table:style-name="ce40" table:formula="of:=[.XZ12]/((([.XZ12]-80)*0.0165)+3.01)" office:value-type="float" office:value="26.578073089701" calcext:value-type="float">
            <text:p>26,578073089701</text:p>
          </table:table-cell>
          <table:table-cell table:style-name="ce40" table:formula="of:=[.YA12]/((([.YA12]-80)*0.0165)+3.01)" office:value-type="float" office:value="25.4805466486051" calcext:value-type="float">
            <text:p>25,4805466486051</text:p>
          </table:table-cell>
          <table:table-cell table:style-name="ce40" table:formula="of:=[.YB12]/((([.YB12]-80)*0.0165)+3.01)" office:value-type="float" office:value="27.3972602739726" calcext:value-type="float">
            <text:p>27,3972602739726</text:p>
          </table:table-cell>
          <table:table-cell table:style-name="ce40" table:formula="of:=[.YC12]/((([.YC12]-80)*0.0165)+3.01)" office:value-type="float" office:value="28.5463878803055" calcext:value-type="float">
            <text:p>28,5463878803055</text:p>
          </table:table-cell>
          <table:table-cell table:style-name="ce40" table:formula="of:=[.YD12]/((([.YD12]-80)*0.0165)+3.01)" office:value-type="float" office:value="25.6191289496157" calcext:value-type="float">
            <text:p>25,6191289496157</text:p>
          </table:table-cell>
          <table:table-cell table:style-name="ce40" table:formula="of:=[.YE12]/((([.YE12]-80)*0.0165)+3.01)" office:value-type="float" office:value="27.3972602739726" calcext:value-type="float">
            <text:p>27,3972602739726</text:p>
          </table:table-cell>
          <table:table-cell table:style-name="ce40" table:formula="of:=[.YF12]/((([.YF12]-80)*0.0165)+3.01)" office:value-type="float" office:value="27.1646859083192" calcext:value-type="float">
            <text:p>27,1646859083192</text:p>
          </table:table-cell>
          <table:table-cell table:style-name="ce40" table:formula="of:=[.YG12]/((([.YG12]-80)*0.0165)+3.01)" office:value-type="float" office:value="27.1466605687405" calcext:value-type="float">
            <text:p>27,1466605687405</text:p>
          </table:table-cell>
          <table:table-cell table:style-name="ce40" table:formula="of:=[.YH12]/((([.YH12]-80)*0.0165)+3.01)" office:value-type="float" office:value="27.8009096150151" calcext:value-type="float">
            <text:p>27,8009096150151</text:p>
          </table:table-cell>
          <table:table-cell table:style-name="ce40" table:formula="of:=[.YI12]/((([.YI12]-80)*0.0165)+3.01)" office:value-type="float" office:value="25.2605424805025" calcext:value-type="float">
            <text:p>25,2605424805025</text:p>
          </table:table-cell>
          <table:table-cell table:style-name="ce40" table:formula="of:=[.YJ12]/((([.YJ12]-80)*0.0165)+3.01)" office:value-type="float" office:value="26.3527523242592" calcext:value-type="float">
            <text:p>26,3527523242592</text:p>
          </table:table-cell>
          <table:table-cell table:style-name="ce40" table:formula="of:=[.YK12]/((([.YK12]-80)*0.0165)+3.01)" office:value-type="float" office:value="26.2769808285293" calcext:value-type="float">
            <text:p>26,2769808285293</text:p>
          </table:table-cell>
          <table:table-cell table:style-name="ce40" table:formula="of:=[.YL12]/((([.YL12]-80)*0.0165)+3.01)" office:value-type="float" office:value="0" calcext:value-type="float">
            <text:p>0</text:p>
          </table:table-cell>
          <table:table-cell table:style-name="ce40" table:formula="of:=[.YM12]/((([.YM12]-80)*0.0165)+3.01)" office:value-type="float" office:value="0" calcext:value-type="float">
            <text:p>0</text:p>
          </table:table-cell>
          <table:table-cell table:style-name="ce40" table:formula="of:=[.YN12]/((([.YN12]-80)*0.0165)+3.01)" office:value-type="float" office:value="0" calcext:value-type="float">
            <text:p>0</text:p>
          </table:table-cell>
          <table:table-cell table:style-name="ce40" table:formula="of:=[.YO12]/((([.YO12]-80)*0.0165)+3.01)" office:value-type="float" office:value="0" calcext:value-type="float">
            <text:p>0</text:p>
          </table:table-cell>
          <table:table-cell table:style-name="ce40" table:formula="of:=[.YP12]/((([.YP12]-80)*0.0165)+3.01)" office:value-type="float" office:value="26.8922499629697" calcext:value-type="float">
            <text:p>26,8922499629697</text:p>
          </table:table-cell>
          <table:table-cell table:style-name="ce40" table:formula="of:=[.YQ12]/((([.YQ12]-80)*0.0165)+3.01)" office:value-type="float" office:value="26.578073089701" calcext:value-type="float">
            <text:p>26,578073089701</text:p>
          </table:table-cell>
          <table:table-cell table:style-name="ce40" table:formula="of:=[.YR12]/((([.YR12]-80)*0.0165)+3.01)" office:value-type="float" office:value="28.480020074023" calcext:value-type="float">
            <text:p>28,480020074023</text:p>
          </table:table-cell>
          <table:table-cell table:style-name="ce40" table:formula="of:=[.YS12]/((([.YS12]-80)*0.0165)+3.01)" office:value-type="float" office:value="28.3464566929134" calcext:value-type="float">
            <text:p>28,3464566929134</text:p>
          </table:table-cell>
          <table:table-cell table:style-name="ce40" table:formula="of:=[.YT12]/((([.YT12]-80)*0.0165)+3.01)" office:value-type="float" office:value="27.4858528698464" calcext:value-type="float">
            <text:p>27,4858528698464</text:p>
          </table:table-cell>
          <table:table-cell table:style-name="ce40" table:formula="of:=[.YU12]/((([.YU12]-80)*0.0165)+3.01)" office:value-type="float" office:value="26.578073089701" calcext:value-type="float">
            <text:p>26,578073089701</text:p>
          </table:table-cell>
          <table:table-cell table:style-name="ce40" table:formula="of:=[.YV12]/((([.YV12]-80)*0.0165)+3.01)" office:value-type="float" office:value="26.2389692312854" calcext:value-type="float">
            <text:p>26,2389692312854</text:p>
          </table:table-cell>
          <table:table-cell table:style-name="ce40" table:formula="of:=[.YW12]/((([.YW12]-80)*0.0165)+3.01)" office:value-type="float" office:value="27.6616275329688" calcext:value-type="float">
            <text:p>27,6616275329688</text:p>
          </table:table-cell>
          <table:table-cell table:style-name="ce40" table:formula="of:=[.YX12]/((([.YX12]-80)*0.0165)+3.01)" office:value-type="float" office:value="26.390512777685" calcext:value-type="float">
            <text:p>26,390512777685</text:p>
          </table:table-cell>
          <table:table-cell table:style-name="ce40" table:formula="of:=[.YY12]/((([.YY12]-80)*0.0165)+3.01)" office:value-type="float" office:value="26.7635883033207" calcext:value-type="float">
            <text:p>26,7635883033207</text:p>
          </table:table-cell>
          <table:table-cell table:style-name="ce40" table:formula="of:=[.YZ12]/((([.YZ12]-80)*0.0165)+3.01)" office:value-type="float" office:value="26.9470916858363" calcext:value-type="float">
            <text:p>26,9470916858363</text:p>
          </table:table-cell>
          <table:table-cell table:style-name="ce40" table:formula="of:=[.ZA12]/((([.ZA12]-80)*0.0165)+3.01)" office:value-type="float" office:value="27.1286157868933" calcext:value-type="float">
            <text:p>27,1286157868933</text:p>
          </table:table-cell>
          <table:table-cell table:style-name="ce40" table:formula="of:=[.ZB12]/((([.ZB12]-80)*0.0165)+3.01)" office:value-type="float" office:value="26.7635883033207" calcext:value-type="float">
            <text:p>26,7635883033207</text:p>
          </table:table-cell>
          <table:table-cell table:style-name="ce40" table:formula="of:=[.ZC12]/((([.ZC12]-80)*0.0165)+3.01)" office:value-type="float" office:value="26.8555894225224" calcext:value-type="float">
            <text:p>26,8555894225224</text:p>
          </table:table-cell>
          <table:table-cell table:style-name="ce40" table:formula="of:=[.ZD12]/((([.ZD12]-80)*0.0165)+3.01)" office:value-type="float" office:value="26.8739296535371" calcext:value-type="float">
            <text:p>26,8739296535371</text:p>
          </table:table-cell>
          <table:table-cell table:style-name="ce40" table:formula="of:=[.ZE12]/((([.ZE12]-80)*0.0165)+3.01)" office:value-type="float" office:value="27.8009096150151" calcext:value-type="float">
            <text:p>27,8009096150151</text:p>
          </table:table-cell>
          <table:table-cell table:style-name="ce40" table:formula="of:=[.ZF12]/((([.ZF12]-80)*0.0165)+3.01)" office:value-type="float" office:value="27.2724314121131" calcext:value-type="float">
            <text:p>27,2724314121131</text:p>
          </table:table-cell>
          <table:table-cell table:style-name="ce40" table:formula="of:=[.ZG12]/((([.ZG12]-80)*0.0165)+3.01)" office:value-type="float" office:value="26.578073089701" calcext:value-type="float">
            <text:p>26,578073089701</text:p>
          </table:table-cell>
          <table:table-cell table:style-name="ce40" table:formula="of:=[.ZH12]/((([.ZH12]-80)*0.0165)+3.01)" office:value-type="float" office:value="25.6585232700969" calcext:value-type="float">
            <text:p>25,6585232700969</text:p>
          </table:table-cell>
          <table:table-cell table:style-name="ce40" table:formula="of:=[.ZI12]/((([.ZI12]-80)*0.0165)+3.01)" office:value-type="float" office:value="26.0091200810674" calcext:value-type="float">
            <text:p>26,0091200810674</text:p>
          </table:table-cell>
          <table:table-cell table:style-name="ce40" table:formula="of:=[.ZJ12]/((([.ZJ12]-80)*0.0165)+3.01)" office:value-type="float" office:value="25.8930387039924" calcext:value-type="float">
            <text:p>25,8930387039924</text:p>
          </table:table-cell>
          <table:table-cell table:style-name="ce40" table:formula="of:=[.ZK12]/((([.ZK12]-80)*0.0165)+3.01)" office:value-type="float" office:value="29.0033940141932" calcext:value-type="float">
            <text:p>29,0033940141932</text:p>
          </table:table-cell>
          <table:table-cell table:style-name="ce40" table:formula="of:=[.ZL12]/((([.ZL12]-80)*0.0165)+3.01)" office:value-type="float" office:value="26.6525227076841" calcext:value-type="float">
            <text:p>26,6525227076841</text:p>
          </table:table-cell>
          <table:table-cell table:style-name="ce40" table:formula="of:=[.ZM12]/((([.ZM12]-80)*0.0165)+3.01)" office:value-type="float" office:value="27.4858528698464" calcext:value-type="float">
            <text:p>27,4858528698464</text:p>
          </table:table-cell>
          <table:table-cell table:style-name="ce40" table:formula="of:=[.ZN12]/((([.ZN12]-80)*0.0165)+3.01)" office:value-type="float" office:value="26.7635883033207" calcext:value-type="float">
            <text:p>26,7635883033207</text:p>
          </table:table-cell>
          <table:table-cell table:style-name="ce40" table:formula="of:=[.ZO12]/((([.ZO12]-80)*0.0165)+3.01)" office:value-type="float" office:value="26.4845506787707" calcext:value-type="float">
            <text:p>26,4845506787707</text:p>
          </table:table-cell>
          <table:table-cell table:style-name="ce40" table:formula="of:=[.ZP12]/((([.ZP12]-80)*0.0165)+3.01)" office:value-type="float" office:value="27.0380991396968" calcext:value-type="float">
            <text:p>27,0380991396968</text:p>
          </table:table-cell>
          <table:table-cell table:style-name="ce40" table:formula="of:=[.ZQ12]/((([.ZQ12]-80)*0.0165)+3.01)" office:value-type="float" office:value="28.7274934250455" calcext:value-type="float">
            <text:p>28,7274934250455</text:p>
          </table:table-cell>
          <table:table-cell table:style-name="ce40" table:formula="of:=[.ZR12]/((([.ZR12]-80)*0.0165)+3.01)" office:value-type="float" office:value="25.77617574047" calcext:value-type="float">
            <text:p>25,77617574047</text:p>
          </table:table-cell>
          <table:table-cell table:style-name="ce40" table:formula="of:=[.ZS12]/((([.ZS12]-80)*0.0165)+3.01)" office:value-type="float" office:value="26.6896254842876" calcext:value-type="float">
            <text:p>26,6896254842876</text:p>
          </table:table-cell>
          <table:table-cell table:style-name="ce40" table:formula="of:=[.ZT12]/((([.ZT12]-80)*0.0165)+3.01)" office:value-type="float" office:value="26.1531345919354" calcext:value-type="float">
            <text:p>26,1531345919354</text:p>
          </table:table-cell>
          <table:table-cell table:style-name="ce40" table:formula="of:=[.ZU12]/((([.ZU12]-80)*0.0165)+3.01)" office:value-type="float" office:value="26.3338408258185" calcext:value-type="float">
            <text:p>26,3338408258185</text:p>
          </table:table-cell>
          <table:table-cell table:style-name="ce40" table:formula="of:=[.ZV12]/((([.ZV12]-80)*0.0165)+3.01)" office:value-type="float" office:value="29.0676191649218" calcext:value-type="float">
            <text:p>29,0676191649218</text:p>
          </table:table-cell>
          <table:table-cell table:style-name="ce40" table:formula="of:=[.ZW12]/((([.ZW12]-80)*0.0165)+3.01)" office:value-type="float" office:value="26.5032962642339" calcext:value-type="float">
            <text:p>26,5032962642339</text:p>
          </table:table-cell>
          <table:table-cell table:style-name="ce40" table:formula="of:=[.ZX12]/((([.ZX12]-80)*0.0165)+3.01)" office:value-type="float" office:value="25.7370463675359" calcext:value-type="float">
            <text:p>25,7370463675359</text:p>
          </table:table-cell>
          <table:table-cell table:style-name="ce40" table:formula="of:=[.ZY12]/((([.ZY12]-80)*0.0165)+3.01)" office:value-type="float" office:value="27.3972602739726" calcext:value-type="float">
            <text:p>27,3972602739726</text:p>
          </table:table-cell>
          <table:table-cell table:style-name="ce40" table:formula="of:=[.ZZ12]/((([.ZZ12]-80)*0.0165)+3.01)" office:value-type="float" office:value="27.3438768551294" calcext:value-type="float">
            <text:p>27,3438768551294</text:p>
          </table:table-cell>
          <table:table-cell table:style-name="ce40" table:formula="of:=[.AAA12]/((([.AAA12]-80)*0.0165)+3.01)" office:value-type="float" office:value="27.4858528698464" calcext:value-type="float">
            <text:p>27,4858528698464</text:p>
          </table:table-cell>
          <table:table-cell table:style-name="ce40" table:formula="of:=[.AAB12]/((([.AAB12]-80)*0.0165)+3.01)" office:value-type="float" office:value="27.0380991396968" calcext:value-type="float">
            <text:p>27,0380991396968</text:p>
          </table:table-cell>
          <table:table-cell table:style-name="ce40" table:formula="of:=[.AAC12]/((([.AAC12]-80)*0.0165)+3.01)" office:value-type="float" office:value="28.3632128185353" calcext:value-type="float">
            <text:p>28,3632128185353</text:p>
          </table:table-cell>
          <table:table-cell table:style-name="ce40" table:formula="of:=[.AAD12]/((([.AAD12]-80)*0.0165)+3.01)" office:value-type="float" office:value="26.1626929414534" calcext:value-type="float">
            <text:p>26,1626929414534</text:p>
          </table:table-cell>
          <table:table-cell table:style-name="ce40" table:formula="of:=[.AAE12]/((([.AAE12]-80)*0.0165)+3.01)" office:value-type="float" office:value="26.0860773145496" calcext:value-type="float">
            <text:p>26,0860773145496</text:p>
          </table:table-cell>
          <table:table-cell table:style-name="ce40" table:formula="of:=[.AAF12]/((([.AAF12]-80)*0.0165)+3.01)" office:value-type="float" office:value="26.6525227076841" calcext:value-type="float">
            <text:p>26,6525227076841</text:p>
          </table:table-cell>
          <table:table-cell table:style-name="ce40" table:formula="of:=[.AAG12]/((([.AAG12]-80)*0.0165)+3.01)" office:value-type="float" office:value="26.2008733624454" calcext:value-type="float">
            <text:p>26,2008733624454</text:p>
          </table:table-cell>
          <table:table-cell table:style-name="ce40" table:formula="of:=[.AAH12]/((([.AAH12]-80)*0.0165)+3.01)" office:value-type="float" office:value="0" calcext:value-type="float">
            <text:p>0</text:p>
          </table:table-cell>
          <table:table-cell table:style-name="ce40" table:formula="of:=[.AAI12]/((([.AAI12]-80)*0.0165)+3.01)" office:value-type="float" office:value="26.1626929414534" calcext:value-type="float">
            <text:p>26,1626929414534</text:p>
          </table:table-cell>
          <table:table-cell table:style-name="ce40" table:formula="of:=[.AAJ12]/((([.AAJ12]-80)*0.0165)+3.01)" office:value-type="float" office:value="26.4093618015792" calcext:value-type="float">
            <text:p>26,4093618015792</text:p>
          </table:table-cell>
          <table:table-cell table:style-name="ce40" table:formula="of:=[.AAK12]/((([.AAK12]-80)*0.0165)+3.01)" office:value-type="float" office:value="25.951176599956" calcext:value-type="float">
            <text:p>25,951176599956</text:p>
          </table:table-cell>
          <table:table-cell table:style-name="ce40" table:formula="of:=[.AAL12]/((([.AAL12]-80)*0.0165)+3.01)" office:value-type="float" office:value="29.4788026135846" calcext:value-type="float">
            <text:p>29,4788026135846</text:p>
          </table:table-cell>
          <table:table-cell table:style-name="ce40" table:formula="of:=[.AAM12]/((([.AAM12]-80)*0.0165)+3.01)" office:value-type="float" office:value="27.2903215313806" calcext:value-type="float">
            <text:p>27,2903215313806</text:p>
          </table:table-cell>
          <table:table-cell table:style-name="ce40" table:formula="of:=[.AAN12]/((([.AAN12]-80)*0.0165)+3.01)" office:value-type="float" office:value="28.0076384468491" calcext:value-type="float">
            <text:p>28,0076384468491</text:p>
          </table:table-cell>
          <table:table-cell table:style-name="ce40" table:formula="of:=[.AAO12]/((([.AAO12]-80)*0.0165)+3.01)" office:value-type="float" office:value="26.1626929414534" calcext:value-type="float">
            <text:p>26,1626929414534</text:p>
          </table:table-cell>
          <table:table-cell table:style-name="ce40" table:formula="of:=[.AAP12]/((([.AAP12]-80)*0.0165)+3.01)" office:value-type="float" office:value="26.578073089701" calcext:value-type="float">
            <text:p>26,578073089701</text:p>
          </table:table-cell>
          <table:table-cell table:style-name="ce40" table:formula="of:=[.AAQ12]/((([.AAQ12]-80)*0.0165)+3.01)" office:value-type="float" office:value="27.2006783862235" calcext:value-type="float">
            <text:p>27,2006783862235</text:p>
          </table:table-cell>
          <table:table-cell table:style-name="ce40" table:formula="of:=[.AAR12]/((([.AAR12]-80)*0.0165)+3.01)" office:value-type="float" office:value="26.1052631578947" calcext:value-type="float">
            <text:p>26,1052631578947</text:p>
          </table:table-cell>
          <table:table-cell table:style-name="ce40" table:formula="of:=[.AAS12]/((([.AAS12]-80)*0.0165)+3.01)" office:value-type="float" office:value="0" calcext:value-type="float">
            <text:p>0</text:p>
          </table:table-cell>
          <table:table-cell table:style-name="ce40" table:formula="of:=[.AAT12]/((([.AAT12]-80)*0.0165)+3.01)" office:value-type="float" office:value="0" calcext:value-type="float">
            <text:p>0</text:p>
          </table:table-cell>
          <table:table-cell table:style-name="ce40" table:formula="of:=[.AAU12]/((([.AAU12]-80)*0.0165)+3.01)" office:value-type="float" office:value="0" calcext:value-type="float">
            <text:p>0</text:p>
          </table:table-cell>
          <table:table-cell table:style-name="ce40" table:formula="of:=[.AAV12]/((([.AAV12]-80)*0.0165)+3.01)" office:value-type="float" office:value="0" calcext:value-type="float">
            <text:p>0</text:p>
          </table:table-cell>
          <table:table-cell table:style-name="ce40" table:formula="of:=[.AAW12]/((([.AAW12]-80)*0.0165)+3.01)" office:value-type="float" office:value="0" calcext:value-type="float">
            <text:p>0</text:p>
          </table:table-cell>
          <table:table-cell table:style-name="ce40" table:formula="of:=[.AAX12]/((([.AAX12]-80)*0.0165)+3.01)" office:value-type="float" office:value="26.2959551126371" calcext:value-type="float">
            <text:p>26,2959551126371</text:p>
          </table:table-cell>
          <table:table-cell table:style-name="ce40" table:formula="of:=[.AAY12]/((([.AAY12]-80)*0.0165)+3.01)" office:value-type="float" office:value="26.0091200810674" calcext:value-type="float">
            <text:p>26,0091200810674</text:p>
          </table:table-cell>
          <table:table-cell table:style-name="ce40" table:formula="of:=[.AAZ12]/((([.AAZ12]-80)*0.0165)+3.01)" office:value-type="float" office:value="26.6339408613742" calcext:value-type="float">
            <text:p>26,6339408613742</text:p>
          </table:table-cell>
          <table:table-cell table:style-name="ce40" table:formula="of:=[.ABA12]/((([.ABA12]-80)*0.0165)+3.01)" office:value-type="float" office:value="25.6585232700969" calcext:value-type="float">
            <text:p>25,6585232700969</text:p>
          </table:table-cell>
          <table:table-cell table:style-name="ce40" table:formula="of:=[.ABB12]/((([.ABB12]-80)*0.0165)+3.01)" office:value-type="float" office:value="27.3385290721562" calcext:value-type="float">
            <text:p>27,3385290721562</text:p>
          </table:table-cell>
          <table:table-cell table:style-name="ce40" table:formula="of:=[.ABC12]/((([.ABC12]-80)*0.0165)+3.01)" office:value-type="float" office:value="28.6454270290511" calcext:value-type="float">
            <text:p>28,6454270290511</text:p>
          </table:table-cell>
          <table:table-cell table:style-name="ce40" table:formula="of:=[.ABD12]/((([.ABD12]-80)*0.0165)+3.01)" office:value-type="float" office:value="26.591125332306" calcext:value-type="float">
            <text:p>26,591125332306</text:p>
          </table:table-cell>
          <table:table-cell table:style-name="ce40" table:formula="of:=[.ABE12]/((([.ABE12]-80)*0.0165)+3.01)" office:value-type="float" office:value="25.0988005269361" calcext:value-type="float">
            <text:p>25,0988005269361</text:p>
          </table:table-cell>
          <table:table-cell table:style-name="ce40" table:formula="of:=[.ABF12]/((([.ABF12]-80)*0.0165)+3.01)" office:value-type="float" office:value="26.9324846795192" calcext:value-type="float">
            <text:p>26,9324846795192</text:p>
          </table:table-cell>
          <table:table-cell table:style-name="ce40" table:formula="of:=[.ABG12]/((([.ABG12]-80)*0.0165)+3.01)" office:value-type="float" office:value="28.5794690597542" calcext:value-type="float">
            <text:p>28,5794690597542</text:p>
          </table:table-cell>
          <table:table-cell table:style-name="ce40" table:formula="of:=[.ABH12]/((([.ABH12]-80)*0.0165)+3.01)" office:value-type="float" office:value="26.6525227076841" calcext:value-type="float">
            <text:p>26,6525227076841</text:p>
          </table:table-cell>
          <table:table-cell table:style-name="ce40" table:formula="of:=[.ABI12]/((([.ABI12]-80)*0.0165)+3.01)" office:value-type="float" office:value="25.5796457150674" calcext:value-type="float">
            <text:p>25,5796457150674</text:p>
          </table:table-cell>
          <table:table-cell table:style-name="ce40" table:formula="of:=[.ABJ12]/((([.ABJ12]-80)*0.0165)+3.01)" office:value-type="float" office:value="26.0091200810674" calcext:value-type="float">
            <text:p>26,0091200810674</text:p>
          </table:table-cell>
          <table:table-cell table:style-name="ce40" table:formula="of:=[.ABK12]/((([.ABK12]-80)*0.0165)+3.01)" office:value-type="float" office:value="25.2202452927967" calcext:value-type="float">
            <text:p>25,2202452927967</text:p>
          </table:table-cell>
          <table:table-cell table:style-name="ce40" table:formula="of:=[.ABL12]/((([.ABL12]-80)*0.0165)+3.01)" office:value-type="float" office:value="26.1626929414534" calcext:value-type="float">
            <text:p>26,1626929414534</text:p>
          </table:table-cell>
          <table:table-cell table:style-name="ce40" table:formula="of:=[.ABM12]/((([.ABM12]-80)*0.0165)+3.01)" office:value-type="float" office:value="25.2202452927967" calcext:value-type="float">
            <text:p>25,2202452927967</text:p>
          </table:table-cell>
          <table:table-cell table:style-name="ce40" table:formula="of:=[.ABN12]/((([.ABN12]-80)*0.0165)+3.01)" office:value-type="float" office:value="26.4281900694074" calcext:value-type="float">
            <text:p>26,4281900694074</text:p>
          </table:table-cell>
          <table:table-cell table:style-name="ce40" table:formula="of:=[.ABO12]/((([.ABO12]-80)*0.0165)+3.01)" office:value-type="float" office:value="27.4504726142691" calcext:value-type="float">
            <text:p>27,4504726142691</text:p>
          </table:table-cell>
          <table:table-cell table:style-name="ce40" table:formula="of:=[.ABP12]/((([.ABP12]-80)*0.0165)+3.01)" office:value-type="float" office:value="27.3616903877051" calcext:value-type="float">
            <text:p>27,3616903877051</text:p>
          </table:table-cell>
          <table:table-cell table:style-name="ce40" table:formula="of:=[.ABQ12]/((([.ABQ12]-80)*0.0165)+3.01)" office:value-type="float" office:value="28.8091394511362" calcext:value-type="float">
            <text:p>28,8091394511362</text:p>
          </table:table-cell>
          <table:table-cell table:style-name="ce40" table:formula="of:=[.ABR12]/((([.ABR12]-80)*0.0165)+3.01)" office:value-type="float" office:value="25.931818951217" calcext:value-type="float">
            <text:p>25,931818951217</text:p>
          </table:table-cell>
          <table:table-cell table:style-name="ce40" table:formula="of:=[.ABS12]/((([.ABS12]-80)*0.0165)+3.01)" office:value-type="float" office:value="27.9390189449512" calcext:value-type="float">
            <text:p>27,9390189449512</text:p>
          </table:table-cell>
          <table:table-cell table:style-name="ce40" table:formula="of:=[.ABT12]/((([.ABT12]-80)*0.0165)+3.01)" office:value-type="float" office:value="27.5739740385391" calcext:value-type="float">
            <text:p>27,5739740385391</text:p>
          </table:table-cell>
          <table:table-cell table:style-name="ce40" table:formula="of:=[.ABU12]/((([.ABU12]-80)*0.0165)+3.01)" office:value-type="float" office:value="27.2006783862235" calcext:value-type="float">
            <text:p>27,2006783862235</text:p>
          </table:table-cell>
          <table:table-cell table:style-name="ce40" table:formula="of:=[.ABV12]/((([.ABV12]-80)*0.0165)+3.01)" office:value-type="float" office:value="27.3972602739726" calcext:value-type="float">
            <text:p>27,3972602739726</text:p>
          </table:table-cell>
          <table:table-cell table:style-name="ce40" table:formula="of:=[.ABW12]/((([.ABW12]-80)*0.0165)+3.01)" office:value-type="float" office:value="26.7266472611802" calcext:value-type="float">
            <text:p>26,7266472611802</text:p>
          </table:table-cell>
          <table:table-cell table:style-name="ce40" table:formula="of:=[.ABX12]/((([.ABX12]-80)*0.0165)+3.01)" office:value-type="float" office:value="26.0476415412646" calcext:value-type="float">
            <text:p>26,0476415412646</text:p>
          </table:table-cell>
          <table:table-cell table:style-name="ce40" table:formula="of:=[.ABY12]/((([.ABY12]-80)*0.0165)+3.01)" office:value-type="float" office:value="26.9470916858363" calcext:value-type="float">
            <text:p>26,9470916858363</text:p>
          </table:table-cell>
          <table:table-cell table:style-name="ce40" table:formula="of:=[.ABZ12]/((([.ABZ12]-80)*0.0165)+3.01)" office:value-type="float" office:value="27.8701099463053" calcext:value-type="float">
            <text:p>27,8701099463053</text:p>
          </table:table-cell>
          <table:table-cell table:style-name="ce40" table:formula="of:=[.ACA12]/((([.ACA12]-80)*0.0165)+3.01)" office:value-type="float" office:value="27.3972602739726" calcext:value-type="float">
            <text:p>27,3972602739726</text:p>
          </table:table-cell>
          <table:table-cell table:style-name="ce40" table:formula="of:=[.ACB12]/((([.ACB12]-80)*0.0165)+3.01)" office:value-type="float" office:value="27.8701099463053" calcext:value-type="float">
            <text:p>27,8701099463053</text:p>
          </table:table-cell>
          <table:table-cell table:style-name="ce40" table:formula="of:=[.ACC12]/((([.ACC12]-80)*0.0165)+3.01)" office:value-type="float" office:value="27.0199370409234" calcext:value-type="float">
            <text:p>27,0199370409234</text:p>
          </table:table-cell>
          <table:table-cell table:style-name="ce40" table:formula="of:=[.ACD12]/((([.ACD12]-80)*0.0165)+3.01)" office:value-type="float" office:value="27.7488170663245" calcext:value-type="float">
            <text:p>27,7488170663245</text:p>
          </table:table-cell>
          <table:table-cell table:style-name="ce40" table:formula="of:=[.ACE12]/((([.ACE12]-80)*0.0165)+3.01)" office:value-type="float" office:value="27.0199370409234" calcext:value-type="float">
            <text:p>27,0199370409234</text:p>
          </table:table-cell>
          <table:table-cell table:style-name="ce40" table:formula="of:=[.ACF12]/((([.ACF12]-80)*0.0165)+3.01)" office:value-type="float" office:value="26.6525227076841" calcext:value-type="float">
            <text:p>26,6525227076841</text:p>
          </table:table-cell>
          <table:table-cell table:style-name="ce40" table:formula="of:=[.ACG12]/((([.ACG12]-80)*0.0165)+3.01)" office:value-type="float" office:value="25.931818951217" calcext:value-type="float">
            <text:p>25,931818951217</text:p>
          </table:table-cell>
          <table:table-cell table:style-name="ce40" table:formula="of:=[.ACH12]/((([.ACH12]-80)*0.0165)+3.01)" office:value-type="float" office:value="26.4845506787707" calcext:value-type="float">
            <text:p>26,4845506787707</text:p>
          </table:table-cell>
          <table:table-cell table:style-name="ce40" table:formula="of:=[.ACI12]/((([.ACI12]-80)*0.0165)+3.01)" office:value-type="float" office:value="26.8555894225224" calcext:value-type="float">
            <text:p>26,8555894225224</text:p>
          </table:table-cell>
          <table:table-cell table:style-name="ce40" table:formula="of:=[.ACJ12]/((([.ACJ12]-80)*0.0165)+3.01)" office:value-type="float" office:value="26.8555894225224" calcext:value-type="float">
            <text:p>26,8555894225224</text:p>
          </table:table-cell>
          <table:table-cell table:style-name="ce40" table:formula="of:=[.ACK12]/((([.ACK12]-80)*0.0165)+3.01)" office:value-type="float" office:value="26.3149084334929" calcext:value-type="float">
            <text:p>26,3149084334929</text:p>
          </table:table-cell>
          <table:table-cell table:style-name="ce40" table:formula="of:=[.ACL12]/((([.ACL12]-80)*0.0165)+3.01)" office:value-type="float" office:value="26.578073089701" calcext:value-type="float">
            <text:p>26,578073089701</text:p>
          </table:table-cell>
          <table:table-cell table:style-name="ce40" table:formula="of:=[.ACM12]/((([.ACM12]-80)*0.0165)+3.01)" office:value-type="float" office:value="26.578073089701" calcext:value-type="float">
            <text:p>26,578073089701</text:p>
          </table:table-cell>
          <table:table-cell table:style-name="ce40" table:formula="of:=[.ACN12]/((([.ACN12]-80)*0.0165)+3.01)" office:value-type="float" office:value="26.2579855463707" calcext:value-type="float">
            <text:p>26,2579855463707</text:p>
          </table:table-cell>
          <table:table-cell table:style-name="ce40" table:formula="of:=[.ACO12]/((([.ACO12]-80)*0.0165)+3.01)" office:value-type="float" office:value="26.8004488745132" calcext:value-type="float">
            <text:p>26,8004488745132</text:p>
          </table:table-cell>
          <table:table-cell table:style-name="ce40" table:formula="of:=[.ACP12]/((([.ACP12]-80)*0.0165)+3.01)" office:value-type="float" office:value="26.2389692312854" calcext:value-type="float">
            <text:p>26,2389692312854</text:p>
          </table:table-cell>
          <table:table-cell table:style-name="ce40" table:formula="of:=[.ACQ12]/((([.ACQ12]-80)*0.0165)+3.01)" office:value-type="float" office:value="27.4504726142691" calcext:value-type="float">
            <text:p>27,4504726142691</text:p>
          </table:table-cell>
          <table:table-cell table:style-name="ce40" table:formula="of:=[.ACR12]/((([.ACR12]-80)*0.0165)+3.01)" office:value-type="float" office:value="26.5032962642339" calcext:value-type="float">
            <text:p>26,5032962642339</text:p>
          </table:table-cell>
          <table:table-cell table:style-name="ce40" table:formula="of:=[.ACS12]/((([.ACS12]-80)*0.0165)+3.01)" office:value-type="float" office:value="27.3794848504509" calcext:value-type="float">
            <text:p>27,3794848504509</text:p>
          </table:table-cell>
          <table:table-cell table:style-name="ce40" table:formula="of:=[.ACT12]/((([.ACT12]-80)*0.0165)+3.01)" office:value-type="float" office:value="25.7174486928383" calcext:value-type="float">
            <text:p>25,7174486928383</text:p>
          </table:table-cell>
          <table:table-cell table:style-name="ce40" table:formula="of:=[.ACU12]/((([.ACU12]-80)*0.0165)+3.01)" office:value-type="float" office:value="26.8739296535371" calcext:value-type="float">
            <text:p>26,8739296535371</text:p>
          </table:table-cell>
          <table:table-cell table:style-name="ce40" table:formula="of:=[.ACV12]/((([.ACV12]-80)*0.0165)+3.01)" office:value-type="float" office:value="27.7835637948439" calcext:value-type="float">
            <text:p>27,7835637948439</text:p>
          </table:table-cell>
          <table:table-cell table:style-name="ce40" table:formula="of:=[.ACW12]/((([.ACW12]-80)*0.0165)+3.01)" office:value-type="float" office:value="28.2960836579865" calcext:value-type="float">
            <text:p>28,2960836579865</text:p>
          </table:table-cell>
          <table:table-cell table:style-name="ce40" table:formula="of:=[.ACX12]/((([.ACX12]-80)*0.0165)+3.01)" office:value-type="float" office:value="25.6978289765175" calcext:value-type="float">
            <text:p>25,6978289765175</text:p>
          </table:table-cell>
          <table:table-cell table:style-name="ce40" table:formula="of:=[.ACY12]/((([.ACY12]-80)*0.0165)+3.01)" office:value-type="float" office:value="26.8004488745132" calcext:value-type="float">
            <text:p>26,8004488745132</text:p>
          </table:table-cell>
          <table:table-cell table:style-name="ce40" table:formula="of:=[.ACZ12]/((([.ACZ12]-80)*0.0165)+3.01)" office:value-type="float" office:value="26.8555894225224" calcext:value-type="float">
            <text:p>26,8555894225224</text:p>
          </table:table-cell>
          <table:table-cell table:style-name="ce40" table:formula="of:=[.ADA12]/((([.ADA12]-80)*0.0165)+3.01)" office:value-type="float" office:value="26.8372292374139" calcext:value-type="float">
            <text:p>26,8372292374139</text:p>
          </table:table-cell>
          <table:table-cell table:style-name="ce40" table:formula="of:=[.ADB12]/((([.ADB12]-80)*0.0165)+3.01)" office:value-type="float" office:value="26.9653326326507" calcext:value-type="float">
            <text:p>26,9653326326507</text:p>
          </table:table-cell>
          <table:table-cell table:style-name="ce40" table:formula="of:=[.ADC12]/((([.ADC12]-80)*0.0165)+3.01)" office:value-type="float" office:value="27.3438768551294" calcext:value-type="float">
            <text:p>27,3438768551294</text:p>
          </table:table-cell>
          <table:table-cell table:style-name="ce40" table:formula="of:=[.ADD12]/((([.ADD12]-80)*0.0165)+3.01)" office:value-type="float" office:value="26.9105503832615" calcext:value-type="float">
            <text:p>26,9105503832615</text:p>
          </table:table-cell>
          <table:table-cell table:style-name="ce40" table:formula="of:=[.ADE12]/((([.ADE12]-80)*0.0165)+3.01)" office:value-type="float" office:value="26.0091200810674" calcext:value-type="float">
            <text:p>26,0091200810674</text:p>
          </table:table-cell>
          <table:table-cell table:style-name="ce40" table:formula="of:=[.ADF12]/((([.ADF12]-80)*0.0165)+3.01)" office:value-type="float" office:value="26.7266472611802" calcext:value-type="float">
            <text:p>26,7266472611802</text:p>
          </table:table-cell>
          <table:table-cell table:style-name="ce40" table:formula="of:=[.ADG12]/((([.ADG12]-80)*0.0165)+3.01)" office:value-type="float" office:value="25.931818951217" calcext:value-type="float">
            <text:p>25,931818951217</text:p>
          </table:table-cell>
          <table:table-cell table:style-name="ce40" table:formula="of:=[.ADH12]/((([.ADH12]-80)*0.0165)+3.01)" office:value-type="float" office:value="27.1646859083192" calcext:value-type="float">
            <text:p>27,1646859083192</text:p>
          </table:table-cell>
          <table:table-cell table:style-name="ce40" table:formula="of:=[.ADI12]/((([.ADI12]-80)*0.0165)+3.01)" office:value-type="float" office:value="27.2365934710367" calcext:value-type="float">
            <text:p>27,2365934710367</text:p>
          </table:table-cell>
          <table:table-cell table:style-name="ce40" table:formula="of:=[.ADJ12]/((([.ADJ12]-80)*0.0165)+3.01)" office:value-type="float" office:value="28.8416808807567" calcext:value-type="float">
            <text:p>28,8416808807567</text:p>
          </table:table-cell>
          <table:table-cell table:style-name="ce40" table:formula="of:=[.ADK12]/((([.ADK12]-80)*0.0165)+3.01)" office:value-type="float" office:value="26.9470916858363" calcext:value-type="float">
            <text:p>26,9470916858363</text:p>
          </table:table-cell>
          <table:table-cell table:style-name="ce40" table:formula="of:=[.ADL12]/((([.ADL12]-80)*0.0165)+3.01)" office:value-type="float" office:value="26.9105503832615" calcext:value-type="float">
            <text:p>26,9105503832615</text:p>
          </table:table-cell>
          <table:table-cell table:style-name="ce40" table:formula="of:=[.ADM12]/((([.ADM12]-80)*0.0165)+3.01)" office:value-type="float" office:value="26.8555894225224" calcext:value-type="float">
            <text:p>26,8555894225224</text:p>
          </table:table-cell>
          <table:table-cell table:style-name="ce40" table:formula="of:=[.ADN12]/((([.ADN12]-80)*0.0165)+3.01)" office:value-type="float" office:value="27.2365934710367" calcext:value-type="float">
            <text:p>27,2365934710367</text:p>
          </table:table-cell>
          <table:table-cell table:style-name="ce40" table:formula="of:=[.ADO12]/((([.ADO12]-80)*0.0165)+3.01)" office:value-type="float" office:value="26.5967160858666" calcext:value-type="float">
            <text:p>26,5967160858666</text:p>
          </table:table-cell>
          <table:table-cell table:style-name="ce40" table:formula="of:=[.ADP12]/((([.ADP12]-80)*0.0165)+3.01)" office:value-type="float" office:value="27.2006783862235" calcext:value-type="float">
            <text:p>27,2006783862235</text:p>
          </table:table-cell>
          <table:table-cell table:style-name="ce40" table:formula="of:=[.ADQ12]/((([.ADQ12]-80)*0.0165)+3.01)" office:value-type="float" office:value="27.3081924577373" calcext:value-type="float">
            <text:p>27,3081924577373</text:p>
          </table:table-cell>
          <table:table-cell table:style-name="ce40" table:formula="of:=[.ADR12]/((([.ADR12]-80)*0.0165)+3.01)" office:value-type="float" office:value="26.3338408258185" calcext:value-type="float">
            <text:p>26,3338408258185</text:p>
          </table:table-cell>
          <table:table-cell table:style-name="ce40" table:formula="of:=[.ADS12]/((([.ADS12]-80)*0.0165)+3.01)" office:value-type="float" office:value="25.2806566762662" calcext:value-type="float">
            <text:p>25,2806566762662</text:p>
          </table:table-cell>
          <table:table-cell table:style-name="ce40" table:formula="of:=[.ADT12]/((([.ADT12]-80)*0.0165)+3.01)" office:value-type="float" office:value="25.8541716146982" calcext:value-type="float">
            <text:p>25,8541716146982</text:p>
          </table:table-cell>
          <table:table-cell table:style-name="ce40" table:formula="of:=[.ADU12]/((([.ADU12]-80)*0.0165)+3.01)" office:value-type="float" office:value="26.1626929414534" calcext:value-type="float">
            <text:p>26,1626929414534</text:p>
          </table:table-cell>
          <table:table-cell table:style-name="ce40" table:formula="of:=[.ADV12]/((([.ADV12]-80)*0.0165)+3.01)" office:value-type="float" office:value="25.4208175884576" calcext:value-type="float">
            <text:p>25,4208175884576</text:p>
          </table:table-cell>
          <table:table-cell table:style-name="ce40" table:formula="of:=[.ADW12]/((([.ADW12]-80)*0.0165)+3.01)" office:value-type="float" office:value="26.6710842375549" calcext:value-type="float">
            <text:p>26,6710842375549</text:p>
          </table:table-cell>
          <table:table-cell table:style-name="ce40" table:formula="of:=[.ADX12]/((([.ADX12]-80)*0.0165)+3.01)" office:value-type="float" office:value="27.8873644364229" calcext:value-type="float">
            <text:p>27,8873644364229</text:p>
          </table:table-cell>
          <table:table-cell table:style-name="ce40" table:formula="of:=[.ADY12]/((([.ADY12]-80)*0.0165)+3.01)" office:value-type="float" office:value="27.8528372479734" calcext:value-type="float">
            <text:p>27,8528372479734</text:p>
          </table:table-cell>
          <table:table-cell table:style-name="ce40" table:formula="of:=[.ADZ12]/((([.ADZ12]-80)*0.0165)+3.01)" office:value-type="float" office:value="0" calcext:value-type="float">
            <text:p>0</text:p>
          </table:table-cell>
          <table:table-cell table:style-name="ce40" table:formula="of:=[.AEA12]/((([.AEA12]-80)*0.0165)+3.01)" office:value-type="float" office:value="0" calcext:value-type="float">
            <text:p>0</text:p>
          </table:table-cell>
          <table:table-cell table:style-name="ce40" table:formula="of:=[.AEB12]/((([.AEB12]-80)*0.0165)+3.01)" office:value-type="float" office:value="27.5387819012413" calcext:value-type="float">
            <text:p>27,5387819012413</text:p>
          </table:table-cell>
          <table:table-cell table:style-name="ce40" table:formula="of:=[.AEC12]/((([.AEC12]-80)*0.0165)+3.01)" office:value-type="float" office:value="27.3081924577373" calcext:value-type="float">
            <text:p>27,3081924577373</text:p>
          </table:table-cell>
          <table:table-cell table:style-name="ce40" table:formula="of:=[.AED12]/((([.AED12]-80)*0.0165)+3.01)" office:value-type="float" office:value="26.6153386652507" calcext:value-type="float">
            <text:p>26,6153386652507</text:p>
          </table:table-cell>
          <table:table-cell table:style-name="ce40" table:formula="of:=[.AEE12]/((([.AEE12]-80)*0.0165)+3.01)" office:value-type="float" office:value="26.8739296535371" calcext:value-type="float">
            <text:p>26,8739296535371</text:p>
          </table:table-cell>
          <table:table-cell table:style-name="ce40" table:formula="of:=[.AEF12]/((([.AEF12]-80)*0.0165)+3.01)" office:value-type="float" office:value="25.6978289765175" calcext:value-type="float">
            <text:p>25,6978289765175</text:p>
          </table:table-cell>
          <table:table-cell table:style-name="ce40" table:formula="of:=[.AEG12]/((([.AEG12]-80)*0.0165)+3.01)" office:value-type="float" office:value="26.3149084334929" calcext:value-type="float">
            <text:p>26,3149084334929</text:p>
          </table:table-cell>
          <table:table-cell table:style-name="ce40" table:formula="of:=[.AEH12]/((([.AEH12]-80)*0.0165)+3.01)" office:value-type="float" office:value="25.5202534897662" calcext:value-type="float">
            <text:p>25,5202534897662</text:p>
          </table:table-cell>
          <table:table-cell table:style-name="ce40" table:formula="of:=[.AEI12]/((([.AEI12]-80)*0.0165)+3.01)" office:value-type="float" office:value="26.9105503832615" calcext:value-type="float">
            <text:p>26,9105503832615</text:p>
          </table:table-cell>
          <table:table-cell table:style-name="ce40" table:formula="of:=[.AEJ12]/((([.AEJ12]-80)*0.0165)+3.01)" office:value-type="float" office:value="26.8555894225224" calcext:value-type="float">
            <text:p>26,8555894225224</text:p>
          </table:table-cell>
          <table:table-cell table:style-name="ce40" table:formula="of:=[.AEK12]/((([.AEK12]-80)*0.0165)+3.01)" office:value-type="float" office:value="28.5132382892057" calcext:value-type="float">
            <text:p>28,5132382892057</text:p>
          </table:table-cell>
          <table:table-cell table:style-name="ce40" table:formula="of:=[.AEL12]/((([.AEL12]-80)*0.0165)+3.01)" office:value-type="float" office:value="28.5132382892057" calcext:value-type="float">
            <text:p>28,5132382892057</text:p>
          </table:table-cell>
          <table:table-cell table:style-name="ce40" table:formula="of:=[.AEM12]/((([.AEM12]-80)*0.0165)+3.01)" office:value-type="float" office:value="27.6616275329688" calcext:value-type="float">
            <text:p>27,6616275329688</text:p>
          </table:table-cell>
          <table:table-cell table:style-name="ce40" table:formula="of:=[.AEN12]/((([.AEN12]-80)*0.0165)+3.01)" office:value-type="float" office:value="25.6585232700969" calcext:value-type="float">
            <text:p>25,6585232700969</text:p>
          </table:table-cell>
          <table:table-cell table:style-name="ce40" table:formula="of:=[.AEO12]/((([.AEO12]-80)*0.0165)+3.01)" office:value-type="float" office:value="28.0076384468491" calcext:value-type="float">
            <text:p>28,0076384468491</text:p>
          </table:table-cell>
          <table:table-cell table:style-name="ce40" table:formula="of:=[.AEP12]/((([.AEP12]-80)*0.0165)+3.01)" office:value-type="float" office:value="26.578073089701" calcext:value-type="float">
            <text:p>26,578073089701</text:p>
          </table:table-cell>
          <table:table-cell table:style-name="ce40" table:formula="of:=[.AEQ12]/((([.AEQ12]-80)*0.0165)+3.01)" office:value-type="float" office:value="26.578073089701" calcext:value-type="float">
            <text:p>26,578073089701</text:p>
          </table:table-cell>
          <table:table-cell table:style-name="ce40" table:formula="of:=[.AER12]/((([.AER12]-80)*0.0165)+3.01)" office:value-type="float" office:value="27.7488170663245" calcext:value-type="float">
            <text:p>27,7488170663245</text:p>
          </table:table-cell>
          <table:table-cell table:style-name="ce40" table:formula="of:=[.AES12]/((([.AES12]-80)*0.0165)+3.01)" office:value-type="float" office:value="28.3565124575329" calcext:value-type="float">
            <text:p>28,3565124575329</text:p>
          </table:table-cell>
          <table:table-cell table:style-name="ce40" table:formula="of:=[.AET12]/((([.AET12]-80)*0.0165)+3.01)" office:value-type="float" office:value="25.0173731758165" calcext:value-type="float">
            <text:p>25,0173731758165</text:p>
          </table:table-cell>
          <table:table-cell table:style-name="ce40" table:formula="of:=[.AEU12]/((([.AEU12]-80)*0.0165)+3.01)" office:value-type="float" office:value="26.2959551126371" calcext:value-type="float">
            <text:p>26,2959551126371</text:p>
          </table:table-cell>
          <table:table-cell table:style-name="ce40" table:formula="of:=[.AEV12]/((([.AEV12]-80)*0.0165)+3.01)" office:value-type="float" office:value="27.1826918370344" calcext:value-type="float">
            <text:p>27,1826918370344</text:p>
          </table:table-cell>
          <table:table-cell table:style-name="ce40" table:formula="of:=[.AEW12]/((([.AEW12]-80)*0.0165)+3.01)" office:value-type="float" office:value="26.2769808285293" calcext:value-type="float">
            <text:p>26,2769808285293</text:p>
          </table:table-cell>
          <table:table-cell table:style-name="ce40" table:formula="of:=[.AEX12]/((([.AEX12]-80)*0.0165)+3.01)" office:value-type="float" office:value="27.3438768551294" calcext:value-type="float">
            <text:p>27,3438768551294</text:p>
          </table:table-cell>
          <table:table-cell table:style-name="ce40" table:formula="of:=[.AEY12]/((([.AEY12]-80)*0.0165)+3.01)" office:value-type="float" office:value="27.2006783862235" calcext:value-type="float">
            <text:p>27,2006783862235</text:p>
          </table:table-cell>
          <table:table-cell table:style-name="ce40" table:formula="of:=[.AEZ12]/((([.AEZ12]-80)*0.0165)+3.01)" office:value-type="float" office:value="25.6781871813671" calcext:value-type="float">
            <text:p>25,6781871813671</text:p>
          </table:table-cell>
          <table:table-cell table:style-name="ce40" table:formula="of:=[.AFA12]/((([.AFA12]-80)*0.0165)+3.01)" office:value-type="float" office:value="26.0091200810674" calcext:value-type="float">
            <text:p>26,0091200810674</text:p>
          </table:table-cell>
          <table:table-cell table:style-name="ce40" table:formula="of:=[.AFB12]/((([.AFB12]-80)*0.0165)+3.01)" office:value-type="float" office:value="25.7174486928383" calcext:value-type="float">
            <text:p>25,7174486928383</text:p>
          </table:table-cell>
          <table:table-cell table:style-name="ce40" table:formula="of:=[.AFC12]/((([.AFC12]-80)*0.0165)+3.01)" office:value-type="float" office:value="25.77617574047" calcext:value-type="float">
            <text:p>25,77617574047</text:p>
          </table:table-cell>
          <table:table-cell table:style-name="ce40" table:formula="of:=[.AFD12]/((([.AFD12]-80)*0.0165)+3.01)" office:value-type="float" office:value="25.5202534897662" calcext:value-type="float">
            <text:p>25,5202534897662</text:p>
          </table:table-cell>
          <table:table-cell table:style-name="ce40" table:formula="of:=[.AFE12]/((([.AFE12]-80)*0.0165)+3.01)" office:value-type="float" office:value="27.9390189449512" calcext:value-type="float">
            <text:p>27,9390189449512</text:p>
          </table:table-cell>
          <table:table-cell table:style-name="ce40" table:formula="of:=[.AFF12]/((([.AFF12]-80)*0.0165)+3.01)" office:value-type="float" office:value="26.3527523242592" calcext:value-type="float">
            <text:p>26,3527523242592</text:p>
          </table:table-cell>
          <table:table-cell table:style-name="ce40" table:formula="of:=[.AFG12]/((([.AFG12]-80)*0.0165)+3.01)" office:value-type="float" office:value="27.7661996216615" calcext:value-type="float">
            <text:p>27,7661996216615</text:p>
          </table:table-cell>
          <table:table-cell table:style-name="ce40" table:formula="of:=[.AFH12]/((([.AFH12]-80)*0.0165)+3.01)" office:value-type="float" office:value="26.2008733624454" calcext:value-type="float">
            <text:p>26,2008733624454</text:p>
          </table:table-cell>
          <table:table-cell table:style-name="ce40" table:formula="of:=[.AFI12]/((([.AFI12]-80)*0.0165)+3.01)" office:value-type="float" office:value="25.2202452927967" calcext:value-type="float">
            <text:p>25,2202452927967</text:p>
          </table:table-cell>
          <table:table-cell table:style-name="ce40" table:formula="of:=[.AFJ12]/((([.AFJ12]-80)*0.0165)+3.01)" office:value-type="float" office:value="25.3468714015481" calcext:value-type="float">
            <text:p>25,3468714015481</text:p>
          </table:table-cell>
          <table:table-cell table:style-name="ce40" table:formula="of:=[.AFK12]/((([.AFK12]-80)*0.0165)+3.01)" office:value-type="float" office:value="26.2199318483205" calcext:value-type="float">
            <text:p>26,2199318483205</text:p>
          </table:table-cell>
          <table:table-cell table:style-name="ce40" table:formula="of:=[.AFL12]/((([.AFL12]-80)*0.0165)+3.01)" office:value-type="float" office:value="26.9470916858363" calcext:value-type="float">
            <text:p>26,9470916858363</text:p>
          </table:table-cell>
          <table:table-cell table:style-name="ce40" table:formula="of:=[.AFM12]/((([.AFM12]-80)*0.0165)+3.01)" office:value-type="float" office:value="27.4858528698464" calcext:value-type="float">
            <text:p>27,4858528698464</text:p>
          </table:table-cell>
          <table:table-cell table:style-name="ce40" table:formula="of:=[.AFN12]/((([.AFN12]-80)*0.0165)+3.01)" office:value-type="float" office:value="26.1244276865069" calcext:value-type="float">
            <text:p>26,1244276865069</text:p>
          </table:table-cell>
          <table:table-cell table:style-name="ce40" table:formula="of:=[.AFO12]/((([.AFO12]-80)*0.0165)+3.01)" office:value-type="float" office:value="26.4657844738509" calcext:value-type="float">
            <text:p>26,4657844738509</text:p>
          </table:table-cell>
          <table:table-cell table:style-name="ce40" table:formula="of:=[.AFP12]/((([.AFP12]-80)*0.0165)+3.01)" office:value-type="float" office:value="25.6585232700969" calcext:value-type="float">
            <text:p>25,6585232700969</text:p>
          </table:table-cell>
          <table:table-cell table:style-name="ce40" table:formula="of:=[.AFQ12]/((([.AFQ12]-80)*0.0165)+3.01)" office:value-type="float" office:value="25.4805466486051" calcext:value-type="float">
            <text:p>25,4805466486051</text:p>
          </table:table-cell>
          <table:table-cell table:style-name="ce40" table:formula="of:=[.AFR12]/((([.AFR12]-80)*0.0165)+3.01)" office:value-type="float" office:value="26.3527523242592" calcext:value-type="float">
            <text:p>26,3527523242592</text:p>
          </table:table-cell>
          <table:table-cell table:style-name="ce40" table:formula="of:=[.AFS12]/((([.AFS12]-80)*0.0165)+3.01)" office:value-type="float" office:value="25.8930387039924" calcext:value-type="float">
            <text:p>25,8930387039924</text:p>
          </table:table-cell>
          <table:table-cell table:style-name="ce40" table:formula="of:=[.AFT12]/((([.AFT12]-80)*0.0165)+3.01)" office:value-type="float" office:value="25.931818951217" calcext:value-type="float">
            <text:p>25,931818951217</text:p>
          </table:table-cell>
          <table:table-cell table:style-name="ce40" table:formula="of:=[.AFU12]/((([.AFU12]-80)*0.0165)+3.01)" office:value-type="float" office:value="28.0076384468491" calcext:value-type="float">
            <text:p>28,0076384468491</text:p>
          </table:table-cell>
          <table:table-cell table:style-name="ce40" table:formula="of:=[.AFV12]/((([.AFV12]-80)*0.0165)+3.01)" office:value-type="float" office:value="27.3616903877051" calcext:value-type="float">
            <text:p>27,3616903877051</text:p>
          </table:table-cell>
          <table:table-cell table:style-name="ce40" table:formula="of:=[.AFW12]/((([.AFW12]-80)*0.0165)+3.01)" office:value-type="float" office:value="28.0076384468491" calcext:value-type="float">
            <text:p>28,0076384468491</text:p>
          </table:table-cell>
          <table:table-cell table:style-name="ce40" table:formula="of:=[.AFX12]/((([.AFX12]-80)*0.0165)+3.01)" office:value-type="float" office:value="28.4300636142307" calcext:value-type="float">
            <text:p>28,4300636142307</text:p>
          </table:table-cell>
          <table:table-cell table:style-name="ce40" table:formula="of:=[.AFY12]/((([.AFY12]-80)*0.0165)+3.01)" office:value-type="float" office:value="27.0380991396968" calcext:value-type="float">
            <text:p>27,0380991396968</text:p>
          </table:table-cell>
          <table:table-cell table:style-name="ce40" table:formula="of:=[.AFZ12]/((([.AFZ12]-80)*0.0165)+3.01)" office:value-type="float" office:value="25.8152173913043" calcext:value-type="float">
            <text:p>25,8152173913043</text:p>
          </table:table-cell>
          <table:table-cell table:style-name="ce40" table:formula="of:=[.AGA12]/((([.AGA12]-80)*0.0165)+3.01)" office:value-type="float" office:value="25.1393746320856" calcext:value-type="float">
            <text:p>25,1393746320856</text:p>
          </table:table-cell>
          <table:table-cell table:style-name="ce40" table:formula="of:=[.AGB12]/((([.AGB12]-80)*0.0165)+3.01)" office:value-type="float" office:value="27.1286157868933" calcext:value-type="float">
            <text:p>27,1286157868933</text:p>
          </table:table-cell>
          <table:table-cell table:style-name="ce40" table:formula="of:=[.AGC12]/((([.AGC12]-80)*0.0165)+3.01)" office:value-type="float" office:value="25.8930387039924" calcext:value-type="float">
            <text:p>25,8930387039924</text:p>
          </table:table-cell>
          <table:table-cell table:style-name="ce40" table:formula="of:=[.AGD12]/((([.AGD12]-80)*0.0165)+3.01)" office:value-type="float" office:value="27.7661996216615" calcext:value-type="float">
            <text:p>27,7661996216615</text:p>
          </table:table-cell>
          <table:table-cell table:style-name="ce40" table:formula="of:=[.AGE12]/((([.AGE12]-80)*0.0165)+3.01)" office:value-type="float" office:value="27.5563873382595" calcext:value-type="float">
            <text:p>27,5563873382595</text:p>
          </table:table-cell>
          <table:table-cell table:style-name="ce40" table:formula="of:=[.AGF12]/((([.AGF12]-80)*0.0165)+3.01)" office:value-type="float" office:value="25.1798561151079" calcext:value-type="float">
            <text:p>25,1798561151079</text:p>
          </table:table-cell>
          <table:table-cell table:style-name="ce40" table:formula="of:=[.AGG12]/((([.AGG12]-80)*0.0165)+3.01)" office:value-type="float" office:value="26.4657844738509" calcext:value-type="float">
            <text:p>26,4657844738509</text:p>
          </table:table-cell>
          <table:table-cell table:style-name="ce40" table:formula="of:=[.AGH12]/((([.AGH12]-80)*0.0165)+3.01)" office:value-type="float" office:value="27.8009096150151" calcext:value-type="float">
            <text:p>27,8009096150151</text:p>
          </table:table-cell>
          <table:table-cell table:style-name="ce40" table:formula="of:=[.AGI12]/((([.AGI12]-80)*0.0165)+3.01)" office:value-type="float" office:value="26.6710842375549" calcext:value-type="float">
            <text:p>26,6710842375549</text:p>
          </table:table-cell>
          <table:table-cell table:style-name="ce40" table:formula="of:=[.AGJ12]/((([.AGJ12]-80)*0.0165)+3.01)" office:value-type="float" office:value="26.7820286313426" calcext:value-type="float">
            <text:p>26,7820286313426</text:p>
          </table:table-cell>
          <table:table-cell table:style-name="ce40" table:formula="of:=[.AGK12]/((([.AGK12]-80)*0.0165)+3.01)" office:value-type="float" office:value="25.8152173913043" calcext:value-type="float">
            <text:p>25,8152173913043</text:p>
          </table:table-cell>
          <table:table-cell table:style-name="ce40" table:formula="of:=[.AGL12]/((([.AGL12]-80)*0.0165)+3.01)" office:value-type="float" office:value="25.5004112969564" calcext:value-type="float">
            <text:p>25,5004112969564</text:p>
          </table:table-cell>
          <table:table-cell table:style-name="ce40" table:formula="of:=[.AGM12]/((([.AGM12]-80)*0.0165)+3.01)" office:value-type="float" office:value="27.3081924577373" calcext:value-type="float">
            <text:p>27,3081924577373</text:p>
          </table:table-cell>
          <table:table-cell table:style-name="ce40" table:formula="of:=[.AGN12]/((([.AGN12]-80)*0.0165)+3.01)" office:value-type="float" office:value="26.578073089701" calcext:value-type="float">
            <text:p>26,578073089701</text:p>
          </table:table-cell>
          <table:table-cell table:style-name="ce40" table:formula="of:=[.AGO12]/((([.AGO12]-80)*0.0165)+3.01)" office:value-type="float" office:value="26.2389692312854" calcext:value-type="float">
            <text:p>26,2389692312854</text:p>
          </table:table-cell>
          <table:table-cell table:style-name="ce40" table:formula="of:=[.AGP12]/((([.AGP12]-80)*0.0165)+3.01)" office:value-type="float" office:value="25.5202534897662" calcext:value-type="float">
            <text:p>25,5202534897662</text:p>
          </table:table-cell>
          <table:table-cell table:style-name="ce40" table:formula="of:=[.AGQ12]/((([.AGQ12]-80)*0.0165)+3.01)" office:value-type="float" office:value="25.9705126470986" calcext:value-type="float">
            <text:p>25,9705126470986</text:p>
          </table:table-cell>
          <table:table-cell table:style-name="ce40" table:formula="of:=[.AGR12]/((([.AGR12]-80)*0.0165)+3.01)" office:value-type="float" office:value="25.8152173913043" calcext:value-type="float">
            <text:p>25,8152173913043</text:p>
          </table:table-cell>
          <table:table-cell table:style-name="ce40" table:formula="of:=[.AGS12]/((([.AGS12]-80)*0.0165)+3.01)" office:value-type="float" office:value="25.9124396646625" calcext:value-type="float">
            <text:p>25,9124396646625</text:p>
          </table:table-cell>
          <table:table-cell table:style-name="ce40" table:formula="of:=[.AGT12]/((([.AGT12]-80)*0.0165)+3.01)" office:value-type="float" office:value="26.0476415412646" calcext:value-type="float">
            <text:p>26,0476415412646</text:p>
          </table:table-cell>
          <table:table-cell table:style-name="ce40" table:formula="of:=[.AGU12]/((([.AGU12]-80)*0.0165)+3.01)" office:value-type="float" office:value="25.9898271287831" calcext:value-type="float">
            <text:p>25,9898271287831</text:p>
          </table:table-cell>
          <table:table-cell table:style-name="ce40" table:formula="of:=[.AGV12]/((([.AGV12]-80)*0.0165)+3.01)" office:value-type="float" office:value="25.6388372053326" calcext:value-type="float">
            <text:p>25,6388372053326</text:p>
          </table:table-cell>
          <table:table-cell table:style-name="ce40" table:formula="of:=[.AGW12]/((([.AGW12]-80)*0.0165)+3.01)" office:value-type="float" office:value="26.2199318483205" calcext:value-type="float">
            <text:p>26,2199318483205</text:p>
          </table:table-cell>
          <table:table-cell table:style-name="ce40" table:formula="of:=[.AGX12]/((([.AGX12]-80)*0.0165)+3.01)" office:value-type="float" office:value="26.5407257125752" calcext:value-type="float">
            <text:p>26,5407257125752</text:p>
          </table:table-cell>
          <table:table-cell table:style-name="ce40" table:formula="of:=[.AGY12]/((([.AGY12]-80)*0.0165)+3.01)" office:value-type="float" office:value="26.6339408613742" calcext:value-type="float">
            <text:p>26,6339408613742</text:p>
          </table:table-cell>
          <table:table-cell table:style-name="ce40" table:formula="of:=[.AGZ12]/((([.AGZ12]-80)*0.0165)+3.01)" office:value-type="float" office:value="26.2008733624454" calcext:value-type="float">
            <text:p>26,2008733624454</text:p>
          </table:table-cell>
          <table:table-cell table:style-name="ce40" table:formula="of:=[.AHA12]/((([.AHA12]-80)*0.0165)+3.01)" office:value-type="float" office:value="26.5407257125752" calcext:value-type="float">
            <text:p>26,5407257125752</text:p>
          </table:table-cell>
          <table:table-cell table:style-name="ce40" table:formula="of:=[.AHB12]/((([.AHB12]-80)*0.0165)+3.01)" office:value-type="float" office:value="26.2389692312854" calcext:value-type="float">
            <text:p>26,2389692312854</text:p>
          </table:table-cell>
          <table:table-cell table:style-name="ce40" table:formula="of:=[.AHC12]/((([.AHC12]-80)*0.0165)+3.01)" office:value-type="float" office:value="26.4093618015792" calcext:value-type="float">
            <text:p>26,4093618015792</text:p>
          </table:table-cell>
          <table:table-cell table:style-name="ce40" table:formula="of:=[.AHD12]/((([.AHD12]-80)*0.0165)+3.01)" office:value-type="float" office:value="26.9835538193875" calcext:value-type="float">
            <text:p>26,9835538193875</text:p>
          </table:table-cell>
          <table:table-cell table:style-name="ce40" table:formula="of:=[.AHE12]/((([.AHE12]-80)*0.0165)+3.01)" office:value-type="float" office:value="26.1244276865069" calcext:value-type="float">
            <text:p>26,1244276865069</text:p>
          </table:table-cell>
          <table:table-cell table:style-name="ce40" table:formula="of:=[.AHF12]/((([.AHF12]-80)*0.0165)+3.01)" office:value-type="float" office:value="28.8416808807567" calcext:value-type="float">
            <text:p>28,8416808807567</text:p>
          </table:table-cell>
          <table:table-cell table:style-name="ce40" table:formula="of:=[.AHG12]/((([.AHG12]-80)*0.0165)+3.01)" office:value-type="float" office:value="26.9470916858363" calcext:value-type="float">
            <text:p>26,9470916858363</text:p>
          </table:table-cell>
          <table:table-cell table:style-name="ce40" table:formula="of:=[.AHH12]/((([.AHH12]-80)*0.0165)+3.01)" office:value-type="float" office:value="28.6124820391079" calcext:value-type="float">
            <text:p>28,6124820391079</text:p>
          </table:table-cell>
          <table:table-cell table:style-name="ce40" table:formula="of:=[.AHI12]/((([.AHI12]-80)*0.0165)+3.01)" office:value-type="float" office:value="27.1826918370344" calcext:value-type="float">
            <text:p>27,1826918370344</text:p>
          </table:table-cell>
          <table:table-cell table:style-name="ce40" table:formula="of:=[.AHJ12]/((([.AHJ12]-80)*0.0165)+3.01)" office:value-type="float" office:value="27.8873644364229" calcext:value-type="float">
            <text:p>27,8873644364229</text:p>
          </table:table-cell>
          <table:table-cell table:style-name="ce40" table:formula="of:=[.AHK12]/((([.AHK12]-80)*0.0165)+3.01)" office:value-type="float" office:value="28.7111138791144" calcext:value-type="float">
            <text:p>28,7111138791144</text:p>
          </table:table-cell>
          <table:table-cell table:style-name="ce40" table:formula="of:=[.AHL12]/((([.AHL12]-80)*0.0165)+3.01)" office:value-type="float" office:value="26.7820286313426" calcext:value-type="float">
            <text:p>26,7820286313426</text:p>
          </table:table-cell>
          <table:table-cell table:style-name="ce40" table:formula="of:=[.AHM12]/((([.AHM12]-80)*0.0165)+3.01)" office:value-type="float" office:value="27.1826918370344" calcext:value-type="float">
            <text:p>27,1826918370344</text:p>
          </table:table-cell>
          <table:table-cell table:style-name="ce40" table:formula="of:=[.AHN12]/((([.AHN12]-80)*0.0165)+3.01)" office:value-type="float" office:value="28.1779325629254" calcext:value-type="float">
            <text:p>28,1779325629254</text:p>
          </table:table-cell>
          <table:table-cell table:style-name="ce40" table:formula="of:=[.AHO12]/((([.AHO12]-80)*0.0165)+3.01)" office:value-type="float" office:value="27.1286157868933" calcext:value-type="float">
            <text:p>27,1286157868933</text:p>
          </table:table-cell>
          <table:table-cell table:style-name="ce40" table:formula="of:=[.AHP12]/((([.AHP12]-80)*0.0165)+3.01)" office:value-type="float" office:value="27.7835637948439" calcext:value-type="float">
            <text:p>27,7835637948439</text:p>
          </table:table-cell>
          <table:table-cell table:style-name="ce40" table:formula="of:=[.AHQ12]/((([.AHQ12]-80)*0.0165)+3.01)" office:value-type="float" office:value="0" calcext:value-type="float">
            <text:p>0</text:p>
          </table:table-cell>
          <table:table-cell table:style-name="ce40" table:formula="of:=[.AHR12]/((([.AHR12]-80)*0.0165)+3.01)" office:value-type="float" office:value="0" calcext:value-type="float">
            <text:p>0</text:p>
          </table:table-cell>
          <table:table-cell table:style-name="ce40" table:formula="of:=[.AHS12]/((([.AHS12]-80)*0.0165)+3.01)" office:value-type="float" office:value="0" calcext:value-type="float">
            <text:p>0</text:p>
          </table:table-cell>
          <table:table-cell table:style-name="ce40" table:formula="of:=[.AHT12]/((([.AHT12]-80)*0.0165)+3.01)" office:value-type="float" office:value="0" calcext:value-type="float">
            <text:p>0</text:p>
          </table:table-cell>
          <table:table-cell table:style-name="ce40" table:formula="of:=[.AHU12]/((([.AHU12]-80)*0.0165)+3.01)" office:value-type="float" office:value="28.1948641678401" calcext:value-type="float">
            <text:p>28,1948641678401</text:p>
          </table:table-cell>
          <table:table-cell table:style-name="ce40" table:formula="of:=[.AHV12]/((([.AHV12]-80)*0.0165)+3.01)" office:value-type="float" office:value="27.4150166888104" calcext:value-type="float">
            <text:p>27,4150166888104</text:p>
          </table:table-cell>
          <table:table-cell table:style-name="ce40" table:formula="of:=[.AHW12]/((([.AHW12]-80)*0.0165)+3.01)" office:value-type="float" office:value="27.5915420319752" calcext:value-type="float">
            <text:p>27,5915420319752</text:p>
          </table:table-cell>
          <table:table-cell table:style-name="ce40" table:formula="of:=[.AHX12]/((([.AHX12]-80)*0.0165)+3.01)" office:value-type="float" office:value="28.7111138791144" calcext:value-type="float">
            <text:p>28,7111138791144</text:p>
          </table:table-cell>
          <table:table-cell table:style-name="ce40" table:formula="of:=[.AHY12]/((([.AHY12]-80)*0.0165)+3.01)" office:value-type="float" office:value="27.0924677704339" calcext:value-type="float">
            <text:p>27,0924677704339</text:p>
          </table:table-cell>
          <table:table-cell table:style-name="ce40" table:formula="of:=[.AHZ12]/((([.AHZ12]-80)*0.0165)+3.01)" office:value-type="float" office:value="28.9389067524116" calcext:value-type="float">
            <text:p>28,9389067524116</text:p>
          </table:table-cell>
          <table:table-cell table:style-name="ce40" table:formula="of:=[.AIA12]/((([.AIA12]-80)*0.0165)+3.01)" office:value-type="float" office:value="27.7488170663245" calcext:value-type="float">
            <text:p>27,7488170663245</text:p>
          </table:table-cell>
          <table:table-cell table:style-name="ce40" table:formula="of:=[.AIB12]/((([.AIB12]-80)*0.0165)+3.01)" office:value-type="float" office:value="28.0759702725021" calcext:value-type="float">
            <text:p>28,0759702725021</text:p>
          </table:table-cell>
          <table:table-cell table:style-name="ce40" table:formula="of:=[.AIC12]/((([.AIC12]-80)*0.0165)+3.01)" office:value-type="float" office:value="26.4093618015792" calcext:value-type="float">
            <text:p>26,4093618015792</text:p>
          </table:table-cell>
          <table:table-cell table:style-name="ce40" table:formula="of:=[.AID12]/((([.AID12]-80)*0.0165)+3.01)" office:value-type="float" office:value="26.390512777685" calcext:value-type="float">
            <text:p>26,390512777685</text:p>
          </table:table-cell>
          <table:table-cell table:style-name="ce40" table:formula="of:=[.AIE12]/((([.AIE12]-80)*0.0165)+3.01)" office:value-type="float" office:value="27.3081924577373" calcext:value-type="float">
            <text:p>27,3081924577373</text:p>
          </table:table-cell>
          <table:table-cell table:style-name="ce40" table:formula="of:=[.AIF12]/((([.AIF12]-80)*0.0165)+3.01)" office:value-type="float" office:value="27.1286157868933" calcext:value-type="float">
            <text:p>27,1286157868933</text:p>
          </table:table-cell>
          <table:table-cell table:style-name="ce40" table:formula="of:=[.AIG12]/((([.AIG12]-80)*0.0165)+3.01)" office:value-type="float" office:value="27.0380991396968" calcext:value-type="float">
            <text:p>27,0380991396968</text:p>
          </table:table-cell>
          <table:table-cell table:style-name="ce40" table:formula="of:=[.AIH12]/((([.AIH12]-80)*0.0165)+3.01)" office:value-type="float" office:value="27.6616275329688" calcext:value-type="float">
            <text:p>27,6616275329688</text:p>
          </table:table-cell>
          <table:table-cell table:style-name="ce40" table:formula="of:=[.AII12]/((([.AII12]-80)*0.0165)+3.01)" office:value-type="float" office:value="25.9124396646625" calcext:value-type="float">
            <text:p>25,9124396646625</text:p>
          </table:table-cell>
          <table:table-cell table:style-name="ce40" table:formula="of:=[.AIJ12]/((([.AIJ12]-80)*0.0165)+3.01)" office:value-type="float" office:value="28.0076384468491" calcext:value-type="float">
            <text:p>28,0076384468491</text:p>
          </table:table-cell>
          <table:table-cell table:style-name="ce40" table:formula="of:=[.AIK12]/((([.AIK12]-80)*0.0165)+3.01)" office:value-type="float" office:value="26.2579855463707" calcext:value-type="float">
            <text:p>26,2579855463707</text:p>
          </table:table-cell>
          <table:table-cell table:style-name="ce40" table:formula="of:=[.AIL12]/((([.AIL12]-80)*0.0165)+3.01)" office:value-type="float" office:value="27.1286157868933" calcext:value-type="float">
            <text:p>27,1286157868933</text:p>
          </table:table-cell>
          <table:table-cell table:style-name="ce40" table:formula="of:=[.AIM12]/((([.AIM12]-80)*0.0165)+3.01)" office:value-type="float" office:value="28.2117781010817" calcext:value-type="float">
            <text:p>28,2117781010817</text:p>
          </table:table-cell>
          <table:table-cell table:style-name="ce40" table:formula="of:=[.AIN12]/((([.AIN12]-80)*0.0165)+3.01)" office:value-type="float" office:value="26.578073089701" calcext:value-type="float">
            <text:p>26,578073089701</text:p>
          </table:table-cell>
          <table:table-cell table:style-name="ce40" table:formula="of:=[.AIO12]/((([.AIO12]-80)*0.0165)+3.01)" office:value-type="float" office:value="26.9470916858363" calcext:value-type="float">
            <text:p>26,9470916858363</text:p>
          </table:table-cell>
          <table:table-cell table:style-name="ce40" table:formula="of:=[.AIP12]/((([.AIP12]-80)*0.0165)+3.01)" office:value-type="float" office:value="27.5739740385391" calcext:value-type="float">
            <text:p>27,5739740385391</text:p>
          </table:table-cell>
          <table:table-cell table:style-name="ce40" table:formula="of:=[.AIQ12]/((([.AIQ12]-80)*0.0165)+3.01)" office:value-type="float" office:value="26.8555894225224" calcext:value-type="float">
            <text:p>26,8555894225224</text:p>
          </table:table-cell>
          <table:table-cell table:style-name="ce40" table:formula="of:=[.AIR12]/((([.AIR12]-80)*0.0165)+3.01)" office:value-type="float" office:value="26.5032962642339" calcext:value-type="float">
            <text:p>26,5032962642339</text:p>
          </table:table-cell>
          <table:table-cell table:style-name="ce40" table:formula="of:=[.AIS12]/((([.AIS12]-80)*0.0165)+3.01)" office:value-type="float" office:value="26.9105503832615" calcext:value-type="float">
            <text:p>26,9105503832615</text:p>
          </table:table-cell>
          <table:table-cell table:style-name="ce40" table:formula="of:=[.AIT12]/((([.AIT12]-80)*0.0165)+3.01)" office:value-type="float" office:value="27.6791024383971" calcext:value-type="float">
            <text:p>27,6791024383971</text:p>
          </table:table-cell>
          <table:table-cell table:style-name="ce40" table:formula="of:=[.AIU12]/((([.AIU12]-80)*0.0165)+3.01)" office:value-type="float" office:value="25.7370463675359" calcext:value-type="float">
            <text:p>25,7370463675359</text:p>
          </table:table-cell>
          <table:table-cell table:style-name="ce40" table:formula="of:=[.AIV12]/((([.AIV12]-80)*0.0165)+3.01)" office:value-type="float" office:value="28.2455530630944" calcext:value-type="float">
            <text:p>28,2455530630944</text:p>
          </table:table-cell>
          <table:table-cell table:style-name="ce40" table:formula="of:=[.AIW12]/((([.AIW12]-80)*0.0165)+3.01)" office:value-type="float" office:value="26.2008733624454" calcext:value-type="float">
            <text:p>26,2008733624454</text:p>
          </table:table-cell>
          <table:table-cell table:style-name="ce40" table:formula="of:=[.AIX12]/((([.AIX12]-80)*0.0165)+3.01)" office:value-type="float" office:value="29.1634689178818" calcext:value-type="float">
            <text:p>29,1634689178818</text:p>
          </table:table-cell>
          <table:table-cell table:style-name="ce40" table:formula="of:=[.AIY12]/((([.AIY12]-80)*0.0165)+3.01)" office:value-type="float" office:value="27.9905106118745" calcext:value-type="float">
            <text:p>27,9905106118745</text:p>
          </table:table-cell>
          <table:table-cell table:style-name="ce40" table:formula="of:=[.AIZ12]/((([.AIZ12]-80)*0.0165)+3.01)" office:value-type="float" office:value="26.2769808285293" calcext:value-type="float">
            <text:p>26,2769808285293</text:p>
          </table:table-cell>
          <table:table-cell table:style-name="ce40" table:formula="of:=[.AJA12]/((([.AJA12]-80)*0.0165)+3.01)" office:value-type="float" office:value="27.3081924577373" calcext:value-type="float">
            <text:p>27,3081924577373</text:p>
          </table:table-cell>
          <table:table-cell table:style-name="ce40" table:formula="of:=[.AJB12]/((([.AJB12]-80)*0.0165)+3.01)" office:value-type="float" office:value="28.5132382892057" calcext:value-type="float">
            <text:p>28,5132382892057</text:p>
          </table:table-cell>
          <table:table-cell table:style-name="ce40" table:formula="of:=[.AJC12]/((([.AJC12]-80)*0.0165)+3.01)" office:value-type="float" office:value="25.6978289765175" calcext:value-type="float">
            <text:p>25,6978289765175</text:p>
          </table:table-cell>
          <table:table-cell table:style-name="ce40" table:formula="of:=[.AJD12]/((([.AJD12]-80)*0.0165)+3.01)" office:value-type="float" office:value="28.5298216494684" calcext:value-type="float">
            <text:p>28,5298216494684</text:p>
          </table:table-cell>
          <table:table-cell table:style-name="ce40" table:formula="of:=[.AJE12]/((([.AJE12]-80)*0.0165)+3.01)" office:value-type="float" office:value="25.460659506571" calcext:value-type="float">
            <text:p>25,460659506571</text:p>
          </table:table-cell>
          <table:table-cell table:style-name="ce40" table:formula="of:=[.AJF12]/((([.AJF12]-80)*0.0165)+3.01)" office:value-type="float" office:value="26.2008733624454" calcext:value-type="float">
            <text:p>26,2008733624454</text:p>
          </table:table-cell>
          <table:table-cell table:style-name="ce40" table:formula="of:=[.AJG12]/((([.AJG12]-80)*0.0165)+3.01)" office:value-type="float" office:value="26.2389692312854" calcext:value-type="float">
            <text:p>26,2389692312854</text:p>
          </table:table-cell>
          <table:table-cell table:style-name="ce40" table:formula="of:=[.AJH12]/((([.AJH12]-80)*0.0165)+3.01)" office:value-type="float" office:value="25.8541716146982" calcext:value-type="float">
            <text:p>25,8541716146982</text:p>
          </table:table-cell>
          <table:table-cell table:style-name="ce40" table:formula="of:=[.AJI12]/((([.AJI12]-80)*0.0165)+3.01)" office:value-type="float" office:value="26.2959551126371" calcext:value-type="float">
            <text:p>26,2959551126371</text:p>
          </table:table-cell>
          <table:table-cell table:style-name="ce40" table:formula="of:=[.AJJ12]/((([.AJJ12]-80)*0.0165)+3.01)" office:value-type="float" office:value="27.5563873382595" calcext:value-type="float">
            <text:p>27,5563873382595</text:p>
          </table:table-cell>
          <table:table-cell table:style-name="ce40" table:formula="of:=[.AJK12]/((([.AJK12]-80)*0.0165)+3.01)" office:value-type="float" office:value="25.6191289496157" calcext:value-type="float">
            <text:p>25,6191289496157</text:p>
          </table:table-cell>
          <table:table-cell table:style-name="ce40" table:formula="of:=[.AJL12]/((([.AJL12]-80)*0.0165)+3.01)" office:value-type="float" office:value="26.5220212642053" calcext:value-type="float">
            <text:p>26,5220212642053</text:p>
          </table:table-cell>
          <table:table-cell table:style-name="ce40" table:formula="of:=[.AJM12]/((([.AJM12]-80)*0.0165)+3.01)" office:value-type="float" office:value="29.7878742289755" calcext:value-type="float">
            <text:p>29,7878742289755</text:p>
          </table:table-cell>
          <table:table-cell table:style-name="ce40" table:formula="of:=[.AJN12]/((([.AJN12]-80)*0.0165)+3.01)" office:value-type="float" office:value="26.578073089701" calcext:value-type="float">
            <text:p>26,578073089701</text:p>
          </table:table-cell>
          <table:table-cell table:style-name="ce40" table:formula="of:=[.AJO12]/((([.AJO12]-80)*0.0165)+3.01)" office:value-type="float" office:value="26.390512777685" calcext:value-type="float">
            <text:p>26,390512777685</text:p>
          </table:table-cell>
          <table:table-cell table:style-name="ce40" table:formula="of:=[.AJP12]/((([.AJP12]-80)*0.0165)+3.01)" office:value-type="float" office:value="27.5387819012413" calcext:value-type="float">
            <text:p>27,5387819012413</text:p>
          </table:table-cell>
          <table:table-cell table:style-name="ce40" table:formula="of:=[.AJQ12]/((([.AJQ12]-80)*0.0165)+3.01)" office:value-type="float" office:value="26.390512777685" calcext:value-type="float">
            <text:p>26,390512777685</text:p>
          </table:table-cell>
          <table:table-cell table:style-name="ce40" table:formula="of:=[.AJR12]/((([.AJR12]-80)*0.0165)+3.01)" office:value-type="float" office:value="26.7635883033207" calcext:value-type="float">
            <text:p>26,7635883033207</text:p>
          </table:table-cell>
          <table:table-cell table:style-name="ce40" table:formula="of:=[.AJS12]/((([.AJS12]-80)*0.0165)+3.01)" office:value-type="float" office:value="26.4657844738509" calcext:value-type="float">
            <text:p>26,4657844738509</text:p>
          </table:table-cell>
          <table:table-cell table:style-name="ce40" table:formula="of:=[.AJT12]/((([.AJT12]-80)*0.0165)+3.01)" office:value-type="float" office:value="26.143570935886" calcext:value-type="float">
            <text:p>26,143570935886</text:p>
          </table:table-cell>
          <table:table-cell table:style-name="ce40" table:formula="of:=[.AJU12]/((([.AJU12]-80)*0.0165)+3.01)" office:value-type="float" office:value="26.2008733624454" calcext:value-type="float">
            <text:p>26,2008733624454</text:p>
          </table:table-cell>
          <table:table-cell table:style-name="ce40" table:formula="of:=[.AJV12]/((([.AJV12]-80)*0.0165)+3.01)" office:value-type="float" office:value="25.8930387039924" calcext:value-type="float">
            <text:p>25,8930387039924</text:p>
          </table:table-cell>
          <table:table-cell table:style-name="ce40" table:formula="of:=[.AJW12]/((([.AJW12]-80)*0.0165)+3.01)" office:value-type="float" office:value="26.8372292374139" calcext:value-type="float">
            <text:p>26,8372292374139</text:p>
          </table:table-cell>
          <table:table-cell table:style-name="ce40" table:formula="of:=[.AJX12]/((([.AJX12]-80)*0.0165)+3.01)" office:value-type="float" office:value="26.6710842375549" calcext:value-type="float">
            <text:p>26,6710842375549</text:p>
          </table:table-cell>
          <table:table-cell table:style-name="ce40" table:formula="of:=[.AJY12]/((([.AJY12]-80)*0.0165)+3.01)" office:value-type="float" office:value="26.0283915399288" calcext:value-type="float">
            <text:p>26,0283915399288</text:p>
          </table:table-cell>
          <table:table-cell table:style-name="ce40" table:formula="of:=[.AJZ12]/((([.AJZ12]-80)*0.0165)+3.01)" office:value-type="float" office:value="27.2724314121131" calcext:value-type="float">
            <text:p>27,2724314121131</text:p>
          </table:table-cell>
          <table:table-cell table:style-name="ce40" table:formula="of:=[.AKA12]/((([.AKA12]-80)*0.0165)+3.01)" office:value-type="float" office:value="26.8004488745132" calcext:value-type="float">
            <text:p>26,8004488745132</text:p>
          </table:table-cell>
          <table:table-cell table:style-name="ce40" table:formula="of:=[.AKB12]/((([.AKB12]-80)*0.0165)+3.01)" office:value-type="float" office:value="27.2545220689992" calcext:value-type="float">
            <text:p>27,2545220689992</text:p>
          </table:table-cell>
          <table:table-cell table:style-name="ce40" table:formula="of:=[.AKC12]/((([.AKC12]-80)*0.0165)+3.01)" office:value-type="float" office:value="27.0562416063415" calcext:value-type="float">
            <text:p>27,0562416063415</text:p>
          </table:table-cell>
          <table:table-cell table:style-name="ce40" table:formula="of:=[.AKD12]/((([.AKD12]-80)*0.0165)+3.01)" office:value-type="float" office:value="27.4681721856447" calcext:value-type="float">
            <text:p>27,4681721856447</text:p>
          </table:table-cell>
          <table:table-cell table:style-name="ce40" table:formula="of:=[.AKE12]/((([.AKE12]-80)*0.0165)+3.01)" office:value-type="float" office:value="27.7835637948439" calcext:value-type="float">
            <text:p>27,7835637948439</text:p>
          </table:table-cell>
          <table:table-cell table:style-name="ce40" table:formula="of:=[.AKF12]/((([.AKF12]-80)*0.0165)+3.01)" office:value-type="float" office:value="27.4681721856447" calcext:value-type="float">
            <text:p>27,4681721856447</text:p>
          </table:table-cell>
          <table:table-cell table:style-name="ce40" table:formula="of:=[.AKG12]/((([.AKG12]-80)*0.0165)+3.01)" office:value-type="float" office:value="27.1826918370344" calcext:value-type="float">
            <text:p>27,1826918370344</text:p>
          </table:table-cell>
          <table:table-cell table:style-name="ce40" table:formula="of:=[.AKH12]/((([.AKH12]-80)*0.0165)+3.01)" office:value-type="float" office:value="29.4475541494281" calcext:value-type="float">
            <text:p>29,4475541494281</text:p>
          </table:table-cell>
          <table:table-cell table:style-name="ce40" table:formula="of:=[.AKI12]/((([.AKI12]-80)*0.0165)+3.01)" office:value-type="float" office:value="26.9470916858363" calcext:value-type="float">
            <text:p>26,9470916858363</text:p>
          </table:table-cell>
          <table:table-cell table:style-name="ce40" table:formula="of:=[.AKJ12]/((([.AKJ12]-80)*0.0165)+3.01)" office:value-type="float" office:value="26.5032962642339" calcext:value-type="float">
            <text:p>26,5032962642339</text:p>
          </table:table-cell>
          <table:table-cell table:style-name="ce40" table:formula="of:=[.AKK12]/((([.AKK12]-80)*0.0165)+3.01)" office:value-type="float" office:value="27.7314160996277" calcext:value-type="float">
            <text:p>27,7314160996277</text:p>
          </table:table-cell>
          <table:table-cell table:style-name="ce40" table:formula="of:=[.AKL12]/((([.AKL12]-80)*0.0165)+3.01)" office:value-type="float" office:value="26.578073089701" calcext:value-type="float">
            <text:p>26,578073089701</text:p>
          </table:table-cell>
          <table:table-cell table:style-name="ce40" table:formula="of:=[.AKM12]/((([.AKM12]-80)*0.0165)+3.01)" office:value-type="float" office:value="26.6710842375549" calcext:value-type="float">
            <text:p>26,6710842375549</text:p>
          </table:table-cell>
          <table:table-cell table:style-name="ce40" table:formula="of:=[.AKN12]/((([.AKN12]-80)*0.0165)+3.01)" office:value-type="float" office:value="25.6585232700969" calcext:value-type="float">
            <text:p>25,6585232700969</text:p>
          </table:table-cell>
          <table:table-cell table:style-name="ce40" table:formula="of:=[.AKO12]/((([.AKO12]-80)*0.0165)+3.01)" office:value-type="float" office:value="26.9470916858363" calcext:value-type="float">
            <text:p>26,9470916858363</text:p>
          </table:table-cell>
          <table:table-cell table:style-name="ce40" table:formula="of:=[.AKP12]/((([.AKP12]-80)*0.0165)+3.01)" office:value-type="float" office:value="27.3081924577373" calcext:value-type="float">
            <text:p>27,3081924577373</text:p>
          </table:table-cell>
          <table:table-cell table:style-name="ce40" table:formula="of:=[.AKQ12]/((([.AKQ12]-80)*0.0165)+3.01)" office:value-type="float" office:value="26.2769808285293" calcext:value-type="float">
            <text:p>26,2769808285293</text:p>
          </table:table-cell>
          <table:table-cell table:style-name="ce40" table:formula="of:=[.AKR12]/((([.AKR12]-80)*0.0165)+3.01)" office:value-type="float" office:value="27.0199370409234" calcext:value-type="float">
            <text:p>27,0199370409234</text:p>
          </table:table-cell>
          <table:table-cell table:style-name="ce40" table:formula="of:=[.AKS12]/((([.AKS12]-80)*0.0165)+3.01)" office:value-type="float" office:value="27.3081924577373" calcext:value-type="float">
            <text:p>27,3081924577373</text:p>
          </table:table-cell>
          <table:table-cell table:style-name="ce40" table:formula="of:=[.AKT12]/((([.AKT12]-80)*0.0165)+3.01)" office:value-type="float" office:value="26.6525227076841" calcext:value-type="float">
            <text:p>26,6525227076841</text:p>
          </table:table-cell>
          <table:table-cell table:style-name="ce40" table:formula="of:=[.AKU12]/((([.AKU12]-80)*0.0165)+3.01)" office:value-type="float" office:value="27.7488170663245" calcext:value-type="float">
            <text:p>27,7488170663245</text:p>
          </table:table-cell>
          <table:table-cell table:style-name="ce40" table:formula="of:=[.AKV12]/((([.AKV12]-80)*0.0165)+3.01)" office:value-type="float" office:value="27.2186455871567" calcext:value-type="float">
            <text:p>27,2186455871567</text:p>
          </table:table-cell>
          <table:table-cell table:style-name="ce40" table:formula="of:=[.AKW12]/((([.AKW12]-80)*0.0165)+3.01)" office:value-type="float" office:value="26.578073089701" calcext:value-type="float">
            <text:p>26,578073089701</text:p>
          </table:table-cell>
          <table:table-cell table:style-name="ce40" table:formula="of:=[.AKX12]/((([.AKX12]-80)*0.0165)+3.01)" office:value-type="float" office:value="26.5967160858666" calcext:value-type="float">
            <text:p>26,5967160858666</text:p>
          </table:table-cell>
          <table:table-cell table:style-name="ce40" table:formula="of:=[.AKY12]/((([.AKY12]-80)*0.0165)+3.01)" office:value-type="float" office:value="29.940119760479" calcext:value-type="float">
            <text:p>29,940119760479</text:p>
          </table:table-cell>
          <table:table-cell table:style-name="ce40" table:formula="of:=[.AKZ12]/((([.AKZ12]-80)*0.0165)+3.01)" office:value-type="float" office:value="25.5202534897662" calcext:value-type="float">
            <text:p>25,5202534897662</text:p>
          </table:table-cell>
          <table:table-cell table:style-name="ce40" table:formula="of:=[.ALA12]/((([.ALA12]-80)*0.0165)+3.01)" office:value-type="float" office:value="26.7635883033207" calcext:value-type="float">
            <text:p>26,7635883033207</text:p>
          </table:table-cell>
          <table:table-cell table:style-name="ce40" table:formula="of:=[.ALB12]/((([.ALB12]-80)*0.0165)+3.01)" office:value-type="float" office:value="26.8004488745132" calcext:value-type="float">
            <text:p>26,8004488745132</text:p>
          </table:table-cell>
          <table:table-cell table:style-name="ce40" table:formula="of:=[.ALC12]/((([.ALC12]-80)*0.0165)+3.01)" office:value-type="float" office:value="26.7635883033207" calcext:value-type="float">
            <text:p>26,7635883033207</text:p>
          </table:table-cell>
          <table:table-cell table:style-name="ce40" table:formula="of:=[.ALD12]/((([.ALD12]-80)*0.0165)+3.01)" office:value-type="float" office:value="26.9105503832615" calcext:value-type="float">
            <text:p>26,9105503832615</text:p>
          </table:table-cell>
          <table:table-cell table:style-name="ce40" table:formula="of:=[.ALE12]/((([.ALE12]-80)*0.0165)+3.01)" office:value-type="float" office:value="28.2455530630944" calcext:value-type="float">
            <text:p>28,2455530630944</text:p>
          </table:table-cell>
          <table:table-cell table:style-name="ce40" table:formula="of:=[.ALF12]/((([.ALF12]-80)*0.0165)+3.01)" office:value-type="float" office:value="27.4858528698464" calcext:value-type="float">
            <text:p>27,4858528698464</text:p>
          </table:table-cell>
          <table:table-cell table:style-name="ce40" table:formula="of:=[.ALG12]/((([.ALG12]-80)*0.0165)+3.01)" office:value-type="float" office:value="27.4858528698464" calcext:value-type="float">
            <text:p>27,4858528698464</text:p>
          </table:table-cell>
          <table:table-cell table:style-name="ce40" table:formula="of:=[.ALH12]/((([.ALH12]-80)*0.0165)+3.01)" office:value-type="float" office:value="28.2455530630944" calcext:value-type="float">
            <text:p>28,2455530630944</text:p>
          </table:table-cell>
          <table:table-cell table:style-name="ce40" table:formula="of:=[.ALI12]/((([.ALI12]-80)*0.0165)+3.01)" office:value-type="float" office:value="27.9562008893706" calcext:value-type="float">
            <text:p>27,9562008893706</text:p>
          </table:table-cell>
          <table:table-cell table:style-name="ce40" table:formula="of:=[.ALJ12]/((([.ALJ12]-80)*0.0165)+3.01)" office:value-type="float" office:value="25.9124396646625" calcext:value-type="float">
            <text:p>25,9124396646625</text:p>
          </table:table-cell>
          <table:table-cell table:style-name="ce40" table:formula="of:=[.ALK12]/((([.ALK12]-80)*0.0165)+3.01)" office:value-type="float" office:value="25.5202534897662" calcext:value-type="float">
            <text:p>25,5202534897662</text:p>
          </table:table-cell>
          <table:table-cell table:style-name="ce40" table:formula="of:=[.ALL12]/((([.ALL12]-80)*0.0165)+3.01)" office:value-type="float" office:value="28.0930084913896" calcext:value-type="float">
            <text:p>28,0930084913896</text:p>
          </table:table-cell>
          <table:table-cell table:style-name="ce40" table:formula="of:=[.ALM12]/((([.ALM12]-80)*0.0165)+3.01)" office:value-type="float" office:value="26.0860773145496" calcext:value-type="float">
            <text:p>26,0860773145496</text:p>
          </table:table-cell>
          <table:table-cell table:style-name="ce40" table:formula="of:=[.ALN12]/((([.ALN12]-80)*0.0165)+3.01)" office:value-type="float" office:value="27.2006783862235" calcext:value-type="float">
            <text:p>27,2006783862235</text:p>
          </table:table-cell>
          <table:table-cell table:style-name="ce40" table:formula="of:=[.ALO12]/((([.ALO12]-80)*0.0165)+3.01)" office:value-type="float" office:value="28.1100288714744" calcext:value-type="float">
            <text:p>28,1100288714744</text:p>
          </table:table-cell>
          <table:table-cell table:style-name="ce40" table:formula="of:=[.ALP12]/((([.ALP12]-80)*0.0165)+3.01)" office:value-type="float" office:value="26.9470916858363" calcext:value-type="float">
            <text:p>26,9470916858363</text:p>
          </table:table-cell>
          <table:table-cell table:style-name="ce40" table:formula="of:=[.ALQ12]/((([.ALQ12]-80)*0.0165)+3.01)" office:value-type="float" office:value="26.7635883033207" calcext:value-type="float">
            <text:p>26,7635883033207</text:p>
          </table:table-cell>
          <table:table-cell table:style-name="ce40" table:formula="of:=[.ALR12]/((([.ALR12]-80)*0.0165)+3.01)" office:value-type="float" office:value="26.8004488745132" calcext:value-type="float">
            <text:p>26,8004488745132</text:p>
          </table:table-cell>
          <table:table-cell table:style-name="ce40" table:formula="of:=[.ALS12]/((([.ALS12]-80)*0.0165)+3.01)" office:value-type="float" office:value="26.1244276865069" calcext:value-type="float">
            <text:p>26,1244276865069</text:p>
          </table:table-cell>
          <table:table-cell table:style-name="ce40" table:formula="of:=[.ALT12]/((([.ALT12]-80)*0.0165)+3.01)" office:value-type="float" office:value="27.7661996216615" calcext:value-type="float">
            <text:p>27,7661996216615</text:p>
          </table:table-cell>
          <table:table-cell table:style-name="ce40" table:formula="of:=[.ALU12]/((([.ALU12]-80)*0.0165)+3.01)" office:value-type="float" office:value="26.8555894225224" calcext:value-type="float">
            <text:p>26,8555894225224</text:p>
          </table:table-cell>
          <table:table-cell table:style-name="ce40" table:formula="of:=[.ALV12]/((([.ALV12]-80)*0.0165)+3.01)" office:value-type="float" office:value="26.8372292374139" calcext:value-type="float">
            <text:p>26,8372292374139</text:p>
          </table:table-cell>
          <table:table-cell table:style-name="ce40" table:formula="of:=[.ALW12]/((([.ALW12]-80)*0.0165)+3.01)" office:value-type="float" office:value="27.3260442220525" calcext:value-type="float">
            <text:p>27,3260442220525</text:p>
          </table:table-cell>
          <table:table-cell table:style-name="ce40" table:formula="of:=[.ALX12]/((([.ALX12]-80)*0.0165)+3.01)" office:value-type="float" office:value="26.7635883033207" calcext:value-type="float">
            <text:p>26,7635883033207</text:p>
          </table:table-cell>
          <table:table-cell table:style-name="ce40" table:formula="of:=[.ALY12]/((([.ALY12]-80)*0.0165)+3.01)" office:value-type="float" office:value="27.8528372479734" calcext:value-type="float">
            <text:p>27,8528372479734</text:p>
          </table:table-cell>
          <table:table-cell table:style-name="ce40" table:formula="of:=[.ALZ12]/((([.ALZ12]-80)*0.0165)+3.01)" office:value-type="float" office:value="27.6965588150243" calcext:value-type="float">
            <text:p>27,6965588150243</text:p>
          </table:table-cell>
          <table:table-cell table:style-name="ce40" table:formula="of:=[.AMA12]/((([.AMA12]-80)*0.0165)+3.01)" office:value-type="float" office:value="26.5032962642339" calcext:value-type="float">
            <text:p>26,5032962642339</text:p>
          </table:table-cell>
          <table:table-cell table:style-name="ce40" table:formula="of:=[.AMB12]/((([.AMB12]-80)*0.0165)+3.01)" office:value-type="float" office:value="26.1244276865069" calcext:value-type="float">
            <text:p>26,1244276865069</text:p>
          </table:table-cell>
          <table:table-cell table:style-name="ce40" table:formula="of:=[.AMC12]/((([.AMC12]-80)*0.0165)+3.01)" office:value-type="float" office:value="27.3081924577373" calcext:value-type="float">
            <text:p>27,3081924577373</text:p>
          </table:table-cell>
          <table:table-cell table:style-name="ce40" table:formula="of:=[.AMD12]/((([.AMD12]-80)*0.0165)+3.01)" office:value-type="float" office:value="27.5035146970897" calcext:value-type="float">
            <text:p>27,5035146970897</text:p>
          </table:table-cell>
          <table:table-cell table:style-name="ce40" table:formula="of:=[.AME12]/((([.AME12]-80)*0.0165)+3.01)" office:value-type="float" office:value="27.3616903877051" calcext:value-type="float">
            <text:p>27,3616903877051</text:p>
          </table:table-cell>
          <table:table-cell table:style-name="ce40" table:formula="of:=[.AMF12]/((([.AMF12]-80)*0.0165)+3.01)" office:value-type="float" office:value="25.9705126470986" calcext:value-type="float">
            <text:p>25,9705126470986</text:p>
          </table:table-cell>
          <table:table-cell table:style-name="ce40" table:formula="of:=[.AMG12]/((([.AMG12]-80)*0.0165)+3.01)" office:value-type="float" office:value="26.578073089701" calcext:value-type="float">
            <text:p>26,578073089701</text:p>
          </table:table-cell>
          <table:table-cell table:style-name="ce40" table:formula="of:=[.AMH12]/((([.AMH12]-80)*0.0165)+3.01)" office:value-type="float" office:value="26.8004488745132" calcext:value-type="float">
            <text:p>26,8004488745132</text:p>
          </table:table-cell>
          <table:table-cell table:style-name="ce40" table:formula="of:=[.AMI12]/((([.AMI12]-80)*0.0165)+3.01)" office:value-type="float" office:value="0" calcext:value-type="float">
            <text:p>0</text:p>
          </table:table-cell>
          <table:table-cell table:style-name="ce40" table:formula="of:=[.AMJ12]/((([.AMJ12]-80)*0.0165)+3.01)" office:value-type="float" office:value="0" calcext:value-type="float">
            <text:p>0</text:p>
          </table:table-cell>
        </table:table-row>
        <table:table-row-group>
          <table:table-row table:style-name="ro3">
            <table:table-cell table:style-name="ce3" office:value-type="string" calcext:value-type="string">
              <text:p>R43 установ, кОм</text:p>
            </table:table-cell>
            <table:table-cell table:style-name="Default"/>
            <table:table-cell table:number-columns-repeated="2" table:style-name="Default" office:value-type="float" office:value="2.8" calcext:value-type="float">
              <text:p>2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2.7" calcext:value-type="float">
              <text:p>2,7</text:p>
            </table:table-cell>
            <table:table-cell table:style-name="Default" office:value-type="float" office:value="2.4" calcext:value-type="float">
              <text:p>2,4</text:p>
            </table:table-cell>
            <table:table-cell table:style-name="ce13" office:value-type="float" office:value="2.4" calcext:value-type="float">
              <text:p>2,4</text:p>
            </table:table-cell>
            <table:table-cell table:style-name="Default" table:number-columns-repeated="5"/>
            <table:table-cell table:style-name="Default" office:value-type="float" office:value="2.4" calcext:value-type="float">
              <text:p>2,4</text:p>
            </table:table-cell>
            <table:table-cell table:style-name="Default" office:value-type="float" office:value="1.9" calcext:value-type="float">
              <text:p>1,9</text:p>
            </table:table-cell>
            <table:table-cell table:style-name="Default" office:value-type="float" office:value="2.7" calcext:value-type="float">
              <text:p>2,7</text:p>
            </table:table-cell>
            <table:table-cell table:number-columns-repeated="3" table:style-name="Default" office:value-type="float" office:value="2.4" calcext:value-type="float">
              <text:p>2,4</text:p>
            </table:table-cell>
            <table:table-cell table:style-name="Default" office:value-type="float" office:value="2.56" calcext:value-type="float">
              <text:p>2,56</text:p>
            </table:table-cell>
            <table:table-cell table:style-name="Default" office:value-type="float" office:value="2.4" calcext:value-type="float">
              <text:p>2,4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2.7" calcext:value-type="float">
              <text:p>2,7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3" calcext:value-type="float">
              <text:p>1,3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/>
            <table:table-cell table:number-columns-repeated="4" table:style-name="Default" office:value-type="float" office:value="2" calcext:value-type="float">
              <text:p>2</text:p>
            </table:table-cell>
            <table:table-cell table:style-name="Default" table:number-columns-repeated="7"/>
            <table:table-cell table:style-name="Default" office:value-type="float" office:value="2" calcext:value-type="float">
              <text:p>2</text:p>
            </table:table-cell>
            <table:table-cell table:style-name="Default"/>
            <table:table-cell table:style-name="Default" office:value-type="float" office:value="1.6" calcext:value-type="float">
              <text:p>1,6</text:p>
            </table:table-cell>
            <table:table-cell table:style-name="Default" table:number-columns-repeated="2"/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2.4" calcext:value-type="float">
              <text:p>2,4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0.82" calcext:value-type="float">
              <text:p>0,82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4" table:style-name="Default" office:value-type="float" office:value="1" calcext:value-type="float">
              <text:p>1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/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table:number-columns-repeated="16"/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3" calcext:value-type="float">
              <text:p>1,3</text:p>
            </table:table-cell>
            <table:table-cell table:number-columns-repeated="7" table:style-name="Default" office:value-type="float" office:value="1.5" calcext:value-type="float">
              <text:p>1,5</text:p>
            </table:table-cell>
            <table:table-cell table:style-name="Default" table:number-columns-repeated="18"/>
            <table:table-cell table:number-columns-repeated="11" table:style-name="Default" office:value-type="float" office:value="2" calcext:value-type="float">
              <text:p>2</text:p>
            </table:table-cell>
            <table:table-cell table:style-name="Default" table:number-columns-repeated="2"/>
            <table:table-cell table:style-name="Default" office:value-type="float" office:value="1.5" calcext:value-type="float">
              <text:p>1,5</text:p>
            </table:table-cell>
            <table:table-cell table:style-name="Default" table:number-columns-repeated="6"/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number-columns-repeated="3" table:style-name="Default" office:value-type="float" office:value="0.91" calcext:value-type="float">
              <text:p>0,91</text:p>
            </table:table-cell>
            <table:table-cell table:number-columns-repeated="3"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3" table:style-name="Default" office:value-type="float" office:value="1.5" calcext:value-type="float">
              <text:p>1,5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table:number-columns-repeated="10"/>
            <table:table-cell table:style-name="Default" office:value-type="float" office:value="2.2" calcext:value-type="float">
              <text:p>2,2</text:p>
            </table:table-cell>
            <table:table-cell table:style-name="Default" table:number-columns-repeated="10"/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910" calcext:value-type="float">
              <text:p>910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string" calcext:value-type="string">
              <text:p>1-&gt;0,82</text:p>
            </table:table-cell>
            <table:table-cell table:style-name="Default" table:number-columns-repeated="5"/>
            <table:table-cell table:number-columns-repeated="3" table:style-name="Default" office:value-type="float" office:value="1.5" calcext:value-type="float">
              <text:p>1,5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table:number-columns-repeated="10"/>
            <table:table-cell table:style-name="Default" office:value-type="float" office:value="0.82" calcext:value-type="float">
              <text:p>0,82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810" calcext:value-type="float">
              <text:p>810</text:p>
            </table:table-cell>
            <table:table-cell table:number-columns-repeated="2" table:style-name="Default" office:value-type="float" office:value="0.75" calcext:value-type="float">
              <text:p>0,75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1.1" calcext:value-type="float">
              <text:p>1,1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7.3" calcext:value-type="float">
              <text:p>27,3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table:number-columns-repeated="10"/>
            <table:table-cell table:number-columns-repeated="2" table:style-name="Default" office:value-type="float" office:value="1.1" calcext:value-type="float">
              <text:p>1,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table:number-columns-repeated="4"/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1" calcext:value-type="float">
              <text:p>1,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0.82" calcext:value-type="float">
              <text:p>0,82</text:p>
            </table:table-cell>
            <table:table-cell table:number-columns-repeated="4"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table:number-columns-repeated="5"/>
            <table:table-cell table:number-columns-repeated="9" table:style-name="Default" office:value-type="float" office:value="2" calcext:value-type="float">
              <text:p>2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28" calcext:value-type="float">
              <text:p>28</text:p>
            </table:table-cell>
            <table:table-cell table:style-name="Default" office:value-type="float" office:value="27.8" calcext:value-type="float">
              <text:p>27,8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2" calcext:value-type="float">
              <text:p>1,2</text:p>
            </table:table-cell>
            <table:table-cell table:number-columns-repeated="6"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4" table:style-name="Default" office:value-type="float" office:value="2" calcext:value-type="float">
              <text:p>2</text:p>
            </table:table-cell>
            <table:table-cell table:style-name="Default" office:value-type="float" office:value="1" calcext:value-type="float">
              <text:p>1</text:p>
            </table:table-cell>
            <table:table-cell table:number-columns-repeated="2" table:style-name="Default" office:value-type="float" office:value="1.1" calcext:value-type="float">
              <text:p>1,1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3" calcext:value-type="float">
              <text:p>1,3</text:p>
            </table:table-cell>
            <table:table-cell table:number-columns-repeated="3" table:style-name="Default" office:value-type="float" office:value="1.1" calcext:value-type="float">
              <text:p>1,1</text:p>
            </table:table-cell>
            <table:table-cell table:style-name="Default" office:value-type="float" office:value="0.91" calcext:value-type="float">
              <text:p>0,91</text:p>
            </table:table-cell>
            <table:table-cell table:number-columns-repeated="2"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0.82" calcext:value-type="float">
              <text:p>0,82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27.6" calcext:value-type="float">
              <text:p>27,6</text:p>
            </table:table-cell>
            <table:table-cell table:style-name="Default" office:value-type="float" office:value="26.5" calcext:value-type="float">
              <text:p>26,5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.4" calcext:value-type="float">
              <text:p>2,4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1.1" calcext:value-type="float">
              <text:p>1,1</text:p>
            </table:table-cell>
            <table:table-cell table:number-columns-repeated="3" table:style-name="Default" office:value-type="float" office:value="1" calcext:value-type="float">
              <text:p>1</text:p>
            </table:table-cell>
            <table:table-cell table:style-name="Default" office:value-type="float" office:value="1.1" calcext:value-type="float">
              <text:p>1,1</text:p>
            </table:table-cell>
            <table:table-cell table:number-columns-repeated="2"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910" calcext:value-type="float">
              <text:p>910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table:number-columns-repeated="4"/>
            <table:table-cell table:style-name="Default" office:value-type="float" office:value="1" calcext:value-type="float">
              <text:p>1</text:p>
            </table:table-cell>
            <table:table-cell table:number-columns-repeated="2"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.4" calcext:value-type="float">
              <text:p>2,4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2" calcext:value-type="float">
              <text:p>1,2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/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0.75" calcext:value-type="float">
              <text:p>0,75</text:p>
            </table:table-cell>
            <table:table-cell table:style-name="Default" office:value-type="float" office:value="0.82" calcext:value-type="float">
              <text:p>0,82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0.81" calcext:value-type="float">
              <text:p>0,81</text:p>
            </table:table-cell>
            <table:table-cell table:style-name="Default" office:value-type="float" office:value="0.91" calcext:value-type="float">
              <text:p>0,91</text:p>
            </table:table-cell>
            <table:table-cell table:number-columns-repeated="2"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number-columns-repeated="3" table:style-name="Default" office:value-type="float" office:value="1" calcext:value-type="float">
              <text:p>1</text:p>
            </table:table-cell>
            <table:table-cell table:style-name="Default" office:value-type="float" office:value="0.81" calcext:value-type="float">
              <text:p>0,81</text:p>
            </table:table-cell>
            <table:table-cell table:number-columns-repeated="4" table:style-name="Default" office:value-type="float" office:value="1" calcext:value-type="float">
              <text:p>1</text:p>
            </table:table-cell>
            <table:table-cell table:style-name="Default"/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ce32" office:value-type="string" calcext:value-type="string">
              <text:p>0.9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ce32" office:value-type="string" calcext:value-type="string">
              <text:p>0.91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0.91" calcext:value-type="float">
              <text:p>0,91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/>
            <table:table-cell table:number-columns-repeated="4" table:style-name="Default" office:value-type="float" office:value="0.91" calcext:value-type="float">
              <text:p>0,91</text:p>
            </table:table-cell>
            <table:table-cell table:number-columns-repeated="3" table:style-name="Default" office:value-type="float" office:value="1" calcext:value-type="float">
              <text:p>1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75" calcext:value-type="float">
              <text:p>0,75</text:p>
            </table:table-cell>
            <table:table-cell table:number-columns-repeated="3" table:style-name="Default" office:value-type="float" office:value="1" calcext:value-type="float">
              <text:p>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/>
            <table:table-cell table:style-name="Default" office:value-type="float" office:value="1" calcext:value-type="float">
              <text:p>1</text:p>
            </table:table-cell>
            <table:table-cell table:style-name="Default" table:number-columns-repeated="5"/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.7" calcext:value-type="float">
              <text:p>2,7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3" calcext:value-type="float">
              <text:p>1,3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2.7" calcext:value-type="float">
              <text:p>2,7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number-columns-repeated="2" table:style-name="Default" office:value-type="float" office:value="0.82" calcext:value-type="float">
              <text:p>0,82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1.1" calcext:value-type="float">
              <text:p>1,1</text:p>
            </table:table-cell>
            <table:table-cell table:number-columns-repeated="3" table:style-name="Default" office:value-type="float" office:value="1" calcext:value-type="float">
              <text:p>1</text:p>
            </table:table-cell>
            <table:table-cell table:style-name="Default" office:value-type="float" office:value="2.4" calcext:value-type="float">
              <text:p>2,4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2" calcext:value-type="float">
              <text:p>1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3" calcext:value-type="float">
              <text:p>1,3</text:p>
            </table:table-cell>
            <table:table-cell table:number-columns-repeated="2" table:style-name="Default" office:value-type="float" office:value="2.2" calcext:value-type="float">
              <text:p>2,2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" calcext:value-type="float">
              <text:p>1</text:p>
            </table:table-cell>
            <table:table-cell table:number-columns-repeated="2" table:style-name="Default" office:value-type="float" office:value="0.91" calcext:value-type="float">
              <text:p>0,91</text:p>
            </table:table-cell>
            <table:table-cell table:style-name="Default" office:value-type="float" office:value="0.82" calcext:value-type="float">
              <text:p>0,82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.1" calcext:value-type="float">
              <text:p>1,1</text:p>
            </table:table-cell>
            <table:table-cell table:style-name="Default" office:value-type="float" office:value="0.91" calcext:value-type="float">
              <text:p>0,91</text:p>
            </table:table-cell>
            <table:table-cell table:style-name="Default" office:value-type="float" office:value="1" calcext:value-type="float">
              <text:p>1</text:p>
            </table:table-cell>
            <table:table-cell table:number-columns-repeated="2" table:style-name="Default" office:value-type="float" office:value="1.1" calcext:value-type="float">
              <text:p>1,1</text:p>
            </table:table-cell>
            <table:table-cell table:number-columns-repeated="2" table:style-name="Default" office:value-type="float" office:value="0.91" calcext:value-type="float">
              <text:p>0,91</text:p>
            </table:table-cell>
            <table:table-cell table:style-name="Default" office:value-type="float" office:value="1.1" calcext:value-type="float">
              <text:p>1,1</text:p>
            </table:table-cell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table:number-columns-repeated="2"/>
            <table:table-cell table:number-columns-repeated="2" table:style-name="Default" office:value-type="float" office:value="1" calcext:value-type="float">
              <text:p>1</text:p>
            </table:table-cell>
            <table:table-cell table:style-name="Default"/>
            <table:table-cell table:number-columns-repeated="3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2.2" calcext:value-type="float">
              <text:p>2,2</text:p>
            </table:table-cell>
            <table:table-cell table:number-columns-repeated="5" table:style-name="Default" office:value-type="float" office:value="1" calcext:value-type="float">
              <text:p>1</text:p>
            </table:table-cell>
            <table:table-cell table:style-name="Default" table:number-columns-repeated="3"/>
            <table:table-cell table:style-name="Default" office:value-type="float" office:value="2" calcext:value-type="float">
              <text:p>2</text:p>
            </table:table-cell>
            <table:table-cell table:style-name="Default"/>
            <table:table-cell table:number-columns-repeated="2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2.2" calcext:value-type="float">
              <text:p>2,2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table:number-columns-repeated="8"/>
            <table:table-cell table:style-name="Default" office:value-type="float" office:value="2.2" calcext:value-type="float">
              <text:p>2,2</text:p>
            </table:table-cell>
            <table:table-cell table:number-columns-repeated="3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2.4" calcext:value-type="float">
              <text:p>2,4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" calcext:value-type="float">
              <text:p>1</text:p>
            </table:table-cell>
            <table:table-cell table:style-name="ce23" table:number-columns-repeated="8"/>
            <table:table-cell table:style-name="ce23" office:value-type="string" calcext:value-type="string">
              <text:p>2.0</text:p>
            </table:table-cell>
            <table:table-cell table:style-name="ce23" office:value-type="string" calcext:value-type="string">
              <text:p>1.8</text:p>
            </table:table-cell>
            <table:table-cell table:number-columns-repeated="3" table:style-name="Default" office:value-type="float" office:value="1.8" calcext:value-type="float">
              <text:p>1,8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/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2" calcext:value-type="float">
              <text:p>1,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6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table:number-columns-repeated="4"/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3" table:style-name="Default" office:value-type="float" office:value="1.6" calcext:value-type="float">
              <text:p>1,6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number-columns-repeated="3" table:style-name="Default" office:value-type="float" office:value="1.8" calcext:value-type="float">
              <text:p>1,8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string" calcext:value-type="string">
              <text:p>2,2&gt;1,857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3" calcext:value-type="float">
              <text:p>1,3</text:p>
            </table:table-cell>
            <table:table-cell table:number-columns-repeated="3"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/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1.2" calcext:value-type="float">
              <text:p>1,2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table:number-columns-repeated="5"/>
            <table:table-cell table:number-columns-repeated="5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10" table:style-name="Default" office:value-type="float" office:value="2" calcext:value-type="float">
              <text:p>2</text:p>
            </table:table-cell>
            <table:table-cell table:number-columns-repeated="3"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9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6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number-columns-repeated="5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table:number-columns-repeated="2"/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number-columns-repeated="3"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number-columns-repeated="5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5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10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5" calcext:value-type="float">
              <text:p>1,5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ce32" office:value-type="string" calcext:value-type="string">
              <text:p>1.8</text:p>
            </table:table-cell>
            <table:table-cell table:number-columns-repeated="4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3" calcext:value-type="float">
              <text:p>1,3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3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3" table:style-name="Default" office:value-type="float" office:value="1.8" calcext:value-type="float">
              <text:p>1,8</text:p>
            </table:table-cell>
            <table:table-cell table:style-name="Default" table:number-columns-repeated="4"/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5" calcext:value-type="float">
              <text:p>1,5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3" table:style-name="Default" office:value-type="float" office:value="2" calcext:value-type="float">
              <text:p>2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11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5" calcext:value-type="float">
              <text:p>1,5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table:number-columns-repeated="8"/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/>
            <table:table-cell table:number-columns-repeated="2"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1.6" calcext:value-type="float">
              <text:p>1,6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1.9" calcext:value-type="float">
              <text:p>1,9</text:p>
            </table:table-cell>
            <table:table-cell table:number-columns-repeated="4" table:style-name="Default" office:value-type="float" office:value="1.8" calcext:value-type="float">
              <text:p>1,8</text:p>
            </table:table-cell>
            <table:table-cell table:style-name="Default" office:value-type="float" office:value="1.6" calcext:value-type="float">
              <text:p>1,6</text:p>
            </table:table-cell>
            <table:table-cell table:number-columns-repeated="7" table:style-name="Default" office:value-type="float" office:value="2" calcext:value-type="float">
              <text:p>2</text:p>
            </table:table-cell>
            <table:table-cell table:style-name="Default" office:value-type="float" office:value="1.8" calcext:value-type="float">
              <text:p>1,8</text:p>
            </table:table-cell>
            <table:table-cell table:style-name="Default" office:value-type="float" office:value="2" calcext:value-type="float">
              <text:p>2</text:p>
            </table:table-cell>
            <table:table-cell table:number-columns-repeated="2" table:style-name="Default" office:value-type="float" office:value="1.8" calcext:value-type="float">
              <text:p>1,8</text:p>
            </table:table-cell>
            <table:table-cell table:style-name="Default" office:value-type="float" office:value="2.2" calcext:value-type="float">
              <text:p>2,2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office:value-type="float" office:value="1.8" calcext:value-type="float">
              <text:p>1,8</text:p>
            </table:table-cell>
            <table:table-cell table:number-columns-repeated="2" table:style-name="Default" office:value-type="float" office:value="2" calcext:value-type="float">
              <text:p>2</text:p>
            </table:table-cell>
            <table:table-cell table:style-name="Default" office:value-type="float" office:value="2.2" calcext:value-type="float">
              <text:p>2,2</text:p>
            </table:table-cell>
            <table:table-cell table:style-name="Default" table:number-columns-repeated="2"/>
          </table:table-row>
          <table:table-row table:style-name="ro3">
            <table:table-cell table:style-name="ce2" office:value-type="string" calcext:value-type="string">
              <text:p>Uсв,<text:span text:style-name="T4">I диап,В</text:span></text:p>
            </table:table-cell>
            <table:table-cell office:value-type="float" office:value="40" calcext:value-type="float">
              <text:p>40</text:p>
            </table:table-cell>
            <table:table-cell table:number-columns-repeated="10"/>
            <table:table-cell office:value-type="string" calcext:value-type="string">
              <text:p><text:s/></text:p>
            </table:table-cell>
            <table:table-cell table:number-columns-repeated="13"/>
            <table:table-cell office:value-type="float" office:value="27" calcext:value-type="float">
              <text:p>27</text:p>
            </table:table-cell>
            <table:table-cell table:number-columns-repeated="7"/>
            <table:table-cell office:value-type="float" office:value="42" calcext:value-type="float">
              <text:p>42</text:p>
            </table:table-cell>
            <table:table-cell table:number-columns-repeated="2"/>
            <table:table-cell office:value-type="float" office:value="50" calcext:value-type="float">
              <text:p>5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50.2" calcext:value-type="float">
              <text:p>50,2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4.4" calcext:value-type="float">
              <text:p>44,4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3.8" calcext:value-type="float">
              <text:p>33,8</text:p>
            </table:table-cell>
            <table:table-cell office:value-type="float" office:value="33" calcext:value-type="float">
              <text:p>33</text:p>
            </table:table-cell>
            <table:table-cell table:number-columns-repeated="2" office:value-type="float" office:value="29" calcext:value-type="float">
              <text:p>29</text:p>
            </table:table-cell>
            <table:table-cell table:number-columns-repeated="3"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table:number-columns-repeated="2"/>
            <table:table-cell office:value-type="float" office:value="26" calcext:value-type="float">
              <text:p>26</text:p>
            </table:table-cell>
            <table:table-cell table:number-columns-repeated="6"/>
            <table:table-cell office:value-type="float" office:value="36" calcext:value-type="float">
              <text:p>36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table:number-columns-repeated="5"/>
            <table:table-cell office:value-type="float" office:value="32" calcext:value-type="float">
              <text:p>3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4" calcext:value-type="float">
              <text:p>24</text:p>
            </table:table-cell>
            <table:table-cell table:number-columns-repeated="41"/>
            <table:table-cell office:value-type="float" office:value="26" calcext:value-type="float">
              <text:p>26</text:p>
            </table:table-cell>
            <table:table-cell table:number-columns-repeated="6"/>
            <table:table-cell office:value-type="float" office:value="28" calcext:value-type="float">
              <text:p>28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.8" calcext:value-type="float">
              <text:p>30,8</text:p>
            </table:table-cell>
            <table:table-cell table:number-columns-repeated="2" office:value-type="float" office:value="30" calcext:value-type="float">
              <text:p>30</text:p>
            </table:table-cell>
            <table:table-cell/>
            <table:table-cell office:value-type="float" office:value="32" calcext:value-type="float">
              <text:p>32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0.4" calcext:value-type="float">
              <text:p>30,4</text:p>
            </table:table-cell>
            <table:table-cell office:value-type="float" office:value="29.6" calcext:value-type="float">
              <text:p>29,6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29.8" calcext:value-type="float">
              <text:p>29,8</text:p>
            </table:table-cell>
            <table:table-cell office:value-type="float" office:value="29.6" calcext:value-type="float">
              <text:p>29,6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3" calcext:value-type="float">
              <text:p>33</text:p>
            </table:table-cell>
            <table:table-cell table:number-columns-repeated="10"/>
            <table:table-cell office:value-type="float" office:value="25" calcext:value-type="float">
              <text:p>25</text:p>
            </table:table-cell>
            <table:table-cell office:value-type="float" office:value="31" calcext:value-type="float">
              <text:p>31</text:p>
            </table:table-cell>
            <table:table-cell table:style-name="Default" office:value-type="float" office:value="20" calcext:value-type="float">
              <text:p>20</text:p>
            </table:table-cell>
            <table:table-cell table:style-name="Default" office:value-type="float" office:value="21" calcext:value-type="float">
              <text:p>21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0" calcext:value-type="float">
              <text:p>30</text:p>
            </table:table-cell>
            <table:table-cell table:number-columns-repeated="5"/>
            <table:table-cell office:value-type="float" office:value="22" calcext:value-type="float">
              <text:p>22</text:p>
            </table:table-cell>
            <table:table-cell table:number-columns-repeated="2" office:value-type="float" office:value="48" calcext:value-type="float">
              <text:p>48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25" calcext:value-type="float">
              <text:p>25</text:p>
            </table:table-cell>
            <table:table-cell table:number-columns-repeated="3" office:value-type="float" office:value="24" calcext:value-type="float">
              <text:p>24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2" calcext:value-type="float">
              <text:p>22</text:p>
            </table:table-cell>
            <table:table-cell table:number-columns-repeated="2"/>
            <table:table-cell office:value-type="float" office:value="46" calcext:value-type="float">
              <text:p>46</text:p>
            </table:table-cell>
            <table:table-cell office:value-type="float" office:value="42" calcext:value-type="float">
              <text:p>42</text:p>
            </table:table-cell>
            <table:table-cell table:number-columns-repeated="3"/>
            <table:table-cell table:style-name="Default" office:value-type="float" office:value="43" calcext:value-type="float">
              <text:p>43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7" calcext:value-type="float">
              <text:p>47</text:p>
            </table:table-cell>
            <table:table-cell table:number-columns-repeated="2" office:value-type="float" office:value="51" calcext:value-type="float">
              <text:p>51</text:p>
            </table:table-cell>
            <table:table-cell office:value-type="float" office:value="48.8" calcext:value-type="float">
              <text:p>48,8</text:p>
            </table:table-cell>
            <table:table-cell office:value-type="float" office:value="53.6" calcext:value-type="float">
              <text:p>53,6</text:p>
            </table:table-cell>
            <table:table-cell table:number-columns-repeated="4"/>
            <table:table-cell office:value-type="float" office:value="45.6" calcext:value-type="float">
              <text:p>45,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47.2" calcext:value-type="float">
              <text:p>47,2</text:p>
            </table:table-cell>
            <table:table-cell office:value-type="float" office:value="48" calcext:value-type="float">
              <text:p>48</text:p>
            </table:table-cell>
            <table:table-cell table:number-columns-repeated="3" office:value-type="float" office:value="44" calcext:value-type="float">
              <text:p>44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1" calcext:value-type="float">
              <text:p>51</text:p>
            </table:table-cell>
            <table:table-cell table:number-columns-repeated="10"/>
            <table:table-cell table:number-columns-repeated="2" office:value-type="float" office:value="33" calcext:value-type="float">
              <text:p>33</text:p>
            </table:table-cell>
            <table:table-cell office:value-type="float" office:value="31.2" calcext:value-type="float">
              <text:p>31,2</text:p>
            </table:table-cell>
            <table:table-cell office:value-type="float" office:value="29.6" calcext:value-type="float">
              <text:p>29,6</text:p>
            </table:table-cell>
            <table:table-cell office:value-type="float" office:value="28" calcext:value-type="float">
              <text:p>28</text:p>
            </table:table-cell>
            <table:table-cell table:number-columns-repeated="2" office:value-type="float" office:value="35.6" calcext:value-type="float">
              <text:p>35,6</text:p>
            </table:table-cell>
            <table:table-cell office:value-type="float" office:value="32.8" calcext:value-type="float">
              <text:p>32,8</text:p>
            </table:table-cell>
            <table:table-cell office:value-type="float" office:value="33.6" calcext:value-type="float">
              <text:p>33,6</text:p>
            </table:table-cell>
            <table:table-cell table:number-columns-repeated="2" office:value-type="float" office:value="32" calcext:value-type="float">
              <text:p>32</text:p>
            </table:table-cell>
            <table:table-cell office:value-type="float" office:value="41.6" calcext:value-type="float">
              <text:p>41,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3" calcext:value-type="float">
              <text:p>33</text:p>
            </table:table-cell>
            <table:table-cell table:number-columns-repeated="3" office:value-type="float" office:value="34" calcext:value-type="float">
              <text:p>34</text:p>
            </table:table-cell>
            <table:table-cell office:value-type="float" office:value="30.8" calcext:value-type="float">
              <text:p>30,8</text:p>
            </table:table-cell>
            <table:table-cell office:value-type="float" office:value="31.2" calcext:value-type="float">
              <text:p>31,2</text:p>
            </table:table-cell>
            <table:table-cell office:value-type="float" office:value="36.8" calcext:value-type="float">
              <text:p>36,8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2.4" calcext:value-type="float">
              <text:p>32,4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41.6" calcext:value-type="float">
              <text:p>41,6</text:p>
            </table:table-cell>
            <table:table-cell/>
            <table:table-cell office:value-type="float" office:value="33.6" calcext:value-type="float">
              <text:p>33,6</text:p>
            </table:table-cell>
            <table:table-cell office:value-type="float" office:value="30.4" calcext:value-type="float">
              <text:p>30,4</text:p>
            </table:table-cell>
            <table:table-cell office:value-type="float" office:value="27.6" calcext:value-type="float">
              <text:p>27,6</text:p>
            </table:table-cell>
            <table:table-cell office:value-type="float" office:value="28.4" calcext:value-type="float">
              <text:p>28,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9.2" calcext:value-type="float">
              <text:p>39,2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.8" calcext:value-type="float">
              <text:p>40,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2.8" calcext:value-type="float">
              <text:p>32,8</text:p>
            </table:table-cell>
            <table:table-cell/>
            <table:table-cell office:value-type="float" office:value="38.6" calcext:value-type="float">
              <text:p>38,6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1.6" calcext:value-type="float">
              <text:p>41,6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3.2" calcext:value-type="float">
              <text:p>43,2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0" calcext:value-type="float">
              <text:p>40</text:p>
            </table:table-cell>
            <table:table-cell table:number-columns-repeated="2" office:value-type="float" office:value="41" calcext:value-type="float">
              <text:p>41</text:p>
            </table:table-cell>
            <table:table-cell office:value-type="float" office:value="39" calcext:value-type="float">
              <text:p>39</text:p>
            </table:table-cell>
            <table:table-cell table:number-columns-repeated="2" office:value-type="float" office:value="44" calcext:value-type="float">
              <text:p>44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0" calcext:value-type="float">
              <text:p>40</text:p>
            </table:table-cell>
            <table:table-cell table:number-columns-repeated="5"/>
            <table:table-cell office:value-type="float" office:value="41.8" calcext:value-type="float">
              <text:p>41,8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4" calcext:value-type="float">
              <text:p>44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36.8" calcext:value-type="float">
              <text:p>36,8</text:p>
            </table:table-cell>
            <table:table-cell office:value-type="float" office:value="39" calcext:value-type="float">
              <text:p>39</text:p>
            </table:table-cell>
            <table:table-cell table:number-columns-repeated="2"/>
            <table:table-cell office:value-type="float" office:value="55" calcext:value-type="float">
              <text:p>55</text:p>
            </table:table-cell>
            <table:table-cell table:number-columns-repeated="2" office:value-type="float" office:value="37" calcext:value-type="float">
              <text:p>37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1" calcext:value-type="float">
              <text:p>41</text:p>
            </table:table-cell>
            <table:table-cell table:number-columns-repeated="2" office:value-type="float" office:value="44" calcext:value-type="float">
              <text:p>44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7" calcext:value-type="float">
              <text:p>47</text:p>
            </table:table-cell>
            <table:table-cell table:number-columns-repeated="2" office:value-type="float" office:value="46" calcext:value-type="float">
              <text:p>46</text:p>
            </table:table-cell>
            <table:table-cell office:value-type="float" office:value="52" calcext:value-type="float">
              <text:p>52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37" calcext:value-type="float">
              <text:p>37</text:p>
            </table:table-cell>
            <table:table-cell office:value-type="float" office:value="51.2" calcext:value-type="float">
              <text:p>51,2</text:p>
            </table:table-cell>
            <table:table-cell table:number-columns-repeated="6"/>
            <table:table-cell office:value-type="float" office:value="39" calcext:value-type="float">
              <text:p>39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table:style-name="Default" office:value-type="float" office:value="46" calcext:value-type="float">
              <text:p>46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8.8" calcext:value-type="float">
              <text:p>48,8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2.3" calcext:value-type="float">
              <text:p>52,3</text:p>
            </table:table-cell>
            <table:table-cell office:value-type="float" office:value="44.8" calcext:value-type="float">
              <text:p>44,8</text:p>
            </table:table-cell>
            <table:table-cell office:value-type="float" office:value="49.2" calcext:value-type="float">
              <text:p>49,2</text:p>
            </table:table-cell>
            <table:table-cell office:value-type="float" office:value="47.2" calcext:value-type="float">
              <text:p>47,2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46.4" calcext:value-type="float">
              <text:p>46,4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46.4" calcext:value-type="float">
              <text:p>46,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60" calcext:value-type="float">
              <text:p>60</text:p>
            </table:table-cell>
            <table:table-cell table:number-columns-repeated="11"/>
            <table:table-cell office:value-type="float" office:value="29" calcext:value-type="float">
              <text:p>29</text:p>
            </table:table-cell>
            <table:table-cell office:value-type="float" office:value="27" calcext:value-type="float">
              <text:p>27</text:p>
            </table:table-cell>
            <table:table-cell table:style-name="ce33" office:value-type="float" office:value="24" calcext:value-type="float">
              <text:p>24</text:p>
            </table:table-cell>
            <table:table-cell table:style-name="ce33" office:value-type="string" calcext:value-type="string">
              <text:p>29.5</text:p>
            </table:table-cell>
            <table:table-cell office:value-type="float" office:value="30.4" calcext:value-type="float">
              <text:p>30,4</text:p>
            </table:table-cell>
            <table:table-cell office:value-type="float" office:value="29.6" calcext:value-type="float">
              <text:p>29,6</text:p>
            </table:table-cell>
            <table:table-cell office:value-type="float" office:value="28.4" calcext:value-type="float">
              <text:p>28,4</text:p>
            </table:table-cell>
            <table:table-cell office:value-type="float" office:value="27.2" calcext:value-type="float">
              <text:p>27,2</text:p>
            </table:table-cell>
            <table:table-cell office:value-type="float" office:value="30.4" calcext:value-type="float">
              <text:p>30,4</text:p>
            </table:table-cell>
            <table:table-cell office:value-type="float" office:value="29.6" calcext:value-type="float">
              <text:p>29,6</text:p>
            </table:table-cell>
            <table:table-cell table:number-columns-repeated="2" office:value-type="float" office:value="46" calcext:value-type="float">
              <text:p>46</text:p>
            </table:table-cell>
            <table:table-cell table:number-columns-repeated="2" office:value-type="float" office:value="48" calcext:value-type="float">
              <text:p>48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9.2" calcext:value-type="float">
              <text:p>49,2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7" calcext:value-type="float">
              <text:p>47</text:p>
            </table:table-cell>
            <table:table-cell/>
            <table:table-cell office:value-type="float" office:value="42" calcext:value-type="float">
              <text:p>42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7.6" calcext:value-type="float">
              <text:p>37,6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6.4" calcext:value-type="float">
              <text:p>36,4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0.4" calcext:value-type="float">
              <text:p>30,4</text:p>
            </table:table-cell>
            <table:table-cell office:value-type="float" office:value="36.8" calcext:value-type="float">
              <text:p>36,8</text:p>
            </table:table-cell>
            <table:table-cell table:style-name="Default" office:value-type="float" office:value="34.4" calcext:value-type="float">
              <text:p>34,4</text:p>
            </table:table-cell>
            <table:table-cell office:value-type="float" office:value="32.8" calcext:value-type="float">
              <text:p>32,8</text:p>
            </table:table-cell>
            <table:table-cell office:value-type="float" office:value="41.6" calcext:value-type="float">
              <text:p>41,6</text:p>
            </table:table-cell>
            <table:table-cell office:value-type="float" office:value="35.2" calcext:value-type="float">
              <text:p>35,2</text:p>
            </table:table-cell>
            <table:table-cell office:value-type="float" office:value="58.4" calcext:value-type="float">
              <text:p>58,4</text:p>
            </table:table-cell>
            <table:table-cell office:value-type="float" office:value="43.4" calcext:value-type="float">
              <text:p>43,4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42.8" calcext:value-type="float">
              <text:p>42,8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37.4" calcext:value-type="float">
              <text:p>37,4</text:p>
            </table:table-cell>
            <table:table-cell office:value-type="float" office:value="35.6" calcext:value-type="float">
              <text:p>35,6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34" calcext:value-type="float">
              <text:p>34</text:p>
            </table:table-cell>
            <table:table-cell table:number-columns-repeated="2" office:value-type="float" office:value="50" calcext:value-type="float">
              <text:p>50</text:p>
            </table:table-cell>
            <table:table-cell office:value-type="float" office:value="34.4" calcext:value-type="float">
              <text:p>34,4</text:p>
            </table:table-cell>
            <table:table-cell office:value-type="float" office:value="48.8" calcext:value-type="float">
              <text:p>48,8</text:p>
            </table:table-cell>
            <table:table-cell table:number-columns-repeated="2" office:value-type="float" office:value="52.8" calcext:value-type="float">
              <text:p>52,8</text:p>
            </table:table-cell>
            <table:table-cell office:value-type="float" office:value="58.4" calcext:value-type="float">
              <text:p>58,4</text:p>
            </table:table-cell>
            <table:table-cell office:value-type="float" office:value="60.8" calcext:value-type="float">
              <text:p>60,8</text:p>
            </table:table-cell>
            <table:table-cell office:value-type="float" office:value="55.3" calcext:value-type="float">
              <text:p>55,3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50.4" calcext:value-type="float">
              <text:p>50,4</text:p>
            </table:table-cell>
            <table:table-cell office:value-type="float" office:value="60.8" calcext:value-type="float">
              <text:p>60,8</text:p>
            </table:table-cell>
            <table:table-cell office:value-type="float" office:value="58.4" calcext:value-type="float">
              <text:p>58,4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8" calcext:value-type="float">
              <text:p>48</text:p>
            </table:table-cell>
            <table:table-cell table:number-columns-repeated="2" office:value-type="float" office:value="58.4" calcext:value-type="float">
              <text:p>58,4</text:p>
            </table:table-cell>
            <table:table-cell office:value-type="float" office:value="25.6" calcext:value-type="float">
              <text:p>25,6</text:p>
            </table:table-cell>
            <table:table-cell office:value-type="float" office:value="50.4" calcext:value-type="float">
              <text:p>50,4</text:p>
            </table:table-cell>
            <table:table-cell office:value-type="float" office:value="58.4" calcext:value-type="float">
              <text:p>58,4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50" calcext:value-type="float">
              <text:p>50</text:p>
            </table:table-cell>
            <table:table-cell table:number-columns-repeated="2"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table:number-columns-repeated="2" office:value-type="float" office:value="42" calcext:value-type="float">
              <text:p>42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7" calcext:value-type="float">
              <text:p>37</text:p>
            </table:table-cell>
            <table:table-cell table:style-name="Default" office:value-type="float" office:value="54" calcext:value-type="float">
              <text:p>54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0" calcext:value-type="float">
              <text:p>40</text:p>
            </table:table-cell>
            <table:table-cell table:number-columns-repeated="2"/>
            <table:table-cell office:value-type="float" office:value="42" calcext:value-type="float">
              <text:p>42</text:p>
            </table:table-cell>
            <table:table-cell office:value-type="float" office:value="54" calcext:value-type="float">
              <text:p>54</text:p>
            </table:table-cell>
            <table:table-cell/>
            <table:table-cell office:value-type="float" office:value="48" calcext:value-type="float">
              <text:p>48</text:p>
            </table:table-cell>
            <table:table-cell office:value-type="float" office:value="50.4" calcext:value-type="float">
              <text:p>50,4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7.2" calcext:value-type="float">
              <text:p>47,2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44" calcext:value-type="float">
              <text:p>44</text:p>
            </table:table-cell>
            <table:table-cell table:number-columns-repeated="5"/>
            <table:table-cell office:value-type="float" office:value="52.8" calcext:value-type="float">
              <text:p>52,8</text:p>
            </table:table-cell>
            <table:table-cell office:value-type="float" office:value="40.8" calcext:value-type="float">
              <text:p>40,8</text:p>
            </table:table-cell>
            <table:table-cell office:value-type="float" office:value="50.4" calcext:value-type="float">
              <text:p>50,4</text:p>
            </table:table-cell>
            <table:table-cell office:value-type="float" office:value="40.8" calcext:value-type="float">
              <text:p>40,8</text:p>
            </table:table-cell>
            <table:table-cell office:value-type="float" office:value="50.4" calcext:value-type="float">
              <text:p>50,4</text:p>
            </table:table-cell>
            <table:table-cell table:number-columns-repeated="8"/>
            <table:table-cell table:style-name="Default" office:value-type="float" office:value="48" calcext:value-type="float">
              <text:p>48</text:p>
            </table:table-cell>
            <table:table-cell table:style-name="Default" office:value-type="float" office:value="44" calcext:value-type="float">
              <text:p>44</text:p>
            </table:table-cell>
            <table:table-cell table:style-name="Default" office:value-type="float" office:value="51.2" calcext:value-type="float">
              <text:p>51,2</text:p>
            </table:table-cell>
            <table:table-cell table:style-name="Default" office:value-type="float" office:value="46.4" calcext:value-type="float">
              <text:p>46,4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3.8" calcext:value-type="float">
              <text:p>43,8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table:number-columns-repeated="2"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table:style-name="ce22" table:number-columns-repeated="8"/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47" calcext:value-type="float">
              <text:p>47</text:p>
            </table:table-cell>
            <table:table-cell table:number-columns-repeated="2" office:value-type="float" office:value="46" calcext:value-type="float">
              <text:p>4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/>
            <table:table-cell table:number-columns-repeated="2" office:value-type="float" office:value="44" calcext:value-type="float">
              <text:p>4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57" calcext:value-type="float">
              <text:p>57</text:p>
            </table:table-cell>
            <table:table-cell table:number-columns-repeated="3" office:value-type="float" office:value="58" calcext:value-type="float">
              <text:p>58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56" calcext:value-type="float">
              <text:p>56</text:p>
            </table:table-cell>
            <table:table-cell table:number-columns-repeated="2" office:value-type="float" office:value="62" calcext:value-type="float">
              <text:p>62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6" calcext:value-type="float">
              <text:p>56</text:p>
            </table:table-cell>
            <table:table-cell table:number-columns-repeated="3" office:value-type="float" office:value="60" calcext:value-type="float">
              <text:p>60</text:p>
            </table:table-cell>
            <table:table-cell office:value-type="float" office:value="58" calcext:value-type="float">
              <text:p>58</text:p>
            </table:table-cell>
            <table:table-cell table:number-columns-repeated="2" office:value-type="float" office:value="56" calcext:value-type="float">
              <text:p>56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69" calcext:value-type="float">
              <text:p>69</text:p>
            </table:table-cell>
            <table:table-cell table:number-columns-repeated="2" office:value-type="float" office:value="56" calcext:value-type="float">
              <text:p>56</text:p>
            </table:table-cell>
            <table:table-cell office:value-type="float" office:value="57.6" calcext:value-type="float">
              <text:p>57,6</text:p>
            </table:table-cell>
            <table:table-cell office:value-type="float" office:value="58.4" calcext:value-type="float">
              <text:p>58,4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5.2" calcext:value-type="float">
              <text:p>55,2</text:p>
            </table:table-cell>
            <table:table-cell table:number-columns-repeated="4"/>
            <table:table-cell office:value-type="float" office:value="30" calcext:value-type="float">
              <text:p>3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4" calcext:value-type="float">
              <text:p>34</text:p>
            </table:table-cell>
            <table:table-cell table:number-columns-repeated="4" office:value-type="float" office:value="27" calcext:value-type="float">
              <text:p>27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56.2" calcext:value-type="float">
              <text:p>56,2</text:p>
            </table:table-cell>
            <table:table-cell office:value-type="float" office:value="51.2" calcext:value-type="float">
              <text:p>51,2</text:p>
            </table:table-cell>
            <table:table-cell office:value-type="float" office:value="66.4" calcext:value-type="float">
              <text:p>66,4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1.2" calcext:value-type="float">
              <text:p>51,2</text:p>
            </table:table-cell>
            <table:table-cell office:value-type="float" office:value="56.8" calcext:value-type="float">
              <text:p>56,8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52" calcext:value-type="float">
              <text:p>52</text:p>
            </table:table-cell>
            <table:table-cell/>
            <table:table-cell office:value-type="float" office:value="52" calcext:value-type="float">
              <text:p>52</text:p>
            </table:table-cell>
            <table:table-cell office:value-type="float" office:value="60.8" calcext:value-type="float">
              <text:p>60,8</text:p>
            </table:table-cell>
            <table:table-cell office:value-type="float" office:value="56.8" calcext:value-type="float">
              <text:p>56,8</text:p>
            </table:table-cell>
            <table:table-cell table:number-columns-repeated="2" office:value-type="float" office:value="55.2" calcext:value-type="float">
              <text:p>55,2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6" calcext:value-type="float">
              <text:p>56</text:p>
            </table:table-cell>
            <table:table-cell table:number-columns-repeated="3" office:value-type="float" office:value="57" calcext:value-type="float">
              <text:p>57</text:p>
            </table:table-cell>
            <table:table-cell table:number-columns-repeated="5"/>
            <table:table-cell office:value-type="float" office:value="33" calcext:value-type="float">
              <text:p>3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/>
            <table:table-cell office:value-type="float" office:value="34" calcext:value-type="float">
              <text:p>34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6" calcext:value-type="float">
              <text:p>36</text:p>
            </table:table-cell>
            <table:table-cell table:style-name="Default" office:value-type="float" office:value="35" calcext:value-type="float">
              <text:p>35</text:p>
            </table:table-cell>
            <table:table-cell table:number-columns-repeated="2"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2" calcext:value-type="float">
              <text:p>32</text:p>
            </table:table-cell>
            <table:table-cell table:number-columns-repeated="2"/>
            <table:table-cell office:value-type="float" office:value="39" calcext:value-type="float">
              <text:p>39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8" calcext:value-type="float">
              <text:p>38</text:p>
            </table:table-cell>
            <table:table-cell table:number-columns-repeated="2" office:value-type="float" office:value="34" calcext:value-type="float">
              <text:p>34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6" calcext:value-type="float">
              <text:p>36</text:p>
            </table:table-cell>
            <table:table-cell table:number-columns-repeated="2" office:value-type="float" office:value="34" calcext:value-type="float">
              <text:p>34</text:p>
            </table:table-cell>
            <table:table-cell table:number-columns-repeated="3" office:value-type="float" office:value="32" calcext:value-type="float">
              <text:p>32</text:p>
            </table:table-cell>
            <table:table-cell table:number-columns-repeated="3"/>
            <table:table-cell office:value-type="float" office:value="35" calcext:value-type="float">
              <text:p>35</text:p>
            </table:table-cell>
            <table:table-cell table:number-columns-repeated="15"/>
            <table:table-cell office:value-type="float" office:value="36.8" calcext:value-type="float">
              <text:p>36,8</text:p>
            </table:table-cell>
            <table:table-cell office:value-type="float" office:value="30.4" calcext:value-type="float">
              <text:p>30,4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3.6" calcext:value-type="float">
              <text:p>33,6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4.8" calcext:value-type="float">
              <text:p>34,8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5" calcext:value-type="float">
              <text:p>35</text:p>
            </table:table-cell>
            <table:table-cell table:number-columns-repeated="6"/>
            <table:table-cell table:style-name="Default" office:value-type="float" office:value="39" calcext:value-type="float">
              <text:p>39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44" calcext:value-type="float">
              <text:p>44</text:p>
            </table:table-cell>
            <table:table-cell table:number-columns-repeated="4"/>
            <table:table-cell office:value-type="float" office:value="37" calcext:value-type="float">
              <text:p>37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38" calcext:value-type="float">
              <text:p>38</text:p>
            </table:table-cell>
            <table:table-cell table:number-columns-repeated="11"/>
            <table:table-cell office:value-type="float" office:value="47" calcext:value-type="float">
              <text:p>47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4" calcext:value-type="float">
              <text:p>54</text:p>
            </table:table-cell>
            <table:table-cell table:number-columns-repeated="4" office:value-type="float" office:value="50" calcext:value-type="float">
              <text:p>50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0" calcext:value-type="float">
              <text:p>50</text:p>
            </table:table-cell>
            <table:table-cell table:number-columns-repeated="2" office:value-type="float" office:value="48" calcext:value-type="float">
              <text:p>48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5" calcext:value-type="float">
              <text:p>55</text:p>
            </table:table-cell>
            <table:table-cell table:style-name="ce33" office:value-type="float" office:value="30" calcext:value-type="float">
              <text:p>30</text:p>
            </table:table-cell>
            <table:table-cell office:value-type="float" office:value="36.4" calcext:value-type="float">
              <text:p>36,4</text:p>
            </table:table-cell>
            <table:table-cell office:value-type="float" office:value="58.4" calcext:value-type="float">
              <text:p>58,4</text:p>
            </table:table-cell>
            <table:table-cell table:number-columns-repeated="2" office:value-type="float" office:value="51.2" calcext:value-type="float">
              <text:p>51,2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40.8" calcext:value-type="float">
              <text:p>40,8</text:p>
            </table:table-cell>
            <table:table-cell office:value-type="float" office:value="51.2" calcext:value-type="float">
              <text:p>51,2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38" calcext:value-type="float">
              <text:p>38</text:p>
            </table:table-cell>
            <table:table-cell table:number-columns-repeated="2"/>
            <table:table-cell office:value-type="float" office:value="42" calcext:value-type="float">
              <text:p>42</text:p>
            </table:table-cell>
            <table:table-cell table:number-columns-repeated="5"/>
            <table:table-cell office:value-type="float" office:value="38" calcext:value-type="float">
              <text:p>38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8" calcext:value-type="float">
              <text:p>38</text:p>
            </table:table-cell>
            <table:table-cell table:number-columns-repeated="4"/>
            <table:table-cell office:value-type="float" office:value="36.8" calcext:value-type="float">
              <text:p>36,8</text:p>
            </table:table-cell>
            <table:table-cell office:value-type="float" office:value="40.8" calcext:value-type="float">
              <text:p>40,8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3.2" calcext:value-type="float">
              <text:p>43,2</text:p>
            </table:table-cell>
            <table:table-cell office:value-type="float" office:value="45.6" calcext:value-type="float">
              <text:p>45,6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.8" calcext:value-type="float">
              <text:p>44,8</text:p>
            </table:table-cell>
            <table:table-cell office:value-type="float" office:value="40.4" calcext:value-type="float">
              <text:p>40,4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7" calcext:value-type="float">
              <text:p>37</text:p>
            </table:table-cell>
            <table:table-cell table:style-name="Default" office:value-type="float" office:value="44" calcext:value-type="float">
              <text:p>44</text:p>
            </table:table-cell>
            <table:table-cell table:number-columns-repeated="2" office:value-type="float" office:value="41" calcext:value-type="float">
              <text:p>41</text:p>
            </table:table-cell>
            <table:table-cell table:number-columns-repeated="7"/>
            <table:table-cell office:value-type="float" office:value="30" calcext:value-type="float">
              <text:p>30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3" calcext:value-type="float">
              <text:p>43</text:p>
            </table:table-cell>
            <table:table-cell table:number-columns-repeated="3"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7" calcext:value-type="float">
              <text:p>47</text:p>
            </table:table-cell>
            <table:table-cell table:number-columns-repeated="2" office:value-type="float" office:value="42" calcext:value-type="float">
              <text:p>42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32" calcext:value-type="float">
              <text:p>32</text:p>
            </table:table-cell>
            <table:table-cell table:number-columns-repeated="8"/>
            <table:table-cell office:value-type="float" office:value="60" calcext:value-type="float">
              <text:p>60</text:p>
            </table:table-cell>
            <table:table-cell office:value-type="float" office:value="34.4" calcext:value-type="float">
              <text:p>34,4</text:p>
            </table:table-cell>
            <table:table-cell office:value-type="float" office:value="48.8" calcext:value-type="float">
              <text:p>48,8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1.9" calcext:value-type="float">
              <text:p>31,9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29.6" calcext:value-type="float">
              <text:p>29,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8.4" calcext:value-type="float">
              <text:p>38,4</text:p>
            </table:table-cell>
            <table:table-cell office:value-type="float" office:value="41.8" calcext:value-type="float">
              <text:p>41,8</text:p>
            </table:table-cell>
            <table:table-cell office:value-type="float" office:value="36.8" calcext:value-type="float">
              <text:p>36,8</text:p>
            </table:table-cell>
            <table:table-cell office:value-type="float" office:value="41.6" calcext:value-type="float">
              <text:p>41,6</text:p>
            </table:table-cell>
            <table:table-cell table:number-columns-repeated="8"/>
            <table:table-cell table:style-name="Default" office:value-type="float" office:value="55" calcext:value-type="float">
              <text:p>55</text:p>
            </table:table-cell>
            <table:table-cell table:style-name="Default" table:number-columns-repeated="4"/>
            <table:table-cell table:style-name="Default" office:value-type="float" office:value="47" calcext:value-type="float">
              <text:p>47</text:p>
            </table:table-cell>
            <table:table-cell table:style-name="Default" office:value-type="float" office:value="46" calcext:value-type="float">
              <text:p>46</text:p>
            </table:table-cell>
            <table:table-cell table:style-name="Default" office:value-type="float" office:value="45" calcext:value-type="float">
              <text:p>45</text:p>
            </table:table-cell>
            <table:table-cell table:style-name="Default" office:value-type="float" office:value="44" calcext:value-type="float">
              <text:p>44</text:p>
            </table:table-cell>
            <table:table-cell table:style-name="Default" office:value-type="float" office:value="46" calcext:value-type="float">
              <text:p>46</text:p>
            </table:table-cell>
            <table:table-cell table:style-name="Default" office:value-type="float" office:value="42" calcext:value-type="float">
              <text:p>42</text:p>
            </table:table-cell>
            <table:table-cell table:style-name="Default" office:value-type="float" office:value="40" calcext:value-type="float">
              <text:p>40</text:p>
            </table:table-cell>
            <table:table-cell table:style-name="Default" office:value-type="float" office:value="43" calcext:value-type="float">
              <text:p>43</text:p>
            </table:table-cell>
            <table:table-cell table:style-name="Default" office:value-type="float" office:value="42" calcext:value-type="float">
              <text:p>42</text:p>
            </table:table-cell>
            <table:table-cell table:style-name="Default" office:value-type="float" office:value="37" calcext:value-type="float">
              <text:p>37</text:p>
            </table:table-cell>
            <table:table-cell table:number-columns-repeated="2" table:style-name="Default" office:value-type="float" office:value="44" calcext:value-type="float">
              <text:p>44</text:p>
            </table:table-cell>
            <table:table-cell table:style-name="Default" office:value-type="float" office:value="40" calcext:value-type="float">
              <text:p>40</text:p>
            </table:table-cell>
            <table:table-cell table:style-name="Default" office:value-type="float" office:value="45" calcext:value-type="float">
              <text:p>45</text:p>
            </table:table-cell>
            <table:table-cell table:style-name="Default" office:value-type="float" office:value="41" calcext:value-type="float">
              <text:p>41</text:p>
            </table:table-cell>
            <table:table-cell table:style-name="Default" office:value-type="float" office:value="44.8" calcext:value-type="float">
              <text:p>44,8</text:p>
            </table:table-cell>
            <table:table-cell table:style-name="Default" office:value-type="float" office:value="42.4" calcext:value-type="float">
              <text:p>42,4</text:p>
            </table:table-cell>
            <table:table-cell table:style-name="Default" office:value-type="float" office:value="49.9" calcext:value-type="float">
              <text:p>49,9</text:p>
            </table:table-cell>
            <table:table-cell table:style-name="Default" office:value-type="float" office:value="45" calcext:value-type="float">
              <text:p>45</text:p>
            </table:table-cell>
            <table:table-cell table:style-name="Default" office:value-type="float" office:value="41" calcext:value-type="float">
              <text:p>41</text:p>
            </table:table-cell>
            <table:table-cell table:number-columns-repeated="2" table:style-name="Default" office:value-type="float" office:value="37.6" calcext:value-type="float">
              <text:p>37,6</text:p>
            </table:table-cell>
            <table:table-cell table:style-name="Default" office:value-type="float" office:value="38" calcext:value-type="float">
              <text:p>38</text:p>
            </table:table-cell>
            <table:table-cell table:style-name="Default" table:number-columns-repeated="2"/>
          </table:table-row>
        </table:table-row-group>
        <table:table-row table:style-name="ro3">
          <table:table-cell table:style-name="ce2" office:value-type="string" calcext:value-type="string">
            <text:p>Uсв, <text:span text:style-name="T4">III диап,В</text:span></text:p>
          </table:table-cell>
          <table:table-cell table:number-columns-repeated="49"/>
          <table:table-cell office:value-type="float" office:value="69.9" calcext:value-type="float">
            <text:p>69,9</text:p>
          </table:table-cell>
          <table:table-cell table:number-columns-repeated="8"/>
          <table:table-cell office:value-type="float" office:value="52.8" calcext:value-type="float">
            <text:p>52,8</text:p>
          </table:table-cell>
          <table:table-cell table:number-columns-repeated="125"/>
          <table:table-cell table:style-name="Default" table:number-columns-repeated="2"/>
          <table:table-cell table:number-columns-repeated="40"/>
          <table:table-cell table:style-name="Default"/>
          <table:table-cell table:number-columns-repeated="24"/>
          <table:table-cell office:value-type="float" office:value="64" calcext:value-type="float">
            <text:p>64</text:p>
          </table:table-cell>
          <table:table-cell table:number-columns-repeated="67"/>
          <table:table-cell office:value-type="float" office:value="42.4" calcext:value-type="float">
            <text:p>42,4</text:p>
          </table:table-cell>
          <table:table-cell table:number-columns-repeated="73"/>
          <table:table-cell table:style-name="Default"/>
          <table:table-cell table:number-columns-repeated="42"/>
          <table:table-cell table:style-name="ce33" table:number-columns-repeated="2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0.4" calcext:value-type="float">
            <text:p>50,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43.2" calcext:value-type="float">
            <text:p>43,2</text:p>
          </table:table-cell>
          <table:table-cell office:value-type="float" office:value="50.5" calcext:value-type="float">
            <text:p>50,5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5.6" calcext:value-type="float">
            <text:p>45,6</text:p>
          </table:table-cell>
          <table:table-cell office:value-type="float" office:value="54.4" calcext:value-type="float">
            <text:p>54,4</text:p>
          </table:table-cell>
          <table:table-cell office:value-type="float" office:value="48.8" calcext:value-type="float">
            <text:p>48,8</text:p>
          </table:table-cell>
          <table:table-cell office:value-type="float" office:value="71.2" calcext:value-type="float">
            <text:p>71,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73.6" calcext:value-type="float">
            <text:p>73,6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68.8" calcext:value-type="float">
            <text:p>68,8</text:p>
          </table:table-cell>
          <table:table-cell office:value-type="float" office:value="92" calcext:value-type="float">
            <text:p>92</text:p>
          </table:table-cell>
          <table:table-cell office:value-type="float" office:value="53.6" calcext:value-type="float">
            <text:p>53,6</text:p>
          </table:table-cell>
          <table:table-cell office:value-type="float" office:value="62" calcext:value-type="float">
            <text:p>62</text:p>
          </table:table-cell>
          <table:table-cell office:value-type="float" office:value="77.6" calcext:value-type="float">
            <text:p>77,6</text:p>
          </table:table-cell>
          <table:table-cell office:value-type="float" office:value="67.2" calcext:value-type="float">
            <text:p>67,2</text:p>
          </table:table-cell>
          <table:table-cell office:value-type="float" office:value="96" calcext:value-type="float">
            <text:p>96</text:p>
          </table:table-cell>
          <table:table-cell office:value-type="float" office:value="74.4" calcext:value-type="float">
            <text:p>74,4</text:p>
          </table:table-cell>
          <table:table-cell office:value-type="float" office:value="69.6" calcext:value-type="float">
            <text:p>69,6</text:p>
          </table:table-cell>
          <table:table-cell office:value-type="float" office:value="70" calcext:value-type="float">
            <text:p>70</text:p>
          </table:table-cell>
          <table:table-cell office:value-type="float" office:value="63.2" calcext:value-type="float">
            <text:p>63,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3.2" calcext:value-type="float">
            <text:p>63,2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43.2" calcext:value-type="float">
            <text:p>43,2</text:p>
          </table:table-cell>
          <table:table-cell office:value-type="float" office:value="66.4" calcext:value-type="float">
            <text:p>66,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6.4" calcext:value-type="float">
            <text:p>66,4</text:p>
          </table:table-cell>
          <table:table-cell office:value-type="float" office:value="64.8" calcext:value-type="float">
            <text:p>64,8</text:p>
          </table:table-cell>
          <table:table-cell office:value-type="float" office:value="59.2" calcext:value-type="float">
            <text:p>59,2</text:p>
          </table:table-cell>
          <table:table-cell office:value-type="float" office:value="56" calcext:value-type="float">
            <text:p>56</text:p>
          </table:table-cell>
          <table:table-cell office:value-type="float" office:value="64.5" calcext:value-type="float">
            <text:p>64,5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72.8" calcext:value-type="float">
            <text:p>72,8</text:p>
          </table:table-cell>
          <table:table-cell office:value-type="float" office:value="59.2" calcext:value-type="float">
            <text:p>59,2</text:p>
          </table:table-cell>
          <table:table-cell office:value-type="float" office:value="68" calcext:value-type="float">
            <text:p>68</text:p>
          </table:table-cell>
          <table:table-cell office:value-type="float" office:value="60.8" calcext:value-type="float">
            <text:p>60,8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59.2" calcext:value-type="float">
            <text:p>59,2</text:p>
          </table:table-cell>
          <table:table-cell office:value-type="float" office:value="68" calcext:value-type="float">
            <text:p>68</text:p>
          </table:table-cell>
          <table:table-cell office:value-type="float" office:value="74.8" calcext:value-type="float">
            <text:p>74,8</text:p>
          </table:table-cell>
          <table:table-cell office:value-type="float" office:value="60.8" calcext:value-type="float">
            <text:p>60,8</text:p>
          </table:table-cell>
          <table:table-cell office:value-type="float" office:value="58.4" calcext:value-type="float">
            <text:p>58,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72" calcext:value-type="float">
            <text:p>72</text:p>
          </table:table-cell>
          <table:table-cell table:style-name="ce22" table:number-columns-repeated="8"/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6.8" calcext:value-type="float">
            <text:p>76,8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,6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9.8" calcext:value-type="float">
            <text:p>69,8</text:p>
          </table:table-cell>
          <table:table-cell office:value-type="float" office:value="80" calcext:value-type="float">
            <text:p>80</text:p>
          </table:table-cell>
          <table:table-cell office:value-type="float" office:value="91.2" calcext:value-type="float">
            <text:p>91,2</text:p>
          </table:table-cell>
          <table:table-cell office:value-type="float" office:value="82.4" calcext:value-type="float">
            <text:p>82,4</text:p>
          </table:table-cell>
          <table:table-cell office:value-type="float" office:value="87.2" calcext:value-type="float">
            <text:p>87,2</text:p>
          </table:table-cell>
          <table:table-cell office:value-type="float" office:value="84.8" calcext:value-type="float">
            <text:p>84,8</text:p>
          </table:table-cell>
          <table:table-cell office:value-type="float" office:value="71.2" calcext:value-type="float">
            <text:p>71,2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3.6" calcext:value-type="float">
            <text:p>73,6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67.2" calcext:value-type="float">
            <text:p>67,2</text:p>
          </table:table-cell>
          <table:table-cell office:value-type="float" office:value="78.4" calcext:value-type="float">
            <text:p>78,4</text:p>
          </table:table-cell>
          <table:table-cell office:value-type="float" office:value="73.6" calcext:value-type="float">
            <text:p>73,6</text:p>
          </table:table-cell>
          <table:table-cell office:value-type="float" office:value="90" calcext:value-type="float">
            <text:p>90</text:p>
          </table:table-cell>
          <table:table-cell office:value-type="float" office:value="70.4" calcext:value-type="float">
            <text:p>70,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5"/>
          <table:table-cell office:value-type="float" office:value="55.2" calcext:value-type="float">
            <text:p>55,2</text:p>
          </table:table-cell>
          <table:table-cell office:value-type="float" office:value="53.6" calcext:value-type="float">
            <text:p>53,6</text:p>
          </table:table-cell>
          <table:table-cell office:value-type="float" office:value="52.8" calcext:value-type="float">
            <text:p>52,8</text:p>
          </table:table-cell>
          <table:table-cell office:value-type="float" office:value="53.6" calcext:value-type="float">
            <text:p>53,6</text:p>
          </table:table-cell>
          <table:table-cell office:value-type="float" office:value="49.6" calcext:value-type="float">
            <text:p>49,6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4.9" calcext:value-type="float">
            <text:p>54,9</text:p>
          </table:table-cell>
          <table:table-cell table:number-columns-repeated="6"/>
          <table:table-cell table:style-name="Default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3.4" calcext:value-type="float">
            <text:p>73,4</text:p>
          </table:table-cell>
          <table:table-cell office:value-type="float" office:value="66.4" calcext:value-type="float">
            <text:p>66,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33" office:value-type="float" office:value="50" calcext:value-type="float">
            <text:p>50</text:p>
          </table:table-cell>
          <table:table-cell office:value-type="float" office:value="52.8" calcext:value-type="float">
            <text:p>52,8</text:p>
          </table:table-cell>
          <table:table-cell office:value-type="float" office:value="79.2" calcext:value-type="float">
            <text:p>79,2</text:p>
          </table:table-cell>
          <table:table-cell office:value-type="float" office:value="71.2" calcext:value-type="float">
            <text:p>71,2</text:p>
          </table:table-cell>
          <table:table-cell office:value-type="float" office:value="74.4" calcext:value-type="float">
            <text:p>74,4</text:p>
          </table:table-cell>
          <table:table-cell office:value-type="float" office:value="81.6" calcext:value-type="float">
            <text:p>81,6</text:p>
          </table:table-cell>
          <table:table-cell office:value-type="float" office:value="60" calcext:value-type="float">
            <text:p>60</text:p>
          </table:table-cell>
          <table:table-cell office:value-type="float" office:value="71.2" calcext:value-type="float">
            <text:p>71,2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53.6" calcext:value-type="float">
            <text:p>53,6</text:p>
          </table:table-cell>
          <table:table-cell office:value-type="float" office:value="56.8" calcext:value-type="float">
            <text:p>56,8</text:p>
          </table:table-cell>
          <table:table-cell office:value-type="float" office:value="58.4" calcext:value-type="float">
            <text:p>58,4</text:p>
          </table:table-cell>
          <table:table-cell office:value-type="float" office:value="62.4" calcext:value-type="float">
            <text:p>62,4</text:p>
          </table:table-cell>
          <table:table-cell office:value-type="float" office:value="64" calcext:value-type="float">
            <text:p>64</text:p>
          </table:table-cell>
          <table:table-cell office:value-type="float" office:value="64.8" calcext:value-type="float">
            <text:p>64,8</text:p>
          </table:table-cell>
          <table:table-cell office:value-type="float" office:value="72.8" calcext:value-type="float">
            <text:p>72,8</text:p>
          </table:table-cell>
          <table:table-cell office:value-type="float" office:value="66.4" calcext:value-type="float">
            <text:p>66,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office:value-type="float" office:value="53.6" calcext:value-type="float">
            <text:p>53,6</text:p>
          </table:table-cell>
          <table:table-cell office:value-type="float" office:value="94" calcext:value-type="float">
            <text:p>94</text:p>
          </table:table-cell>
          <table:table-cell office:value-type="float" office:value="64.8" calcext:value-type="float">
            <text:p>64,8</text:p>
          </table:table-cell>
          <table:table-cell office:value-type="float" office:value="60" calcext:value-type="float">
            <text:p>60</text:p>
          </table:table-cell>
          <table:table-cell office:value-type="float" office:value="48.4" calcext:value-type="float">
            <text:p>48,4</text:p>
          </table:table-cell>
          <table:table-cell office:value-type="float" office:value="52.8" calcext:value-type="float">
            <text:p>52,8</text:p>
          </table:table-cell>
          <table:table-cell office:value-type="float" office:value="49.6" calcext:value-type="float">
            <text:p>49,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6.8" calcext:value-type="float">
            <text:p>56,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style-name="Default" office:value-type="float" office:value="79" calcext:value-type="float">
            <text:p>79</text:p>
          </table:table-cell>
          <table:table-cell table:style-name="Default" table:number-columns-repeated="4"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7.2" calcext:value-type="float">
            <text:p>67,2</text:p>
          </table:table-cell>
          <table:table-cell table:style-name="Default" office:value-type="float" office:value="57.6" calcext:value-type="float">
            <text:p>57,6</text:p>
          </table:table-cell>
          <table:table-cell table:style-name="Default" office:value-type="float" office:value="55.2" calcext:value-type="float">
            <text:p>55,2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U<text:span text:style-name="T5">D5.1</text:span><text:span text:style-name="T6"> I диап,В</text:span></text:p>
          </table:table-cell>
          <table:table-cell office:value-type="float" office:value="1.25" calcext:value-type="float">
            <text:p>1,25</text:p>
          </table:table-cell>
          <table:table-cell table:number-columns-repeated="6" office:value-type="float" office:value="0.8" calcext:value-type="float">
            <text:p>0,8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string" calcext:value-type="string">
            <text:p>0.7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3</text:p>
          </table:table-cell>
          <table:table-cell/>
          <table:table-cell table:number-columns-repeated="2" office:value-type="string" calcext:value-type="string">
            <text:p>0.7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4</text:p>
          </table:table-cell>
          <table:table-cell office:value-type="float" office:value="0.79" calcext:value-type="float">
            <text:p>0,79</text:p>
          </table:table-cell>
          <table:table-cell table:number-columns-repeated="2"/>
          <table:table-cell table:number-columns-repeated="2"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1.05" calcext:value-type="float">
            <text:p>1,05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table:number-columns-repeated="6"/>
          <table:table-cell office:value-type="float" office:value="0.803" calcext:value-type="float">
            <text:p>0,803</text:p>
          </table:table-cell>
          <table:table-cell office:value-type="float" office:value="0.766" calcext:value-type="float">
            <text:p>0,766</text:p>
          </table:table-cell>
          <table:table-cell office:value-type="float" office:value="0.757" calcext:value-type="float">
            <text:p>0,757</text:p>
          </table:table-cell>
          <table:table-cell office:value-type="float" office:value="0.78" calcext:value-type="float">
            <text:p>0,78</text:p>
          </table:table-cell>
          <table:table-cell office:value-type="float" office:value="0.783" calcext:value-type="float">
            <text:p>0,783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84" calcext:value-type="float">
            <text:p>0,784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number-columns-repeated="3"/>
          <table:table-cell office:value-type="float" office:value="0.82" calcext:value-type="float">
            <text:p>0,82</text:p>
          </table:table-cell>
          <table:table-cell/>
          <table:table-cell office:value-type="float" office:value="0.79" calcext:value-type="float">
            <text:p>0,79</text:p>
          </table:table-cell>
          <table:table-cell table:number-columns-repeated="3"/>
          <table:table-cell office:value-type="float" office:value="0.83" calcext:value-type="float">
            <text:p>0,83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table:number-columns-repeated="3"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0.82" calcext:value-type="float">
            <text:p>0,82</text:p>
          </table:table-cell>
          <table:table-cell table:number-columns-repeated="6"/>
          <table:table-cell table:style-name="Default" office:value-type="float" office:value="0.79" calcext:value-type="float">
            <text:p>0,79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792" calcext:value-type="float">
            <text:p>0,792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784" calcext:value-type="float">
            <text:p>0,784</text:p>
          </table:table-cell>
          <table:table-cell office:value-type="float" office:value="0.819" calcext:value-type="float">
            <text:p>0,819</text:p>
          </table:table-cell>
          <table:table-cell office:value-type="float" office:value="0.781" calcext:value-type="float">
            <text:p>0,781</text:p>
          </table:table-cell>
          <table:table-cell office:value-type="float" office:value="0.732" calcext:value-type="float">
            <text:p>0,732</text:p>
          </table:table-cell>
          <table:table-cell office:value-type="float" office:value="0.781" calcext:value-type="float">
            <text:p>0,781</text:p>
          </table:table-cell>
          <table:table-cell office:value-type="float" office:value="0.754" calcext:value-type="float">
            <text:p>0,754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table:number-columns-repeated="10"/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office:value-type="float" office:value="0.866" calcext:value-type="float">
            <text:p>0,866</text:p>
          </table:table-cell>
          <table:table-cell office:value-type="float" office:value="0.792" calcext:value-type="float">
            <text:p>0,792</text:p>
          </table:table-cell>
          <table:table-cell office:value-type="float" office:value="0.798" calcext:value-type="float">
            <text:p>0,798</text:p>
          </table:table-cell>
          <table:table-cell office:value-type="float" office:value="0.771" calcext:value-type="float">
            <text:p>0,771</text:p>
          </table:table-cell>
          <table:table-cell office:value-type="float" office:value="0.756" calcext:value-type="float">
            <text:p>0,756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table:number-columns-repeated="3"/>
          <table:table-cell office:value-type="float" office:value="0.785" calcext:value-type="float">
            <text:p>0,78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25" calcext:value-type="float">
            <text:p>0,825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  <table:table-cell table:number-columns-repeated="5"/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3" calcext:value-type="float">
            <text:p>0,8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0.78" calcext:value-type="float">
            <text:p>0,78</text:p>
          </table:table-cell>
          <table:table-cell table:style-name="Default" office:value-type="float" office:value="0.79" calcext:value-type="float">
            <text:p>0,79</text:p>
          </table:table-cell>
          <table:table-cell table:style-name="Default" office:value-type="float" office:value="0.83" calcext:value-type="float">
            <text:p>0,83</text:p>
          </table:table-cell>
          <table:table-cell table:number-columns-repeated="2" table:style-name="Default"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table:style-name="ce33" office:value-type="string" calcext:value-type="string">
            <text:p>0.798</text:p>
          </table:table-cell>
          <table:table-cell table:style-name="ce33" office:value-type="string" calcext:value-type="string">
            <text:p>0.768</text:p>
          </table:table-cell>
          <table:table-cell table:style-name="ce33" office:value-type="string" calcext:value-type="string">
            <text:p>0.764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79" calcext:value-type="float">
            <text:p>0,7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82" calcext:value-type="float">
            <text:p>0,82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table:number-columns-repeated="5"/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table:number-columns-repeated="8"/>
          <table:table-cell office:value-type="float" office:value="0.81" calcext:value-type="float">
            <text:p>0,81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table:style-name="ce22" table:number-columns-repeated="8"/>
          <table:table-cell table:style-name="ce22" office:value-type="string" calcext:value-type="string">
            <text:p>0.803</text:p>
          </table:table-cell>
          <table:table-cell table:style-name="ce22" office:value-type="string" calcext:value-type="string">
            <text:p>0.808</text:p>
          </table:table-cell>
          <table:table-cell office:value-type="float" office:value="0.812" calcext:value-type="float">
            <text:p>0,81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3.89" calcext:value-type="float">
            <text:p>3,89</text:p>
          </table:table-cell>
          <table:table-cell office:value-type="float" office:value="3.44" calcext:value-type="float">
            <text:p>3,44</text:p>
          </table:table-cell>
          <table:table-cell office:value-type="float" office:value="3.7" calcext:value-type="float">
            <text:p>3,7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4"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4" calcext:value-type="float">
            <text:p>0,84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814" calcext:value-type="float">
            <text:p>0,814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table:number-columns-repeated="5"/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table:number-columns-repeated="5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table:number-columns-repeated="4"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0.81" calcext:value-type="float">
            <text:p>0,8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.8" calcext:value-type="float">
            <text:p>0,8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6" calcext:value-type="float">
            <text:p>0,86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table:style-name="ce33" office:value-type="string" calcext:value-type="string">
            <text:p>0.7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79" calcext:value-type="float">
            <text:p>0,79</text:p>
          </table:table-cell>
          <table:table-cell table:number-columns-repeated="4" office:value-type="float" office:value="0.84" calcext:value-type="float">
            <text:p>0,84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52" calcext:value-type="float">
            <text:p>0,5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table:number-columns-repeated="4"/>
          <table:table-cell table:number-columns-repeated="2"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table:number-columns-repeated="8"/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6" calcext:value-type="float">
            <text:p>0,76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8"/>
          <table:table-cell table:style-name="Default" office:value-type="float" office:value="0.84" calcext:value-type="float">
            <text:p>0,84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5" calcext:value-type="float">
            <text:p>0,85</text:p>
          </table:table-cell>
          <table:table-cell table:style-name="Default" office:value-type="float" office:value="0.81" calcext:value-type="float">
            <text:p>0,81</text:p>
          </table:table-cell>
          <table:table-cell table:number-columns-repeated="3" table:style-name="Default" office:value-type="float" office:value="0.82" calcext:value-type="float">
            <text:p>0,82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.78" calcext:value-type="float">
            <text:p>0,78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5" calcext:value-type="float">
            <text:p>0,85</text:p>
          </table:table-cell>
          <table:table-cell table:number-columns-repeated="2" table:style-name="Default" office:value-type="float" office:value="0.75" calcext:value-type="float">
            <text:p>0,75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.79" calcext:value-type="float">
            <text:p>0,79</text:p>
          </table:table-cell>
          <table:table-cell table:style-name="Default" office:value-type="float" office:value="0.78" calcext:value-type="float">
            <text:p>0,78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float" office:value="0.72" calcext:value-type="float">
            <text:p>0,72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office:value-type="float" office:value="0.85" calcext:value-type="float">
            <text:p>0,85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0.79" calcext:value-type="float">
            <text:p>0,79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.79" calcext:value-type="float">
            <text:p>0,79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U<text:span text:style-name="T5">D5.1</text:span><text:span text:style-name="T6"> III диап,В</text:span></text:p>
          </table:table-cell>
          <table:table-cell office:value-type="float" office:value="4.25" calcext:value-type="float">
            <text:p>4,25</text:p>
          </table:table-cell>
          <table:table-cell office:value-type="float" office:value="4.38" calcext:value-type="float">
            <text:p>4,38</text:p>
          </table:table-cell>
          <table:table-cell office:value-type="float" office:value="4.35" calcext:value-type="float">
            <text:p>4,35</text:p>
          </table:table-cell>
          <table:table-cell office:value-type="float" office:value="4.47" calcext:value-type="float">
            <text:p>4,47</text:p>
          </table:table-cell>
          <table:table-cell office:value-type="float" office:value="4.24" calcext:value-type="float">
            <text:p>4,24</text:p>
          </table:table-cell>
          <table:table-cell office:value-type="float" office:value="4.26" calcext:value-type="float">
            <text:p>4,26</text:p>
          </table:table-cell>
          <table:table-cell office:value-type="float" office:value="4.24" calcext:value-type="float">
            <text:p>4,24</text:p>
          </table:table-cell>
          <table:table-cell office:value-type="float" office:value="4.4" calcext:value-type="float">
            <text:p>4,4</text:p>
          </table:table-cell>
          <table:table-cell office:value-type="float" office:value="4.6" calcext:value-type="float">
            <text:p>4,6</text:p>
          </table:table-cell>
          <table:table-cell office:value-type="float" office:value="4.5" calcext:value-type="float">
            <text:p>4,5</text:p>
          </table:table-cell>
          <table:table-cell office:value-type="float" office:value="4.1" calcext:value-type="float">
            <text:p>4,1</text:p>
          </table:table-cell>
          <table:table-cell office:value-type="float" office:value="4.3" calcext:value-type="float">
            <text:p>4,3</text:p>
          </table:table-cell>
          <table:table-cell office:value-type="float" office:value="4.61" calcext:value-type="float">
            <text:p>4,61</text:p>
          </table:table-cell>
          <table:table-cell office:value-type="float" office:value="4.47" calcext:value-type="float">
            <text:p>4,47</text:p>
          </table:table-cell>
          <table:table-cell office:value-type="float" office:value="4.82" calcext:value-type="float">
            <text:p>4,82</text:p>
          </table:table-cell>
          <table:table-cell office:value-type="float" office:value="4.59" calcext:value-type="float">
            <text:p>4,59</text:p>
          </table:table-cell>
          <table:table-cell office:value-type="float" office:value="4.65" calcext:value-type="float">
            <text:p>4,65</text:p>
          </table:table-cell>
          <table:table-cell office:value-type="float" office:value="4.56" calcext:value-type="float">
            <text:p>4,56</text:p>
          </table:table-cell>
          <table:table-cell office:value-type="float" office:value="3.79" calcext:value-type="float">
            <text:p>3,79</text:p>
          </table:table-cell>
          <table:table-cell office:value-type="float" office:value="3.72" calcext:value-type="float">
            <text:p>3,72</text:p>
          </table:table-cell>
          <table:table-cell office:value-type="float" office:value="4.34" calcext:value-type="float">
            <text:p>4,34</text:p>
          </table:table-cell>
          <table:table-cell office:value-type="float" office:value="3.52" calcext:value-type="float">
            <text:p>3,52</text:p>
          </table:table-cell>
          <table:table-cell office:value-type="float" office:value="3.78" calcext:value-type="float">
            <text:p>3,78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92</text:p>
          </table:table-cell>
          <table:table-cell/>
          <table:table-cell office:value-type="string" calcext:value-type="string">
            <text:p>4.35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3.96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3.7" calcext:value-type="float">
            <text:p>3,7</text:p>
          </table:table-cell>
          <table:table-cell office:value-type="float" office:value="3.81" calcext:value-type="float">
            <text:p>3,81</text:p>
          </table:table-cell>
          <table:table-cell office:value-type="float" office:value="3.9" calcext:value-type="float">
            <text:p>3,9</text:p>
          </table:table-cell>
          <table:table-cell office:value-type="float" office:value="4.3" calcext:value-type="float">
            <text:p>4,3</text:p>
          </table:table-cell>
          <table:table-cell office:value-type="float" office:value="3.49" calcext:value-type="float">
            <text:p>3,49</text:p>
          </table:table-cell>
          <table:table-cell office:value-type="float" office:value="4.04" calcext:value-type="float">
            <text:p>4,04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3.79" calcext:value-type="float">
            <text:p>3,79</text:p>
          </table:table-cell>
          <table:table-cell office:value-type="float" office:value="3.9" calcext:value-type="float">
            <text:p>3,9</text:p>
          </table:table-cell>
          <table:table-cell office:value-type="float" office:value="3.36" calcext:value-type="float">
            <text:p>3,36</text:p>
          </table:table-cell>
          <table:table-cell office:value-type="float" office:value="4.53" calcext:value-type="float">
            <text:p>4,53</text:p>
          </table:table-cell>
          <table:table-cell office:value-type="float" office:value="3.8" calcext:value-type="float">
            <text:p>3,8</text:p>
          </table:table-cell>
          <table:table-cell office:value-type="float" office:value="3.49" calcext:value-type="float">
            <text:p>3,49</text:p>
          </table:table-cell>
          <table:table-cell office:value-type="float" office:value="3.54" calcext:value-type="float">
            <text:p>3,54</text:p>
          </table:table-cell>
          <table:table-cell office:value-type="float" office:value="3.6" calcext:value-type="float">
            <text:p>3,6</text:p>
          </table:table-cell>
          <table:table-cell office:value-type="float" office:value="3.94" calcext:value-type="float">
            <text:p>3,94</text:p>
          </table:table-cell>
          <table:table-cell office:value-type="float" office:value="4.36" calcext:value-type="float">
            <text:p>4,36</text:p>
          </table:table-cell>
          <table:table-cell office:value-type="float" office:value="3.5" calcext:value-type="float">
            <text:p>3,5</text:p>
          </table:table-cell>
          <table:table-cell office:value-type="float" office:value="3.2" calcext:value-type="float">
            <text:p>3,2</text:p>
          </table:table-cell>
          <table:table-cell office:value-type="float" office:value="3.1" calcext:value-type="float">
            <text:p>3,1</text:p>
          </table:table-cell>
          <table:table-cell office:value-type="float" office:value="3.5" calcext:value-type="float">
            <text:p>3,5</text:p>
          </table:table-cell>
          <table:table-cell office:value-type="float" office:value="3.38" calcext:value-type="float">
            <text:p>3,38</text:p>
          </table:table-cell>
          <table:table-cell office:value-type="float" office:value="3.3" calcext:value-type="float">
            <text:p>3,3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3.56" calcext:value-type="float">
            <text:p>3,56</text:p>
          </table:table-cell>
          <table:table-cell office:value-type="float" office:value="3.38" calcext:value-type="float">
            <text:p>3,38</text:p>
          </table:table-cell>
          <table:table-cell table:number-columns-repeated="6"/>
          <table:table-cell office:value-type="float" office:value="3.58" calcext:value-type="float">
            <text:p>3,58</text:p>
          </table:table-cell>
          <table:table-cell office:value-type="float" office:value="3.15" calcext:value-type="float">
            <text:p>3,15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,38</text:p>
          </table:table-cell>
          <table:table-cell office:value-type="float" office:value="3.43" calcext:value-type="float">
            <text:p>3,43</text:p>
          </table:table-cell>
          <table:table-cell table:number-columns-repeated="5"/>
          <table:table-cell office:value-type="float" office:value="3.43" calcext:value-type="float">
            <text:p>3,43</text:p>
          </table:table-cell>
          <table:table-cell office:value-type="float" office:value="2.79" calcext:value-type="float">
            <text:p>2,79</text:p>
          </table:table-cell>
          <table:table-cell office:value-type="float" office:value="3.53" calcext:value-type="float">
            <text:p>3,53</text:p>
          </table:table-cell>
          <table:table-cell office:value-type="float" office:value="3.56" calcext:value-type="float">
            <text:p>3,56</text:p>
          </table:table-cell>
          <table:table-cell office:value-type="float" office:value="2.83" calcext:value-type="float">
            <text:p>2,83</text:p>
          </table:table-cell>
          <table:table-cell office:value-type="float" office:value="3.15" calcext:value-type="float">
            <text:p>3,15</text:p>
          </table:table-cell>
          <table:table-cell office:value-type="float" office:value="3.83" calcext:value-type="float">
            <text:p>3,83</text:p>
          </table:table-cell>
          <table:table-cell office:value-type="float" office:value="3.27" calcext:value-type="float">
            <text:p>3,27</text:p>
          </table:table-cell>
          <table:table-cell office:value-type="float" office:value="3.99" calcext:value-type="float">
            <text:p>3,99</text:p>
          </table:table-cell>
          <table:table-cell office:value-type="float" office:value="3.98" calcext:value-type="float">
            <text:p>3,98</text:p>
          </table:table-cell>
          <table:table-cell office:value-type="float" office:value="3.82" calcext:value-type="float">
            <text:p>3,82</text:p>
          </table:table-cell>
          <table:table-cell office:value-type="float" office:value="4.05" calcext:value-type="float">
            <text:p>4,05</text:p>
          </table:table-cell>
          <table:table-cell office:value-type="float" office:value="3.81" calcext:value-type="float">
            <text:p>3,81</text:p>
          </table:table-cell>
          <table:table-cell office:value-type="float" office:value="3.33" calcext:value-type="float">
            <text:p>3,33</text:p>
          </table:table-cell>
          <table:table-cell office:value-type="float" office:value="3.44" calcext:value-type="float">
            <text:p>3,44</text:p>
          </table:table-cell>
          <table:table-cell office:value-type="float" office:value="3.85" calcext:value-type="float">
            <text:p>3,85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3.1" calcext:value-type="float">
            <text:p>3,1</text:p>
          </table:table-cell>
          <table:table-cell office:value-type="float" office:value="2.9" calcext:value-type="float">
            <text:p>2,9</text:p>
          </table:table-cell>
          <table:table-cell office:value-type="float" office:value="3.4" calcext:value-type="float">
            <text:p>3,4</text:p>
          </table:table-cell>
          <table:table-cell office:value-type="float" office:value="3.7" calcext:value-type="float">
            <text:p>3,7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3.81" calcext:value-type="float">
            <text:p>3,81</text:p>
          </table:table-cell>
          <table:table-cell office:value-type="float" office:value="3.83" calcext:value-type="float">
            <text:p>3,83</text:p>
          </table:table-cell>
          <table:table-cell office:value-type="float" office:value="4.85" calcext:value-type="float">
            <text:p>4,85</text:p>
          </table:table-cell>
          <table:table-cell office:value-type="float" office:value="4.17" calcext:value-type="float">
            <text:p>4,17</text:p>
          </table:table-cell>
          <table:table-cell office:value-type="float" office:value="4.28" calcext:value-type="float">
            <text:p>4,28</text:p>
          </table:table-cell>
          <table:table-cell office:value-type="float" office:value="3.89" calcext:value-type="float">
            <text:p>3,89</text:p>
          </table:table-cell>
          <table:table-cell office:value-type="float" office:value="4.41" calcext:value-type="float">
            <text:p>4,41</text:p>
          </table:table-cell>
          <table:table-cell office:value-type="float" office:value="4.35" calcext:value-type="float">
            <text:p>4,35</text:p>
          </table:table-cell>
          <table:table-cell office:value-type="float" office:value="4.1" calcext:value-type="float">
            <text:p>4,1</text:p>
          </table:table-cell>
          <table:table-cell office:value-type="float" office:value="3.63" calcext:value-type="float">
            <text:p>3,63</text:p>
          </table:table-cell>
          <table:table-cell office:value-type="float" office:value="4.18" calcext:value-type="float">
            <text:p>4,18</text:p>
          </table:table-cell>
          <table:table-cell table:number-columns-repeated="2"/>
          <table:table-cell office:value-type="float" office:value="4.79" calcext:value-type="float">
            <text:p>4,79</text:p>
          </table:table-cell>
          <table:table-cell table:number-columns-repeated="6"/>
          <table:table-cell office:value-type="float" office:value="3.4" calcext:value-type="float">
            <text:p>3,4</text:p>
          </table:table-cell>
          <table:table-cell office:value-type="float" office:value="3.42" calcext:value-type="float">
            <text:p>3,42</text:p>
          </table:table-cell>
          <table:table-cell table:style-name="Default" office:value-type="float" office:value="3.5" calcext:value-type="float">
            <text:p>3,5</text:p>
          </table:table-cell>
          <table:table-cell office:value-type="float" office:value="3.22" calcext:value-type="float">
            <text:p>3,2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office:value-type="float" office:value="2.95" calcext:value-type="float">
            <text:p>2,95</text:p>
          </table:table-cell>
          <table:table-cell office:value-type="float" office:value="3.52" calcext:value-type="float">
            <text:p>3,52</text:p>
          </table:table-cell>
          <table:table-cell office:value-type="float" office:value="3" calcext:value-type="float">
            <text:p>3</text:p>
          </table:table-cell>
          <table:table-cell office:value-type="float" office:value="3.73" calcext:value-type="float">
            <text:p>3,73</text:p>
          </table:table-cell>
          <table:table-cell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 office:value-type="float" office:value="4.1" calcext:value-type="float">
            <text:p>4,1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</text:p>
          </table:table-cell>
          <table:table-cell office:value-type="float" office:value="3.36" calcext:value-type="float">
            <text:p>3,36</text:p>
          </table:table-cell>
          <table:table-cell office:value-type="float" office:value="3.82" calcext:value-type="float">
            <text:p>3,82</text:p>
          </table:table-cell>
          <table:table-cell office:value-type="float" office:value="3.07" calcext:value-type="float">
            <text:p>3,07</text:p>
          </table:table-cell>
          <table:table-cell office:value-type="float" office:value="3.39" calcext:value-type="float">
            <text:p>3,39</text:p>
          </table:table-cell>
          <table:table-cell office:value-type="float" office:value="3.4" calcext:value-type="float">
            <text:p>3,4</text:p>
          </table:table-cell>
          <table:table-cell office:value-type="float" office:value="4.03" calcext:value-type="float">
            <text:p>4,03</text:p>
          </table:table-cell>
          <table:table-cell office:value-type="float" office:value="3.27" calcext:value-type="float">
            <text:p>3,27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3.8" calcext:value-type="float">
            <text:p>3,8</text:p>
          </table:table-cell>
          <table:table-cell office:value-type="float" office:value="4.3" calcext:value-type="float">
            <text:p>4,3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,8</text:p>
          </table:table-cell>
          <table:table-cell office:value-type="float" office:value="4.2" calcext:value-type="float">
            <text:p>4,2</text:p>
          </table:table-cell>
          <table:table-cell table:number-columns-repeated="10"/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table:style-name="Default" office:value-type="float" office:value="2.82" calcext:value-type="float">
            <text:p>2,82</text:p>
          </table:table-cell>
          <table:table-cell table:style-name="Default" office:value-type="float" office:value="2.92" calcext:value-type="float">
            <text:p>2,92</text:p>
          </table:table-cell>
          <table:table-cell office:value-type="string" calcext:value-type="string">
            <text:p>3,3-&gt;3,6</text:p>
          </table:table-cell>
          <table:table-cell office:value-type="float" office:value="4.49" calcext:value-type="float">
            <text:p>4,49</text:p>
          </table:table-cell>
          <table:table-cell office:value-type="float" office:value="4.05" calcext:value-type="float">
            <text:p>4,05</text:p>
          </table:table-cell>
          <table:table-cell office:value-type="float" office:value="3.33" calcext:value-type="float">
            <text:p>3,33</text:p>
          </table:table-cell>
          <table:table-cell office:value-type="float" office:value="3.93" calcext:value-type="float">
            <text:p>3,93</text:p>
          </table:table-cell>
          <table:table-cell office:value-type="float" office:value="3.8" calcext:value-type="float">
            <text:p>3,8</text:p>
          </table:table-cell>
          <table:table-cell office:value-type="float" office:value="3.91" calcext:value-type="float">
            <text:p>3,91</text:p>
          </table:table-cell>
          <table:table-cell office:value-type="float" office:value="3.89" calcext:value-type="float">
            <text:p>3,89</text:p>
          </table:table-cell>
          <table:table-cell office:value-type="float" office:value="4.13" calcext:value-type="float">
            <text:p>4,13</text:p>
          </table:table-cell>
          <table:table-cell office:value-type="float" office:value="2.96" calcext:value-type="float">
            <text:p>2,96</text:p>
          </table:table-cell>
          <table:table-cell office:value-type="float" office:value="4.87" calcext:value-type="float">
            <text:p>4,87</text:p>
          </table:table-cell>
          <table:table-cell office:value-type="float" office:value="3.91" calcext:value-type="float">
            <text:p>3,91</text:p>
          </table:table-cell>
          <table:table-cell office:value-type="float" office:value="3.43" calcext:value-type="float">
            <text:p>3,43</text:p>
          </table:table-cell>
          <table:table-cell office:value-type="float" office:value="3.71" calcext:value-type="float">
            <text:p>3,71</text:p>
          </table:table-cell>
          <table:table-cell office:value-type="float" office:value="2.94" calcext:value-type="float">
            <text:p>2,94</text:p>
          </table:table-cell>
          <table:table-cell office:value-type="float" office:value="3.78" calcext:value-type="float">
            <text:p>3,78</text:p>
          </table:table-cell>
          <table:table-cell office:value-type="float" office:value="3.46" calcext:value-type="float">
            <text:p>3,46</text:p>
          </table:table-cell>
          <table:table-cell office:value-type="float" office:value="3.96" calcext:value-type="float">
            <text:p>3,96</text:p>
          </table:table-cell>
          <table:table-cell office:value-type="float" office:value="4.12" calcext:value-type="float">
            <text:p>4,12</text:p>
          </table:table-cell>
          <table:table-cell office:value-type="float" office:value="3.41" calcext:value-type="float">
            <text:p>3,41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3.9" calcext:value-type="float">
            <text:p>3,9</text:p>
          </table:table-cell>
          <table:table-cell office:value-type="float" office:value="2.88" calcext:value-type="float">
            <text:p>2,88</text:p>
          </table:table-cell>
          <table:table-cell office:value-type="float" office:value="3.4" calcext:value-type="float">
            <text:p>3,4</text:p>
          </table:table-cell>
          <table:table-cell office:value-type="float" office:value="3.58" calcext:value-type="float">
            <text:p>3,58</text:p>
          </table:table-cell>
          <table:table-cell office:value-type="float" office:value="3.16" calcext:value-type="float">
            <text:p>3,16</text:p>
          </table:table-cell>
          <table:table-cell office:value-type="float" office:value="3.66" calcext:value-type="float">
            <text:p>3,66</text:p>
          </table:table-cell>
          <table:table-cell office:value-type="float" office:value="4.25" calcext:value-type="float">
            <text:p>4,25</text:p>
          </table:table-cell>
          <table:table-cell office:value-type="float" office:value="3.91" calcext:value-type="float">
            <text:p>3,91</text:p>
          </table:table-cell>
          <table:table-cell office:value-type="float" office:value="3.66" calcext:value-type="float">
            <text:p>3,66</text:p>
          </table:table-cell>
          <table:table-cell office:value-type="float" office:value="4.66" calcext:value-type="float">
            <text:p>4,66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.7" calcext:value-type="float">
            <text:p>3,7</text:p>
          </table:table-cell>
          <table:table-cell office:value-type="float" office:value="3.89" calcext:value-type="float">
            <text:p>3,89</text:p>
          </table:table-cell>
          <table:table-cell office:value-type="float" office:value="4.21" calcext:value-type="float">
            <text:p>4,21</text:p>
          </table:table-cell>
          <table:table-cell office:value-type="float" office:value="3.58" calcext:value-type="float">
            <text:p>3,58</text:p>
          </table:table-cell>
          <table:table-cell office:value-type="float" office:value="3.85" calcext:value-type="float">
            <text:p>3,85</text:p>
          </table:table-cell>
          <table:table-cell office:value-type="float" office:value="4.73" calcext:value-type="float">
            <text:p>4,73</text:p>
          </table:table-cell>
          <table:table-cell office:value-type="float" office:value="3.73" calcext:value-type="float">
            <text:p>3,73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7" calcext:value-type="float">
            <text:p>3,7</text:p>
          </table:table-cell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office:value-type="float" office:value="3.5" calcext:value-type="float">
            <text:p>3,5</text:p>
          </table:table-cell>
          <table:table-cell office:value-type="float" office:value="3.8" calcext:value-type="float">
            <text:p>3,8</text:p>
          </table:table-cell>
          <table:table-cell office:value-type="float" office:value="4.9" calcext:value-type="float">
            <text:p>4,9</text:p>
          </table:table-cell>
          <table:table-cell office:value-type="float" office:value="3.7" calcext:value-type="float">
            <text:p>3,7</text:p>
          </table:table-cell>
          <table:table-cell office:value-type="float" office:value="4.2" calcext:value-type="float">
            <text:p>4,2</text:p>
          </table:table-cell>
          <table:table-cell office:value-type="float" office:value="3.85" calcext:value-type="float">
            <text:p>3,85</text:p>
          </table:table-cell>
          <table:table-cell office:value-type="float" office:value="3.44" calcext:value-type="float">
            <text:p>3,44</text:p>
          </table:table-cell>
          <table:table-cell office:value-type="float" office:value="3.54" calcext:value-type="float">
            <text:p>3,54</text:p>
          </table:table-cell>
          <table:table-cell office:value-type="float" office:value="3.44" calcext:value-type="float">
            <text:p>3,44</text:p>
          </table:table-cell>
          <table:table-cell office:value-type="float" office:value="4.28" calcext:value-type="float">
            <text:p>4,28</text:p>
          </table:table-cell>
          <table:table-cell office:value-type="float" office:value="3.92" calcext:value-type="float">
            <text:p>3,92</text:p>
          </table:table-cell>
          <table:table-cell office:value-type="float" office:value="3.77" calcext:value-type="float">
            <text:p>3,77</text:p>
          </table:table-cell>
          <table:table-cell office:value-type="float" office:value="4.83" calcext:value-type="float">
            <text:p>4,83</text:p>
          </table:table-cell>
          <table:table-cell office:value-type="float" office:value="4" calcext:value-type="float">
            <text:p>4</text:p>
          </table:table-cell>
          <table:table-cell office:value-type="float" office:value="3.81" calcext:value-type="float">
            <text:p>3,81</text:p>
          </table:table-cell>
          <table:table-cell office:value-type="float" office:value="4.4" calcext:value-type="float">
            <text:p>4,4</text:p>
          </table:table-cell>
          <table:table-cell office:value-type="float" office:value="4.48" calcext:value-type="float">
            <text:p>4,48</text:p>
          </table:table-cell>
          <table:table-cell office:value-type="float" office:value="4.25" calcext:value-type="float">
            <text:p>4,25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,96</text:p>
          </table:table-cell>
          <table:table-cell office:value-type="float" office:value="3.75" calcext:value-type="float">
            <text:p>3,75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office:value-type="float" office:value="4.16" calcext:value-type="float">
            <text:p>4,16</text:p>
          </table:table-cell>
          <table:table-cell office:value-type="float" office:value="3.53" calcext:value-type="float">
            <text:p>3,53</text:p>
          </table:table-cell>
          <table:table-cell office:value-type="float" office:value="3.6" calcext:value-type="float">
            <text:p>3,6</text:p>
          </table:table-cell>
          <table:table-cell office:value-type="float" office:value="3.71" calcext:value-type="float">
            <text:p>3,71</text:p>
          </table:table-cell>
          <table:table-cell office:value-type="float" office:value="3.84" calcext:value-type="float">
            <text:p>3,84</text:p>
          </table:table-cell>
          <table:table-cell table:number-columns-repeated="5"/>
          <table:table-cell office:value-type="float" office:value="3.77" calcext:value-type="float">
            <text:p>3,77</text:p>
          </table:table-cell>
          <table:table-cell office:value-type="float" office:value="4.26" calcext:value-type="float">
            <text:p>4,26</text:p>
          </table:table-cell>
          <table:table-cell office:value-type="float" office:value="4.31" calcext:value-type="float">
            <text:p>4,31</text:p>
          </table:table-cell>
          <table:table-cell office:value-type="float" office:value="3.72" calcext:value-type="float">
            <text:p>3,72</text:p>
          </table:table-cell>
          <table:table-cell office:value-type="float" office:value="3.5" calcext:value-type="float">
            <text:p>3,5</text:p>
          </table:table-cell>
          <table:table-cell office:value-type="float" office:value="3.49" calcext:value-type="float">
            <text:p>3,49</text:p>
          </table:table-cell>
          <table:table-cell office:value-type="float" office:value="3.83" calcext:value-type="float">
            <text:p>3,83</text:p>
          </table:table-cell>
          <table:table-cell office:value-type="float" office:value="3.54" calcext:value-type="float">
            <text:p>3,54</text:p>
          </table:table-cell>
          <table:table-cell office:value-type="float" office:value="3.94" calcext:value-type="float">
            <text:p>3,94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14" calcext:value-type="float">
            <text:p>3,14</text:p>
          </table:table-cell>
          <table:table-cell office:value-type="float" office:value="2.82" calcext:value-type="float">
            <text:p>2,82</text:p>
          </table:table-cell>
          <table:table-cell office:value-type="float" office:value="3.37" calcext:value-type="float">
            <text:p>3,37</text:p>
          </table:table-cell>
          <table:table-cell office:value-type="float" office:value="3.5" calcext:value-type="float">
            <text:p>3,5</text:p>
          </table:table-cell>
          <table:table-cell office:value-type="float" office:value="3.55" calcext:value-type="float">
            <text:p>3,55</text:p>
          </table:table-cell>
          <table:table-cell office:value-type="float" office:value="4.05" calcext:value-type="float">
            <text:p>4,05</text:p>
          </table:table-cell>
          <table:table-cell office:value-type="float" office:value="3.44" calcext:value-type="float">
            <text:p>3,44</text:p>
          </table:table-cell>
          <table:table-cell office:value-type="float" office:value="4.21" calcext:value-type="float">
            <text:p>4,21</text:p>
          </table:table-cell>
          <table:table-cell office:value-type="float" office:value="3.72" calcext:value-type="float">
            <text:p>3,72</text:p>
          </table:table-cell>
          <table:table-cell office:value-type="float" office:value="3.34" calcext:value-type="float">
            <text:p>3,34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,99</text:p>
          </table:table-cell>
          <table:table-cell office:value-type="float" office:value="4.7" calcext:value-type="float">
            <text:p>4,7</text:p>
          </table:table-cell>
          <table:table-cell office:value-type="float" office:value="4.02" calcext:value-type="float">
            <text:p>4,02</text:p>
          </table:table-cell>
          <table:table-cell office:value-type="float" office:value="3.93" calcext:value-type="float">
            <text:p>3,93</text:p>
          </table:table-cell>
          <table:table-cell office:value-type="float" office:value="3.87" calcext:value-type="float">
            <text:p>3,87</text:p>
          </table:table-cell>
          <table:table-cell office:value-type="float" office:value="4.87" calcext:value-type="float">
            <text:p>4,87</text:p>
          </table:table-cell>
          <table:table-cell office:value-type="float" office:value="3.4" calcext:value-type="float">
            <text:p>3,4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3.6" calcext:value-type="float">
            <text:p>3,6</text:p>
          </table:table-cell>
          <table:table-cell office:value-type="float" office:value="4.73" calcext:value-type="float">
            <text:p>4,73</text:p>
          </table:table-cell>
          <table:table-cell office:value-type="float" office:value="4.12" calcext:value-type="float">
            <text:p>4,12</text:p>
          </table:table-cell>
          <table:table-cell office:value-type="float" office:value="4.73" calcext:value-type="float">
            <text:p>4,73</text:p>
          </table:table-cell>
          <table:table-cell office:value-type="float" office:value="4.69" calcext:value-type="float">
            <text:p>4,69</text:p>
          </table:table-cell>
          <table:table-cell office:value-type="float" office:value="4.55" calcext:value-type="float">
            <text:p>4,55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74" calcext:value-type="float">
            <text:p>3,74</text:p>
          </table:table-cell>
          <table:table-cell office:value-type="float" office:value="4.83" calcext:value-type="float">
            <text:p>4,83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float" office:value="4.45" calcext:value-type="float">
            <text:p>4,45</text:p>
          </table:table-cell>
          <table:table-cell office:value-type="float" office:value="3.18" calcext:value-type="float">
            <text:p>3,18</text:p>
          </table:table-cell>
          <table:table-cell office:value-type="float" office:value="1.3" calcext:value-type="float">
            <text:p>1,3</text:p>
          </table:table-cell>
          <table:table-cell office:value-type="float" office:value="4.22" calcext:value-type="float">
            <text:p>4,22</text:p>
          </table:table-cell>
          <table:table-cell office:value-type="float" office:value="4.59" calcext:value-type="float">
            <text:p>4,59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3.9" calcext:value-type="float">
            <text:p>3,9</text:p>
          </table:table-cell>
          <table:table-cell office:value-type="float" office:value="4.1" calcext:value-type="float">
            <text:p>4,1</text:p>
          </table:table-cell>
          <table:table-cell office:value-type="float" office:value="4.63" calcext:value-type="float">
            <text:p>4,63</text:p>
          </table:table-cell>
          <table:table-cell office:value-type="float" office:value="4.16" calcext:value-type="float">
            <text:p>4,16</text:p>
          </table:table-cell>
          <table:table-cell office:value-type="float" office:value="3.62" calcext:value-type="float">
            <text:p>3,62</text:p>
          </table:table-cell>
          <table:table-cell office:value-type="float" office:value="3.84" calcext:value-type="float">
            <text:p>3,84</text:p>
          </table:table-cell>
          <table:table-cell office:value-type="float" office:value="4.6" calcext:value-type="float">
            <text:p>4,6</text:p>
          </table:table-cell>
          <table:table-cell office:value-type="float" office:value="4.66" calcext:value-type="float">
            <text:p>4,66</text:p>
          </table:table-cell>
          <table:table-cell office:value-type="float" office:value="4.8" calcext:value-type="float">
            <text:p>4,8</text:p>
          </table:table-cell>
          <table:table-cell office:value-type="float" office:value="3.78" calcext:value-type="float">
            <text:p>3,78</text:p>
          </table:table-cell>
          <table:table-cell office:value-type="float" office:value="3.9" calcext:value-type="float">
            <text:p>3,9</text:p>
          </table:table-cell>
          <table:table-cell office:value-type="float" office:value="4.69" calcext:value-type="float">
            <text:p>4,69</text:p>
          </table:table-cell>
          <table:table-cell office:value-type="float" office:value="3.64" calcext:value-type="float">
            <text:p>3,64</text:p>
          </table:table-cell>
          <table:table-cell office:value-type="float" office:value="4.15" calcext:value-type="float">
            <text:p>4,15</text:p>
          </table:table-cell>
          <table:table-cell office:value-type="float" office:value="4.23" calcext:value-type="float">
            <text:p>4,23</text:p>
          </table:table-cell>
          <table:table-cell office:value-type="float" office:value="4.44" calcext:value-type="float">
            <text:p>4,44</text:p>
          </table:table-cell>
          <table:table-cell office:value-type="float" office:value="4.03" calcext:value-type="float">
            <text:p>4,03</text:p>
          </table:table-cell>
          <table:table-cell office:value-type="float" office:value="2.85" calcext:value-type="float">
            <text:p>2,85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3.6" calcext:value-type="float">
            <text:p>3,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3.7" calcext:value-type="float">
            <text:p>3,7</text:p>
          </table:table-cell>
          <table:table-cell office:value-type="float" office:value="3.33" calcext:value-type="float">
            <text:p>3,33</text:p>
          </table:table-cell>
          <table:table-cell office:value-type="float" office:value="3.17" calcext:value-type="float">
            <text:p>3,17</text:p>
          </table:table-cell>
          <table:table-cell office:value-type="float" office:value="3.3" calcext:value-type="float">
            <text:p>3,3</text:p>
          </table:table-cell>
          <table:table-cell office:value-type="float" office:value="3.72" calcext:value-type="float">
            <text:p>3,72</text:p>
          </table:table-cell>
          <table:table-cell office:value-type="float" office:value="3.57" calcext:value-type="float">
            <text:p>3,57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office:value-type="float" office:value="3.7" calcext:value-type="float">
            <text:p>3,7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3.36" calcext:value-type="float">
            <text:p>3,36</text:p>
          </table:table-cell>
          <table:table-cell office:value-type="float" office:value="4.73" calcext:value-type="float">
            <text:p>4,73</text:p>
          </table:table-cell>
          <table:table-cell office:value-type="float" office:value="4.44" calcext:value-type="float">
            <text:p>4,44</text:p>
          </table:table-cell>
          <table:table-cell office:value-type="float" office:value="5.03" calcext:value-type="float">
            <text:p>5,03</text:p>
          </table:table-cell>
          <table:table-cell office:value-type="float" office:value="3.9" calcext:value-type="float">
            <text:p>3,9</text:p>
          </table:table-cell>
          <table:table-cell office:value-type="float" office:value="4.17" calcext:value-type="float">
            <text:p>4,17</text:p>
          </table:table-cell>
          <table:table-cell office:value-type="float" office:value="3.72" calcext:value-type="float">
            <text:p>3,72</text:p>
          </table:table-cell>
          <table:table-cell office:value-type="float" office:value="4.08" calcext:value-type="float">
            <text:p>4,08</text:p>
          </table:table-cell>
          <table:table-cell office:value-type="float" office:value="4.35" calcext:value-type="float">
            <text:p>4,35</text:p>
          </table:table-cell>
          <table:table-cell office:value-type="float" office:value="4.2" calcext:value-type="float">
            <text:p>4,2</text:p>
          </table:table-cell>
          <table:table-cell office:value-type="float" office:value="3.93" calcext:value-type="float">
            <text:p>3,93</text:p>
          </table:table-cell>
          <table:table-cell office:value-type="float" office:value="3.5" calcext:value-type="float">
            <text:p>3,5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office:value-type="float" office:value="3.71" calcext:value-type="float">
            <text:p>3,71</text:p>
          </table:table-cell>
          <table:table-cell office:value-type="float" office:value="3.43" calcext:value-type="float">
            <text:p>3,43</text:p>
          </table:table-cell>
          <table:table-cell office:value-type="float" office:value="3.57" calcext:value-type="float">
            <text:p>3,57</text:p>
          </table:table-cell>
          <table:table-cell office:value-type="float" office:value="3.44" calcext:value-type="float">
            <text:p>3,44</text:p>
          </table:table-cell>
          <table:table-cell office:value-type="float" office:value="3.71" calcext:value-type="float">
            <text:p>3,71</text:p>
          </table:table-cell>
          <table:table-cell office:value-type="float" office:value="3.76" calcext:value-type="float">
            <text:p>3,76</text:p>
          </table:table-cell>
          <table:table-cell office:value-type="float" office:value="3.44" calcext:value-type="float">
            <text:p>3,44</text:p>
          </table:table-cell>
          <table:table-cell office:value-type="float" office:value="3.79" calcext:value-type="float">
            <text:p>3,79</text:p>
          </table:table-cell>
          <table:table-cell office:value-type="float" office:value="3.29" calcext:value-type="float">
            <text:p>3,29</text:p>
          </table:table-cell>
          <table:table-cell office:value-type="float" office:value="3.6" calcext:value-type="float">
            <text:p>3,6</text:p>
          </table:table-cell>
          <table:table-cell office:value-type="float" office:value="3.35" calcext:value-type="float">
            <text:p>3,35</text:p>
          </table:table-cell>
          <table:table-cell office:value-type="float" office:value="3.85" calcext:value-type="float">
            <text:p>3,85</text:p>
          </table:table-cell>
          <table:table-cell office:value-type="float" office:value="3.1" calcext:value-type="float">
            <text:p>3,1</text:p>
          </table:table-cell>
          <table:table-cell office:value-type="float" office:value="3.05" calcext:value-type="float">
            <text:p>3,05</text:p>
          </table:table-cell>
          <table:table-cell office:value-type="float" office:value="3.67" calcext:value-type="float">
            <text:p>3,67</text:p>
          </table:table-cell>
          <table:table-cell office:value-type="float" office:value="3.46" calcext:value-type="float">
            <text:p>3,46</text:p>
          </table:table-cell>
          <table:table-cell office:value-type="float" office:value="3.85" calcext:value-type="float">
            <text:p>3,85</text:p>
          </table:table-cell>
          <table:table-cell office:value-type="float" office:value="3.66" calcext:value-type="float">
            <text:p>3,66</text:p>
          </table:table-cell>
          <table:table-cell office:value-type="float" office:value="3.73" calcext:value-type="float">
            <text:p>3,73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office:value-type="float" office:value="3.3" calcext:value-type="float">
            <text:p>3,3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83" calcext:value-type="float">
            <text:p>4,83</text:p>
          </table:table-cell>
          <table:table-cell office:value-type="float" office:value="4.53" calcext:value-type="float">
            <text:p>4,53</text:p>
          </table:table-cell>
          <table:table-cell office:value-type="float" office:value="4.18" calcext:value-type="float">
            <text:p>4,18</text:p>
          </table:table-cell>
          <table:table-cell office:value-type="float" office:value="4.17" calcext:value-type="float">
            <text:p>4,17</text:p>
          </table:table-cell>
          <table:table-cell office:value-type="float" office:value="4.33" calcext:value-type="float">
            <text:p>4,33</text:p>
          </table:table-cell>
          <table:table-cell office:value-type="float" office:value="3.79" calcext:value-type="float">
            <text:p>3,79</text:p>
          </table:table-cell>
          <table:table-cell office:value-type="float" office:value="3.54" calcext:value-type="float">
            <text:p>3,54</text:p>
          </table:table-cell>
          <table:table-cell office:value-type="float" office:value="3.89" calcext:value-type="float">
            <text:p>3,89</text:p>
          </table:table-cell>
          <table:table-cell office:value-type="float" office:value="3.44" calcext:value-type="float">
            <text:p>3,44</text:p>
          </table:table-cell>
          <table:table-cell office:value-type="float" office:value="3.75" calcext:value-type="float">
            <text:p>3,75</text:p>
          </table:table-cell>
          <table:table-cell office:value-type="float" office:value="3.06" calcext:value-type="float">
            <text:p>3,06</text:p>
          </table:table-cell>
          <table:table-cell table:style-name="ce33" office:value-type="string" calcext:value-type="string">
            <text:p>3.58</text:p>
          </table:table-cell>
          <table:table-cell table:style-name="ce33" office:value-type="string" calcext:value-type="string">
            <text:p>3.23</text:p>
          </table:table-cell>
          <table:table-cell table:style-name="ce33" office:value-type="string" calcext:value-type="string">
            <text:p>2.99</text:p>
          </table:table-cell>
          <table:table-cell office:value-type="float" office:value="3.2" calcext:value-type="float">
            <text:p>3,2</text:p>
          </table:table-cell>
          <table:table-cell office:value-type="float" office:value="3.03" calcext:value-type="float">
            <text:p>3,03</text:p>
          </table:table-cell>
          <table:table-cell office:value-type="float" office:value="3.45" calcext:value-type="float">
            <text:p>3,45</text:p>
          </table:table-cell>
          <table:table-cell office:value-type="float" office:value="3.28" calcext:value-type="float">
            <text:p>3,28</text:p>
          </table:table-cell>
          <table:table-cell office:value-type="float" office:value="3.27" calcext:value-type="float">
            <text:p>3,27</text:p>
          </table:table-cell>
          <table:table-cell office:value-type="float" office:value="3.41" calcext:value-type="float">
            <text:p>3,41</text:p>
          </table:table-cell>
          <table:table-cell office:value-type="float" office:value="3.87" calcext:value-type="float">
            <text:p>3,87</text:p>
          </table:table-cell>
          <table:table-cell office:value-type="float" office:value="3.7" calcext:value-type="float">
            <text:p>3,7</text:p>
          </table:table-cell>
          <table:table-cell office:value-type="float" office:value="3.67" calcext:value-type="float">
            <text:p>3,67</text:p>
          </table:table-cell>
          <table:table-cell office:value-type="float" office:value="4.57" calcext:value-type="float">
            <text:p>4,57</text:p>
          </table:table-cell>
          <table:table-cell office:value-type="float" office:value="3.44" calcext:value-type="float">
            <text:p>3,44</text:p>
          </table:table-cell>
          <table:table-cell office:value-type="float" office:value="3.45" calcext:value-type="float">
            <text:p>3,45</text:p>
          </table:table-cell>
          <table:table-cell office:value-type="float" office:value="3.85" calcext:value-type="float">
            <text:p>3,85</text:p>
          </table:table-cell>
          <table:table-cell office:value-type="float" office:value="2.91" calcext:value-type="float">
            <text:p>2,91</text:p>
          </table:table-cell>
          <table:table-cell office:value-type="float" office:value="4.51" calcext:value-type="float">
            <text:p>4,51</text:p>
          </table:table-cell>
          <table:table-cell office:value-type="float" office:value="3.69" calcext:value-type="float">
            <text:p>3,69</text:p>
          </table:table-cell>
          <table:table-cell office:value-type="float" office:value="3.7" calcext:value-type="float">
            <text:p>3,7</text:p>
          </table:table-cell>
          <table:table-cell office:value-type="float" office:value="3.8" calcext:value-type="float">
            <text:p>3,8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office:value-type="float" office:value="3.3" calcext:value-type="float">
            <text:p>3,3</text:p>
          </table:table-cell>
          <table:table-cell office:value-type="float" office:value="3.35" calcext:value-type="float">
            <text:p>3,3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2.9" calcext:value-type="float">
            <text:p>2,9</text:p>
          </table:table-cell>
          <table:table-cell office:value-type="float" office:value="3.6" calcext:value-type="float">
            <text:p>3,6</text:p>
          </table:table-cell>
          <table:table-cell office:value-type="float" office:value="2.8" calcext:value-type="float">
            <text:p>2,8</text:p>
          </table:table-cell>
          <table:table-cell office:value-type="float" office:value="3.9" calcext:value-type="float">
            <text:p>3,9</text:p>
          </table:table-cell>
          <table:table-cell office:value-type="float" office:value="3.2" calcext:value-type="float">
            <text:p>3,2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2.8" calcext:value-type="float">
            <text:p>2,8</text:p>
          </table:table-cell>
          <table:table-cell office:value-type="float" office:value="3.6" calcext:value-type="float">
            <text:p>3,6</text:p>
          </table:table-cell>
          <table:table-cell office:value-type="float" office:value="3.31" calcext:value-type="float">
            <text:p>3,31</text:p>
          </table:table-cell>
          <table:table-cell office:value-type="float" office:value="3.7" calcext:value-type="float">
            <text:p>3,7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style-name="Default" office:value-type="float" office:value="4.1" calcext:value-type="float">
            <text:p>4,1</text:p>
          </table:table-cell>
          <table:table-cell office:value-type="float" office:value="3.61" calcext:value-type="float">
            <text:p>3,61</text:p>
          </table:table-cell>
          <table:table-cell office:value-type="float" office:value="4.19" calcext:value-type="float">
            <text:p>4,19</text:p>
          </table:table-cell>
          <table:table-cell office:value-type="float" office:value="3.78" calcext:value-type="float">
            <text:p>3,78</text:p>
          </table:table-cell>
          <table:table-cell office:value-type="float" office:value="3.39" calcext:value-type="float">
            <text:p>3,39</text:p>
          </table:table-cell>
          <table:table-cell office:value-type="float" office:value="4.9" calcext:value-type="float">
            <text:p>4,9</text:p>
          </table:table-cell>
          <table:table-cell office:value-type="float" office:value="4.18" calcext:value-type="float">
            <text:p>4,18</text:p>
          </table:table-cell>
          <table:table-cell office:value-type="float" office:value="4.17" calcext:value-type="float">
            <text:p>4,17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,94</text:p>
          </table:table-cell>
          <table:table-cell office:value-type="float" office:value="4.6" calcext:value-type="float">
            <text:p>4,6</text:p>
          </table:table-cell>
          <table:table-cell office:value-type="float" office:value="4.07" calcext:value-type="float">
            <text:p>4,07</text:p>
          </table:table-cell>
          <table:table-cell office:value-type="float" office:value="4.04" calcext:value-type="float">
            <text:p>4,04</text:p>
          </table:table-cell>
          <table:table-cell office:value-type="float" office:value="4.01" calcext:value-type="float">
            <text:p>4,01</text:p>
          </table:table-cell>
          <table:table-cell office:value-type="float" office:value="4.18" calcext:value-type="float">
            <text:p>4,18</text:p>
          </table:table-cell>
          <table:table-cell office:value-type="float" office:value="4.22" calcext:value-type="float">
            <text:p>4,22</text:p>
          </table:table-cell>
          <table:table-cell office:value-type="float" office:value="4.04" calcext:value-type="float">
            <text:p>4,04</text:p>
          </table:table-cell>
          <table:table-cell office:value-type="float" office:value="3.2" calcext:value-type="float">
            <text:p>3,2</text:p>
          </table:table-cell>
          <table:table-cell office:value-type="float" office:value="2.8" calcext:value-type="float">
            <text:p>2,8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4.17" calcext:value-type="float">
            <text:p>4,17</text:p>
          </table:table-cell>
          <table:table-cell office:value-type="float" office:value="3.57" calcext:value-type="float">
            <text:p>3,57</text:p>
          </table:table-cell>
          <table:table-cell office:value-type="float" office:value="3.5" calcext:value-type="float">
            <text:p>3,5</text:p>
          </table:table-cell>
          <table:table-cell office:value-type="float" office:value="3.87" calcext:value-type="float">
            <text:p>3,87</text:p>
          </table:table-cell>
          <table:table-cell office:value-type="float" office:value="3.2" calcext:value-type="float">
            <text:p>3,2</text:p>
          </table:table-cell>
          <table:table-cell office:value-type="float" office:value="3.82" calcext:value-type="float">
            <text:p>3,82</text:p>
          </table:table-cell>
          <table:table-cell office:value-type="float" office:value="4.51" calcext:value-type="float">
            <text:p>4,51</text:p>
          </table:table-cell>
          <table:table-cell office:value-type="float" office:value="3.74" calcext:value-type="float">
            <text:p>3,74</text:p>
          </table:table-cell>
          <table:table-cell office:value-type="float" office:value="4.72" calcext:value-type="float">
            <text:p>4,72</text:p>
          </table:table-cell>
          <table:table-cell office:value-type="float" office:value="4.15" calcext:value-type="float">
            <text:p>4,15</text:p>
          </table:table-cell>
          <table:table-cell office:value-type="float" office:value="3.57" calcext:value-type="float">
            <text:p>3,57</text:p>
          </table:table-cell>
          <table:table-cell office:value-type="float" office:value="3.39" calcext:value-type="float">
            <text:p>3,39</text:p>
          </table:table-cell>
          <table:table-cell office:value-type="float" office:value="4.5" calcext:value-type="float">
            <text:p>4,5</text:p>
          </table:table-cell>
          <table:table-cell office:value-type="float" office:value="4.65" calcext:value-type="float">
            <text:p>4,65</text:p>
          </table:table-cell>
          <table:table-cell office:value-type="float" office:value="4.87" calcext:value-type="float">
            <text:p>4,87</text:p>
          </table:table-cell>
          <table:table-cell office:value-type="float" office:value="4.33" calcext:value-type="float">
            <text:p>4,33</text:p>
          </table:table-cell>
          <table:table-cell office:value-type="float" office:value="4.41" calcext:value-type="float">
            <text:p>4,41</text:p>
          </table:table-cell>
          <table:table-cell office:value-type="float" office:value="4.85" calcext:value-type="float">
            <text:p>4,85</text:p>
          </table:table-cell>
          <table:table-cell office:value-type="float" office:value="4.6" calcext:value-type="float">
            <text:p>4,6</text:p>
          </table:table-cell>
          <table:table-cell office:value-type="float" office:value="3.52" calcext:value-type="float">
            <text:p>3,52</text:p>
          </table:table-cell>
          <table:table-cell office:value-type="float" office:value="4.58" calcext:value-type="float">
            <text:p>4,58</text:p>
          </table:table-cell>
          <table:table-cell office:value-type="float" office:value="4.69" calcext:value-type="float">
            <text:p>4,69</text:p>
          </table:table-cell>
          <table:table-cell office:value-type="float" office:value="3.59" calcext:value-type="float">
            <text:p>3,59</text:p>
          </table:table-cell>
          <table:table-cell office:value-type="float" office:value="3.66" calcext:value-type="float">
            <text:p>3,66</text:p>
          </table:table-cell>
          <table:table-cell office:value-type="float" office:value="3.81" calcext:value-type="float">
            <text:p>3,81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2.73" calcext:value-type="float">
            <text:p>2,73</text:p>
          </table:table-cell>
          <table:table-cell office:value-type="float" office:value="2.9" calcext:value-type="float">
            <text:p>2,9</text:p>
          </table:table-cell>
          <table:table-cell office:value-type="float" office:value="3.21" calcext:value-type="float">
            <text:p>3,21</text:p>
          </table:table-cell>
          <table:table-cell office:value-type="float" office:value="2.79" calcext:value-type="float">
            <text:p>2,79</text:p>
          </table:table-cell>
          <table:table-cell office:value-type="float" office:value="3.3" calcext:value-type="float">
            <text:p>3,3</text:p>
          </table:table-cell>
          <table:table-cell office:value-type="float" office:value="2.81" calcext:value-type="float">
            <text:p>2,81</text:p>
          </table:table-cell>
          <table:table-cell office:value-type="float" office:value="3.15" calcext:value-type="float">
            <text:p>3,15</text:p>
          </table:table-cell>
          <table:table-cell office:value-type="float" office:value="2.92" calcext:value-type="float">
            <text:p>2,92</text:p>
          </table:table-cell>
          <table:table-cell table:style-name="Default" office:value-type="float" office:value="3.3" calcext:value-type="float">
            <text:p>3,3</text:p>
          </table:table-cell>
          <table:table-cell office:value-type="float" office:value="3.34" calcext:value-type="float">
            <text:p>3,34</text:p>
          </table:table-cell>
          <table:table-cell office:value-type="float" office:value="4.52" calcext:value-type="float">
            <text:p>4,52</text:p>
          </table:table-cell>
          <table:table-cell office:value-type="float" office:value="2.8" calcext:value-type="float">
            <text:p>2,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4.63" calcext:value-type="float">
            <text:p>4,63</text:p>
          </table:table-cell>
          <table:table-cell office:value-type="float" office:value="4.65" calcext:value-type="float">
            <text:p>4,6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4.72" calcext:value-type="float">
            <text:p>4,72</text:p>
          </table:table-cell>
          <table:table-cell office:value-type="float" office:value="3.09" calcext:value-type="float">
            <text:p>3,09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3.81" calcext:value-type="float">
            <text:p>3,81</text:p>
          </table:table-cell>
          <table:table-cell office:value-type="float" office:value="3.8" calcext:value-type="float">
            <text:p>3,8</text:p>
          </table:table-cell>
          <table:table-cell table:number-columns-repeated="5"/>
          <table:table-cell office:value-type="float" office:value="4.48" calcext:value-type="float">
            <text:p>4,48</text:p>
          </table:table-cell>
          <table:table-cell office:value-type="float" office:value="4.21" calcext:value-type="float">
            <text:p>4,21</text:p>
          </table:table-cell>
          <table:table-cell office:value-type="float" office:value="3.81" calcext:value-type="float">
            <text:p>3,81</text:p>
          </table:table-cell>
          <table:table-cell office:value-type="float" office:value="4.38" calcext:value-type="float">
            <text:p>4,38</text:p>
          </table:table-cell>
          <table:table-cell office:value-type="float" office:value="4.47" calcext:value-type="float">
            <text:p>4,47</text:p>
          </table:table-cell>
          <table:table-cell table:number-columns-repeated="8"/>
          <table:table-cell office:value-type="float" office:value="4.55" calcext:value-type="float">
            <text:p>4,55</text:p>
          </table:table-cell>
          <table:table-cell office:value-type="float" office:value="4.39" calcext:value-type="float">
            <text:p>4,39</text:p>
          </table:table-cell>
          <table:table-cell office:value-type="float" office:value="4.36" calcext:value-type="float">
            <text:p>4,36</text:p>
          </table:table-cell>
          <table:table-cell office:value-type="float" office:value="4.64" calcext:value-type="float">
            <text:p>4,64</text:p>
          </table:table-cell>
          <table:table-cell office:value-type="float" office:value="4.61" calcext:value-type="float">
            <text:p>4,61</text:p>
          </table:table-cell>
          <table:table-cell office:value-type="float" office:value="4.36" calcext:value-type="float">
            <text:p>4,36</text:p>
          </table:table-cell>
          <table:table-cell office:value-type="float" office:value="4.23" calcext:value-type="float">
            <text:p>4,23</text:p>
          </table:table-cell>
          <table:table-cell office:value-type="float" office:value="4.1" calcext:value-type="float">
            <text:p>4,1</text:p>
          </table:table-cell>
          <table:table-cell office:value-type="float" office:value="3.78" calcext:value-type="float">
            <text:p>3,78</text:p>
          </table:table-cell>
          <table:table-cell office:value-type="float" office:value="4.07" calcext:value-type="float">
            <text:p>4,07</text:p>
          </table:table-cell>
          <table:table-cell office:value-type="float" office:value="4.22" calcext:value-type="float">
            <text:p>4,22</text:p>
          </table:table-cell>
          <table:table-cell office:value-type="float" office:value="5.13" calcext:value-type="float">
            <text:p>5,13</text:p>
          </table:table-cell>
          <table:table-cell table:style-name="ce22" table:number-columns-repeated="8"/>
          <table:table-cell table:style-name="ce22" office:value-type="string" calcext:value-type="string">
            <text:p>3.99</text:p>
          </table:table-cell>
          <table:table-cell table:style-name="ce22" office:value-type="string" calcext:value-type="string">
            <text:p>4.36</text:p>
          </table:table-cell>
          <table:table-cell office:value-type="float" office:value="4.51" calcext:value-type="float">
            <text:p>4,51</text:p>
          </table:table-cell>
          <table:table-cell office:value-type="float" office:value="3.73" calcext:value-type="float">
            <text:p>3,73</text:p>
          </table:table-cell>
          <table:table-cell office:value-type="float" office:value="4" calcext:value-type="float">
            <text:p>4</text:p>
          </table:table-cell>
          <table:table-cell office:value-type="float" office:value="4.28" calcext:value-type="float">
            <text:p>4,2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4.31" calcext:value-type="float">
            <text:p>4,31</text:p>
          </table:table-cell>
          <table:table-cell office:value-type="float" office:value="3.97" calcext:value-type="float">
            <text:p>3,97</text:p>
          </table:table-cell>
          <table:table-cell office:value-type="float" office:value="3.6" calcext:value-type="float">
            <text:p>3,6</text:p>
          </table:table-cell>
          <table:table-cell office:value-type="float" office:value="3.72" calcext:value-type="float">
            <text:p>3,72</text:p>
          </table:table-cell>
          <table:table-cell office:value-type="float" office:value="3.55" calcext:value-type="float">
            <text:p>3,55</text:p>
          </table:table-cell>
          <table:table-cell office:value-type="float" office:value="3.91" calcext:value-type="float">
            <text:p>3,91</text:p>
          </table:table-cell>
          <table:table-cell office:value-type="float" office:value="4.38" calcext:value-type="float">
            <text:p>4,38</text:p>
          </table:table-cell>
          <table:table-cell office:value-type="float" office:value="3.6" calcext:value-type="float">
            <text:p>3,6</text:p>
          </table:table-cell>
          <table:table-cell office:value-type="float" office:value="4.06" calcext:value-type="float">
            <text:p>4,06</text:p>
          </table:table-cell>
          <table:table-cell office:value-type="float" office:value="3.34" calcext:value-type="float">
            <text:p>3,34</text:p>
          </table:table-cell>
          <table:table-cell office:value-type="float" office:value="3.68" calcext:value-type="float">
            <text:p>3,68</text:p>
          </table:table-cell>
          <table:table-cell office:value-type="float" office:value="4.28" calcext:value-type="float">
            <text:p>4,28</text:p>
          </table:table-cell>
          <table:table-cell office:value-type="float" office:value="3.47" calcext:value-type="float">
            <text:p>3,47</text:p>
          </table:table-cell>
          <table:table-cell table:number-columns-repeated="2" office:value-type="float" office:value="3.4" calcext:value-type="float">
            <text:p>3,4</text:p>
          </table:table-cell>
          <table:table-cell office:value-type="float" office:value="4.06" calcext:value-type="float">
            <text:p>4,06</text:p>
          </table:table-cell>
          <table:table-cell office:value-type="float" office:value="3.93" calcext:value-type="float">
            <text:p>3,93</text:p>
          </table:table-cell>
          <table:table-cell office:value-type="float" office:value="3.75" calcext:value-type="float">
            <text:p>3,75</text:p>
          </table:table-cell>
          <table:table-cell office:value-type="float" office:value="3.9" calcext:value-type="float">
            <text:p>3,9</text:p>
          </table:table-cell>
          <table:table-cell office:value-type="float" office:value="3.94" calcext:value-type="float">
            <text:p>3,94</text:p>
          </table:table-cell>
          <table:table-cell office:value-type="float" office:value="3.25" calcext:value-type="float">
            <text:p>3,25</text:p>
          </table:table-cell>
          <table:table-cell office:value-type="float" office:value="4.45" calcext:value-type="float">
            <text:p>4,45</text:p>
          </table:table-cell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5" calcext:value-type="float">
            <text:p>4,5</text:p>
          </table:table-cell>
          <table:table-cell office:value-type="float" office:value="3.8" calcext:value-type="float">
            <text:p>3,8</text:p>
          </table:table-cell>
          <table:table-cell office:value-type="float" office:value="4.07" calcext:value-type="float">
            <text:p>4,07</text:p>
          </table:table-cell>
          <table:table-cell office:value-type="float" office:value="4.3" calcext:value-type="float">
            <text:p>4,3</text:p>
          </table:table-cell>
          <table:table-cell office:value-type="float" office:value="4.8" calcext:value-type="float">
            <text:p>4,8</text:p>
          </table:table-cell>
          <table:table-cell office:value-type="float" office:value="3.86" calcext:value-type="float">
            <text:p>3,86</text:p>
          </table:table-cell>
          <table:table-cell office:value-type="float" office:value="4.3" calcext:value-type="float">
            <text:p>4,3</text:p>
          </table:table-cell>
          <table:table-cell office:value-type="float" office:value="4.91" calcext:value-type="float">
            <text:p>4,91</text:p>
          </table:table-cell>
          <table:table-cell office:value-type="float" office:value="3.68" calcext:value-type="float">
            <text:p>3,68</text:p>
          </table:table-cell>
          <table:table-cell office:value-type="float" office:value="4.87" calcext:value-type="float">
            <text:p>4,87</text:p>
          </table:table-cell>
          <table:table-cell office:value-type="float" office:value="4.9" calcext:value-type="float">
            <text:p>4,9</text:p>
          </table:table-cell>
          <table:table-cell office:value-type="float" office:value="4.57" calcext:value-type="float">
            <text:p>4,57</text:p>
          </table:table-cell>
          <table:table-cell office:value-type="float" office:value="4.25" calcext:value-type="float">
            <text:p>4,25</text:p>
          </table:table-cell>
          <table:table-cell office:value-type="float" office:value="4.62" calcext:value-type="float">
            <text:p>4,62</text:p>
          </table:table-cell>
          <table:table-cell office:value-type="float" office:value="4.68" calcext:value-type="float">
            <text:p>4,68</text:p>
          </table:table-cell>
          <table:table-cell office:value-type="float" office:value="4.57" calcext:value-type="float">
            <text:p>4,57</text:p>
          </table:table-cell>
          <table:table-cell office:value-type="float" office:value="4.27" calcext:value-type="float">
            <text:p>4,27</text:p>
          </table:table-cell>
          <table:table-cell office:value-type="float" office:value="4.9" calcext:value-type="float">
            <text:p>4,9</text:p>
          </table:table-cell>
          <table:table-cell office:value-type="float" office:value="3.72" calcext:value-type="float">
            <text:p>3,72</text:p>
          </table:table-cell>
          <table:table-cell office:value-type="float" office:value="4.26" calcext:value-type="float">
            <text:p>4,26</text:p>
          </table:table-cell>
          <table:table-cell office:value-type="float" office:value="3.5" calcext:value-type="float">
            <text:p>3,5</text:p>
          </table:table-cell>
          <table:table-cell office:value-type="float" office:value="3.19" calcext:value-type="float">
            <text:p>3,19</text:p>
          </table:table-cell>
          <table:table-cell office:value-type="float" office:value="3.85" calcext:value-type="float">
            <text:p>3,85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3.44" calcext:value-type="float">
            <text:p>3,44</text:p>
          </table:table-cell>
          <table:table-cell office:value-type="float" office:value="4.27" calcext:value-type="float">
            <text:p>4,27</text:p>
          </table:table-cell>
          <table:table-cell office:value-type="float" office:value="3.03" calcext:value-type="float">
            <text:p>3,03</text:p>
          </table:table-cell>
          <table:table-cell office:value-type="float" office:value="3.75" calcext:value-type="float">
            <text:p>3,75</text:p>
          </table:table-cell>
          <table:table-cell office:value-type="float" office:value="3.82" calcext:value-type="float">
            <text:p>3,82</text:p>
          </table:table-cell>
          <table:table-cell office:value-type="float" office:value="3.69" calcext:value-type="float">
            <text:p>3,69</text:p>
          </table:table-cell>
          <table:table-cell office:value-type="float" office:value="3.76" calcext:value-type="float">
            <text:p>3,76</text:p>
          </table:table-cell>
          <table:table-cell office:value-type="float" office:value="4.78" calcext:value-type="float">
            <text:p>4,78</text:p>
          </table:table-cell>
          <table:table-cell office:value-type="float" office:value="3.39" calcext:value-type="float">
            <text:p>3,39</text:p>
          </table:table-cell>
          <table:table-cell table:number-columns-repeated="4"/>
          <table:table-cell office:value-type="float" office:value="3.86" calcext:value-type="float">
            <text:p>3,86</text:p>
          </table:table-cell>
          <table:table-cell office:value-type="float" office:value="3.42" calcext:value-type="float">
            <text:p>3,42</text:p>
          </table:table-cell>
          <table:table-cell office:value-type="float" office:value="4.6" calcext:value-type="float">
            <text:p>4,6</text:p>
          </table:table-cell>
          <table:table-cell office:value-type="float" office:value="3.56" calcext:value-type="float">
            <text:p>3,56</text:p>
          </table:table-cell>
          <table:table-cell office:value-type="float" office:value="4.83" calcext:value-type="float">
            <text:p>4,83</text:p>
          </table:table-cell>
          <table:table-cell office:value-type="float" office:value="4.17" calcext:value-type="float">
            <text:p>4,17</text:p>
          </table:table-cell>
          <table:table-cell office:value-type="float" office:value="3.98" calcext:value-type="float">
            <text:p>3,98</text:p>
          </table:table-cell>
          <table:table-cell office:value-type="float" office:value="3" calcext:value-type="float">
            <text:p>3</text:p>
          </table:table-cell>
          <table:table-cell office:value-type="float" office:value="3.94" calcext:value-type="float">
            <text:p>3,94</text:p>
          </table:table-cell>
          <table:table-cell office:value-type="float" office:value="3.6" calcext:value-type="float">
            <text:p>3,6</text:p>
          </table:table-cell>
          <table:table-cell office:value-type="float" office:value="3.24" calcext:value-type="float">
            <text:p>3,24</text:p>
          </table:table-cell>
          <table:table-cell table:number-columns-repeated="3" office:value-type="float" office:value="3.7" calcext:value-type="float">
            <text:p>3,7</text:p>
          </table:table-cell>
          <table:table-cell office:value-type="float" office:value="3.39" calcext:value-type="float">
            <text:p>3,39</text:p>
          </table:table-cell>
          <table:table-cell office:value-type="float" office:value="3.09" calcext:value-type="float">
            <text:p>3,09</text:p>
          </table:table-cell>
          <table:table-cell office:value-type="float" office:value="4.34" calcext:value-type="float">
            <text:p>4,34</text:p>
          </table:table-cell>
          <table:table-cell office:value-type="float" office:value="4.02" calcext:value-type="float">
            <text:p>4,02</text:p>
          </table:table-cell>
          <table:table-cell office:value-type="float" office:value="3.42" calcext:value-type="float">
            <text:p>3,42</text:p>
          </table:table-cell>
          <table:table-cell office:value-type="float" office:value="4.1" calcext:value-type="float">
            <text:p>4,1</text:p>
          </table:table-cell>
          <table:table-cell office:value-type="float" office:value="4.44" calcext:value-type="float">
            <text:p>4,44</text:p>
          </table:table-cell>
          <table:table-cell office:value-type="float" office:value="4.2" calcext:value-type="float">
            <text:p>4,2</text:p>
          </table:table-cell>
          <table:table-cell office:value-type="float" office:value="3.43" calcext:value-type="float">
            <text:p>3,43</text:p>
          </table:table-cell>
          <table:table-cell office:value-type="float" office:value="4.19" calcext:value-type="float">
            <text:p>4,19</text:p>
          </table:table-cell>
          <table:table-cell office:value-type="float" office:value="4.18" calcext:value-type="float">
            <text:p>4,18</text:p>
          </table:table-cell>
          <table:table-cell office:value-type="float" office:value="4.44" calcext:value-type="float">
            <text:p>4,44</text:p>
          </table:table-cell>
          <table:table-cell office:value-type="float" office:value="4.43" calcext:value-type="float">
            <text:p>4,43</text:p>
          </table:table-cell>
          <table:table-cell office:value-type="float" office:value="4.36" calcext:value-type="float">
            <text:p>4,36</text:p>
          </table:table-cell>
          <table:table-cell office:value-type="float" office:value="4.51" calcext:value-type="float">
            <text:p>4,51</text:p>
          </table:table-cell>
          <table:table-cell office:value-type="float" office:value="4.08" calcext:value-type="float">
            <text:p>4,08</text:p>
          </table:table-cell>
          <table:table-cell office:value-type="float" office:value="3.92" calcext:value-type="float">
            <text:p>3,92</text:p>
          </table:table-cell>
          <table:table-cell office:value-type="float" office:value="4.71" calcext:value-type="float">
            <text:p>4,71</text:p>
          </table:table-cell>
          <table:table-cell office:value-type="float" office:value="4.49" calcext:value-type="float">
            <text:p>4,49</text:p>
          </table:table-cell>
          <table:table-cell office:value-type="float" office:value="4.9" calcext:value-type="float">
            <text:p>4,9</text:p>
          </table:table-cell>
          <table:table-cell office:value-type="float" office:value="4.26" calcext:value-type="float">
            <text:p>4,26</text:p>
          </table:table-cell>
          <table:table-cell office:value-type="float" office:value="4.64" calcext:value-type="float">
            <text:p>4,64</text:p>
          </table:table-cell>
          <table:table-cell office:value-type="float" office:value="4.61" calcext:value-type="float">
            <text:p>4,61</text:p>
          </table:table-cell>
          <table:table-cell office:value-type="float" office:value="4.24" calcext:value-type="float">
            <text:p>4,24</text:p>
          </table:table-cell>
          <table:table-cell office:value-type="float" office:value="4.5" calcext:value-type="float">
            <text:p>4,5</text:p>
          </table:table-cell>
          <table:table-cell office:value-type="float" office:value="4.77" calcext:value-type="float">
            <text:p>4,77</text:p>
          </table:table-cell>
          <table:table-cell office:value-type="float" office:value="5.34" calcext:value-type="float">
            <text:p>5,34</text:p>
          </table:table-cell>
          <table:table-cell office:value-type="float" office:value="4.41" calcext:value-type="float">
            <text:p>4,41</text:p>
          </table:table-cell>
          <table:table-cell office:value-type="float" office:value="4.3" calcext:value-type="float">
            <text:p>4,3</text:p>
          </table:table-cell>
          <table:table-cell office:value-type="float" office:value="4.23" calcext:value-type="float">
            <text:p>4,23</text:p>
          </table:table-cell>
          <table:table-cell/>
          <table:table-cell office:value-type="float" office:value="4.14" calcext:value-type="float">
            <text:p>4,14</text:p>
          </table:table-cell>
          <table:table-cell office:value-type="float" office:value="4.96" calcext:value-type="float">
            <text:p>4,96</text:p>
          </table:table-cell>
          <table:table-cell office:value-type="float" office:value="4.68" calcext:value-type="float">
            <text:p>4,68</text:p>
          </table:table-cell>
          <table:table-cell office:value-type="float" office:value="5.03" calcext:value-type="float">
            <text:p>5,03</text:p>
          </table:table-cell>
          <table:table-cell office:value-type="float" office:value="3.93" calcext:value-type="float">
            <text:p>3,93</text:p>
          </table:table-cell>
          <table:table-cell office:value-type="float" office:value="4.3" calcext:value-type="float">
            <text:p>4,3</text:p>
          </table:table-cell>
          <table:table-cell office:value-type="float" office:value="3.8" calcext:value-type="float">
            <text:p>3,8</text:p>
          </table:table-cell>
          <table:table-cell office:value-type="float" office:value="3.3" calcext:value-type="float">
            <text:p>3,3</text:p>
          </table:table-cell>
          <table:table-cell office:value-type="float" office:value="3.2" calcext:value-type="float">
            <text:p>3,2</text:p>
          </table:table-cell>
          <table:table-cell office:value-type="float" office:value="3.9" calcext:value-type="float">
            <text:p>3,9</text:p>
          </table:table-cell>
          <table:table-cell table:number-columns-repeated="5"/>
          <table:table-cell office:value-type="float" office:value="3.8" calcext:value-type="float">
            <text:p>3,8</text:p>
          </table:table-cell>
          <table:table-cell office:value-type="float" office:value="4.2" calcext:value-type="float">
            <text:p>4,2</text:p>
          </table:table-cell>
          <table:table-cell office:value-type="float" office:value="4.26" calcext:value-type="float">
            <text:p>4,26</text:p>
          </table:table-cell>
          <table:table-cell office:value-type="float" office:value="4.37" calcext:value-type="float">
            <text:p>4,37</text:p>
          </table:table-cell>
          <table:table-cell office:value-type="float" office:value="3.9" calcext:value-type="float">
            <text:p>3,9</text:p>
          </table:table-cell>
          <table:table-cell office:value-type="float" office:value="1.47" calcext:value-type="float">
            <text:p>1,47</text:p>
          </table:table-cell>
          <table:table-cell office:value-type="float" office:value="3.69" calcext:value-type="float">
            <text:p>3,69</text:p>
          </table:table-cell>
          <table:table-cell office:value-type="float" office:value="4.45" calcext:value-type="float">
            <text:p>4,45</text:p>
          </table:table-cell>
          <table:table-cell office:value-type="float" office:value="4.01" calcext:value-type="float">
            <text:p>4,01</text:p>
          </table:table-cell>
          <table:table-cell/>
          <table:table-cell office:value-type="float" office:value="3.64" calcext:value-type="float">
            <text:p>3,64</text:p>
          </table:table-cell>
          <table:table-cell office:value-type="float" office:value="4.74" calcext:value-type="float">
            <text:p>4,74</text:p>
          </table:table-cell>
          <table:table-cell office:value-type="float" office:value="4.33" calcext:value-type="float">
            <text:p>4,33</text:p>
          </table:table-cell>
          <table:table-cell office:value-type="float" office:value="4.37" calcext:value-type="float">
            <text:p>4,37</text:p>
          </table:table-cell>
          <table:table-cell office:value-type="float" office:value="3.74" calcext:value-type="float">
            <text:p>3,74</text:p>
          </table:table-cell>
          <table:table-cell table:style-name="Default" office:value-type="float" office:value="3.52" calcext:value-type="float">
            <text:p>3,52</text:p>
          </table:table-cell>
          <table:table-cell office:value-type="float" office:value="4.2" calcext:value-type="float">
            <text:p>4,2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office:value-type="float" office:value="4.8" calcext:value-type="float">
            <text:p>4,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07" calcext:value-type="float">
            <text:p>4,07</text:p>
          </table:table-cell>
          <table:table-cell office:value-type="float" office:value="4.15" calcext:value-type="float">
            <text:p>4,15</text:p>
          </table:table-cell>
          <table:table-cell office:value-type="float" office:value="3.65" calcext:value-type="float">
            <text:p>3,6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4.4" calcext:value-type="float">
            <text:p>4,4</text:p>
          </table:table-cell>
          <table:table-cell office:value-type="float" office:value="4.11" calcext:value-type="float">
            <text:p>4,11</text:p>
          </table:table-cell>
          <table:table-cell office:value-type="float" office:value="4.18" calcext:value-type="float">
            <text:p>4,18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5" calcext:value-type="float">
            <text:p>4,15</text:p>
          </table:table-cell>
          <table:table-cell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4.45" calcext:value-type="float">
            <text:p>4,45</text:p>
          </table:table-cell>
          <table:table-cell office:value-type="float" office:value="3.94" calcext:value-type="float">
            <text:p>3,94</text:p>
          </table:table-cell>
          <table:table-cell office:value-type="float" office:value="4" calcext:value-type="float">
            <text:p>4</text:p>
          </table:table-cell>
          <table:table-cell office:value-type="float" office:value="4.23" calcext:value-type="float">
            <text:p>4,23</text:p>
          </table:table-cell>
          <table:table-cell office:value-type="float" office:value="4.17" calcext:value-type="float">
            <text:p>4,17</text:p>
          </table:table-cell>
          <table:table-cell office:value-type="float" office:value="3.55" calcext:value-type="float">
            <text:p>3,55</text:p>
          </table:table-cell>
          <table:table-cell office:value-type="float" office:value="3.87" calcext:value-type="float">
            <text:p>3,87</text:p>
          </table:table-cell>
          <table:table-cell office:value-type="float" office:value="3.42" calcext:value-type="float">
            <text:p>3,42</text:p>
          </table:table-cell>
          <table:table-cell office:value-type="float" office:value="3.98" calcext:value-type="float">
            <text:p>3,98</text:p>
          </table:table-cell>
          <table:table-cell office:value-type="float" office:value="4.1" calcext:value-type="float">
            <text:p>4,1</text:p>
          </table:table-cell>
          <table:table-cell office:value-type="float" office:value="3.81" calcext:value-type="float">
            <text:p>3,81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office:value-type="float" office:value="3.94" calcext:value-type="float">
            <text:p>3,94</text:p>
          </table:table-cell>
          <table:table-cell office:value-type="float" office:value="4.02" calcext:value-type="float">
            <text:p>4,02</text:p>
          </table:table-cell>
          <table:table-cell office:value-type="float" office:value="3.9" calcext:value-type="float">
            <text:p>3,9</text:p>
          </table:table-cell>
          <table:table-cell office:value-type="float" office:value="4.7" calcext:value-type="float">
            <text:p>4,7</text:p>
          </table:table-cell>
          <table:table-cell office:value-type="float" office:value="3.65" calcext:value-type="float">
            <text:p>3,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3.77" calcext:value-type="float">
            <text:p>3,77</text:p>
          </table:table-cell>
          <table:table-cell office:value-type="float" office:value="4.56" calcext:value-type="float">
            <text:p>4,56</text:p>
          </table:table-cell>
          <table:table-cell office:value-type="float" office:value="4.1" calcext:value-type="float">
            <text:p>4,1</text:p>
          </table:table-cell>
          <table:table-cell office:value-type="float" office:value="3.7" calcext:value-type="float">
            <text:p>3,7</text:p>
          </table:table-cell>
          <table:table-cell office:value-type="float" office:value="3.87" calcext:value-type="float">
            <text:p>3,87</text:p>
          </table:table-cell>
          <table:table-cell office:value-type="float" office:value="4.1" calcext:value-type="float">
            <text:p>4,1</text:p>
          </table:table-cell>
          <table:table-cell office:value-type="float" office:value="3.66" calcext:value-type="float">
            <text:p>3,66</text:p>
          </table:table-cell>
          <table:table-cell office:value-type="float" office:value="3.31" calcext:value-type="float">
            <text:p>3,31</text:p>
          </table:table-cell>
          <table:table-cell office:value-type="float" office:value="4.36" calcext:value-type="float">
            <text:p>4,36</text:p>
          </table:table-cell>
          <table:table-cell office:value-type="float" office:value="4.22" calcext:value-type="float">
            <text:p>4,22</text:p>
          </table:table-cell>
          <table:table-cell office:value-type="float" office:value="3.85" calcext:value-type="float">
            <text:p>3,85</text:p>
          </table:table-cell>
          <table:table-cell office:value-type="float" office:value="4.52" calcext:value-type="float">
            <text:p>4,52</text:p>
          </table:table-cell>
          <table:table-cell office:value-type="float" office:value="3.93" calcext:value-type="float">
            <text:p>3,93</text:p>
          </table:table-cell>
          <table:table-cell office:value-type="float" office:value="3.69" calcext:value-type="float">
            <text:p>3,69</text:p>
          </table:table-cell>
          <table:table-cell office:value-type="float" office:value="4.95" calcext:value-type="float">
            <text:p>4,9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.55" calcext:value-type="float">
            <text:p>4,55</text:p>
          </table:table-cell>
          <table:table-cell office:value-type="float" office:value="4.22" calcext:value-type="float">
            <text:p>4,22</text:p>
          </table:table-cell>
          <table:table-cell office:value-type="float" office:value="3.74" calcext:value-type="float">
            <text:p>3,74</text:p>
          </table:table-cell>
          <table:table-cell office:value-type="float" office:value="3.71" calcext:value-type="float">
            <text:p>3,71</text:p>
          </table:table-cell>
          <table:table-cell table:style-name="Default" office:value-type="float" office:value="4.7" calcext:value-type="float">
            <text:p>4,7</text:p>
          </table:table-cell>
          <table:table-cell office:value-type="float" office:value="4.1" calcext:value-type="float">
            <text:p>4,1</text:p>
          </table:table-cell>
          <table:table-cell office:value-type="float" office:value="3.4" calcext:value-type="float">
            <text:p>3,4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4.2" calcext:value-type="float">
            <text:p>4,2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office:value-type="float" office:value="3.48" calcext:value-type="float">
            <text:p>3,48</text:p>
          </table:table-cell>
          <table:table-cell table:number-columns-repeated="2" office:value-type="float" office:value="3.78" calcext:value-type="float">
            <text:p>3,78</text:p>
          </table:table-cell>
          <table:table-cell office:value-type="float" office:value="3.68" calcext:value-type="float">
            <text:p>3,68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.4" calcext:value-type="float">
            <text:p>4,4</text:p>
          </table:table-cell>
          <table:table-cell office:value-type="float" office:value="4.25" calcext:value-type="float">
            <text:p>4,25</text:p>
          </table:table-cell>
          <table:table-cell office:value-type="float" office:value="3.9" calcext:value-type="float">
            <text:p>3,9</text:p>
          </table:table-cell>
          <table:table-cell office:value-type="float" office:value="4.4" calcext:value-type="float">
            <text:p>4,4</text:p>
          </table:table-cell>
          <table:table-cell office:value-type="float" office:value="3.78" calcext:value-type="float">
            <text:p>3,78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,97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3.8" calcext:value-type="float">
            <text:p>3,8</text:p>
          </table:table-cell>
          <table:table-cell office:value-type="float" office:value="4.7" calcext:value-type="float">
            <text:p>4,7</text:p>
          </table:table-cell>
          <table:table-cell office:value-type="float" office:value="3.95" calcext:value-type="float">
            <text:p>3,95</text:p>
          </table:table-cell>
          <table:table-cell office:value-type="float" office:value="3.92" calcext:value-type="float">
            <text:p>3,92</text:p>
          </table:table-cell>
          <table:table-cell office:value-type="float" office:value="4.4" calcext:value-type="float">
            <text:p>4,4</text:p>
          </table:table-cell>
          <table:table-cell office:value-type="float" office:value="4.8" calcext:value-type="float">
            <text:p>4,8</text:p>
          </table:table-cell>
          <table:table-cell office:value-type="float" office:value="4.55" calcext:value-type="float">
            <text:p>4,55</text:p>
          </table:table-cell>
          <table:table-cell office:value-type="float" office:value="3.81" calcext:value-type="float">
            <text:p>3,81</text:p>
          </table:table-cell>
          <table:table-cell office:value-type="float" office:value="4.5" calcext:value-type="float">
            <text:p>4,5</text:p>
          </table:table-cell>
          <table:table-cell office:value-type="float" office:value="4.25" calcext:value-type="float">
            <text:p>4,25</text:p>
          </table:table-cell>
          <table:table-cell office:value-type="float" office:value="4.26" calcext:value-type="float">
            <text:p>4,26</text:p>
          </table:table-cell>
          <table:table-cell office:value-type="float" office:value="4.2" calcext:value-type="float">
            <text:p>4,2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.56" calcext:value-type="float">
            <text:p>4,56</text:p>
          </table:table-cell>
          <table:table-cell office:value-type="float" office:value="4.5" calcext:value-type="float">
            <text:p>4,5</text:p>
          </table:table-cell>
          <table:table-cell office:value-type="float" office:value="4.16" calcext:value-type="float">
            <text:p>4,16</text:p>
          </table:table-cell>
          <table:table-cell office:value-type="float" office:value="4.5" calcext:value-type="float">
            <text:p>4,5</text:p>
          </table:table-cell>
          <table:table-cell office:value-type="float" office:value="4.56" calcext:value-type="float">
            <text:p>4,56</text:p>
          </table:table-cell>
          <table:table-cell office:value-type="float" office:value="4.14" calcext:value-type="float">
            <text:p>4,14</text:p>
          </table:table-cell>
          <table:table-cell office:value-type="float" office:value="4.95" calcext:value-type="float">
            <text:p>4,95</text:p>
          </table:table-cell>
          <table:table-cell office:value-type="float" office:value="4.4" calcext:value-type="float">
            <text:p>4,4</text:p>
          </table:table-cell>
          <table:table-cell office:value-type="float" office:value="4.1" calcext:value-type="float">
            <text:p>4,1</text:p>
          </table:table-cell>
          <table:table-cell office:value-type="float" office:value="3.9" calcext:value-type="float">
            <text:p>3,9</text:p>
          </table:table-cell>
          <table:table-cell office:value-type="float" office:value="4.9" calcext:value-type="float">
            <text:p>4,9</text:p>
          </table:table-cell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3.7</text:p>
          </table:table-cell>
          <table:table-cell office:value-type="float" office:value="3.92" calcext:value-type="float">
            <text:p>3,92</text:p>
          </table:table-cell>
          <table:table-cell office:value-type="float" office:value="4.7" calcext:value-type="float">
            <text:p>4,7</text:p>
          </table:table-cell>
          <table:table-cell office:value-type="float" office:value="4.42" calcext:value-type="float">
            <text:p>4,42</text:p>
          </table:table-cell>
          <table:table-cell office:value-type="float" office:value="4.7" calcext:value-type="float">
            <text:p>4,7</text:p>
          </table:table-cell>
          <table:table-cell office:value-type="float" office:value="4.6" calcext:value-type="float">
            <text:p>4,6</text:p>
          </table:table-cell>
          <table:table-cell office:value-type="float" office:value="4.36" calcext:value-type="float">
            <text:p>4,36</text:p>
          </table:table-cell>
          <table:table-cell office:value-type="float" office:value="4.81" calcext:value-type="float">
            <text:p>4,81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.56" calcext:value-type="float">
            <text:p>4,56</text:p>
          </table:table-cell>
          <table:table-cell office:value-type="float" office:value="4.6" calcext:value-type="float">
            <text:p>4,6</text:p>
          </table:table-cell>
          <table:table-cell office:value-type="float" office:value="3.56" calcext:value-type="float">
            <text:p>3,56</text:p>
          </table:table-cell>
          <table:table-cell office:value-type="float" office:value="4.62" calcext:value-type="float">
            <text:p>4,62</text:p>
          </table:table-cell>
          <table:table-cell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office:value-type="float" office:value="3.89" calcext:value-type="float">
            <text:p>3,89</text:p>
          </table:table-cell>
          <table:table-cell office:value-type="float" office:value="4.7" calcext:value-type="float">
            <text:p>4,7</text:p>
          </table:table-cell>
          <table:table-cell office:value-type="float" office:value="4.4" calcext:value-type="float">
            <text:p>4,4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3.44" calcext:value-type="float">
            <text:p>3,44</text:p>
          </table:table-cell>
          <table:table-cell office:value-type="float" office:value="4.13" calcext:value-type="float">
            <text:p>4,13</text:p>
          </table:table-cell>
          <table:table-cell office:value-type="float" office:value="4.44" calcext:value-type="float">
            <text:p>4,44</text:p>
          </table:table-cell>
          <table:table-cell office:value-type="float" office:value="4.08" calcext:value-type="float">
            <text:p>4,08</text:p>
          </table:table-cell>
          <table:table-cell table:number-columns-repeated="4"/>
          <table:table-cell office:value-type="float" office:value="3.9" calcext:value-type="float">
            <text:p>3,9</text:p>
          </table:table-cell>
          <table:table-cell office:value-type="float" office:value="3.89" calcext:value-type="float">
            <text:p>3,89</text:p>
          </table:table-cell>
          <table:table-cell office:value-type="float" office:value="3.91" calcext:value-type="float">
            <text:p>3,91</text:p>
          </table:table-cell>
          <table:table-cell office:value-type="float" office:value="4.28" calcext:value-type="float">
            <text:p>4,28</text:p>
          </table:table-cell>
          <table:table-cell office:value-type="float" office:value="4.23" calcext:value-type="float">
            <text:p>4,23</text:p>
          </table:table-cell>
          <table:table-cell office:value-type="float" office:value="4.98" calcext:value-type="float">
            <text:p>4,98</text:p>
          </table:table-cell>
          <table:table-cell office:value-type="float" office:value="5.11" calcext:value-type="float">
            <text:p>5,11</text:p>
          </table:table-cell>
          <table:table-cell office:value-type="float" office:value="4.5" calcext:value-type="float">
            <text:p>4,5</text:p>
          </table:table-cell>
          <table:table-cell office:value-type="float" office:value="4.09" calcext:value-type="float">
            <text:p>4,09</text:p>
          </table:table-cell>
          <table:table-cell office:value-type="float" office:value="4.31" calcext:value-type="float">
            <text:p>4,31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float" office:value="3.42" calcext:value-type="float">
            <text:p>3,42</text:p>
          </table:table-cell>
          <table:table-cell office:value-type="float" office:value="4.26" calcext:value-type="float">
            <text:p>4,26</text:p>
          </table:table-cell>
          <table:table-cell office:value-type="float" office:value="3.7" calcext:value-type="float">
            <text:p>3,7</text:p>
          </table:table-cell>
          <table:table-cell office:value-type="float" office:value="4.24" calcext:value-type="float">
            <text:p>4,24</text:p>
          </table:table-cell>
          <table:table-cell table:style-name="Default" office:value-type="float" office:value="4.25" calcext:value-type="float">
            <text:p>4,25</text:p>
          </table:table-cell>
          <table:table-cell office:value-type="float" office:value="4.18" calcext:value-type="float">
            <text:p>4,18</text:p>
          </table:table-cell>
          <table:table-cell office:value-type="float" office:value="3.89" calcext:value-type="float">
            <text:p>3,89</text:p>
          </table:table-cell>
          <table:table-cell office:value-type="float" office:value="3.72" calcext:value-type="float">
            <text:p>3,72</text:p>
          </table:table-cell>
          <table:table-cell office:value-type="float" office:value="4.77" calcext:value-type="float">
            <text:p>4,77</text:p>
          </table:table-cell>
          <table:table-cell office:value-type="float" office:value="3.65" calcext:value-type="float">
            <text:p>3,65</text:p>
          </table:table-cell>
          <table:table-cell office:value-type="float" office:value="4.2" calcext:value-type="float">
            <text:p>4,2</text:p>
          </table:table-cell>
          <table:table-cell office:value-type="float" office:value="3.85" calcext:value-type="float">
            <text:p>3,85</text:p>
          </table:table-cell>
          <table:table-cell office:value-type="float" office:value="4" calcext:value-type="float">
            <text:p>4</text:p>
          </table:table-cell>
          <table:table-cell office:value-type="float" office:value="3.92" calcext:value-type="float">
            <text:p>3,92</text:p>
          </table:table-cell>
          <table:table-cell office:value-type="float" office:value="3.63" calcext:value-type="float">
            <text:p>3,63</text:p>
          </table:table-cell>
          <table:table-cell office:value-type="float" office:value="4.32" calcext:value-type="float">
            <text:p>4,32</text:p>
          </table:table-cell>
          <table:table-cell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office:value-type="float" office:value="4.15" calcext:value-type="float">
            <text:p>4,15</text:p>
          </table:table-cell>
          <table:table-cell office:value-type="float" office:value="3.2" calcext:value-type="float">
            <text:p>3,2</text:p>
          </table:table-cell>
          <table:table-cell office:value-type="float" office:value="4.14" calcext:value-type="float">
            <text:p>4,14</text:p>
          </table:table-cell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.72" calcext:value-type="float">
            <text:p>3,72</text:p>
          </table:table-cell>
          <table:table-cell office:value-type="float" office:value="3.43" calcext:value-type="float">
            <text:p>3,43</text:p>
          </table:table-cell>
          <table:table-cell office:value-type="float" office:value="4.21" calcext:value-type="float">
            <text:p>4,2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.7" calcext:value-type="float">
            <text:p>3,7</text:p>
          </table:table-cell>
          <table:table-cell office:value-type="float" office:value="4.2" calcext:value-type="float">
            <text:p>4,2</text:p>
          </table:table-cell>
          <table:table-cell office:value-type="float" office:value="3.85" calcext:value-type="float">
            <text:p>3,85</text:p>
          </table:table-cell>
          <table:table-cell office:value-type="float" office:value="4.15" calcext:value-type="float">
            <text:p>4,15</text:p>
          </table:table-cell>
          <table:table-cell office:value-type="float" office:value="4.01" calcext:value-type="float">
            <text:p>4,01</text:p>
          </table:table-cell>
          <table:table-cell office:value-type="float" office:value="3.73" calcext:value-type="float">
            <text:p>3,73</text:p>
          </table:table-cell>
          <table:table-cell office:value-type="float" office:value="4" calcext:value-type="float">
            <text:p>4</text:p>
          </table:table-cell>
          <table:table-cell office:value-type="float" office:value="4.07" calcext:value-type="float">
            <text:p>4,07</text:p>
          </table:table-cell>
          <table:table-cell office:value-type="float" office:value="3.7" calcext:value-type="float">
            <text:p>3,7</text:p>
          </table:table-cell>
          <table:table-cell office:value-type="float" office:value="3.8" calcext:value-type="float">
            <text:p>3,8</text:p>
          </table:table-cell>
          <table:table-cell table:number-columns-repeated="8"/>
          <table:table-cell office:value-type="float" office:value="5.1" calcext:value-type="float">
            <text:p>5,1</text:p>
          </table:table-cell>
          <table:table-cell office:value-type="float" office:value="3.98" calcext:value-type="float">
            <text:p>3,98</text:p>
          </table:table-cell>
          <table:table-cell office:value-type="float" office:value="4.94" calcext:value-type="float">
            <text:p>4,94</text:p>
          </table:table-cell>
          <table:table-cell office:value-type="float" office:value="5.17" calcext:value-type="float">
            <text:p>5,17</text:p>
          </table:table-cell>
          <table:table-cell office:value-type="float" office:value="4.13" calcext:value-type="float">
            <text:p>4,13</text:p>
          </table:table-cell>
          <table:table-cell office:value-type="float" office:value="3.93" calcext:value-type="float">
            <text:p>3,93</text:p>
          </table:table-cell>
          <table:table-cell office:value-type="float" office:value="3.66" calcext:value-type="float">
            <text:p>3,66</text:p>
          </table:table-cell>
          <table:table-cell office:value-type="float" office:value="4.42" calcext:value-type="float">
            <text:p>4,42</text:p>
          </table:table-cell>
          <table:table-cell office:value-type="float" office:value="3.75" calcext:value-type="float">
            <text:p>3,75</text:p>
          </table:table-cell>
          <table:table-cell office:value-type="float" office:value="3.8" calcext:value-type="float">
            <text:p>3,8</text:p>
          </table:table-cell>
          <table:table-cell office:value-type="float" office:value="3.5" calcext:value-type="float">
            <text:p>3,5</text:p>
          </table:table-cell>
          <table:table-cell office:value-type="float" office:value="3.7" calcext:value-type="float">
            <text:p>3,7</text:p>
          </table:table-cell>
          <table:table-cell office:value-type="float" office:value="3.94" calcext:value-type="float">
            <text:p>3,94</text:p>
          </table:table-cell>
          <table:table-cell office:value-type="float" office:value="3.8" calcext:value-type="float">
            <text:p>3,8</text:p>
          </table:table-cell>
          <table:table-cell office:value-type="float" office:value="3.75" calcext:value-type="float">
            <text:p>3,75</text:p>
          </table:table-cell>
          <table:table-cell office:value-type="float" office:value="4.46" calcext:value-type="float">
            <text:p>4,46</text:p>
          </table:table-cell>
          <table:table-cell office:value-type="float" office:value="3.83" calcext:value-type="float">
            <text:p>3,83</text:p>
          </table:table-cell>
          <table:table-cell office:value-type="float" office:value="4.28" calcext:value-type="float">
            <text:p>4,28</text:p>
          </table:table-cell>
          <table:table-cell office:value-type="float" office:value="3.78" calcext:value-type="float">
            <text:p>3,78</text:p>
          </table:table-cell>
          <table:table-cell office:value-type="float" office:value="3.27" calcext:value-type="float">
            <text:p>3,27</text:p>
          </table:table-cell>
          <table:table-cell office:value-type="float" office:value="4.29" calcext:value-type="float">
            <text:p>4,29</text:p>
          </table:table-cell>
          <table:table-cell office:value-type="float" office:value="4.65" calcext:value-type="float">
            <text:p>4,65</text:p>
          </table:table-cell>
          <table:table-cell office:value-type="float" office:value="3.63" calcext:value-type="float">
            <text:p>3,63</text:p>
          </table:table-cell>
          <table:table-cell office:value-type="float" office:value="4.36" calcext:value-type="float">
            <text:p>4,36</text:p>
          </table:table-cell>
          <table:table-cell table:number-columns-repeated="8"/>
          <table:table-cell table:style-name="Default" office:value-type="float" office:value="4.14" calcext:value-type="float">
            <text:p>4,14</text:p>
          </table:table-cell>
          <table:table-cell table:style-name="Default" office:value-type="float" office:value="4.2" calcext:value-type="float">
            <text:p>4,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84" calcext:value-type="float">
            <text:p>3,84</text:p>
          </table:table-cell>
          <table:table-cell table:style-name="Default" office:value-type="float" office:value="4.91" calcext:value-type="float">
            <text:p>4,91</text:p>
          </table:table-cell>
          <table:table-cell table:style-name="Default" office:value-type="float" office:value="3.71" calcext:value-type="float">
            <text:p>3,71</text:p>
          </table:table-cell>
          <table:table-cell table:style-name="Default" office:value-type="float" office:value="3.91" calcext:value-type="float">
            <text:p>3,91</text:p>
          </table:table-cell>
          <table:table-cell table:style-name="Default" office:value-type="float" office:value="4.33" calcext:value-type="float">
            <text:p>4,33</text:p>
          </table:table-cell>
          <table:table-cell table:style-name="Default" office:value-type="float" office:value="4.23" calcext:value-type="float">
            <text:p>4,23</text:p>
          </table:table-cell>
          <table:table-cell table:style-name="Default" office:value-type="float" office:value="4.09" calcext:value-type="float">
            <text:p>4,09</text:p>
          </table:table-cell>
          <table:table-cell table:style-name="Default" office:value-type="float" office:value="3.84" calcext:value-type="float">
            <text:p>3,84</text:p>
          </table:table-cell>
          <table:table-cell table:number-columns-repeated="2" table:style-name="Default" office:value-type="float" office:value="4.16" calcext:value-type="float">
            <text:p>4,16</text:p>
          </table:table-cell>
          <table:table-cell table:style-name="Default" office:value-type="float" office:value="3.83" calcext:value-type="float">
            <text:p>3,83</text:p>
          </table:table-cell>
          <table:table-cell table:style-name="Default" office:value-type="float" office:value="3.33" calcext:value-type="float">
            <text:p>3,33</text:p>
          </table:table-cell>
          <table:table-cell table:style-name="Default" office:value-type="float" office:value="4.14" calcext:value-type="float">
            <text:p>4,14</text:p>
          </table:table-cell>
          <table:table-cell table:style-name="Default" office:value-type="float" office:value="3.43" calcext:value-type="float">
            <text:p>3,43</text:p>
          </table:table-cell>
          <table:table-cell table:style-name="Default" office:value-type="float" office:value="3.63" calcext:value-type="float">
            <text:p>3,63</text:p>
          </table:table-cell>
          <table:table-cell table:style-name="Default" office:value-type="float" office:value="4.17" calcext:value-type="float">
            <text:p>4,17</text:p>
          </table:table-cell>
          <table:table-cell table:style-name="Default" office:value-type="float" office:value="3.45" calcext:value-type="float">
            <text:p>3,45</text:p>
          </table:table-cell>
          <table:table-cell table:style-name="Default" office:value-type="float" office:value="4.14" calcext:value-type="float">
            <text:p>4,14</text:p>
          </table:table-cell>
          <table:table-cell table:style-name="Default" office:value-type="float" office:value="3.97" calcext:value-type="float">
            <text:p>3,97</text:p>
          </table:table-cell>
          <table:table-cell table:style-name="Default" office:value-type="float" office:value="4.93" calcext:value-type="float">
            <text:p>4,93</text:p>
          </table:table-cell>
          <table:table-cell table:style-name="Default" office:value-type="float" office:value="4.75" calcext:value-type="float">
            <text:p>4,75</text:p>
          </table:table-cell>
          <table:table-cell table:style-name="Default" office:value-type="float" office:value="3.7" calcext:value-type="float">
            <text:p>3,7</text:p>
          </table:table-cell>
          <table:table-cell table:style-name="Default" office:value-type="float" office:value="3.78" calcext:value-type="float">
            <text:p>3,78</text:p>
          </table:table-cell>
          <table:table-cell table:number-columns-repeated="2" table:style-name="Default" office:value-type="float" office:value="3.97" calcext:value-type="float">
            <text:p>3,97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R37, кОм</text:p>
          </table:table-cell>
          <table:table-cell table:number-columns-repeated="12"/>
          <table:table-cell table:number-columns-repeated="11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5.6" calcext:value-type="float">
            <text:p>5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.6" calcext:value-type="float">
            <text:p>5,6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5.6" calcext:value-type="float">
            <text:p>5,6</text:p>
          </table:table-cell>
          <table:table-cell table:number-columns-repeated="16"/>
          <table:table-cell table:number-columns-repeated="6"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4.3" calcext:value-type="float">
            <text:p>4,3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number-columns-repeated="2"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3.7" calcext:value-type="float">
            <text:p>3,7</text:p>
          </table:table-cell>
          <table:table-cell table:number-columns-repeated="4"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number-columns-repeated="6"/>
          <table:table-cell table:number-columns-repeated="2" office:value-type="float" office:value="5.6" calcext:value-type="float">
            <text:p>5,6</text:p>
          </table:table-cell>
          <table:table-cell table:style-name="Default" office:value-type="float" office:value="5.6" calcext:value-type="float">
            <text:p>5,6</text:p>
          </table:table-cell>
          <table:table-cell table:number-columns-repeated="8" office:value-type="float" office:value="5.6" calcext:value-type="float">
            <text:p>5,6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*8,2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table:number-columns-repeated="4" office:value-type="float" office:value="5.6" calcext:value-type="float">
            <text:p>5,6</text:p>
          </table:table-cell>
          <table:table-cell office:value-type="string" calcext:value-type="string">
            <text:p>5,6-&gt;4,7</text:p>
          </table:table-cell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2*8,2</text:p>
          </table:table-cell>
          <table:table-cell table:number-columns-repeated="2" office:value-type="string" calcext:value-type="string">
            <text:p>2*9,1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5.1" calcext:value-type="float">
            <text:p>5,1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2*9,1</text:p>
          </table:table-cell>
          <table:table-cell office:value-type="string" calcext:value-type="string">
            <text:p>2*8,2</text:p>
          </table:table-cell>
          <table:table-cell office:value-type="string" calcext:value-type="string">
            <text:p>2*9.1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2*9,1</text:p>
          </table:table-cell>
          <table:table-cell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office:value-type="float" office:value="4.3" calcext:value-type="float">
            <text:p>4,3</text:p>
          </table:table-cell>
          <table:table-cell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table:number-columns-repeated="7"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4.3" calcext:value-type="float">
            <text:p>4,3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5.6" calcext:value-type="float">
            <text:p>5,6</text:p>
          </table:table-cell>
          <table:table-cell table:number-columns-repeated="3" office:value-type="float" office:value="3.9" calcext:value-type="float">
            <text:p>3,9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office:value-type="float" office:value="4.1" calcext:value-type="float">
            <text:p>4,1</text:p>
          </table:table-cell>
          <table:table-cell office:value-type="float" office:value="4.7" calcext:value-type="float">
            <text:p>4,7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3.75" calcext:value-type="float">
            <text:p>3,75</text:p>
          </table:table-cell>
          <table:table-cell office:value-type="float" office:value="4.3" calcext:value-type="float">
            <text:p>4,3</text:p>
          </table:table-cell>
          <table:table-cell office:value-type="float" office:value="5.1" calcext:value-type="float">
            <text:p>5,1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5.6" calcext:value-type="float">
            <text:p>5,6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3.9" calcext:value-type="float">
            <text:p>3,9</text:p>
          </table:table-cell>
          <table:table-cell office:value-type="float" office:value="4.3" calcext:value-type="float">
            <text:p>4,3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3.3" calcext:value-type="float">
            <text:p>3,3</text:p>
          </table:table-cell>
          <table:table-cell office:value-type="float" office:value="5.6" calcext:value-type="float">
            <text:p>5,6</text:p>
          </table:table-cell>
          <table:table-cell office:value-type="float" office:value="3.9" calcext:value-type="float">
            <text:p>3,9</text:p>
          </table:table-cell>
          <table:table-cell table:number-columns-repeated="13" office:value-type="float" office:value="5.6" calcext:value-type="float">
            <text:p>5,6</text:p>
          </table:table-cell>
          <table:table-cell office:value-type="float" office:value="3.3" calcext:value-type="float">
            <text:p>3,3</text:p>
          </table:table-cell>
          <table:table-cell office:value-type="float" office:value="5.6" calcext:value-type="float">
            <text:p>5,6</text:p>
          </table:table-cell>
          <table:table-cell table:number-columns-repeated="5"/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table:number-columns-repeated="7"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office:value-type="float" office:value="3.9" calcext:value-type="float">
            <text:p>3,9</text:p>
          </table:table-cell>
          <table:table-cell table:number-columns-repeated="6"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5.6" calcext:value-type="float">
            <text:p>5,6</text:p>
          </table:table-cell>
          <table:table-cell table:number-columns-repeated="4"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table:number-columns-repeated="5"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5.1" calcext:value-type="float">
            <text:p>5,1</text:p>
          </table:table-cell>
          <table:table-cell table:number-columns-repeated="6" office:value-type="float" office:value="5.6" calcext:value-type="float">
            <text:p>5,6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3" calcext:value-type="float">
            <text:p>3,3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6.8" calcext:value-type="float">
            <text:p>6,8</text:p>
          </table:table-cell>
          <table:table-cell table:number-columns-repeated="14" office:value-type="float" office:value="5.6" calcext:value-type="float">
            <text:p>5,6</text:p>
          </table:table-cell>
          <table:table-cell office:value-type="float" office:value="5.62" calcext:value-type="float">
            <text:p>5,62</text:p>
          </table:table-cell>
          <table:table-cell table:number-columns-repeated="11"/>
          <table:table-cell table:number-columns-repeated="3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table:number-columns-repeated="33" office:value-type="float" office:value="5.6" calcext:value-type="float">
            <text:p>5,6</text:p>
          </table:table-cell>
          <table:table-cell/>
          <table:table-cell office:value-type="float" office:value="4.3" calcext:value-type="float">
            <text:p>4,3</text:p>
          </table:table-cell>
          <table:table-cell table:number-columns-repeated="7" office:value-type="float" office:value="3.6" calcext:value-type="float">
            <text:p>3,6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5.6" calcext:value-type="float">
            <text:p>5,6</text:p>
          </table:table-cell>
          <table:table-cell table:number-columns-repeated="3" table:style-name="ce33" office:value-type="string" calcext:value-type="string">
            <text:p>5.6</text:p>
          </table:table-cell>
          <table:table-cell table:number-columns-repeated="18" office:value-type="float" office:value="5.6" calcext:value-type="float">
            <text:p>5,6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5.6" calcext:value-type="float">
            <text:p>5,6</text:p>
          </table:table-cell>
          <table:table-cell/>
          <table:table-cell table:number-columns-repeated="6" office:value-type="float" office:value="5.6" calcext:value-type="float">
            <text:p>5,6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5.1" calcext:value-type="float">
            <text:p>5,1</text:p>
          </table:table-cell>
          <table:table-cell table:number-columns-repeated="3" office:value-type="float" office:value="5.6" calcext:value-type="float">
            <text:p>5,6</text:p>
          </table:table-cell>
          <table:table-cell office:value-type="float" office:value="5.1" calcext:value-type="float">
            <text:p>5,1</text:p>
          </table:table-cell>
          <table:table-cell office:value-type="float" office:value="3.6" calcext:value-type="float">
            <text:p>3,6</text:p>
          </table:table-cell>
          <table:table-cell office:value-type="float" office:value="5.6" calcext:value-type="float">
            <text:p>5,6</text:p>
          </table:table-cell>
          <table:table-cell table:style-name="Default"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4.3" calcext:value-type="float">
            <text:p>4,3</text:p>
          </table:table-cell>
          <table:table-cell office:value-type="float" office:value="3.9" calcext:value-type="float">
            <text:p>3,9</text:p>
          </table:table-cell>
          <table:table-cell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table:number-columns-repeated="12" office:value-type="float" office:value="5.6" calcext:value-type="float">
            <text:p>5,6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13" office:value-type="float" office:value="5.6" calcext:value-type="float">
            <text:p>5,6</text:p>
          </table:table-cell>
          <table:table-cell table:style-name="Default" office:value-type="float" office:value="5.6" calcext:value-type="float">
            <text:p>5,6</text:p>
          </table:table-cell>
          <table:table-cell table:number-columns-repeated="3" office:value-type="float" office:value="5.6" calcext:value-type="float">
            <text:p>5,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.3" calcext:value-type="float">
            <text:p>3,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3.6" calcext:value-type="float">
            <text:p>3,6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3.6" calcext:value-type="float">
            <text:p>3,6</text:p>
          </table:table-cell>
          <table:table-cell table:style-name="ce22" table:number-columns-repeated="8"/>
          <table:table-cell table:number-columns-repeated="2" table:style-name="ce22" office:value-type="string" calcext:value-type="string">
            <text:p>3.6</text:p>
          </table:table-cell>
          <table:table-cell office:value-type="string" calcext:value-type="string">
            <text:p>3.6</text:p>
          </table:table-cell>
          <table:table-cell table:number-columns-repeated="3" office:value-type="float" office:value="3.6" calcext:value-type="float">
            <text:p>3,6</text:p>
          </table:table-cell>
          <table:table-cell/>
          <table:table-cell table:number-columns-repeated="14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number-columns-repeated="9" office:value-type="float" office:value="3.6" calcext:value-type="float">
            <text:p>3,6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27" office:value-type="float" office:value="3.6" calcext:value-type="float">
            <text:p>3,6</text:p>
          </table:table-cell>
          <table:table-cell table:number-columns-repeated="2" office:value-type="float" office:value="3.9" calcext:value-type="float">
            <text:p>3,9</text:p>
          </table:table-cell>
          <table:table-cell table:number-columns-repeated="4"/>
          <table:table-cell table:number-columns-repeated="20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5" office:value-type="float" office:value="3.6" calcext:value-type="float">
            <text:p>3,6</text:p>
          </table:table-cell>
          <table:table-cell table:number-columns-repeated="2" office:value-type="float" office:value="4.3" calcext:value-type="float">
            <text:p>4,3</text:p>
          </table:table-cell>
          <table:table-cell table:number-columns-repeated="16" office:value-type="float" office:value="3.6" calcext:value-type="float">
            <text:p>3,6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table:number-columns-repeated="6" office:value-type="float" office:value="3.6" calcext:value-type="float">
            <text:p>3,6</text:p>
          </table:table-cell>
          <table:table-cell table:number-columns-repeated="5"/>
          <table:table-cell table:number-columns-repeated="5" office:value-type="float" office:value="3.6" calcext:value-type="float">
            <text:p>3,6</text:p>
          </table:table-cell>
          <table:table-cell/>
          <table:table-cell table:number-columns-repeated="3" office:value-type="float" office:value="3.6" calcext:value-type="float">
            <text:p>3,6</text:p>
          </table:table-cell>
          <table:table-cell/>
          <table:table-cell table:number-columns-repeated="5" office:value-type="float" office:value="3.6" calcext:value-type="float">
            <text:p>3,6</text:p>
          </table:table-cell>
          <table:table-cell table:style-name="Default" office:value-type="float" office:value="3.6" calcext:value-type="float">
            <text:p>3,6</text:p>
          </table:table-cell>
          <table:table-cell table:number-columns-repeated="43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5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office:value-type="float" office:value="3.6" calcext:value-type="float">
            <text:p>3,6</text:p>
          </table:table-cell>
          <table:table-cell table:number-columns-repeated="7" office:value-type="float" office:value="3.6" calcext:value-type="float">
            <text:p>3,6</text:p>
          </table:table-cell>
          <table:table-cell table:number-columns-repeated="4"/>
          <table:table-cell table:number-columns-repeated="7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18" office:value-type="float" office:value="3.6" calcext:value-type="float">
            <text:p>3,6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table:number-columns-repeated="8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table:style-name="ce33" office:value-type="string" calcext:value-type="string">
            <text:p>3.6</text:p>
          </table:table-cell>
          <table:table-cell table:number-columns-repeated="10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5.1" calcext:value-type="float">
            <text:p>5,1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3.6" calcext:value-type="float">
            <text:p>3,6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4" office:value-type="float" office:value="3.6" calcext:value-type="float">
            <text:p>3,6</text:p>
          </table:table-cell>
          <table:table-cell table:number-columns-repeated="4"/>
          <table:table-cell table:number-columns-repeated="2"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number-columns-repeated="29" office:value-type="float" office:value="3.6" calcext:value-type="float">
            <text:p>3,6</text:p>
          </table:table-cell>
          <table:table-cell table:number-columns-repeated="8"/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3.6" calcext:value-type="float">
            <text:p>3,6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Default" office:value-type="float" office:value="3.6" calcext:value-type="float">
            <text:p>3,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" table:style-name="Default" office:value-type="float" office:value="3.6" calcext:value-type="float">
            <text:p>3,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3" calcext:value-type="float">
            <text:p>3,3</text:p>
          </table:table-cell>
          <table:table-cell table:number-columns-repeated="2" table:style-name="Default" office:value-type="float" office:value="3.6" calcext:value-type="float">
            <text:p>3,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H II диап,нЗв\ч, ФОН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,43?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number-columns-repeated="45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"/>
          <table:table-cell table:number-columns-repeated="85" office:value-type="float" office:value="0" calcext:value-type="float">
            <text:p>0</text:p>
          </table:table-cell>
          <table:table-cell table:number-columns-repeated="5"/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0 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м</text:p>
          </table:table-cell>
          <table:table-cell table:number-columns-repeated="40" office:value-type="float" office:value="0" calcext:value-type="float">
            <text:p>0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/>
          <table:table-cell table:number-columns-repeated="4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  <table:table-cell table:number-columns-repeated="4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number-columns-repeated="12" office:value-type="float" office:value="0" calcext:value-type="float">
            <text:p>0</text:p>
          </table:table-cell>
          <table:table-cell table:style-name="Default"/>
          <table:table-cell table:style-name="ce22" table:number-columns-repeated="7"/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1" office:value-type="float" office:value="0" calcext:value-type="float">
            <text:p>0</text:p>
          </table:table-cell>
          <table:table-cell table:number-columns-repeated="4"/>
          <table:table-cell table:number-columns-repeated="44" office:value-type="float" office:value="0" calcext:value-type="float">
            <text:p>0</text:p>
          </table:table-cell>
          <table:table-cell table:number-columns-repeated="16"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4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/>
          <table:table-cell table:number-columns-repeated="16" office:value-type="float" office:value="0" calcext:value-type="float">
            <text:p>0</text:p>
          </table:table-cell>
          <table:table-cell table:number-columns-repeated="8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4">
          <table:table-cell table:style-name="Default" office:value-type="string" calcext:value-type="string">
            <text:p>U R26,мВ</text:p>
          </table:table-cell>
          <table:table-cell table:style-name="Default" table:number-columns-repeated="594"/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3.36" calcext:value-type="float">
            <text:p>3,36</text:p>
          </table:table-cell>
          <table:table-cell table:style-name="Default" office:value-type="float" office:value="3.28" calcext:value-type="float">
            <text:p>3,28</text:p>
          </table:table-cell>
          <table:table-cell table:style-name="Default" office:value-type="float" office:value="3.45" calcext:value-type="float">
            <text:p>3,45</text:p>
          </table:table-cell>
          <table:table-cell table:style-name="Default"/>
          <table:table-cell table:style-name="Default" office:value-type="float" office:value="2.8" calcext:value-type="float">
            <text:p>2,8</text:p>
          </table:table-cell>
          <table:table-cell table:style-name="Default" office:value-type="string" calcext:value-type="string">
            <text:p>3.52</text:p>
          </table:table-cell>
          <table:table-cell table:number-columns-repeated="2" table:style-name="Default" office:value-type="float" office:value="3.4" calcext:value-type="float">
            <text:p>3,4</text:p>
          </table:table-cell>
          <table:table-cell table:style-name="Default" office:value-type="float" office:value="3.25" calcext:value-type="float">
            <text:p>3,25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15" calcext:value-type="float">
            <text:p>3,15</text:p>
          </table:table-cell>
          <table:table-cell table:style-name="Default" office:value-type="float" office:value="3.28" calcext:value-type="float">
            <text:p>3,28</text:p>
          </table:table-cell>
          <table:table-cell table:style-name="Default" office:value-type="float" office:value="3.34" calcext:value-type="float">
            <text:p>3,34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45" calcext:value-type="float">
            <text:p>3,4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2.8" calcext:value-type="float">
            <text:p>2,8</text:p>
          </table:table-cell>
          <table:table-cell table:style-name="Default" office:value-type="float" office:value="2.9" calcext:value-type="float">
            <text:p>2,9</text:p>
          </table:table-cell>
          <table:table-cell table:number-columns-repeated="2"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4" calcext:value-type="float">
            <text:p>3,4</text:p>
          </table:table-cell>
          <table:table-cell table:number-columns-repeated="2" table:style-name="Default" office:value-type="float" office:value="3.1" calcext:value-type="float">
            <text:p>3,1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"/>
          <table:table-cell table:style-name="Default" office:value-type="float" office:value="2.95" calcext:value-type="float">
            <text:p>2,95</text:p>
          </table:table-cell>
          <table:table-cell table:style-name="Default" table:number-columns-repeated="20"/>
          <table:table-cell table:style-name="Default" office:value-type="float" office:value="4.9" calcext:value-type="float">
            <text:p>4,9</text:p>
          </table:table-cell>
          <table:table-cell table:style-name="Default" office:value-type="float" office:value="4.7" calcext:value-type="float">
            <text:p>4,7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4.7" calcext:value-type="float">
            <text:p>4,7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4.7" calcext:value-type="float">
            <text:p>4,7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47" calcext:value-type="float">
            <text:p>3,47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3.35" calcext:value-type="float">
            <text:p>3,35</text:p>
          </table:table-cell>
          <table:table-cell table:style-name="Default" office:value-type="float" office:value="3.54" calcext:value-type="float">
            <text:p>3,54</text:p>
          </table:table-cell>
          <table:table-cell table:style-name="Default" office:value-type="float" office:value="3.48" calcext:value-type="float">
            <text:p>3,48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55" calcext:value-type="float">
            <text:p>3,55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number-columns-repeated="2" table:style-name="Default" office:value-type="float" office:value="3.2" calcext:value-type="float">
            <text:p>3,2</text:p>
          </table:table-cell>
          <table:table-cell table:style-name="Default"/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3.45" calcext:value-type="float">
            <text:p>3,45</text:p>
          </table:table-cell>
          <table:table-cell table:style-name="Default" office:value-type="float" office:value="3.28" calcext:value-type="float">
            <text:p>3,28</text:p>
          </table:table-cell>
          <table:table-cell table:style-name="Default" office:value-type="float" office:value="3.22" calcext:value-type="float">
            <text:p>3,22</text:p>
          </table:table-cell>
          <table:table-cell table:style-name="Default" office:value-type="float" office:value="3.28" calcext:value-type="float">
            <text:p>3,28</text:p>
          </table:table-cell>
          <table:table-cell table:style-name="Default" office:value-type="float" office:value="3.26" calcext:value-type="float">
            <text:p>3,26</text:p>
          </table:table-cell>
          <table:table-cell table:style-name="Default" table:number-columns-repeated="5"/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15" calcext:value-type="float">
            <text:p>3,15</text:p>
          </table:table-cell>
          <table:table-cell table:style-name="Default" office:value-type="float" office:value="3.34" calcext:value-type="float">
            <text:p>3,34</text:p>
          </table:table-cell>
          <table:table-cell table:style-name="Default" office:value-type="float" office:value="3.64" calcext:value-type="float">
            <text:p>3,64</text:p>
          </table:table-cell>
          <table:table-cell table:style-name="Default" office:value-type="float" office:value="3.29" calcext:value-type="float">
            <text:p>3,29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36" calcext:value-type="float">
            <text:p>3,36</text:p>
          </table:table-cell>
          <table:table-cell table:style-name="Default"/>
          <table:table-cell table:number-columns-repeated="3" table:style-name="Default" office:value-type="float" office:value="3.1" calcext:value-type="float">
            <text:p>3,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3.1" calcext:value-type="float">
            <text:p>3,1</text:p>
          </table:table-cell>
          <table:table-cell table:style-name="Default" office:value-type="float" office:value="3.2" calcext:value-type="float">
            <text:p>3,2</text:p>
          </table:table-cell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float" office:value="5.2" calcext:value-type="float">
            <text:p>5,2</text:p>
          </table:table-cell>
          <table:table-cell table:style-name="Default" office:value-type="float" office:value="4.4" calcext:value-type="float">
            <text:p>4,4</text:p>
          </table:table-cell>
          <table:table-cell table:style-name="Default" office:value-type="float" office:value="4.9" calcext:value-type="float">
            <text:p>4,9</text:p>
          </table:table-cell>
          <table:table-cell table:style-name="Default" office:value-type="float" office:value="4.6" calcext:value-type="float">
            <text:p>4,6</text:p>
          </table:table-cell>
          <table:table-cell table:number-columns-repeated="3" table:style-name="Default" office:value-type="float" office:value="4.8" calcext:value-type="float">
            <text:p>4,8</text:p>
          </table:table-cell>
          <table:table-cell table:style-name="Default" office:value-type="float" office:value="4.5" calcext:value-type="float">
            <text:p>4,5</text:p>
          </table:table-cell>
          <table:table-cell table:number-columns-repeated="2" table:style-name="Default" office:value-type="float" office:value="4.8" calcext:value-type="float">
            <text:p>4,8</text:p>
          </table:table-cell>
          <table:table-cell table:style-name="Default" office:value-type="float" office:value="4.7" calcext:value-type="float">
            <text:p>4,7</text:p>
          </table:table-cell>
          <table:table-cell table:style-name="Default" table:number-columns-repeated="2"/>
          <table:table-cell table:style-name="Default" office:value-type="float" office:value="4.9" calcext:value-type="float">
            <text:p>4,9</text:p>
          </table:table-cell>
          <table:table-cell table:style-name="Default" office:value-type="float" office:value="4.7" calcext:value-type="float">
            <text:p>4,7</text:p>
          </table:table-cell>
          <table:table-cell table:number-columns-repeated="4" table:style-name="Default" office:value-type="float" office:value="4.5" calcext:value-type="float">
            <text:p>4,5</text:p>
          </table:table-cell>
          <table:table-cell table:number-columns-repeated="2" table:style-name="Default" office:value-type="float" office:value="4.6" calcext:value-type="float">
            <text:p>4,6</text:p>
          </table:table-cell>
          <table:table-cell table:style-name="Default" office:value-type="float" office:value="4.3" calcext:value-type="float">
            <text:p>4,3</text:p>
          </table:table-cell>
          <table:table-cell table:number-columns-repeated="2" table:style-name="Default" office:value-type="float" office:value="4.6" calcext:value-type="float">
            <text:p>4,6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4.8" calcext:value-type="float">
            <text:p>4,8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4.4" calcext:value-type="float">
            <text:p>4,4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3.2" calcext:value-type="float">
            <text:p>3,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/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table:number-columns-repeated="18"/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number-columns-repeated="2" table:style-name="Default" office:value-type="float" office:value="3.2" calcext:value-type="float">
            <text:p>3,2</text:p>
          </table:table-cell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table:number-columns-repeated="4"/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3" calcext:value-type="float">
            <text:p>3,3</text:p>
          </table:table-cell>
          <table:table-cell table:number-columns-repeated="33" table:style-name="Default" office:value-type="float" office:value="3.2" calcext:value-type="float">
            <text:p>3,2</text:p>
          </table:table-cell>
          <table:table-cell table:style-name="Default" table:number-columns-repeated="7"/>
          <table:table-cell table:style-name="ce32" office:value-type="float" office:value="2.8" calcext:value-type="float">
            <text:p>2,8</text:p>
          </table:table-cell>
          <table:table-cell table:number-columns-repeated="16" table:style-name="Default" office:value-type="float" office:value="3.2" calcext:value-type="float">
            <text:p>3,2</text:p>
          </table:table-cell>
          <table:table-cell table:style-name="Default" table:number-columns-repeated="2"/>
          <table:table-cell table:style-name="Default" office:value-type="float" office:value="3.2" calcext:value-type="float">
            <text:p>3,2</text:p>
          </table:table-cell>
          <table:table-cell table:style-name="Default" table:number-columns-repeated="5"/>
          <table:table-cell table:number-columns-repeated="4" table:style-name="Default" office:value-type="float" office:value="3.2" calcext:value-type="float">
            <text:p>3,2</text:p>
          </table:table-cell>
          <table:table-cell table:style-name="Default" table:number-columns-repeated="4"/>
          <table:table-cell table:number-columns-repeated="26" table:style-name="Default" office:value-type="float" office:value="3.2" calcext:value-type="float">
            <text:p>3,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44" calcext:value-type="float">
            <text:p>3,44</text:p>
          </table:table-cell>
          <table:table-cell table:style-name="Default" office:value-type="float" office:value="3.2" calcext:value-type="float">
            <text:p>3,2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3.2" calcext:value-type="float">
            <text:p>3,2</text:p>
          </table:table-cell>
          <table:table-cell table:style-name="Default" office:value-type="float" office:value="3.3" calcext:value-type="float">
            <text:p>3,3</text:p>
          </table:table-cell>
          <table:table-cell table:number-columns-repeated="16" table:style-name="Default" office:value-type="float" office:value="3.2" calcext:value-type="float">
            <text:p>3,2</text:p>
          </table:table-cell>
          <table:table-cell table:style-name="Default" table:number-columns-repeated="16"/>
          <table:table-cell table:number-columns-repeated="12" table:style-name="Default" office:value-type="float" office:value="3.2" calcext:value-type="float">
            <text:p>3,2</text:p>
          </table:table-cell>
          <table:table-cell table:style-name="Default" table:number-columns-repeated="12"/>
          <table:table-cell table:style-name="Default" office:value-type="float" office:value="3.4" calcext:value-type="float">
            <text:p>3,4</text:p>
          </table:table-cell>
          <table:table-cell table:style-name="Default" table:number-columns-repeated="4"/>
          <table:table-cell table:style-name="Default" office:value-type="float" office:value="3.52" calcext:value-type="float">
            <text:p>3,52</text:p>
          </table:table-cell>
          <table:table-cell table:style-name="Default" office:value-type="float" office:value="3.12" calcext:value-type="float">
            <text:p>3,12</text:p>
          </table:table-cell>
          <table:table-cell table:style-name="Default" office:value-type="float" office:value="3.37" calcext:value-type="float">
            <text:p>3,37</text:p>
          </table:table-cell>
          <table:table-cell table:number-columns-repeated="20" table:style-name="Default" office:value-type="float" office:value="3.2" calcext:value-type="float">
            <text:p>3,2</text:p>
          </table:table-cell>
          <table:table-cell table:style-name="Default" table:number-columns-repeated="2"/>
        </table:table-row>
        <table:table-row table:style-name="ro4">
          <table:table-cell table:style-name="ce7" office:value-type="string" calcext:value-type="string">
            <text:p>I потр. мА ОБЯЗАТЕЛЬНО ≈ 70мА</text:p>
          </table:table-cell>
          <table:table-cell table:style-name="ce11" table:number-columns-repeated="56"/>
          <table:table-cell table:style-name="ce11" office:value-type="string" calcext:value-type="string">
            <text:p>замена TV</text:p>
          </table:table-cell>
          <table:table-cell table:style-name="ce11" table:number-columns-repeated="7"/>
          <table:table-cell table:style-name="ce11" office:value-type="string" calcext:value-type="string">
            <text:p>Пересборка блока ФЭУ</text:p>
          </table:table-cell>
          <table:table-cell table:style-name="ce11" table:number-columns-repeated="20"/>
          <table:table-cell table:style-name="ce11" office:value-type="string" calcext:value-type="string">
            <text:p>закоротка светодиоад переразборка уход перенастройка</text:p>
          </table:table-cell>
          <table:table-cell table:style-name="ce11" table:number-columns-repeated="100"/>
          <table:table-cell table:style-name="ce11" office:value-type="string" calcext:value-type="string">
            <text:p>К3=100</text:p>
          </table:table-cell>
          <table:table-cell table:style-name="ce11" table:number-columns-repeated="306"/>
          <table:table-cell table:style-name="ce11" office:value-type="string" calcext:value-type="string">
            <text:p>U<text:span text:style-name="T2">выс. II-28,4; 3,9к; 1,3 к</text:span></text:p>
          </table:table-cell>
          <table:table-cell table:style-name="ce11" table:number-columns-repeated="78"/>
          <table:table-cell table:number-columns-repeated="5" table:style-name="ce11" office:value-type="string" calcext:value-type="string">
            <text:p>R12=470 </text:p>
          </table:table-cell>
          <table:table-cell table:style-name="ce11"/>
          <table:table-cell table:style-name="ce11" office:value-type="string" calcext:value-type="string">
            <text:p>R12=470 </text:p>
          </table:table-cell>
          <table:table-cell table:style-name="ce11" table:number-columns-repeated="5"/>
          <table:table-cell table:style-name="ce41" table:number-columns-repeated="8"/>
          <table:table-cell table:style-name="ce41" office:value-type="string" calcext:value-type="string">
            <text:p>69 mA</text:p>
          </table:table-cell>
          <table:table-cell table:style-name="ce42" office:value-type="string" calcext:value-type="string">
            <text:p>71 mA</text:p>
          </table:table-cell>
          <table:table-cell table:style-name="ce11" table:formula="of:=[.VX22]/0.047" office:value-type="float" office:value="76.5957446808511" calcext:value-type="float">
            <text:p>77</text:p>
          </table:table-cell>
          <table:table-cell table:style-name="ce11" table:formula="of:=[.VY22]/0.047" office:value-type="float" office:value="71.4893617021277" calcext:value-type="float">
            <text:p>71</text:p>
          </table:table-cell>
          <table:table-cell table:style-name="ce11" office:value-type="string" calcext:value-type="string">
            <text:p><text:s/></text:p>
          </table:table-cell>
          <table:table-cell table:style-name="ce11" table:formula="of:=[.WA22]/0.047" office:value-type="float" office:value="73.4042553191489" calcext:value-type="float">
            <text:p>73</text:p>
          </table:table-cell>
          <table:table-cell table:style-name="ce11" table:formula="of:=[.WB22]/0.047" office:value-type="float" office:value="0" calcext:value-type="float">
            <text:p/>
          </table:table-cell>
          <table:table-cell table:style-name="ce11" table:formula="of:=[.WC22]/0.047" office:value-type="float" office:value="59.5744680851064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[.WE22]/0.047" office:value-type="float" office:value="72.3404255319149" calcext:value-type="float">
            <text:p>72</text:p>
          </table:table-cell>
          <table:table-cell table:style-name="ce11" table:formula="of:=[.WF22]/0.047" office:value-type="float" office:value="72.3404255319149" calcext:value-type="float">
            <text:p>72</text:p>
          </table:table-cell>
          <table:table-cell table:style-name="ce11" table:formula="of:=[.WG22]/0.047" office:value-type="float" office:value="69.1489361702128" calcext:value-type="float">
            <text:p>69</text:p>
          </table:table-cell>
          <table:table-cell table:style-name="ce11" table:formula="of:=[.WH22]/0.047" office:value-type="float" office:value="68.0851063829787" calcext:value-type="float">
            <text:p>68</text:p>
          </table:table-cell>
          <table:table-cell table:style-name="ce11" table:formula="of:=[.WI22]/0.047" office:value-type="float" office:value="65.9574468085106" calcext:value-type="float">
            <text:p>66</text:p>
          </table:table-cell>
          <table:table-cell table:style-name="ce11" table:formula="of:=[.WJ22]/0.047" office:value-type="float" office:value="70.2127659574468" calcext:value-type="float">
            <text:p>70</text:p>
          </table:table-cell>
          <table:table-cell table:style-name="ce11" table:formula="of:=[.WK22]/0.047" office:value-type="float" office:value="67.0212765957447" calcext:value-type="float">
            <text:p>67</text:p>
          </table:table-cell>
          <table:table-cell table:style-name="ce11" table:formula="of:=[.WL22]/0.047" office:value-type="float" office:value="69.7872340425532" calcext:value-type="float">
            <text:p>70</text:p>
          </table:table-cell>
          <table:table-cell table:style-name="ce11" table:formula="of:=[.WM22]/0.047" office:value-type="float" office:value="71.063829787234" calcext:value-type="float">
            <text:p>71</text:p>
          </table:table-cell>
          <table:table-cell table:style-name="ce11" table:formula="of:=[.WN22]/0.047" office:value-type="float" office:value="72.3404255319149" calcext:value-type="float">
            <text:p>72</text:p>
          </table:table-cell>
          <table:table-cell table:style-name="ce11" table:formula="of:=[.WO22]/0.047" office:value-type="float" office:value="73.4042553191489" calcext:value-type="float">
            <text:p>73</text:p>
          </table:table-cell>
          <table:table-cell table:style-name="ce11" table:formula="of:=[.WP22]/0.047" office:value-type="float" office:value="63.8297872340426" calcext:value-type="float">
            <text:p>64</text:p>
          </table:table-cell>
          <table:table-cell table:style-name="ce11" table:formula="of:=[.WQ22]/0.047" office:value-type="float" office:value="68.0851063829787" calcext:value-type="float">
            <text:p>68</text:p>
          </table:table-cell>
          <table:table-cell table:style-name="ce11" table:formula="of:=[.WR22]/0.047" office:value-type="float" office:value="76.5957446808511" calcext:value-type="float">
            <text:p>77</text:p>
          </table:table-cell>
          <table:table-cell table:style-name="ce11" table:formula="of:=[.WS22]/0.047" office:value-type="float" office:value="68.0851063829787" calcext:value-type="float">
            <text:p>68</text:p>
          </table:table-cell>
          <table:table-cell table:style-name="ce11" table:formula="of:=[.WT22]/0.047" office:value-type="float" office:value="74.468085106383" calcext:value-type="float">
            <text:p>74</text:p>
          </table:table-cell>
          <table:table-cell table:style-name="ce11" table:formula="of:=[.WU22]/0.047" office:value-type="float" office:value="72.3404255319149" calcext:value-type="float">
            <text:p>72</text:p>
          </table:table-cell>
          <table:table-cell table:style-name="ce11" table:formula="of:=[.WV22]/0.047" office:value-type="float" office:value="68.0851063829787" calcext:value-type="float">
            <text:p>68</text:p>
          </table:table-cell>
          <table:table-cell table:style-name="ce11" table:formula="of:=[.WW22]/0.047" office:value-type="float" office:value="65.9574468085106" calcext:value-type="float">
            <text:p>66</text:p>
          </table:table-cell>
          <table:table-cell table:style-name="ce11" table:formula="of:=[.WX22]/0.047" office:value-type="float" office:value="70.2127659574468" calcext:value-type="float">
            <text:p>70</text:p>
          </table:table-cell>
          <table:table-cell table:style-name="ce11" table:formula="of:=[.WY22]/0.047" office:value-type="float" office:value="70.2127659574468" calcext:value-type="float">
            <text:p>70</text:p>
          </table:table-cell>
          <table:table-cell table:style-name="ce11" table:formula="of:=[.WZ22]/0.047" office:value-type="float" office:value="72.3404255319149" calcext:value-type="float">
            <text:p>72</text:p>
          </table:table-cell>
          <table:table-cell table:style-name="ce11" table:formula="of:=[.XA22]/0.047" office:value-type="float" office:value="59.5744680851064" calcext:value-type="float">
            <text:p>60</text:p>
          </table:table-cell>
          <table:table-cell table:style-name="ce11" table:formula="of:=[.XB22]/0.047" office:value-type="float" office:value="61.7021276595745" calcext:value-type="float">
            <text:p>62</text:p>
          </table:table-cell>
          <table:table-cell table:style-name="ce11" table:formula="of:=[.XC22]/0.047" office:value-type="float" office:value="68.0851063829787" calcext:value-type="float">
            <text:p>68</text:p>
          </table:table-cell>
          <table:table-cell table:style-name="ce11" table:formula="of:=[.XD22]/0.047" office:value-type="float" office:value="68.0851063829787" calcext:value-type="float">
            <text:p>68</text:p>
          </table:table-cell>
          <table:table-cell table:style-name="ce11" table:formula="of:=[.XE22]/0.047" office:value-type="float" office:value="65.9574468085106" calcext:value-type="float">
            <text:p>66</text:p>
          </table:table-cell>
          <table:table-cell table:style-name="ce11" table:formula="of:=[.XF22]/0.047" office:value-type="float" office:value="72.3404255319149" calcext:value-type="float">
            <text:p>72</text:p>
          </table:table-cell>
          <table:table-cell table:style-name="ce11" table:formula="of:=[.XG22]/0.047" office:value-type="float" office:value="65.9574468085106" calcext:value-type="float">
            <text:p>66</text:p>
          </table:table-cell>
          <table:table-cell table:style-name="ce11" table:formula="of:=[.XH22]/0.047" office:value-type="float" office:value="65.9574468085106" calcext:value-type="float">
            <text:p>66</text:p>
          </table:table-cell>
          <table:table-cell table:style-name="ce11" table:formula="of:=[.XI22]/0.047" office:value-type="float" office:value="68.0851063829787" calcext:value-type="float">
            <text:p>68</text:p>
          </table:table-cell>
          <table:table-cell table:style-name="ce11" table:formula="of:=[.XJ22]/0.047" office:value-type="float" office:value="65.9574468085106" calcext:value-type="float">
            <text:p>66</text:p>
          </table:table-cell>
          <table:table-cell table:style-name="ce11" table:formula="of:=[.XK22]/0.047" office:value-type="float" office:value="63.8297872340426" calcext:value-type="float">
            <text:p>64</text:p>
          </table:table-cell>
          <table:table-cell table:style-name="ce11" table:formula="of:=[.XL22]/0.047" office:value-type="float" office:value="0" calcext:value-type="float">
            <text:p/>
          </table:table-cell>
          <table:table-cell table:style-name="ce11" table:formula="of:=[.XM22]/0.047" office:value-type="float" office:value="0" calcext:value-type="float">
            <text:p/>
          </table:table-cell>
          <table:table-cell table:style-name="ce11" table:formula="of:=[.XN22]/0.047" office:value-type="float" office:value="0" calcext:value-type="float">
            <text:p/>
          </table:table-cell>
          <table:table-cell table:style-name="ce11" table:formula="of:=[.XO22]/0.047" office:value-type="float" office:value="0" calcext:value-type="float">
            <text:p/>
          </table:table-cell>
          <table:table-cell table:style-name="ce11" table:formula="of:=[.XP22]/0.047" office:value-type="float" office:value="0" calcext:value-type="float">
            <text:p/>
          </table:table-cell>
          <table:table-cell table:style-name="ce11" table:formula="of:=[.XQ22]/0.047" office:value-type="float" office:value="0" calcext:value-type="float">
            <text:p/>
          </table:table-cell>
          <table:table-cell table:style-name="ce11" table:formula="of:=[.XR22]/0.047" office:value-type="float" office:value="0" calcext:value-type="float">
            <text:p/>
          </table:table-cell>
          <table:table-cell table:style-name="ce11" table:formula="of:=[.XS22]/0.047" office:value-type="float" office:value="0" calcext:value-type="float">
            <text:p/>
          </table:table-cell>
          <table:table-cell table:style-name="ce11" table:formula="of:=[.XT22]/0.047" office:value-type="float" office:value="0" calcext:value-type="float">
            <text:p/>
          </table:table-cell>
          <table:table-cell table:style-name="ce11" table:formula="of:=[.XU22]/0.047" office:value-type="float" office:value="62.7659574468085" calcext:value-type="float">
            <text:p>63</text:p>
          </table:table-cell>
          <table:table-cell table:style-name="ce11" table:formula="of:=[.XV22]/0.047" office:value-type="float" office:value="0" calcext:value-type="float">
            <text:p/>
          </table:table-cell>
          <table:table-cell table:style-name="ce11" table:formula="of:=[.XW22]/0.047" office:value-type="float" office:value="0" calcext:value-type="float">
            <text:p/>
          </table:table-cell>
          <table:table-cell table:style-name="ce11" table:formula="of:=[.XX22]/0.047" office:value-type="float" office:value="0" calcext:value-type="float">
            <text:p/>
          </table:table-cell>
          <table:table-cell table:style-name="ce11" table:formula="of:=[.XY22]/0.047" office:value-type="float" office:value="0" calcext:value-type="float">
            <text:p/>
          </table:table-cell>
          <table:table-cell table:style-name="ce11" table:formula="of:=[.XZ22]/0.047" office:value-type="float" office:value="0" calcext:value-type="float">
            <text:p/>
          </table:table-cell>
          <table:table-cell table:style-name="ce11" table:formula="of:=[.YA22]/0.047" office:value-type="float" office:value="0" calcext:value-type="float">
            <text:p/>
          </table:table-cell>
          <table:table-cell table:style-name="ce11" table:formula="of:=[.YB22]/0.047" office:value-type="float" office:value="0" calcext:value-type="float">
            <text:p/>
          </table:table-cell>
          <table:table-cell table:style-name="ce11" table:formula="of:=[.YC22]/0.047" office:value-type="float" office:value="0" calcext:value-type="float">
            <text:p/>
          </table:table-cell>
          <table:table-cell table:style-name="ce11" table:formula="of:=[.YD22]/0.047" office:value-type="float" office:value="0" calcext:value-type="float">
            <text:p/>
          </table:table-cell>
          <table:table-cell table:style-name="ce11" table:formula="of:=[.YE22]/0.047" office:value-type="float" office:value="0" calcext:value-type="float">
            <text:p/>
          </table:table-cell>
          <table:table-cell table:style-name="ce11" table:formula="of:=[.YF22]/0.047" office:value-type="float" office:value="0" calcext:value-type="float">
            <text:p/>
          </table:table-cell>
          <table:table-cell table:style-name="ce11" table:formula="of:=[.YG22]/0.047" office:value-type="float" office:value="0" calcext:value-type="float">
            <text:p/>
          </table:table-cell>
          <table:table-cell table:style-name="ce11" table:formula="of:=[.YH22]/0.047" office:value-type="float" office:value="0" calcext:value-type="float">
            <text:p/>
          </table:table-cell>
          <table:table-cell table:style-name="ce11" table:formula="of:=[.YI22]/0.047" office:value-type="float" office:value="0" calcext:value-type="float">
            <text:p/>
          </table:table-cell>
          <table:table-cell table:style-name="ce11" table:formula="of:=[.YJ22]/0.047" office:value-type="float" office:value="0" calcext:value-type="float">
            <text:p/>
          </table:table-cell>
          <table:table-cell table:style-name="ce11" table:formula="of:=[.YK22]/0.047" office:value-type="float" office:value="0" calcext:value-type="float">
            <text:p/>
          </table:table-cell>
          <table:table-cell table:style-name="ce11" table:formula="of:=[.YL22]/0.047" office:value-type="float" office:value="0" calcext:value-type="float">
            <text:p/>
          </table:table-cell>
          <table:table-cell table:style-name="ce11" table:formula="of:=[.YM22]/0.047" office:value-type="float" office:value="0" calcext:value-type="float">
            <text:p/>
          </table:table-cell>
          <table:table-cell table:style-name="ce11" table:formula="of:=[.YN22]/0.047" office:value-type="float" office:value="0" calcext:value-type="float">
            <text:p/>
          </table:table-cell>
          <table:table-cell table:style-name="ce11" table:formula="of:=[.YO22]/0.047" office:value-type="float" office:value="0" calcext:value-type="float">
            <text:p/>
          </table:table-cell>
          <table:table-cell table:style-name="ce11" table:formula="of:=[.YP22]/0.047" office:value-type="float" office:value="104.255319148936" calcext:value-type="float">
            <text:p>104</text:p>
          </table:table-cell>
          <table:table-cell table:style-name="ce11" table:formula="of:=[.YQ22]/0.047" office:value-type="float" office:value="100" calcext:value-type="float">
            <text:p>100</text:p>
          </table:table-cell>
          <table:table-cell table:style-name="ce11" table:formula="of:=[.YR22]/0.047" office:value-type="float" office:value="102.127659574468" calcext:value-type="float">
            <text:p>102</text:p>
          </table:table-cell>
          <table:table-cell table:style-name="ce11" table:formula="of:=[.YS22]/0.047" office:value-type="float" office:value="106.382978723404" calcext:value-type="float">
            <text:p>106</text:p>
          </table:table-cell>
          <table:table-cell table:style-name="ce11" table:formula="of:=[.YT22]/0.047" office:value-type="float" office:value="102.127659574468" calcext:value-type="float">
            <text:p>102</text:p>
          </table:table-cell>
          <table:table-cell table:style-name="ce11" table:formula="of:=[.YU22]/0.047" office:value-type="float" office:value="97.8723404255319" calcext:value-type="float">
            <text:p>98</text:p>
          </table:table-cell>
          <table:table-cell table:style-name="ce11" table:formula="of:=[.YV22]/0.047" office:value-type="float" office:value="102.127659574468" calcext:value-type="float">
            <text:p>102</text:p>
          </table:table-cell>
          <table:table-cell table:style-name="ce11" table:formula="of:=[.YW22]/0.047" office:value-type="float" office:value="106.382978723404" calcext:value-type="float">
            <text:p>106</text:p>
          </table:table-cell>
          <table:table-cell table:style-name="ce11" table:formula="of:=[.YX22]/0.047" office:value-type="float" office:value="97.8723404255319" calcext:value-type="float">
            <text:p>98</text:p>
          </table:table-cell>
          <table:table-cell table:style-name="ce11" table:formula="of:=[.YY22]/0.047" office:value-type="float" office:value="91.4893617021277" calcext:value-type="float">
            <text:p>91</text:p>
          </table:table-cell>
          <table:table-cell table:style-name="ce11" table:formula="of:=[.YZ22]/0.047" office:value-type="float" office:value="100" calcext:value-type="float">
            <text:p>100</text:p>
          </table:table-cell>
          <table:table-cell table:style-name="ce11" table:formula="of:=[.ZA22]/0.047" office:value-type="float" office:value="102.127659574468" calcext:value-type="float">
            <text:p>102</text:p>
          </table:table-cell>
          <table:table-cell table:style-name="ce11" table:formula="of:=[.ZB22]/0.047" office:value-type="float" office:value="97.8723404255319" calcext:value-type="float">
            <text:p>98</text:p>
          </table:table-cell>
          <table:table-cell table:style-name="ce11" table:formula="of:=[.ZC22]/0.047" office:value-type="float" office:value="100" calcext:value-type="float">
            <text:p>100</text:p>
          </table:table-cell>
          <table:table-cell table:style-name="ce11" table:formula="of:=[.ZD22]/0.047" office:value-type="float" office:value="68.0851063829787" calcext:value-type="float">
            <text:p>68</text:p>
          </table:table-cell>
          <table:table-cell table:style-name="ce11" table:formula="of:=[.ZE22]/0.047" office:value-type="float" office:value="72.3404255319149" calcext:value-type="float">
            <text:p>72</text:p>
          </table:table-cell>
          <table:table-cell table:style-name="ce11" table:formula="of:=[.ZF22]/0.047" office:value-type="float" office:value="70.2127659574468" calcext:value-type="float">
            <text:p>70</text:p>
          </table:table-cell>
          <table:table-cell table:style-name="ce11" table:formula="of:=[.ZG22]/0.047" office:value-type="float" office:value="68.0851063829787" calcext:value-type="float">
            <text:p>68</text:p>
          </table:table-cell>
          <table:table-cell table:style-name="ce11" table:formula="of:=[.ZH22]/0.047" office:value-type="float" office:value="65.9574468085106" calcext:value-type="float">
            <text:p>66</text:p>
          </table:table-cell>
          <table:table-cell table:style-name="ce11" table:formula="of:=[.ZI22]/0.047" office:value-type="float" office:value="68.0851063829787" calcext:value-type="float">
            <text:p>68</text:p>
          </table:table-cell>
          <table:table-cell table:style-name="ce11" table:formula="of:=[.ZJ22]/0.047" office:value-type="float" office:value="65.9574468085106" calcext:value-type="float">
            <text:p>66</text:p>
          </table:table-cell>
          <table:table-cell table:style-name="ce11" table:formula="of:=[.ZK22]/0.047" office:value-type="float" office:value="70.2127659574468" calcext:value-type="float">
            <text:p>70</text:p>
          </table:table-cell>
          <table:table-cell table:style-name="ce11" table:formula="of:=[.ZL22]/0.047" office:value-type="float" office:value="70.2127659574468" calcext:value-type="float">
            <text:p>70</text:p>
          </table:table-cell>
          <table:table-cell table:style-name="ce11" table:formula="of:=[.ZM22]/0.047" office:value-type="float" office:value="68.0851063829787" calcext:value-type="float">
            <text:p>68</text:p>
          </table:table-cell>
          <table:table-cell table:style-name="ce11" table:formula="of:=[.ZN22]/0.047" office:value-type="float" office:value="65.9574468085106" calcext:value-type="float">
            <text:p>66</text:p>
          </table:table-cell>
          <table:table-cell table:style-name="ce11" table:formula="of:=[.ZO22]/0.047" office:value-type="float" office:value="70.2127659574468" calcext:value-type="float">
            <text:p>70</text:p>
          </table:table-cell>
          <table:table-cell table:style-name="ce11" table:formula="of:=[.ZP22]/0.047" office:value-type="float" office:value="68.0851063829787" calcext:value-type="float">
            <text:p>68</text:p>
          </table:table-cell>
          <table:table-cell table:style-name="ce11" table:formula="of:=[.ZQ22]/0.047" office:value-type="float" office:value="63.8297872340426" calcext:value-type="float">
            <text:p>64</text:p>
          </table:table-cell>
          <table:table-cell table:style-name="ce11" table:formula="of:=[.ZR22]/0.047" office:value-type="float" office:value="65.9574468085106" calcext:value-type="float">
            <text:p>66</text:p>
          </table:table-cell>
          <table:table-cell table:style-name="ce11" table:formula="of:=[.ZS22]/0.047" office:value-type="float" office:value="68.0851063829787" calcext:value-type="float">
            <text:p>68</text:p>
          </table:table-cell>
          <table:table-cell table:style-name="ce11" table:formula="of:=[.ZT22]/0.047" office:value-type="float" office:value="63.8297872340426" calcext:value-type="float">
            <text:p>64</text:p>
          </table:table-cell>
          <table:table-cell table:style-name="ce11" table:formula="of:=[.ZU22]/0.047" office:value-type="float" office:value="72.1276595744681" calcext:value-type="float">
            <text:p>72</text:p>
          </table:table-cell>
          <table:table-cell table:style-name="ce11" table:formula="of:=[.ZV22]/0.047" office:value-type="float" office:value="73.8297872340426" calcext:value-type="float">
            <text:p>74</text:p>
          </table:table-cell>
          <table:table-cell table:style-name="ce11" table:formula="of:=[.ZW22]/0.047" office:value-type="float" office:value="74.468085106383" calcext:value-type="float">
            <text:p>74</text:p>
          </table:table-cell>
          <table:table-cell table:style-name="ce11" table:formula="of:=[.ZX22]/0.047" office:value-type="float" office:value="71.2765957446809" calcext:value-type="float">
            <text:p>71</text:p>
          </table:table-cell>
          <table:table-cell table:style-name="ce11" table:formula="of:=[.ZY22]/0.047" office:value-type="float" office:value="75.3191489361702" calcext:value-type="float">
            <text:p>75</text:p>
          </table:table-cell>
          <table:table-cell table:style-name="ce11" table:formula="of:=[.ZZ22]/0.047" office:value-type="float" office:value="74.0425531914894" calcext:value-type="float">
            <text:p>74</text:p>
          </table:table-cell>
          <table:table-cell table:style-name="ce11" table:formula="of:=[.AAA22]/0.047" office:value-type="float" office:value="68.0851063829787" calcext:value-type="float">
            <text:p>68</text:p>
          </table:table-cell>
          <table:table-cell table:style-name="ce11" table:formula="of:=[.AAB22]/0.047" office:value-type="float" office:value="75.531914893617" calcext:value-type="float">
            <text:p>76</text:p>
          </table:table-cell>
          <table:table-cell table:style-name="ce11" table:formula="of:=[.AAC22]/0.047" office:value-type="float" office:value="72.3404255319149" calcext:value-type="float">
            <text:p>72</text:p>
          </table:table-cell>
          <table:table-cell table:style-name="ce11" table:formula="of:=[.AAD22]/0.047" office:value-type="float" office:value="68.0851063829787" calcext:value-type="float">
            <text:p>68</text:p>
          </table:table-cell>
          <table:table-cell table:style-name="ce11" table:formula="of:=[.AAE22]/0.047" office:value-type="float" office:value="65.9574468085106" calcext:value-type="float">
            <text:p>66</text:p>
          </table:table-cell>
          <table:table-cell table:style-name="ce11" table:formula="of:=[.AAF22]/0.047" office:value-type="float" office:value="68.0851063829787" calcext:value-type="float">
            <text:p>68</text:p>
          </table:table-cell>
          <table:table-cell table:style-name="ce11" table:formula="of:=[.AAG22]/0.047" office:value-type="float" office:value="68.0851063829787" calcext:value-type="float">
            <text:p>68</text:p>
          </table:table-cell>
          <table:table-cell table:style-name="ce11" table:formula="of:=[.AAH22]/0.047" office:value-type="float" office:value="0" calcext:value-type="float">
            <text:p/>
          </table:table-cell>
          <table:table-cell table:style-name="ce11" table:formula="of:=[.AAI22]/0.047" office:value-type="float" office:value="70.2127659574468" calcext:value-type="float">
            <text:p>70</text:p>
          </table:table-cell>
          <table:table-cell table:style-name="ce11" table:formula="of:=[.AAJ22]/0.047" office:value-type="float" office:value="74.468085106383" calcext:value-type="float">
            <text:p>74</text:p>
          </table:table-cell>
          <table:table-cell table:style-name="ce11" table:formula="of:=[.AAK22]/0.047" office:value-type="float" office:value="70.2127659574468" calcext:value-type="float">
            <text:p>70</text:p>
          </table:table-cell>
          <table:table-cell table:style-name="ce11" table:formula="of:=[.AAL22]/0.047" office:value-type="float" office:value="72.3404255319149" calcext:value-type="float">
            <text:p>72</text:p>
          </table:table-cell>
          <table:table-cell table:style-name="ce11" table:formula="of:=[.AAM22]/0.047" office:value-type="float" office:value="74.468085106383" calcext:value-type="float">
            <text:p>74</text:p>
          </table:table-cell>
          <table:table-cell table:style-name="ce11" table:formula="of:=[.AAN22]/0.047" office:value-type="float" office:value="73.4042553191489" calcext:value-type="float">
            <text:p>73</text:p>
          </table:table-cell>
          <table:table-cell table:style-name="ce11" table:formula="of:=[.AAO22]/0.047" office:value-type="float" office:value="69.7872340425532" calcext:value-type="float">
            <text:p>70</text:p>
          </table:table-cell>
          <table:table-cell table:style-name="ce11" table:formula="of:=[.AAP22]/0.047" office:value-type="float" office:value="68.5106382978723" calcext:value-type="float">
            <text:p>69</text:p>
          </table:table-cell>
          <table:table-cell table:style-name="ce11" table:formula="of:=[.AAQ22]/0.047" office:value-type="float" office:value="69.7872340425532" calcext:value-type="float">
            <text:p>70</text:p>
          </table:table-cell>
          <table:table-cell table:style-name="ce11" table:formula="of:=[.AAR22]/0.047" office:value-type="float" office:value="69.3617021276596" calcext:value-type="float">
            <text:p>69</text:p>
          </table:table-cell>
          <table:table-cell table:style-name="ce11" table:formula="of:=[.AAS22]/0.047" office:value-type="float" office:value="0" calcext:value-type="float">
            <text:p/>
          </table:table-cell>
          <table:table-cell table:style-name="ce11" table:formula="of:=[.AAT22]/0.047" office:value-type="float" office:value="0" calcext:value-type="float">
            <text:p/>
          </table:table-cell>
          <table:table-cell table:style-name="ce11" table:formula="of:=[.AAU22]/0.047" office:value-type="float" office:value="0" calcext:value-type="float">
            <text:p/>
          </table:table-cell>
          <table:table-cell table:style-name="ce11" table:formula="of:=[.AAV22]/0.047" office:value-type="float" office:value="0" calcext:value-type="float">
            <text:p/>
          </table:table-cell>
          <table:table-cell table:style-name="ce11" table:formula="of:=[.AAW22]/0.047" office:value-type="float" office:value="0" calcext:value-type="float">
            <text:p/>
          </table:table-cell>
          <table:table-cell table:style-name="ce11" table:formula="of:=[.AAX22]/0.047" office:value-type="float" office:value="67.4468085106383" calcext:value-type="float">
            <text:p>67</text:p>
          </table:table-cell>
          <table:table-cell table:style-name="ce11" table:formula="of:=[.AAY22]/0.047" office:value-type="float" office:value="68.0851063829787" calcext:value-type="float">
            <text:p>68</text:p>
          </table:table-cell>
          <table:table-cell table:style-name="ce11" table:formula="of:=[.AAZ22]/0.047" office:value-type="float" office:value="70.2127659574468" calcext:value-type="float">
            <text:p>70</text:p>
          </table:table-cell>
          <table:table-cell table:style-name="ce11" table:formula="of:=[.ABA22]/0.047" office:value-type="float" office:value="67.0212765957447" calcext:value-type="float">
            <text:p>67</text:p>
          </table:table-cell>
          <table:table-cell table:style-name="ce11" table:formula="of:=[.ABB22]/0.047" office:value-type="float" office:value="71.063829787234" calcext:value-type="float">
            <text:p>71</text:p>
          </table:table-cell>
          <table:table-cell table:style-name="ce11" table:formula="of:=[.ABC22]/0.047" office:value-type="float" office:value="77.4468085106383" calcext:value-type="float">
            <text:p>77</text:p>
          </table:table-cell>
          <table:table-cell table:style-name="ce11" table:formula="of:=[.ABD22]/0.047" office:value-type="float" office:value="70" calcext:value-type="float">
            <text:p>70</text:p>
          </table:table-cell>
          <table:table-cell table:style-name="ce11" table:formula="of:=[.ABE22]/0.047" office:value-type="float" office:value="65.9574468085106" calcext:value-type="float">
            <text:p>66</text:p>
          </table:table-cell>
          <table:table-cell table:style-name="ce11" table:formula="of:=[.ABF22]/0.047" office:value-type="float" office:value="71.4893617021277" calcext:value-type="float">
            <text:p>71</text:p>
          </table:table-cell>
          <table:table-cell table:style-name="ce11" table:formula="of:=[.ABG22]/0.047" office:value-type="float" office:value="0" calcext:value-type="float">
            <text:p/>
          </table:table-cell>
          <table:table-cell table:style-name="ce11" table:formula="of:=[.ABH22]/0.047" office:value-type="float" office:value="65.9574468085106" calcext:value-type="float">
            <text:p>66</text:p>
          </table:table-cell>
          <table:table-cell table:style-name="ce11" table:formula="of:=[.ABI22]/0.047" office:value-type="float" office:value="65.9574468085106" calcext:value-type="float">
            <text:p>66</text:p>
          </table:table-cell>
          <table:table-cell table:style-name="ce11" table:formula="of:=[.ABJ22]/0.047" office:value-type="float" office:value="65.9574468085106" calcext:value-type="float">
            <text:p>66</text:p>
          </table:table-cell>
          <table:table-cell table:style-name="ce11" table:formula="of:=[.ABK22]/0.047" office:value-type="float" office:value="63.8297872340426" calcext:value-type="float">
            <text:p>64</text:p>
          </table:table-cell>
          <table:table-cell table:style-name="ce11" table:formula="of:=[.ABL22]/0.047" office:value-type="float" office:value="65.9574468085106" calcext:value-type="float">
            <text:p>66</text:p>
          </table:table-cell>
          <table:table-cell table:style-name="ce11" table:formula="of:=[.ABM22]/0.047" office:value-type="float" office:value="65.9574468085106" calcext:value-type="float">
            <text:p>66</text:p>
          </table:table-cell>
          <table:table-cell table:style-name="ce11" table:formula="of:=[.ABN22]/0.047" office:value-type="float" office:value="68.0851063829787" calcext:value-type="float">
            <text:p>68</text:p>
          </table:table-cell>
          <table:table-cell table:style-name="ce11" table:formula="of:=[.ABO22]/0.047" office:value-type="float" office:value="70.2127659574468" calcext:value-type="float">
            <text:p>70</text:p>
          </table:table-cell>
          <table:table-cell table:style-name="ce11" table:formula="of:=[.ABP22]/0.047" office:value-type="float" office:value="70.2127659574468" calcext:value-type="float">
            <text:p>70</text:p>
          </table:table-cell>
          <table:table-cell table:style-name="ce11" table:formula="of:=[.ABQ22]/0.047" office:value-type="float" office:value="110.63829787234" calcext:value-type="float">
            <text:p>111</text:p>
          </table:table-cell>
          <table:table-cell table:style-name="ce11" table:formula="of:=[.ABR22]/0.047" office:value-type="float" office:value="93.6170212765957" calcext:value-type="float">
            <text:p>94</text:p>
          </table:table-cell>
          <table:table-cell table:style-name="ce11" table:formula="of:=[.ABS22]/0.047" office:value-type="float" office:value="104.255319148936" calcext:value-type="float">
            <text:p>104</text:p>
          </table:table-cell>
          <table:table-cell table:style-name="ce11" table:formula="of:=[.ABT22]/0.047" office:value-type="float" office:value="97.8723404255319" calcext:value-type="float">
            <text:p>98</text:p>
          </table:table-cell>
          <table:table-cell table:style-name="ce11" table:formula="of:=[.ABU22]/0.047" office:value-type="float" office:value="102.127659574468" calcext:value-type="float">
            <text:p>102</text:p>
          </table:table-cell>
          <table:table-cell table:style-name="ce11" table:formula="of:=[.ABV22]/0.047" office:value-type="float" office:value="102.127659574468" calcext:value-type="float">
            <text:p>102</text:p>
          </table:table-cell>
          <table:table-cell table:style-name="ce11" table:formula="of:=[.ABW22]/0.047" office:value-type="float" office:value="102.127659574468" calcext:value-type="float">
            <text:p>102</text:p>
          </table:table-cell>
          <table:table-cell table:style-name="ce11" table:formula="of:=[.ABX22]/0.047" office:value-type="float" office:value="95.7446808510638" calcext:value-type="float">
            <text:p>96</text:p>
          </table:table-cell>
          <table:table-cell table:style-name="ce11" table:formula="of:=[.ABY22]/0.047" office:value-type="float" office:value="102.127659574468" calcext:value-type="float">
            <text:p>102</text:p>
          </table:table-cell>
          <table:table-cell table:style-name="ce11" table:formula="of:=[.ABZ22]/0.047" office:value-type="float" office:value="102.127659574468" calcext:value-type="float">
            <text:p>102</text:p>
          </table:table-cell>
          <table:table-cell table:style-name="ce11" table:formula="of:=[.ACA22]/0.047" office:value-type="float" office:value="100" calcext:value-type="float">
            <text:p>100</text:p>
          </table:table-cell>
          <table:table-cell table:style-name="ce11" table:formula="of:=[.ACB22]/0.047" office:value-type="float" office:value="0" calcext:value-type="float">
            <text:p/>
          </table:table-cell>
          <table:table-cell table:style-name="ce11" table:formula="of:=[.ACC22]/0.047" office:value-type="float" office:value="0" calcext:value-type="float">
            <text:p/>
          </table:table-cell>
          <table:table-cell table:style-name="ce11" table:formula="of:=[.ACD22]/0.047" office:value-type="float" office:value="104.255319148936" calcext:value-type="float">
            <text:p>104</text:p>
          </table:table-cell>
          <table:table-cell table:style-name="ce11" table:formula="of:=[.ACE22]/0.047" office:value-type="float" office:value="100" calcext:value-type="float">
            <text:p>100</text:p>
          </table:table-cell>
          <table:table-cell table:style-name="ce11" table:formula="of:=[.ACF22]/0.047" office:value-type="float" office:value="95.7446808510638" calcext:value-type="float">
            <text:p>96</text:p>
          </table:table-cell>
          <table:table-cell table:style-name="ce11" table:formula="of:=[.ACG22]/0.047" office:value-type="float" office:value="95.7446808510638" calcext:value-type="float">
            <text:p>96</text:p>
          </table:table-cell>
          <table:table-cell table:style-name="ce11" table:formula="of:=[.ACH22]/0.047" office:value-type="float" office:value="95.7446808510638" calcext:value-type="float">
            <text:p>96</text:p>
          </table:table-cell>
          <table:table-cell table:style-name="ce11" table:formula="of:=[.ACI22]/0.047" office:value-type="float" office:value="95.7446808510638" calcext:value-type="float">
            <text:p>96</text:p>
          </table:table-cell>
          <table:table-cell table:style-name="ce11" table:formula="of:=[.ACJ22]/0.047" office:value-type="float" office:value="97.8723404255319" calcext:value-type="float">
            <text:p>98</text:p>
          </table:table-cell>
          <table:table-cell table:style-name="ce11" table:formula="of:=[.ACK22]/0.047" office:value-type="float" office:value="97.8723404255319" calcext:value-type="float">
            <text:p>98</text:p>
          </table:table-cell>
          <table:table-cell table:style-name="ce11" table:formula="of:=[.ACL22]/0.047" office:value-type="float" office:value="91.4893617021277" calcext:value-type="float">
            <text:p>91</text:p>
          </table:table-cell>
          <table:table-cell table:style-name="ce11" table:formula="of:=[.ACM22]/0.047" office:value-type="float" office:value="97.8723404255319" calcext:value-type="float">
            <text:p>98</text:p>
          </table:table-cell>
          <table:table-cell table:style-name="ce11" table:formula="of:=[.ACN22]/0.047" office:value-type="float" office:value="97.8723404255319" calcext:value-type="float">
            <text:p>98</text:p>
          </table:table-cell>
          <table:table-cell table:style-name="ce11" table:formula="of:=[.ACO22]/0.047" office:value-type="float" office:value="95.7446808510638" calcext:value-type="float">
            <text:p>96</text:p>
          </table:table-cell>
          <table:table-cell table:style-name="ce11" table:formula="of:=[.ACP22]/0.047" office:value-type="float" office:value="97.8723404255319" calcext:value-type="float">
            <text:p>98</text:p>
          </table:table-cell>
          <table:table-cell table:style-name="ce11" table:formula="of:=[.ACQ22]/0.047" office:value-type="float" office:value="102.127659574468" calcext:value-type="float">
            <text:p>102</text:p>
          </table:table-cell>
          <table:table-cell table:style-name="ce11" table:formula="of:=[.ACR22]/0.047" office:value-type="float" office:value="97.8723404255319" calcext:value-type="float">
            <text:p>98</text:p>
          </table:table-cell>
          <table:table-cell table:style-name="ce11" table:formula="of:=[.ACS22]/0.047" office:value-type="float" office:value="106.382978723404" calcext:value-type="float">
            <text:p>106</text:p>
          </table:table-cell>
          <table:table-cell table:style-name="ce11" table:formula="of:=[.ACT22]/0.047" office:value-type="float" office:value="95.7446808510638" calcext:value-type="float">
            <text:p>96</text:p>
          </table:table-cell>
          <table:table-cell table:style-name="ce11" table:formula="of:=[.ACU22]/0.047" office:value-type="float" office:value="93.6170212765957" calcext:value-type="float">
            <text:p>94</text:p>
          </table:table-cell>
          <table:table-cell table:style-name="ce11" table:formula="of:=[.ACV22]/0.047" office:value-type="float" office:value="97.8723404255319" calcext:value-type="float">
            <text:p>98</text:p>
          </table:table-cell>
          <table:table-cell table:style-name="ce11" table:formula="of:=[.ACW22]/0.047" office:value-type="float" office:value="106.382978723404" calcext:value-type="float">
            <text:p>106</text:p>
          </table:table-cell>
          <table:table-cell table:style-name="ce11" table:formula="of:=[.ACX22]/0.047" office:value-type="float" office:value="63.8297872340426" calcext:value-type="float">
            <text:p>64</text:p>
          </table:table-cell>
          <table:table-cell table:style-name="ce11" table:formula="of:=[.ACY22]/0.047" office:value-type="float" office:value="68.0851063829787" calcext:value-type="float">
            <text:p>68</text:p>
          </table:table-cell>
          <table:table-cell table:style-name="ce11" table:formula="of:=[.ACZ22]/0.047" office:value-type="float" office:value="68.0851063829787" calcext:value-type="float">
            <text:p>68</text:p>
          </table:table-cell>
          <table:table-cell table:style-name="ce11" table:formula="of:=[.ADA22]/0.047" office:value-type="float" office:value="70.2127659574468" calcext:value-type="float">
            <text:p>70</text:p>
          </table:table-cell>
          <table:table-cell table:style-name="ce11" table:formula="of:=[.ADB22]/0.047" office:value-type="float" office:value="0" calcext:value-type="float">
            <text:p/>
          </table:table-cell>
          <table:table-cell table:style-name="ce11" table:formula="of:=[.ADC22]/0.047" office:value-type="float" office:value="70.2127659574468" calcext:value-type="float">
            <text:p>70</text:p>
          </table:table-cell>
          <table:table-cell table:style-name="ce11" table:formula="of:=[.ADD22]/0.047" office:value-type="float" office:value="70.2127659574468" calcext:value-type="float">
            <text:p>70</text:p>
          </table:table-cell>
          <table:table-cell table:style-name="ce11" table:formula="of:=[.ADE22]/0.047" office:value-type="float" office:value="68.0851063829787" calcext:value-type="float">
            <text:p>68</text:p>
          </table:table-cell>
          <table:table-cell table:style-name="ce11" table:formula="of:=[.ADF22]/0.047" office:value-type="float" office:value="70.2127659574468" calcext:value-type="float">
            <text:p>70</text:p>
          </table:table-cell>
          <table:table-cell table:style-name="ce11" table:formula="of:=[.ADG22]/0.047" office:value-type="float" office:value="68.0851063829787" calcext:value-type="float">
            <text:p>68</text:p>
          </table:table-cell>
          <table:table-cell table:style-name="ce11" table:formula="of:=[.ADH22]/0.047" office:value-type="float" office:value="70.2127659574468" calcext:value-type="float">
            <text:p>70</text:p>
          </table:table-cell>
          <table:table-cell table:style-name="ce11" table:formula="of:=[.ADI22]/0.047" office:value-type="float" office:value="70.2127659574468" calcext:value-type="float">
            <text:p>70</text:p>
          </table:table-cell>
          <table:table-cell table:style-name="ce11" table:formula="of:=[.ADJ22]/0.047" office:value-type="float" office:value="76.5957446808511" calcext:value-type="float">
            <text:p>77</text:p>
          </table:table-cell>
          <table:table-cell table:style-name="ce11" table:formula="of:=[.ADK22]/0.047" office:value-type="float" office:value="61.7021276595745" calcext:value-type="float">
            <text:p>62</text:p>
          </table:table-cell>
          <table:table-cell table:style-name="ce11" table:formula="of:=[.ADL22]/0.047" office:value-type="float" office:value="70.2127659574468" calcext:value-type="float">
            <text:p>70</text:p>
          </table:table-cell>
          <table:table-cell table:style-name="ce11" table:formula="of:=[.ADM22]/0.047" office:value-type="float" office:value="68.0851063829787" calcext:value-type="float">
            <text:p>68</text:p>
          </table:table-cell>
          <table:table-cell table:style-name="ce11" table:formula="of:=[.ADN22]/0.047" office:value-type="float" office:value="0" calcext:value-type="float">
            <text:p/>
          </table:table-cell>
          <table:table-cell table:style-name="ce11" table:formula="of:=[.ADO22]/0.047" office:value-type="float" office:value="0" calcext:value-type="float">
            <text:p/>
          </table:table-cell>
          <table:table-cell table:style-name="ce11" table:formula="of:=[.ADP22]/0.047" office:value-type="float" office:value="0" calcext:value-type="float">
            <text:p/>
          </table:table-cell>
          <table:table-cell table:style-name="ce11" table:formula="of:=[.ADQ22]/0.047" office:value-type="float" office:value="0" calcext:value-type="float">
            <text:p/>
          </table:table-cell>
          <table:table-cell table:style-name="ce11" table:formula="of:=[.ADR22]/0.047" office:value-type="float" office:value="0" calcext:value-type="float">
            <text:p/>
          </table:table-cell>
          <table:table-cell table:style-name="ce11" table:formula="of:=[.ADS22]/0.047" office:value-type="float" office:value="0" calcext:value-type="float">
            <text:p/>
          </table:table-cell>
          <table:table-cell table:style-name="ce11" table:formula="of:=[.ADT22]/0.047" office:value-type="float" office:value="0" calcext:value-type="float">
            <text:p/>
          </table:table-cell>
          <table:table-cell table:style-name="ce11" table:formula="of:=[.ADU22]/0.047" office:value-type="float" office:value="0" calcext:value-type="float">
            <text:p/>
          </table:table-cell>
          <table:table-cell table:style-name="ce11" table:formula="of:=[.ADV22]/0.047" office:value-type="float" office:value="0" calcext:value-type="float">
            <text:p/>
          </table:table-cell>
          <table:table-cell table:style-name="ce11" table:formula="of:=[.ADW22]/0.047" office:value-type="float" office:value="0" calcext:value-type="float">
            <text:p/>
          </table:table-cell>
          <table:table-cell table:style-name="ce11" table:formula="of:=[.ADX22]/0.047" office:value-type="float" office:value="0" calcext:value-type="float">
            <text:p/>
          </table:table-cell>
          <table:table-cell table:style-name="ce11" table:formula="of:=[.ADY22]/0.047" office:value-type="float" office:value="0" calcext:value-type="float">
            <text:p/>
          </table:table-cell>
          <table:table-cell table:style-name="ce11" table:formula="of:=[.ADZ22]/0.047" office:value-type="float" office:value="0" calcext:value-type="float">
            <text:p/>
          </table:table-cell>
          <table:table-cell table:style-name="ce11" table:formula="of:=[.AEA22]/0.047" office:value-type="float" office:value="0" calcext:value-type="float">
            <text:p/>
          </table:table-cell>
          <table:table-cell table:style-name="ce11" table:formula="of:=[.AEB22]/0.047" office:value-type="float" office:value="0" calcext:value-type="float">
            <text:p/>
          </table:table-cell>
          <table:table-cell table:style-name="ce11" table:formula="of:=[.AEC22]/0.047" office:value-type="float" office:value="0" calcext:value-type="float">
            <text:p/>
          </table:table-cell>
          <table:table-cell table:style-name="ce11" table:formula="of:=[.AED22]/0.047" office:value-type="float" office:value="0" calcext:value-type="float">
            <text:p/>
          </table:table-cell>
          <table:table-cell table:style-name="ce11" table:formula="of:=[.AEE22]/0.047" office:value-type="float" office:value="0" calcext:value-type="float">
            <text:p/>
          </table:table-cell>
          <table:table-cell table:style-name="ce11" table:formula="of:=[.AEF22]/0.047" office:value-type="float" office:value="65.9574468085106" calcext:value-type="float">
            <text:p>66</text:p>
          </table:table-cell>
          <table:table-cell table:style-name="ce11" table:formula="of:=[.AEG22]/0.047" office:value-type="float" office:value="68.0851063829787" calcext:value-type="float">
            <text:p>68</text:p>
          </table:table-cell>
          <table:table-cell table:style-name="ce11" table:formula="of:=[.AEH22]/0.047" office:value-type="float" office:value="65.9574468085106" calcext:value-type="float">
            <text:p>66</text:p>
          </table:table-cell>
          <table:table-cell table:style-name="ce11" table:formula="of:=[.AEI22]/0.047" office:value-type="float" office:value="68.0851063829787" calcext:value-type="float">
            <text:p>68</text:p>
          </table:table-cell>
          <table:table-cell table:style-name="ce11" table:formula="of:=[.AEJ22]/0.047" office:value-type="float" office:value="68.0851063829787" calcext:value-type="float">
            <text:p>68</text:p>
          </table:table-cell>
          <table:table-cell table:style-name="ce11" table:formula="of:=[.AEK22]/0.047" office:value-type="float" office:value="70.2127659574468" calcext:value-type="float">
            <text:p>70</text:p>
          </table:table-cell>
          <table:table-cell table:style-name="ce11" table:formula="of:=[.AEL22]/0.047" office:value-type="float" office:value="70.2127659574468" calcext:value-type="float">
            <text:p>70</text:p>
          </table:table-cell>
          <table:table-cell table:style-name="ce11" table:formula="of:=[.AEM22]/0.047" office:value-type="float" office:value="68.0851063829787" calcext:value-type="float">
            <text:p>68</text:p>
          </table:table-cell>
          <table:table-cell table:style-name="ce11" table:formula="of:=[.AEN22]/0.047" office:value-type="float" office:value="0" calcext:value-type="float">
            <text:p/>
          </table:table-cell>
          <table:table-cell table:style-name="ce11" table:formula="of:=[.AEO22]/0.047" office:value-type="float" office:value="0" calcext:value-type="float">
            <text:p/>
          </table:table-cell>
          <table:table-cell table:style-name="ce11" table:formula="of:=[.AEP22]/0.047" office:value-type="float" office:value="0" calcext:value-type="float">
            <text:p/>
          </table:table-cell>
          <table:table-cell table:style-name="ce11" table:formula="of:=[.AEQ22]/0.047" office:value-type="float" office:value="0" calcext:value-type="float">
            <text:p/>
          </table:table-cell>
          <table:table-cell table:style-name="ce11" table:formula="of:=[.AER22]/0.047" office:value-type="float" office:value="65.9574468085106" calcext:value-type="float">
            <text:p>66</text:p>
          </table:table-cell>
          <table:table-cell table:style-name="ce11" table:formula="of:=[.AES22]/0.047" office:value-type="float" office:value="72.3404255319149" calcext:value-type="float">
            <text:p>72</text:p>
          </table:table-cell>
          <table:table-cell table:style-name="ce11" table:formula="of:=[.AET22]/0.047" office:value-type="float" office:value="63.8297872340426" calcext:value-type="float">
            <text:p>64</text:p>
          </table:table-cell>
          <table:table-cell table:style-name="ce11" table:formula="of:=[.AEU22]/0.047" office:value-type="float" office:value="68.0851063829787" calcext:value-type="float">
            <text:p>68</text:p>
          </table:table-cell>
          <table:table-cell table:style-name="ce11" table:formula="of:=[.AEV22]/0.047" office:value-type="float" office:value="72.3404255319149" calcext:value-type="float">
            <text:p>72</text:p>
          </table:table-cell>
          <table:table-cell table:style-name="ce11" table:formula="of:=[.AEW22]/0.047" office:value-type="float" office:value="70.2127659574468" calcext:value-type="float">
            <text:p>70</text:p>
          </table:table-cell>
          <table:table-cell table:style-name="ce11" table:formula="of:=[.AEX22]/0.047" office:value-type="float" office:value="72.3404255319149" calcext:value-type="float">
            <text:p>72</text:p>
          </table:table-cell>
          <table:table-cell table:style-name="ce11" table:formula="of:=[.AEY22]/0.047" office:value-type="float" office:value="70.2127659574468" calcext:value-type="float">
            <text:p>70</text:p>
          </table:table-cell>
          <table:table-cell table:style-name="ce11" table:formula="of:=[.AEZ22]/0.047" office:value-type="float" office:value="68.0851063829787" calcext:value-type="float">
            <text:p>68</text:p>
          </table:table-cell>
          <table:table-cell table:style-name="ce11" table:formula="of:=[.AFA22]/0.047" office:value-type="float" office:value="68.0851063829787" calcext:value-type="float">
            <text:p>68</text:p>
          </table:table-cell>
          <table:table-cell table:style-name="ce11" table:formula="of:=[.AFB22]/0.047" office:value-type="float" office:value="68.0851063829787" calcext:value-type="float">
            <text:p>68</text:p>
          </table:table-cell>
          <table:table-cell table:style-name="ce11" table:formula="of:=[.AFC22]/0.047" office:value-type="float" office:value="68.0851063829787" calcext:value-type="float">
            <text:p>68</text:p>
          </table:table-cell>
          <table:table-cell table:style-name="ce11" table:formula="of:=[.AFD22]/0.047" office:value-type="float" office:value="68.0851063829787" calcext:value-type="float">
            <text:p>68</text:p>
          </table:table-cell>
          <table:table-cell table:style-name="ce11" table:formula="of:=[.AFE22]/0.047" office:value-type="float" office:value="68.0851063829787" calcext:value-type="float">
            <text:p>68</text:p>
          </table:table-cell>
          <table:table-cell table:style-name="ce11" table:formula="of:=[.AFF22]/0.047" office:value-type="float" office:value="68.0851063829787" calcext:value-type="float">
            <text:p>68</text:p>
          </table:table-cell>
          <table:table-cell table:style-name="ce11" table:formula="of:=[.AFG22]/0.047" office:value-type="float" office:value="68.0851063829787" calcext:value-type="float">
            <text:p>68</text:p>
          </table:table-cell>
          <table:table-cell table:style-name="ce11" table:formula="of:=[.AFH22]/0.047" office:value-type="float" office:value="68.0851063829787" calcext:value-type="float">
            <text:p>68</text:p>
          </table:table-cell>
          <table:table-cell table:style-name="ce11" table:formula="of:=[.AFI22]/0.047" office:value-type="float" office:value="68.0851063829787" calcext:value-type="float">
            <text:p>68</text:p>
          </table:table-cell>
          <table:table-cell table:style-name="ce11" table:formula="of:=[.AFJ22]/0.047" office:value-type="float" office:value="68.0851063829787" calcext:value-type="float">
            <text:p>68</text:p>
          </table:table-cell>
          <table:table-cell table:style-name="ce11" table:formula="of:=[.AFK22]/0.047" office:value-type="float" office:value="68.0851063829787" calcext:value-type="float">
            <text:p>68</text:p>
          </table:table-cell>
          <table:table-cell table:style-name="ce11" table:formula="of:=[.AFL22]/0.047" office:value-type="float" office:value="68.0851063829787" calcext:value-type="float">
            <text:p>68</text:p>
          </table:table-cell>
          <table:table-cell table:style-name="ce11" table:formula="of:=[.AFM22]/0.047" office:value-type="float" office:value="68.0851063829787" calcext:value-type="float">
            <text:p>68</text:p>
          </table:table-cell>
          <table:table-cell table:style-name="ce11" table:formula="of:=[.AFN22]/0.047" office:value-type="float" office:value="68.0851063829787" calcext:value-type="float">
            <text:p>68</text:p>
          </table:table-cell>
          <table:table-cell table:style-name="ce11" table:formula="of:=[.AFO22]/0.047" office:value-type="float" office:value="68.0851063829787" calcext:value-type="float">
            <text:p>68</text:p>
          </table:table-cell>
          <table:table-cell table:style-name="ce11" table:formula="of:=[.AFP22]/0.047" office:value-type="float" office:value="68.0851063829787" calcext:value-type="float">
            <text:p>68</text:p>
          </table:table-cell>
          <table:table-cell table:style-name="ce11" table:formula="of:=[.AFQ22]/0.047" office:value-type="float" office:value="68.0851063829787" calcext:value-type="float">
            <text:p>68</text:p>
          </table:table-cell>
          <table:table-cell table:style-name="ce11" table:formula="of:=[.AFR22]/0.047" office:value-type="float" office:value="68.0851063829787" calcext:value-type="float">
            <text:p>68</text:p>
          </table:table-cell>
          <table:table-cell table:style-name="ce11" table:formula="of:=[.AFS22]/0.047" office:value-type="float" office:value="68.0851063829787" calcext:value-type="float">
            <text:p>68</text:p>
          </table:table-cell>
          <table:table-cell table:style-name="ce11" table:formula="of:=[.AFT22]/0.047" office:value-type="float" office:value="68.0851063829787" calcext:value-type="float">
            <text:p>68</text:p>
          </table:table-cell>
          <table:table-cell table:style-name="ce11" table:formula="of:=[.AFU22]/0.047" office:value-type="float" office:value="68.0851063829787" calcext:value-type="float">
            <text:p>68</text:p>
          </table:table-cell>
          <table:table-cell table:style-name="ce11" table:formula="of:=[.AFV22]/0.047" office:value-type="float" office:value="68.0851063829787" calcext:value-type="float">
            <text:p>68</text:p>
          </table:table-cell>
          <table:table-cell table:style-name="ce11" table:formula="of:=[.AFW22]/0.047" office:value-type="float" office:value="68.0851063829787" calcext:value-type="float">
            <text:p>68</text:p>
          </table:table-cell>
          <table:table-cell table:style-name="ce11" table:formula="of:=[.AFX22]/0.047" office:value-type="float" office:value="68.0851063829787" calcext:value-type="float">
            <text:p>68</text:p>
          </table:table-cell>
          <table:table-cell table:style-name="ce11" table:formula="of:=[.AFY22]/0.047" office:value-type="float" office:value="68.0851063829787" calcext:value-type="float">
            <text:p>68</text:p>
          </table:table-cell>
          <table:table-cell table:style-name="ce11" table:formula="of:=[.AFZ22]/0.047" office:value-type="float" office:value="68.0851063829787" calcext:value-type="float">
            <text:p>68</text:p>
          </table:table-cell>
          <table:table-cell table:style-name="ce11" table:formula="of:=[.AGA22]/0.047" office:value-type="float" office:value="68.0851063829787" calcext:value-type="float">
            <text:p>68</text:p>
          </table:table-cell>
          <table:table-cell table:style-name="ce11" table:formula="of:=[.AGB22]/0.047" office:value-type="float" office:value="68.0851063829787" calcext:value-type="float">
            <text:p>68</text:p>
          </table:table-cell>
          <table:table-cell table:style-name="ce11" table:formula="of:=[.AGC22]/0.047" office:value-type="float" office:value="68.0851063829787" calcext:value-type="float">
            <text:p>68</text:p>
          </table:table-cell>
          <table:table-cell table:style-name="ce11" table:formula="of:=[.AGD22]/0.047" office:value-type="float" office:value="68.0851063829787" calcext:value-type="float">
            <text:p>68</text:p>
          </table:table-cell>
          <table:table-cell table:style-name="ce11" table:formula="of:=[.AGE22]/0.047" office:value-type="float" office:value="68.0851063829787" calcext:value-type="float">
            <text:p>68</text:p>
          </table:table-cell>
          <table:table-cell table:style-name="ce11" table:formula="of:=[.AGF22]/0.047" office:value-type="float" office:value="68.0851063829787" calcext:value-type="float">
            <text:p>68</text:p>
          </table:table-cell>
          <table:table-cell table:style-name="ce11" table:formula="of:=[.AGG22]/0.047" office:value-type="float" office:value="0" calcext:value-type="float">
            <text:p/>
          </table:table-cell>
          <table:table-cell table:style-name="ce11" table:formula="of:=[.AGH22]/0.047" office:value-type="float" office:value="0" calcext:value-type="float">
            <text:p/>
          </table:table-cell>
          <table:table-cell table:style-name="ce11" table:formula="of:=[.AGI22]/0.047" office:value-type="float" office:value="0" calcext:value-type="float">
            <text:p/>
          </table:table-cell>
          <table:table-cell table:style-name="ce11" table:formula="of:=[.AGJ22]/0.047" office:value-type="float" office:value="0" calcext:value-type="float">
            <text:p/>
          </table:table-cell>
          <table:table-cell table:style-name="ce11" table:formula="of:=[.AGK22]/0.047" office:value-type="float" office:value="0" calcext:value-type="float">
            <text:p/>
          </table:table-cell>
          <table:table-cell table:style-name="ce11" table:formula="of:=[.AGL22]/0.047" office:value-type="float" office:value="0" calcext:value-type="float">
            <text:p/>
          </table:table-cell>
          <table:table-cell table:style-name="ce11" table:formula="of:=[.AGM22]/0.047" office:value-type="float" office:value="0" calcext:value-type="float">
            <text:p/>
          </table:table-cell>
          <table:table-cell table:style-name="ce11" table:formula="of:=[.AGN22]/0.047" office:value-type="float" office:value="59.5744680851064" calcext:value-type="float">
            <text:p>60</text:p>
          </table:table-cell>
          <table:table-cell table:style-name="ce11" table:formula="of:=[.AGO22]/0.047" office:value-type="float" office:value="68.0851063829787" calcext:value-type="float">
            <text:p>68</text:p>
          </table:table-cell>
          <table:table-cell table:style-name="ce11" table:formula="of:=[.AGP22]/0.047" office:value-type="float" office:value="68.0851063829787" calcext:value-type="float">
            <text:p>68</text:p>
          </table:table-cell>
          <table:table-cell table:style-name="ce11" table:formula="of:=[.AGQ22]/0.047" office:value-type="float" office:value="68.0851063829787" calcext:value-type="float">
            <text:p>68</text:p>
          </table:table-cell>
          <table:table-cell table:style-name="ce11" table:formula="of:=[.AGR22]/0.047" office:value-type="float" office:value="68.0851063829787" calcext:value-type="float">
            <text:p>68</text:p>
          </table:table-cell>
          <table:table-cell table:style-name="ce11" table:formula="of:=[.AGS22]/0.047" office:value-type="float" office:value="68.0851063829787" calcext:value-type="float">
            <text:p>68</text:p>
          </table:table-cell>
          <table:table-cell table:style-name="ce11" table:formula="of:=[.AGT22]/0.047" office:value-type="float" office:value="68.0851063829787" calcext:value-type="float">
            <text:p>68</text:p>
          </table:table-cell>
          <table:table-cell table:style-name="ce11" table:formula="of:=[.AGU22]/0.047" office:value-type="float" office:value="68.0851063829787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formula="of:=[.AGW22]/0.047" office:value-type="float" office:value="68.0851063829787" calcext:value-type="float">
            <text:p>68</text:p>
          </table:table-cell>
          <table:table-cell table:style-name="ce11" table:formula="of:=[.AGX22]/0.047" office:value-type="float" office:value="68.0851063829787" calcext:value-type="float">
            <text:p>68</text:p>
          </table:table-cell>
          <table:table-cell table:style-name="ce11" table:formula="of:=[.AGY22]/0.047" office:value-type="float" office:value="68.0851063829787" calcext:value-type="float">
            <text:p>68</text:p>
          </table:table-cell>
          <table:table-cell table:style-name="ce11" table:formula="of:=[.AGZ22]/0.047" office:value-type="float" office:value="68.0851063829787" calcext:value-type="float">
            <text:p>68</text:p>
          </table:table-cell>
          <table:table-cell table:style-name="ce11" table:formula="of:=[.AHA22]/0.047" office:value-type="float" office:value="68.0851063829787" calcext:value-type="float">
            <text:p>68</text:p>
          </table:table-cell>
          <table:table-cell table:style-name="ce11" table:formula="of:=[.AHB22]/0.047" office:value-type="float" office:value="68.0851063829787" calcext:value-type="float">
            <text:p>68</text:p>
          </table:table-cell>
          <table:table-cell table:style-name="ce11" table:formula="of:=[.AHC22]/0.047" office:value-type="float" office:value="68.0851063829787" calcext:value-type="float">
            <text:p>68</text:p>
          </table:table-cell>
          <table:table-cell table:style-name="ce11" table:formula="of:=[.AHD22]/0.047" office:value-type="float" office:value="68.0851063829787" calcext:value-type="float">
            <text:p>68</text:p>
          </table:table-cell>
          <table:table-cell table:style-name="ce11" table:formula="of:=[.AHE22]/0.047" office:value-type="float" office:value="0" calcext:value-type="float">
            <text:p/>
          </table:table-cell>
          <table:table-cell table:style-name="ce11" table:formula="of:=[.AHF22]/0.047" office:value-type="float" office:value="0" calcext:value-type="float">
            <text:p/>
          </table:table-cell>
          <table:table-cell table:style-name="ce11" table:formula="of:=[.AHG22]/0.047" office:value-type="float" office:value="68.0851063829787" calcext:value-type="float">
            <text:p>68</text:p>
          </table:table-cell>
          <table:table-cell table:style-name="ce11" table:formula="of:=[.AHH22]/0.047" office:value-type="float" office:value="0" calcext:value-type="float">
            <text:p/>
          </table:table-cell>
          <table:table-cell table:style-name="ce11" table:formula="of:=[.AHI22]/0.047" office:value-type="float" office:value="0" calcext:value-type="float">
            <text:p/>
          </table:table-cell>
          <table:table-cell table:style-name="ce11" table:formula="of:=[.AHJ22]/0.047" office:value-type="float" office:value="0" calcext:value-type="float">
            <text:p/>
          </table:table-cell>
          <table:table-cell table:style-name="ce11" table:formula="of:=[.AHK22]/0.047" office:value-type="float" office:value="0" calcext:value-type="float">
            <text:p/>
          </table:table-cell>
          <table:table-cell table:style-name="ce11" table:formula="of:=[.AHL22]/0.047" office:value-type="float" office:value="0" calcext:value-type="float">
            <text:p/>
          </table:table-cell>
          <table:table-cell table:style-name="ce11" table:formula="of:=[.AHM22]/0.047" office:value-type="float" office:value="68.0851063829787" calcext:value-type="float">
            <text:p>68</text:p>
          </table:table-cell>
          <table:table-cell table:style-name="ce11" table:formula="of:=[.AHN22]/0.047" office:value-type="float" office:value="68.0851063829787" calcext:value-type="float">
            <text:p>68</text:p>
          </table:table-cell>
          <table:table-cell table:style-name="ce11" table:formula="of:=[.AHO22]/0.047" office:value-type="float" office:value="68.0851063829787" calcext:value-type="float">
            <text:p>68</text:p>
          </table:table-cell>
          <table:table-cell table:style-name="ce11" table:formula="of:=[.AHP22]/0.047" office:value-type="float" office:value="68.0851063829787" calcext:value-type="float">
            <text:p>68</text:p>
          </table:table-cell>
          <table:table-cell table:style-name="ce11" table:formula="of:=[.AHQ22]/0.047" office:value-type="float" office:value="0" calcext:value-type="float">
            <text:p/>
          </table:table-cell>
          <table:table-cell table:style-name="ce11" table:formula="of:=[.AHR22]/0.047" office:value-type="float" office:value="0" calcext:value-type="float">
            <text:p/>
          </table:table-cell>
          <table:table-cell table:style-name="ce11" table:formula="of:=[.AHS22]/0.047" office:value-type="float" office:value="0" calcext:value-type="float">
            <text:p/>
          </table:table-cell>
          <table:table-cell table:style-name="ce11" table:formula="of:=[.AHT22]/0.047" office:value-type="float" office:value="0" calcext:value-type="float">
            <text:p/>
          </table:table-cell>
          <table:table-cell table:style-name="ce11" table:formula="of:=[.AHU22]/0.047" office:value-type="float" office:value="68.0851063829787" calcext:value-type="float">
            <text:p>68</text:p>
          </table:table-cell>
          <table:table-cell table:style-name="ce11" table:formula="of:=[.AHV22]/0.047" office:value-type="float" office:value="68.0851063829787" calcext:value-type="float">
            <text:p>68</text:p>
          </table:table-cell>
          <table:table-cell table:style-name="ce11" table:formula="of:=[.AHW22]/0.047" office:value-type="float" office:value="68.0851063829787" calcext:value-type="float">
            <text:p>68</text:p>
          </table:table-cell>
          <table:table-cell table:style-name="ce11" table:formula="of:=[.AHX22]/0.047" office:value-type="float" office:value="68.0851063829787" calcext:value-type="float">
            <text:p>68</text:p>
          </table:table-cell>
          <table:table-cell table:style-name="ce11" table:formula="of:=[.AHY22]/0.047" office:value-type="float" office:value="68.0851063829787" calcext:value-type="float">
            <text:p>68</text:p>
          </table:table-cell>
          <table:table-cell table:style-name="ce11" table:formula="of:=[.AHZ22]/0.047" office:value-type="float" office:value="68.0851063829787" calcext:value-type="float">
            <text:p>68</text:p>
          </table:table-cell>
          <table:table-cell table:style-name="ce11" table:formula="of:=[.AIA22]/0.047" office:value-type="float" office:value="68.0851063829787" calcext:value-type="float">
            <text:p>68</text:p>
          </table:table-cell>
          <table:table-cell table:style-name="ce11" table:formula="of:=[.AIB22]/0.047" office:value-type="float" office:value="68.0851063829787" calcext:value-type="float">
            <text:p>68</text:p>
          </table:table-cell>
          <table:table-cell table:style-name="ce11" table:formula="of:=[.AIC22]/0.047" office:value-type="float" office:value="68.0851063829787" calcext:value-type="float">
            <text:p>68</text:p>
          </table:table-cell>
          <table:table-cell table:style-name="ce11" table:formula="of:=[.AID22]/0.047" office:value-type="float" office:value="68.0851063829787" calcext:value-type="float">
            <text:p>68</text:p>
          </table:table-cell>
          <table:table-cell table:style-name="ce11" table:formula="of:=[.AIE22]/0.047" office:value-type="float" office:value="68.0851063829787" calcext:value-type="float">
            <text:p>68</text:p>
          </table:table-cell>
          <table:table-cell table:style-name="ce11" table:formula="of:=[.AIF22]/0.047" office:value-type="float" office:value="68.0851063829787" calcext:value-type="float">
            <text:p>68</text:p>
          </table:table-cell>
          <table:table-cell table:style-name="ce11" table:formula="of:=[.AIG22]/0.047" office:value-type="float" office:value="68.0851063829787" calcext:value-type="float">
            <text:p>68</text:p>
          </table:table-cell>
          <table:table-cell table:style-name="ce11" table:formula="of:=[.AIH22]/0.047" office:value-type="float" office:value="68.0851063829787" calcext:value-type="float">
            <text:p>68</text:p>
          </table:table-cell>
          <table:table-cell table:style-name="ce11" table:formula="of:=[.AII22]/0.047" office:value-type="float" office:value="68.0851063829787" calcext:value-type="float">
            <text:p>68</text:p>
          </table:table-cell>
          <table:table-cell table:style-name="ce11" table:formula="of:=[.AIJ22]/0.047" office:value-type="float" office:value="68.0851063829787" calcext:value-type="float">
            <text:p>68</text:p>
          </table:table-cell>
          <table:table-cell table:style-name="ce11" table:formula="of:=[.AIK22]/0.047" office:value-type="float" office:value="68.0851063829787" calcext:value-type="float">
            <text:p>68</text:p>
          </table:table-cell>
          <table:table-cell table:style-name="ce11" table:formula="of:=[.AIL22]/0.047" office:value-type="float" office:value="68.0851063829787" calcext:value-type="float">
            <text:p>68</text:p>
          </table:table-cell>
          <table:table-cell table:style-name="ce11" table:formula="of:=[.AIM22]/0.047" office:value-type="float" office:value="68.0851063829787" calcext:value-type="float">
            <text:p>68</text:p>
          </table:table-cell>
          <table:table-cell table:style-name="ce11" table:formula="of:=[.AIN22]/0.047" office:value-type="float" office:value="68.0851063829787" calcext:value-type="float">
            <text:p>68</text:p>
          </table:table-cell>
          <table:table-cell table:style-name="ce11" table:formula="of:=[.AIO22]/0.047" office:value-type="float" office:value="68.0851063829787" calcext:value-type="float">
            <text:p>68</text:p>
          </table:table-cell>
          <table:table-cell table:style-name="ce11" table:formula="of:=[.AIP22]/0.047" office:value-type="float" office:value="68.0851063829787" calcext:value-type="float">
            <text:p>68</text:p>
          </table:table-cell>
          <table:table-cell table:style-name="ce11" table:formula="of:=[.AIQ22]/0.047" office:value-type="float" office:value="68.0851063829787" calcext:value-type="float">
            <text:p>68</text:p>
          </table:table-cell>
          <table:table-cell table:style-name="ce11" table:formula="of:=[.AIR22]/0.047" office:value-type="float" office:value="68.0851063829787" calcext:value-type="float">
            <text:p>68</text:p>
          </table:table-cell>
          <table:table-cell table:style-name="ce11" table:formula="of:=[.AIS22]/0.047" office:value-type="float" office:value="68.0851063829787" calcext:value-type="float">
            <text:p>68</text:p>
          </table:table-cell>
          <table:table-cell table:style-name="ce11" table:formula="of:=[.AIT22]/0.047" office:value-type="float" office:value="68.0851063829787" calcext:value-type="float">
            <text:p>68</text:p>
          </table:table-cell>
          <table:table-cell table:style-name="ce11" table:formula="of:=[.AIU22]/0.047" office:value-type="float" office:value="65.9574468085106" calcext:value-type="float">
            <text:p>66</text:p>
          </table:table-cell>
          <table:table-cell table:style-name="ce11" table:formula="of:=[.AIV22]/0.047" office:value-type="float" office:value="73.1914893617021" calcext:value-type="float">
            <text:p>73</text:p>
          </table:table-cell>
          <table:table-cell table:style-name="ce11" table:formula="of:=[.AIW22]/0.047" office:value-type="float" office:value="68.0851063829787" calcext:value-type="float">
            <text:p>68</text:p>
          </table:table-cell>
          <table:table-cell table:style-name="ce11" table:formula="of:=[.AIX22]/0.047" office:value-type="float" office:value="76.5957446808511" calcext:value-type="float">
            <text:p>77</text:p>
          </table:table-cell>
          <table:table-cell table:style-name="ce11" table:formula="of:=[.AIY22]/0.047" office:value-type="float" office:value="63.8297872340426" calcext:value-type="float">
            <text:p>64</text:p>
          </table:table-cell>
          <table:table-cell table:style-name="ce11" table:formula="of:=[.AIZ22]/0.047" office:value-type="float" office:value="68.0851063829787" calcext:value-type="float">
            <text:p>68</text:p>
          </table:table-cell>
          <table:table-cell table:style-name="ce11" table:formula="of:=[.AJA22]/0.047" office:value-type="float" office:value="68.0851063829787" calcext:value-type="float">
            <text:p>68</text:p>
          </table:table-cell>
          <table:table-cell table:style-name="ce11" table:formula="of:=[.AJB22]/0.047" office:value-type="float" office:value="70.2127659574468" calcext:value-type="float">
            <text:p>70</text:p>
          </table:table-cell>
          <table:table-cell table:style-name="ce11" table:formula="of:=[.AJC22]/0.047" office:value-type="float" office:value="68.0851063829787" calcext:value-type="float">
            <text:p>68</text:p>
          </table:table-cell>
          <table:table-cell table:style-name="ce11" table:formula="of:=[.AJD22]/0.047" office:value-type="float" office:value="68.0851063829787" calcext:value-type="float">
            <text:p>68</text:p>
          </table:table-cell>
          <table:table-cell table:style-name="ce11" table:formula="of:=[.AJE22]/0.047" office:value-type="float" office:value="68.0851063829787" calcext:value-type="float">
            <text:p>68</text:p>
          </table:table-cell>
          <table:table-cell table:style-name="ce11" table:formula="of:=[.AJF22]/0.047" office:value-type="float" office:value="68.0851063829787" calcext:value-type="float">
            <text:p>68</text:p>
          </table:table-cell>
          <table:table-cell table:style-name="ce11" table:formula="of:=[.AJG22]/0.047" office:value-type="float" office:value="68.0851063829787" calcext:value-type="float">
            <text:p>68</text:p>
          </table:table-cell>
          <table:table-cell table:style-name="ce11" table:formula="of:=[.AJH22]/0.047" office:value-type="float" office:value="68.0851063829787" calcext:value-type="float">
            <text:p>68</text:p>
          </table:table-cell>
          <table:table-cell table:style-name="ce11" table:formula="of:=[.AJI22]/0.047" office:value-type="float" office:value="68.0851063829787" calcext:value-type="float">
            <text:p>68</text:p>
          </table:table-cell>
          <table:table-cell table:style-name="ce11" table:formula="of:=[.AJJ22]/0.047" office:value-type="float" office:value="68.0851063829787" calcext:value-type="float">
            <text:p>68</text:p>
          </table:table-cell>
          <table:table-cell table:style-name="ce11" table:formula="of:=[.AJK22]/0.047" office:value-type="float" office:value="68.0851063829787" calcext:value-type="float">
            <text:p>68</text:p>
          </table:table-cell>
          <table:table-cell table:style-name="ce11" table:formula="of:=[.AJL22]/0.047" office:value-type="float" office:value="68.0851063829787" calcext:value-type="float">
            <text:p>68</text:p>
          </table:table-cell>
          <table:table-cell table:style-name="ce11" table:formula="of:=[.AJM22]/0.047" office:value-type="float" office:value="68.0851063829787" calcext:value-type="float">
            <text:p>68</text:p>
          </table:table-cell>
          <table:table-cell table:style-name="ce11" table:formula="of:=[.AJN22]/0.047" office:value-type="float" office:value="68.0851063829787" calcext:value-type="float">
            <text:p>68</text:p>
          </table:table-cell>
          <table:table-cell table:style-name="ce11" table:formula="of:=[.AJO22]/0.047" office:value-type="float" office:value="68.0851063829787" calcext:value-type="float">
            <text:p>68</text:p>
          </table:table-cell>
          <table:table-cell table:style-name="ce11" table:formula="of:=[.AJP22]/0.047" office:value-type="float" office:value="68.0851063829787" calcext:value-type="float">
            <text:p>68</text:p>
          </table:table-cell>
          <table:table-cell table:style-name="ce11" table:formula="of:=[.AJQ22]/0.047" office:value-type="float" office:value="68.0851063829787" calcext:value-type="float">
            <text:p>68</text:p>
          </table:table-cell>
          <table:table-cell table:style-name="ce11" table:formula="of:=[.AJR22]/0.047" office:value-type="float" office:value="68.0851063829787" calcext:value-type="float">
            <text:p>68</text:p>
          </table:table-cell>
          <table:table-cell table:style-name="ce11" table:formula="of:=[.AJS22]/0.047" office:value-type="float" office:value="0" calcext:value-type="float">
            <text:p/>
          </table:table-cell>
          <table:table-cell table:style-name="ce11" table:formula="of:=[.AJT22]/0.047" office:value-type="float" office:value="0" calcext:value-type="float">
            <text:p/>
          </table:table-cell>
          <table:table-cell table:style-name="ce11" table:formula="of:=[.AJU22]/0.047" office:value-type="float" office:value="0" calcext:value-type="float">
            <text:p/>
          </table:table-cell>
          <table:table-cell table:style-name="ce11" table:formula="of:=[.AJV22]/0.047" office:value-type="float" office:value="0" calcext:value-type="float">
            <text:p/>
          </table:table-cell>
          <table:table-cell table:style-name="ce11" table:formula="of:=[.AJW22]/0.047" office:value-type="float" office:value="0" calcext:value-type="float">
            <text:p/>
          </table:table-cell>
          <table:table-cell table:style-name="ce11" table:formula="of:=[.AJX22]/0.047" office:value-type="float" office:value="0" calcext:value-type="float">
            <text:p/>
          </table:table-cell>
          <table:table-cell table:style-name="ce11" table:formula="of:=[.AJY22]/0.047" office:value-type="float" office:value="0" calcext:value-type="float">
            <text:p/>
          </table:table-cell>
          <table:table-cell table:style-name="ce11" table:formula="of:=[.AJZ22]/0.047" office:value-type="float" office:value="0" calcext:value-type="float">
            <text:p/>
          </table:table-cell>
          <table:table-cell table:style-name="ce11" table:formula="of:=[.AKA22]/0.047" office:value-type="float" office:value="0" calcext:value-type="float">
            <text:p/>
          </table:table-cell>
          <table:table-cell table:style-name="ce11" table:formula="of:=[.AKB22]/0.047" office:value-type="float" office:value="0" calcext:value-type="float">
            <text:p/>
          </table:table-cell>
          <table:table-cell table:style-name="ce11" table:formula="of:=[.AKC22]/0.047" office:value-type="float" office:value="0" calcext:value-type="float">
            <text:p/>
          </table:table-cell>
          <table:table-cell table:style-name="ce11" table:formula="of:=[.AKD22]/0.047" office:value-type="float" office:value="0" calcext:value-type="float">
            <text:p/>
          </table:table-cell>
          <table:table-cell table:style-name="ce11" table:formula="of:=[.AKE22]/0.047" office:value-type="float" office:value="0" calcext:value-type="float">
            <text:p/>
          </table:table-cell>
          <table:table-cell table:style-name="ce11" table:formula="of:=[.AKF22]/0.047" office:value-type="float" office:value="0" calcext:value-type="float">
            <text:p/>
          </table:table-cell>
          <table:table-cell table:style-name="ce11" table:formula="of:=[.AKG22]/0.047" office:value-type="float" office:value="0" calcext:value-type="float">
            <text:p/>
          </table:table-cell>
          <table:table-cell table:style-name="ce11" table:formula="of:=[.AKH22]/0.047" office:value-type="float" office:value="0" calcext:value-type="float">
            <text:p/>
          </table:table-cell>
          <table:table-cell table:style-name="ce11" table:formula="of:=[.AKI22]/0.047" office:value-type="float" office:value="68.0851063829787" calcext:value-type="float">
            <text:p>68</text:p>
          </table:table-cell>
          <table:table-cell table:style-name="ce11" table:formula="of:=[.AKJ22]/0.047" office:value-type="float" office:value="68.0851063829787" calcext:value-type="float">
            <text:p>68</text:p>
          </table:table-cell>
          <table:table-cell table:style-name="ce11" table:formula="of:=[.AKK22]/0.047" office:value-type="float" office:value="68.0851063829787" calcext:value-type="float">
            <text:p>68</text:p>
          </table:table-cell>
          <table:table-cell table:style-name="ce11" table:formula="of:=[.AKL22]/0.047" office:value-type="float" office:value="68.0851063829787" calcext:value-type="float">
            <text:p>68</text:p>
          </table:table-cell>
          <table:table-cell table:style-name="ce11" table:formula="of:=[.AKM22]/0.047" office:value-type="float" office:value="68.0851063829787" calcext:value-type="float">
            <text:p>68</text:p>
          </table:table-cell>
          <table:table-cell table:style-name="ce11" table:formula="of:=[.AKN22]/0.047" office:value-type="float" office:value="68.0851063829787" calcext:value-type="float">
            <text:p>68</text:p>
          </table:table-cell>
          <table:table-cell table:style-name="ce11" table:formula="of:=[.AKO22]/0.047" office:value-type="float" office:value="68.0851063829787" calcext:value-type="float">
            <text:p>68</text:p>
          </table:table-cell>
          <table:table-cell table:style-name="ce11" table:formula="of:=[.AKP22]/0.047" office:value-type="float" office:value="68.0851063829787" calcext:value-type="float">
            <text:p>68</text:p>
          </table:table-cell>
          <table:table-cell table:style-name="ce11" table:formula="of:=[.AKQ22]/0.047" office:value-type="float" office:value="68.0851063829787" calcext:value-type="float">
            <text:p>68</text:p>
          </table:table-cell>
          <table:table-cell table:style-name="ce11" table:formula="of:=[.AKR22]/0.047" office:value-type="float" office:value="68.0851063829787" calcext:value-type="float">
            <text:p>68</text:p>
          </table:table-cell>
          <table:table-cell table:style-name="ce11" table:formula="of:=[.AKS22]/0.047" office:value-type="float" office:value="68.0851063829787" calcext:value-type="float">
            <text:p>68</text:p>
          </table:table-cell>
          <table:table-cell table:style-name="ce11" table:formula="of:=[.AKT22]/0.047" office:value-type="float" office:value="68.0851063829787" calcext:value-type="float">
            <text:p>68</text:p>
          </table:table-cell>
          <table:table-cell table:style-name="ce11" table:formula="of:=[.AKU22]/0.047" office:value-type="float" office:value="0" calcext:value-type="float">
            <text:p/>
          </table:table-cell>
          <table:table-cell table:style-name="ce11" table:formula="of:=[.AKV22]/0.047" office:value-type="float" office:value="0" calcext:value-type="float">
            <text:p/>
          </table:table-cell>
          <table:table-cell table:style-name="ce11" table:formula="of:=[.AKW22]/0.047" office:value-type="float" office:value="0" calcext:value-type="float">
            <text:p/>
          </table:table-cell>
          <table:table-cell table:style-name="ce11" table:formula="of:=[.AKX22]/0.047" office:value-type="float" office:value="0" calcext:value-type="float">
            <text:p/>
          </table:table-cell>
          <table:table-cell table:style-name="ce11" table:formula="of:=[.AKY22]/0.047" office:value-type="float" office:value="0" calcext:value-type="float">
            <text:p/>
          </table:table-cell>
          <table:table-cell table:style-name="ce11" table:formula="of:=[.AKZ22]/0.047" office:value-type="float" office:value="0" calcext:value-type="float">
            <text:p/>
          </table:table-cell>
          <table:table-cell table:style-name="ce11" table:formula="of:=[.ALA22]/0.047" office:value-type="float" office:value="0" calcext:value-type="float">
            <text:p/>
          </table:table-cell>
          <table:table-cell table:style-name="ce11" table:formula="of:=[.ALB22]/0.047" office:value-type="float" office:value="0" calcext:value-type="float">
            <text:p/>
          </table:table-cell>
          <table:table-cell table:style-name="ce11" table:formula="of:=[.ALC22]/0.047" office:value-type="float" office:value="0" calcext:value-type="float">
            <text:p/>
          </table:table-cell>
          <table:table-cell table:style-name="ce11" table:formula="of:=[.ALD22]/0.047" office:value-type="float" office:value="0" calcext:value-type="float">
            <text:p/>
          </table:table-cell>
          <table:table-cell table:style-name="ce11" table:formula="of:=[.ALE22]/0.047" office:value-type="float" office:value="0" calcext:value-type="float">
            <text:p/>
          </table:table-cell>
          <table:table-cell table:style-name="ce11" table:formula="of:=[.ALF22]/0.047" office:value-type="float" office:value="0" calcext:value-type="float">
            <text:p/>
          </table:table-cell>
          <table:table-cell table:style-name="ce11" table:formula="of:=[.ALG22]/0.047" office:value-type="float" office:value="72.3404255319149" calcext:value-type="float">
            <text:p>72</text:p>
          </table:table-cell>
          <table:table-cell table:style-name="ce11" table:formula="of:=[.ALH22]/0.047" office:value-type="float" office:value="0" calcext:value-type="float">
            <text:p/>
          </table:table-cell>
          <table:table-cell table:style-name="ce11" table:formula="of:=[.ALI22]/0.047" office:value-type="float" office:value="0" calcext:value-type="float">
            <text:p/>
          </table:table-cell>
          <table:table-cell table:style-name="ce11" table:formula="of:=[.ALJ22]/0.047" office:value-type="float" office:value="0" calcext:value-type="float">
            <text:p/>
          </table:table-cell>
          <table:table-cell table:style-name="ce11" table:formula="of:=[.ALK22]/0.047" office:value-type="float" office:value="0" calcext:value-type="float">
            <text:p/>
          </table:table-cell>
          <table:table-cell table:style-name="ce11" table:formula="of:=[.ALL22]/0.047" office:value-type="float" office:value="74.8936170212766" calcext:value-type="float">
            <text:p>75</text:p>
          </table:table-cell>
          <table:table-cell table:style-name="ce11" table:formula="of:=[.ALM22]/0.047" office:value-type="float" office:value="66.3829787234043" calcext:value-type="float">
            <text:p>66</text:p>
          </table:table-cell>
          <table:table-cell table:style-name="ce11" table:formula="of:=[.ALN22]/0.047" office:value-type="float" office:value="71.7021276595745" calcext:value-type="float">
            <text:p>72</text:p>
          </table:table-cell>
          <table:table-cell table:style-name="ce11" table:formula="of:=[.ALO22]/0.047" office:value-type="float" office:value="68.0851063829787" calcext:value-type="float">
            <text:p>68</text:p>
          </table:table-cell>
          <table:table-cell table:style-name="ce11" table:formula="of:=[.ALP22]/0.047" office:value-type="float" office:value="68.0851063829787" calcext:value-type="float">
            <text:p>68</text:p>
          </table:table-cell>
          <table:table-cell table:style-name="ce11" table:formula="of:=[.ALQ22]/0.047" office:value-type="float" office:value="68.0851063829787" calcext:value-type="float">
            <text:p>68</text:p>
          </table:table-cell>
          <table:table-cell table:style-name="ce11" table:formula="of:=[.ALR22]/0.047" office:value-type="float" office:value="68.0851063829787" calcext:value-type="float">
            <text:p>68</text:p>
          </table:table-cell>
          <table:table-cell table:style-name="ce11" table:formula="of:=[.ALS22]/0.047" office:value-type="float" office:value="68.0851063829787" calcext:value-type="float">
            <text:p>68</text:p>
          </table:table-cell>
          <table:table-cell table:style-name="ce11" table:formula="of:=[.ALT22]/0.047" office:value-type="float" office:value="68.0851063829787" calcext:value-type="float">
            <text:p>68</text:p>
          </table:table-cell>
          <table:table-cell table:style-name="ce11" table:formula="of:=[.ALU22]/0.047" office:value-type="float" office:value="68.0851063829787" calcext:value-type="float">
            <text:p>68</text:p>
          </table:table-cell>
          <table:table-cell table:style-name="ce11" table:formula="of:=[.ALV22]/0.047" office:value-type="float" office:value="68.0851063829787" calcext:value-type="float">
            <text:p>68</text:p>
          </table:table-cell>
          <table:table-cell table:style-name="ce11" table:formula="of:=[.ALW22]/0.047" office:value-type="float" office:value="68.0851063829787" calcext:value-type="float">
            <text:p>68</text:p>
          </table:table-cell>
          <table:table-cell table:style-name="ce11" table:formula="of:=[.ALX22]/0.047" office:value-type="float" office:value="68.0851063829787" calcext:value-type="float">
            <text:p>68</text:p>
          </table:table-cell>
          <table:table-cell table:style-name="ce11" table:formula="of:=[.ALY22]/0.047" office:value-type="float" office:value="68.0851063829787" calcext:value-type="float">
            <text:p>68</text:p>
          </table:table-cell>
          <table:table-cell table:style-name="ce11" table:formula="of:=[.ALZ22]/0.047" office:value-type="float" office:value="68.0851063829787" calcext:value-type="float">
            <text:p>68</text:p>
          </table:table-cell>
          <table:table-cell table:style-name="ce11" table:formula="of:=[.AMA22]/0.047" office:value-type="float" office:value="68.0851063829787" calcext:value-type="float">
            <text:p>68</text:p>
          </table:table-cell>
          <table:table-cell table:style-name="ce11" table:formula="of:=[.AMB22]/0.047" office:value-type="float" office:value="68.0851063829787" calcext:value-type="float">
            <text:p>68</text:p>
          </table:table-cell>
          <table:table-cell table:style-name="ce11" table:formula="of:=[.AMC22]/0.047" office:value-type="float" office:value="68.0851063829787" calcext:value-type="float">
            <text:p>68</text:p>
          </table:table-cell>
          <table:table-cell table:style-name="ce11" table:formula="of:=[.AMD22]/0.047" office:value-type="float" office:value="68.0851063829787" calcext:value-type="float">
            <text:p>68</text:p>
          </table:table-cell>
          <table:table-cell table:style-name="ce11" table:formula="of:=[.AME22]/0.047" office:value-type="float" office:value="68.0851063829787" calcext:value-type="float">
            <text:p>68</text:p>
          </table:table-cell>
          <table:table-cell table:style-name="ce11" table:formula="of:=[.AMF22]/0.047" office:value-type="float" office:value="68.0851063829787" calcext:value-type="float">
            <text:p>68</text:p>
          </table:table-cell>
          <table:table-cell table:style-name="ce11" table:formula="of:=[.AMG22]/0.047" office:value-type="float" office:value="68.0851063829787" calcext:value-type="float">
            <text:p>68</text:p>
          </table:table-cell>
          <table:table-cell table:style-name="ce11" table:formula="of:=[.AMH22]/0.047" office:value-type="float" office:value="68.0851063829787" calcext:value-type="float">
            <text:p>68</text:p>
          </table:table-cell>
          <table:table-cell table:style-name="ce11" table:number-columns-repeated="2"/>
        </table:table-row>
        <table:table-row table:style-name="ro6">
          <table:table-cell table:style-name="ce8" office:value-type="string" calcext:value-type="string">
            <text:p>R6 (заменить с 390 <text:s/>на 680 Ом, 20.02.19)</text:p>
          </table:table-cell>
          <table:table-cell table:number-columns-repeated="225"/>
          <table:table-cell table:style-name="Default"/>
          <table:table-cell table:number-columns-repeated="334"/>
          <table:table-cell table:style-name="ce33"/>
          <table:table-cell table:number-columns-repeated="23"/>
          <table:table-cell table:style-name="ce22" table:number-columns-repeated="9"/>
          <table:table-cell table:style-name="ce43" office:value-type="string" calcext:value-type="string">
            <text:p>неиспр. кв.32кГц</text:p>
          </table:table-cell>
          <table:table-cell table:number-columns-repeated="429"/>
        </table:table-row>
        <table:table-row table:style-name="ro5">
          <table:table-cell office:value-type="string" calcext:value-type="string">
            <text:p>Примечания</text:p>
          </table:table-cell>
          <table:table-cell table:number-columns-repeated="225"/>
          <table:table-cell table:style-name="Default"/>
          <table:table-cell table:number-columns-repeated="248"/>
          <table:table-cell table:style-name="Default" table:number-columns-repeated="7"/>
          <table:table-cell table:number-columns-repeated="542"/>
        </table:table-row>
        <table:table-row table:style-name="ro5" table:number-rows-repeated="9">
          <table:table-cell table:number-columns-repeated="226"/>
          <table:table-cell table:style-name="Default"/>
          <table:table-cell table:number-columns-repeated="248"/>
          <table:table-cell table:style-name="Default" table:number-columns-repeated="7"/>
          <table:table-cell table:number-columns-repeated="542"/>
        </table:table-row>
        <table:table-row table:style-name="ro3">
          <table:table-cell table:number-columns-repeated="226"/>
          <table:table-cell table:style-name="Default"/>
          <table:table-cell table:number-columns-repeated="248"/>
          <table:table-cell table:style-name="Default" table:number-columns-repeated="7"/>
          <table:table-cell table:number-columns-repeated="542"/>
        </table:table-row>
        <table:table-row table:style-name="ro5" table:number-rows-repeated="2">
          <table:table-cell table:number-columns-repeated="226"/>
          <table:table-cell table:style-name="Default"/>
          <table:table-cell table:number-columns-repeated="248"/>
          <table:table-cell table:style-name="Default" table:number-columns-repeated="7"/>
          <table:table-cell table:number-columns-repeated="542"/>
        </table:table-row>
        <table:table-row table:style-name="ro5" table:number-rows-repeated="5">
          <table:table-cell table:number-columns-repeated="475"/>
          <table:table-cell table:style-name="Default" table:number-columns-repeated="7"/>
          <table:table-cell table:number-columns-repeated="542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6">
        <office:forms form:automatic-focus="false" form:apply-design-mode="false"/>
        <table:table-column table:style-name="co17" table:default-cell-style-name="ce70"/>
        <table:table-column table:style-name="co19" table:default-cell-style-name="ce70"/>
        <table:table-column table:style-name="co2" table:number-columns-repeated="10" table:default-cell-style-name="ce70"/>
        <table:table-column table:style-name="co20" table:number-columns-repeated="8" table:default-cell-style-name="ce70"/>
        <table:table-column table:style-name="co2" table:number-columns-repeated="1004" table:default-cell-style-name="ce70"/>
        <table:table-row table:style-name="ro7">
          <table:table-cell table:style-name="ce2" office:value-type="string" calcext:value-type="string">
            <text:p>№</text:p>
          </table:table-cell>
          <table:table-cell table:style-name="ce51" office:value-type="float" office:value="54969" calcext:value-type="float">
            <text:p>54969</text:p>
          </table:table-cell>
          <table:table-cell table:style-name="ce51" office:value-type="float" office:value="54970" calcext:value-type="float">
            <text:p>54970</text:p>
          </table:table-cell>
          <table:table-cell table:style-name="ce51" office:value-type="float" office:value="54971" calcext:value-type="float">
            <text:p>54971</text:p>
          </table:table-cell>
          <table:table-cell table:style-name="ce51" office:value-type="float" office:value="54972" calcext:value-type="float">
            <text:p>54972</text:p>
          </table:table-cell>
          <table:table-cell table:style-name="ce51" office:value-type="float" office:value="54973" calcext:value-type="float">
            <text:p>54973</text:p>
          </table:table-cell>
          <table:table-cell table:style-name="ce51" office:value-type="float" office:value="54974" calcext:value-type="float">
            <text:p>54974</text:p>
          </table:table-cell>
          <table:table-cell table:style-name="ce51" office:value-type="float" office:value="54975" calcext:value-type="float">
            <text:p>54975</text:p>
          </table:table-cell>
          <table:table-cell table:style-name="ce51" office:value-type="float" office:value="54976" calcext:value-type="float">
            <text:p>54976</text:p>
          </table:table-cell>
          <table:table-cell table:style-name="ce51" office:value-type="float" office:value="54977" calcext:value-type="float">
            <text:p>54977</text:p>
          </table:table-cell>
          <table:table-cell table:style-name="ce51" office:value-type="float" office:value="54978" calcext:value-type="float">
            <text:p>54978</text:p>
          </table:table-cell>
          <table:table-cell table:style-name="ce51" office:value-type="float" office:value="54979" calcext:value-type="float">
            <text:p>54979</text:p>
          </table:table-cell>
          <table:table-cell table:style-name="ce51" office:value-type="float" office:value="54980" calcext:value-type="float">
            <text:p>54980</text:p>
          </table:table-cell>
          <table:table-cell table:style-name="ce51" office:value-type="float" office:value="54981" calcext:value-type="float">
            <text:p>54981</text:p>
          </table:table-cell>
          <table:table-cell table:style-name="ce51" office:value-type="float" office:value="54982" calcext:value-type="float">
            <text:p>54982</text:p>
          </table:table-cell>
          <table:table-cell table:style-name="ce51" office:value-type="float" office:value="54983" calcext:value-type="float">
            <text:p>54983</text:p>
          </table:table-cell>
          <table:table-cell table:style-name="ce51" office:value-type="float" office:value="54984" calcext:value-type="float">
            <text:p>54984</text:p>
          </table:table-cell>
          <table:table-cell table:style-name="ce51" office:value-type="float" office:value="54985" calcext:value-type="float">
            <text:p>54985</text:p>
          </table:table-cell>
          <table:table-cell table:style-name="ce51" office:value-type="float" office:value="54986" calcext:value-type="float">
            <text:p>54986</text:p>
          </table:table-cell>
          <table:table-cell table:style-name="ce51" office:value-type="float" office:value="54987" calcext:value-type="float">
            <text:p>54987</text:p>
          </table:table-cell>
          <table:table-cell table:style-name="ce51" office:value-type="float" office:value="54988" calcext:value-type="float">
            <text:p>54988</text:p>
          </table:table-cell>
          <table:table-cell table:style-name="ce51" office:value-type="float" office:value="54989" calcext:value-type="float">
            <text:p>54989</text:p>
          </table:table-cell>
          <table:table-cell table:style-name="ce51" office:value-type="float" office:value="54990" calcext:value-type="float">
            <text:p>54990</text:p>
          </table:table-cell>
          <table:table-cell table:style-name="ce51" office:value-type="float" office:value="54991" calcext:value-type="float">
            <text:p>54991</text:p>
          </table:table-cell>
          <table:table-cell table:style-name="ce51" office:value-type="float" office:value="54992" calcext:value-type="float">
            <text:p>54992</text:p>
          </table:table-cell>
          <table:table-cell table:style-name="ce51" office:value-type="float" office:value="54993" calcext:value-type="float">
            <text:p>54993</text:p>
          </table:table-cell>
          <table:table-cell table:style-name="ce51" office:value-type="float" office:value="54994" calcext:value-type="float">
            <text:p>54994</text:p>
          </table:table-cell>
          <table:table-cell table:style-name="ce51" office:value-type="float" office:value="54995" calcext:value-type="float">
            <text:p>54995</text:p>
          </table:table-cell>
          <table:table-cell table:style-name="ce51" office:value-type="float" office:value="54996" calcext:value-type="float">
            <text:p>54996</text:p>
          </table:table-cell>
          <table:table-cell table:style-name="ce51" office:value-type="float" office:value="54997" calcext:value-type="float">
            <text:p>54997</text:p>
          </table:table-cell>
          <table:table-cell table:style-name="ce51" office:value-type="float" office:value="54998" calcext:value-type="float">
            <text:p>54998</text:p>
          </table:table-cell>
          <table:table-cell table:style-name="ce51" office:value-type="float" office:value="54999" calcext:value-type="float">
            <text:p>54999</text:p>
          </table:table-cell>
          <table:table-cell table:style-name="ce51" office:value-type="float" office:value="55000" calcext:value-type="float">
            <text:p>55000</text:p>
          </table:table-cell>
          <table:table-cell table:style-name="ce51" office:value-type="float" office:value="55001" calcext:value-type="float">
            <text:p>55001</text:p>
          </table:table-cell>
          <table:table-cell table:style-name="ce51" office:value-type="float" office:value="55002" calcext:value-type="float">
            <text:p>55002</text:p>
          </table:table-cell>
          <table:table-cell table:style-name="ce51" office:value-type="float" office:value="55003" calcext:value-type="float">
            <text:p>55003</text:p>
          </table:table-cell>
          <table:table-cell table:style-name="ce51" office:value-type="float" office:value="55004" calcext:value-type="float">
            <text:p>55004</text:p>
          </table:table-cell>
          <table:table-cell table:style-name="ce51" office:value-type="float" office:value="55005" calcext:value-type="float">
            <text:p>55005</text:p>
          </table:table-cell>
          <table:table-cell table:style-name="ce51" office:value-type="float" office:value="55006" calcext:value-type="float">
            <text:p>55006</text:p>
          </table:table-cell>
          <table:table-cell table:style-name="ce51" office:value-type="float" office:value="55007" calcext:value-type="float">
            <text:p>55007</text:p>
          </table:table-cell>
          <table:table-cell table:style-name="ce51" office:value-type="float" office:value="55008" calcext:value-type="float">
            <text:p>55008</text:p>
          </table:table-cell>
          <table:table-cell table:style-name="ce51" office:value-type="float" office:value="55009" calcext:value-type="float">
            <text:p>55009</text:p>
          </table:table-cell>
          <table:table-cell table:style-name="ce51" office:value-type="float" office:value="55010" calcext:value-type="float">
            <text:p>55010</text:p>
          </table:table-cell>
          <table:table-cell table:style-name="ce51" office:value-type="float" office:value="55011" calcext:value-type="float">
            <text:p>55011</text:p>
          </table:table-cell>
          <table:table-cell table:style-name="ce51" office:value-type="float" office:value="55012" calcext:value-type="float">
            <text:p>55012</text:p>
          </table:table-cell>
          <table:table-cell table:style-name="ce51" office:value-type="float" office:value="55013" calcext:value-type="float">
            <text:p>55013</text:p>
          </table:table-cell>
          <table:table-cell table:style-name="ce51" office:value-type="float" office:value="55014" calcext:value-type="float">
            <text:p>55014</text:p>
          </table:table-cell>
          <table:table-cell table:style-name="ce51" office:value-type="float" office:value="55015" calcext:value-type="float">
            <text:p>55015</text:p>
          </table:table-cell>
          <table:table-cell table:style-name="ce51" office:value-type="float" office:value="55016" calcext:value-type="float">
            <text:p>55016</text:p>
          </table:table-cell>
          <table:table-cell table:style-name="ce51" office:value-type="float" office:value="55017" calcext:value-type="float">
            <text:p>55017</text:p>
          </table:table-cell>
          <table:table-cell table:style-name="ce51" office:value-type="float" office:value="55018" calcext:value-type="float">
            <text:p>55018</text:p>
          </table:table-cell>
          <table:table-cell table:style-name="ce51" office:value-type="float" office:value="55019" calcext:value-type="float">
            <text:p>55019</text:p>
          </table:table-cell>
          <table:table-cell table:style-name="ce51" office:value-type="float" office:value="55020" calcext:value-type="float">
            <text:p>55020</text:p>
          </table:table-cell>
          <table:table-cell table:style-name="ce51" office:value-type="float" office:value="55021" calcext:value-type="float">
            <text:p>55021</text:p>
          </table:table-cell>
          <table:table-cell table:style-name="ce51" office:value-type="float" office:value="55022" calcext:value-type="float">
            <text:p>55022</text:p>
          </table:table-cell>
          <table:table-cell table:style-name="ce51" office:value-type="float" office:value="55023" calcext:value-type="float">
            <text:p>55023</text:p>
          </table:table-cell>
          <table:table-cell table:style-name="ce51" office:value-type="float" office:value="55024" calcext:value-type="float">
            <text:p>55024</text:p>
          </table:table-cell>
          <table:table-cell table:style-name="ce51" office:value-type="float" office:value="55025" calcext:value-type="float">
            <text:p>55025</text:p>
          </table:table-cell>
          <table:table-cell table:style-name="ce51" office:value-type="float" office:value="55026" calcext:value-type="float">
            <text:p>55026</text:p>
          </table:table-cell>
          <table:table-cell table:style-name="ce51" office:value-type="float" office:value="55027" calcext:value-type="float">
            <text:p>55027</text:p>
          </table:table-cell>
          <table:table-cell table:style-name="ce51" office:value-type="float" office:value="55028" calcext:value-type="float">
            <text:p>55028</text:p>
          </table:table-cell>
          <table:table-cell table:style-name="ce51" office:value-type="float" office:value="55029" calcext:value-type="float">
            <text:p>55029</text:p>
          </table:table-cell>
          <table:table-cell table:style-name="ce51" office:value-type="float" office:value="55030" calcext:value-type="float">
            <text:p>55030</text:p>
          </table:table-cell>
          <table:table-cell table:style-name="ce51" office:value-type="float" office:value="55031" calcext:value-type="float">
            <text:p>55031</text:p>
          </table:table-cell>
          <table:table-cell table:style-name="ce51" office:value-type="float" office:value="55032" calcext:value-type="float">
            <text:p>55032</text:p>
          </table:table-cell>
          <table:table-cell table:style-name="ce51" office:value-type="float" office:value="55033" calcext:value-type="float">
            <text:p>55033</text:p>
          </table:table-cell>
          <table:table-cell table:style-name="ce51" office:value-type="float" office:value="55034" calcext:value-type="float">
            <text:p>55034</text:p>
          </table:table-cell>
          <table:table-cell table:style-name="ce59" office:value-type="float" office:value="55035" calcext:value-type="float">
            <text:p>55035</text:p>
          </table:table-cell>
          <table:table-cell office:value-type="float" office:value="55036" calcext:value-type="float">
            <text:p>55036</text:p>
          </table:table-cell>
          <table:table-cell office:value-type="float" office:value="55037" calcext:value-type="float">
            <text:p>55037</text:p>
          </table:table-cell>
          <table:table-cell office:value-type="float" office:value="55038" calcext:value-type="float">
            <text:p>55038</text:p>
          </table:table-cell>
          <table:table-cell office:value-type="float" office:value="55039" calcext:value-type="float">
            <text:p>55039</text:p>
          </table:table-cell>
          <table:table-cell office:value-type="float" office:value="55040" calcext:value-type="float">
            <text:p>55040</text:p>
          </table:table-cell>
          <table:table-cell office:value-type="float" office:value="55041" calcext:value-type="float">
            <text:p>55041</text:p>
          </table:table-cell>
          <table:table-cell office:value-type="float" office:value="55042" calcext:value-type="float">
            <text:p>55042</text:p>
          </table:table-cell>
          <table:table-cell office:value-type="float" office:value="55043" calcext:value-type="float">
            <text:p>55043</text:p>
          </table:table-cell>
          <table:table-cell office:value-type="float" office:value="55044" calcext:value-type="float">
            <text:p>55044</text:p>
          </table:table-cell>
          <table:table-cell office:value-type="float" office:value="55045" calcext:value-type="float">
            <text:p>55045</text:p>
          </table:table-cell>
          <table:table-cell office:value-type="float" office:value="55046" calcext:value-type="float">
            <text:p>55046</text:p>
          </table:table-cell>
          <table:table-cell office:value-type="float" office:value="55047" calcext:value-type="float">
            <text:p>55047</text:p>
          </table:table-cell>
          <table:table-cell office:value-type="float" office:value="55048" calcext:value-type="float">
            <text:p>55048</text:p>
          </table:table-cell>
          <table:table-cell office:value-type="float" office:value="55049" calcext:value-type="float">
            <text:p>55049</text:p>
          </table:table-cell>
          <table:table-cell office:value-type="float" office:value="55050" calcext:value-type="float">
            <text:p>55050</text:p>
          </table:table-cell>
          <table:table-cell office:value-type="float" office:value="55051" calcext:value-type="float">
            <text:p>55051</text:p>
          </table:table-cell>
          <table:table-cell office:value-type="float" office:value="55052" calcext:value-type="float">
            <text:p>55052</text:p>
          </table:table-cell>
          <table:table-cell office:value-type="float" office:value="55053" calcext:value-type="float">
            <text:p>55053</text:p>
          </table:table-cell>
          <table:table-cell office:value-type="float" office:value="55054" calcext:value-type="float">
            <text:p>55054</text:p>
          </table:table-cell>
          <table:table-cell office:value-type="float" office:value="55055" calcext:value-type="float">
            <text:p>55055</text:p>
          </table:table-cell>
          <table:table-cell office:value-type="float" office:value="55056" calcext:value-type="float">
            <text:p>55056</text:p>
          </table:table-cell>
          <table:table-cell office:value-type="float" office:value="55057" calcext:value-type="float">
            <text:p>55057</text:p>
          </table:table-cell>
          <table:table-cell office:value-type="float" office:value="55058" calcext:value-type="float">
            <text:p>55058</text:p>
          </table:table-cell>
          <table:table-cell office:value-type="float" office:value="55059" calcext:value-type="float">
            <text:p>55059</text:p>
          </table:table-cell>
          <table:table-cell office:value-type="float" office:value="55060" calcext:value-type="float">
            <text:p>55060</text:p>
          </table:table-cell>
          <table:table-cell office:value-type="float" office:value="55061" calcext:value-type="float">
            <text:p>55061</text:p>
          </table:table-cell>
          <table:table-cell office:value-type="float" office:value="55062" calcext:value-type="float">
            <text:p>55062</text:p>
          </table:table-cell>
          <table:table-cell office:value-type="float" office:value="55063" calcext:value-type="float">
            <text:p>55063</text:p>
          </table:table-cell>
          <table:table-cell office:value-type="float" office:value="55064" calcext:value-type="float">
            <text:p>55064</text:p>
          </table:table-cell>
          <table:table-cell office:value-type="float" office:value="55065" calcext:value-type="float">
            <text:p>55065</text:p>
          </table:table-cell>
          <table:table-cell office:value-type="float" office:value="55066" calcext:value-type="float">
            <text:p>55066</text:p>
          </table:table-cell>
          <table:table-cell office:value-type="float" office:value="55067" calcext:value-type="float">
            <text:p>55067</text:p>
          </table:table-cell>
          <table:table-cell office:value-type="float" office:value="55068" calcext:value-type="float">
            <text:p>55068</text:p>
          </table:table-cell>
          <table:table-cell office:value-type="float" office:value="55069" calcext:value-type="float">
            <text:p>55069</text:p>
          </table:table-cell>
          <table:table-cell office:value-type="float" office:value="55070" calcext:value-type="float">
            <text:p>55070</text:p>
          </table:table-cell>
          <table:table-cell office:value-type="float" office:value="55071" calcext:value-type="float">
            <text:p>55071</text:p>
          </table:table-cell>
          <table:table-cell office:value-type="float" office:value="55072" calcext:value-type="float">
            <text:p>55072</text:p>
          </table:table-cell>
          <table:table-cell office:value-type="float" office:value="55073" calcext:value-type="float">
            <text:p>55073</text:p>
          </table:table-cell>
          <table:table-cell office:value-type="float" office:value="55074" calcext:value-type="float">
            <text:p>55074</text:p>
          </table:table-cell>
          <table:table-cell office:value-type="float" office:value="55075" calcext:value-type="float">
            <text:p>55075</text:p>
          </table:table-cell>
          <table:table-cell office:value-type="float" office:value="55076" calcext:value-type="float">
            <text:p>55076</text:p>
          </table:table-cell>
          <table:table-cell office:value-type="float" office:value="55077" calcext:value-type="float">
            <text:p>55077</text:p>
          </table:table-cell>
          <table:table-cell office:value-type="float" office:value="55078" calcext:value-type="float">
            <text:p>55078</text:p>
          </table:table-cell>
          <table:table-cell office:value-type="float" office:value="55079" calcext:value-type="float">
            <text:p>55079</text:p>
          </table:table-cell>
          <table:table-cell office:value-type="float" office:value="55080" calcext:value-type="float">
            <text:p>55080</text:p>
          </table:table-cell>
          <table:table-cell office:value-type="float" office:value="55081" calcext:value-type="float">
            <text:p>55081</text:p>
          </table:table-cell>
          <table:table-cell office:value-type="float" office:value="55082" calcext:value-type="float">
            <text:p>55082</text:p>
          </table:table-cell>
          <table:table-cell office:value-type="float" office:value="55083" calcext:value-type="float">
            <text:p>55083</text:p>
          </table:table-cell>
          <table:table-cell office:value-type="float" office:value="55084" calcext:value-type="float">
            <text:p>55084</text:p>
          </table:table-cell>
          <table:table-cell office:value-type="float" office:value="55085" calcext:value-type="float">
            <text:p>55085</text:p>
          </table:table-cell>
          <table:table-cell office:value-type="float" office:value="55086" calcext:value-type="float">
            <text:p>55086</text:p>
          </table:table-cell>
          <table:table-cell office:value-type="float" office:value="55087" calcext:value-type="float">
            <text:p>55087</text:p>
          </table:table-cell>
          <table:table-cell office:value-type="float" office:value="55088" calcext:value-type="float">
            <text:p>55088</text:p>
          </table:table-cell>
          <table:table-cell office:value-type="float" office:value="55089" calcext:value-type="float">
            <text:p>55089</text:p>
          </table:table-cell>
          <table:table-cell office:value-type="float" office:value="55090" calcext:value-type="float">
            <text:p>55090</text:p>
          </table:table-cell>
          <table:table-cell office:value-type="float" office:value="55091" calcext:value-type="float">
            <text:p>55091</text:p>
          </table:table-cell>
          <table:table-cell office:value-type="float" office:value="55092" calcext:value-type="float">
            <text:p>55092</text:p>
          </table:table-cell>
          <table:table-cell office:value-type="float" office:value="55093" calcext:value-type="float">
            <text:p>55093</text:p>
          </table:table-cell>
          <table:table-cell office:value-type="float" office:value="55094" calcext:value-type="float">
            <text:p>55094</text:p>
          </table:table-cell>
          <table:table-cell office:value-type="float" office:value="55095" calcext:value-type="float">
            <text:p>55095</text:p>
          </table:table-cell>
          <table:table-cell office:value-type="float" office:value="55096" calcext:value-type="float">
            <text:p>55096</text:p>
          </table:table-cell>
          <table:table-cell office:value-type="float" office:value="55097" calcext:value-type="float">
            <text:p>55097</text:p>
          </table:table-cell>
          <table:table-cell office:value-type="float" office:value="55098" calcext:value-type="float">
            <text:p>55098</text:p>
          </table:table-cell>
          <table:table-cell office:value-type="float" office:value="55099" calcext:value-type="float">
            <text:p>55099</text:p>
          </table:table-cell>
          <table:table-cell office:value-type="float" office:value="55100" calcext:value-type="float">
            <text:p>55100</text:p>
          </table:table-cell>
          <table:table-cell office:value-type="float" office:value="55101" calcext:value-type="float">
            <text:p>55101</text:p>
          </table:table-cell>
          <table:table-cell office:value-type="float" office:value="55102" calcext:value-type="float">
            <text:p>55102</text:p>
          </table:table-cell>
          <table:table-cell office:value-type="float" office:value="55103" calcext:value-type="float">
            <text:p>55103</text:p>
          </table:table-cell>
          <table:table-cell office:value-type="float" office:value="55104" calcext:value-type="float">
            <text:p>55104</text:p>
          </table:table-cell>
          <table:table-cell office:value-type="float" office:value="55105" calcext:value-type="float">
            <text:p>55105</text:p>
          </table:table-cell>
          <table:table-cell office:value-type="float" office:value="55106" calcext:value-type="float">
            <text:p>55106</text:p>
          </table:table-cell>
          <table:table-cell office:value-type="float" office:value="55107" calcext:value-type="float">
            <text:p>55107</text:p>
          </table:table-cell>
          <table:table-cell office:value-type="float" office:value="55108" calcext:value-type="float">
            <text:p>55108</text:p>
          </table:table-cell>
          <table:table-cell office:value-type="float" office:value="55109" calcext:value-type="float">
            <text:p>55109</text:p>
          </table:table-cell>
          <table:table-cell office:value-type="float" office:value="55110" calcext:value-type="float">
            <text:p>55110</text:p>
          </table:table-cell>
          <table:table-cell office:value-type="float" office:value="55111" calcext:value-type="float">
            <text:p>55111</text:p>
          </table:table-cell>
          <table:table-cell office:value-type="float" office:value="55112" calcext:value-type="float">
            <text:p>55112</text:p>
          </table:table-cell>
          <table:table-cell office:value-type="float" office:value="55113" calcext:value-type="float">
            <text:p>55113</text:p>
          </table:table-cell>
          <table:table-cell office:value-type="float" office:value="55114" calcext:value-type="float">
            <text:p>55114</text:p>
          </table:table-cell>
          <table:table-cell office:value-type="float" office:value="55115" calcext:value-type="float">
            <text:p>55115</text:p>
          </table:table-cell>
          <table:table-cell office:value-type="float" office:value="55116" calcext:value-type="float">
            <text:p>55116</text:p>
          </table:table-cell>
          <table:table-cell office:value-type="float" office:value="55117" calcext:value-type="float">
            <text:p>55117</text:p>
          </table:table-cell>
          <table:table-cell office:value-type="float" office:value="55118" calcext:value-type="float">
            <text:p>55118</text:p>
          </table:table-cell>
          <table:table-cell office:value-type="float" office:value="55119" calcext:value-type="float">
            <text:p>55119</text:p>
          </table:table-cell>
          <table:table-cell office:value-type="float" office:value="55120" calcext:value-type="float">
            <text:p>55120</text:p>
          </table:table-cell>
          <table:table-cell office:value-type="float" office:value="55121" calcext:value-type="float">
            <text:p>55121</text:p>
          </table:table-cell>
          <table:table-cell office:value-type="float" office:value="55122" calcext:value-type="float">
            <text:p>55122</text:p>
          </table:table-cell>
          <table:table-cell office:value-type="float" office:value="55123" calcext:value-type="float">
            <text:p>55123</text:p>
          </table:table-cell>
          <table:table-cell office:value-type="float" office:value="55124" calcext:value-type="float">
            <text:p>55124</text:p>
          </table:table-cell>
          <table:table-cell office:value-type="float" office:value="55125" calcext:value-type="float">
            <text:p>55125</text:p>
          </table:table-cell>
          <table:table-cell office:value-type="float" office:value="55126" calcext:value-type="float">
            <text:p>55126</text:p>
          </table:table-cell>
          <table:table-cell office:value-type="float" office:value="55127" calcext:value-type="float">
            <text:p>55127</text:p>
          </table:table-cell>
          <table:table-cell office:value-type="float" office:value="55128" calcext:value-type="float">
            <text:p>55128</text:p>
          </table:table-cell>
          <table:table-cell office:value-type="float" office:value="55129" calcext:value-type="float">
            <text:p>55129</text:p>
          </table:table-cell>
          <table:table-cell office:value-type="float" office:value="55130" calcext:value-type="float">
            <text:p>55130</text:p>
          </table:table-cell>
          <table:table-cell office:value-type="float" office:value="55131" calcext:value-type="float">
            <text:p>55131</text:p>
          </table:table-cell>
          <table:table-cell office:value-type="float" office:value="55132" calcext:value-type="float">
            <text:p>55132</text:p>
          </table:table-cell>
          <table:table-cell office:value-type="float" office:value="55133" calcext:value-type="float">
            <text:p>55133</text:p>
          </table:table-cell>
          <table:table-cell office:value-type="float" office:value="55134" calcext:value-type="float">
            <text:p>55134</text:p>
          </table:table-cell>
          <table:table-cell office:value-type="float" office:value="55135" calcext:value-type="float">
            <text:p>55135</text:p>
          </table:table-cell>
          <table:table-cell office:value-type="float" office:value="55136" calcext:value-type="float">
            <text:p>55136</text:p>
          </table:table-cell>
          <table:table-cell office:value-type="float" office:value="55137" calcext:value-type="float">
            <text:p>55137</text:p>
          </table:table-cell>
          <table:table-cell office:value-type="float" office:value="55138" calcext:value-type="float">
            <text:p>55138</text:p>
          </table:table-cell>
          <table:table-cell office:value-type="float" office:value="55139" calcext:value-type="float">
            <text:p>55139</text:p>
          </table:table-cell>
          <table:table-cell office:value-type="float" office:value="55140" calcext:value-type="float">
            <text:p>55140</text:p>
          </table:table-cell>
          <table:table-cell office:value-type="float" office:value="55141" calcext:value-type="float">
            <text:p>55141</text:p>
          </table:table-cell>
          <table:table-cell office:value-type="float" office:value="55142" calcext:value-type="float">
            <text:p>55142</text:p>
          </table:table-cell>
          <table:table-cell office:value-type="float" office:value="55143" calcext:value-type="float">
            <text:p>55143</text:p>
          </table:table-cell>
          <table:table-cell office:value-type="float" office:value="55144" calcext:value-type="float">
            <text:p>55144</text:p>
          </table:table-cell>
          <table:table-cell office:value-type="float" office:value="55145" calcext:value-type="float">
            <text:p>55145</text:p>
          </table:table-cell>
          <table:table-cell office:value-type="float" office:value="55146" calcext:value-type="float">
            <text:p>55146</text:p>
          </table:table-cell>
          <table:table-cell office:value-type="float" office:value="55147" calcext:value-type="float">
            <text:p>55147</text:p>
          </table:table-cell>
          <table:table-cell office:value-type="float" office:value="55148" calcext:value-type="float">
            <text:p>55148</text:p>
          </table:table-cell>
          <table:table-cell office:value-type="float" office:value="55149" calcext:value-type="float">
            <text:p>55149</text:p>
          </table:table-cell>
          <table:table-cell office:value-type="float" office:value="55150" calcext:value-type="float">
            <text:p>55150</text:p>
          </table:table-cell>
          <table:table-cell office:value-type="float" office:value="55151" calcext:value-type="float">
            <text:p>55151</text:p>
          </table:table-cell>
          <table:table-cell table:number-columns-repeated="840"/>
        </table:table-row>
        <table:table-row table:style-name="ro7">
          <table:table-cell table:style-name="ce3" office:value-type="string" calcext:value-type="string">
            <text:p>Фамилия регулир.</text:p>
          </table:table-cell>
          <table:table-cell table:style-name="ce52" office:value-type="string" calcext:value-type="string">
            <text:p>Люфко</text:p>
          </table:table-cell>
          <table:table-cell table:number-columns-repeated="10" table:style-name="ce33" office:value-type="string" calcext:value-type="string">
            <text:p>Люфко</text:p>
          </table:table-cell>
          <table:table-cell table:number-columns-repeated="8" table:style-name="Default" office:value-type="string" calcext:value-type="string">
            <text:p>ЛСВ/КИА</text:p>
          </table:table-cell>
          <table:table-cell table:number-columns-repeated="44" office:value-type="string" calcext:value-type="string">
            <text:p>КИА</text:p>
          </table:table-cell>
          <table:table-cell table:number-columns-repeated="30" office:value-type="string" calcext:value-type="string">
            <text:p>ЛСВ</text:p>
          </table:table-cell>
          <table:table-cell table:number-columns-repeated="9" office:value-type="string" calcext:value-type="string">
            <text:p>КИА</text:p>
          </table:table-cell>
          <table:table-cell table:number-columns-repeated="8" office:value-type="string" calcext:value-type="string">
            <text:p>ЛСВ</text:p>
          </table:table-cell>
          <table:table-cell table:number-columns-repeated="11" office:value-type="string" calcext:value-type="string">
            <text:p>КИА</text:p>
          </table:table-cell>
          <table:table-cell table:number-columns-repeated="10" office:value-type="string" calcext:value-type="string">
            <text:p>ЛСВ</text:p>
          </table:table-cell>
          <table:table-cell table:number-columns-repeated="10" office:value-type="string" calcext:value-type="string">
            <text:p>КИА</text:p>
          </table:table-cell>
          <table:table-cell table:number-columns-repeated="9" office:value-type="string" calcext:value-type="string">
            <text:p>ЛИА</text:p>
          </table:table-cell>
          <table:table-cell table:number-columns-repeated="9" office:value-type="string" calcext:value-type="string">
            <text:p>КИА</text:p>
          </table:table-cell>
          <table:table-cell table:number-columns-repeated="10" office:value-type="string" calcext:value-type="string">
            <text:p>ЛСВ</text:p>
          </table:table-cell>
          <table:table-cell table:number-columns-repeated="10" office:value-type="string" calcext:value-type="string">
            <text:p>КИА</text:p>
          </table:table-cell>
          <table:table-cell table:number-columns-repeated="844"/>
        </table:table-row>
        <table:table-row table:style-name="ro7">
          <table:table-cell table:style-name="ce45"/>
          <table:table-cell table:style-name="ce53" office:value-type="date" office:date-value="2019-02-07" calcext:value-type="date">
            <text:p>07.02.19</text:p>
          </table:table-cell>
          <table:table-cell table:number-columns-repeated="10" table:style-name="ce53" office:value-type="date" office:date-value="2019-02-27" calcext:value-type="date">
            <text:p>27.02.19</text:p>
          </table:table-cell>
          <table:table-cell table:style-name="ce53"/>
          <table:table-cell table:number-columns-repeated="7"/>
          <table:table-cell table:number-columns-repeated="12" table:style-name="ce53" office:value-type="date" office:date-value="2019-03-04" calcext:value-type="date">
            <text:p>04.03.19</text:p>
          </table:table-cell>
          <table:table-cell table:number-columns-repeated="8" table:style-name="ce53" office:value-type="date" office:date-value="2019-03-18" calcext:value-type="date">
            <text:p>18.03.19</text:p>
          </table:table-cell>
          <table:table-cell table:number-columns-repeated="8" table:style-name="ce53" office:value-type="date" office:date-value="2019-03-22" calcext:value-type="date">
            <text:p>22.03.19</text:p>
          </table:table-cell>
          <table:table-cell table:number-columns-repeated="4" table:style-name="ce53" office:value-type="date" office:date-value="2019-03-25" calcext:value-type="date">
            <text:p>25.03.19</text:p>
          </table:table-cell>
          <table:table-cell table:number-columns-repeated="12" table:style-name="ce53" office:value-type="date" office:date-value="2019-04-02" calcext:value-type="date">
            <text:p>02.04.19</text:p>
          </table:table-cell>
          <table:table-cell table:number-columns-repeated="4" table:style-name="ce58" office:value-type="date" office:date-value="2019-04-03" calcext:value-type="date">
            <text:p>03.04.19</text:p>
          </table:table-cell>
          <table:table-cell table:style-name="ce58" office:value-type="date" office:date-value="2019-05-29" calcext:value-type="date">
            <text:p>29.05.19</text:p>
          </table:table-cell>
          <table:table-cell table:number-columns-repeated="3" table:style-name="ce58" office:value-type="date" office:date-value="2019-04-03" calcext:value-type="date">
            <text:p>03.04.19</text:p>
          </table:table-cell>
          <table:table-cell table:number-columns-repeated="4" table:style-name="ce58" office:value-type="date" office:date-value="2019-04-10" calcext:value-type="date">
            <text:p>10.04.19</text:p>
          </table:table-cell>
          <table:table-cell table:style-name="ce58" office:value-type="date" office:date-value="2019-04-11" calcext:value-type="date">
            <text:p>11.04.19</text:p>
          </table:table-cell>
          <table:table-cell table:style-name="ce58" office:value-type="date" office:date-value="2019-04-12" calcext:value-type="date">
            <text:p>12.04.19</text:p>
          </table:table-cell>
          <table:table-cell table:number-columns-repeated="2" table:style-name="ce58" office:value-type="date" office:date-value="2019-04-11" calcext:value-type="date">
            <text:p>11.04.19</text:p>
          </table:table-cell>
          <table:table-cell table:number-columns-repeated="2" table:style-name="ce58" office:value-type="date" office:date-value="2019-04-12" calcext:value-type="date">
            <text:p>12.04.19</text:p>
          </table:table-cell>
          <table:table-cell table:number-columns-repeated="20" table:style-name="ce58" office:value-type="date" office:date-value="2019-04-25" calcext:value-type="date">
            <text:p>25.04.19</text:p>
          </table:table-cell>
          <table:table-cell table:style-name="ce58" office:value-type="date" office:date-value="2019-05-22" calcext:value-type="date">
            <text:p>22.05.19</text:p>
          </table:table-cell>
          <table:table-cell table:number-columns-repeated="8" table:style-name="ce58" office:value-type="date" office:date-value="2019-05-17" calcext:value-type="date">
            <text:p>17.05.19</text:p>
          </table:table-cell>
          <table:table-cell table:number-columns-repeated="11" table:style-name="ce58" office:value-type="date" office:date-value="2019-05-22" calcext:value-type="date">
            <text:p>22.05.19</text:p>
          </table:table-cell>
          <table:table-cell table:number-columns-repeated="10" table:style-name="ce58" office:value-type="date" office:date-value="2019-06-03" calcext:value-type="date">
            <text:p>03.06.19</text:p>
          </table:table-cell>
          <table:table-cell table:number-columns-repeated="10" table:style-name="ce58" office:value-type="date" office:date-value="2019-06-18" calcext:value-type="date">
            <text:p>18.06.19</text:p>
          </table:table-cell>
          <table:table-cell table:number-columns-repeated="8" table:style-name="ce58" office:value-type="date" office:date-value="2019-06-20" calcext:value-type="date">
            <text:p>20.06.19</text:p>
          </table:table-cell>
          <table:table-cell table:number-columns-repeated="10" table:style-name="ce58" office:value-type="date" office:date-value="2019-06-21" calcext:value-type="date">
            <text:p>21.06.19</text:p>
          </table:table-cell>
          <table:table-cell table:number-columns-repeated="10" table:style-name="ce58" office:value-type="date" office:date-value="2019-06-28" calcext:value-type="date">
            <text:p>28.06.19</text:p>
          </table:table-cell>
          <table:table-cell table:number-columns-repeated="10" table:style-name="ce58" office:value-type="date" office:date-value="2019-07-01" calcext:value-type="date">
            <text:p>01.07.19</text:p>
          </table:table-cell>
          <table:table-cell table:number-columns-repeated="844"/>
        </table:table-row>
        <table:table-row table:style-name="ro8">
          <table:table-cell table:style-name="ce4" office:value-type="string" calcext:value-type="string">
            <text:p>Н 137Cs, мкЗв\ч <text:s text:c="2"/>НАСТРАИВАТЬ 32 мкЗв/ч</text:p>
          </table:table-cell>
          <table:table-cell table:number-columns-repeated="4" table:style-name="ce54" office:value-type="float" office:value="32.2" calcext:value-type="float">
            <text:p>32,2</text:p>
          </table:table-cell>
          <table:table-cell table:style-name="ce54" office:value-type="float" office:value="32.3" calcext:value-type="float">
            <text:p>32,3</text:p>
          </table:table-cell>
          <table:table-cell table:style-name="ce54" office:value-type="float" office:value="32" calcext:value-type="float">
            <text:p>32</text:p>
          </table:table-cell>
          <table:table-cell table:number-columns-repeated="2" table:style-name="ce54" office:value-type="float" office:value="32.2" calcext:value-type="float">
            <text:p>32,2</text:p>
          </table:table-cell>
          <table:table-cell table:style-name="ce54" office:value-type="float" office:value="32.27" calcext:value-type="float">
            <text:p>32,27</text:p>
          </table:table-cell>
          <table:table-cell table:style-name="ce54" office:value-type="float" office:value="32.22" calcext:value-type="float">
            <text:p>32,22</text:p>
          </table:table-cell>
          <table:table-cell table:style-name="ce54" office:value-type="float" office:value="32.25" calcext:value-type="float">
            <text:p>32,25</text:p>
          </table:table-cell>
          <table:table-cell table:style-name="ce54"/>
          <table:table-cell table:number-columns-repeated="7"/>
          <table:table-cell table:number-columns-repeated="31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71" office:value-type="float" office:value="33" calcext:value-type="float">
            <text:p>3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16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2.2" calcext:value-type="float">
            <text:p>32,2</text:p>
          </table:table-cell>
          <table:table-cell table:number-columns-repeated="18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.6" calcext:value-type="float">
            <text:p>32,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.6" calcext:value-type="float">
            <text:p>32,6</text:p>
          </table:table-cell>
          <table:table-cell office:value-type="float" office:value="32.4" calcext:value-type="float">
            <text:p>32,4</text:p>
          </table:table-cell>
          <table:table-cell office:value-type="float" office:value="32" calcext:value-type="float">
            <text:p>32</text:p>
          </table:table-cell>
          <table:table-cell table:number-columns-repeated="844"/>
        </table:table-row>
        <table:table-row table:style-name="ro8">
          <table:table-cell table:style-name="ce4" office:value-type="string" calcext:value-type="string">
            <text:p>H 137Cs, II диап, источник 32 мкЗв/ч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9.5" calcext:value-type="float">
            <text:p>29,5</text:p>
          </table:table-cell>
          <table:table-cell table:style-name="ce54" office:value-type="float" office:value="31.6" calcext:value-type="float">
            <text:p>31,6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9.7" calcext:value-type="float">
            <text:p>29,7</text:p>
          </table:table-cell>
          <table:table-cell table:style-name="ce54" table:number-columns-repeated="2"/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R18, кОм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4" calcext:value-type="float">
            <text:p>24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.2" calcext:value-type="float">
            <text:p>8,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9.1" calcext:value-type="float">
            <text:p>9,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44"/>
        </table:table-row>
        <table:table-row table:style-name="ro8">
          <table:table-cell table:style-name="ce4" office:value-type="string" calcext:value-type="string">
            <text:p>R19, кОм <text:s/>ЗАПИСЫВАТЬ СОПРОТИВЛЕНИЕ</text:p>
          </table:table-cell>
          <table:table-cell table:style-name="ce54" office:value-type="float" office:value="6.36" calcext:value-type="float">
            <text:p>6,36</text:p>
          </table:table-cell>
          <table:table-cell table:style-name="ce54" office:value-type="float" office:value="6.17" calcext:value-type="float">
            <text:p>6,17</text:p>
          </table:table-cell>
          <table:table-cell table:style-name="ce54" office:value-type="float" office:value="7.36" calcext:value-type="float">
            <text:p>7,36</text:p>
          </table:table-cell>
          <table:table-cell table:style-name="ce54" office:value-type="float" office:value="6.94" calcext:value-type="float">
            <text:p>6,94</text:p>
          </table:table-cell>
          <table:table-cell table:style-name="ce54" office:value-type="float" office:value="8.25" calcext:value-type="float">
            <text:p>8,25</text:p>
          </table:table-cell>
          <table:table-cell table:style-name="ce54" office:value-type="float" office:value="7.23" calcext:value-type="float">
            <text:p>7,23</text:p>
          </table:table-cell>
          <table:table-cell table:style-name="ce54" office:value-type="float" office:value="8.01" calcext:value-type="float">
            <text:p>8,01</text:p>
          </table:table-cell>
          <table:table-cell table:style-name="ce54" office:value-type="float" office:value="8.1" calcext:value-type="float">
            <text:p>8,1</text:p>
          </table:table-cell>
          <table:table-cell table:style-name="ce54" office:value-type="float" office:value="6.47" calcext:value-type="float">
            <text:p>6,47</text:p>
          </table:table-cell>
          <table:table-cell table:style-name="ce54" office:value-type="float" office:value="8.09" calcext:value-type="float">
            <text:p>8,09</text:p>
          </table:table-cell>
          <table:table-cell table:style-name="ce54" office:value-type="float" office:value="6.56" calcext:value-type="float">
            <text:p>6,56</text:p>
          </table:table-cell>
          <table:table-cell table:style-name="ce54"/>
          <table:table-cell table:number-columns-repeated="7"/>
          <table:table-cell office:value-type="float" office:value="2.36" calcext:value-type="float">
            <text:p>2,36</text:p>
          </table:table-cell>
          <table:table-cell office:value-type="float" office:value="4.66" calcext:value-type="float">
            <text:p>4,66</text:p>
          </table:table-cell>
          <table:table-cell office:value-type="float" office:value="4.86" calcext:value-type="float">
            <text:p>4,86</text:p>
          </table:table-cell>
          <table:table-cell office:value-type="float" office:value="6.85" calcext:value-type="float">
            <text:p>6,85</text:p>
          </table:table-cell>
          <table:table-cell office:value-type="float" office:value="5.6" calcext:value-type="float">
            <text:p>5,6</text:p>
          </table:table-cell>
          <table:table-cell office:value-type="float" office:value="4.46" calcext:value-type="float">
            <text:p>4,46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4.27" calcext:value-type="float">
            <text:p>4,27</text:p>
          </table:table-cell>
          <table:table-cell table:number-columns-repeated="2" office:value-type="float" office:value="3.31" calcext:value-type="float">
            <text:p>3,31</text:p>
          </table:table-cell>
          <table:table-cell office:value-type="float" office:value="2.98" calcext:value-type="float">
            <text:p>2,98</text:p>
          </table:table-cell>
          <table:table-cell table:number-columns-repeated="8"/>
          <table:table-cell office:value-type="float" office:value="7.78" calcext:value-type="float">
            <text:p>7,78</text:p>
          </table:table-cell>
          <table:table-cell office:value-type="float" office:value="5.3" calcext:value-type="float">
            <text:p>5,3</text:p>
          </table:table-cell>
          <table:table-cell office:value-type="float" office:value="4.86" calcext:value-type="float">
            <text:p>4,86</text:p>
          </table:table-cell>
          <table:table-cell office:value-type="float" office:value="4.45" calcext:value-type="float">
            <text:p>4,45</text:p>
          </table:table-cell>
          <table:table-cell office:value-type="float" office:value="3.89" calcext:value-type="float">
            <text:p>3,89</text:p>
          </table:table-cell>
          <table:table-cell office:value-type="float" office:value="8.56" calcext:value-type="float">
            <text:p>8,56</text:p>
          </table:table-cell>
          <table:table-cell office:value-type="float" office:value="4.03" calcext:value-type="float">
            <text:p>4,03</text:p>
          </table:table-cell>
          <table:table-cell office:value-type="float" office:value="6.6" calcext:value-type="float">
            <text:p>6,6</text:p>
          </table:table-cell>
          <table:table-cell office:value-type="float" office:value="4.76" calcext:value-type="float">
            <text:p>4,7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 office:value-type="float" office:value="7.7" calcext:value-type="float">
            <text:p>7,7</text:p>
          </table:table-cell>
          <table:table-cell office:value-type="float" office:value="2.4" calcext:value-type="float">
            <text:p>2,4</text:p>
          </table:table-cell>
          <table:table-cell office:value-type="float" office:value="3.88" calcext:value-type="float">
            <text:p>3,88</text:p>
          </table:table-cell>
          <table:table-cell office:value-type="float" office:value="4.04" calcext:value-type="float">
            <text:p>4,04</text:p>
          </table:table-cell>
          <table:table-cell office:value-type="float" office:value="5" calcext:value-type="float">
            <text:p>5</text:p>
          </table:table-cell>
          <table:table-cell office:value-type="float" office:value="4.23" calcext:value-type="float">
            <text:p>4,23</text:p>
          </table:table-cell>
          <table:table-cell office:value-type="float" office:value="3.6" calcext:value-type="float">
            <text:p>3,6</text:p>
          </table:table-cell>
          <table:table-cell office:value-type="float" office:value="4.11" calcext:value-type="float">
            <text:p>4,11</text:p>
          </table:table-cell>
          <table:table-cell office:value-type="float" office:value="7.8" calcext:value-type="float">
            <text:p>7,8</text:p>
          </table:table-cell>
          <table:table-cell office:value-type="float" office:value="4.17" calcext:value-type="float">
            <text:p>4,17</text:p>
          </table:table-cell>
          <table:table-cell office:value-type="float" office:value="4.26" calcext:value-type="float">
            <text:p>4,26</text:p>
          </table:table-cell>
          <table:table-cell office:value-type="float" office:value="3.31" calcext:value-type="float">
            <text:p>3,31</text:p>
          </table:table-cell>
          <table:table-cell office:value-type="float" office:value="3.35" calcext:value-type="float">
            <text:p>3,35</text:p>
          </table:table-cell>
          <table:table-cell office:value-type="float" office:value="5.3" calcext:value-type="float">
            <text:p>5,3</text:p>
          </table:table-cell>
          <table:table-cell office:value-type="float" office:value="4.5" calcext:value-type="float">
            <text:p>4,5</text:p>
          </table:table-cell>
          <table:table-cell office:value-type="float" office:value="4.4" calcext:value-type="float">
            <text:p>4,4</text:p>
          </table:table-cell>
          <table:table-cell office:value-type="float" office:value="3.7" calcext:value-type="float">
            <text:p>3,7</text:p>
          </table:table-cell>
          <table:table-cell office:value-type="float" office:value="5.7" calcext:value-type="float">
            <text:p>5,7</text:p>
          </table:table-cell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 office:value-type="float" office:value="6.2" calcext:value-type="float">
            <text:p>6,2</text:p>
          </table:table-cell>
          <table:table-cell office:value-type="float" office:value="6.8" calcext:value-type="float">
            <text:p>6,8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6.3" calcext:value-type="float">
            <text:p>6,3</text:p>
          </table:table-cell>
          <table:table-cell office:value-type="float" office:value="0.8" calcext:value-type="float">
            <text:p>0,8</text:p>
          </table:table-cell>
          <table:table-cell office:value-type="float" office:value="8.1" calcext:value-type="float">
            <text:p>8,1</text:p>
          </table:table-cell>
          <table:table-cell office:value-type="float" office:value="6.8" calcext:value-type="float">
            <text:p>6,8</text:p>
          </table:table-cell>
          <table:table-cell office:value-type="float" office:value="4.3" calcext:value-type="float">
            <text:p>4,3</text:p>
          </table:table-cell>
          <table:table-cell office:value-type="float" office:value="5.1" calcext:value-type="float">
            <text:p>5,1</text:p>
          </table:table-cell>
          <table:table-cell office:value-type="float" office:value="2.1" calcext:value-type="float">
            <text:p>2,1</text:p>
          </table:table-cell>
          <table:table-cell office:value-type="float" office:value="6.1" calcext:value-type="float">
            <text:p>6,1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4.1" calcext:value-type="float">
            <text:p>4,1</text:p>
          </table:table-cell>
          <table:table-cell office:value-type="float" office:value="3.3" calcext:value-type="float">
            <text:p>3,3</text:p>
          </table:table-cell>
          <table:table-cell office:value-type="float" office:value="4.6" calcext:value-type="float">
            <text:p>4,6</text:p>
          </table:table-cell>
          <table:table-cell office:value-type="float" office:value="4.5" calcext:value-type="float">
            <text:p>4,5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 office:value-type="float" office:value="3.5" calcext:value-type="float">
            <text:p>3,5</text:p>
          </table:table-cell>
          <table:table-cell office:value-type="float" office:value="3.72" calcext:value-type="float">
            <text:p>3,72</text:p>
          </table:table-cell>
          <table:table-cell office:value-type="float" office:value="2.2" calcext:value-type="float">
            <text:p>2,2</text:p>
          </table:table-cell>
          <table:table-cell office:value-type="float" office:value="1.69" calcext:value-type="float">
            <text:p>1,69</text:p>
          </table:table-cell>
          <table:table-cell office:value-type="float" office:value="5.42" calcext:value-type="float">
            <text:p>5,42</text:p>
          </table:table-cell>
          <table:table-cell office:value-type="float" office:value="4.06" calcext:value-type="float">
            <text:p>4,06</text:p>
          </table:table-cell>
          <table:table-cell office:value-type="float" office:value="2.67" calcext:value-type="float">
            <text:p>2,67</text:p>
          </table:table-cell>
          <table:table-cell office:value-type="float" office:value="6.74" calcext:value-type="float">
            <text:p>6,74</text:p>
          </table:table-cell>
          <table:table-cell office:value-type="float" office:value="3.2" calcext:value-type="float">
            <text:p>3,2</text:p>
          </table:table-cell>
          <table:table-cell table:style-name="Default" office:value-type="float" office:value="5.93" calcext:value-type="float">
            <text:p>5,93</text:p>
          </table:table-cell>
          <table:table-cell office:value-type="float" office:value="3.8" calcext:value-type="float">
            <text:p>3,8</text:p>
          </table:table-cell>
          <table:table-cell office:value-type="float" office:value="3.7" calcext:value-type="float">
            <text:p>3,7</text:p>
          </table:table-cell>
          <table:table-cell office:value-type="float" office:value="7.9" calcext:value-type="float">
            <text:p>7,9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3" calcext:value-type="float">
            <text:p>7,3</text:p>
          </table:table-cell>
          <table:table-cell office:value-type="float" office:value="8.43" calcext:value-type="float">
            <text:p>8,43</text:p>
          </table:table-cell>
          <table:table-cell office:value-type="float" office:value="0.66" calcext:value-type="float">
            <text:p>0,66</text:p>
          </table:table-cell>
          <table:table-cell office:value-type="float" office:value="4.34" calcext:value-type="float">
            <text:p>4,34</text:p>
          </table:table-cell>
          <table:table-cell office:value-type="float" office:value="5.92" calcext:value-type="float">
            <text:p>5,92</text:p>
          </table:table-cell>
          <table:table-cell office:value-type="float" office:value="5.02" calcext:value-type="float">
            <text:p>5,02</text:p>
          </table:table-cell>
          <table:table-cell office:value-type="float" office:value="2.39" calcext:value-type="float">
            <text:p>2,39</text:p>
          </table:table-cell>
          <table:table-cell office:value-type="float" office:value="6.2" calcext:value-type="float">
            <text:p>6,2</text:p>
          </table:table-cell>
          <table:table-cell office:value-type="float" office:value="5.65" calcext:value-type="float">
            <text:p>5,6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5.8" calcext:value-type="float">
            <text:p>5,8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5.3" calcext:value-type="float">
            <text:p>5,3</text:p>
          </table:table-cell>
          <table:table-cell office:value-type="float" office:value="7.2" calcext:value-type="float">
            <text:p>7,2</text:p>
          </table:table-cell>
          <table:table-cell office:value-type="float" office:value="6.6" calcext:value-type="float">
            <text:p>6,6</text:p>
          </table:table-cell>
          <table:table-cell office:value-type="float" office:value="4.8" calcext:value-type="float">
            <text:p>4,8</text:p>
          </table:table-cell>
          <table:table-cell table:number-columns-repeated="11"/>
          <table:table-cell office:value-type="float" office:value="4.5" calcext:value-type="float">
            <text:p>4,5</text:p>
          </table:table-cell>
          <table:table-cell office:value-type="float" office:value="6.93" calcext:value-type="float">
            <text:p>6,93</text:p>
          </table:table-cell>
          <table:table-cell office:value-type="float" office:value="7.9" calcext:value-type="float">
            <text:p>7,9</text:p>
          </table:table-cell>
          <table:table-cell office:value-type="float" office:value="5.63" calcext:value-type="float">
            <text:p>5,63</text:p>
          </table:table-cell>
          <table:table-cell office:value-type="float" office:value="7.53" calcext:value-type="float">
            <text:p>7,53</text:p>
          </table:table-cell>
          <table:table-cell office:value-type="float" office:value="6.56" calcext:value-type="float">
            <text:p>6,56</text:p>
          </table:table-cell>
          <table:table-cell office:value-type="float" office:value="7.68" calcext:value-type="float">
            <text:p>7,68</text:p>
          </table:table-cell>
          <table:table-cell office:value-type="float" office:value="5.89" calcext:value-type="float">
            <text:p>5,89</text:p>
          </table:table-cell>
          <table:table-cell office:value-type="float" office:value="6.66" calcext:value-type="float">
            <text:p>6,6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5.1" calcext:value-type="float">
            <text:p>5,1</text:p>
          </table:table-cell>
          <table:table-cell office:value-type="float" office:value="9.5" calcext:value-type="float">
            <text:p>9,5</text:p>
          </table:table-cell>
          <table:table-cell office:value-type="float" office:value="3.5" calcext:value-type="float">
            <text:p>3,5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office:value-type="float" office:value="3.5" calcext:value-type="float">
            <text:p>3,5</text:p>
          </table:table-cell>
          <table:table-cell office:value-type="float" office:value="6.8" calcext:value-type="float">
            <text:p>6,8</text:p>
          </table:table-cell>
          <table:table-cell office:value-type="float" office:value="5.5" calcext:value-type="float">
            <text:p>5,5</text:p>
          </table:table-cell>
          <table:table-cell office:value-type="float" office:value="6.1" calcext:value-type="float">
            <text:p>6,1</text:p>
          </table:table-cell>
          <table:table-cell office:value-type="float" office:value="8.6" calcext:value-type="float">
            <text:p>8,6</text:p>
          </table:table-cell>
          <table:table-cell office:value-type="float" office:value="0.8" calcext:value-type="float">
            <text:p>0,8</text:p>
          </table:table-cell>
          <table:table-cell table:number-columns-repeated="854"/>
        </table:table-row>
        <table:table-row table:style-name="ro8">
          <table:table-cell table:style-name="ce2" office:value-type="string" calcext:value-type="string">
            <text:p>Н, 107Cd, мкЗв\ч <text:s text:c="2"/>(Cd <text:s/>№1079)</text:p>
          </table:table-cell>
          <table:table-cell table:number-columns-repeated="3" table:style-name="ce54" office:value-type="float" office:value="85.3" calcext:value-type="float">
            <text:p>85,3</text:p>
          </table:table-cell>
          <table:table-cell table:style-name="ce54" office:value-type="float" office:value="85.15" calcext:value-type="float">
            <text:p>85,15</text:p>
          </table:table-cell>
          <table:table-cell table:style-name="ce54" office:value-type="float" office:value="85.2" calcext:value-type="float">
            <text:p>85,2</text:p>
          </table:table-cell>
          <table:table-cell table:style-name="ce54" office:value-type="float" office:value="84.5" calcext:value-type="float">
            <text:p>84,5</text:p>
          </table:table-cell>
          <table:table-cell table:number-columns-repeated="3" table:style-name="ce54" office:value-type="float" office:value="85.3" calcext:value-type="float">
            <text:p>85,3</text:p>
          </table:table-cell>
          <table:table-cell table:number-columns-repeated="2" table:style-name="ce54" office:value-type="float" office:value="85" calcext:value-type="float">
            <text:p>85</text:p>
          </table:table-cell>
          <table:table-cell table:number-columns-repeated="10"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19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17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8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R16, кОм</text:p>
          </table:table-cell>
          <table:table-cell table:number-columns-repeated="11" table:style-name="ce54" office:value-type="float" office:value="82" calcext:value-type="float">
            <text:p>82</text:p>
          </table:table-cell>
          <table:table-cell table:number-columns-repeated="168" office:value-type="float" office:value="82" calcext:value-type="float">
            <text:p>82</text:p>
          </table:table-cell>
          <table:table-cell table:number-columns-repeated="844"/>
        </table:table-row>
        <table:table-row table:style-name="ro8">
          <table:table-cell table:style-name="ce4" office:value-type="string" calcext:value-type="string">
            <text:p>R17, кОм ЗАПИСЫВАТЬ СОПРОТИВЛЕНИЕ</text:p>
          </table:table-cell>
          <table:table-cell table:style-name="ce54" office:value-type="float" office:value="8.7" calcext:value-type="float">
            <text:p>8,7</text:p>
          </table:table-cell>
          <table:table-cell table:style-name="ce54" office:value-type="float" office:value="7.15" calcext:value-type="float">
            <text:p>7,15</text:p>
          </table:table-cell>
          <table:table-cell table:style-name="ce54" office:value-type="float" office:value="8.13" calcext:value-type="float">
            <text:p>8,13</text:p>
          </table:table-cell>
          <table:table-cell table:style-name="ce54" office:value-type="float" office:value="9.27" calcext:value-type="float">
            <text:p>9,27</text:p>
          </table:table-cell>
          <table:table-cell table:style-name="ce54" office:value-type="float" office:value="7.01" calcext:value-type="float">
            <text:p>7,01</text:p>
          </table:table-cell>
          <table:table-cell table:style-name="ce54" office:value-type="float" office:value="8.92" calcext:value-type="float">
            <text:p>8,92</text:p>
          </table:table-cell>
          <table:table-cell table:style-name="ce54" office:value-type="float" office:value="8.06" calcext:value-type="float">
            <text:p>8,06</text:p>
          </table:table-cell>
          <table:table-cell table:style-name="ce54" office:value-type="float" office:value="7.38" calcext:value-type="float">
            <text:p>7,38</text:p>
          </table:table-cell>
          <table:table-cell table:style-name="ce54" office:value-type="float" office:value="8.6" calcext:value-type="float">
            <text:p>8,6</text:p>
          </table:table-cell>
          <table:table-cell table:style-name="ce54" office:value-type="float" office:value="7.71" calcext:value-type="float">
            <text:p>7,71</text:p>
          </table:table-cell>
          <table:table-cell table:style-name="ce54" office:value-type="float" office:value="8.07" calcext:value-type="float">
            <text:p>8,07</text:p>
          </table:table-cell>
          <table:table-cell table:style-name="ce54" table:number-columns-repeated="2"/>
          <table:table-cell table:style-name="ce54" office:value-type="float" office:value="6.7" calcext:value-type="float">
            <text:p>6,7</text:p>
          </table:table-cell>
          <table:table-cell table:style-name="ce54" table:number-columns-repeated="5"/>
          <table:table-cell table:style-name="ce54" office:value-type="float" office:value="7.84" calcext:value-type="float">
            <text:p>7,84</text:p>
          </table:table-cell>
          <table:table-cell table:style-name="ce54" office:value-type="float" office:value="8.14" calcext:value-type="float">
            <text:p>8,14</text:p>
          </table:table-cell>
          <table:table-cell table:style-name="ce54" office:value-type="float" office:value="9.26" calcext:value-type="float">
            <text:p>9,26</text:p>
          </table:table-cell>
          <table:table-cell table:style-name="ce54" office:value-type="float" office:value="7.66" calcext:value-type="float">
            <text:p>7,66</text:p>
          </table:table-cell>
          <table:table-cell table:style-name="ce54" office:value-type="float" office:value="8.73" calcext:value-type="float">
            <text:p>8,73</text:p>
          </table:table-cell>
          <table:table-cell table:style-name="ce54" office:value-type="float" office:value="8.12" calcext:value-type="float">
            <text:p>8,12</text:p>
          </table:table-cell>
          <table:table-cell table:style-name="ce54" office:value-type="float" office:value="8.23" calcext:value-type="float">
            <text:p>8,23</text:p>
          </table:table-cell>
          <table:table-cell table:style-name="ce54" office:value-type="float" office:value="8.3" calcext:value-type="float">
            <text:p>8,3</text:p>
          </table:table-cell>
          <table:table-cell table:style-name="ce54" office:value-type="float" office:value="5.8" calcext:value-type="float">
            <text:p>5,8</text:p>
          </table:table-cell>
          <table:table-cell table:style-name="ce54" office:value-type="float" office:value="9.7" calcext:value-type="float">
            <text:p>9,7</text:p>
          </table:table-cell>
          <table:table-cell table:style-name="ce54" office:value-type="float" office:value="8.96" calcext:value-type="float">
            <text:p>8,96</text:p>
          </table:table-cell>
          <table:table-cell table:style-name="ce54" office:value-type="float" office:value="8.9" calcext:value-type="float">
            <text:p>8,9</text:p>
          </table:table-cell>
          <table:table-cell table:style-name="ce54" table:number-columns-repeated="8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7.2" calcext:value-type="float">
            <text:p>7,2</text:p>
          </table:table-cell>
          <table:table-cell table:style-name="ce54" office:value-type="float" office:value="7.62" calcext:value-type="float">
            <text:p>7,62</text:p>
          </table:table-cell>
          <table:table-cell table:style-name="ce54" office:value-type="float" office:value="8.05" calcext:value-type="float">
            <text:p>8,0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7.9" calcext:value-type="float">
            <text:p>7,9</text:p>
          </table:table-cell>
          <table:table-cell table:style-name="ce54" office:value-type="float" office:value="7.3" calcext:value-type="float">
            <text:p>7,3</text:p>
          </table:table-cell>
          <table:table-cell table:style-name="ce54" office:value-type="float" office:value="7.11" calcext:value-type="float">
            <text:p>7,11</text:p>
          </table:table-cell>
          <table:table-cell table:style-name="ce54" office:value-type="float" office:value="8.2" calcext:value-type="float">
            <text:p>8,2</text:p>
          </table:table-cell>
          <table:table-cell table:style-name="ce54" office:value-type="float" office:value="8.4" calcext:value-type="float">
            <text:p>8,4</text:p>
          </table:table-cell>
          <table:table-cell table:style-name="ce54" office:value-type="float" office:value="8.7" calcext:value-type="float">
            <text:p>8,7</text:p>
          </table:table-cell>
          <table:table-cell table:style-name="ce54" office:value-type="float" office:value="8.8" calcext:value-type="float">
            <text:p>8,8</text:p>
          </table:table-cell>
          <table:table-cell table:style-name="ce54" office:value-type="float" office:value="7.56" calcext:value-type="float">
            <text:p>7,56</text:p>
          </table:table-cell>
          <table:table-cell table:style-name="ce54" office:value-type="float" office:value="8.36" calcext:value-type="float">
            <text:p>8,36</text:p>
          </table:table-cell>
          <table:table-cell table:style-name="ce54" office:value-type="float" office:value="6.5" calcext:value-type="float">
            <text:p>6,5</text:p>
          </table:table-cell>
          <table:table-cell table:style-name="ce54" office:value-type="float" office:value="7.74" calcext:value-type="float">
            <text:p>7,74</text:p>
          </table:table-cell>
          <table:table-cell table:style-name="ce54" office:value-type="float" office:value="7.81" calcext:value-type="float">
            <text:p>7,81</text:p>
          </table:table-cell>
          <table:table-cell table:style-name="ce54" office:value-type="float" office:value="7.6" calcext:value-type="float">
            <text:p>7,6</text:p>
          </table:table-cell>
          <table:table-cell table:style-name="ce54" office:value-type="float" office:value="9.06" calcext:value-type="float">
            <text:p>9,06</text:p>
          </table:table-cell>
          <table:table-cell table:style-name="ce54" office:value-type="float" office:value="6.2" calcext:value-type="float">
            <text:p>6,2</text:p>
          </table:table-cell>
          <table:table-cell table:style-name="ce54" office:value-type="float" office:value="8.4" calcext:value-type="float">
            <text:p>8,4</text:p>
          </table:table-cell>
          <table:table-cell table:style-name="ce54" office:value-type="float" office:value="7.35" calcext:value-type="float">
            <text:p>7,35</text:p>
          </table:table-cell>
          <table:table-cell table:style-name="ce54" office:value-type="float" office:value="7.71" calcext:value-type="float">
            <text:p>7,71</text:p>
          </table:table-cell>
          <table:table-cell table:style-name="ce54" office:value-type="float" office:value="8.2" calcext:value-type="float">
            <text:p>8,2</text:p>
          </table:table-cell>
          <table:table-cell table:style-name="ce54" office:value-type="float" office:value="9.4" calcext:value-type="float">
            <text:p>9,4</text:p>
          </table:table-cell>
          <table:table-cell table:style-name="ce54" office:value-type="float" office:value="7.2" calcext:value-type="float">
            <text:p>7,2</text:p>
          </table:table-cell>
          <table:table-cell table:style-name="ce54" office:value-type="float" office:value="7.6" calcext:value-type="float">
            <text:p>7,6</text:p>
          </table:table-cell>
          <table:table-cell table:style-name="ce54"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,3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,3</text:p>
          </table:table-cell>
          <table:table-cell office:value-type="float" office:value="8.9" calcext:value-type="float">
            <text:p>8,9</text:p>
          </table:table-cell>
          <table:table-cell office:value-type="float" office:value="6.8" calcext:value-type="float">
            <text:p>6,8</text:p>
          </table:table-cell>
          <table:table-cell office:value-type="float" office:value="7.8" calcext:value-type="float">
            <text:p>7,8</text:p>
          </table:table-cell>
          <table:table-cell office:value-type="float" office:value="8.7" calcext:value-type="float">
            <text:p>8,7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7.8" calcext:value-type="float">
            <text:p>7,8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,25</text:p>
          </table:table-cell>
          <table:table-cell office:value-type="float" office:value="8.64" calcext:value-type="float">
            <text:p>8,64</text:p>
          </table:table-cell>
          <table:table-cell office:value-type="float" office:value="9.3" calcext:value-type="float">
            <text:p>9,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9.9" calcext:value-type="float">
            <text:p>9,9</text:p>
          </table:table-cell>
          <table:table-cell office:value-type="float" office:value="6.9" calcext:value-type="float">
            <text:p>6,9</text:p>
          </table:table-cell>
          <table:table-cell office:value-type="float" office:value="8.5" calcext:value-type="float">
            <text:p>8,5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office:value-type="float" office:value="8.7" calcext:value-type="float">
            <text:p>8,7</text:p>
          </table:table-cell>
          <table:table-cell office:value-type="float" office:value="9.2" calcext:value-type="float">
            <text:p>9,2</text:p>
          </table:table-cell>
          <table:table-cell office:value-type="float" office:value="8.7" calcext:value-type="float">
            <text:p>8,7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office:value-type="float" office:value="8.44" calcext:value-type="float">
            <text:p>8,44</text:p>
          </table:table-cell>
          <table:table-cell office:value-type="float" office:value="9.6" calcext:value-type="float">
            <text:p>9,6</text:p>
          </table:table-cell>
          <table:table-cell office:value-type="float" office:value="8.53" calcext:value-type="float">
            <text:p>8,53</text:p>
          </table:table-cell>
          <table:table-cell office:value-type="float" office:value="9.6" calcext:value-type="float">
            <text:p>9,6</text:p>
          </table:table-cell>
          <table:table-cell office:value-type="float" office:value="8.91" calcext:value-type="float">
            <text:p>8,91</text:p>
          </table:table-cell>
          <table:table-cell office:value-type="float" office:value="8.7" calcext:value-type="float">
            <text:p>8,7</text:p>
          </table:table-cell>
          <table:table-cell office:value-type="float" office:value="9.21" calcext:value-type="float">
            <text:p>9,21</text:p>
          </table:table-cell>
          <table:table-cell office:value-type="float" office:value="8.14" calcext:value-type="float">
            <text:p>8,14</text:p>
          </table:table-cell>
          <table:table-cell office:value-type="float" office:value="8.9" calcext:value-type="float">
            <text:p>8,9</text:p>
          </table:table-cell>
          <table:table-cell office:value-type="float" office:value="8.2" calcext:value-type="float">
            <text:p>8,2</text:p>
          </table:table-cell>
          <table:table-cell office:value-type="float" office:value="8.5" calcext:value-type="float">
            <text:p>8,5</text:p>
          </table:table-cell>
          <table:table-cell office:value-type="float" office:value="8.7" calcext:value-type="float">
            <text:p>8,7</text:p>
          </table:table-cell>
          <table:table-cell office:value-type="float" office:value="9.4" calcext:value-type="float">
            <text:p>9,4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8.1" calcext:value-type="float">
            <text:p>8,1</text:p>
          </table:table-cell>
          <table:table-cell office:value-type="float" office:value="8.9" calcext:value-type="float">
            <text:p>8,9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7.6" calcext:value-type="float">
            <text:p>7,6</text:p>
          </table:table-cell>
          <table:table-cell office:value-type="float" office:value="9.5" calcext:value-type="float">
            <text:p>9,5</text:p>
          </table:table-cell>
          <table:table-cell office:value-type="float" office:value="7.7" calcext:value-type="float">
            <text:p>7,7</text:p>
          </table:table-cell>
          <table:table-cell office:value-type="float" office:value="8.1" calcext:value-type="float">
            <text:p>8,1</text:p>
          </table:table-cell>
          <table:table-cell office:value-type="float" office:value="7.7" calcext:value-type="float">
            <text:p>7,7</text:p>
          </table:table-cell>
          <table:table-cell office:value-type="float" office:value="8.34" calcext:value-type="float">
            <text:p>8,34</text:p>
          </table:table-cell>
          <table:table-cell office:value-type="float" office:value="7.6" calcext:value-type="float">
            <text:p>7,6</text:p>
          </table:table-cell>
          <table:table-cell office:value-type="float" office:value="7.76" calcext:value-type="float">
            <text:p>7,76</text:p>
          </table:table-cell>
          <table:table-cell office:value-type="float" office:value="7.8" calcext:value-type="float">
            <text:p>7,8</text:p>
          </table:table-cell>
          <table:table-cell office:value-type="float" office:value="8.77" calcext:value-type="float">
            <text:p>8,77</text:p>
          </table:table-cell>
          <table:table-cell office:value-type="float" office:value="8.04" calcext:value-type="float">
            <text:p>8,04</text:p>
          </table:table-cell>
          <table:table-cell office:value-type="float" office:value="7.7" calcext:value-type="float">
            <text:p>7,7</text:p>
          </table:table-cell>
          <table:table-cell office:value-type="float" office:value="8.6" calcext:value-type="float">
            <text:p>8,6</text:p>
          </table:table-cell>
          <table:table-cell office:value-type="float" office:value="7.9" calcext:value-type="float">
            <text:p>7,9</text:p>
          </table:table-cell>
          <table:table-cell office:value-type="float" office:value="6.83" calcext:value-type="float">
            <text:p>6,83</text:p>
          </table:table-cell>
          <table:table-cell office:value-type="float" office:value="8.77" calcext:value-type="float">
            <text:p>8,77</text:p>
          </table:table-cell>
          <table:table-cell office:value-type="float" office:value="7.15" calcext:value-type="float">
            <text:p>7,15</text:p>
          </table:table-cell>
          <table:table-cell office:value-type="float" office:value="8.64" calcext:value-type="float">
            <text:p>8,64</text:p>
          </table:table-cell>
          <table:table-cell office:value-type="float" office:value="7.52" calcext:value-type="float">
            <text:p>7,52</text:p>
          </table:table-cell>
          <table:table-cell office:value-type="float" office:value="8.6" calcext:value-type="float">
            <text:p>8,6</text:p>
          </table:table-cell>
          <table:table-cell office:value-type="float" office:value="7.72" calcext:value-type="float">
            <text:p>7,72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8" calcext:value-type="float">
            <text:p>8,8</text:p>
          </table:table-cell>
          <table:table-cell office:value-type="float" office:value="8.6" calcext:value-type="float">
            <text:p>8,6</text:p>
          </table:table-cell>
          <table:table-cell office:value-type="float" office:value="7.8" calcext:value-type="float">
            <text:p>7,8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office:value-type="float" office:value="8.9" calcext:value-type="float">
            <text:p>8,9</text:p>
          </table:table-cell>
          <table:table-cell office:value-type="float" office:value="8.8" calcext:value-type="float">
            <text:p>8,8</text:p>
          </table:table-cell>
          <table:table-cell office:value-type="float" office:value="8.2" calcext:value-type="float">
            <text:p>8,2</text:p>
          </table:table-cell>
          <table:table-cell office:value-type="float" office:value="8.8" calcext:value-type="float">
            <text:p>8,8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,4</text:p>
          </table:table-cell>
          <table:table-cell table:number-columns-repeated="854"/>
        </table:table-row>
        <table:table-row table:style-name="ro7">
          <table:table-cell table:style-name="ce46"/>
          <table:table-cell table:style-name="ce55" table:number-columns-repeated="10"/>
          <table:table-cell table:style-name="ce55" office:value-type="string" calcext:value-type="string">
            <text:p>А</text:p>
          </table:table-cell>
          <table:table-cell table:style-name="ce55" table:number-columns-repeated="172"/>
          <table:table-cell table:number-columns-repeated="840"/>
        </table:table-row>
        <table:table-row table:style-name="ro8">
          <table:table-cell table:style-name="ce3" office:value-type="string" calcext:value-type="string">
            <text:p><text:span text:style-name="T1">U</text:span><text:span text:style-name="T2">выс. I диап, В /дин</text:span></text:p>
          </table:table-cell>
          <table:table-cell table:style-name="ce54" office:value-type="float" office:value="81.2" calcext:value-type="float">
            <text:p>81,2</text:p>
          </table:table-cell>
          <table:table-cell table:style-name="ce54" office:value-type="float" office:value="75.9" calcext:value-type="float">
            <text:p>75,9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77.9" calcext:value-type="float">
            <text:p>77,9</text:p>
          </table:table-cell>
          <table:table-cell table:style-name="ce54" office:value-type="float" office:value="80.2" calcext:value-type="float">
            <text:p>80,2</text:p>
          </table:table-cell>
          <table:table-cell table:style-name="ce54" office:value-type="float" office:value="79.9" calcext:value-type="float">
            <text:p>79,9</text:p>
          </table:table-cell>
          <table:table-cell table:number-columns-repeated="2" table:style-name="ce54" office:value-type="float" office:value="82.5" calcext:value-type="float">
            <text:p>82,5</text:p>
          </table:table-cell>
          <table:table-cell table:style-name="ce54" office:value-type="float" office:value="81.4" calcext:value-type="float">
            <text:p>81,4</text:p>
          </table:table-cell>
          <table:table-cell table:style-name="ce54" office:value-type="float" office:value="77.4" calcext:value-type="float">
            <text:p>77,4</text:p>
          </table:table-cell>
          <table:table-cell table:style-name="ce54" office:value-type="float" office:value="76.9" calcext:value-type="float">
            <text:p>76,9</text:p>
          </table:table-cell>
          <table:table-cell table:style-name="ce54" table:number-columns-repeated="8"/>
          <table:table-cell table:style-name="ce54" office:value-type="float" office:value="78.8" calcext:value-type="float">
            <text:p>78,8</text:p>
          </table:table-cell>
          <table:table-cell table:style-name="ce54" office:value-type="float" office:value="83.2" calcext:value-type="float">
            <text:p>83,2</text:p>
          </table:table-cell>
          <table:table-cell table:style-name="ce54" office:value-type="float" office:value="91.5" calcext:value-type="float">
            <text:p>91,5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8.2" calcext:value-type="float">
            <text:p>88,2</text:p>
          </table:table-cell>
          <table:table-cell table:style-name="ce54" office:value-type="float" office:value="84.5" calcext:value-type="float">
            <text:p>84,5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78.7" calcext:value-type="float">
            <text:p>78,7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90.6" calcext:value-type="float">
            <text:p>90,6</text:p>
          </table:table-cell>
          <table:table-cell table:style-name="ce54" office:value-type="float" office:value="83" calcext:value-type="float">
            <text:p>83</text:p>
          </table:table-cell>
          <table:table-cell table:number-columns-repeated="2" table:style-name="ce54" office:value-type="float" office:value="90" calcext:value-type="float">
            <text:p>90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83.3" calcext:value-type="float">
            <text:p>83,3</text:p>
          </table:table-cell>
          <table:table-cell table:style-name="ce54" office:value-type="float" office:value="83.4" calcext:value-type="float">
            <text:p>83,4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88.2" calcext:value-type="float">
            <text:p>88,2</text:p>
          </table:table-cell>
          <table:table-cell table:style-name="ce54" office:value-type="float" office:value="81.4" calcext:value-type="float">
            <text:p>81,4</text:p>
          </table:table-cell>
          <table:table-cell table:style-name="ce54" office:value-type="float" office:value="78.6" calcext:value-type="float">
            <text:p>78,6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.4" calcext:value-type="float">
            <text:p>81,4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83.5" calcext:value-type="float">
            <text:p>83,5</text:p>
          </table:table-cell>
          <table:table-cell table:style-name="ce54" office:value-type="float" office:value="77.6" calcext:value-type="float">
            <text:p>77,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5.6" calcext:value-type="float">
            <text:p>85,6</text:p>
          </table:table-cell>
          <table:table-cell table:style-name="ce54" office:value-type="float" office:value="78.5" calcext:value-type="float">
            <text:p>78,5</text:p>
          </table:table-cell>
          <table:table-cell table:style-name="ce54" office:value-type="float" office:value="87.3" calcext:value-type="float">
            <text:p>87,3</text:p>
          </table:table-cell>
          <table:table-cell table:style-name="ce54" office:value-type="float" office:value="81.6" calcext:value-type="float">
            <text:p>81,6</text:p>
          </table:table-cell>
          <table:table-cell table:style-name="ce54" office:value-type="float" office:value="76.6" calcext:value-type="float">
            <text:p>76,6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74.6" calcext:value-type="float">
            <text:p>74,6</text:p>
          </table:table-cell>
          <table:table-cell table:style-name="ce54" office:value-type="float" office:value="81.4" calcext:value-type="float">
            <text:p>81,4</text:p>
          </table:table-cell>
          <table:table-cell table:style-name="ce54" office:value-type="float" office:value="82.1" calcext:value-type="float">
            <text:p>82,1</text:p>
          </table:table-cell>
          <table:table-cell table:style-name="ce54" office:value-type="float" office:value="92.8" calcext:value-type="float">
            <text:p>92,8</text:p>
          </table:table-cell>
          <table:table-cell table:style-name="ce54" office:value-type="float" office:value="90.2" calcext:value-type="float">
            <text:p>90,2</text:p>
          </table:table-cell>
          <table:table-cell table:style-name="ce54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5.1" calcext:value-type="float">
            <text:p>85,1</text:p>
          </table:table-cell>
          <table:table-cell office:value-type="float" office:value="85.8" calcext:value-type="float">
            <text:p>85,8</text:p>
          </table:table-cell>
          <table:table-cell office:value-type="float" office:value="77.9" calcext:value-type="float">
            <text:p>77,9</text:p>
          </table:table-cell>
          <table:table-cell office:value-type="float" office:value="87" calcext:value-type="float">
            <text:p>87</text:p>
          </table:table-cell>
          <table:table-cell office:value-type="float" office:value="78.4" calcext:value-type="float">
            <text:p>78,4</text:p>
          </table:table-cell>
          <table:table-cell office:value-type="float" office:value="84" calcext:value-type="float">
            <text:p>84</text:p>
          </table:table-cell>
          <table:table-cell office:value-type="float" office:value="78.3" calcext:value-type="float">
            <text:p>78,3</text:p>
          </table:table-cell>
          <table:table-cell office:value-type="float" office:value="84.5" calcext:value-type="float">
            <text:p>84,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7.8" calcext:value-type="float">
            <text:p>77,8</text:p>
          </table:table-cell>
          <table:table-cell office:value-type="float" office:value="76" calcext:value-type="float">
            <text:p>76</text:p>
          </table:table-cell>
          <table:table-cell office:value-type="float" office:value="84.6" calcext:value-type="float">
            <text:p>84,6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85.6" calcext:value-type="float">
            <text:p>85,6</text:p>
          </table:table-cell>
          <table:table-cell office:value-type="float" office:value="93.3" calcext:value-type="float">
            <text:p>93,3</text:p>
          </table:table-cell>
          <table:table-cell office:value-type="float" office:value="85" calcext:value-type="float">
            <text:p>85</text:p>
          </table:table-cell>
          <table:table-cell office:value-type="float" office:value="83.2" calcext:value-type="float">
            <text:p>83,2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8.3" calcext:value-type="float">
            <text:p>88,3</text:p>
          </table:table-cell>
          <table:table-cell office:value-type="float" office:value="86.4" calcext:value-type="float">
            <text:p>86,4</text:p>
          </table:table-cell>
          <table:table-cell office:value-type="float" office:value="87.8" calcext:value-type="float">
            <text:p>87,8</text:p>
          </table:table-cell>
          <table:table-cell office:value-type="float" office:value="94" calcext:value-type="float">
            <text:p>94</text:p>
          </table:table-cell>
          <table:table-cell office:value-type="float" office:value="83.5" calcext:value-type="float">
            <text:p>83,5</text:p>
          </table:table-cell>
          <table:table-cell office:value-type="float" office:value="89.9" calcext:value-type="float">
            <text:p>89,9</text:p>
          </table:table-cell>
          <table:table-cell office:value-type="float" office:value="84.8" calcext:value-type="float">
            <text:p>84,8</text:p>
          </table:table-cell>
          <table:table-cell office:value-type="float" office:value="78.5" calcext:value-type="float">
            <text:p>78,5</text:p>
          </table:table-cell>
          <table:table-cell office:value-type="float" office:value="86.7" calcext:value-type="float">
            <text:p>86,7</text:p>
          </table:table-cell>
          <table:table-cell office:value-type="float" office:value="80" calcext:value-type="float">
            <text:p>80</text:p>
          </table:table-cell>
          <table:table-cell office:value-type="float" office:value="87.8" calcext:value-type="float">
            <text:p>87,8</text:p>
          </table:table-cell>
          <table:table-cell office:value-type="float" office:value="77.6" calcext:value-type="float">
            <text:p>77,6</text:p>
          </table:table-cell>
          <table:table-cell office:value-type="float" office:value="78" calcext:value-type="float">
            <text:p>78</text:p>
          </table:table-cell>
          <table:table-cell office:value-type="float" office:value="78.4" calcext:value-type="float">
            <text:p>78,4</text:p>
          </table:table-cell>
          <table:table-cell office:value-type="float" office:value="85.5" calcext:value-type="float">
            <text:p>85,5</text:p>
          </table:table-cell>
          <table:table-cell office:value-type="float" office:value="78.5" calcext:value-type="float">
            <text:p>78,5</text:p>
          </table:table-cell>
          <table:table-cell office:value-type="float" office:value="80.6" calcext:value-type="float">
            <text:p>80,6</text:p>
          </table:table-cell>
          <table:table-cell office:value-type="float" office:value="83.1" calcext:value-type="float">
            <text:p>83,1</text:p>
          </table:table-cell>
          <table:table-cell office:value-type="float" office:value="88" calcext:value-type="float">
            <text:p>88</text:p>
          </table:table-cell>
          <table:table-cell table:style-name="ce61"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84.4" calcext:value-type="float">
            <text:p>84,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,2</text:p>
          </table:table-cell>
          <table:table-cell office:value-type="float" office:value="81" calcext:value-type="float">
            <text:p>81</text:p>
          </table:table-cell>
          <table:table-cell office:value-type="float" office:value="77.4" calcext:value-type="float">
            <text:p>77,4</text:p>
          </table:table-cell>
          <table:table-cell office:value-type="float" office:value="88.5" calcext:value-type="float">
            <text:p>88,5</text:p>
          </table:table-cell>
          <table:table-cell office:value-type="float" office:value="76.8" calcext:value-type="float">
            <text:p>76,8</text:p>
          </table:table-cell>
          <table:table-cell office:value-type="float" office:value="79.3" calcext:value-type="float">
            <text:p>79,3</text:p>
          </table:table-cell>
          <table:table-cell office:value-type="float" office:value="94.3" calcext:value-type="float">
            <text:p>94,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91.4" calcext:value-type="float">
            <text:p>91,4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94.6" calcext:value-type="float">
            <text:p>94,6</text:p>
          </table:table-cell>
          <table:table-cell office:value-type="float" office:value="84.8" calcext:value-type="float">
            <text:p>84,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9.5" calcext:value-type="float">
            <text:p>89,5</text:p>
          </table:table-cell>
          <table:table-cell office:value-type="float" office:value="80.6" calcext:value-type="float">
            <text:p>80,6</text:p>
          </table:table-cell>
          <table:table-cell office:value-type="float" office:value="100.6" calcext:value-type="float">
            <text:p>100,6</text:p>
          </table:table-cell>
          <table:table-cell office:value-type="float" office:value="79.2" calcext:value-type="float">
            <text:p>79,2</text:p>
          </table:table-cell>
          <table:table-cell office:value-type="float" office:value="88.3" calcext:value-type="float">
            <text:p>88,3</text:p>
          </table:table-cell>
          <table:table-cell office:value-type="float" office:value="76.9" calcext:value-type="float">
            <text:p>76,9</text:p>
          </table:table-cell>
          <table:table-cell office:value-type="float" office:value="82.3" calcext:value-type="float">
            <text:p>82,3</text:p>
          </table:table-cell>
          <table:table-cell office:value-type="float" office:value="79.9" calcext:value-type="float">
            <text:p>79,9</text:p>
          </table:table-cell>
          <table:table-cell office:value-type="float" office:value="84.1" calcext:value-type="float">
            <text:p>84,1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,2</text:p>
          </table:table-cell>
          <table:table-cell office:value-type="float" office:value="81.4" calcext:value-type="float">
            <text:p>81,4</text:p>
          </table:table-cell>
          <table:table-cell office:value-type="float" office:value="78.4" calcext:value-type="float">
            <text:p>78,4</text:p>
          </table:table-cell>
          <table:table-cell office:value-type="float" office:value="81" calcext:value-type="float">
            <text:p>81</text:p>
          </table:table-cell>
          <table:table-cell office:value-type="float" office:value="84.5" calcext:value-type="float">
            <text:p>84,5</text:p>
          </table:table-cell>
          <table:table-cell office:value-type="float" office:value="77.6" calcext:value-type="float">
            <text:p>77,6</text:p>
          </table:table-cell>
          <table:table-cell office:value-type="float" office:value="80.6" calcext:value-type="float">
            <text:p>80,6</text:p>
          </table:table-cell>
          <table:table-cell office:value-type="float" office:value="78.4" calcext:value-type="float">
            <text:p>78,4</text:p>
          </table:table-cell>
          <table:table-cell office:value-type="float" office:value="78.7" calcext:value-type="float">
            <text:p>78,7</text:p>
          </table:table-cell>
          <table:table-cell office:value-type="float" office:value="78.8" calcext:value-type="float">
            <text:p>78,8</text:p>
          </table:table-cell>
          <table:table-cell office:value-type="float" office:value="77.6" calcext:value-type="float">
            <text:p>77,6</text:p>
          </table:table-cell>
          <table:table-cell office:value-type="float" office:value="94.7" calcext:value-type="float">
            <text:p>94,7</text:p>
          </table:table-cell>
          <table:table-cell office:value-type="float" office:value="88.2" calcext:value-type="float">
            <text:p>88,2</text:p>
          </table:table-cell>
          <table:table-cell office:value-type="float" office:value="72.7" calcext:value-type="float">
            <text:p>72,7</text:p>
          </table:table-cell>
          <table:table-cell office:value-type="float" office:value="76.8" calcext:value-type="float">
            <text:p>76,8</text:p>
          </table:table-cell>
          <table:table-cell office:value-type="float" office:value="77" calcext:value-type="float">
            <text:p>77</text:p>
          </table:table-cell>
          <table:table-cell office:value-type="float" office:value="87.6" calcext:value-type="float">
            <text:p>87,6</text:p>
          </table:table-cell>
          <table:table-cell office:value-type="float" office:value="82.8" calcext:value-type="float">
            <text:p>82,8</text:p>
          </table:table-cell>
          <table:table-cell office:value-type="float" office:value="80.5" calcext:value-type="float">
            <text:p>80,5</text:p>
          </table:table-cell>
          <table:table-cell office:value-type="float" office:value="81.4" calcext:value-type="float">
            <text:p>81,4</text:p>
          </table:table-cell>
          <table:table-cell office:value-type="float" office:value="75.4" calcext:value-type="float">
            <text:p>75,4</text:p>
          </table:table-cell>
          <table:table-cell office:value-type="float" office:value="85.8" calcext:value-type="float">
            <text:p>85,8</text:p>
          </table:table-cell>
          <table:table-cell office:value-type="float" office:value="80.8" calcext:value-type="float">
            <text:p>80,8</text:p>
          </table:table-cell>
          <table:table-cell office:value-type="float" office:value="76.7" calcext:value-type="float">
            <text:p>76,7</text:p>
          </table:table-cell>
          <table:table-cell office:value-type="float" office:value="79" calcext:value-type="float">
            <text:p>79</text:p>
          </table:table-cell>
          <table:table-cell office:value-type="float" office:value="81.4" calcext:value-type="float">
            <text:p>81,4</text:p>
          </table:table-cell>
          <table:table-cell table:number-columns-repeated="844"/>
        </table:table-row>
        <table:table-row table:style-name="ro8">
          <table:table-cell table:style-name="ce3" office:value-type="string" calcext:value-type="string">
            <text:p>U<text:span text:style-name="T2">выс. III диап,</text:span><text:span text:style-name="T3">В /дин</text:span></text:p>
          </table:table-cell>
          <table:table-cell table:style-name="ce54" office:value-type="float" office:value="26.7" calcext:value-type="float">
            <text:p>26,7</text:p>
          </table:table-cell>
          <table:table-cell table:style-name="ce54" office:value-type="float" office:value="25.5" calcext:value-type="float">
            <text:p>25,5</text:p>
          </table:table-cell>
          <table:table-cell table:style-name="ce54" office:value-type="float" office:value="25.9" calcext:value-type="float">
            <text:p>25,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6.35" calcext:value-type="float">
            <text:p>26,35</text:p>
          </table:table-cell>
          <table:table-cell table:style-name="ce54" office:value-type="float" office:value="26.4" calcext:value-type="float">
            <text:p>26,4</text:p>
          </table:table-cell>
          <table:table-cell table:style-name="ce54" office:value-type="float" office:value="26.8" calcext:value-type="float">
            <text:p>26,8</text:p>
          </table:table-cell>
          <table:table-cell table:style-name="ce54" office:value-type="float" office:value="26.7" calcext:value-type="float">
            <text:p>26,7</text:p>
          </table:table-cell>
          <table:table-cell table:style-name="ce54" office:value-type="float" office:value="26.6" calcext:value-type="float">
            <text:p>26,6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5.8" calcext:value-type="float">
            <text:p>25,8</text:p>
          </table:table-cell>
          <table:table-cell table:style-name="ce54" table:number-columns-repeated="8"/>
          <table:table-cell table:style-name="ce54" office:value-type="float" office:value="26.3" calcext:value-type="float">
            <text:p>26,3</text:p>
          </table:table-cell>
          <table:table-cell table:style-name="ce54" office:value-type="float" office:value="27.2" calcext:value-type="float">
            <text:p>27,2</text:p>
          </table:table-cell>
          <table:table-cell table:style-name="ce54" office:value-type="float" office:value="28.8" calcext:value-type="float">
            <text:p>28,8</text:p>
          </table:table-cell>
          <table:table-cell table:style-name="ce54" office:value-type="float" office:value="28.5" calcext:value-type="float">
            <text:p>28,5</text:p>
          </table:table-cell>
          <table:table-cell table:style-name="ce54" office:value-type="float" office:value="28.1" calcext:value-type="float">
            <text:p>28,1</text:p>
          </table:table-cell>
          <table:table-cell table:style-name="ce54" office:value-type="float" office:value="27.8" calcext:value-type="float">
            <text:p>27,8</text:p>
          </table:table-cell>
          <table:table-cell table:style-name="ce54" office:value-type="float" office:value="26.9" calcext:value-type="float">
            <text:p>26,9</text:p>
          </table:table-cell>
          <table:table-cell table:style-name="ce54" office:value-type="float" office:value="28.5" calcext:value-type="float">
            <text:p>28,5</text:p>
          </table:table-cell>
          <table:table-cell table:style-name="ce54" office:value-type="float" office:value="26.6" calcext:value-type="float">
            <text:p>26,6</text:p>
          </table:table-cell>
          <table:table-cell table:style-name="ce54" office:value-type="float" office:value="25.8" calcext:value-type="float">
            <text:p>25,8</text:p>
          </table:table-cell>
          <table:table-cell table:style-name="ce54" office:value-type="float" office:value="29.4" calcext:value-type="float">
            <text:p>29,4</text:p>
          </table:table-cell>
          <table:table-cell table:style-name="ce54" office:value-type="float" office:value="27.4" calcext:value-type="float">
            <text:p>27,4</text:p>
          </table:table-cell>
          <table:table-cell table:number-columns-repeated="2" table:style-name="ce54" office:value-type="float" office:value="28.6" calcext:value-type="float">
            <text:p>28,6</text:p>
          </table:table-cell>
          <table:table-cell table:style-name="ce54" office:value-type="float" office:value="29.4" calcext:value-type="float">
            <text:p>29,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7.3" calcext:value-type="float">
            <text:p>27,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6.4" calcext:value-type="float">
            <text:p>26,4</text:p>
          </table:table-cell>
          <table:table-cell table:style-name="ce54" office:value-type="float" office:value="27.5" calcext:value-type="float">
            <text:p>27,5</text:p>
          </table:table-cell>
          <table:table-cell table:style-name="ce54" office:value-type="float" office:value="28.5" calcext:value-type="float">
            <text:p>28,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6.4" calcext:value-type="float">
            <text:p>26,4</text:p>
          </table:table-cell>
          <table:table-cell table:style-name="ce54" office:value-type="float" office:value="27.2" calcext:value-type="float">
            <text:p>27,2</text:p>
          </table:table-cell>
          <table:table-cell table:style-name="ce54" office:value-type="float" office:value="29.7" calcext:value-type="float">
            <text:p>29,7</text:p>
          </table:table-cell>
          <table:table-cell table:style-name="ce54" office:value-type="float" office:value="26.8" calcext:value-type="float">
            <text:p>26,8</text:p>
          </table:table-cell>
          <table:table-cell table:style-name="ce54" office:value-type="float" office:value="26.5" calcext:value-type="float">
            <text:p>26,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6.7" calcext:value-type="float">
            <text:p>26,7</text:p>
          </table:table-cell>
          <table:table-cell table:style-name="ce54" office:value-type="float" office:value="26.3" calcext:value-type="float">
            <text:p>26,3</text:p>
          </table:table-cell>
          <table:table-cell table:style-name="ce54" office:value-type="float" office:value="27.4" calcext:value-type="float">
            <text:p>27,4</text:p>
          </table:table-cell>
          <table:table-cell table:style-name="ce54" office:value-type="float" office:value="25.9" calcext:value-type="float">
            <text:p>25,9</text:p>
          </table:table-cell>
          <table:table-cell table:style-name="ce54" office:value-type="float" office:value="26.7" calcext:value-type="float">
            <text:p>26,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6.4" calcext:value-type="float">
            <text:p>26,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7.2" calcext:value-type="float">
            <text:p>27,2</text:p>
          </table:table-cell>
          <table:table-cell table:style-name="ce54" office:value-type="float" office:value="25.5" calcext:value-type="float">
            <text:p>25,5</text:p>
          </table:table-cell>
          <table:table-cell table:style-name="ce54" office:value-type="float" office:value="28.1" calcext:value-type="float">
            <text:p>28,1</text:p>
          </table:table-cell>
          <table:table-cell table:style-name="ce54" office:value-type="float" office:value="26.2" calcext:value-type="float">
            <text:p>26,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5.4" calcext:value-type="float">
            <text:p>25,4</text:p>
          </table:table-cell>
          <table:table-cell table:style-name="ce54" office:value-type="float" office:value="26.8" calcext:value-type="float">
            <text:p>26,8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.9" calcext:value-type="float">
            <text:p>28,9</text:p>
          </table:table-cell>
          <table:table-cell table:style-name="ce54" office:value-type="float" office:value="28.5" calcext:value-type="float">
            <text:p>28,5</text:p>
          </table:table-cell>
          <table:table-cell table:style-name="ce54" office:value-type="float" office:value="26.9" calcext:value-type="float">
            <text:p>26,9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,8</text:p>
          </table:table-cell>
          <table:table-cell office:value-type="float" office:value="27.65" calcext:value-type="float">
            <text:p>27,65</text:p>
          </table:table-cell>
          <table:table-cell office:value-type="float" office:value="26.25" calcext:value-type="float">
            <text:p>26,25</text:p>
          </table:table-cell>
          <table:table-cell office:value-type="float" office:value="27.7" calcext:value-type="float">
            <text:p>27,7</text:p>
          </table:table-cell>
          <table:table-cell office:value-type="float" office:value="26.3" calcext:value-type="float">
            <text:p>26,3</text:p>
          </table:table-cell>
          <table:table-cell office:value-type="float" office:value="27.2" calcext:value-type="float">
            <text:p>27,2</text:p>
          </table:table-cell>
          <table:table-cell office:value-type="float" office:value="26.3" calcext:value-type="float">
            <text:p>26,3</text:p>
          </table:table-cell>
          <table:table-cell office:value-type="float" office:value="27.3" calcext:value-type="float">
            <text:p>27,3</text:p>
          </table:table-cell>
          <table:table-cell office:value-type="float" office:value="26.2" calcext:value-type="float">
            <text:p>26,2</text:p>
          </table:table-cell>
          <table:table-cell office:value-type="float" office:value="27.3" calcext:value-type="float">
            <text:p>27,3</text:p>
          </table:table-cell>
          <table:table-cell office:value-type="float" office:value="26.6" calcext:value-type="float">
            <text:p>26,6</text:p>
          </table:table-cell>
          <table:table-cell office:value-type="float" office:value="25.2" calcext:value-type="float">
            <text:p>25,2</text:p>
          </table:table-cell>
          <table:table-cell office:value-type="float" office:value="26.13" calcext:value-type="float">
            <text:p>26,13</text:p>
          </table:table-cell>
          <table:table-cell office:value-type="float" office:value="25.4" calcext:value-type="float">
            <text:p>25,4</text:p>
          </table:table-cell>
          <table:table-cell office:value-type="float" office:value="27.6" calcext:value-type="float">
            <text:p>27,6</text:p>
          </table:table-cell>
          <table:table-cell office:value-type="float" office:value="28.4" calcext:value-type="float">
            <text:p>28,4</text:p>
          </table:table-cell>
          <table:table-cell office:value-type="float" office:value="26.7" calcext:value-type="float">
            <text:p>26,7</text:p>
          </table:table-cell>
          <table:table-cell office:value-type="float" office:value="28.5" calcext:value-type="float">
            <text:p>28,5</text:p>
          </table:table-cell>
          <table:table-cell office:value-type="float" office:value="28.9" calcext:value-type="float">
            <text:p>28,9</text:p>
          </table:table-cell>
          <table:table-cell office:value-type="float" office:value="27.6" calcext:value-type="float">
            <text:p>27,6</text:p>
          </table:table-cell>
          <table:table-cell office:value-type="float" office:value="26.8" calcext:value-type="float">
            <text:p>26,8</text:p>
          </table:table-cell>
          <table:table-cell office:value-type="float" office:value="28.9" calcext:value-type="float">
            <text:p>28,9</text:p>
          </table:table-cell>
          <table:table-cell office:value-type="float" office:value="28.8" calcext:value-type="float">
            <text:p>28,8</text:p>
          </table:table-cell>
          <table:table-cell office:value-type="float" office:value="29.9" calcext:value-type="float">
            <text:p>29,9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,8</text:p>
          </table:table-cell>
          <table:table-cell office:value-type="float" office:value="30.7" calcext:value-type="float">
            <text:p>30,7</text:p>
          </table:table-cell>
          <table:table-cell office:value-type="float" office:value="28.4" calcext:value-type="float">
            <text:p>28,4</text:p>
          </table:table-cell>
          <table:table-cell office:value-type="float" office:value="31" calcext:value-type="float">
            <text:p>31</text:p>
          </table:table-cell>
          <table:table-cell office:value-type="float" office:value="28.4" calcext:value-type="float">
            <text:p>28,4</text:p>
          </table:table-cell>
          <table:table-cell office:value-type="float" office:value="27.7" calcext:value-type="float">
            <text:p>27,7</text:p>
          </table:table-cell>
          <table:table-cell office:value-type="float" office:value="29.2" calcext:value-type="float">
            <text:p>29,2</text:p>
          </table:table-cell>
          <table:table-cell office:value-type="float" office:value="27.7" calcext:value-type="float">
            <text:p>27,7</text:p>
          </table:table-cell>
          <table:table-cell office:value-type="float" office:value="27.4" calcext:value-type="float">
            <text:p>27,4</text:p>
          </table:table-cell>
          <table:table-cell office:value-type="float" office:value="28.9" calcext:value-type="float">
            <text:p>28,9</text:p>
          </table:table-cell>
          <table:table-cell office:value-type="float" office:value="27.8" calcext:value-type="float">
            <text:p>27,8</text:p>
          </table:table-cell>
          <table:table-cell office:value-type="float" office:value="28.3" calcext:value-type="float">
            <text:p>28,3</text:p>
          </table:table-cell>
          <table:table-cell office:value-type="float" office:value="28.6" calcext:value-type="float">
            <text:p>28,6</text:p>
          </table:table-cell>
          <table:table-cell table:number-columns-repeated="2" office:value-type="float" office:value="27.9" calcext:value-type="float">
            <text:p>27,9</text:p>
          </table:table-cell>
          <table:table-cell office:value-type="float" office:value="29.5" calcext:value-type="float">
            <text:p>29,5</text:p>
          </table:table-cell>
          <table:table-cell office:value-type="float" office:value="27.4" calcext:value-type="float">
            <text:p>27,4</text:p>
          </table:table-cell>
          <table:table-cell office:value-type="float" office:value="29.1" calcext:value-type="float">
            <text:p>29,1</text:p>
          </table:table-cell>
          <table:table-cell office:value-type="float" office:value="27.7" calcext:value-type="float">
            <text:p>27,7</text:p>
          </table:table-cell>
          <table:table-cell office:value-type="float" office:value="26.4" calcext:value-type="float">
            <text:p>26,4</text:p>
          </table:table-cell>
          <table:table-cell office:value-type="float" office:value="27.9" calcext:value-type="float">
            <text:p>27,9</text:p>
          </table:table-cell>
          <table:table-cell office:value-type="float" office:value="26.6" calcext:value-type="float">
            <text:p>26,6</text:p>
          </table:table-cell>
          <table:table-cell office:value-type="float" office:value="28.2" calcext:value-type="float">
            <text:p>28,2</text:p>
          </table:table-cell>
          <table:table-cell office:value-type="float" office:value="25.9" calcext:value-type="float">
            <text:p>25,9</text:p>
          </table:table-cell>
          <table:table-cell office:value-type="float" office:value="25.6" calcext:value-type="float">
            <text:p>25,6</text:p>
          </table:table-cell>
          <table:table-cell office:value-type="float" office:value="26.2" calcext:value-type="float">
            <text:p>26,2</text:p>
          </table:table-cell>
          <table:table-cell office:value-type="float" office:value="28" calcext:value-type="float">
            <text:p>28</text:p>
          </table:table-cell>
          <table:table-cell office:value-type="float" office:value="25.6" calcext:value-type="float">
            <text:p>25,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.3" calcext:value-type="float">
            <text:p>28,3</text:p>
          </table:table-cell>
          <table:table-cell office:value-type="float" office:value="30.9" calcext:value-type="float">
            <text:p>30,9</text:p>
          </table:table-cell>
          <table:table-cell office:value-type="float" office:value="27.1" calcext:value-type="float">
            <text:p>27,1</text:p>
          </table:table-cell>
          <table:table-cell office:value-type="float" office:value="27.5" calcext:value-type="float">
            <text:p>27,5</text:p>
          </table:table-cell>
          <table:table-cell office:value-type="float" office:value="28.5" calcext:value-type="float">
            <text:p>28,5</text:p>
          </table:table-cell>
          <table:table-cell office:value-type="float" office:value="26.95" calcext:value-type="float">
            <text:p>26,95</text:p>
          </table:table-cell>
          <table:table-cell office:value-type="float" office:value="26.4" calcext:value-type="float">
            <text:p>26,4</text:p>
          </table:table-cell>
          <table:table-cell office:value-type="float" office:value="26.9" calcext:value-type="float">
            <text:p>26,9</text:p>
          </table:table-cell>
          <table:table-cell office:value-type="float" office:value="26.1" calcext:value-type="float">
            <text:p>26,1</text:p>
          </table:table-cell>
          <table:table-cell office:value-type="float" office:value="28.5" calcext:value-type="float">
            <text:p>28,5</text:p>
          </table:table-cell>
          <table:table-cell office:value-type="float" office:value="25.7" calcext:value-type="float">
            <text:p>25,7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27.4" calcext:value-type="float">
            <text:p>27,4</text:p>
          </table:table-cell>
          <table:table-cell office:value-type="float" office:value="28.8" calcext:value-type="float">
            <text:p>28,8</text:p>
          </table:table-cell>
          <table:table-cell office:value-type="float" office:value="26.7" calcext:value-type="float">
            <text:p>26,7</text:p>
          </table:table-cell>
          <table:table-cell office:value-type="float" office:value="26.1" calcext:value-type="float">
            <text:p>26,1</text:p>
          </table:table-cell>
          <table:table-cell office:value-type="float" office:value="29.1" calcext:value-type="float">
            <text:p>29,1</text:p>
          </table:table-cell>
          <table:table-cell office:value-type="float" office:value="27.3" calcext:value-type="float">
            <text:p>27,3</text:p>
          </table:table-cell>
          <table:table-cell office:value-type="float" office:value="27.5" calcext:value-type="float">
            <text:p>27,5</text:p>
          </table:table-cell>
          <table:table-cell office:value-type="float" office:value="30.7" calcext:value-type="float">
            <text:p>30,7</text:p>
          </table:table-cell>
          <table:table-cell office:value-type="float" office:value="28.2" calcext:value-type="float">
            <text:p>28,2</text:p>
          </table:table-cell>
          <table:table-cell office:value-type="float" office:value="26.4" calcext:value-type="float">
            <text:p>26,4</text:p>
          </table:table-cell>
          <table:table-cell office:value-type="float" office:value="30.8" calcext:value-type="float">
            <text:p>30,8</text:p>
          </table:table-cell>
          <table:table-cell office:value-type="float" office:value="26.5" calcext:value-type="float">
            <text:p>26,5</text:p>
          </table:table-cell>
          <table:table-cell office:value-type="float" office:value="28" calcext:value-type="float">
            <text:p>28</text:p>
          </table:table-cell>
          <table:table-cell office:value-type="float" office:value="25.5" calcext:value-type="float">
            <text:p>25,5</text:p>
          </table:table-cell>
          <table:table-cell office:value-type="float" office:value="26.8" calcext:value-type="float">
            <text:p>26,8</text:p>
          </table:table-cell>
          <table:table-cell office:value-type="float" office:value="26.3" calcext:value-type="float">
            <text:p>26,3</text:p>
          </table:table-cell>
          <table:table-cell office:value-type="float" office:value="27.7" calcext:value-type="float">
            <text:p>27,7</text:p>
          </table:table-cell>
          <table:table-cell office:value-type="float" office:value="27.1" calcext:value-type="float">
            <text:p>27,1</text:p>
          </table:table-cell>
          <table:table-cell table:number-columns-repeated="2" office:value-type="float" office:value="26.7" calcext:value-type="float">
            <text:p>26,7</text:p>
          </table:table-cell>
          <table:table-cell office:value-type="float" office:value="25.5" calcext:value-type="float">
            <text:p>25,5</text:p>
          </table:table-cell>
          <table:table-cell office:value-type="float" office:value="26.5" calcext:value-type="float">
            <text:p>26,5</text:p>
          </table:table-cell>
          <table:table-cell office:value-type="float" office:value="27.5" calcext:value-type="float">
            <text:p>27,5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,5</text:p>
          </table:table-cell>
          <table:table-cell office:value-type="float" office:value="26.3" calcext:value-type="float">
            <text:p>26,3</text:p>
          </table:table-cell>
          <table:table-cell table:style-name="ce62" office:value-type="float" office:value="26" calcext:value-type="float">
            <text:p>26</text:p>
          </table:table-cell>
          <table:table-cell office:value-type="float" office:value="26.2" calcext:value-type="float">
            <text:p>26,2</text:p>
          </table:table-cell>
          <table:table-cell table:style-name="ce62" office:value-type="float" office:value="25.8" calcext:value-type="float">
            <text:p>25,8</text:p>
          </table:table-cell>
          <table:table-cell office:value-type="float" office:value="29.1" calcext:value-type="float">
            <text:p>29,1</text:p>
          </table:table-cell>
          <table:table-cell table:style-name="ce123" office:value-type="float" office:value="27.4" calcext:value-type="float">
            <text:p>27,4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25.8" calcext:value-type="float">
            <text:p>25,8</text:p>
          </table:table-cell>
          <table:table-cell table:style-name="Default" office:value-type="float" office:value="28.2" calcext:value-type="float">
            <text:p>28,2</text:p>
          </table:table-cell>
          <table:table-cell table:style-name="Default" office:value-type="float" office:value="27.2" calcext:value-type="float">
            <text:p>27,2</text:p>
          </table:table-cell>
          <table:table-cell table:style-name="Default" office:value-type="float" office:value="26.3" calcext:value-type="float">
            <text:p>26,3</text:p>
          </table:table-cell>
          <table:table-cell office:value-type="float" office:value="26.8" calcext:value-type="float">
            <text:p>26,8</text:p>
          </table:table-cell>
          <table:table-cell office:value-type="float" office:value="24.8" calcext:value-type="float">
            <text:p>24,8</text:p>
          </table:table-cell>
          <table:table-cell office:value-type="float" office:value="27.1" calcext:value-type="float">
            <text:p>27,1</text:p>
          </table:table-cell>
          <table:table-cell office:value-type="float" office:value="26.2" calcext:value-type="float">
            <text:p>26,2</text:p>
          </table:table-cell>
          <table:table-cell office:value-type="float" office:value="25.5" calcext:value-type="float">
            <text:p>25,5</text:p>
          </table:table-cell>
          <table:table-cell office:value-type="float" office:value="26.2" calcext:value-type="float">
            <text:p>26,2</text:p>
          </table:table-cell>
          <table:table-cell office:value-type="float" office:value="26.7" calcext:value-type="float">
            <text:p>26,7</text:p>
          </table:table-cell>
          <table:table-cell table:number-columns-repeated="844"/>
        </table:table-row>
        <table:table-row table:style-name="ro5">
          <table:table-cell table:style-name="ce47" office:value-type="string" calcext:value-type="string">
            <text:p>Расчет</text:p>
          </table:table-cell>
          <table:table-cell table:style-name="ce56" table:formula="of:=[.B12]/((([.B12]-80)*0.0165)+3.01)" office:value-type="float" office:value="26.8004488745132" calcext:value-type="float">
            <text:p>26,8004488745132</text:p>
          </table:table-cell>
          <table:table-cell table:style-name="ce56" table:formula="of:=[.C12]/((([.C12]-80)*0.0165)+3.01)" office:value-type="float" office:value="25.7957075127024" calcext:value-type="float">
            <text:p>25,7957075127024</text:p>
          </table:table-cell>
          <table:table-cell table:style-name="ce56" table:formula="of:=[.D12]/((([.D12]-80)*0.0165)+3.01)" office:value-type="float" office:value="26.0091200810674" calcext:value-type="float">
            <text:p>26,0091200810674</text:p>
          </table:table-cell>
          <table:table-cell table:style-name="ce56" table:formula="of:=[.E12]/((([.E12]-80)*0.0165)+3.01)" office:value-type="float" office:value="26.1817937385518" calcext:value-type="float">
            <text:p>26,1817937385518</text:p>
          </table:table-cell>
          <table:table-cell table:style-name="ce56" table:formula="of:=[.F12]/((([.F12]-80)*0.0165)+3.01)" office:value-type="float" office:value="26.6153386652507" calcext:value-type="float">
            <text:p>26,6153386652507</text:p>
          </table:table-cell>
          <table:table-cell table:style-name="ce56" table:formula="of:=[.G12]/((([.G12]-80)*0.0165)+3.01)" office:value-type="float" office:value="26.5594096431599" calcext:value-type="float">
            <text:p>26,5594096431599</text:p>
          </table:table-cell>
          <table:table-cell table:style-name="ce56" table:formula="of:=[.H12]/((([.H12]-80)*0.0165)+3.01)" office:value-type="float" office:value="27.0380991396968" calcext:value-type="float">
            <text:p>27,0380991396968</text:p>
          </table:table-cell>
          <table:table-cell table:style-name="ce56" table:formula="of:=[.I12]/((([.I12]-80)*0.0165)+3.01)" office:value-type="float" office:value="27.0380991396968" calcext:value-type="float">
            <text:p>27,0380991396968</text:p>
          </table:table-cell>
          <table:table-cell table:style-name="ce56" table:formula="of:=[.J12]/((([.J12]-80)*0.0165)+3.01)" office:value-type="float" office:value="26.8372292374139" calcext:value-type="float">
            <text:p>26,8372292374139</text:p>
          </table:table-cell>
          <table:table-cell table:style-name="ce56" table:formula="of:=[.K12]/((([.K12]-80)*0.0165)+3.01)" office:value-type="float" office:value="26.0860773145496" calcext:value-type="float">
            <text:p>26,0860773145496</text:p>
          </table:table-cell>
          <table:table-cell table:style-name="ce56" table:formula="of:=[.L12]/((([.L12]-80)*0.0165)+3.01)" office:value-type="float" office:value="25.9898271287831" calcext:value-type="float">
            <text:p>25,9898271287831</text:p>
          </table:table-cell>
          <table:table-cell table:style-name="ce56" table:formula="of:=[.M12]/((([.M12]-80)*0.0165)+3.01)" office:value-type="float" office:value="0" calcext:value-type="float">
            <text:p>0</text:p>
          </table:table-cell>
          <table:table-cell table:style-name="ce56" table:formula="of:=[.N12]/((([.N12]-80)*0.0165)+3.01)" office:value-type="float" office:value="0" calcext:value-type="float">
            <text:p>0</text:p>
          </table:table-cell>
          <table:table-cell table:style-name="ce56" table:formula="of:=[.O12]/((([.O12]-80)*0.0165)+3.01)" office:value-type="float" office:value="0" calcext:value-type="float">
            <text:p>0</text:p>
          </table:table-cell>
          <table:table-cell table:style-name="ce56" table:formula="of:=[.P12]/((([.P12]-80)*0.0165)+3.01)" office:value-type="float" office:value="0" calcext:value-type="float">
            <text:p>0</text:p>
          </table:table-cell>
          <table:table-cell table:style-name="ce56" table:formula="of:=[.Q12]/((([.Q12]-80)*0.0165)+3.01)" office:value-type="float" office:value="0" calcext:value-type="float">
            <text:p>0</text:p>
          </table:table-cell>
          <table:table-cell table:style-name="ce56" table:formula="of:=[.R12]/((([.R12]-80)*0.0165)+3.01)" office:value-type="float" office:value="0" calcext:value-type="float">
            <text:p>0</text:p>
          </table:table-cell>
          <table:table-cell table:style-name="ce56" table:formula="of:=[.S12]/((([.S12]-80)*0.0165)+3.01)" office:value-type="float" office:value="0" calcext:value-type="float">
            <text:p>0</text:p>
          </table:table-cell>
          <table:table-cell table:style-name="ce56" table:formula="of:=[.T12]/((([.T12]-80)*0.0165)+3.01)" office:value-type="float" office:value="0" calcext:value-type="float">
            <text:p>0</text:p>
          </table:table-cell>
          <table:table-cell table:style-name="ce56" table:formula="of:=[.U12]/((([.U12]-80)*0.0165)+3.01)" office:value-type="float" office:value="26.3527523242592" calcext:value-type="float">
            <text:p>26,3527523242592</text:p>
          </table:table-cell>
          <table:table-cell table:style-name="ce56" table:formula="of:=[.V12]/((([.V12]-80)*0.0165)+3.01)" office:value-type="float" office:value="27.1646859083192" calcext:value-type="float">
            <text:p>27,1646859083192</text:p>
          </table:table-cell>
          <table:table-cell table:style-name="ce56" table:formula="of:=[.W12]/((([.W12]-80)*0.0165)+3.01)" office:value-type="float" office:value="28.5959840612548" calcext:value-type="float">
            <text:p>28,5959840612548</text:p>
          </table:table-cell>
          <table:table-cell table:style-name="ce56" table:formula="of:=[.X12]/((([.X12]-80)*0.0165)+3.01)" office:value-type="float" office:value="28.0076384468491" calcext:value-type="float">
            <text:p>28,0076384468491</text:p>
          </table:table-cell>
          <table:table-cell table:style-name="ce56" table:formula="of:=[.Y12]/((([.Y12]-80)*0.0165)+3.01)" office:value-type="float" office:value="28.0418402060217" calcext:value-type="float">
            <text:p>28,0418402060217</text:p>
          </table:table-cell>
          <table:table-cell table:style-name="ce56" table:formula="of:=[.Z12]/((([.Z12]-80)*0.0165)+3.01)" office:value-type="float" office:value="27.3972602739726" calcext:value-type="float">
            <text:p>27,3972602739726</text:p>
          </table:table-cell>
          <table:table-cell table:style-name="ce56" table:formula="of:=[.AA12]/((([.AA12]-80)*0.0165)+3.01)" office:value-type="float" office:value="26.7635883033207" calcext:value-type="float">
            <text:p>26,7635883033207</text:p>
          </table:table-cell>
          <table:table-cell table:style-name="ce56" table:formula="of:=[.AB12]/((([.AB12]-80)*0.0165)+3.01)" office:value-type="float" office:value="28.3464566929134" calcext:value-type="float">
            <text:p>28,3464566929134</text:p>
          </table:table-cell>
          <table:table-cell table:style-name="ce56" table:formula="of:=[.AC12]/((([.AC12]-80)*0.0165)+3.01)" office:value-type="float" office:value="26.3338408258185" calcext:value-type="float">
            <text:p>26,3338408258185</text:p>
          </table:table-cell>
          <table:table-cell table:style-name="ce56" table:formula="of:=[.AD12]/((([.AD12]-80)*0.0165)+3.01)" office:value-type="float" office:value="26.0091200810674" calcext:value-type="float">
            <text:p>26,0091200810674</text:p>
          </table:table-cell>
          <table:table-cell table:style-name="ce56" table:formula="of:=[.AE12]/((([.AE12]-80)*0.0165)+3.01)" office:value-type="float" office:value="28.4467330214449" calcext:value-type="float">
            <text:p>28,4467330214449</text:p>
          </table:table-cell>
          <table:table-cell table:style-name="ce56" table:formula="of:=[.AF12]/((([.AF12]-80)*0.0165)+3.01)" office:value-type="float" office:value="27.1286157868933" calcext:value-type="float">
            <text:p>27,1286157868933</text:p>
          </table:table-cell>
          <table:table-cell table:style-name="ce56" table:formula="of:=[.AG12]/((([.AG12]-80)*0.0165)+3.01)" office:value-type="float" office:value="28.3464566929134" calcext:value-type="float">
            <text:p>28,3464566929134</text:p>
          </table:table-cell>
          <table:table-cell table:style-name="ce56" table:formula="of:=[.AH12]/((([.AH12]-80)*0.0165)+3.01)" office:value-type="float" office:value="28.3464566929134" calcext:value-type="float">
            <text:p>28,3464566929134</text:p>
          </table:table-cell>
          <table:table-cell table:style-name="ce56" table:formula="of:=[.AI12]/((([.AI12]-80)*0.0165)+3.01)" office:value-type="float" office:value="29.0033940141932" calcext:value-type="float">
            <text:p>29,0033940141932</text:p>
          </table:table-cell>
          <table:table-cell table:style-name="ce56" table:formula="of:=[.AJ12]/((([.AJ12]-80)*0.0165)+3.01)" office:value-type="float" office:value="27.3081924577373" calcext:value-type="float">
            <text:p>27,3081924577373</text:p>
          </table:table-cell>
          <table:table-cell table:style-name="ce56" table:formula="of:=[.AK12]/((([.AK12]-80)*0.0165)+3.01)" office:value-type="float" office:value="27.1826918370344" calcext:value-type="float">
            <text:p>27,1826918370344</text:p>
          </table:table-cell>
          <table:table-cell table:style-name="ce56" table:formula="of:=[.AL12]/((([.AL12]-80)*0.0165)+3.01)" office:value-type="float" office:value="27.2006783862235" calcext:value-type="float">
            <text:p>27,2006783862235</text:p>
          </table:table-cell>
          <table:table-cell table:style-name="ce56" table:formula="of:=[.AM12]/((([.AM12]-80)*0.0165)+3.01)" office:value-type="float" office:value="26.2008733624454" calcext:value-type="float">
            <text:p>26,2008733624454</text:p>
          </table:table-cell>
          <table:table-cell table:style-name="ce56" table:formula="of:=[.AN12]/((([.AN12]-80)*0.0165)+3.01)" office:value-type="float" office:value="27.3081924577373" calcext:value-type="float">
            <text:p>27,3081924577373</text:p>
          </table:table-cell>
          <table:table-cell table:style-name="ce56" table:formula="of:=[.AO12]/((([.AO12]-80)*0.0165)+3.01)" office:value-type="float" office:value="28.0418402060217" calcext:value-type="float">
            <text:p>28,0418402060217</text:p>
          </table:table-cell>
          <table:table-cell table:style-name="ce56" table:formula="of:=[.AP12]/((([.AP12]-80)*0.0165)+3.01)" office:value-type="float" office:value="26.8372292374139" calcext:value-type="float">
            <text:p>26,8372292374139</text:p>
          </table:table-cell>
          <table:table-cell table:style-name="ce56" table:formula="of:=[.AQ12]/((([.AQ12]-80)*0.0165)+3.01)" office:value-type="float" office:value="26.3149084334929" calcext:value-type="float">
            <text:p>26,3149084334929</text:p>
          </table:table-cell>
          <table:table-cell table:style-name="ce56" table:formula="of:=[.AR12]/((([.AR12]-80)*0.0165)+3.01)" office:value-type="float" office:value="27.1286157868933" calcext:value-type="float">
            <text:p>27,1286157868933</text:p>
          </table:table-cell>
          <table:table-cell table:style-name="ce56" table:formula="of:=[.AS12]/((([.AS12]-80)*0.0165)+3.01)" office:value-type="float" office:value="29.1634689178818" calcext:value-type="float">
            <text:p>29,1634689178818</text:p>
          </table:table-cell>
          <table:table-cell table:style-name="ce56" table:formula="of:=[.AT12]/((([.AT12]-80)*0.0165)+3.01)" office:value-type="float" office:value="26.578073089701" calcext:value-type="float">
            <text:p>26,578073089701</text:p>
          </table:table-cell>
          <table:table-cell table:style-name="ce56" table:formula="of:=[.AU12]/((([.AU12]-80)*0.0165)+3.01)" office:value-type="float" office:value="26.390512777685" calcext:value-type="float">
            <text:p>26,390512777685</text:p>
          </table:table-cell>
          <table:table-cell table:style-name="ce56" table:formula="of:=[.AV12]/((([.AV12]-80)*0.0165)+3.01)" office:value-type="float" office:value="26.578073089701" calcext:value-type="float">
            <text:p>26,578073089701</text:p>
          </table:table-cell>
          <table:table-cell table:style-name="ce56" table:formula="of:=[.AW12]/((([.AW12]-80)*0.0165)+3.01)" office:value-type="float" office:value="26.8372292374139" calcext:value-type="float">
            <text:p>26,8372292374139</text:p>
          </table:table-cell>
          <table:table-cell table:style-name="ce56" table:formula="of:=[.AX12]/((([.AX12]-80)*0.0165)+3.01)" office:value-type="float" office:value="26.0091200810674" calcext:value-type="float">
            <text:p>26,0091200810674</text:p>
          </table:table-cell>
          <table:table-cell table:style-name="ce56" table:formula="of:=[.AY12]/((([.AY12]-80)*0.0165)+3.01)" office:value-type="float" office:value="27.2186455871567" calcext:value-type="float">
            <text:p>27,2186455871567</text:p>
          </table:table-cell>
          <table:table-cell table:style-name="ce56" table:formula="of:=[.AZ12]/((([.AZ12]-80)*0.0165)+3.01)" office:value-type="float" office:value="26.1244276865069" calcext:value-type="float">
            <text:p>26,1244276865069</text:p>
          </table:table-cell>
          <table:table-cell table:style-name="ce56" table:formula="of:=[.BA12]/((([.BA12]-80)*0.0165)+3.01)" office:value-type="float" office:value="26.578073089701" calcext:value-type="float">
            <text:p>26,578073089701</text:p>
          </table:table-cell>
          <table:table-cell table:style-name="ce56" table:formula="of:=[.BB12]/((([.BB12]-80)*0.0165)+3.01)" office:value-type="float" office:value="27.5915420319752" calcext:value-type="float">
            <text:p>27,5915420319752</text:p>
          </table:table-cell>
          <table:table-cell table:style-name="ce56" table:formula="of:=[.BC12]/((([.BC12]-80)*0.0165)+3.01)" office:value-type="float" office:value="26.2959551126371" calcext:value-type="float">
            <text:p>26,2959551126371</text:p>
          </table:table-cell>
          <table:table-cell table:style-name="ce56" table:formula="of:=[.BD12]/((([.BD12]-80)*0.0165)+3.01)" office:value-type="float" office:value="27.8873644364229" calcext:value-type="float">
            <text:p>27,8873644364229</text:p>
          </table:table-cell>
          <table:table-cell table:style-name="ce56" table:formula="of:=[.BE12]/((([.BE12]-80)*0.0165)+3.01)" office:value-type="float" office:value="26.8739296535371" calcext:value-type="float">
            <text:p>26,8739296535371</text:p>
          </table:table-cell>
          <table:table-cell table:style-name="ce56" table:formula="of:=[.BF12]/((([.BF12]-80)*0.0165)+3.01)" office:value-type="float" office:value="25.931818951217" calcext:value-type="float">
            <text:p>25,931818951217</text:p>
          </table:table-cell>
          <table:table-cell table:style-name="ce56" table:formula="of:=[.BG12]/((([.BG12]-80)*0.0165)+3.01)" office:value-type="float" office:value="28.0076384468491" calcext:value-type="float">
            <text:p>28,0076384468491</text:p>
          </table:table-cell>
          <table:table-cell table:style-name="ce56" table:formula="of:=[.BH12]/((([.BH12]-80)*0.0165)+3.01)" office:value-type="float" office:value="26.578073089701" calcext:value-type="float">
            <text:p>26,578073089701</text:p>
          </table:table-cell>
          <table:table-cell table:style-name="ce56" table:formula="of:=[.BI12]/((([.BI12]-80)*0.0165)+3.01)" office:value-type="float" office:value="26.9470916858363" calcext:value-type="float">
            <text:p>26,9470916858363</text:p>
          </table:table-cell>
          <table:table-cell table:style-name="ce56" table:formula="of:=[.BJ12]/((([.BJ12]-80)*0.0165)+3.01)" office:value-type="float" office:value="25.5400732650895" calcext:value-type="float">
            <text:p>25,5400732650895</text:p>
          </table:table-cell>
          <table:table-cell table:style-name="ce56" table:formula="of:=[.BK12]/((([.BK12]-80)*0.0165)+3.01)" office:value-type="float" office:value="26.8372292374139" calcext:value-type="float">
            <text:p>26,8372292374139</text:p>
          </table:table-cell>
          <table:table-cell table:style-name="ce56" table:formula="of:=[.BL12]/((([.BL12]-80)*0.0165)+3.01)" office:value-type="float" office:value="26.9653326326507" calcext:value-type="float">
            <text:p>26,9653326326507</text:p>
          </table:table-cell>
          <table:table-cell table:style-name="ce56" table:formula="of:=[.BM12]/((([.BM12]-80)*0.0165)+3.01)" office:value-type="float" office:value="28.8091394511362" calcext:value-type="float">
            <text:p>28,8091394511362</text:p>
          </table:table-cell>
          <table:table-cell table:style-name="ce56" table:formula="of:=[.BN12]/((([.BN12]-80)*0.0165)+3.01)" office:value-type="float" office:value="28.3799515464242" calcext:value-type="float">
            <text:p>28,3799515464242</text:p>
          </table:table-cell>
          <table:table-cell table:style-name="ce56" table:formula="of:=[.BO12]/((([.BO12]-80)*0.0165)+3.01)" office:value-type="float" office:value="27.3081924577373" calcext:value-type="float">
            <text:p>27,3081924577373</text:p>
          </table:table-cell>
          <table:table-cell table:style-name="ce56" table:formula="of:=[.BP12]/((([.BP12]-80)*0.0165)+3.01)" office:value-type="float" office:value="26.9470916858363" calcext:value-type="float">
            <text:p>26,9470916858363</text:p>
          </table:table-cell>
          <table:table-cell table:style-name="ce56" table:formula="of:=[.BQ12]/((([.BQ12]-80)*0.0165)+3.01)" office:value-type="float" office:value="27.5035146970897" calcext:value-type="float">
            <text:p>27,5035146970897</text:p>
          </table:table-cell>
          <table:table-cell table:style-name="ce56" table:formula="of:=[.BR12]/((([.BR12]-80)*0.0165)+3.01)" office:value-type="float" office:value="27.6266220175806" calcext:value-type="float">
            <text:p>27,6266220175806</text:p>
          </table:table-cell>
          <table:table-cell table:style-name="ce56" table:formula="of:=[.BS12]/((([.BS12]-80)*0.0165)+3.01)" office:value-type="float" office:value="26.1817937385518" calcext:value-type="float">
            <text:p>26,1817937385518</text:p>
          </table:table-cell>
          <table:table-cell table:style-name="ce56" table:formula="of:=[.BT12]/((([.BT12]-80)*0.0165)+3.01)" office:value-type="float" office:value="27.83554631259" calcext:value-type="float">
            <text:p>27,83554631259</text:p>
          </table:table-cell>
          <table:table-cell table:style-name="ce56" table:formula="of:=[.BU12]/((([.BU12]-80)*0.0165)+3.01)" office:value-type="float" office:value="26.2769808285293" calcext:value-type="float">
            <text:p>26,2769808285293</text:p>
          </table:table-cell>
          <table:table-cell table:style-name="ce56" table:formula="of:=[.BV12]/((([.BV12]-80)*0.0165)+3.01)" office:value-type="float" office:value="27.3081924577373" calcext:value-type="float">
            <text:p>27,3081924577373</text:p>
          </table:table-cell>
          <table:table-cell table:style-name="ce56" table:formula="of:=[.BW12]/((([.BW12]-80)*0.0165)+3.01)" office:value-type="float" office:value="26.2579855463707" calcext:value-type="float">
            <text:p>26,2579855463707</text:p>
          </table:table-cell>
          <table:table-cell table:style-name="ce56" table:formula="of:=[.BX12]/((([.BX12]-80)*0.0165)+3.01)" office:value-type="float" office:value="27.3972602739726" calcext:value-type="float">
            <text:p>27,3972602739726</text:p>
          </table:table-cell>
          <table:table-cell table:style-name="ce56" table:formula="of:=[.BY12]/((([.BY12]-80)*0.0165)+3.01)" office:value-type="float" office:value="26.390512777685" calcext:value-type="float">
            <text:p>26,390512777685</text:p>
          </table:table-cell>
          <table:table-cell table:style-name="ce56" table:formula="of:=[.BZ12]/((([.BZ12]-80)*0.0165)+3.01)" office:value-type="float" office:value="27.6616275329688" calcext:value-type="float">
            <text:p>27,6616275329688</text:p>
          </table:table-cell>
          <table:table-cell table:style-name="ce56" table:formula="of:=[.CA12]/((([.CA12]-80)*0.0165)+3.01)" office:value-type="float" office:value="26.7635883033207" calcext:value-type="float">
            <text:p>26,7635883033207</text:p>
          </table:table-cell>
          <table:table-cell table:style-name="ce56" table:formula="of:=[.CB12]/((([.CB12]-80)*0.0165)+3.01)" office:value-type="float" office:value="25.6191289496157" calcext:value-type="float">
            <text:p>25,6191289496157</text:p>
          </table:table-cell>
          <table:table-cell table:style-name="ce56" table:formula="of:=[.CC12]/((([.CC12]-80)*0.0165)+3.01)" office:value-type="float" office:value="26.1626929414534" calcext:value-type="float">
            <text:p>26,1626929414534</text:p>
          </table:table-cell>
          <table:table-cell table:style-name="ce56" table:formula="of:=[.CD12]/((([.CD12]-80)*0.0165)+3.01)" office:value-type="float" office:value="25.8152173913043" calcext:value-type="float">
            <text:p>25,8152173913043</text:p>
          </table:table-cell>
          <table:table-cell table:style-name="ce56" table:formula="of:=[.CE12]/((([.CE12]-80)*0.0165)+3.01)" office:value-type="float" office:value="27.4150166888104" calcext:value-type="float">
            <text:p>27,4150166888104</text:p>
          </table:table-cell>
          <table:table-cell table:style-name="ce56" table:formula="of:=[.CF12]/((([.CF12]-80)*0.0165)+3.01)" office:value-type="float" office:value="28.5132382892057" calcext:value-type="float">
            <text:p>28,5132382892057</text:p>
          </table:table-cell>
          <table:table-cell table:style-name="ce56" table:formula="of:=[.CG12]/((([.CG12]-80)*0.0165)+3.01)" office:value-type="float" office:value="26.9470916858363" calcext:value-type="float">
            <text:p>26,9470916858363</text:p>
          </table:table-cell>
          <table:table-cell table:style-name="ce56" table:formula="of:=[.CH12]/((([.CH12]-80)*0.0165)+3.01)" office:value-type="float" office:value="28.6783042394015" calcext:value-type="float">
            <text:p>28,6783042394015</text:p>
          </table:table-cell>
          <table:table-cell table:style-name="ce56" table:formula="of:=[.CI12]/((([.CI12]-80)*0.0165)+3.01)" office:value-type="float" office:value="29.0033940141932" calcext:value-type="float">
            <text:p>29,0033940141932</text:p>
          </table:table-cell>
          <table:table-cell table:style-name="ce56" table:formula="of:=[.CJ12]/((([.CJ12]-80)*0.0165)+3.01)" office:value-type="float" office:value="27.83554631259" calcext:value-type="float">
            <text:p>27,83554631259</text:p>
          </table:table-cell>
          <table:table-cell table:style-name="ce56" table:formula="of:=[.CK12]/((([.CK12]-80)*0.0165)+3.01)" office:value-type="float" office:value="26.9470916858363" calcext:value-type="float">
            <text:p>26,9470916858363</text:p>
          </table:table-cell>
          <table:table-cell table:style-name="ce56" table:formula="of:=[.CL12]/((([.CL12]-80)*0.0165)+3.01)" office:value-type="float" office:value="29.1634689178818" calcext:value-type="float">
            <text:p>29,1634689178818</text:p>
          </table:table-cell>
          <table:table-cell table:style-name="ce56" table:formula="of:=[.CM12]/((([.CM12]-80)*0.0165)+3.01)" office:value-type="float" office:value="29.0033940141932" calcext:value-type="float">
            <text:p>29,0033940141932</text:p>
          </table:table-cell>
          <table:table-cell table:style-name="ce56" table:formula="of:=[.CN12]/((([.CN12]-80)*0.0165)+3.01)" office:value-type="float" office:value="29.940119760479" calcext:value-type="float">
            <text:p>29,940119760479</text:p>
          </table:table-cell>
          <table:table-cell table:style-name="ce56" table:formula="of:=[.CO12]/((([.CO12]-80)*0.0165)+3.01)" office:value-type="float" office:value="27.1286157868933" calcext:value-type="float">
            <text:p>27,1286157868933</text:p>
          </table:table-cell>
          <table:table-cell table:style-name="ce56" table:formula="of:=[.CP12]/((([.CP12]-80)*0.0165)+3.01)" office:value-type="float" office:value="28.8416808807567" calcext:value-type="float">
            <text:p>28,8416808807567</text:p>
          </table:table-cell>
          <table:table-cell table:style-name="ce56" table:formula="of:=[.CQ12]/((([.CQ12]-80)*0.0165)+3.01)" office:value-type="float" office:value="29.940119760479" calcext:value-type="float">
            <text:p>29,940119760479</text:p>
          </table:table-cell>
          <table:table-cell table:style-name="ce56" table:formula="of:=[.CR12]/((([.CR12]-80)*0.0165)+3.01)" office:value-type="float" office:value="28.3464566929134" calcext:value-type="float">
            <text:p>28,3464566929134</text:p>
          </table:table-cell>
          <table:table-cell table:style-name="ce56" table:formula="of:=[.CS12]/((([.CS12]-80)*0.0165)+3.01)" office:value-type="float" office:value="30.090868464174" calcext:value-type="float">
            <text:p>30,090868464174</text:p>
          </table:table-cell>
          <table:table-cell table:style-name="ce56" table:formula="of:=[.CT12]/((([.CT12]-80)*0.0165)+3.01)" office:value-type="float" office:value="28.0076384468491" calcext:value-type="float">
            <text:p>28,0076384468491</text:p>
          </table:table-cell>
          <table:table-cell table:style-name="ce56" table:formula="of:=[.CU12]/((([.CU12]-80)*0.0165)+3.01)" office:value-type="float" office:value="27.5915420319752" calcext:value-type="float">
            <text:p>27,5915420319752</text:p>
          </table:table-cell>
          <table:table-cell table:style-name="ce56" table:formula="of:=[.CV12]/((([.CV12]-80)*0.0165)+3.01)" office:value-type="float" office:value="28.8903683289724" calcext:value-type="float">
            <text:p>28,8903683289724</text:p>
          </table:table-cell>
          <table:table-cell table:style-name="ce56" table:formula="of:=[.CW12]/((([.CW12]-80)*0.0165)+3.01)" office:value-type="float" office:value="27.4858528698464" calcext:value-type="float">
            <text:p>27,4858528698464</text:p>
          </table:table-cell>
          <table:table-cell table:style-name="ce56" table:formula="of:=[.CX12]/((([.CX12]-80)*0.0165)+3.01)" office:value-type="float" office:value="27.1646859083192" calcext:value-type="float">
            <text:p>27,1646859083192</text:p>
          </table:table-cell>
          <table:table-cell table:style-name="ce56" table:formula="of:=[.CY12]/((([.CY12]-80)*0.0165)+3.01)" office:value-type="float" office:value="28.6783042394015" calcext:value-type="float">
            <text:p>28,6783042394015</text:p>
          </table:table-cell>
          <table:table-cell table:style-name="ce56" table:formula="of:=[.CZ12]/((([.CZ12]-80)*0.0165)+3.01)" office:value-type="float" office:value="27.83554631259" calcext:value-type="float">
            <text:p>27,83554631259</text:p>
          </table:table-cell>
          <table:table-cell table:style-name="ce56" table:formula="of:=[.DA12]/((([.DA12]-80)*0.0165)+3.01)" office:value-type="float" office:value="28.0076384468491" calcext:value-type="float">
            <text:p>28,0076384468491</text:p>
          </table:table-cell>
          <table:table-cell table:style-name="ce56" table:formula="of:=[.DB12]/((([.DB12]-80)*0.0165)+3.01)" office:value-type="float" office:value="28.0589141867523" calcext:value-type="float">
            <text:p>28,0589141867523</text:p>
          </table:table-cell>
          <table:table-cell table:style-name="ce56" table:formula="of:=[.DC12]/((([.DC12]-80)*0.0165)+3.01)" office:value-type="float" office:value="27.7314160996277" calcext:value-type="float">
            <text:p>27,7314160996277</text:p>
          </table:table-cell>
          <table:table-cell table:style-name="ce56" table:formula="of:=[.DD12]/((([.DD12]-80)*0.0165)+3.01)" office:value-type="float" office:value="27.9733647688534" calcext:value-type="float">
            <text:p>27,9733647688534</text:p>
          </table:table-cell>
          <table:table-cell table:style-name="ce56" table:formula="of:=[.DE12]/((([.DE12]-80)*0.0165)+3.01)" office:value-type="float" office:value="29.0033940141932" calcext:value-type="float">
            <text:p>29,0033940141932</text:p>
          </table:table-cell>
          <table:table-cell table:style-name="ce56" table:formula="of:=[.DF12]/((([.DF12]-80)*0.0165)+3.01)" office:value-type="float" office:value="27.2186455871567" calcext:value-type="float">
            <text:p>27,2186455871567</text:p>
          </table:table-cell>
          <table:table-cell table:style-name="ce56" table:formula="of:=[.DG12]/((([.DG12]-80)*0.0165)+3.01)" office:value-type="float" office:value="28.3296831424205" calcext:value-type="float">
            <text:p>28,3296831424205</text:p>
          </table:table-cell>
          <table:table-cell table:style-name="ce56" table:formula="of:=[.DH12]/((([.DH12]-80)*0.0165)+3.01)" office:value-type="float" office:value="27.4504726142691" calcext:value-type="float">
            <text:p>27,4504726142691</text:p>
          </table:table-cell>
          <table:table-cell table:style-name="ce56" table:formula="of:=[.DI12]/((([.DI12]-80)*0.0165)+3.01)" office:value-type="float" office:value="26.2959551126371" calcext:value-type="float">
            <text:p>26,2959551126371</text:p>
          </table:table-cell>
          <table:table-cell table:style-name="ce56" table:formula="of:=[.DJ12]/((([.DJ12]-80)*0.0165)+3.01)" office:value-type="float" office:value="27.7835637948439" calcext:value-type="float">
            <text:p>27,7835637948439</text:p>
          </table:table-cell>
          <table:table-cell table:style-name="ce56" table:formula="of:=[.DK12]/((([.DK12]-80)*0.0165)+3.01)" office:value-type="float" office:value="26.578073089701" calcext:value-type="float">
            <text:p>26,578073089701</text:p>
          </table:table-cell>
          <table:table-cell table:style-name="ce56" table:formula="of:=[.DL12]/((([.DL12]-80)*0.0165)+3.01)" office:value-type="float" office:value="27.9733647688534" calcext:value-type="float">
            <text:p>27,9733647688534</text:p>
          </table:table-cell>
          <table:table-cell table:style-name="ce56" table:formula="of:=[.DM12]/((([.DM12]-80)*0.0165)+3.01)" office:value-type="float" office:value="26.1244276865069" calcext:value-type="float">
            <text:p>26,1244276865069</text:p>
          </table:table-cell>
          <table:table-cell table:style-name="ce56" table:formula="of:=[.DN12]/((([.DN12]-80)*0.0165)+3.01)" office:value-type="float" office:value="26.2008733624454" calcext:value-type="float">
            <text:p>26,2008733624454</text:p>
          </table:table-cell>
          <table:table-cell table:style-name="ce56" table:formula="of:=[.DO12]/((([.DO12]-80)*0.0165)+3.01)" office:value-type="float" office:value="26.2769808285293" calcext:value-type="float">
            <text:p>26,2769808285293</text:p>
          </table:table-cell>
          <table:table-cell table:style-name="ce56" table:formula="of:=[.DP12]/((([.DP12]-80)*0.0165)+3.01)" office:value-type="float" office:value="27.5739740385391" calcext:value-type="float">
            <text:p>27,5739740385391</text:p>
          </table:table-cell>
          <table:table-cell table:style-name="ce56" table:formula="of:=[.DQ12]/((([.DQ12]-80)*0.0165)+3.01)" office:value-type="float" office:value="26.2959551126371" calcext:value-type="float">
            <text:p>26,2959551126371</text:p>
          </table:table-cell>
          <table:table-cell table:style-name="ce56" table:formula="of:=[.DR12]/((([.DR12]-80)*0.0165)+3.01)" office:value-type="float" office:value="26.6896254842876" calcext:value-type="float">
            <text:p>26,6896254842876</text:p>
          </table:table-cell>
          <table:table-cell table:style-name="ce56" table:formula="of:=[.DS12]/((([.DS12]-80)*0.0165)+3.01)" office:value-type="float" office:value="27.1466605687405" calcext:value-type="float">
            <text:p>27,1466605687405</text:p>
          </table:table-cell>
          <table:table-cell table:style-name="ce56" table:formula="of:=[.DT12]/((([.DT12]-80)*0.0165)+3.01)" office:value-type="float" office:value="28.0076384468491" calcext:value-type="float">
            <text:p>28,0076384468491</text:p>
          </table:table-cell>
          <table:table-cell table:style-name="ce56" table:formula="of:=[.DU12]/((([.DU12]-80)*0.0165)+3.01)" office:value-type="float" office:value="30.240142306552" calcext:value-type="float">
            <text:p>30,240142306552</text:p>
          </table:table-cell>
          <table:table-cell table:style-name="ce56" table:formula="of:=[.DV12]/((([.DV12]-80)*0.0165)+3.01)" office:value-type="float" office:value="26.9470916858363" calcext:value-type="float">
            <text:p>26,9470916858363</text:p>
          </table:table-cell>
          <table:table-cell table:style-name="ce56" table:formula="of:=[.DW12]/((([.DW12]-80)*0.0165)+3.01)" office:value-type="float" office:value="27.3794848504509" calcext:value-type="float">
            <text:p>27,3794848504509</text:p>
          </table:table-cell>
          <table:table-cell table:style-name="ce56" table:formula="of:=[.DX12]/((([.DX12]-80)*0.0165)+3.01)" office:value-type="float" office:value="28.3464566929134" calcext:value-type="float">
            <text:p>28,3464566929134</text:p>
          </table:table-cell>
          <table:table-cell table:style-name="ce56" table:formula="of:=[.DY12]/((([.DY12]-80)*0.0165)+3.01)" office:value-type="float" office:value="26.9470916858363" calcext:value-type="float">
            <text:p>26,9470916858363</text:p>
          </table:table-cell>
          <table:table-cell table:style-name="ce56" table:formula="of:=[.DZ12]/((([.DZ12]-80)*0.0165)+3.01)" office:value-type="float" office:value="26.4281900694074" calcext:value-type="float">
            <text:p>26,4281900694074</text:p>
          </table:table-cell>
          <table:table-cell table:style-name="ce56" table:formula="of:=[.EA12]/((([.EA12]-80)*0.0165)+3.01)" office:value-type="float" office:value="26.7635883033207" calcext:value-type="float">
            <text:p>26,7635883033207</text:p>
          </table:table-cell>
          <table:table-cell table:style-name="ce56" table:formula="of:=[.EB12]/((([.EB12]-80)*0.0165)+3.01)" office:value-type="float" office:value="26.0860773145496" calcext:value-type="float">
            <text:p>26,0860773145496</text:p>
          </table:table-cell>
          <table:table-cell table:style-name="ce56" table:formula="of:=[.EC12]/((([.EC12]-80)*0.0165)+3.01)" office:value-type="float" office:value="28.0930084913896" calcext:value-type="float">
            <text:p>28,0930084913896</text:p>
          </table:table-cell>
          <table:table-cell table:style-name="ce56" table:formula="of:=[.ED12]/((([.ED12]-80)*0.0165)+3.01)" office:value-type="float" office:value="25.9705126470986" calcext:value-type="float">
            <text:p>25,9705126470986</text:p>
          </table:table-cell>
          <table:table-cell table:style-name="ce56" table:formula="of:=[.EE12]/((([.EE12]-80)*0.0165)+3.01)" office:value-type="float" office:value="26.4469976154346" calcext:value-type="float">
            <text:p>26,4469976154346</text:p>
          </table:table-cell>
          <table:table-cell table:style-name="ce56" table:formula="of:=[.EF12]/((([.EF12]-80)*0.0165)+3.01)" office:value-type="float" office:value="29.0515873627135" calcext:value-type="float">
            <text:p>29,0515873627135</text:p>
          </table:table-cell>
          <table:table-cell table:style-name="ce56" table:formula="of:=[.EG12]/((([.EG12]-80)*0.0165)+3.01)" office:value-type="float" office:value="27.3081924577373" calcext:value-type="float">
            <text:p>27,3081924577373</text:p>
          </table:table-cell>
          <table:table-cell table:style-name="ce56" table:formula="of:=[.EH12]/((([.EH12]-80)*0.0165)+3.01)" office:value-type="float" office:value="28.5794690597542" calcext:value-type="float">
            <text:p>28,5794690597542</text:p>
          </table:table-cell>
          <table:table-cell table:style-name="ce56" table:formula="of:=[.EI12]/((([.EI12]-80)*0.0165)+3.01)" office:value-type="float" office:value="27.1286157868933" calcext:value-type="float">
            <text:p>27,1286157868933</text:p>
          </table:table-cell>
          <table:table-cell table:style-name="ce56" table:formula="of:=[.EJ12]/((([.EJ12]-80)*0.0165)+3.01)" office:value-type="float" office:value="26.390512777685" calcext:value-type="float">
            <text:p>26,390512777685</text:p>
          </table:table-cell>
          <table:table-cell table:style-name="ce56" table:formula="of:=[.EK12]/((([.EK12]-80)*0.0165)+3.01)" office:value-type="float" office:value="29.0996339475222" calcext:value-type="float">
            <text:p>29,0996339475222</text:p>
          </table:table-cell>
          <table:table-cell table:style-name="ce56" table:formula="of:=[.EL12]/((([.EL12]-80)*0.0165)+3.01)" office:value-type="float" office:value="27.4504726142691" calcext:value-type="float">
            <text:p>27,4504726142691</text:p>
          </table:table-cell>
          <table:table-cell table:style-name="ce56" table:formula="of:=[.EM12]/((([.EM12]-80)*0.0165)+3.01)" office:value-type="float" office:value="27.4858528698464" calcext:value-type="float">
            <text:p>27,4858528698464</text:p>
          </table:table-cell>
          <table:table-cell table:style-name="ce56" table:formula="of:=[.EN12]/((([.EN12]-80)*0.0165)+3.01)" office:value-type="float" office:value="29.940119760479" calcext:value-type="float">
            <text:p>29,940119760479</text:p>
          </table:table-cell>
          <table:table-cell table:style-name="ce56" table:formula="of:=[.EO12]/((([.EO12]-80)*0.0165)+3.01)" office:value-type="float" office:value="28.2624141469961" calcext:value-type="float">
            <text:p>28,2624141469961</text:p>
          </table:table-cell>
          <table:table-cell table:style-name="ce56" table:formula="of:=[.EP12]/((([.EP12]-80)*0.0165)+3.01)" office:value-type="float" office:value="26.6896254842876" calcext:value-type="float">
            <text:p>26,6896254842876</text:p>
          </table:table-cell>
          <table:table-cell table:style-name="ce56" table:formula="of:=[.EQ12]/((([.EQ12]-80)*0.0165)+3.01)" office:value-type="float" office:value="30.0307471864832" calcext:value-type="float">
            <text:p>30,0307471864832</text:p>
          </table:table-cell>
          <table:table-cell table:style-name="ce56" table:formula="of:=[.ER12]/((([.ER12]-80)*0.0165)+3.01)" office:value-type="float" office:value="26.4281900694074" calcext:value-type="float">
            <text:p>26,4281900694074</text:p>
          </table:table-cell>
          <table:table-cell table:style-name="ce56" table:formula="of:=[.ES12]/((([.ES12]-80)*0.0165)+3.01)" office:value-type="float" office:value="28.0589141867523" calcext:value-type="float">
            <text:p>28,0589141867523</text:p>
          </table:table-cell>
          <table:table-cell table:style-name="ce56" table:formula="of:=[.ET12]/((([.ET12]-80)*0.0165)+3.01)" office:value-type="float" office:value="25.9898271287831" calcext:value-type="float">
            <text:p>25,9898271287831</text:p>
          </table:table-cell>
          <table:table-cell table:style-name="ce56" table:formula="of:=[.EU12]/((([.EU12]-80)*0.0165)+3.01)" office:value-type="float" office:value="27.0017552781378" calcext:value-type="float">
            <text:p>27,0017552781378</text:p>
          </table:table-cell>
          <table:table-cell table:style-name="ce56" table:formula="of:=[.EV12]/((([.EV12]-80)*0.0165)+3.01)" office:value-type="float" office:value="26.5594096431599" calcext:value-type="float">
            <text:p>26,5594096431599</text:p>
          </table:table-cell>
          <table:table-cell table:style-name="ce56" table:formula="of:=[.EW12]/((([.EW12]-80)*0.0165)+3.01)" office:value-type="float" office:value="27.3260442220525" calcext:value-type="float">
            <text:p>27,3260442220525</text:p>
          </table:table-cell>
          <table:table-cell table:style-name="ce56" table:formula="of:=[.EX12]/((([.EX12]-80)*0.0165)+3.01)" office:value-type="float" office:value="27.1286157868933" calcext:value-type="float">
            <text:p>27,1286157868933</text:p>
          </table:table-cell>
          <table:table-cell table:style-name="ce56" table:formula="of:=[.EY12]/((([.EY12]-80)*0.0165)+3.01)" office:value-type="float" office:value="26.9835538193875" calcext:value-type="float">
            <text:p>26,9835538193875</text:p>
          </table:table-cell>
          <table:table-cell table:style-name="ce56" table:formula="of:=[.EZ12]/((([.EZ12]-80)*0.0165)+3.01)" office:value-type="float" office:value="26.8372292374139" calcext:value-type="float">
            <text:p>26,8372292374139</text:p>
          </table:table-cell>
          <table:table-cell table:style-name="ce56" table:formula="of:=[.FA12]/((([.FA12]-80)*0.0165)+3.01)" office:value-type="float" office:value="26.2769808285293" calcext:value-type="float">
            <text:p>26,2769808285293</text:p>
          </table:table-cell>
          <table:table-cell table:style-name="ce56" table:formula="of:=[.FB12]/((([.FB12]-80)*0.0165)+3.01)" office:value-type="float" office:value="26.7635883033207" calcext:value-type="float">
            <text:p>26,7635883033207</text:p>
          </table:table-cell>
          <table:table-cell table:style-name="ce56" table:formula="of:=[.FC12]/((([.FC12]-80)*0.0165)+3.01)" office:value-type="float" office:value="27.3972602739726" calcext:value-type="float">
            <text:p>27,3972602739726</text:p>
          </table:table-cell>
          <table:table-cell table:style-name="ce56" table:formula="of:=[.FD12]/((([.FD12]-80)*0.0165)+3.01)" office:value-type="float" office:value="26.1244276865069" calcext:value-type="float">
            <text:p>26,1244276865069</text:p>
          </table:table-cell>
          <table:table-cell table:style-name="ce56" table:formula="of:=[.FE12]/((([.FE12]-80)*0.0165)+3.01)" office:value-type="float" office:value="26.6896254842876" calcext:value-type="float">
            <text:p>26,6896254842876</text:p>
          </table:table-cell>
          <table:table-cell table:style-name="ce56" table:formula="of:=[.FF12]/((([.FF12]-80)*0.0165)+3.01)" office:value-type="float" office:value="26.2769808285293" calcext:value-type="float">
            <text:p>26,2769808285293</text:p>
          </table:table-cell>
          <table:table-cell table:style-name="ce56" table:formula="of:=[.FG12]/((([.FG12]-80)*0.0165)+3.01)" office:value-type="float" office:value="26.3338408258185" calcext:value-type="float">
            <text:p>26,3338408258185</text:p>
          </table:table-cell>
          <table:table-cell table:style-name="ce56" table:formula="of:=[.FH12]/((([.FH12]-80)*0.0165)+3.01)" office:value-type="float" office:value="26.3527523242592" calcext:value-type="float">
            <text:p>26,3527523242592</text:p>
          </table:table-cell>
          <table:table-cell table:style-name="ce56" table:formula="of:=[.FI12]/((([.FI12]-80)*0.0165)+3.01)" office:value-type="float" office:value="26.1244276865069" calcext:value-type="float">
            <text:p>26,1244276865069</text:p>
          </table:table-cell>
          <table:table-cell table:style-name="ce56" table:formula="of:=[.FJ12]/((([.FJ12]-80)*0.0165)+3.01)" office:value-type="float" office:value="29.1156169774485" calcext:value-type="float">
            <text:p>29,1156169774485</text:p>
          </table:table-cell>
          <table:table-cell table:style-name="ce56" table:formula="of:=[.FK12]/((([.FK12]-80)*0.0165)+3.01)" office:value-type="float" office:value="28.0418402060217" calcext:value-type="float">
            <text:p>28,0418402060217</text:p>
          </table:table-cell>
          <table:table-cell table:style-name="ce56" table:formula="of:=[.FL12]/((([.FL12]-80)*0.0165)+3.01)" office:value-type="float" office:value="25.1596269315291" calcext:value-type="float">
            <text:p>25,1596269315291</text:p>
          </table:table-cell>
          <table:table-cell table:style-name="ce56" table:formula="of:=[.FM12]/((([.FM12]-80)*0.0165)+3.01)" office:value-type="float" office:value="25.9705126470986" calcext:value-type="float">
            <text:p>25,9705126470986</text:p>
          </table:table-cell>
          <table:table-cell table:style-name="ce56" table:formula="of:=[.FN12]/((([.FN12]-80)*0.0165)+3.01)" office:value-type="float" office:value="26.0091200810674" calcext:value-type="float">
            <text:p>26,0091200810674</text:p>
          </table:table-cell>
          <table:table-cell table:style-name="ce56" table:formula="of:=[.FO12]/((([.FO12]-80)*0.0165)+3.01)" office:value-type="float" office:value="27.9390189449512" calcext:value-type="float">
            <text:p>27,9390189449512</text:p>
          </table:table-cell>
          <table:table-cell table:style-name="ce56" table:formula="of:=[.FP12]/((([.FP12]-80)*0.0165)+3.01)" office:value-type="float" office:value="27.0924677704339" calcext:value-type="float">
            <text:p>27,0924677704339</text:p>
          </table:table-cell>
          <table:table-cell table:style-name="ce56" table:formula="of:=[.FQ12]/((([.FQ12]-80)*0.0165)+3.01)" office:value-type="float" office:value="26.6710842375549" calcext:value-type="float">
            <text:p>26,6710842375549</text:p>
          </table:table-cell>
          <table:table-cell table:style-name="ce56" table:formula="of:=[.FR12]/((([.FR12]-80)*0.0165)+3.01)" office:value-type="float" office:value="26.8372292374139" calcext:value-type="float">
            <text:p>26,8372292374139</text:p>
          </table:table-cell>
          <table:table-cell table:style-name="ce56" table:formula="of:=[.FS12]/((([.FS12]-80)*0.0165)+3.01)" office:value-type="float" office:value="25.6978289765175" calcext:value-type="float">
            <text:p>25,6978289765175</text:p>
          </table:table-cell>
          <table:table-cell table:style-name="ce56" table:formula="of:=[.FT12]/((([.FT12]-80)*0.0165)+3.01)" office:value-type="float" office:value="27.6266220175806" calcext:value-type="float">
            <text:p>27,6266220175806</text:p>
          </table:table-cell>
          <table:table-cell table:style-name="ce56" table:formula="of:=[.FU12]/((([.FU12]-80)*0.0165)+3.01)" office:value-type="float" office:value="26.7266472611802" calcext:value-type="float">
            <text:p>26,7266472611802</text:p>
          </table:table-cell>
          <table:table-cell table:style-name="ce56" table:formula="of:=[.FV12]/((([.FV12]-80)*0.0165)+3.01)" office:value-type="float" office:value="25.951176599956" calcext:value-type="float">
            <text:p>25,951176599956</text:p>
          </table:table-cell>
          <table:table-cell table:style-name="ce56" table:formula="of:=[.FW12]/((([.FW12]-80)*0.0165)+3.01)" office:value-type="float" office:value="26.390512777685" calcext:value-type="float">
            <text:p>26,390512777685</text:p>
          </table:table-cell>
          <table:table-cell table:style-name="ce56" table:formula="of:=[.FX12]/((([.FX12]-80)*0.0165)+3.01)" office:value-type="float" office:value="26.8372292374139" calcext:value-type="float">
            <text:p>26,8372292374139</text:p>
          </table:table-cell>
          <table:table-cell table:style-name="ce56" table:formula="of:=[.FY12]/((([.FY12]-80)*0.0165)+3.01)" office:value-type="float" office:value="0" calcext:value-type="float">
            <text:p>0</text:p>
          </table:table-cell>
          <table:table-cell table:style-name="ce56" table:formula="of:=[.FZ12]/((([.FZ12]-80)*0.0165)+3.01)" office:value-type="float" office:value="0" calcext:value-type="float">
            <text:p>0</text:p>
          </table:table-cell>
          <table:table-cell table:style-name="ce56" table:formula="of:=[.GA12]/((([.GA12]-80)*0.0165)+3.01)" office:value-type="float" office:value="0" calcext:value-type="float">
            <text:p>0</text:p>
          </table:table-cell>
          <table:table-cell table:style-name="ce56" table:formula="of:=[.GB12]/((([.GB12]-80)*0.0165)+3.01)" office:value-type="float" office:value="0" calcext:value-type="float">
            <text:p>0</text:p>
          </table:table-cell>
          <table:table-cell table:number-columns-repeated="840"/>
        </table:table-row>
        <table:table-row table:style-name="ro8">
          <table:table-cell table:style-name="ce3" office:value-type="string" calcext:value-type="string">
            <text:p>R43 установ, кОм</text:p>
          </table:table-cell>
          <table:table-cell table:style-name="ce54" office:value-type="float" office:value="2.2" calcext:value-type="float">
            <text:p>2,2</text:p>
          </table:table-cell>
          <table:table-cell table:number-columns-repeated="2" table:style-name="ce54" office:value-type="float" office:value="1.8" calcext:value-type="float">
            <text:p>1,8</text:p>
          </table:table-cell>
          <table:table-cell table:style-name="ce54" office:value-type="float" office:value="2.2" calcext:value-type="float">
            <text:p>2,2</text:p>
          </table:table-cell>
          <table:table-cell table:style-name="ce54" office:value-type="float" office:value="1.8" calcext:value-type="float">
            <text:p>1,8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.8" calcext:value-type="float">
            <text:p>1,8</text:p>
          </table:table-cell>
          <table:table-cell table:number-columns-repeated="3" table:style-name="ce54" office:value-type="float" office:value="1.9" calcext:value-type="float">
            <text:p>1,9</text:p>
          </table:table-cell>
          <table:table-cell table:style-name="ce54"/>
          <table:table-cell/>
          <table:table-cell office:value-type="float" office:value="1.8" calcext:value-type="float">
            <text:p>1,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6" calcext:value-type="float">
            <text:p>1,6</text:p>
          </table:table-cell>
          <table:table-cell table:number-columns-repeated="3" office:value-type="float" office:value="1.8" calcext:value-type="float">
            <text:p>1,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1.8" calcext:value-type="float">
            <text:p>1,8</text:p>
          </table:table-cell>
          <table:table-cell office:value-type="float" office:value="2.4" calcext:value-type="float">
            <text:p>2,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Uсв,<text:span text:style-name="T4">I диап,В</text:span>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.2" calcext:value-type="float">
            <text:p>41,2</text:p>
          </table:table-cell>
          <table:table-cell table:style-name="ce54" office:value-type="float" office:value="42.4" calcext:value-type="float">
            <text:p>42,4</text:p>
          </table:table-cell>
          <table:table-cell table:style-name="ce54" office:value-type="float" office:value="37.6" calcext:value-type="float">
            <text:p>37,6</text:p>
          </table:table-cell>
          <table:table-cell table:style-name="ce54" office:value-type="float" office:value="43.8" calcext:value-type="float">
            <text:p>43,8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3.2" calcext:value-type="float">
            <text:p>43,2</text:p>
          </table:table-cell>
          <table:table-cell table:style-name="ce54" office:value-type="float" office:value="46.4" calcext:value-type="float">
            <text:p>46,4</text:p>
          </table:table-cell>
          <table:table-cell table:style-name="ce54" office:value-type="float" office:value="38.9" calcext:value-type="float">
            <text:p>38,9</text:p>
          </table:table-cell>
          <table:table-cell table:style-name="ce54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.8" calcext:value-type="float">
            <text:p>36,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.2" calcext:value-type="float">
            <text:p>37,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1.2" calcext:value-type="float">
            <text:p>41,2</text:p>
          </table:table-cell>
          <table:table-cell office:value-type="float" office:value="45.6" calcext:value-type="float">
            <text:p>45,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.8" calcext:value-type="float">
            <text:p>44,8</text:p>
          </table:table-cell>
          <table:table-cell office:value-type="float" office:value="47.6" calcext:value-type="float">
            <text:p>47,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Uсв, <text:span text:style-name="T4">III диап,В</text:span>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.6" calcext:value-type="float">
            <text:p>57,6</text:p>
          </table:table-cell>
          <table:table-cell table:style-name="ce54" office:value-type="float" office:value="58.9" calcext:value-type="float">
            <text:p>58,9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.2" calcext:value-type="float">
            <text:p>59,2</text:p>
          </table:table-cell>
          <table:table-cell table:style-name="ce54" office:value-type="float" office:value="52.8" calcext:value-type="float">
            <text:p>52,8</text:p>
          </table:table-cell>
          <table:table-cell table:style-name="ce54" office:value-type="float" office:value="59.2" calcext:value-type="float">
            <text:p>59,2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9.6" calcext:value-type="float">
            <text:p>69,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56" calcext:value-type="float">
            <text:p>56</text:p>
          </table:table-cell>
          <table:table-cell table:style-name="ce54"/>
          <table:table-cell table:number-columns-repeated="6"/>
          <table:table-cell table:style-name="Default"/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72.4" calcext:value-type="float">
            <text:p>72,4</text:p>
          </table:table-cell>
          <table:table-cell office:value-type="float" office:value="61.6" calcext:value-type="float">
            <text:p>61,6</text:p>
          </table:table-cell>
          <table:table-cell office:value-type="float" office:value="73.6" calcext:value-type="float">
            <text:p>73,6</text:p>
          </table:table-cell>
          <table:table-cell office:value-type="float" office:value="62" calcext:value-type="float">
            <text:p>62</text:p>
          </table:table-cell>
          <table:table-cell office:value-type="float" office:value="58.8" calcext:value-type="float">
            <text:p>58,8</text:p>
          </table:table-cell>
          <table:table-cell office:value-type="float" office:value="64" calcext:value-type="float">
            <text:p>64</text:p>
          </table:table-cell>
          <table:table-cell office:value-type="float" office:value="67.2" calcext:value-type="float">
            <text:p>67,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U<text:span text:style-name="T5">D5.1</text:span><text:span text:style-name="T6"> I диап,В</text:span></text:p>
          </table:table-cell>
          <table:table-cell table:style-name="ce54" office:value-type="float" office:value="0.79" calcext:value-type="float">
            <text:p>0,79</text:p>
          </table:table-cell>
          <table:table-cell table:style-name="ce54" office:value-type="float" office:value="0.85" calcext:value-type="float">
            <text:p>0,85</text:p>
          </table:table-cell>
          <table:table-cell table:style-name="ce54" office:value-type="float" office:value="0.81" calcext:value-type="float">
            <text:p>0,81</text:p>
          </table:table-cell>
          <table:table-cell table:style-name="ce54" office:value-type="float" office:value="0.83" calcext:value-type="float">
            <text:p>0,83</text:p>
          </table:table-cell>
          <table:table-cell table:style-name="ce54" office:value-type="float" office:value="0.8" calcext:value-type="float">
            <text:p>0,8</text:p>
          </table:table-cell>
          <table:table-cell table:style-name="ce54" office:value-type="float" office:value="0.82" calcext:value-type="float">
            <text:p>0,82</text:p>
          </table:table-cell>
          <table:table-cell table:style-name="ce54" office:value-type="float" office:value="0.85" calcext:value-type="float">
            <text:p>0,85</text:p>
          </table:table-cell>
          <table:table-cell table:style-name="ce54" office:value-type="float" office:value="0.81" calcext:value-type="float">
            <text:p>0,81</text:p>
          </table:table-cell>
          <table:table-cell table:style-name="ce54" office:value-type="float" office:value="0.83" calcext:value-type="float">
            <text:p>0,83</text:p>
          </table:table-cell>
          <table:table-cell table:style-name="ce54" office:value-type="float" office:value="0.85" calcext:value-type="float">
            <text:p>0,85</text:p>
          </table:table-cell>
          <table:table-cell table:style-name="ce54" office:value-type="float" office:value="0.8" calcext:value-type="float">
            <text:p>0,8</text:p>
          </table:table-cell>
          <table:table-cell table:style-name="ce54"/>
          <table:table-cell table:number-columns-repeated="6"/>
          <table:table-cell table:style-name="Default"/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81" calcext:value-type="float">
            <text:p>0,8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85" calcext:value-type="float">
            <text:p>0,85</text:p>
          </table:table-cell>
          <table:table-cell table:number-columns-repeated="2" office:value-type="float" office:value="0.78" calcext:value-type="float">
            <text:p>0,78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U<text:span text:style-name="T5">D5.1</text:span><text:span text:style-name="T6"> III диап,В</text:span></text:p>
          </table:table-cell>
          <table:table-cell table:style-name="ce54" office:value-type="float" office:value="3.97" calcext:value-type="float">
            <text:p>3,97</text:p>
          </table:table-cell>
          <table:table-cell table:style-name="ce54" office:value-type="float" office:value="4.63" calcext:value-type="float">
            <text:p>4,63</text:p>
          </table:table-cell>
          <table:table-cell table:style-name="ce54" office:value-type="float" office:value="4.02" calcext:value-type="float">
            <text:p>4,02</text:p>
          </table:table-cell>
          <table:table-cell table:style-name="ce54" office:value-type="float" office:value="4.39" calcext:value-type="float">
            <text:p>4,39</text:p>
          </table:table-cell>
          <table:table-cell table:style-name="ce54" office:value-type="float" office:value="4.15" calcext:value-type="float">
            <text:p>4,15</text:p>
          </table:table-cell>
          <table:table-cell table:style-name="ce54" office:value-type="float" office:value="4.13" calcext:value-type="float">
            <text:p>4,13</text:p>
          </table:table-cell>
          <table:table-cell table:style-name="ce54" office:value-type="float" office:value="4.86" calcext:value-type="float">
            <text:p>4,86</text:p>
          </table:table-cell>
          <table:table-cell table:style-name="ce54" office:value-type="float" office:value="4.63" calcext:value-type="float">
            <text:p>4,63</text:p>
          </table:table-cell>
          <table:table-cell table:style-name="ce54" office:value-type="float" office:value="4.88" calcext:value-type="float">
            <text:p>4,8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.76" calcext:value-type="float">
            <text:p>3,76</text:p>
          </table:table-cell>
          <table:table-cell table:style-name="ce54"/>
          <table:table-cell table:number-columns-repeated="6"/>
          <table:table-cell table:style-name="Default"/>
          <table:table-cell office:value-type="float" office:value="3.6" calcext:value-type="float">
            <text:p>3,6</text:p>
          </table:table-cell>
          <table:table-cell office:value-type="float" office:value="3.81" calcext:value-type="float">
            <text:p>3,81</text:p>
          </table:table-cell>
          <table:table-cell office:value-type="float" office:value="4.5" calcext:value-type="float">
            <text:p>4,5</text:p>
          </table:table-cell>
          <table:table-cell office:value-type="float" office:value="4.02" calcext:value-type="float">
            <text:p>4,02</text:p>
          </table:table-cell>
          <table:table-cell office:value-type="float" office:value="4.41" calcext:value-type="float">
            <text:p>4,41</text:p>
          </table:table-cell>
          <table:table-cell table:number-columns-repeated="2" office:value-type="float" office:value="3.74" calcext:value-type="float">
            <text:p>3,74</text:p>
          </table:table-cell>
          <table:table-cell office:value-type="float" office:value="4.68" calcext:value-type="float">
            <text:p>4,68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,82</text:p>
          </table:table-cell>
          <table:table-cell office:value-type="float" office:value="4.58" calcext:value-type="float">
            <text:p>4,58</text:p>
          </table:table-cell>
          <table:table-cell office:value-type="float" office:value="4.32" calcext:value-type="float">
            <text:p>4,32</text:p>
          </table:table-cell>
          <table:table-cell office:value-type="float" office:value="3.98" calcext:value-type="float">
            <text:p>3,98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4.38" calcext:value-type="float">
            <text:p>4,38</text:p>
          </table:table-cell>
          <table:table-cell office:value-type="float" office:value="3.64" calcext:value-type="float">
            <text:p>3,64</text:p>
          </table:table-cell>
          <table:table-cell office:value-type="float" office:value="3.89" calcext:value-type="float">
            <text:p>3,89</text:p>
          </table:table-cell>
          <table:table-cell office:value-type="float" office:value="4.23" calcext:value-type="float">
            <text:p>4,23</text:p>
          </table:table-cell>
          <table:table-cell office:value-type="float" office:value="4.27" calcext:value-type="float">
            <text:p>4,27</text:p>
          </table:table-cell>
          <table:table-cell office:value-type="float" office:value="4.09" calcext:value-type="float">
            <text:p>4,09</text:p>
          </table:table-cell>
          <table:table-cell office:value-type="float" office:value="4.07" calcext:value-type="float">
            <text:p>4,07</text:p>
          </table:table-cell>
          <table:table-cell office:value-type="float" office:value="4.7" calcext:value-type="float">
            <text:p>4,7</text:p>
          </table:table-cell>
          <table:table-cell office:value-type="float" office:value="4.52" calcext:value-type="float">
            <text:p>4,52</text:p>
          </table:table-cell>
          <table:table-cell office:value-type="float" office:value="3.97" calcext:value-type="float">
            <text:p>3,97</text:p>
          </table:table-cell>
          <table:table-cell office:value-type="float" office:value="4.53" calcext:value-type="float">
            <text:p>4,53</text:p>
          </table:table-cell>
          <table:table-cell office:value-type="float" office:value="4.48" calcext:value-type="float">
            <text:p>4,48</text:p>
          </table:table-cell>
          <table:table-cell office:value-type="float" office:value="4.54" calcext:value-type="float">
            <text:p>4,54</text:p>
          </table:table-cell>
          <table:table-cell office:value-type="float" office:value="3.74" calcext:value-type="float">
            <text:p>3,74</text:p>
          </table:table-cell>
          <table:table-cell office:value-type="float" office:value="3.75" calcext:value-type="float">
            <text:p>3,75</text:p>
          </table:table-cell>
          <table:table-cell office:value-type="float" office:value="4.18" calcext:value-type="float">
            <text:p>4,18</text:p>
          </table:table-cell>
          <table:table-cell office:value-type="float" office:value="4.26" calcext:value-type="float">
            <text:p>4,26</text:p>
          </table:table-cell>
          <table:table-cell office:value-type="float" office:value="3.87" calcext:value-type="float">
            <text:p>3,87</text:p>
          </table:table-cell>
          <table:table-cell office:value-type="float" office:value="3.58" calcext:value-type="float">
            <text:p>3,58</text:p>
          </table:table-cell>
          <table:table-cell office:value-type="float" office:value="3.67" calcext:value-type="float">
            <text:p>3,67</text:p>
          </table:table-cell>
          <table:table-cell office:value-type="float" office:value="3.6" calcext:value-type="float">
            <text:p>3,6</text:p>
          </table:table-cell>
          <table:table-cell office:value-type="float" office:value="3.92" calcext:value-type="float">
            <text:p>3,92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3.67" calcext:value-type="float">
            <text:p>3,67</text:p>
          </table:table-cell>
          <table:table-cell office:value-type="float" office:value="4" calcext:value-type="float">
            <text:p>4</text:p>
          </table:table-cell>
          <table:table-cell office:value-type="float" office:value="3.64" calcext:value-type="float">
            <text:p>3,64</text:p>
          </table:table-cell>
          <table:table-cell office:value-type="float" office:value="3.72" calcext:value-type="float">
            <text:p>3,72</text:p>
          </table:table-cell>
          <table:table-cell office:value-type="float" office:value="3.96" calcext:value-type="float">
            <text:p>3,96</text:p>
          </table:table-cell>
          <table:table-cell office:value-type="float" office:value="4.32" calcext:value-type="float">
            <text:p>4,32</text:p>
          </table:table-cell>
          <table:table-cell office:value-type="float" office:value="4.46" calcext:value-type="float">
            <text:p>4,46</text:p>
          </table:table-cell>
          <table:table-cell office:value-type="float" office:value="2.95" calcext:value-type="float">
            <text:p>2,95</text:p>
          </table:table-cell>
          <table:table-cell office:value-type="float" office:value="4.1" calcext:value-type="float">
            <text:p>4,1</text:p>
          </table:table-cell>
          <table:table-cell office:value-type="float" office:value="4.69" calcext:value-type="float">
            <text:p>4,69</text:p>
          </table:table-cell>
          <table:table-cell office:value-type="float" office:value="4.32" calcext:value-type="float">
            <text:p>4,32</text:p>
          </table:table-cell>
          <table:table-cell office:value-type="float" office:value="3.42" calcext:value-type="float">
            <text:p>3,42</text:p>
          </table:table-cell>
          <table:table-cell office:value-type="float" office:value="3.73" calcext:value-type="float">
            <text:p>3,73</text:p>
          </table:table-cell>
          <table:table-cell office:value-type="float" office:value="4.79" calcext:value-type="float">
            <text:p>4,7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3" calcext:value-type="float">
            <text:p>4,3</text:p>
          </table:table-cell>
          <table:table-cell office:value-type="float" office:value="4.67" calcext:value-type="float">
            <text:p>4,67</text:p>
          </table:table-cell>
          <table:table-cell office:value-type="float" office:value="4.53" calcext:value-type="float">
            <text:p>4,53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3.57" calcext:value-type="float">
            <text:p>3,57</text:p>
          </table:table-cell>
          <table:table-cell office:value-type="float" office:value="3.78" calcext:value-type="float">
            <text:p>3,78</text:p>
          </table:table-cell>
          <table:table-cell office:value-type="float" office:value="3.5" calcext:value-type="float">
            <text:p>3,5</text:p>
          </table:table-cell>
          <table:table-cell office:value-type="float" office:value="4.45" calcext:value-type="float">
            <text:p>4,45</text:p>
          </table:table-cell>
          <table:table-cell office:value-type="float" office:value="3.4" calcext:value-type="float">
            <text:p>3,4</text:p>
          </table:table-cell>
          <table:table-cell office:value-type="float" office:value="4.1" calcext:value-type="float">
            <text:p>4,1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4.34" calcext:value-type="float">
            <text:p>4,34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  <table:table-cell office:value-type="float" office:value="4.04" calcext:value-type="float">
            <text:p>4,04</text:p>
          </table:table-cell>
          <table:table-cell office:value-type="float" office:value="3.87" calcext:value-type="float">
            <text:p>3,87</text:p>
          </table:table-cell>
          <table:table-cell office:value-type="float" office:value="4.45" calcext:value-type="float">
            <text:p>4,45</text:p>
          </table:table-cell>
          <table:table-cell office:value-type="float" office:value="3.53" calcext:value-type="float">
            <text:p>3,53</text:p>
          </table:table-cell>
          <table:table-cell office:value-type="float" office:value="3.84" calcext:value-type="float">
            <text:p>3,84</text:p>
          </table:table-cell>
          <table:table-cell office:value-type="float" office:value="3.88" calcext:value-type="float">
            <text:p>3,88</text:p>
          </table:table-cell>
          <table:table-cell office:value-type="float" office:value="4.03" calcext:value-type="float">
            <text:p>4,03</text:p>
          </table:table-cell>
          <table:table-cell office:value-type="float" office:value="3.45" calcext:value-type="float">
            <text:p>3,45</text:p>
          </table:table-cell>
          <table:table-cell office:value-type="float" office:value="4.37" calcext:value-type="float">
            <text:p>4,37</text:p>
          </table:table-cell>
          <table:table-cell office:value-type="float" office:value="4.61" calcext:value-type="float">
            <text:p>4,61</text:p>
          </table:table-cell>
          <table:table-cell office:value-type="float" office:value="4.03" calcext:value-type="float">
            <text:p>4,03</text:p>
          </table:table-cell>
          <table:table-cell office:value-type="float" office:value="4.3" calcext:value-type="float">
            <text:p>4,3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4.36" calcext:value-type="float">
            <text:p>4,36</text:p>
          </table:table-cell>
          <table:table-cell office:value-type="float" office:value="4.77" calcext:value-type="float">
            <text:p>4,77</text:p>
          </table:table-cell>
          <table:table-cell office:value-type="float" office:value="4.85" calcext:value-type="float">
            <text:p>4,85</text:p>
          </table:table-cell>
          <table:table-cell office:value-type="float" office:value="3.58" calcext:value-type="float">
            <text:p>3,58</text:p>
          </table:table-cell>
          <table:table-cell office:value-type="float" office:value="4.94" calcext:value-type="float">
            <text:p>4,94</text:p>
          </table:table-cell>
          <table:table-cell office:value-type="float" office:value="4.67" calcext:value-type="float">
            <text:p>4,67</text:p>
          </table:table-cell>
          <table:table-cell office:value-type="float" office:value="4.51" calcext:value-type="float">
            <text:p>4,51</text:p>
          </table:table-cell>
          <table:table-cell office:value-type="float" office:value="4.04" calcext:value-type="float">
            <text:p>4,04</text:p>
          </table:table-cell>
          <table:table-cell office:value-type="float" office:value="3.98" calcext:value-type="float">
            <text:p>3,98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4.5" calcext:value-type="float">
            <text:p>4,5</text:p>
          </table:table-cell>
          <table:table-cell office:value-type="float" office:value="4.57" calcext:value-type="float">
            <text:p>4,57</text:p>
          </table:table-cell>
          <table:table-cell office:value-type="float" office:value="4.43" calcext:value-type="float">
            <text:p>4,43</text:p>
          </table:table-cell>
          <table:table-cell office:value-type="float" office:value="4.36" calcext:value-type="float">
            <text:p>4,36</text:p>
          </table:table-cell>
          <table:table-cell office:value-type="float" office:value="4.53" calcext:value-type="float">
            <text:p>4,53</text:p>
          </table:table-cell>
          <table:table-cell office:value-type="float" office:value="4.1" calcext:value-type="float">
            <text:p>4,1</text:p>
          </table:table-cell>
          <table:table-cell office:value-type="float" office:value="3.75" calcext:value-type="float">
            <text:p>3,75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office:value-type="float" office:value="4.14" calcext:value-type="float">
            <text:p>4,14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float" office:value="3.6" calcext:value-type="float">
            <text:p>3,6</text:p>
          </table:table-cell>
          <table:table-cell office:value-type="float" office:value="3.21" calcext:value-type="float">
            <text:p>3,21</text:p>
          </table:table-cell>
          <table:table-cell office:value-type="float" office:value="4" calcext:value-type="float">
            <text:p>4</text:p>
          </table:table-cell>
          <table:table-cell office:value-type="float" office:value="3.78" calcext:value-type="float">
            <text:p>3,78</text:p>
          </table:table-cell>
          <table:table-cell office:value-type="float" office:value="4.1" calcext:value-type="float">
            <text:p>4,1</text:p>
          </table:table-cell>
          <table:table-cell office:value-type="float" office:value="4.11" calcext:value-type="float">
            <text:p>4,11</text:p>
          </table:table-cell>
          <table:table-cell office:value-type="float" office:value="3.2" calcext:value-type="float">
            <text:p>3,2</text:p>
          </table:table-cell>
          <table:table-cell office:value-type="float" office:value="4.38" calcext:value-type="float">
            <text:p>4,38</text:p>
          </table:table-cell>
          <table:table-cell office:value-type="float" office:value="3.9" calcext:value-type="float">
            <text:p>3,9</text:p>
          </table:table-cell>
          <table:table-cell office:value-type="float" office:value="3.78" calcext:value-type="float">
            <text:p>3,78</text:p>
          </table:table-cell>
          <table:table-cell office:value-type="float" office:value="4.24" calcext:value-type="float">
            <text:p>4,24</text:p>
          </table:table-cell>
          <table:table-cell office:value-type="float" office:value="4.06" calcext:value-type="float">
            <text:p>4,06</text:p>
          </table:table-cell>
          <table:table-cell office:value-type="float" office:value="3.7" calcext:value-type="float">
            <text:p>3,7</text:p>
          </table:table-cell>
          <table:table-cell office:value-type="float" office:value="4.38" calcext:value-type="float">
            <text:p>4,38</text:p>
          </table:table-cell>
          <table:table-cell office:value-type="float" office:value="3.87" calcext:value-type="float">
            <text:p>3,87</text:p>
          </table:table-cell>
          <table:table-cell office:value-type="float" office:value="4.34" calcext:value-type="float">
            <text:p>4,34</text:p>
          </table:table-cell>
          <table:table-cell office:value-type="float" office:value="4.12" calcext:value-type="float">
            <text:p>4,12</text:p>
          </table:table-cell>
          <table:table-cell office:value-type="float" office:value="4.22" calcext:value-type="float">
            <text:p>4,22</text:p>
          </table:table-cell>
          <table:table-cell office:value-type="float" office:value="3.98" calcext:value-type="float">
            <text:p>3,98</text:p>
          </table:table-cell>
          <table:table-cell office:value-type="float" office:value="3.9" calcext:value-type="float">
            <text:p>3,9</text:p>
          </table:table-cell>
          <table:table-cell office:value-type="float" office:value="4.12" calcext:value-type="float">
            <text:p>4,12</text:p>
          </table:table-cell>
          <table:table-cell office:value-type="float" office:value="4.65" calcext:value-type="float">
            <text:p>4,65</text:p>
          </table:table-cell>
          <table:table-cell office:value-type="float" office:value="4.12" calcext:value-type="float">
            <text:p>4,12</text:p>
          </table:table-cell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3.51" calcext:value-type="float">
            <text:p>3,51</text:p>
          </table:table-cell>
          <table:table-cell office:value-type="float" office:value="4.16" calcext:value-type="float">
            <text:p>4,16</text:p>
          </table:table-cell>
          <table:table-cell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7" calcext:value-type="float">
            <text:p>4,7</text:p>
          </table:table-cell>
          <table:table-cell office:value-type="float" office:value="3.5" calcext:value-type="float">
            <text:p>3,5</text:p>
          </table:table-cell>
          <table:table-cell office:value-type="float" office:value="3.7" calcext:value-type="float">
            <text:p>3,7</text:p>
          </table:table-cell>
          <table:table-cell office:value-type="float" office:value="3.9" calcext:value-type="float">
            <text:p>3,9</text:p>
          </table:table-cell>
          <table:table-cell office:value-type="float" office:value="4.2" calcext:value-type="float">
            <text:p>4,2</text:p>
          </table:table-cell>
          <table:table-cell office:value-type="float" office:value="4.7" calcext:value-type="float">
            <text:p>4,7</text:p>
          </table:table-cell>
          <table:table-cell office:value-type="float" office:value="4.4" calcext:value-type="float">
            <text:p>4,4</text:p>
          </table:table-cell>
          <table:table-cell office:value-type="float" office:value="4.09" calcext:value-type="float">
            <text:p>4,09</text:p>
          </table:table-cell>
          <table:table-cell office:value-type="float" office:value="4.19" calcext:value-type="float">
            <text:p>4,19</text:p>
          </table:table-cell>
          <table:table-cell office:value-type="float" office:value="3.7" calcext:value-type="float">
            <text:p>3,7</text:p>
          </table:table-cell>
          <table:table-cell office:value-type="float" office:value="4.35" calcext:value-type="float">
            <text:p>4,35</text:p>
          </table:table-cell>
          <table:table-cell office:value-type="float" office:value="3.88" calcext:value-type="float">
            <text:p>3,88</text:p>
          </table:table-cell>
          <table:table-cell office:value-type="float" office:value="4.2" calcext:value-type="float">
            <text:p>4,2</text:p>
          </table:table-cell>
          <table:table-cell office:value-type="float" office:value="3.9" calcext:value-type="float">
            <text:p>3,9</text:p>
          </table:table-cell>
          <table:table-cell office:value-type="float" office:value="3.4" calcext:value-type="float">
            <text:p>3,4</text:p>
          </table:table-cell>
          <table:table-cell office:value-type="float" office:value="3.68" calcext:value-type="float">
            <text:p>3,68</text:p>
          </table:table-cell>
          <table:table-cell office:value-type="float" office:value="3.15" calcext:value-type="float">
            <text:p>3,15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R37, кОм</text:p>
          </table:table-cell>
          <table:table-cell table:style-name="ce54" office:value-type="float" office:value="3.3" calcext:value-type="float">
            <text:p>3,3</text:p>
          </table:table-cell>
          <table:table-cell table:number-columns-repeated="3"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3.6" calcext:value-type="float">
            <text:p>3,6</text:p>
          </table:table-cell>
          <table:table-cell table:number-columns-repeated="2" table:style-name="ce54" office:value-type="float" office:value="3.3" calcext:value-type="float">
            <text:p>3,3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3.6" calcext:value-type="float">
            <text:p>3,6</text:p>
          </table:table-cell>
          <table:table-cell table:style-name="ce54"/>
          <table:table-cell table:number-columns-repeated="6"/>
          <table:table-cell table:style-name="Default"/>
          <table:table-cell table:number-columns-repeated="10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number-columns-repeated="4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table:number-columns-repeated="27"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3" office:value-type="float" office:value="3.6" calcext:value-type="float">
            <text:p>3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table:number-columns-repeated="3" office:value-type="float" office:value="4.3" calcext:value-type="float">
            <text:p>4,3</text:p>
          </table:table-cell>
          <table:table-cell table:number-columns-repeated="5" office:value-type="float" office:value="3.6" calcext:value-type="float">
            <text:p>3,6</text:p>
          </table:table-cell>
          <table:table-cell table:number-columns-repeated="2" office:value-type="float" office:value="4.3" calcext:value-type="float">
            <text:p>4,3</text:p>
          </table:table-cell>
          <table:table-cell table:number-columns-repeated="4"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number-columns-repeated="28" office:value-type="float" office:value="3.6" calcext:value-type="float">
            <text:p>3,6</text:p>
          </table:table-cell>
          <table:table-cell table:number-columns-repeated="844"/>
        </table:table-row>
        <table:table-row table:style-name="ro8">
          <table:table-cell table:style-name="ce2" office:value-type="string" calcext:value-type="string">
            <text:p>H II диап,нЗв\ч, ФОН</text:p>
          </table:table-cell>
          <table:table-cell table:number-columns-repeated="11" table:style-name="ce54" office:value-type="float" office:value="0" calcext:value-type="float">
            <text:p>0</text:p>
          </table:table-cell>
          <table:table-cell table:style-name="ce54"/>
          <table:table-cell table:number-columns-repeated="6"/>
          <table:table-cell table:style-name="Default"/>
          <table:table-cell table:number-columns-repeated="160" office:value-type="float" office:value="0" calcext:value-type="float">
            <text:p>0</text:p>
          </table:table-cell>
          <table:table-cell table:number-columns-repeated="844"/>
        </table:table-row>
        <table:table-row table:style-name="ro5">
          <table:table-cell table:style-name="ce45" office:value-type="string" calcext:value-type="string">
            <text:p>U R26,мВ</text:p>
          </table:table-cell>
          <table:table-cell table:style-name="ce54" office:value-type="float" office:value="3.2" calcext:value-type="float">
            <text:p>3,2</text:p>
          </table:table-cell>
          <table:table-cell table:style-name="ce54" table:number-columns-repeated="8"/>
          <table:table-cell table:style-name="ce54" office:value-type="float" office:value="3.2" calcext:value-type="float">
            <text:p>3,2</text:p>
          </table:table-cell>
          <table:table-cell table:style-name="ce54" office:value-type="float" office:value="3.1" calcext:value-type="float">
            <text:p>3,1</text:p>
          </table:table-cell>
          <table:table-cell table:number-columns-repeated="8" table:style-name="ce54" office:value-type="float" office:value="3.2" calcext:value-type="float">
            <text:p>3,2</text:p>
          </table:table-cell>
          <table:table-cell table:number-columns-repeated="44" office:value-type="float" office:value="3.2" calcext:value-type="float">
            <text:p>3,2</text:p>
          </table:table-cell>
          <table:table-cell office:value-type="float" office:value="3.66" calcext:value-type="float">
            <text:p>3,66</text:p>
          </table:table-cell>
          <table:table-cell office:value-type="float" office:value="3.54" calcext:value-type="float">
            <text:p>3,54</text:p>
          </table:table-cell>
          <table:table-cell office:value-type="float" office:value="3.2" calcext:value-type="float">
            <text:p>3,2</text:p>
          </table:table-cell>
          <table:table-cell office:value-type="float" office:value="3.36" calcext:value-type="float">
            <text:p>3,36</text:p>
          </table:table-cell>
          <table:table-cell office:value-type="float" office:value="3.3" calcext:value-type="float">
            <text:p>3,3</text:p>
          </table:table-cell>
          <table:table-cell office:value-type="float" office:value="3.48" calcext:value-type="float">
            <text:p>3,48</text:p>
          </table:table-cell>
          <table:table-cell office:value-type="float" office:value="3.08" calcext:value-type="float">
            <text:p>3,08</text:p>
          </table:table-cell>
          <table:table-cell office:value-type="float" office:value="3.4" calcext:value-type="float">
            <text:p>3,4</text:p>
          </table:table-cell>
          <table:table-cell office:value-type="float" office:value="3.23" calcext:value-type="float">
            <text:p>3,23</text:p>
          </table:table-cell>
          <table:table-cell office:value-type="float" office:value="3.24" calcext:value-type="float">
            <text:p>3,24</text:p>
          </table:table-cell>
          <table:table-cell office:value-type="float" office:value="3.18" calcext:value-type="float">
            <text:p>3,18</text:p>
          </table:table-cell>
          <table:table-cell office:value-type="float" office:value="3.4" calcext:value-type="float">
            <text:p>3,4</text:p>
          </table:table-cell>
          <table:table-cell office:value-type="float" office:value="3.26" calcext:value-type="float">
            <text:p>3,26</text:p>
          </table:table-cell>
          <table:table-cell office:value-type="float" office:value="3.45" calcext:value-type="float">
            <text:p>3,45</text:p>
          </table:table-cell>
          <table:table-cell office:value-type="float" office:value="3.34" calcext:value-type="float">
            <text:p>3,34</text:p>
          </table:table-cell>
          <table:table-cell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3.15" calcext:value-type="float">
            <text:p>3,15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2" office:value-type="float" office:value="3.15" calcext:value-type="float">
            <text:p>3,15</text:p>
          </table:table-cell>
          <table:table-cell table:number-columns-repeated="7"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3.3" calcext:value-type="float">
            <text:p>3,3</text:p>
          </table:table-cell>
          <table:table-cell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table:number-columns-repeated="11" office:value-type="float" office:value="3.2" calcext:value-type="float">
            <text:p>3,2</text:p>
          </table:table-cell>
          <table:table-cell office:value-type="float" office:value="3.4" calcext:value-type="float">
            <text:p>3,4</text:p>
          </table:table-cell>
          <table:table-cell office:value-type="float" office:value="3.45" calcext:value-type="float">
            <text:p>3,45</text:p>
          </table:table-cell>
          <table:table-cell table:style-name="ce62" office:value-type="float" office:value="3.85" calcext:value-type="float">
            <text:p>3,85</text:p>
          </table:table-cell>
          <table:table-cell office:value-type="float" office:value="3.3" calcext:value-type="float">
            <text:p>3,3</text:p>
          </table:table-cell>
          <table:table-cell office:value-type="float" office:value="3.45" calcext:value-type="float">
            <text:p>3,45</text:p>
          </table:table-cell>
          <table:table-cell office:value-type="float" office:value="3.6" calcext:value-type="float">
            <text:p>3,6</text:p>
          </table:table-cell>
          <table:table-cell office:value-type="float" office:value="3.4" calcext:value-type="float">
            <text:p>3,4</text:p>
          </table:table-cell>
          <table:table-cell office:value-type="float" office:value="3.3" calcext:value-type="float">
            <text:p>3,3</text:p>
          </table:table-cell>
          <table:table-cell office:value-type="float" office:value="3.25" calcext:value-type="float">
            <text:p>3,25</text:p>
          </table:table-cell>
          <table:table-cell table:number-columns-repeated="11" office:value-type="float" office:value="3.2" calcext:value-type="float">
            <text:p>3,2</text:p>
          </table:table-cell>
          <table:table-cell office:value-type="float" office:value="3.36" calcext:value-type="float">
            <text:p>3,36</text:p>
          </table:table-cell>
          <table:table-cell office:value-type="float" office:value="3.33" calcext:value-type="float">
            <text:p>3,33</text:p>
          </table:table-cell>
          <table:table-cell office:value-type="float" office:value="3.12" calcext:value-type="float">
            <text:p>3,12</text:p>
          </table:table-cell>
          <table:table-cell office:value-type="float" office:value="3.25" calcext:value-type="float">
            <text:p>3,25</text:p>
          </table:table-cell>
          <table:table-cell office:value-type="float" office:value="3.36" calcext:value-type="float">
            <text:p>3,36</text:p>
          </table:table-cell>
          <table:table-cell office:value-type="float" office:value="3.28" calcext:value-type="float">
            <text:p>3,28</text:p>
          </table:table-cell>
          <table:table-cell office:value-type="float" office:value="3.48" calcext:value-type="float">
            <text:p>3,48</text:p>
          </table:table-cell>
          <table:table-cell office:value-type="float" office:value="3.27" calcext:value-type="float">
            <text:p>3,27</text:p>
          </table:table-cell>
          <table:table-cell office:value-type="float" office:value="3.43" calcext:value-type="float">
            <text:p>3,43</text:p>
          </table:table-cell>
          <table:table-cell office:value-type="float" office:value="3.27" calcext:value-type="float">
            <text:p>3,27</text:p>
          </table:table-cell>
          <table:table-cell table:number-columns-repeated="2" office:value-type="float" office:value="3.4" calcext:value-type="float">
            <text:p>3,4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7" office:value-type="float" office:value="3.4" calcext:value-type="float">
            <text:p>3,4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 table:number-columns-repeated="3" table:style-name="Default" office:value-type="float" office:value="3.2" calcext:value-type="float">
            <text:p>3,2</text:p>
          </table:table-cell>
          <table:table-cell office:value-type="float" office:value="3.2" calcext:value-type="float">
            <text:p>3,2</text:p>
          </table:table-cell>
          <table:table-cell table:number-columns-repeated="2" table:style-name="Default" office:value-type="float" office:value="3.2" calcext:value-type="float">
            <text:p>3,2</text:p>
          </table:table-cell>
          <table:table-cell office:value-type="float" office:value="3.2" calcext:value-type="float">
            <text:p>3,2</text:p>
          </table:table-cell>
          <table:table-cell table:number-columns-repeated="3" table:style-name="Default" office:value-type="float" office:value="3.2" calcext:value-type="float">
            <text:p>3,2</text:p>
          </table:table-cell>
          <table:table-cell table:number-columns-repeated="844"/>
        </table:table-row>
        <table:table-row table:style-name="ro9">
          <table:table-cell table:style-name="ce48" office:value-type="string" calcext:value-type="string">
            <text:p>I потр. мА ОБЯЗАТЕЛЬНО ≈ 70мА</text:p>
          </table:table-cell>
          <table:table-cell table:style-name="ce57" table:formula="of:=[.B22]/0.047" office:value-type="float" office:value="68.0851063829787" calcext:value-type="float">
            <text:p>68</text:p>
          </table:table-cell>
          <table:table-cell table:style-name="ce57" table:formula="of:=[.C22]/0.047" office:value-type="float" office:value="0" calcext:value-type="float">
            <text:p/>
          </table:table-cell>
          <table:table-cell table:style-name="ce57" table:formula="of:=[.D22]/0.047" office:value-type="float" office:value="0" calcext:value-type="float">
            <text:p/>
          </table:table-cell>
          <table:table-cell table:style-name="ce57" table:formula="of:=[.E22]/0.047" office:value-type="float" office:value="0" calcext:value-type="float">
            <text:p/>
          </table:table-cell>
          <table:table-cell table:style-name="ce57" table:formula="of:=[.F22]/0.047" office:value-type="float" office:value="0" calcext:value-type="float">
            <text:p/>
          </table:table-cell>
          <table:table-cell table:style-name="ce57" table:formula="of:=[.G22]/0.047" office:value-type="float" office:value="0" calcext:value-type="float">
            <text:p/>
          </table:table-cell>
          <table:table-cell table:style-name="ce57" table:formula="of:=[.H22]/0.047" office:value-type="float" office:value="0" calcext:value-type="float">
            <text:p/>
          </table:table-cell>
          <table:table-cell table:style-name="ce57" table:formula="of:=[.I22]/0.047" office:value-type="float" office:value="0" calcext:value-type="float">
            <text:p/>
          </table:table-cell>
          <table:table-cell table:style-name="ce57" table:formula="of:=[.J22]/0.047" office:value-type="float" office:value="0" calcext:value-type="float">
            <text:p/>
          </table:table-cell>
          <table:table-cell table:style-name="ce57" table:formula="of:=[.K22]/0.047" office:value-type="float" office:value="68.0851063829787" calcext:value-type="float">
            <text:p>68</text:p>
          </table:table-cell>
          <table:table-cell table:style-name="ce57" table:formula="of:=[.L22]/0.047" office:value-type="float" office:value="65.9574468085106" calcext:value-type="float">
            <text:p>66</text:p>
          </table:table-cell>
          <table:table-cell table:style-name="ce57" table:formula="of:=[.M22]/0.047" office:value-type="float" office:value="68.0851063829787" calcext:value-type="float">
            <text:p>68</text:p>
          </table:table-cell>
          <table:table-cell table:style-name="ce57" table:formula="of:=[.N22]/0.047" office:value-type="float" office:value="68.0851063829787" calcext:value-type="float">
            <text:p>68</text:p>
          </table:table-cell>
          <table:table-cell table:style-name="ce57" table:formula="of:=[.O22]/0.047" office:value-type="float" office:value="68.0851063829787" calcext:value-type="float">
            <text:p>68</text:p>
          </table:table-cell>
          <table:table-cell table:style-name="ce57" table:formula="of:=[.P22]/0.047" office:value-type="float" office:value="68.0851063829787" calcext:value-type="float">
            <text:p>68</text:p>
          </table:table-cell>
          <table:table-cell table:style-name="ce57" table:formula="of:=[.Q22]/0.047" office:value-type="float" office:value="68.0851063829787" calcext:value-type="float">
            <text:p>68</text:p>
          </table:table-cell>
          <table:table-cell table:style-name="ce57" table:formula="of:=[.R22]/0.047" office:value-type="float" office:value="68.0851063829787" calcext:value-type="float">
            <text:p>68</text:p>
          </table:table-cell>
          <table:table-cell table:style-name="ce57" table:formula="of:=[.S22]/0.047" office:value-type="float" office:value="68.0851063829787" calcext:value-type="float">
            <text:p>68</text:p>
          </table:table-cell>
          <table:table-cell table:style-name="ce57" table:formula="of:=[.T22]/0.047" office:value-type="float" office:value="68.0851063829787" calcext:value-type="float">
            <text:p>68</text:p>
          </table:table-cell>
          <table:table-cell table:style-name="ce57" table:formula="of:=[.U22]/0.047" office:value-type="float" office:value="68.0851063829787" calcext:value-type="float">
            <text:p>68</text:p>
          </table:table-cell>
          <table:table-cell table:style-name="ce57" table:formula="of:=[.V22]/0.047" office:value-type="float" office:value="68.0851063829787" calcext:value-type="float">
            <text:p>68</text:p>
          </table:table-cell>
          <table:table-cell table:style-name="ce57" table:formula="of:=[.W22]/0.047" office:value-type="float" office:value="68.0851063829787" calcext:value-type="float">
            <text:p>68</text:p>
          </table:table-cell>
          <table:table-cell table:style-name="ce57" table:formula="of:=[.X22]/0.047" office:value-type="float" office:value="68.0851063829787" calcext:value-type="float">
            <text:p>68</text:p>
          </table:table-cell>
          <table:table-cell table:style-name="ce57" table:formula="of:=[.Y22]/0.047" office:value-type="float" office:value="68.0851063829787" calcext:value-type="float">
            <text:p>68</text:p>
          </table:table-cell>
          <table:table-cell table:style-name="ce57" table:formula="of:=[.Z22]/0.047" office:value-type="float" office:value="68.0851063829787" calcext:value-type="float">
            <text:p>68</text:p>
          </table:table-cell>
          <table:table-cell table:style-name="ce57" table:formula="of:=[.AA22]/0.047" office:value-type="float" office:value="68.0851063829787" calcext:value-type="float">
            <text:p>68</text:p>
          </table:table-cell>
          <table:table-cell table:style-name="ce57" table:formula="of:=[.AB22]/0.047" office:value-type="float" office:value="68.0851063829787" calcext:value-type="float">
            <text:p>68</text:p>
          </table:table-cell>
          <table:table-cell table:style-name="ce57" table:formula="of:=[.AC22]/0.047" office:value-type="float" office:value="68.0851063829787" calcext:value-type="float">
            <text:p>68</text:p>
          </table:table-cell>
          <table:table-cell table:style-name="ce57" table:formula="of:=[.AD22]/0.047" office:value-type="float" office:value="68.0851063829787" calcext:value-type="float">
            <text:p>68</text:p>
          </table:table-cell>
          <table:table-cell table:style-name="ce57" table:formula="of:=[.AE22]/0.047" office:value-type="float" office:value="68.0851063829787" calcext:value-type="float">
            <text:p>68</text:p>
          </table:table-cell>
          <table:table-cell table:style-name="ce57" table:formula="of:=[.AF22]/0.047" office:value-type="float" office:value="68.0851063829787" calcext:value-type="float">
            <text:p>68</text:p>
          </table:table-cell>
          <table:table-cell table:style-name="ce57" table:formula="of:=[.AG22]/0.047" office:value-type="float" office:value="68.0851063829787" calcext:value-type="float">
            <text:p>68</text:p>
          </table:table-cell>
          <table:table-cell table:style-name="ce57" table:formula="of:=[.AH22]/0.047" office:value-type="float" office:value="68.0851063829787" calcext:value-type="float">
            <text:p>68</text:p>
          </table:table-cell>
          <table:table-cell table:style-name="ce57" table:formula="of:=[.AI22]/0.047" office:value-type="float" office:value="68.0851063829787" calcext:value-type="float">
            <text:p>68</text:p>
          </table:table-cell>
          <table:table-cell table:style-name="ce57" table:formula="of:=[.AJ22]/0.047" office:value-type="float" office:value="68.0851063829787" calcext:value-type="float">
            <text:p>68</text:p>
          </table:table-cell>
          <table:table-cell table:style-name="ce57" table:formula="of:=[.AK22]/0.047" office:value-type="float" office:value="68.0851063829787" calcext:value-type="float">
            <text:p>68</text:p>
          </table:table-cell>
          <table:table-cell table:style-name="ce57" table:formula="of:=[.AL22]/0.047" office:value-type="float" office:value="68.0851063829787" calcext:value-type="float">
            <text:p>68</text:p>
          </table:table-cell>
          <table:table-cell table:style-name="ce57" table:formula="of:=[.AM22]/0.047" office:value-type="float" office:value="68.0851063829787" calcext:value-type="float">
            <text:p>68</text:p>
          </table:table-cell>
          <table:table-cell table:style-name="ce57" table:formula="of:=[.AN22]/0.047" office:value-type="float" office:value="68.0851063829787" calcext:value-type="float">
            <text:p>68</text:p>
          </table:table-cell>
          <table:table-cell table:style-name="ce57" table:formula="of:=[.AO22]/0.047" office:value-type="float" office:value="68.0851063829787" calcext:value-type="float">
            <text:p>68</text:p>
          </table:table-cell>
          <table:table-cell table:style-name="ce57" table:formula="of:=[.AP22]/0.047" office:value-type="float" office:value="68.0851063829787" calcext:value-type="float">
            <text:p>68</text:p>
          </table:table-cell>
          <table:table-cell table:style-name="ce57" table:formula="of:=[.AQ22]/0.047" office:value-type="float" office:value="68.0851063829787" calcext:value-type="float">
            <text:p>68</text:p>
          </table:table-cell>
          <table:table-cell table:style-name="ce57" table:formula="of:=[.AR22]/0.047" office:value-type="float" office:value="68.0851063829787" calcext:value-type="float">
            <text:p>68</text:p>
          </table:table-cell>
          <table:table-cell table:style-name="ce57" table:formula="of:=[.AS22]/0.047" office:value-type="float" office:value="68.0851063829787" calcext:value-type="float">
            <text:p>68</text:p>
          </table:table-cell>
          <table:table-cell table:style-name="ce57" table:formula="of:=[.AT22]/0.047" office:value-type="float" office:value="68.0851063829787" calcext:value-type="float">
            <text:p>68</text:p>
          </table:table-cell>
          <table:table-cell table:style-name="ce57" table:formula="of:=[.AU22]/0.047" office:value-type="float" office:value="68.0851063829787" calcext:value-type="float">
            <text:p>68</text:p>
          </table:table-cell>
          <table:table-cell table:style-name="ce57" table:formula="of:=[.AV22]/0.047" office:value-type="float" office:value="68.0851063829787" calcext:value-type="float">
            <text:p>68</text:p>
          </table:table-cell>
          <table:table-cell table:style-name="ce57" table:formula="of:=[.AW22]/0.047" office:value-type="float" office:value="68.0851063829787" calcext:value-type="float">
            <text:p>68</text:p>
          </table:table-cell>
          <table:table-cell table:style-name="ce57" table:formula="of:=[.AX22]/0.047" office:value-type="float" office:value="68.0851063829787" calcext:value-type="float">
            <text:p>68</text:p>
          </table:table-cell>
          <table:table-cell table:style-name="ce57" table:formula="of:=[.AY22]/0.047" office:value-type="float" office:value="68.0851063829787" calcext:value-type="float">
            <text:p>68</text:p>
          </table:table-cell>
          <table:table-cell table:style-name="ce57" table:formula="of:=[.AZ22]/0.047" office:value-type="float" office:value="68.0851063829787" calcext:value-type="float">
            <text:p>68</text:p>
          </table:table-cell>
          <table:table-cell table:style-name="ce57" table:formula="of:=[.BA22]/0.047" office:value-type="float" office:value="68.0851063829787" calcext:value-type="float">
            <text:p>68</text:p>
          </table:table-cell>
          <table:table-cell table:style-name="ce57" table:formula="of:=[.BB22]/0.047" office:value-type="float" office:value="68.0851063829787" calcext:value-type="float">
            <text:p>68</text:p>
          </table:table-cell>
          <table:table-cell table:style-name="ce57" table:formula="of:=[.BC22]/0.047" office:value-type="float" office:value="68.0851063829787" calcext:value-type="float">
            <text:p>68</text:p>
          </table:table-cell>
          <table:table-cell table:style-name="ce57" table:formula="of:=[.BD22]/0.047" office:value-type="float" office:value="68.0851063829787" calcext:value-type="float">
            <text:p>68</text:p>
          </table:table-cell>
          <table:table-cell table:style-name="ce57" table:formula="of:=[.BE22]/0.047" office:value-type="float" office:value="68.0851063829787" calcext:value-type="float">
            <text:p>68</text:p>
          </table:table-cell>
          <table:table-cell table:style-name="ce57" table:formula="of:=[.BF22]/0.047" office:value-type="float" office:value="68.0851063829787" calcext:value-type="float">
            <text:p>68</text:p>
          </table:table-cell>
          <table:table-cell table:style-name="ce57" table:formula="of:=[.BG22]/0.047" office:value-type="float" office:value="68.0851063829787" calcext:value-type="float">
            <text:p>68</text:p>
          </table:table-cell>
          <table:table-cell table:style-name="ce57" table:formula="of:=[.BH22]/0.047" office:value-type="float" office:value="68.0851063829787" calcext:value-type="float">
            <text:p>68</text:p>
          </table:table-cell>
          <table:table-cell table:style-name="ce57" table:formula="of:=[.BI22]/0.047" office:value-type="float" office:value="68.0851063829787" calcext:value-type="float">
            <text:p>68</text:p>
          </table:table-cell>
          <table:table-cell table:style-name="ce57" table:formula="of:=[.BJ22]/0.047" office:value-type="float" office:value="68.0851063829787" calcext:value-type="float">
            <text:p>68</text:p>
          </table:table-cell>
          <table:table-cell table:style-name="ce57" table:formula="of:=[.BK22]/0.047" office:value-type="float" office:value="68.0851063829787" calcext:value-type="float">
            <text:p>68</text:p>
          </table:table-cell>
          <table:table-cell table:style-name="ce57" table:formula="of:=[.BL22]/0.047" office:value-type="float" office:value="68.0851063829787" calcext:value-type="float">
            <text:p>68</text:p>
          </table:table-cell>
          <table:table-cell table:style-name="ce57" table:formula="of:=[.BM22]/0.047" office:value-type="float" office:value="77.8723404255319" calcext:value-type="float">
            <text:p>78</text:p>
          </table:table-cell>
          <table:table-cell table:style-name="ce57" table:formula="of:=[.BN22]/0.047" office:value-type="float" office:value="75.3191489361702" calcext:value-type="float">
            <text:p>75</text:p>
          </table:table-cell>
          <table:table-cell table:style-name="ce57" table:formula="of:=[.BO22]/0.047" office:value-type="float" office:value="68.0851063829787" calcext:value-type="float">
            <text:p>68</text:p>
          </table:table-cell>
          <table:table-cell table:style-name="ce57" table:formula="of:=[.BP22]/0.047" office:value-type="float" office:value="71.4893617021277" calcext:value-type="float">
            <text:p>71</text:p>
          </table:table-cell>
          <table:table-cell table:style-name="ce57" table:formula="of:=[.BQ22]/0.047" office:value-type="float" office:value="70.2127659574468" calcext:value-type="float">
            <text:p>70</text:p>
          </table:table-cell>
          <table:table-cell table:style-name="ce57" table:formula="of:=[.BR22]/0.047" office:value-type="float" office:value="74.0425531914894" calcext:value-type="float">
            <text:p>74</text:p>
          </table:table-cell>
          <table:table-cell table:style-name="ce57" table:formula="of:=[.BS22]/0.047" office:value-type="float" office:value="65.531914893617" calcext:value-type="float">
            <text:p>66</text:p>
          </table:table-cell>
          <table:table-cell table:style-name="ce57" table:formula="of:=[.BT22]/0.047" office:value-type="float" office:value="72.3404255319149" calcext:value-type="float">
            <text:p>72</text:p>
          </table:table-cell>
          <table:table-cell table:style-name="ce57" table:formula="of:=[.BU22]/0.047" office:value-type="float" office:value="68.7234042553192" calcext:value-type="float">
            <text:p>69</text:p>
          </table:table-cell>
          <table:table-cell table:style-name="ce57" table:formula="of:=[.BV22]/0.047" office:value-type="float" office:value="68.936170212766" calcext:value-type="float">
            <text:p>69</text:p>
          </table:table-cell>
          <table:table-cell table:style-name="ce57" table:formula="of:=[.BW22]/0.047" office:value-type="float" office:value="67.6595744680851" calcext:value-type="float">
            <text:p>68</text:p>
          </table:table-cell>
          <table:table-cell table:style-name="ce57" table:formula="of:=[.BX22]/0.047" office:value-type="float" office:value="72.3404255319149" calcext:value-type="float">
            <text:p>72</text:p>
          </table:table-cell>
          <table:table-cell table:style-name="ce57" table:formula="of:=[.BY22]/0.047" office:value-type="float" office:value="69.3617021276596" calcext:value-type="float">
            <text:p>69</text:p>
          </table:table-cell>
          <table:table-cell table:style-name="ce57" table:formula="of:=[.BZ22]/0.047" office:value-type="float" office:value="73.4042553191489" calcext:value-type="float">
            <text:p>73</text:p>
          </table:table-cell>
          <table:table-cell table:style-name="ce57" table:formula="of:=[.CA22]/0.047" office:value-type="float" office:value="71.063829787234" calcext:value-type="float">
            <text:p>71</text:p>
          </table:table-cell>
          <table:table-cell table:style-name="ce57" table:formula="of:=[.CB22]/0.047" office:value-type="float" office:value="69.1489361702128" calcext:value-type="float">
            <text:p>69</text:p>
          </table:table-cell>
          <table:table-cell table:style-name="ce57" table:formula="of:=[.CC22]/0.047" office:value-type="float" office:value="68.0851063829787" calcext:value-type="float">
            <text:p>68</text:p>
          </table:table-cell>
          <table:table-cell table:style-name="ce57" table:formula="of:=[.CD22]/0.047" office:value-type="float" office:value="67.0212765957447" calcext:value-type="float">
            <text:p>67</text:p>
          </table:table-cell>
          <table:table-cell table:style-name="ce57" table:formula="of:=[.CE22]/0.047" office:value-type="float" office:value="70.2127659574468" calcext:value-type="float">
            <text:p>70</text:p>
          </table:table-cell>
          <table:table-cell table:style-name="ce57" table:formula="of:=[.CF22]/0.047" office:value-type="float" office:value="76.5957446808511" calcext:value-type="float">
            <text:p>77</text:p>
          </table:table-cell>
          <table:table-cell table:style-name="ce57" table:formula="of:=[.CG22]/0.047" office:value-type="float" office:value="65.9574468085106" calcext:value-type="float">
            <text:p>66</text:p>
          </table:table-cell>
          <table:table-cell table:style-name="ce57" table:formula="of:=[.CH22]/0.047" office:value-type="float" office:value="74.468085106383" calcext:value-type="float">
            <text:p>74</text:p>
          </table:table-cell>
          <table:table-cell table:style-name="ce57" table:formula="of:=[.CI22]/0.047" office:value-type="float" office:value="74.468085106383" calcext:value-type="float">
            <text:p>74</text:p>
          </table:table-cell>
          <table:table-cell table:style-name="ce57" table:formula="of:=[.CJ22]/0.047" office:value-type="float" office:value="70.2127659574468" calcext:value-type="float">
            <text:p>70</text:p>
          </table:table-cell>
          <table:table-cell table:style-name="ce57" table:formula="of:=[.CK22]/0.047" office:value-type="float" office:value="70.2127659574468" calcext:value-type="float">
            <text:p>70</text:p>
          </table:table-cell>
          <table:table-cell table:style-name="ce57" table:formula="of:=[.CL22]/0.047" office:value-type="float" office:value="76.5957446808511" calcext:value-type="float">
            <text:p>77</text:p>
          </table:table-cell>
          <table:table-cell table:style-name="ce57" table:formula="of:=[.CM22]/0.047" office:value-type="float" office:value="74.468085106383" calcext:value-type="float">
            <text:p>74</text:p>
          </table:table-cell>
          <table:table-cell table:style-name="ce57" table:formula="of:=[.CN22]/0.047" office:value-type="float" office:value="76.5957446808511" calcext:value-type="float">
            <text:p>77</text:p>
          </table:table-cell>
          <table:table-cell table:style-name="ce57" table:formula="of:=[.CO22]/0.047" office:value-type="float" office:value="70.2127659574468" calcext:value-type="float">
            <text:p>70</text:p>
          </table:table-cell>
          <table:table-cell table:style-name="ce57" table:formula="of:=[.CP22]/0.047" office:value-type="float" office:value="70.2127659574468" calcext:value-type="float">
            <text:p>70</text:p>
          </table:table-cell>
          <table:table-cell table:style-name="ce57" table:formula="of:=[.CQ22]/0.047" office:value-type="float" office:value="67.0212765957447" calcext:value-type="float">
            <text:p>67</text:p>
          </table:table-cell>
          <table:table-cell table:style-name="ce57" table:formula="of:=[.CR22]/0.047" office:value-type="float" office:value="67.0212765957447" calcext:value-type="float">
            <text:p>67</text:p>
          </table:table-cell>
          <table:table-cell table:style-name="ce57" table:formula="of:=[.CS22]/0.047" office:value-type="float" office:value="68.0851063829787" calcext:value-type="float">
            <text:p>68</text:p>
          </table:table-cell>
          <table:table-cell table:style-name="ce57" table:formula="of:=[.CT22]/0.047" office:value-type="float" office:value="68.0851063829787" calcext:value-type="float">
            <text:p>68</text:p>
          </table:table-cell>
          <table:table-cell table:style-name="ce57" table:formula="of:=[.CU22]/0.047" office:value-type="float" office:value="68.0851063829787" calcext:value-type="float">
            <text:p>68</text:p>
          </table:table-cell>
          <table:table-cell table:style-name="ce57" table:formula="of:=[.CV22]/0.047" office:value-type="float" office:value="68.0851063829787" calcext:value-type="float">
            <text:p>68</text:p>
          </table:table-cell>
          <table:table-cell table:style-name="ce57" table:formula="of:=[.CW22]/0.047" office:value-type="float" office:value="68.0851063829787" calcext:value-type="float">
            <text:p>68</text:p>
          </table:table-cell>
          <table:table-cell table:style-name="ce57" table:formula="of:=[.CX22]/0.047" office:value-type="float" office:value="68.0851063829787" calcext:value-type="float">
            <text:p>68</text:p>
          </table:table-cell>
          <table:table-cell table:style-name="ce57" table:formula="of:=[.CY22]/0.047" office:value-type="float" office:value="68.0851063829787" calcext:value-type="float">
            <text:p>68</text:p>
          </table:table-cell>
          <table:table-cell table:style-name="ce57" table:formula="of:=[.CZ22]/0.047" office:value-type="float" office:value="70.2127659574468" calcext:value-type="float">
            <text:p>70</text:p>
          </table:table-cell>
          <table:table-cell table:style-name="ce57" table:formula="of:=[.DA22]/0.047" office:value-type="float" office:value="72.3404255319149" calcext:value-type="float">
            <text:p>72</text:p>
          </table:table-cell>
          <table:table-cell table:style-name="ce57" table:formula="of:=[.DB22]/0.047" office:value-type="float" office:value="74.468085106383" calcext:value-type="float">
            <text:p>74</text:p>
          </table:table-cell>
          <table:table-cell table:style-name="ce57" table:formula="of:=[.DC22]/0.047" office:value-type="float" office:value="72.3404255319149" calcext:value-type="float">
            <text:p>72</text:p>
          </table:table-cell>
          <table:table-cell table:style-name="ce57" table:formula="of:=[.DD22]/0.047" office:value-type="float" office:value="74.468085106383" calcext:value-type="float">
            <text:p>74</text:p>
          </table:table-cell>
          <table:table-cell table:style-name="ce57" table:formula="of:=[.DE22]/0.047" office:value-type="float" office:value="70.2127659574468" calcext:value-type="float">
            <text:p>70</text:p>
          </table:table-cell>
          <table:table-cell table:style-name="ce57" table:formula="of:=[.DF22]/0.047" office:value-type="float" office:value="76.5957446808511" calcext:value-type="float">
            <text:p>77</text:p>
          </table:table-cell>
          <table:table-cell table:style-name="ce57" table:formula="of:=[.DG22]/0.047" office:value-type="float" office:value="72.3404255319149" calcext:value-type="float">
            <text:p>72</text:p>
          </table:table-cell>
          <table:table-cell table:style-name="ce57" table:formula="of:=[.DH22]/0.047" office:value-type="float" office:value="68.0851063829787" calcext:value-type="float">
            <text:p>68</text:p>
          </table:table-cell>
          <table:table-cell table:style-name="ce57" table:formula="of:=[.DI22]/0.047" office:value-type="float" office:value="68.0851063829787" calcext:value-type="float">
            <text:p>68</text:p>
          </table:table-cell>
          <table:table-cell table:style-name="ce57" table:formula="of:=[.DJ22]/0.047" office:value-type="float" office:value="68.0851063829787" calcext:value-type="float">
            <text:p>68</text:p>
          </table:table-cell>
          <table:table-cell table:style-name="ce57" table:formula="of:=[.DK22]/0.047" office:value-type="float" office:value="68.0851063829787" calcext:value-type="float">
            <text:p>68</text:p>
          </table:table-cell>
          <table:table-cell table:style-name="ce57" table:formula="of:=[.DL22]/0.047" office:value-type="float" office:value="68.0851063829787" calcext:value-type="float">
            <text:p>68</text:p>
          </table:table-cell>
          <table:table-cell table:style-name="ce57" table:formula="of:=[.DM22]/0.047" office:value-type="float" office:value="68.0851063829787" calcext:value-type="float">
            <text:p>68</text:p>
          </table:table-cell>
          <table:table-cell table:style-name="ce57" table:formula="of:=[.DN22]/0.047" office:value-type="float" office:value="68.0851063829787" calcext:value-type="float">
            <text:p>68</text:p>
          </table:table-cell>
          <table:table-cell table:style-name="ce57" table:formula="of:=[.DO22]/0.047" office:value-type="float" office:value="68.0851063829787" calcext:value-type="float">
            <text:p>68</text:p>
          </table:table-cell>
          <table:table-cell table:style-name="ce57" table:formula="of:=[.DP22]/0.047" office:value-type="float" office:value="68.0851063829787" calcext:value-type="float">
            <text:p>68</text:p>
          </table:table-cell>
          <table:table-cell table:style-name="ce57" table:formula="of:=[.DQ22]/0.047" office:value-type="float" office:value="68.0851063829787" calcext:value-type="float">
            <text:p>68</text:p>
          </table:table-cell>
          <table:table-cell table:style-name="ce57" table:formula="of:=[.DR22]/0.047" office:value-type="float" office:value="68.0851063829787" calcext:value-type="float">
            <text:p>68</text:p>
          </table:table-cell>
          <table:table-cell table:style-name="ce57" table:formula="of:=[.DS22]/0.047" office:value-type="float" office:value="72.3404255319149" calcext:value-type="float">
            <text:p>72</text:p>
          </table:table-cell>
          <table:table-cell table:style-name="ce57" table:formula="of:=[.DT22]/0.047" office:value-type="float" office:value="73.4042553191489" calcext:value-type="float">
            <text:p>73</text:p>
          </table:table-cell>
          <table:table-cell table:style-name="ce57" table:formula="of:=[.DU22]/0.047" office:value-type="float" office:value="81.9148936170213" calcext:value-type="float">
            <text:p>82</text:p>
          </table:table-cell>
          <table:table-cell table:style-name="ce57" table:formula="of:=[.DV22]/0.047" office:value-type="float" office:value="70.2127659574468" calcext:value-type="float">
            <text:p>70</text:p>
          </table:table-cell>
          <table:table-cell table:style-name="ce57" table:formula="of:=[.DW22]/0.047" office:value-type="float" office:value="73.4042553191489" calcext:value-type="float">
            <text:p>73</text:p>
          </table:table-cell>
          <table:table-cell table:style-name="ce57" table:formula="of:=[.DX22]/0.047" office:value-type="float" office:value="76.5957446808511" calcext:value-type="float">
            <text:p>77</text:p>
          </table:table-cell>
          <table:table-cell table:style-name="ce57" table:formula="of:=[.DY22]/0.047" office:value-type="float" office:value="72.3404255319149" calcext:value-type="float">
            <text:p>72</text:p>
          </table:table-cell>
          <table:table-cell table:style-name="ce57" table:formula="of:=[.DZ22]/0.047" office:value-type="float" office:value="70.2127659574468" calcext:value-type="float">
            <text:p>70</text:p>
          </table:table-cell>
          <table:table-cell table:style-name="ce57" table:formula="of:=[.EA22]/0.047" office:value-type="float" office:value="69.1489361702128" calcext:value-type="float">
            <text:p>69</text:p>
          </table:table-cell>
          <table:table-cell table:style-name="ce57" table:formula="of:=[.EB22]/0.047" office:value-type="float" office:value="68.0851063829787" calcext:value-type="float">
            <text:p>68</text:p>
          </table:table-cell>
          <table:table-cell table:style-name="ce57" table:formula="of:=[.EC22]/0.047" office:value-type="float" office:value="68.0851063829787" calcext:value-type="float">
            <text:p>68</text:p>
          </table:table-cell>
          <table:table-cell table:style-name="ce57" table:formula="of:=[.ED22]/0.047" office:value-type="float" office:value="68.0851063829787" calcext:value-type="float">
            <text:p>68</text:p>
          </table:table-cell>
          <table:table-cell table:style-name="ce57" table:formula="of:=[.EE22]/0.047" office:value-type="float" office:value="68.0851063829787" calcext:value-type="float">
            <text:p>68</text:p>
          </table:table-cell>
          <table:table-cell table:style-name="ce57" table:formula="of:=[.EF22]/0.047" office:value-type="float" office:value="68.0851063829787" calcext:value-type="float">
            <text:p>68</text:p>
          </table:table-cell>
          <table:table-cell table:style-name="ce57" table:formula="of:=[.EG22]/0.047" office:value-type="float" office:value="68.0851063829787" calcext:value-type="float">
            <text:p>68</text:p>
          </table:table-cell>
          <table:table-cell table:style-name="ce57" table:formula="of:=[.EH22]/0.047" office:value-type="float" office:value="68.0851063829787" calcext:value-type="float">
            <text:p>68</text:p>
          </table:table-cell>
          <table:table-cell table:style-name="ce57" table:formula="of:=[.EI22]/0.047" office:value-type="float" office:value="68.0851063829787" calcext:value-type="float">
            <text:p>68</text:p>
          </table:table-cell>
          <table:table-cell table:style-name="ce57" table:formula="of:=[.EJ22]/0.047" office:value-type="float" office:value="68.0851063829787" calcext:value-type="float">
            <text:p>68</text:p>
          </table:table-cell>
          <table:table-cell table:style-name="ce57" table:formula="of:=[.EK22]/0.047" office:value-type="float" office:value="68.0851063829787" calcext:value-type="float">
            <text:p>68</text:p>
          </table:table-cell>
          <table:table-cell table:style-name="ce57" table:formula="of:=[.EL22]/0.047" office:value-type="float" office:value="68.0851063829787" calcext:value-type="float">
            <text:p>68</text:p>
          </table:table-cell>
          <table:table-cell table:style-name="ce57" table:formula="of:=[.EM22]/0.047" office:value-type="float" office:value="71.4893617021277" calcext:value-type="float">
            <text:p>71</text:p>
          </table:table-cell>
          <table:table-cell table:style-name="ce57" table:formula="of:=[.EN22]/0.047" office:value-type="float" office:value="70.8510638297872" calcext:value-type="float">
            <text:p>71</text:p>
          </table:table-cell>
          <table:table-cell table:style-name="ce57" table:formula="of:=[.EO22]/0.047" office:value-type="float" office:value="66.3829787234043" calcext:value-type="float">
            <text:p>66</text:p>
          </table:table-cell>
          <table:table-cell table:style-name="ce57" table:formula="of:=[.EP22]/0.047" office:value-type="float" office:value="69.1489361702128" calcext:value-type="float">
            <text:p>69</text:p>
          </table:table-cell>
          <table:table-cell table:style-name="ce57" table:formula="of:=[.EQ22]/0.047" office:value-type="float" office:value="71.4893617021277" calcext:value-type="float">
            <text:p>71</text:p>
          </table:table-cell>
          <table:table-cell table:style-name="ce57" table:formula="of:=[.ER22]/0.047" office:value-type="float" office:value="69.7872340425532" calcext:value-type="float">
            <text:p>70</text:p>
          </table:table-cell>
          <table:table-cell table:style-name="ce57" table:formula="of:=[.ES22]/0.047" office:value-type="float" office:value="74.0425531914894" calcext:value-type="float">
            <text:p>74</text:p>
          </table:table-cell>
          <table:table-cell table:style-name="ce57" table:formula="of:=[.ET22]/0.047" office:value-type="float" office:value="69.5744680851064" calcext:value-type="float">
            <text:p>70</text:p>
          </table:table-cell>
          <table:table-cell table:style-name="ce57" table:formula="of:=[.EU22]/0.047" office:value-type="float" office:value="72.9787234042553" calcext:value-type="float">
            <text:p>73</text:p>
          </table:table-cell>
          <table:table-cell table:style-name="ce57" table:formula="of:=[.EV22]/0.047" office:value-type="float" office:value="69.5744680851064" calcext:value-type="float">
            <text:p>70</text:p>
          </table:table-cell>
          <table:table-cell table:style-name="ce57" table:formula="of:=[.EW22]/0.047" office:value-type="float" office:value="72.3404255319149" calcext:value-type="float">
            <text:p>72</text:p>
          </table:table-cell>
          <table:table-cell table:style-name="ce57" table:formula="of:=[.EX22]/0.047" office:value-type="float" office:value="72.3404255319149" calcext:value-type="float">
            <text:p>72</text:p>
          </table:table-cell>
          <table:table-cell table:style-name="ce57" table:formula="of:=[.EY22]/0.047" office:value-type="float" office:value="70.2127659574468" calcext:value-type="float">
            <text:p>70</text:p>
          </table:table-cell>
          <table:table-cell table:style-name="ce57" table:formula="of:=[.EZ22]/0.047" office:value-type="float" office:value="70.2127659574468" calcext:value-type="float">
            <text:p>70</text:p>
          </table:table-cell>
          <table:table-cell table:style-name="ce57" table:formula="of:=[.FA22]/0.047" office:value-type="float" office:value="72.3404255319149" calcext:value-type="float">
            <text:p>72</text:p>
          </table:table-cell>
          <table:table-cell table:style-name="ce57" table:formula="of:=[.FB22]/0.047" office:value-type="float" office:value="72.3404255319149" calcext:value-type="float">
            <text:p>72</text:p>
          </table:table-cell>
          <table:table-cell table:style-name="ce57" table:formula="of:=[.FC22]/0.047" office:value-type="float" office:value="72.3404255319149" calcext:value-type="float">
            <text:p>72</text:p>
          </table:table-cell>
          <table:table-cell table:style-name="ce57" table:formula="of:=[.FD22]/0.047" office:value-type="float" office:value="72.3404255319149" calcext:value-type="float">
            <text:p>72</text:p>
          </table:table-cell>
          <table:table-cell table:style-name="ce57" table:formula="of:=[.FE22]/0.047" office:value-type="float" office:value="72.3404255319149" calcext:value-type="float">
            <text:p>72</text:p>
          </table:table-cell>
          <table:table-cell table:style-name="ce57" table:formula="of:=[.FF22]/0.047" office:value-type="float" office:value="72.3404255319149" calcext:value-type="float">
            <text:p>72</text:p>
          </table:table-cell>
          <table:table-cell table:style-name="ce57" table:formula="of:=[.FG22]/0.047" office:value-type="float" office:value="72.3404255319149" calcext:value-type="float">
            <text:p>72</text:p>
          </table:table-cell>
          <table:table-cell table:style-name="ce57" table:formula="of:=[.FH22]/0.047" office:value-type="float" office:value="76.5957446808511" calcext:value-type="float">
            <text:p>77</text:p>
          </table:table-cell>
          <table:table-cell table:style-name="ce57" table:formula="of:=[.FI22]/0.047" office:value-type="float" office:value="70.2127659574468" calcext:value-type="float">
            <text:p>70</text:p>
          </table:table-cell>
          <table:table-cell table:style-name="ce57" table:formula="of:=[.FJ22]/0.047" office:value-type="float" office:value="78.7234042553192" calcext:value-type="float">
            <text:p>79</text:p>
          </table:table-cell>
          <table:table-cell table:style-name="ce57" table:formula="of:=[.FK22]/0.047" office:value-type="float" office:value="78.7234042553192" calcext:value-type="float">
            <text:p>79</text:p>
          </table:table-cell>
          <table:table-cell table:style-name="ce57" table:formula="of:=[.FL22]/0.047" office:value-type="float" office:value="70.2127659574468" calcext:value-type="float">
            <text:p>70</text:p>
          </table:table-cell>
          <table:table-cell table:style-name="ce57" table:formula="of:=[.FM22]/0.047" office:value-type="float" office:value="74.468085106383" calcext:value-type="float">
            <text:p>74</text:p>
          </table:table-cell>
          <table:table-cell table:style-name="ce57" table:formula="of:=[.FN22]/0.047" office:value-type="float" office:value="72.3404255319149" calcext:value-type="float">
            <text:p>72</text:p>
          </table:table-cell>
          <table:table-cell table:style-name="ce11" table:formula="of:=[.FO22]/0.047" office:value-type="float" office:value="68.0851063829787" calcext:value-type="float">
            <text:p>68</text:p>
          </table:table-cell>
          <table:table-cell table:style-name="ce11" table:formula="of:=[.FP22]/0.047" office:value-type="float" office:value="68.0851063829787" calcext:value-type="float">
            <text:p>68</text:p>
          </table:table-cell>
          <table:table-cell table:style-name="ce11" table:formula="of:=[.FQ22]/0.047" office:value-type="float" office:value="68.0851063829787" calcext:value-type="float">
            <text:p>68</text:p>
          </table:table-cell>
          <table:table-cell table:style-name="ce57" table:formula="of:=[.FR22]/0.047" office:value-type="float" office:value="68.0851063829787" calcext:value-type="float">
            <text:p>68</text:p>
          </table:table-cell>
          <table:table-cell table:style-name="ce11" table:formula="of:=[.FS22]/0.047" office:value-type="float" office:value="68.0851063829787" calcext:value-type="float">
            <text:p>68</text:p>
          </table:table-cell>
          <table:table-cell table:style-name="ce11" table:formula="of:=[.FT22]/0.047" office:value-type="float" office:value="68.0851063829787" calcext:value-type="float">
            <text:p>68</text:p>
          </table:table-cell>
          <table:table-cell table:style-name="ce57" table:formula="of:=[.FU22]/0.047" office:value-type="float" office:value="68.0851063829787" calcext:value-type="float">
            <text:p>68</text:p>
          </table:table-cell>
          <table:table-cell table:style-name="ce11" table:formula="of:=[.FV22]/0.047" office:value-type="float" office:value="68.0851063829787" calcext:value-type="float">
            <text:p>68</text:p>
          </table:table-cell>
          <table:table-cell table:style-name="ce11" table:formula="of:=[.FW22]/0.047" office:value-type="float" office:value="68.0851063829787" calcext:value-type="float">
            <text:p>68</text:p>
          </table:table-cell>
          <table:table-cell table:style-name="ce11" table:formula="of:=[.FX22]/0.047" office:value-type="float" office:value="68.0851063829787" calcext:value-type="float">
            <text:p>68</text:p>
          </table:table-cell>
          <table:table-cell table:number-columns-repeated="844"/>
        </table:table-row>
        <table:table-row table:style-name="ro10">
          <table:table-cell table:style-name="ce49" office:value-type="string" calcext:value-type="string">
            <text:p>R6 (заменить с 390 <text:s/>на 680 Ом, 20.02.19)</text:p>
          </table:table-cell>
          <table:table-cell table:number-columns-repeated="67"/>
          <table:table-cell office:value-type="string" calcext:value-type="string">
            <text:p>замена led</text:p>
          </table:table-cell>
          <table:table-cell table:number-columns-repeated="40"/>
          <table:table-cell office:value-type="string" calcext:value-type="string">
            <text:p>замена led</text:p>
          </table:table-cell>
          <table:table-cell table:number-columns-repeated="8"/>
          <table:table-cell table:style-name="ce60" office:value-type="string" calcext:value-type="string">
            <text:p>плохой LED</text:p>
          </table:table-cell>
          <table:table-cell table:number-columns-repeated="5"/>
          <table:table-cell office:value-type="string" calcext:value-type="string">
            <text:p>плохой LED</text:p>
          </table:table-cell>
          <table:table-cell table:number-columns-repeated="899"/>
        </table:table-row>
        <table:table-row table:style-name="ro5">
          <table:table-cell table:style-name="ce50" office:value-type="string" calcext:value-type="string">
            <text:p>Примечания</text:p>
          </table:table-cell>
          <table:table-cell table:number-columns-repeated="149"/>
          <table:table-cell table:number-columns-repeated="2" office:value-type="string" calcext:value-type="string">
            <text:p>Cs516</text:p>
          </table:table-cell>
          <table:table-cell table:number-columns-repeated="872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ce70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4" table:style-name="ta4">
        <table:table-column table:style-name="co1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0" loext:min-decimal-places="0" number:min-integer-digits="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.00.0000</text:date>, <text:time style:data-style-name="N2" text:time-value="11:48:46.8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7:58:42</meta:creation-date>
    <meta:initial-creator>Wiktor</meta:initial-creator>
    <dc:date>2019-07-04T11:50:29.536000000</dc:date>
    <meta:editing-cycles>955</meta:editing-cycles>
    <meta:editing-duration>P13DT12H40M18S</meta:editing-duration>
    <meta:generator>LibreOffice/6.2.0.3$Windows_X86_64 LibreOffice_project/98c6a8a1c6c7b144ce3cc729e34964b47ce25d62</meta:generator>
    <meta:document-statistic meta:table-count="4" meta:cell-count="21169" meta:object-count="0"/>
  </office:meta>
</office:document-meta>
</file>